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3 --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Calibri Light" svg:font-family="Calibri Light" style:font-pitch="variable" style:font-family-generic="swiss"/>
    <style:font-face style:name="Verdana" svg:font-family="Verdana" style:font-pitch="variable" style:font-family-generic="swiss"/>
    <style:font-face style:name="Cambria" svg:font-family="Cambria" style:font-pitch="variable" style:font-family-generic="roman"/>
    <style:font-face style:name="Arial Black" svg:font-family="Arial Black" style:font-pitch="variable" style:font-family-generic="swiss"/>
    <style:font-face style:name="Tahoma" svg:font-family="Tahoma" style:font-pitch="variable" style:font-family-generic="swiss"/>
  </office:font-face-decls>
  <office:automatic-styles>
    <style:style style:name="S1" style:family="section">
      <style:section-properties text:dont-balance-text-columns="false">
        <style:columns fo:column-count="0" fo:column-gap="1.249cm"/>
      </style:section-properties>
    </style:style>
    <style:style style:name="P1" style:family="paragraph" style:parent-style-name="Normal" style:master-page-name="Standard">
      <style:paragraph-properties fo:text-align="center" style:page-number="1"/>
    </style:style>
    <style:style style:name="T1_1" style:family="text">
      <style:text-properties fo:font-size="14pt" style:font-size-asian="14pt" style:font-name-complex="Arial" fo:font-weight="bold" style:font-weight-asian="bold"/>
    </style:style>
    <style:style style:name="T1_2" style:family="text">
      <style:text-properties fo:font-size="14pt" style:font-size-asian="14pt" style:font-name-complex="Arial" fo:font-weight="bold" style:font-weight-asian="bold"/>
    </style:style>
    <style:style style:name="P2" style:family="paragraph" style:parent-style-name="Normal">
      <style:paragraph-properties fo:text-align="center"/>
    </style:style>
    <style:style style:name="T2_1" style:family="text">
      <style:text-properties fo:font-size="14pt" style:font-size-asian="14pt" style:font-name-complex="Arial" fo:font-weight="bold" style:font-weight-asian="bold"/>
    </style:style>
    <style:style style:name="P3" style:family="paragraph" style:parent-style-name="Normal"/>
    <style:style style:name="Table1" style:family="table">
      <style:table-properties table:align="left" style:width="17.981cm" fo:margin-left="0cm"/>
    </style:style>
    <style:style style:name="Column1" style:family="table-column">
      <style:table-column-properties style:column-width="6.179cm"/>
    </style:style>
    <style:style style:name="Column2" style:family="table-column">
      <style:table-column-properties style:column-width="5.064cm"/>
    </style:style>
    <style:style style:name="Column3" style:family="table-column">
      <style:table-column-properties style:column-width="6.738cm"/>
    </style:style>
    <style:style style:name="Row1" style:family="table-row">
      <style:table-row-properties style:min-row-height="0.993cm"/>
    </style:style>
    <style:style style:name="Cell1" style:family="table-cell">
      <style:table-cell-properties style:vertical-align="top" fo:border-top="#000000 0.018cm solid" fo:border-bottom="#000000 0.009cm dotted" fo:padding-left="0.19cm" fo:border-left="#000000 0.018cm solid" fo:padding-right="0.19cm" fo:border-right="#000000 0.018cm solid" fo:wrap-option="wrap"/>
    </style:style>
    <style:style style:name="P4" style:family="paragraph" style:parent-style-name="Normal"/>
    <style:style style:name="T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4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2" style:family="table-row">
      <style:table-row-properties style:min-row-height="0.728cm"/>
    </style:style>
    <style:style style:name="Cell2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5" style:family="paragraph" style:parent-style-name="Normal"/>
    <style:style style:name="T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5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_6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_7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5_8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3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6" style:family="paragraph" style:parent-style-name="Normal"/>
    <style:style style:name="T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6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6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_4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6_5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3" style:family="table-row">
      <style:table-row-properties style:min-row-height="0.529cm"/>
    </style:style>
    <style:style style:name="Cell4" style:family="table-cell">
      <style:table-cell-properties style:vertical-align="top" fo:border-top="#000000 0.009cm dotted" fo:border-bottom="#000000 0.018cm solid" fo:padding-left="0.19cm" fo:border-left="#000000 0.018cm solid" fo:padding-right="0.19cm" fo:border-right="#000000 0.009cm dotted" fo:wrap-option="wrap"/>
    </style:style>
    <style:style style:name="P7" style:family="paragraph" style:parent-style-name="Normal"/>
    <style:style style:name="T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7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7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5" style:family="table-cell">
      <style:table-cell-properties style:vertical-align="top" fo:border-top="#000000 0.009cm dotted" fo:border-bottom="#000000 0.018cm solid" fo:padding-left="0.19cm" fo:border-left="#000000 0.009cm dotted" fo:padding-right="0.19cm" fo:border-right="#000000 0.009cm dotted" fo:wrap-option="wrap"/>
    </style:style>
    <style:style style:name="P8" style:family="paragraph" style:parent-style-name="Normal"/>
    <style:style style:name="T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8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8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6" style:family="table-cell">
      <style:table-cell-properties style:vertical-align="top" fo:border-top="#000000 0.009cm dotted" fo:border-bottom="#000000 0.018cm solid" fo:padding-left="0.19cm" fo:border-left="#000000 0.009cm dotted" fo:padding-right="0.19cm" fo:border-right="#000000 0.018cm solid" fo:wrap-option="wrap"/>
    </style:style>
    <style:style style:name="P9" style:family="paragraph" style:parent-style-name="Normal"/>
    <style:style style:name="T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T9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9_3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P10" style:family="paragraph" style:parent-style-name="Normal">
      <style:text-properties fo:font-size="11pt" style:font-size-asian="11pt" style:font-size-complex="11pt"/>
    </style:style>
    <style:style style:name="P11" style:family="paragraph" style:parent-style-name="Normal"/>
    <style:style style:name="T11_1" style:family="text">
      <style:text-properties fo:font-size="11pt" style:font-size-asian="11pt" style:font-size-complex="11pt" fo:font-weight="bold" style:font-weight-asian="bold"/>
    </style:style>
    <style:style style:name="Table2" style:family="table">
      <style:table-properties table:align="left" style:width="17.993cm" fo:margin-left="0cm"/>
    </style:style>
    <style:style style:name="Column4" style:family="table-column">
      <style:table-column-properties style:column-width="3.743cm" style:use-optimal-column-width="false"/>
    </style:style>
    <style:style style:name="Column5" style:family="table-column">
      <style:table-column-properties style:column-width="1.916cm" style:use-optimal-column-width="false"/>
    </style:style>
    <style:style style:name="Column6" style:family="table-column">
      <style:table-column-properties style:column-width="1.917cm" style:use-optimal-column-width="false"/>
    </style:style>
    <style:style style:name="Column7" style:family="table-column">
      <style:table-column-properties style:column-width="1.917cm" style:use-optimal-column-width="false"/>
    </style:style>
    <style:style style:name="Column8" style:family="table-column">
      <style:table-column-properties style:column-width="2.499cm" style:use-optimal-column-width="false"/>
    </style:style>
    <style:style style:name="Column9" style:family="table-column">
      <style:table-column-properties style:column-width="1.928cm" style:use-optimal-column-width="false"/>
    </style:style>
    <style:style style:name="Column10" style:family="table-column">
      <style:table-column-properties style:column-width="2.036cm" style:use-optimal-column-width="false"/>
    </style:style>
    <style:style style:name="Column11" style:family="table-column">
      <style:table-column-properties style:column-width="2.037cm" style:use-optimal-column-width="false"/>
    </style:style>
    <style:style style:name="Row4" style:family="table-row">
      <style:table-row-properties style:use-optimal-row-height="false"/>
    </style:style>
    <style:style style:name="Cell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2" style:family="paragraph" style:parent-style-name="Normal"/>
    <style:style style:name="T1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" style:family="paragraph" style:parent-style-name="Normal"/>
    <style:style style:name="T1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" style:family="paragraph" style:parent-style-name="Normal"/>
    <style:style style:name="T1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" style:family="paragraph" style:parent-style-name="Normal"/>
    <style:style style:name="T1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" style:family="paragraph" style:parent-style-name="Normal"/>
    <style:style style:name="T1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" style:family="paragraph" style:parent-style-name="Normal"/>
    <style:style style:name="T1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" style:family="paragraph" style:parent-style-name="Normal"/>
    <style:style style:name="T1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" style:family="paragraph" style:parent-style-name="Normal"/>
    <style:style style:name="T1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/>
    </style:style>
    <style:style style:name="Row5" style:family="table-row">
      <style:table-row-properties style:use-optimal-row-height="false"/>
    </style:style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" style:family="paragraph" style:parent-style-name="Normal"/>
    <style:style style:name="T2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" style:family="paragraph" style:parent-style-name="Normal">
      <style:paragraph-properties fo:text-align="center"/>
    </style:style>
    <style:style style:name="T2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" style:family="paragraph" style:parent-style-name="Normal">
      <style:paragraph-properties fo:text-align="center"/>
    </style:style>
    <style:style style:name="T2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" style:family="paragraph" style:parent-style-name="Normal">
      <style:paragraph-properties fo:text-align="center"/>
    </style:style>
    <style:style style:name="T2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" style:family="paragraph" style:parent-style-name="Normal">
      <style:paragraph-properties fo:text-align="center"/>
    </style:style>
    <style:style style:name="T2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" style:family="paragraph" style:parent-style-name="Normal">
      <style:paragraph-properties fo:text-align="center"/>
    </style:style>
    <style:style style:name="T2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5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" style:family="paragraph" style:parent-style-name="Normal">
      <style:paragraph-properties fo:text-align="center"/>
    </style:style>
    <style:style style:name="T2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6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" style:family="paragraph" style:parent-style-name="Normal">
      <style:paragraph-properties fo:text-align="center"/>
    </style:style>
    <style:style style:name="T2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Row6" style:family="table-row">
      <style:table-row-properties style:use-optimal-row-height="false"/>
    </style:style>
    <style:style style:name="Cell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" style:family="paragraph" style:parent-style-name="Normal"/>
    <style:style style:name="T2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" style:family="paragraph" style:parent-style-name="Normal">
      <style:paragraph-properties fo:text-align="center"/>
    </style:style>
    <style:style style:name="T2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" style:family="paragraph" style:parent-style-name="Normal">
      <style:paragraph-properties fo:text-align="center"/>
    </style:style>
    <style:style style:name="T3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" style:family="paragraph" style:parent-style-name="Normal">
      <style:paragraph-properties fo:text-align="center"/>
    </style:style>
    <style:style style:name="T3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" style:family="paragraph" style:parent-style-name="Normal">
      <style:paragraph-properties fo:text-align="center"/>
    </style:style>
    <style:style style:name="T3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" style:family="paragraph" style:parent-style-name="Normal">
      <style:paragraph-properties fo:text-align="center"/>
    </style:style>
    <style:style style:name="T3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" style:family="paragraph" style:parent-style-name="Normal">
      <style:paragraph-properties fo:text-align="center"/>
    </style:style>
    <style:style style:name="T3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" style:family="paragraph" style:parent-style-name="Normal">
      <style:paragraph-properties fo:text-align="center"/>
    </style:style>
    <style:style style:name="T3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36" style:family="paragraph" style:parent-style-name="Normal">
      <style:text-properties fo:font-size="11pt" style:font-size-asian="11pt" style:font-size-complex="11pt" fo:font-weight="bold" style:font-weight-asian="bold"/>
    </style:style>
    <style:style style:name="Table3" style:family="table">
      <style:table-properties table:align="left" style:width="17.99cm" fo:margin-left="-0.009cm"/>
    </style:style>
    <style:style style:name="Column12" style:family="table-column">
      <style:table-column-properties style:column-width="6.001cm"/>
    </style:style>
    <style:style style:name="Column13" style:family="table-column">
      <style:table-column-properties style:column-width="11.989cm"/>
    </style:style>
    <style:style style:name="Row7" style:family="table-row"/>
    <style:style style:name="Cell31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" style:family="paragraph" style:parent-style-name="Normal">
      <style:paragraph-properties fo:text-align="justify"/>
    </style:style>
    <style:style style:name="T3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37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" style:family="paragraph" style:parent-style-name="Normal"/>
    <style:style style:name="T38_1" style:family="text"/>
    <style:style style:name="T38_2" style:family="text" style:parent-style-name="Internet_20_link">
      <style:text-properties fo:color="#0000ff" style:font-name="Arial" fo:font-size="10pt" style:font-name-asian="Calibri" style:font-size-asian="10pt" style:font-size-complex="10pt" fo:language="en" fo:language-asian="en" fo:language-complex="ar" fo:country="GB" fo:country-asian="US" fo:country-complex="SA" style:text-underline-style="solid" style:text-underline-color="font-color"/>
    </style:style>
    <style:style style:name="T38_3" style:family="text" style:parent-style-name="Internet_20_link">
      <style:text-properties fo:color="#0000ff" style:font-name="Arial" fo:font-size="10pt" style:font-name-asian="Calibri" style:font-size-asian="10pt" style:font-size-complex="10pt" fo:language="en" fo:language-asian="en" fo:language-complex="ar" fo:country="GB" fo:country-asian="US" fo:country-complex="SA" style:text-underline-style="solid" style:text-underline-color="font-color"/>
    </style:style>
    <style:style style:name="T38_4" style:family="text" style:parent-style-name="Internet_20_link">
      <style:text-properties fo:color="#0000ff" style:font-name="Arial" fo:font-size="10pt" style:font-name-asian="Calibri" style:font-size-asian="10pt" style:font-size-complex="10pt" fo:language="en" fo:language-asian="en" fo:language-complex="ar" fo:country="GB" fo:country-asian="US" fo:country-complex="SA" style:text-underline-style="solid" style:text-underline-color="font-color"/>
    </style:style>
    <style:style style:name="Row8" style:family="table-row"/>
    <style:style style:name="Cell33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" style:family="paragraph" style:parent-style-name="Normal">
      <style:paragraph-properties fo:text-align="justify"/>
    </style:style>
    <style:style style:name="T39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39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39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T39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style:font-weight-complex="bold"/>
    </style:style>
    <style:style style:name="Cell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" style:family="paragraph" style:parent-style-name="Normal"/>
    <style:style style:name="T40_1" style:family="text"/>
    <style:style style:name="T40_2" style:family="text" style:parent-style-name="Internet_20_link">
      <style:text-properties fo:color="#0000ff" style:font-name="Arial" fo:font-size="10pt" style:font-name-asian="Calibri" style:font-size-asian="10pt" style:font-size-complex="10pt" fo:language="en" fo:language-asian="en" fo:language-complex="ar" fo:country="GB" fo:country-asian="US" fo:country-complex="SA" style:text-underline-style="solid" style:text-underline-color="font-color"/>
    </style:style>
    <style:style style:name="T40_3" style:family="text" style:parent-style-name="Internet_20_link">
      <style:text-properties fo:color="#0000ff" style:font-name="Arial" fo:font-size="10pt" style:font-name-asian="Calibri" style:font-size-asian="10pt" style:font-size-complex="10pt" fo:language="en" fo:language-asian="en" fo:language-complex="ar" fo:country="GB" fo:country-asian="US" fo:country-complex="SA" style:text-underline-style="solid" style:text-underline-color="font-color"/>
    </style:style>
    <style:style style:name="T40_4" style:family="text" style:parent-style-name="Internet_20_link">
      <style:text-properties fo:color="#0000ff" style:font-name="Arial" fo:font-size="10pt" style:font-name-asian="Calibri" style:font-size-asian="10pt" style:font-size-complex="10pt" fo:language="en" fo:language-asian="en" fo:language-complex="ar" fo:country="GB" fo:country-asian="US" fo:country-complex="SA" style:text-underline-style="solid" style:text-underline-color="font-color"/>
    </style:style>
    <style:style style:name="P41" style:family="paragraph" style:parent-style-name="Normal">
      <style:text-properties fo:font-size="11pt" style:font-size-asian="11pt" style:font-size-complex="11pt" fo:font-weight="bold" style:font-weight-asian="bold"/>
    </style:style>
    <style:style style:name="P42" style:family="paragraph" style:parent-style-name="Normal">
      <style:paragraph-properties fo:background-color="#dbe5f1" fo:padding-top="0.035cm" fo:border-top="#000000 0.018cm solid" fo:padding-bottom="0.035cm" fo:border-bottom="#000000 0.018cm solid" fo:padding-left="0.141cm" fo:border-left="#000000 0.018cm solid" fo:padding-right="0.141cm" fo:border-right="#000000 0.018cm solid"/>
    </style:style>
    <style:style style:name="T42_1" style:family="text">
      <style:text-properties fo:font-size="14pt" style:font-size-asian="14pt" fo:font-weight="bold" style:font-weight-asian="bold"/>
    </style:style>
    <style:style style:name="T42_2" style:family="text">
      <style:text-properties fo:font-size="14pt" style:font-size-asian="14pt" fo:font-weight="bold" style:font-weight-asian="bold"/>
    </style:style>
    <style:style style:name="P43" style:family="paragraph" style:parent-style-name="Normal">
      <style:text-properties fo:font-size="11pt" style:font-size-asian="11pt" style:font-size-complex="11pt"/>
    </style:style>
    <style:style style:name="P44" style:family="paragraph" style:parent-style-name="Normal">
      <style:paragraph-properties fo:margin-bottom="0.423cm"/>
    </style:style>
    <style:style style:name="T44_1" style:family="text">
      <style:text-properties fo:font-size="11pt" style:font-size-asian="11pt" style:font-size-complex="11pt" fo:font-weight="bold" style:font-weight-asian="bold"/>
    </style:style>
    <style:style style:name="S2" style:family="section">
      <style:section-properties text:dont-balance-text-columns="false">
        <style:columns fo:column-count="0" fo:column-gap="1.249cm"/>
      </style:section-properties>
    </style:style>
    <style:style style:name="P45" style:family="paragraph" style:parent-style-name="Normal">
      <style:paragraph-properties style:page-number="1"/>
    </style:style>
    <style:style style:name="T45_1" style:family="text">
      <style:text-properties fo:font-size="11pt" style:font-size-asian="11pt" style:font-size-complex="11pt" fo:font-weight="bold" style:font-weight-asian="bold"/>
    </style:style>
    <style:style style:name="T45_2" style:family="text">
      <style:text-properties fo:font-size="11pt" style:font-size-asian="11pt" style:font-size-complex="11pt" fo:font-weight="bold" style:font-weight-asian="bold"/>
    </style:style>
    <style:style style:name="T45_3" style:family="text">
      <style:text-properties fo:font-size="11pt" style:font-size-asian="11pt" style:font-size-complex="11pt" fo:font-weight="bold" style:font-weight-asian="bold"/>
    </style:style>
    <style:style style:name="T45_4" style:family="text">
      <style:text-properties fo:font-size="11pt" style:font-size-asian="11pt" style:font-size-complex="11pt" style:font-weight-complex="bold"/>
    </style:style>
    <style:style style:name="P46" style:family="paragraph" style:parent-style-name="Normal"/>
    <style:style style:name="T46_1" style:family="text">
      <style:text-properties fo:font-size="11pt" style:font-size-asian="11pt" style:font-size-complex="11pt" fo:font-weight="bold" style:font-weight-asian="bold"/>
    </style:style>
    <style:style style:name="T46_2" style:family="text">
      <style:text-properties fo:font-size="11pt" style:font-size-asian="11pt" style:font-size-complex="11pt" fo:font-weight="bold" style:font-weight-asian="bold"/>
    </style:style>
    <style:style style:name="T46_3" style:family="text">
      <style:text-properties fo:font-size="11pt" style:font-size-asian="11pt" style:font-size-complex="11pt" fo:font-weight="bold" style:font-weight-asian="bold"/>
    </style:style>
    <style:style style:name="T46_4" style:family="text">
      <style:text-properties fo:font-size="11pt" style:font-size-asian="11pt" style:font-size-complex="11pt" style:font-weight-complex="bold"/>
    </style:style>
    <style:style style:name="P47" style:family="paragraph" style:parent-style-name="Normal"/>
    <style:style style:name="T47_1" style:family="text">
      <style:text-properties fo:font-size="11pt" style:font-size-asian="11pt" style:font-size-complex="11pt" fo:font-weight="bold" style:font-weight-asian="bold"/>
    </style:style>
    <style:style style:name="T47_2" style:family="text">
      <style:text-properties fo:font-size="11pt" style:font-size-asian="11pt" style:font-size-complex="11pt" fo:font-weight="bold" style:font-weight-asian="bold"/>
    </style:style>
    <style:style style:name="T47_3" style:family="text">
      <style:text-properties fo:font-size="11pt" style:font-size-asian="11pt" style:font-size-complex="11pt" fo:font-weight="bold" style:font-weight-asian="bold"/>
    </style:style>
    <style:style style:name="T47_4" style:family="text">
      <style:text-properties fo:font-size="11pt" style:font-size-asian="11pt" style:font-size-complex="11pt" style:font-weight-complex="bold"/>
    </style:style>
    <style:style style:name="P48" style:family="paragraph" style:parent-style-name="Normal"/>
    <style:style style:name="T48_1" style:family="text">
      <style:text-properties fo:font-size="11pt" style:font-size-asian="11pt" style:font-size-complex="11pt" fo:font-weight="bold" style:font-weight-asian="bold"/>
    </style:style>
    <style:style style:name="T48_2" style:family="text">
      <style:text-properties fo:font-size="11pt" style:font-size-asian="11pt" style:font-size-complex="11pt" fo:font-weight="bold" style:font-weight-asian="bold"/>
    </style:style>
    <style:style style:name="T48_3" style:family="text">
      <style:text-properties fo:font-size="11pt" style:font-size-asian="11pt" style:font-size-complex="11pt" fo:font-weight="bold" style:font-weight-asian="bold"/>
    </style:style>
    <style:style style:name="T48_4" style:family="text">
      <style:text-properties fo:font-size="11pt" style:font-size-asian="11pt" style:font-size-complex="11pt" style:font-weight-complex="bold"/>
    </style:style>
    <style:style style:name="T48_5" style:family="text">
      <style:text-properties fo:font-size="11pt" style:font-size-asian="11pt" style:font-size-complex="11pt" style:font-weight-complex="bold"/>
    </style:style>
    <style:style style:name="P49" style:family="paragraph" style:parent-style-name="Normal"/>
    <style:style style:name="T49_1" style:family="text">
      <style:text-properties fo:font-size="11pt" style:font-size-asian="11pt" style:font-size-complex="11pt" fo:font-weight="bold" style:font-weight-asian="bold"/>
    </style:style>
    <style:style style:name="T49_2" style:family="text">
      <style:text-properties fo:font-size="11pt" style:font-size-asian="11pt" style:font-size-complex="11pt" fo:font-weight="bold" style:font-weight-asian="bold"/>
    </style:style>
    <style:style style:name="T49_3" style:family="text">
      <style:text-properties fo:font-size="11pt" style:font-size-asian="11pt" style:font-size-complex="11pt" fo:font-weight="bold" style:font-weight-asian="bold"/>
    </style:style>
    <style:style style:name="T49_4" style:family="text">
      <style:text-properties fo:font-size="11pt" style:font-size-asian="11pt" style:font-size-complex="11pt" style:font-weight-complex="bold"/>
    </style:style>
    <style:style style:name="T49_5" style:family="text">
      <style:text-properties fo:font-size="11pt" style:font-size-asian="11pt" style:font-size-complex="11pt" style:font-weight-complex="bold"/>
    </style:style>
    <style:style style:name="P50" style:family="paragraph" style:parent-style-name="Normal"/>
    <style:style style:name="T50_1" style:family="text">
      <style:text-properties fo:font-size="11pt" style:font-size-asian="11pt" style:font-size-complex="11pt" fo:font-weight="bold" style:font-weight-asian="bold"/>
    </style:style>
    <style:style style:name="T50_2" style:family="text">
      <style:text-properties fo:font-size="11pt" style:font-size-asian="11pt" style:font-size-complex="11pt" fo:font-weight="bold" style:font-weight-asian="bold"/>
    </style:style>
    <style:style style:name="T50_3" style:family="text">
      <style:text-properties fo:font-size="11pt" style:font-size-asian="11pt" style:font-size-complex="11pt" fo:font-weight="bold" style:font-weight-asian="bold"/>
    </style:style>
    <style:style style:name="T50_4" style:family="text">
      <style:text-properties fo:font-size="11pt" style:font-size-asian="11pt" style:font-size-complex="11pt" style:font-weight-complex="bold"/>
    </style:style>
    <style:style style:name="P51" style:family="paragraph" style:parent-style-name="Normal"/>
    <style:style style:name="T51_1" style:family="text">
      <style:text-properties fo:font-size="11pt" style:font-size-asian="11pt" style:font-size-complex="11pt" fo:font-weight="bold" style:font-weight-asian="bold"/>
    </style:style>
    <style:style style:name="T51_2" style:family="text">
      <style:text-properties fo:font-size="11pt" style:font-size-asian="11pt" style:font-size-complex="11pt" fo:font-weight="bold" style:font-weight-asian="bold"/>
    </style:style>
    <style:style style:name="T51_3" style:family="text">
      <style:text-properties fo:font-size="11pt" style:font-size-asian="11pt" style:font-size-complex="11pt" fo:font-weight="bold" style:font-weight-asian="bold"/>
    </style:style>
    <style:style style:name="T51_4" style:family="text">
      <style:text-properties fo:font-size="11pt" style:font-size-asian="11pt" style:font-size-complex="11pt" style:font-weight-complex="bold"/>
    </style:style>
    <style:style style:name="T51_5" style:family="text">
      <style:text-properties fo:font-size="11pt" style:font-size-asian="11pt" style:font-size-complex="11pt" style:font-weight-complex="bold"/>
    </style:style>
    <style:style style:name="T51_6" style:family="text">
      <style:text-properties fo:font-size="11pt" style:font-size-asian="11pt" style:font-size-complex="11pt" style:font-weight-complex="bold"/>
    </style:style>
    <style:style style:name="P52" style:family="paragraph" style:parent-style-name="Normal"/>
    <style:style style:name="T52_1" style:family="text">
      <style:text-properties fo:font-size="11pt" style:font-size-asian="11pt" style:font-size-complex="11pt" fo:font-weight="bold" style:font-weight-asian="bold"/>
    </style:style>
    <style:style style:name="T52_2" style:family="text">
      <style:text-properties fo:font-size="11pt" style:font-size-asian="11pt" style:font-size-complex="11pt" fo:font-weight="bold" style:font-weight-asian="bold"/>
    </style:style>
    <style:style style:name="T52_3" style:family="text">
      <style:text-properties fo:font-size="11pt" style:font-size-asian="11pt" style:font-size-complex="11pt" fo:font-weight="bold" style:font-weight-asian="bold"/>
    </style:style>
    <style:style style:name="T52_4" style:family="text">
      <style:text-properties fo:font-size="11pt" style:font-size-asian="11pt" style:font-size-complex="11pt" style:font-weight-complex="bold"/>
    </style:style>
    <style:style style:name="T52_5" style:family="text">
      <style:text-properties fo:font-size="11pt" style:font-size-asian="11pt" style:font-size-complex="11pt" style:font-weight-complex="bold"/>
    </style:style>
    <style:style style:name="T52_6" style:family="text">
      <style:text-properties fo:font-size="11pt" style:font-size-asian="11pt" style:font-size-complex="11pt" style:font-weight-complex="bold"/>
    </style:style>
    <style:style style:name="P53" style:family="paragraph" style:parent-style-name="Normal"/>
    <style:style style:name="T53_1" style:family="text">
      <style:text-properties fo:font-size="11pt" style:font-size-asian="11pt" style:font-size-complex="11pt" fo:font-weight="bold" style:font-weight-asian="bold"/>
    </style:style>
    <style:style style:name="T53_2" style:family="text">
      <style:text-properties fo:font-size="11pt" style:font-size-asian="11pt" style:font-size-complex="11pt" fo:font-weight="bold" style:font-weight-asian="bold"/>
    </style:style>
    <style:style style:name="T53_3" style:family="text">
      <style:text-properties fo:font-size="11pt" style:font-size-asian="11pt" style:font-size-complex="11pt" fo:font-weight="bold" style:font-weight-asian="bold"/>
    </style:style>
    <style:style style:name="T53_4" style:family="text">
      <style:text-properties fo:font-size="11pt" style:font-size-asian="11pt" style:font-size-complex="11pt" style:font-weight-complex="bold"/>
    </style:style>
    <style:style style:name="P54" style:family="paragraph" style:parent-style-name="Normal"/>
    <style:style style:name="T54_1" style:family="text">
      <style:text-properties fo:font-size="11pt" style:font-size-asian="11pt" style:font-size-complex="11pt" fo:font-weight="bold" style:font-weight-asian="bold"/>
    </style:style>
    <style:style style:name="T54_2" style:family="text">
      <style:text-properties fo:font-size="11pt" style:font-size-asian="11pt" style:font-size-complex="11pt" fo:font-weight="bold" style:font-weight-asian="bold"/>
    </style:style>
    <style:style style:name="T54_3" style:family="text">
      <style:text-properties fo:font-size="11pt" style:font-size-asian="11pt" style:font-size-complex="11pt" style:font-weight-complex="bold"/>
    </style:style>
    <style:style style:name="P55" style:family="paragraph" style:parent-style-name="Normal"/>
    <style:style style:name="T55_1" style:family="text">
      <style:text-properties fo:font-size="11pt" style:font-size-asian="11pt" style:font-size-complex="11pt" fo:font-weight="bold" style:font-weight-asian="bold"/>
    </style:style>
    <style:style style:name="T55_2" style:family="text">
      <style:text-properties fo:font-size="11pt" style:font-size-asian="11pt" style:font-size-complex="11pt" fo:font-weight="bold" style:font-weight-asian="bold"/>
    </style:style>
    <style:style style:name="T55_3" style:family="text">
      <style:text-properties fo:font-size="11pt" style:font-size-asian="11pt" style:font-size-complex="11pt" fo:font-weight="bold" style:font-weight-asian="bold"/>
    </style:style>
    <style:style style:name="T55_4" style:family="text">
      <style:text-properties fo:font-size="11pt" style:font-size-asian="11pt" style:font-size-complex="11pt" style:font-weight-complex="bold"/>
    </style:style>
    <style:style style:name="P56" style:family="paragraph" style:parent-style-name="Normal"/>
    <style:style style:name="T56_1" style:family="text">
      <style:text-properties fo:font-size="11pt" style:font-size-asian="11pt" style:font-size-complex="11pt" fo:font-weight="bold" style:font-weight-asian="bold"/>
    </style:style>
    <style:style style:name="T56_2" style:family="text">
      <style:text-properties fo:font-size="11pt" style:font-size-asian="11pt" style:font-size-complex="11pt" fo:font-weight="bold" style:font-weight-asian="bold"/>
    </style:style>
    <style:style style:name="T56_3" style:family="text">
      <style:text-properties fo:font-size="11pt" style:font-size-asian="11pt" style:font-size-complex="11pt" fo:font-weight="bold" style:font-weight-asian="bold"/>
    </style:style>
    <style:style style:name="T56_4" style:family="text">
      <style:text-properties fo:font-size="11pt" style:font-size-asian="11pt" style:font-size-complex="11pt" style:font-weight-complex="bold"/>
    </style:style>
    <style:style style:name="P57" style:family="paragraph" style:parent-style-name="Normal"/>
    <style:style style:name="T57_1" style:family="text">
      <style:text-properties fo:font-size="11pt" style:font-size-asian="11pt" style:font-size-complex="11pt" fo:font-weight="bold" style:font-weight-asian="bold"/>
    </style:style>
    <style:style style:name="T57_2" style:family="text">
      <style:text-properties fo:font-size="11pt" style:font-size-asian="11pt" style:font-size-complex="11pt" fo:font-weight="bold" style:font-weight-asian="bold"/>
    </style:style>
    <style:style style:name="T57_3" style:family="text">
      <style:text-properties fo:font-size="11pt" style:font-size-asian="11pt" style:font-size-complex="11pt" fo:font-weight="bold" style:font-weight-asian="bold"/>
    </style:style>
    <style:style style:name="T57_4" style:family="text">
      <style:text-properties fo:font-size="11pt" style:font-size-asian="11pt" style:font-size-complex="11pt" style:font-weight-complex="bold"/>
    </style:style>
    <style:style style:name="T57_5" style:family="text">
      <style:text-properties fo:font-size="11pt" style:font-size-asian="11pt" style:font-size-complex="11pt" fo:font-weight="bold" style:font-weight-asian="bold"/>
    </style:style>
    <style:style style:name="P58" style:family="paragraph" style:parent-style-name="Normal"/>
    <style:style style:name="T58_1" style:family="text">
      <style:text-properties fo:font-size="11pt" style:font-size-asian="11pt" style:font-size-complex="11pt" fo:font-weight="bold" style:font-weight-asian="bold" style:font-weight-complex="bold"/>
    </style:style>
    <style:style style:name="T58_2" style:family="text">
      <style:text-properties fo:font-size="11pt" style:font-size-asian="11pt" style:font-size-complex="11pt" fo:font-weight="bold" style:font-weight-asian="bold" style:font-weight-complex="bold"/>
    </style:style>
    <style:style style:name="T58_3" style:family="text">
      <style:text-properties fo:font-size="11pt" style:font-size-asian="11pt" style:font-size-complex="11pt" fo:font-weight="bold" style:font-weight-asian="bold" style:font-weight-complex="bold"/>
    </style:style>
    <style:style style:name="T58_4" style:family="text">
      <style:text-properties fo:font-size="11pt" style:font-size-asian="11pt" style:font-size-complex="11pt"/>
    </style:style>
    <style:style style:name="P59" style:family="paragraph" style:parent-style-name="Normal"/>
    <style:style style:name="T59_1" style:family="text">
      <style:text-properties fo:font-size="11pt" style:font-size-asian="11pt" style:font-size-complex="11pt" fo:font-weight="bold" style:font-weight-asian="bold" style:font-weight-complex="bold"/>
    </style:style>
    <style:style style:name="T59_2" style:family="text">
      <style:text-properties fo:font-size="11pt" style:font-size-asian="11pt" style:font-size-complex="11pt" fo:font-weight="bold" style:font-weight-asian="bold" style:font-weight-complex="bold"/>
    </style:style>
    <style:style style:name="T59_3" style:family="text">
      <style:text-properties fo:font-size="11pt" style:font-size-asian="11pt" style:font-size-complex="11pt" fo:font-weight="bold" style:font-weight-asian="bold" style:font-weight-complex="bold"/>
    </style:style>
    <style:style style:name="T59_4" style:family="text">
      <style:text-properties fo:font-size="11pt" style:font-size-asian="11pt" style:font-size-complex="11pt"/>
    </style:style>
    <style:style style:name="T59_5" style:family="text">
      <style:text-properties fo:font-size="11pt" style:font-size-asian="11pt" style:font-size-complex="11pt"/>
    </style:style>
    <style:style style:name="P60" style:family="paragraph" style:parent-style-name="Normal"/>
    <style:style style:name="T60_1" style:family="text">
      <style:text-properties fo:font-size="11pt" style:font-size-asian="11pt" style:font-size-complex="11pt" fo:font-weight="bold" style:font-weight-asian="bold" style:font-weight-complex="bold"/>
    </style:style>
    <style:style style:name="T60_2" style:family="text">
      <style:text-properties fo:font-size="11pt" style:font-size-asian="11pt" style:font-size-complex="11pt" fo:font-weight="bold" style:font-weight-asian="bold" style:font-weight-complex="bold"/>
    </style:style>
    <style:style style:name="T60_3" style:family="text">
      <style:text-properties fo:font-size="11pt" style:font-size-asian="11pt" style:font-size-complex="11pt"/>
    </style:style>
    <style:style style:name="P61" style:family="paragraph" style:parent-style-name="Normal"/>
    <style:style style:name="T61_1" style:family="text">
      <style:text-properties fo:font-size="11pt" style:font-size-asian="11pt" style:font-size-complex="11pt" fo:font-weight="bold" style:font-weight-asian="bold"/>
    </style:style>
    <style:style style:name="T61_2" style:family="text">
      <style:text-properties fo:font-size="11pt" style:font-size-asian="11pt" style:font-size-complex="11pt" fo:font-weight="bold" style:font-weight-asian="bold"/>
    </style:style>
    <style:style style:name="T61_3" style:family="text">
      <style:text-properties fo:font-size="11pt" style:font-size-asian="11pt" style:font-size-complex="11pt" fo:font-weight="bold" style:font-weight-asian="bold"/>
    </style:style>
    <style:style style:name="T61_4" style:family="text">
      <style:text-properties fo:font-size="11pt" style:font-size-asian="11pt" style:font-size-complex="11pt" style:font-weight-complex="bold"/>
    </style:style>
    <style:style style:name="P62" style:family="paragraph" style:parent-style-name="Normal"/>
    <style:style style:name="T62_1" style:family="text">
      <style:text-properties fo:font-size="11pt" style:font-size-asian="11pt" style:font-size-complex="11pt" fo:font-weight="bold" style:font-weight-asian="bold"/>
    </style:style>
    <style:style style:name="T62_2" style:family="text">
      <style:text-properties fo:font-size="11pt" style:font-size-asian="11pt" style:font-size-complex="11pt" fo:font-weight="bold" style:font-weight-asian="bold"/>
    </style:style>
    <style:style style:name="T62_3" style:family="text">
      <style:text-properties fo:font-size="11pt" style:font-size-asian="11pt" style:font-size-complex="11pt" fo:font-weight="bold" style:font-weight-asian="bold"/>
    </style:style>
    <style:style style:name="T62_4" style:family="text">
      <style:text-properties fo:font-size="11pt" style:font-size-asian="11pt" style:font-size-complex="11pt" style:font-weight-complex="bold"/>
    </style:style>
    <style:style style:name="P63" style:family="paragraph" style:parent-style-name="Normal"/>
    <style:style style:name="T63_1" style:family="text">
      <style:text-properties fo:font-size="11pt" style:font-size-asian="11pt" style:font-size-complex="11pt" fo:font-weight="bold" style:font-weight-asian="bold"/>
    </style:style>
    <style:style style:name="T63_2" style:family="text">
      <style:text-properties fo:font-size="11pt" style:font-size-asian="11pt" style:font-size-complex="11pt" style:font-weight-complex="bold"/>
    </style:style>
    <style:style style:name="T63_3" style:family="text">
      <style:text-properties fo:font-size="11pt" style:font-size-asian="11pt" style:font-size-complex="11pt" style:font-weight-complex="bold"/>
    </style:style>
    <style:style style:name="P64" style:family="paragraph" style:parent-style-name="Normal"/>
    <style:style style:name="T64_1" style:family="text">
      <style:text-properties fo:font-size="11pt" style:font-size-asian="11pt" style:font-size-complex="11pt" fo:font-weight="bold" style:font-weight-asian="bold" style:font-weight-complex="bold"/>
    </style:style>
    <style:style style:name="T64_2" style:family="text">
      <style:text-properties fo:font-size="11pt" style:font-size-asian="11pt" style:font-size-complex="11pt" fo:font-weight="bold" style:font-weight-asian="bold" style:font-weight-complex="bold"/>
    </style:style>
    <style:style style:name="T64_3" style:family="text">
      <style:text-properties fo:font-size="11pt" style:font-size-asian="11pt" style:font-size-complex="11pt"/>
    </style:style>
    <style:style style:name="T64_4" style:family="text">
      <style:text-properties fo:font-size="11pt" style:font-size-asian="11pt" style:font-size-complex="11pt"/>
    </style:style>
    <style:style style:name="T64_5" style:family="text">
      <style:text-properties fo:font-size="11pt" style:font-size-asian="11pt" style:font-size-complex="11pt"/>
    </style:style>
    <style:style style:name="T64_6" style:family="text">
      <style:text-properties fo:font-size="11pt" style:font-size-asian="11pt" style:font-size-complex="11pt"/>
    </style:style>
    <style:style style:name="P65" style:family="paragraph" style:parent-style-name="Normal"/>
    <style:style style:name="T65_1" style:family="text">
      <style:text-properties fo:font-size="11pt" style:font-size-asian="11pt" style:font-size-complex="11pt" fo:font-weight="bold" style:font-weight-asian="bold" style:font-weight-complex="bold"/>
    </style:style>
    <style:style style:name="T65_2" style:family="text">
      <style:text-properties fo:font-size="11pt" style:font-size-asian="11pt" style:font-size-complex="11pt" fo:font-weight="bold" style:font-weight-asian="bold" style:font-weight-complex="bold"/>
    </style:style>
    <style:style style:name="T65_3" style:family="text">
      <style:text-properties fo:font-size="11pt" style:font-size-asian="11pt" style:font-size-complex="11pt" fo:font-weight="bold" style:font-weight-asian="bold" style:font-weight-complex="bold"/>
    </style:style>
    <style:style style:name="T65_4" style:family="text">
      <style:text-properties fo:font-size="11pt" style:font-size-asian="11pt" style:font-size-complex="11pt"/>
    </style:style>
    <style:style style:name="P66" style:family="paragraph" style:parent-style-name="Normal"/>
    <style:style style:name="T66_1" style:family="text">
      <style:text-properties fo:font-size="11pt" style:font-size-asian="11pt" style:font-size-complex="11pt" fo:font-weight="bold" style:font-weight-asian="bold" style:font-weight-complex="bold"/>
    </style:style>
    <style:style style:name="T66_2" style:family="text">
      <style:text-properties fo:font-size="11pt" style:font-size-asian="11pt" style:font-size-complex="11pt"/>
    </style:style>
    <style:style style:name="T66_3" style:family="text">
      <style:text-properties fo:font-size="11pt" style:font-size-asian="11pt" style:font-size-complex="11pt"/>
    </style:style>
    <style:style style:name="P67" style:family="paragraph" style:parent-style-name="Normal"/>
    <style:style style:name="T67_1" style:family="text">
      <style:text-properties fo:font-size="11pt" style:font-size-asian="11pt" style:font-size-complex="11pt" fo:font-weight="bold" style:font-weight-asian="bold" style:font-weight-complex="bold"/>
    </style:style>
    <style:style style:name="T67_2" style:family="text">
      <style:text-properties fo:font-size="11pt" style:font-size-asian="11pt" style:font-size-complex="11pt" fo:font-weight="bold" style:font-weight-asian="bold" style:font-weight-complex="bold"/>
    </style:style>
    <style:style style:name="T67_3" style:family="text">
      <style:text-properties fo:font-size="11pt" style:font-size-asian="11pt" style:font-size-complex="11pt" fo:font-weight="bold" style:font-weight-asian="bold" style:font-weight-complex="bold"/>
    </style:style>
    <style:style style:name="T67_4" style:family="text">
      <style:text-properties fo:font-size="11pt" style:font-size-asian="11pt" style:font-size-complex="11pt"/>
    </style:style>
    <style:style style:name="T67_5" style:family="text">
      <style:text-properties fo:font-size="11pt" style:font-size-asian="11pt" style:font-size-complex="11pt" fo:font-weight="bold" style:font-weight-asian="bold"/>
    </style:style>
    <style:style style:name="T67_6" style:family="text">
      <style:text-properties fo:font-size="11pt" style:font-size-asian="11pt" style:font-size-complex="11pt" fo:font-weight="bold" style:font-weight-asian="bold"/>
    </style:style>
    <style:style style:name="T67_7" style:family="text">
      <style:text-properties fo:font-size="11pt" style:font-size-asian="11pt" style:font-size-complex="11pt" fo:font-weight="bold" style:font-weight-asian="bold"/>
    </style:style>
    <style:style style:name="T67_8" style:family="text">
      <style:text-properties fo:font-size="11pt" style:font-size-asian="11pt" style:font-size-complex="11pt" fo:font-weight="bold" style:font-weight-asian="bold"/>
    </style:style>
    <style:style style:name="P68" style:family="paragraph" style:parent-style-name="Normal"/>
    <style:style style:name="T68_1" style:family="text">
      <style:text-properties fo:font-size="11pt" style:font-size-asian="11pt" style:font-size-complex="11pt" fo:font-weight="bold" style:font-weight-asian="bold"/>
    </style:style>
    <style:style style:name="T68_2" style:family="text">
      <style:text-properties fo:font-size="11pt" style:font-size-asian="11pt" style:font-size-complex="11pt" fo:font-weight="bold" style:font-weight-asian="bold"/>
    </style:style>
    <style:style style:name="T68_3" style:family="text">
      <style:text-properties fo:font-size="11pt" style:font-size-asian="11pt" style:font-size-complex="11pt" fo:font-weight="bold" style:font-weight-asian="bold"/>
    </style:style>
    <style:style style:name="T68_4" style:family="text">
      <style:text-properties fo:font-size="11pt" style:font-size-asian="11pt" style:font-size-complex="11pt" style:font-weight-complex="bold"/>
    </style:style>
    <style:style style:name="P69" style:family="paragraph" style:parent-style-name="Normal"/>
    <style:style style:name="T69_1" style:family="text">
      <style:text-properties fo:font-size="11pt" style:font-size-asian="11pt" style:font-size-complex="11pt" fo:font-weight="bold" style:font-weight-asian="bold" style:font-weight-complex="bold"/>
    </style:style>
    <style:style style:name="T69_2" style:family="text">
      <style:text-properties fo:font-size="11pt" style:font-size-asian="11pt" style:font-size-complex="11pt" fo:font-weight="bold" style:font-weight-asian="bold" style:font-weight-complex="bold"/>
    </style:style>
    <style:style style:name="T69_3" style:family="text">
      <style:text-properties fo:font-size="11pt" style:font-size-asian="11pt" style:font-size-complex="11pt" fo:font-weight="bold" style:font-weight-asian="bold" style:font-weight-complex="bold"/>
    </style:style>
    <style:style style:name="T69_4" style:family="text">
      <style:text-properties fo:font-size="11pt" style:font-size-asian="11pt" style:font-size-complex="11pt"/>
    </style:style>
    <style:style style:name="P70" style:family="paragraph" style:parent-style-name="Normal"/>
    <style:style style:name="T70_1" style:family="text">
      <style:text-properties fo:font-size="11pt" style:font-size-asian="11pt" style:font-size-complex="11pt" fo:font-weight="bold" style:font-weight-asian="bold" style:font-weight-complex="bold"/>
    </style:style>
    <style:style style:name="T70_2" style:family="text">
      <style:text-properties fo:font-size="11pt" style:font-size-asian="11pt" style:font-size-complex="11pt" fo:font-weight="bold" style:font-weight-asian="bold" style:font-weight-complex="bold"/>
    </style:style>
    <style:style style:name="T70_3" style:family="text">
      <style:text-properties fo:font-size="11pt" style:font-size-asian="11pt" style:font-size-complex="11pt" fo:font-weight="bold" style:font-weight-asian="bold" style:font-weight-complex="bold"/>
    </style:style>
    <style:style style:name="T70_4" style:family="text">
      <style:text-properties fo:font-size="11pt" style:font-size-asian="11pt" style:font-size-complex="11pt"/>
    </style:style>
    <style:style style:name="T70_5" style:family="text">
      <style:text-properties fo:font-size="11pt" style:font-size-asian="11pt" style:font-size-complex="11pt" fo:font-weight="bold" style:font-weight-asian="bold"/>
    </style:style>
    <style:style style:name="T70_6" style:family="text">
      <style:text-properties fo:font-size="11pt" style:font-size-asian="11pt" style:font-size-complex="11pt" fo:font-weight="bold" style:font-weight-asian="bold"/>
    </style:style>
    <style:style style:name="T70_7" style:family="text">
      <style:text-properties fo:font-size="11pt" style:font-size-asian="11pt" style:font-size-complex="11pt" fo:font-weight="bold" style:font-weight-asian="bold"/>
    </style:style>
    <style:style style:name="T70_8" style:family="text">
      <style:text-properties fo:font-size="11pt" style:font-size-asian="11pt" style:font-size-complex="11pt" fo:font-weight="bold" style:font-weight-asian="bold"/>
    </style:style>
    <style:style style:name="T70_9" style:family="text">
      <style:text-properties fo:font-size="11pt" style:font-size-asian="11pt" style:font-size-complex="11pt" fo:font-weight="bold" style:font-weight-asian="bold"/>
    </style:style>
    <style:style style:name="S3" style:family="section">
      <style:section-properties text:dont-balance-text-columns="false">
        <style:columns fo:column-count="0" fo:column-gap="1.249cm"/>
      </style:section-properties>
    </style:style>
    <style:style style:name="P71" style:family="paragraph" style:parent-style-name="Normal">
      <style:paragraph-properties style:page-number="1"/>
      <style:text-properties fo:font-size="11pt" style:font-size-asian="11pt" style:font-size-complex="11pt" fo:font-weight="bold" style:font-weight-asian="bold"/>
    </style:style>
    <style:style style:name="P72" style:family="paragraph" style:parent-style-name="Normal">
      <style:paragraph-properties fo:margin-bottom="0.423cm"/>
    </style:style>
    <style:style style:name="T72_1" style:family="text">
      <style:text-properties fo:font-size="11pt" style:font-size-asian="11pt" style:font-size-complex="11pt" fo:font-weight="bold" style:font-weight-asian="bold"/>
    </style:style>
    <style:style style:name="P73" style:family="paragraph" style:parent-style-name="Normal">
      <style:paragraph-properties style:text-autospace="none" fo:text-align="justify" fo:margin-bottom="0.212cm"/>
    </style:style>
    <style:style style:name="T73_1" style:family="text">
      <style:text-properties fo:font-size="11pt" style:font-size-asian="11pt" style:font-size-complex="11pt" style:font-weight-complex="bold"/>
    </style:style>
    <style:style style:name="T73_2" style:family="text">
      <style:text-properties fo:font-size="11pt" style:font-size-asian="11pt" style:font-size-complex="11pt" style:font-weight-complex="bold"/>
    </style:style>
    <style:style style:name="T73_3" style:family="text">
      <style:text-properties fo:font-size="11pt" style:font-size-asian="11pt" style:font-size-complex="11pt" style:font-weight-complex="bold"/>
    </style:style>
    <style:style style:name="T73_4" style:family="text">
      <style:text-properties fo:font-size="11pt" style:font-size-asian="11pt" style:font-size-complex="11pt" style:font-weight-complex="bold"/>
    </style:style>
    <style:style style:name="T73_5" style:family="text">
      <style:text-properties fo:font-size="11pt" style:font-size-asian="11pt" style:font-size-complex="11pt" style:font-weight-complex="bold"/>
    </style:style>
    <style:style style:name="T73_6" style:family="text">
      <style:text-properties fo:font-size="11pt" style:font-size-asian="11pt" style:font-size-complex="11pt" style:font-weight-complex="bold"/>
    </style:style>
    <style:style style:name="T73_7" style:family="text">
      <style:text-properties fo:font-size="11pt" style:font-size-asian="11pt" style:font-size-complex="11pt" style:font-weight-complex="bold"/>
    </style:style>
    <style:style style:name="T73_8" style:family="text">
      <style:text-properties fo:font-size="11pt" style:font-size-asian="11pt" style:font-size-complex="11pt" style:font-weight-complex="bold"/>
    </style:style>
    <style:style style:name="T73_9" style:family="text">
      <style:text-properties fo:font-size="11pt" style:font-size-asian="11pt" style:font-size-complex="11pt" style:font-weight-complex="bold"/>
    </style:style>
    <style:style style:name="T73_10" style:family="text">
      <style:text-properties fo:font-size="11pt" style:font-size-asian="11pt" style:font-size-complex="11pt" style:font-weight-complex="bold"/>
    </style:style>
    <style:style style:name="T73_11" style:family="text">
      <style:text-properties fo:font-size="11pt" style:font-size-asian="11pt" style:font-size-complex="11pt" style:font-weight-complex="bold"/>
    </style:style>
    <style:style style:name="T73_12" style:family="text">
      <style:text-properties fo:font-size="11pt" style:font-size-asian="11pt" style:font-size-complex="11pt" style:font-weight-complex="bold"/>
    </style:style>
    <style:style style:name="T73_13" style:family="text">
      <style:text-properties fo:font-size="11pt" style:font-size-asian="11pt" style:font-size-complex="11pt" style:font-weight-complex="bold"/>
    </style:style>
    <style:style style:name="T73_14" style:family="text">
      <style:text-properties fo:font-size="11pt" style:font-size-asian="11pt" style:font-size-complex="11pt" style:font-weight-complex="bold"/>
    </style:style>
    <style:style style:name="T73_15" style:family="text">
      <style:text-properties fo:font-size="11pt" style:font-size-asian="11pt" style:font-size-complex="11pt" style:font-weight-complex="bold"/>
    </style:style>
    <style:style style:name="T73_16" style:family="text">
      <style:text-properties fo:font-size="11pt" style:font-size-asian="11pt" style:font-size-complex="11pt" style:font-weight-complex="bold"/>
    </style:style>
    <style:style style:name="T73_17" style:family="text">
      <style:text-properties fo:font-size="11pt" style:font-size-asian="11pt" style:font-size-complex="11pt" style:font-weight-complex="bold"/>
    </style:style>
    <style:style style:name="T73_18" style:family="text">
      <style:text-properties fo:font-size="11pt" style:font-size-asian="11pt" style:font-size-complex="11pt" style:font-weight-complex="bold"/>
    </style:style>
    <style:style style:name="T73_19" style:family="text">
      <style:text-properties fo:font-size="11pt" style:font-size-asian="11pt" style:font-size-complex="11pt" style:font-weight-complex="bold"/>
    </style:style>
    <style:style style:name="T73_20" style:family="text">
      <style:text-properties fo:font-size="11pt" style:font-size-asian="11pt" style:font-size-complex="11pt" style:font-weight-complex="bold"/>
    </style:style>
    <style:style style:name="T73_21" style:family="text">
      <style:text-properties fo:font-size="11pt" style:font-size-asian="11pt" style:font-size-complex="11pt" style:font-weight-complex="bold"/>
    </style:style>
    <style:style style:name="T73_22" style:family="text">
      <style:text-properties fo:font-size="11pt" style:font-size-asian="11pt" style:font-size-complex="11pt" style:font-weight-complex="bold"/>
    </style:style>
    <style:style style:name="T73_23" style:family="text">
      <style:text-properties fo:font-size="11pt" style:font-size-asian="11pt" style:font-size-complex="11pt" style:font-weight-complex="bold"/>
    </style:style>
    <style:style style:name="T73_24" style:family="text">
      <style:text-properties fo:font-size="11pt" style:font-size-asian="11pt" style:font-size-complex="11pt" style:font-weight-complex="bold"/>
    </style:style>
    <style:style style:name="T73_25" style:family="text">
      <style:text-properties fo:font-size="11pt" style:font-size-asian="11pt" style:font-size-complex="11pt" style:font-weight-complex="bold"/>
    </style:style>
    <style:style style:name="T73_26" style:family="text">
      <style:text-properties fo:font-size="11pt" style:font-size-asian="11pt" style:font-size-complex="11pt" style:font-weight-complex="bold"/>
    </style:style>
    <style:style style:name="T73_27" style:family="text">
      <style:text-properties fo:font-size="11pt" style:font-size-asian="11pt" style:font-name-complex="Arial" style:font-size-complex="11pt" fo:language-asian="en" fo:country-asian="GB" style:font-weight-complex="bold"/>
    </style:style>
    <style:style style:name="T73_28" style:family="text">
      <style:text-properties fo:font-size="11pt" style:font-size-asian="11pt" style:font-name-complex="Arial" style:font-size-complex="11pt" fo:language-asian="en" fo:country-asian="GB"/>
    </style:style>
    <style:style style:name="T73_29" style:family="text">
      <style:text-properties fo:font-size="11pt" style:font-size-asian="11pt" style:font-name-complex="Arial" style:font-size-complex="11pt" fo:language-asian="en" fo:country-asian="GB"/>
    </style:style>
    <style:style style:name="T73_30" style:family="text">
      <style:text-properties fo:font-size="11pt" style:font-size-asian="11pt" style:font-name-complex="Arial" style:font-size-complex="11pt" fo:language-asian="en" fo:country-asian="GB"/>
    </style:style>
    <style:style style:name="T73_31" style:family="text">
      <style:text-properties fo:font-size="11pt" style:font-size-asian="11pt" style:font-name-complex="Arial" style:font-size-complex="11pt" fo:language-asian="en" fo:country-asian="GB"/>
    </style:style>
    <style:style style:name="T73_32" style:family="text">
      <style:text-properties fo:font-size="11pt" style:font-size-asian="11pt" style:font-name-complex="Arial" style:font-size-complex="11pt" fo:language-asian="en" fo:country-asian="GB"/>
    </style:style>
    <style:style style:name="T73_33" style:family="text">
      <style:text-properties fo:font-size="11pt" style:font-size-asian="11pt" style:font-name-complex="Arial" style:font-size-complex="11pt" fo:language-asian="en" fo:country-asian="GB"/>
    </style:style>
    <style:style style:name="T73_34" style:family="text">
      <style:text-properties fo:font-size="11pt" style:font-size-asian="11pt" style:font-name-complex="Arial" style:font-size-complex="11pt" fo:language-asian="en" fo:country-asian="GB"/>
    </style:style>
    <style:style style:name="T73_35" style:family="text">
      <style:text-properties fo:font-size="11pt" style:font-size-asian="11pt" style:font-name-complex="Arial" style:font-size-complex="11pt" fo:language-asian="en" fo:country-asian="GB"/>
    </style:style>
    <style:style style:name="T73_36" style:family="text">
      <style:text-properties fo:font-size="11pt" style:font-size-asian="11pt" style:font-name-complex="Arial" style:font-size-complex="11pt" fo:language-asian="en" fo:country-asian="GB"/>
    </style:style>
    <style:style style:name="T73_37" style:family="text">
      <style:text-properties fo:font-size="11pt" style:font-size-asian="11pt" style:font-name-complex="Arial" style:font-size-complex="11pt" fo:language-asian="en" fo:country-asian="GB"/>
    </style:style>
    <style:style style:name="T73_38" style:family="text">
      <style:text-properties fo:font-size="11pt" style:font-size-asian="11pt" style:font-name-complex="Arial" style:font-size-complex="11pt" fo:language-asian="en" fo:country-asian="GB"/>
    </style:style>
    <style:style style:name="T73_39" style:family="text">
      <style:text-properties fo:font-size="11pt" style:font-size-asian="11pt" style:font-name-complex="Arial" style:font-size-complex="11pt" fo:language-asian="en" fo:country-asian="GB"/>
    </style:style>
    <style:style style:name="T73_40" style:family="text">
      <style:text-properties fo:font-size="11pt" style:font-size-asian="11pt" style:font-name-complex="Arial" style:font-size-complex="11pt" fo:language-asian="en" fo:country-asian="GB"/>
    </style:style>
    <style:style style:name="T73_41" style:family="text">
      <style:text-properties fo:font-size="11pt" style:font-size-asian="11pt" style:font-name-complex="Arial" style:font-size-complex="11pt" fo:language-asian="en" fo:country-asian="GB"/>
    </style:style>
    <style:style style:name="T73_42" style:family="text">
      <style:text-properties fo:font-size="11pt" style:font-size-asian="11pt" style:font-name-complex="Arial" style:font-size-complex="11pt" fo:language-asian="en" fo:country-asian="GB"/>
    </style:style>
    <style:style style:name="T73_43" style:family="text">
      <style:text-properties fo:font-size="11pt" style:font-size-asian="11pt" style:font-name-complex="Arial" style:font-size-complex="11pt" fo:language-asian="en" fo:country-asian="GB"/>
    </style:style>
    <style:style style:name="T73_44" style:family="text">
      <style:text-properties fo:font-size="11pt" style:font-size-asian="11pt" style:font-name-complex="Arial" style:font-size-complex="11pt" fo:language-asian="en" fo:country-asian="GB"/>
    </style:style>
    <style:style style:name="T73_45" style:family="text">
      <style:text-properties fo:font-size="11pt" style:font-size-asian="11pt" style:font-name-complex="Arial" style:font-size-complex="11pt" fo:language-asian="en" fo:country-asian="GB"/>
    </style:style>
    <style:style style:name="T73_46" style:family="text">
      <style:text-properties fo:font-size="11pt" style:font-size-asian="11pt" style:font-name-complex="Arial" style:font-size-complex="11pt" fo:language-asian="en" fo:country-asian="GB"/>
    </style:style>
    <style:style style:name="T73_47" style:family="text">
      <style:text-properties fo:font-size="11pt" style:font-size-asian="11pt" style:font-name-complex="Arial" style:font-size-complex="11pt" fo:language-asian="en" fo:country-asian="GB"/>
    </style:style>
    <style:style style:name="T73_48" style:family="text">
      <style:text-properties fo:font-size="11pt" style:font-size-asian="11pt" style:font-name-complex="Arial" style:font-size-complex="11pt" fo:language-asian="en" fo:country-asian="GB"/>
    </style:style>
    <style:style style:name="T73_49" style:family="text">
      <style:text-properties fo:font-size="11pt" style:font-size-asian="11pt" style:font-name-complex="Arial" style:font-size-complex="11pt" fo:language-asian="en" fo:country-asian="GB"/>
    </style:style>
    <style:style style:name="T73_50" style:family="text">
      <style:text-properties fo:font-size="11pt" style:font-size-asian="11pt" style:font-name-complex="Arial" style:font-size-complex="11pt" fo:language-asian="en" fo:country-asian="GB"/>
    </style:style>
    <style:style style:name="T73_51" style:family="text">
      <style:text-properties fo:font-size="11pt" style:font-size-asian="11pt" style:font-name-complex="Arial" style:font-size-complex="11pt" fo:language-asian="en" fo:country-asian="GB"/>
    </style:style>
    <style:style style:name="T73_52" style:family="text">
      <style:text-properties fo:font-size="11pt" style:font-size-asian="11pt" style:font-name-complex="Arial" style:font-size-complex="11pt" fo:language-asian="en" fo:country-asian="GB"/>
    </style:style>
    <style:style style:name="T73_53" style:family="text">
      <style:text-properties fo:font-size="11pt" style:font-size-asian="11pt" style:font-name-complex="Arial" style:font-size-complex="11pt" fo:language-asian="en" fo:country-asian="GB"/>
    </style:style>
    <style:style style:name="T73_54" style:family="text">
      <style:text-properties fo:font-size="11pt" style:font-size-asian="11pt" style:font-name-complex="Arial" style:font-size-complex="11pt" fo:language-asian="en" fo:country-asian="GB"/>
    </style:style>
    <style:style style:name="T73_55" style:family="text">
      <style:text-properties fo:font-size="11pt" style:font-size-asian="11pt" style:font-name-complex="Arial" style:font-size-complex="11pt" fo:language-asian="en" fo:country-asian="GB"/>
    </style:style>
    <style:style style:name="T73_56" style:family="text">
      <style:text-properties fo:font-size="11pt" style:font-size-asian="11pt" style:font-name-complex="Arial" style:font-size-complex="11pt" fo:language-asian="en" fo:country-asian="GB"/>
    </style:style>
    <style:style style:name="T73_57" style:family="text">
      <style:text-properties fo:font-size="11pt" style:font-size-asian="11pt" style:font-name-complex="Arial" style:font-size-complex="11pt" fo:language-asian="en" fo:country-asian="GB"/>
    </style:style>
    <style:style style:name="T73_58" style:family="text">
      <style:text-properties fo:font-size="11pt" style:font-size-asian="11pt" style:font-name-complex="Arial" style:font-size-complex="11pt" fo:language-asian="en" fo:country-asian="GB"/>
    </style:style>
    <style:style style:name="T73_59" style:family="text">
      <style:text-properties fo:font-size="11pt" style:font-size-asian="11pt" style:font-name-complex="Arial" style:font-size-complex="11pt" fo:language-asian="en" fo:country-asian="GB"/>
    </style:style>
    <style:style style:name="T73_60" style:family="text">
      <style:text-properties fo:font-size="11pt" style:font-size-asian="11pt" style:font-name-complex="Arial" style:font-size-complex="11pt" fo:language-asian="en" fo:country-asian="GB"/>
    </style:style>
    <style:style style:name="T73_61" style:family="text">
      <style:text-properties fo:font-size="11pt" style:font-size-asian="11pt" style:font-name-complex="Arial" style:font-size-complex="11pt" fo:language-asian="en" fo:country-asian="GB"/>
    </style:style>
    <style:style style:name="T73_62" style:family="text">
      <style:text-properties fo:font-size="11pt" style:font-size-asian="11pt" style:font-name-complex="Arial" style:font-size-complex="11pt" fo:language-asian="en" fo:country-asian="GB"/>
    </style:style>
    <style:style style:name="T73_63" style:family="text">
      <style:text-properties fo:font-size="11pt" style:font-size-asian="11pt" style:font-name-complex="Arial" style:font-size-complex="11pt" fo:language-asian="en" fo:country-asian="GB"/>
    </style:style>
    <style:style style:name="T73_64" style:family="text">
      <style:text-properties fo:font-size="11pt" style:font-size-asian="11pt" style:font-name-complex="Arial" style:font-size-complex="11pt" fo:language-asian="en" fo:country-asian="GB"/>
    </style:style>
    <style:style style:name="T73_65" style:family="text">
      <style:text-properties fo:font-size="11pt" style:font-size-asian="11pt" style:font-name-complex="Arial" style:font-size-complex="11pt" fo:language-asian="en" fo:country-asian="GB"/>
    </style:style>
    <style:style style:name="T73_66" style:family="text">
      <style:text-properties fo:font-size="11pt" style:font-size-asian="11pt" style:font-name-complex="Arial" style:font-size-complex="11pt" fo:language-asian="en" fo:country-asian="GB"/>
    </style:style>
    <style:style style:name="T73_67" style:family="text">
      <style:text-properties fo:font-size="11pt" style:font-size-asian="11pt" style:font-name-complex="Arial" style:font-size-complex="11pt" fo:language-asian="en" fo:country-asian="GB"/>
    </style:style>
    <style:style style:name="T73_68" style:family="text">
      <style:text-properties fo:font-size="11pt" style:font-size-asian="11pt" style:font-name-complex="Arial" style:font-size-complex="11pt" fo:language-asian="en" fo:country-asian="GB"/>
    </style:style>
    <style:style style:name="T73_69" style:family="text">
      <style:text-properties fo:font-size="11pt" style:font-size-asian="11pt" style:font-name-complex="Arial" style:font-size-complex="11pt" fo:language-asian="en" fo:country-asian="GB"/>
    </style:style>
    <style:style style:name="T73_70" style:family="text">
      <style:text-properties fo:font-size="11pt" style:font-size-asian="11pt" style:font-name-complex="Arial" style:font-size-complex="11pt" fo:language-asian="en" fo:country-asian="GB"/>
    </style:style>
    <style:style style:name="P74" style:family="paragraph" style:parent-style-name="Normal">
      <style:paragraph-properties style:text-autospace="none" fo:text-align="justify" fo:margin-bottom="0.212cm"/>
    </style:style>
    <style:style style:name="T74_1" style:family="text">
      <style:text-properties fo:font-size="11pt" style:font-size-asian="11pt" style:font-name-complex="Arial" style:font-size-complex="11pt" fo:language-asian="en" fo:country-asian="GB"/>
    </style:style>
    <style:style style:name="T74_2" style:family="text">
      <style:text-properties fo:font-size="11pt" style:font-size-asian="11pt" style:font-name-complex="Arial" style:font-size-complex="11pt" fo:language-asian="en" fo:country-asian="GB"/>
    </style:style>
    <style:style style:name="T74_3" style:family="text">
      <style:text-properties fo:font-size="11pt" style:font-size-asian="11pt" style:font-name-complex="Arial" style:font-size-complex="11pt" fo:language-asian="en" fo:country-asian="GB"/>
    </style:style>
    <style:style style:name="P75" style:family="paragraph" style:parent-style-name="Default">
      <style:paragraph-properties fo:text-align="justify" fo:text-indent="-0.794cm" fo:margin-bottom="0.212cm" fo:margin-left="0.794cm"/>
      <style:text-properties fo:color="#000000" fo:font-size="11pt" style:font-size-asian="11pt" style:font-size-complex="11pt"/>
    </style:style>
    <style:style style:name="T75_1" style:family="text">
      <style:text-properties fo:color="#000000" fo:font-size="11pt" style:font-size-asian="11pt" style:font-size-complex="11pt" style:text-underline-style="solid" style:text-underline-color="font-color"/>
    </style:style>
    <style:style style:name="T75_2" style:family="text">
      <style:text-properties fo:color="#000000" fo:font-size="11pt" style:font-size-asian="11pt" style:font-size-complex="11pt"/>
    </style:style>
    <style:style style:name="T75_3" style:family="text">
      <style:text-properties fo:color="#000000" fo:font-size="11pt" style:font-size-asian="11pt" style:font-size-complex="11pt"/>
    </style:style>
    <style:style style:name="T75_4" style:family="text">
      <style:text-properties fo:color="#000000" fo:font-size="11pt" style:font-size-asian="11pt" style:font-size-complex="11pt"/>
    </style:style>
    <style:style style:name="T75_5" style:family="text">
      <style:text-properties fo:color="#000000" fo:font-size="11pt" style:font-size-asian="11pt" style:font-size-complex="11pt"/>
    </style:style>
    <style:style style:name="T75_6" style:family="text">
      <style:text-properties fo:color="#000000" fo:font-size="11pt" style:font-size-asian="11pt" style:font-size-complex="11pt"/>
    </style:style>
    <style:style style:name="T75_7" style:family="text">
      <style:text-properties fo:color="#000000" fo:font-size="11pt" style:font-size-asian="11pt" style:font-size-complex="11pt"/>
    </style:style>
    <style:style style:name="T75_8" style:family="text">
      <style:text-properties fo:color="#000000" fo:font-size="11pt" style:font-size-asian="11pt" style:font-size-complex="11pt"/>
    </style:style>
    <style:style style:name="T75_9" style:family="text">
      <style:text-properties fo:color="#000000" fo:font-size="11pt" style:font-size-asian="11pt" style:font-size-complex="11pt"/>
    </style:style>
    <style:style style:name="T75_10" style:family="text">
      <style:text-properties fo:color="#000000" fo:font-size="11pt" style:font-size-asian="11pt" style:font-size-complex="11pt"/>
    </style:style>
    <style:style style:name="T75_11" style:family="text">
      <style:text-properties fo:color="#000000" fo:font-size="11pt" style:font-size-asian="11pt" style:font-size-complex="11pt"/>
    </style:style>
    <style:style style:name="T75_12" style:family="text">
      <style:text-properties fo:color="#000000" fo:font-size="11pt" style:font-size-asian="11pt" style:font-size-complex="11pt"/>
    </style:style>
    <style:style style:name="T75_13" style:family="text">
      <style:text-properties fo:color="#000000" fo:font-size="11pt" style:font-size-asian="11pt" style:font-size-complex="11pt"/>
    </style:style>
    <style:style style:name="T75_14" style:family="text">
      <style:text-properties fo:color="#000000" fo:font-size="11pt" style:font-size-asian="11pt" style:font-size-complex="11pt"/>
    </style:style>
    <style:style style:name="T75_15" style:family="text">
      <style:text-properties fo:color="#000000" fo:font-size="11pt" style:font-size-asian="11pt" style:font-size-complex="11pt"/>
    </style:style>
    <style:style style:name="T75_16" style:family="text">
      <style:text-properties fo:color="#000000" fo:font-size="11pt" style:font-size-asian="11pt" style:font-size-complex="11pt"/>
    </style:style>
    <style:style style:name="T75_17" style:family="text">
      <style:text-properties fo:color="#000000" fo:font-size="11pt" style:font-size-asian="11pt" style:font-size-complex="11pt"/>
    </style:style>
    <style:style style:name="P76" style:family="paragraph" style:parent-style-name="Default">
      <style:paragraph-properties fo:text-align="justify" fo:text-indent="-0.794cm" fo:margin-bottom="0.212cm" fo:margin-left="0.794cm"/>
      <style:text-properties fo:color="#000000" fo:font-size="11pt" style:font-size-asian="11pt" style:font-size-complex="11pt"/>
    </style:style>
    <style:style style:name="T76_1" style:family="text">
      <style:text-properties fo:color="#000000" fo:font-size="11pt" style:font-size-asian="11pt" style:font-size-complex="11pt" style:text-underline-style="solid" style:text-underline-color="font-color"/>
    </style:style>
    <style:style style:name="T76_2" style:family="text">
      <style:text-properties fo:color="#000000" fo:font-size="11pt" style:font-size-asian="11pt" style:font-size-complex="11pt"/>
    </style:style>
    <style:style style:name="T76_3" style:family="text">
      <style:text-properties fo:color="#000000" fo:font-size="11pt" style:font-size-asian="11pt" style:font-size-complex="11pt"/>
    </style:style>
    <style:style style:name="T76_4" style:family="text">
      <style:text-properties fo:color="#000000" fo:font-size="11pt" style:font-size-asian="11pt" style:font-size-complex="11pt"/>
    </style:style>
    <style:style style:name="T76_5" style:family="text">
      <style:text-properties fo:color="#000000" fo:font-size="11pt" style:font-size-asian="11pt" style:font-size-complex="11pt"/>
    </style:style>
    <style:style style:name="T76_6" style:family="text">
      <style:text-properties fo:color="#000000" fo:font-size="11pt" style:font-size-asian="11pt" style:font-size-complex="11pt"/>
    </style:style>
    <style:style style:name="T76_7" style:family="text">
      <style:text-properties fo:color="#000000" fo:font-size="11pt" style:font-size-asian="11pt" style:font-size-complex="11pt"/>
    </style:style>
    <style:style style:name="T76_8" style:family="text">
      <style:text-properties fo:color="#000000" fo:font-size="11pt" style:font-size-asian="11pt" style:font-size-complex="11pt"/>
    </style:style>
    <style:style style:name="T76_9" style:family="text">
      <style:text-properties fo:color="#000000" fo:font-size="11pt" style:font-size-asian="11pt" style:font-size-complex="11pt"/>
    </style:style>
    <style:style style:name="T76_10" style:family="text">
      <style:text-properties fo:color="#000000" fo:font-size="11pt" style:font-size-asian="11pt" style:font-size-complex="11pt"/>
    </style:style>
    <style:style style:name="T76_11" style:family="text">
      <style:text-properties fo:color="#000000" fo:font-size="11pt" style:font-size-asian="11pt" style:font-size-complex="11pt"/>
    </style:style>
    <style:style style:name="T76_12" style:family="text">
      <style:text-properties fo:color="#000000" fo:font-size="11pt" style:font-size-asian="11pt" style:font-size-complex="11pt"/>
    </style:style>
    <style:style style:name="P77" style:family="paragraph" style:parent-style-name="Default">
      <style:paragraph-properties fo:text-align="justify" fo:text-indent="-0.794cm" fo:margin-bottom="0.212cm" fo:margin-left="0.794cm"/>
      <style:text-properties fo:color="#000000" fo:font-size="11pt" style:font-size-asian="11pt" style:font-size-complex="11pt"/>
    </style:style>
    <style:style style:name="T77_1" style:family="text">
      <style:text-properties fo:color="#000000" fo:font-size="11pt" style:font-size-asian="11pt" style:font-size-complex="11pt" style:text-underline-style="solid" style:text-underline-color="font-color"/>
    </style:style>
    <style:style style:name="T77_2" style:family="text">
      <style:text-properties fo:color="#000000" fo:font-size="11pt" style:font-size-asian="11pt" style:font-size-complex="11pt"/>
    </style:style>
    <style:style style:name="P78" style:family="paragraph" style:parent-style-name="Default">
      <style:paragraph-properties fo:text-align="justify" fo:text-indent="-0.794cm" fo:margin-bottom="0.212cm" fo:margin-left="0.794cm"/>
      <style:text-properties fo:color="#000000" fo:font-size="11pt" style:font-size-asian="11pt" style:font-size-complex="11pt"/>
    </style:style>
    <style:style style:name="T78_1" style:family="text">
      <style:text-properties fo:color="#000000" fo:font-size="11pt" style:font-size-asian="11pt" style:font-size-complex="11pt" style:text-underline-style="solid" style:text-underline-color="font-color"/>
    </style:style>
    <style:style style:name="T78_2" style:family="text">
      <style:text-properties fo:color="#000000" fo:font-size="11pt" style:font-size-asian="11pt" style:font-size-complex="11pt"/>
    </style:style>
    <style:style style:name="T78_3" style:family="text">
      <style:text-properties fo:color="#000000" fo:font-size="11pt" style:font-size-asian="11pt" style:font-size-complex="11pt"/>
    </style:style>
    <style:style style:name="P79" style:family="paragraph" style:parent-style-name="Default">
      <style:paragraph-properties fo:text-align="justify" fo:margin-bottom="0.212cm" fo:margin-left="0.794cm"/>
      <style:text-properties fo:color="#000000" fo:font-size="11pt" style:font-size-asian="11pt" style:font-size-complex="11pt" style:text-underline-style="solid" style:text-underline-color="font-color"/>
    </style:style>
    <style:style style:name="P80" style:family="paragraph" style:parent-style-name="Default">
      <style:paragraph-properties fo:text-align="justify" fo:margin-bottom="0.212cm"/>
    </style:style>
    <style:style style:name="T80_1" style:family="text">
      <style:text-properties fo:color="#000000" fo:font-size="11pt" style:font-size-asian="11pt" style:font-size-complex="11pt"/>
    </style:style>
    <style:style style:name="T80_2" style:family="text">
      <style:text-properties fo:color="#000000" fo:font-size="11pt" style:font-size-asian="11pt" style:font-size-complex="11pt"/>
    </style:style>
    <style:style style:name="T80_3" style:family="text">
      <style:text-properties fo:color="#000000" fo:font-size="11pt" style:font-size-asian="11pt" style:font-size-complex="11pt"/>
    </style:style>
    <style:style style:name="T80_4" style:family="text">
      <style:text-properties style:text-position="super 58%" fo:color="#000000" fo:font-size="11pt" style:font-size-asian="11pt" style:font-size-complex="11pt"/>
    </style:style>
    <style:style style:name="T80_5" style:family="text">
      <style:text-properties fo:color="#000000" fo:font-size="11pt" style:font-size-asian="11pt" style:font-size-complex="11pt"/>
    </style:style>
    <style:style style:name="T80_6" style:family="text">
      <style:text-properties fo:color="#000000" fo:font-size="11pt" style:font-size-asian="11pt" style:font-size-complex="11pt"/>
    </style:style>
    <style:style style:name="T80_7" style:family="text">
      <style:text-properties fo:color="#000000" fo:font-size="11pt" style:font-size-asian="11pt" style:font-size-complex="11pt"/>
    </style:style>
    <style:style style:name="T80_8" style:family="text">
      <style:text-properties fo:color="#000000" fo:font-size="11pt" style:font-size-asian="11pt" style:font-size-complex="11pt"/>
    </style:style>
    <style:style style:name="T80_9" style:family="text">
      <style:text-properties fo:color="#000000" fo:font-size="11pt" style:font-size-asian="11pt" style:font-size-complex="11pt"/>
    </style:style>
    <style:style style:name="T80_10" style:family="text">
      <style:text-properties fo:color="#000000" fo:font-size="11pt" style:font-size-asian="11pt" style:font-size-complex="11pt"/>
    </style:style>
    <style:style style:name="T80_11" style:family="text">
      <style:text-properties fo:color="#000000" fo:font-size="11pt" style:font-size-asian="11pt" style:font-size-complex="11pt"/>
    </style:style>
    <style:style style:name="T80_12" style:family="text">
      <style:text-properties fo:color="#000000" fo:font-size="11pt" style:font-size-asian="11pt" style:font-size-complex="11pt"/>
    </style:style>
    <style:style style:name="T80_13" style:family="text">
      <style:text-properties fo:color="#000000" fo:font-size="11pt" style:font-size-asian="11pt" style:font-size-complex="11pt"/>
    </style:style>
    <style:style style:name="P81" style:family="paragraph" style:parent-style-name="Default">
      <style:paragraph-properties fo:text-align="justify" fo:margin-bottom="0.212cm"/>
      <style:text-properties fo:color="#000000" fo:font-size="11pt" style:font-size-asian="11pt" style:font-size-complex="11pt"/>
    </style:style>
    <style:style style:name="P82" style:family="paragraph" style:parent-style-name="Normal">
      <style:paragraph-properties fo:margin-bottom="0.423cm"/>
    </style:style>
    <style:style style:name="T82_1" style:family="text">
      <style:text-properties fo:font-size="11pt" style:font-size-asian="11pt" style:font-name-complex="Arial" style:font-size-complex="11pt" fo:font-weight="bold" style:font-weight-asian="bold"/>
    </style:style>
    <style:style style:name="T82_2" style:family="text">
      <style:text-properties fo:font-size="11pt" style:font-size-asian="11pt" style:font-name-complex="Arial" style:font-size-complex="11pt" fo:font-weight="bold" style:font-weight-asian="bold"/>
    </style:style>
    <style:style style:name="T82_3" style:family="text">
      <style:text-properties fo:font-size="11pt" style:font-size-asian="11pt" style:font-name-complex="Arial" style:font-size-complex="11pt" fo:font-weight="bold" style:font-weight-asian="bold"/>
    </style:style>
    <style:style style:name="P83" style:family="paragraph" style:parent-style-name="Normal">
      <style:paragraph-properties fo:text-align="justify"/>
    </style:style>
    <style:style style:name="T83_1" style:family="text">
      <style:text-properties fo:font-size="11pt" style:font-size-asian="11pt" style:font-size-complex="11pt"/>
    </style:style>
    <style:style style:name="T83_2" style:family="text">
      <style:text-properties fo:font-size="11pt" style:font-size-asian="11pt" style:font-size-complex="11pt"/>
    </style:style>
    <style:style style:name="T83_3" style:family="text">
      <style:text-properties fo:font-size="11pt" style:font-size-asian="11pt" style:font-size-complex="11pt" fo:font-weight="bold" style:font-weight-asian="bold" style:font-weight-complex="bold"/>
    </style:style>
    <style:style style:name="T83_4" style:family="text">
      <style:text-properties fo:font-size="11pt" style:font-size-asian="11pt" style:font-size-complex="11pt"/>
    </style:style>
    <style:style style:name="T83_5" style:family="text">
      <style:text-properties fo:font-size="11pt" style:font-size-asian="11pt" style:font-size-complex="11pt"/>
    </style:style>
    <style:style style:name="T83_6" style:family="text">
      <style:text-properties fo:font-size="11pt" style:font-size-asian="11pt" style:font-size-complex="11pt"/>
    </style:style>
    <style:style style:name="T83_7" style:family="text">
      <style:text-properties fo:font-size="11pt" style:font-size-asian="11pt" style:font-size-complex="11pt"/>
    </style:style>
    <style:style style:name="T83_8" style:family="text">
      <style:text-properties fo:font-size="11pt" style:font-size-asian="11pt" style:font-size-complex="11pt"/>
    </style:style>
    <style:style style:name="T83_9" style:family="text">
      <style:text-properties fo:font-size="11pt" style:font-size-asian="11pt" style:font-size-complex="11pt"/>
    </style:style>
    <style:style style:name="T83_10" style:family="text">
      <style:text-properties fo:font-size="11pt" style:font-size-asian="11pt" style:font-size-complex="11pt"/>
    </style:style>
    <style:style style:name="T83_11" style:family="text">
      <style:text-properties fo:font-size="11pt" style:font-size-asian="11pt" style:font-size-complex="11pt"/>
    </style:style>
    <style:style style:name="T83_12" style:family="text">
      <style:text-properties fo:font-size="11pt" style:font-size-asian="11pt" style:font-size-complex="11pt"/>
    </style:style>
    <style:style style:name="T83_13" style:family="text">
      <style:text-properties fo:font-size="11pt" style:font-size-asian="11pt" style:font-size-complex="11pt"/>
    </style:style>
    <style:style style:name="T83_14" style:family="text">
      <style:text-properties fo:font-size="11pt" style:font-size-asian="11pt" style:font-size-complex="11pt"/>
    </style:style>
    <style:style style:name="T83_15" style:family="text">
      <style:text-properties fo:font-size="11pt" style:font-size-asian="11pt" style:font-size-complex="11pt"/>
    </style:style>
    <style:style style:name="T83_16" style:family="text">
      <style:text-properties fo:font-size="11pt" style:font-size-asian="11pt" style:font-size-complex="11pt"/>
    </style:style>
    <style:style style:name="T83_17" style:family="text">
      <style:text-properties fo:font-size="11pt" style:font-size-asian="11pt" style:font-size-complex="11pt"/>
    </style:style>
    <style:style style:name="T83_18" style:family="text">
      <style:text-properties fo:font-size="11pt" style:font-size-asian="11pt" style:font-size-complex="11pt"/>
    </style:style>
    <style:style style:name="T83_19" style:family="text">
      <style:text-properties fo:font-size="11pt" style:font-size-asian="11pt" style:font-size-complex="11pt"/>
    </style:style>
    <style:style style:name="T83_20" style:family="text">
      <style:text-properties fo:font-size="11pt" style:font-size-asian="11pt" style:font-size-complex="11pt"/>
    </style:style>
    <style:style style:name="T83_21" style:family="text">
      <style:text-properties fo:font-size="11pt" style:font-size-asian="11pt" style:font-size-complex="11pt"/>
    </style:style>
    <style:style style:name="T83_22" style:family="text">
      <style:text-properties fo:font-size="11pt" style:font-size-asian="11pt" style:font-size-complex="11pt"/>
    </style:style>
    <style:style style:name="T83_23" style:family="text">
      <style:text-properties fo:font-size="11pt" style:font-size-asian="11pt" style:font-size-complex="11pt"/>
    </style:style>
    <style:style style:name="T83_24" style:family="text">
      <style:text-properties fo:font-size="11pt" style:font-size-asian="11pt" style:font-size-complex="11pt"/>
    </style:style>
    <style:style style:name="T83_25" style:family="text">
      <style:text-properties fo:font-size="11pt" style:font-size-asian="11pt" style:font-size-complex="11pt"/>
    </style:style>
    <style:style style:name="T83_26" style:family="text">
      <style:text-properties fo:font-size="11pt" style:font-size-asian="11pt" style:font-size-complex="11pt"/>
    </style:style>
    <style:style style:name="T83_27" style:family="text">
      <style:text-properties fo:font-size="11pt" style:font-size-asian="11pt" style:font-size-complex="11pt"/>
    </style:style>
    <style:style style:name="T83_28" style:family="text">
      <style:text-properties fo:font-size="11pt" style:font-size-asian="11pt" style:font-size-complex="11pt"/>
    </style:style>
    <style:style style:name="T83_29" style:family="text">
      <style:text-properties fo:font-size="11pt" style:font-size-asian="11pt" style:font-size-complex="11pt"/>
    </style:style>
    <style:style style:name="T83_30" style:family="text">
      <style:text-properties fo:font-size="11pt" style:font-size-asian="11pt" style:font-size-complex="11pt"/>
    </style:style>
    <style:style style:name="T83_31" style:family="text">
      <style:text-properties fo:font-size="11pt" style:font-size-asian="11pt" style:font-size-complex="11pt"/>
    </style:style>
    <style:style style:name="T83_32" style:family="text">
      <style:text-properties fo:font-size="11pt" style:font-size-asian="11pt" style:font-size-complex="11pt"/>
    </style:style>
    <style:style style:name="T83_33" style:family="text">
      <style:text-properties fo:font-size="11pt" style:font-size-asian="11pt" style:font-size-complex="11pt"/>
    </style:style>
    <style:style style:name="T83_34" style:family="text">
      <style:text-properties fo:font-size="11pt" style:font-size-asian="11pt" style:font-size-complex="11pt"/>
    </style:style>
    <style:style style:name="T83_35" style:family="text">
      <style:text-properties fo:font-size="11pt" style:font-size-asian="11pt" style:font-size-complex="11pt"/>
    </style:style>
    <style:style style:name="T83_36" style:family="text">
      <style:text-properties fo:font-size="11pt" style:font-size-asian="11pt" style:font-size-complex="11pt"/>
    </style:style>
    <style:style style:name="T83_37" style:family="text">
      <style:text-properties fo:font-size="11pt" style:font-size-asian="11pt" style:font-size-complex="11pt"/>
    </style:style>
    <style:style style:name="T83_38" style:family="text">
      <style:text-properties fo:font-size="11pt" style:font-size-asian="11pt" style:font-size-complex="11pt"/>
    </style:style>
    <style:style style:name="T83_39" style:family="text">
      <style:text-properties fo:font-size="11pt" style:font-size-asian="11pt" style:font-size-complex="11pt"/>
    </style:style>
    <style:style style:name="T83_40" style:family="text">
      <style:text-properties fo:font-size="11pt" style:font-size-asian="11pt" style:font-size-complex="11pt"/>
    </style:style>
    <style:style style:name="T83_41" style:family="text">
      <style:text-properties fo:font-size="11pt" style:font-size-asian="11pt" style:font-size-complex="11pt"/>
    </style:style>
    <style:style style:name="T83_42" style:family="text">
      <style:text-properties fo:font-size="11pt" style:font-size-asian="11pt" style:font-size-complex="11pt"/>
    </style:style>
    <style:style style:name="P84" style:family="paragraph" style:parent-style-name="Normal">
      <style:paragraph-properties fo:text-align="justify" fo:margin-bottom="0.212cm"/>
      <style:text-properties fo:font-size="11pt" style:font-size-asian="11pt" style:font-size-complex="11pt"/>
    </style:style>
    <style:style style:name="P85" style:family="paragraph" style:parent-style-name="Normal">
      <style:paragraph-properties fo:text-align="justify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85_1" style:family="text">
      <style:text-properties fo:font-size="11pt" style:font-size-asian="11pt" style:font-size-complex="11pt" fo:font-weight="bold" style:font-weight-asian="bold"/>
    </style:style>
    <style:style style:name="T85_2" style:family="text">
      <style:text-properties fo:font-size="11pt" style:font-size-asian="11pt" style:font-size-complex="11pt" fo:font-weight="bold" style:font-weight-asian="bold"/>
    </style:style>
    <style:style style:name="P86" style:family="paragraph" style:parent-style-name="Normal">
      <style:paragraph-properties fo:text-align="justify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  <style:text-properties fo:font-size="11pt" style:font-size-asian="11pt" style:font-size-complex="11pt"/>
    </style:style>
    <style:style style:name="P87" style:family="paragraph" style:parent-style-name="Normal">
      <style:paragraph-properties fo:text-align="justify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87_1" style:family="text">
      <style:text-properties fo:font-size="11pt" style:font-size-asian="11pt" style:font-size-complex="11pt" fo:font-weight="bold" style:font-weight-asian="bold"/>
    </style:style>
    <style:style style:name="T87_2" style:family="text">
      <style:text-properties fo:font-size="11pt" style:font-size-asian="11pt" style:font-size-complex="11pt" fo:font-weight="bold" style:font-weight-asian="bold"/>
    </style:style>
    <style:style style:name="P88" style:family="paragraph" style:parent-style-name="Normal">
      <style:paragraph-properties fo:text-align="justify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  <style:text-properties fo:font-size="11pt" style:font-size-asian="11pt" style:font-size-complex="11pt" fo:font-weight="bold" style:font-weight-asian="bold"/>
    </style:style>
    <style:style style:name="P89" style:family="paragraph" style:parent-style-name="List_20_Paragraph">
      <style:paragraph-properties fo:text-align="justify" fo:margin-left="0.751cm"/>
    </style:style>
    <style:style style:name="T8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89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89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89_4" style:family="text">
      <style:text-properties fo:font-size="11pt" style:font-size-asian="11pt" style:font-name-complex="Arial" style:font-size-complex="11pt"/>
    </style:style>
    <style:style style:name="T89_5" style:family="text">
      <style:text-properties fo:font-size="11pt" style:font-size-asian="11pt" style:font-name-complex="Arial" style:font-size-complex="11pt"/>
    </style:style>
    <style:style style:name="T89_6" style:family="text">
      <style:text-properties fo:font-size="11pt" style:font-size-asian="11pt" style:font-name-complex="Arial" style:font-size-complex="11pt"/>
    </style:style>
    <style:style style:name="T89_7" style:family="text">
      <style:text-properties fo:font-size="11pt" style:font-size-asian="11pt" style:font-name-complex="Arial" style:font-size-complex="11pt"/>
    </style:style>
    <style:style style:name="T89_8" style:family="text">
      <style:text-properties fo:font-size="11pt" style:font-size-asian="11pt" style:font-name-complex="Arial" style:font-size-complex="11pt"/>
    </style:style>
    <style:style style:name="T89_9" style:family="text">
      <style:text-properties fo:font-size="11pt" style:font-size-asian="11pt" style:font-name-complex="Arial" style:font-size-complex="11pt"/>
    </style:style>
    <style:style style:name="T89_10" style:family="text">
      <style:text-properties fo:font-size="11pt" style:font-size-asian="11pt" style:font-name-complex="Arial" style:font-size-complex="11pt"/>
    </style:style>
    <style:style style:name="T89_11" style:family="text">
      <style:text-properties fo:font-size="11pt" style:font-size-asian="11pt" style:font-name-complex="Arial" style:font-size-complex="11pt"/>
    </style:style>
    <style:style style:name="T89_12" style:family="text">
      <style:text-properties fo:font-size="11pt" style:font-size-asian="11pt" style:font-name-complex="Arial" style:font-size-complex="11pt"/>
    </style:style>
    <style:style style:name="T89_13" style:family="text">
      <style:text-properties fo:font-size="11pt" style:font-size-asian="11pt" style:font-name-complex="Arial" style:font-size-complex="11pt"/>
    </style:style>
    <style:style style:name="T89_14" style:family="text">
      <style:text-properties fo:font-size="11pt" style:font-size-asian="11pt" style:font-name-complex="Arial" style:font-size-complex="11pt"/>
    </style:style>
    <style:style style:name="T89_15" style:family="text">
      <style:text-properties fo:font-size="11pt" style:font-size-asian="11pt" style:font-name-complex="Arial" style:font-size-complex="11pt"/>
    </style:style>
    <style:style style:name="T89_16" style:family="text">
      <style:text-properties fo:font-size="11pt" style:font-size-asian="11pt" style:font-name-complex="Arial" style:font-size-complex="11pt"/>
    </style:style>
    <style:style style:name="T89_17" style:family="text">
      <style:text-properties fo:font-size="11pt" style:font-size-asian="11pt" style:font-name-complex="Arial" style:font-size-complex="11pt"/>
    </style:style>
    <style:style style:name="T89_18" style:family="text">
      <style:text-properties fo:font-size="11pt" style:font-size-asian="11pt" style:font-name-complex="Arial" style:font-size-complex="11pt"/>
    </style:style>
    <style:style style:name="T89_19" style:family="text">
      <style:text-properties fo:font-size="11pt" style:font-size-asian="11pt" style:font-name-complex="Arial" style:font-size-complex="11pt"/>
    </style:style>
    <style:style style:name="T89_20" style:family="text">
      <style:text-properties fo:font-size="11pt" style:font-size-asian="11pt" style:font-name-complex="Arial" style:font-size-complex="11pt"/>
    </style:style>
    <style:style style:name="T89_21" style:family="text">
      <style:text-properties fo:font-size="11pt" style:font-size-asian="11pt" style:font-name-complex="Arial" style:font-size-complex="11pt"/>
    </style:style>
    <style:style style:name="T89_22" style:family="text">
      <style:text-properties fo:font-size="11pt" style:font-size-asian="11pt" style:font-name-complex="Arial" style:font-size-complex="11pt"/>
    </style:style>
    <style:style style:name="P90" style:family="paragraph" style:parent-style-name="List_20_Paragraph">
      <style:paragraph-properties fo:margin-bottom="0.212cm" fo:margin-left="0.751cm"/>
      <style:text-properties fo:language="en" fo:country="US"/>
    </style:style>
    <style:style style:name="T90_1" style:family="text">
      <style:text-properties fo:font-size="11pt" style:font-size-asian="11pt" style:font-size-complex="11pt" fo:language="en" fo:country="US" fo:font-weight="bold" style:font-weight-asian="bold"/>
    </style:style>
    <style:style style:name="T90_2" style:family="text">
      <style:text-properties fo:font-size="11pt" style:font-size-asian="11pt" style:font-size-complex="11pt" fo:language="en" fo:country="US" style:font-weight-complex="bold"/>
    </style:style>
    <style:style style:name="T90_3" style:family="text">
      <style:text-properties fo:font-size="11pt" style:font-size-asian="11pt" style:font-size-complex="11pt" fo:language="en" fo:country="US" style:font-weight-complex="bold"/>
    </style:style>
    <style:style style:name="T90_4" style:family="text">
      <style:text-properties fo:font-size="11pt" style:font-size-asian="11pt" style:font-size-complex="11pt" fo:language="en" fo:country="US" style:font-weight-complex="bold"/>
    </style:style>
    <style:style style:name="T90_5" style:family="text">
      <style:text-properties fo:font-size="11pt" style:font-size-asian="11pt" style:font-size-complex="11pt" fo:language="en" fo:country="US" style:font-weight-complex="bold"/>
    </style:style>
    <style:style style:name="T90_6" style:family="text">
      <style:text-properties fo:font-size="11pt" style:font-size-asian="11pt" style:font-size-complex="11pt" fo:language="en" fo:country="US" style:font-weight-complex="bold"/>
    </style:style>
    <style:style style:name="T90_7" style:family="text">
      <style:text-properties fo:font-size="11pt" style:font-size-asian="11pt" style:font-size-complex="11pt" fo:language="en" fo:country="US" style:font-weight-complex="bold"/>
    </style:style>
    <style:style style:name="T90_8" style:family="text">
      <style:text-properties fo:font-size="11pt" style:font-size-asian="11pt" style:font-size-complex="11pt" fo:language="en" fo:country="US" style:font-weight-complex="bold"/>
    </style:style>
    <style:style style:name="T90_9" style:family="text">
      <style:text-properties fo:font-size="11pt" style:font-size-asian="11pt" style:font-size-complex="11pt" fo:language="en" fo:country="US" style:font-weight-complex="bold"/>
    </style:style>
    <style:style style:name="P91" style:family="paragraph" style:parent-style-name="List_20_Paragraph">
      <style:paragraph-properties fo:text-align="justify" fo:margin-left="0.751cm"/>
      <style:text-properties fo:font-size="11pt" style:font-size-asian="11pt" style:font-size-complex="11pt" fo:language="en" fo:country="US"/>
    </style:style>
    <style:style style:name="T91_1" style:family="text">
      <style:text-properties fo:font-size="11pt" style:font-size-asian="11pt" style:font-size-complex="11pt" fo:language="en" fo:country="US" fo:font-weight="bold" style:font-weight-asian="bold" style:font-weight-complex="bold"/>
    </style:style>
    <style:style style:name="T91_2" style:family="text">
      <style:text-properties fo:font-size="11pt" style:font-size-asian="11pt" style:font-size-complex="11pt" fo:language="en" fo:country="US" fo:font-weight="bold" style:font-weight-asian="bold" style:font-weight-complex="bold"/>
    </style:style>
    <style:style style:name="T91_3" style:family="text">
      <style:text-properties fo:font-size="11pt" style:font-size-asian="11pt" style:font-size-complex="11pt" fo:language="en" fo:country="US" fo:font-weight="bold" style:font-weight-asian="bold" style:font-weight-complex="bold"/>
    </style:style>
    <style:style style:name="T91_4" style:family="text">
      <style:text-properties fo:font-size="11pt" style:font-size-asian="11pt" style:font-size-complex="11pt" fo:language="en" fo:country="US" fo:font-weight="bold" style:font-weight-asian="bold" style:font-weight-complex="bold"/>
    </style:style>
    <style:style style:name="T91_5" style:family="text">
      <style:text-properties fo:font-size="11pt" style:font-size-asian="11pt" style:font-size-complex="11pt" fo:language="en" fo:country="US" fo:font-weight="bold" style:font-weight-asian="bold" style:font-weight-complex="bold"/>
    </style:style>
    <style:style style:name="T91_6" style:family="text">
      <style:text-properties fo:font-size="11pt" style:font-size-asian="11pt" style:font-size-complex="11pt" fo:language="en" fo:country="US" fo:font-weight="bold" style:font-weight-asian="bold" style:font-weight-complex="bold"/>
    </style:style>
    <style:style style:name="T91_7" style:family="text">
      <style:text-properties fo:font-size="11pt" style:font-size-asian="11pt" style:font-size-complex="11pt" fo:language="en" fo:country="US"/>
    </style:style>
    <style:style style:name="T91_8" style:family="text">
      <style:text-properties fo:font-size="11pt" style:font-size-asian="11pt" style:font-size-complex="11pt" fo:language="en" fo:country="US"/>
    </style:style>
    <style:style style:name="T91_9" style:family="text">
      <style:text-properties fo:font-size="11pt" style:font-size-asian="11pt" style:font-size-complex="11pt" fo:language="en" fo:country="US"/>
    </style:style>
    <style:style style:name="T91_10" style:family="text">
      <style:text-properties fo:font-size="11pt" style:font-size-asian="11pt" style:font-size-complex="11pt" fo:language="en" fo:country="US"/>
    </style:style>
    <style:style style:name="T91_11" style:family="text">
      <style:text-properties fo:font-size="11pt" style:font-size-asian="11pt" style:font-size-complex="11pt" fo:language="en" fo:country="US"/>
    </style:style>
    <style:style style:name="T91_12" style:family="text">
      <style:text-properties fo:font-size="11pt" style:font-size-asian="11pt" style:font-size-complex="11pt" fo:language="en" fo:country="US"/>
    </style:style>
    <style:style style:name="P92" style:family="paragraph" style:parent-style-name="Normal">
      <style:paragraph-properties fo:text-align="justify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  <style:text-properties fo:font-size="11pt" style:font-size-asian="11pt" style:font-size-complex="11pt" fo:font-weight="bold" style:font-weight-asian="bold"/>
    </style:style>
    <style:style style:name="P93" style:family="paragraph" style:parent-style-name="Normal">
      <style:paragraph-properties fo:text-align="justify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93_1" style:family="text">
      <style:text-properties fo:font-size="11pt" style:font-size-asian="11pt" style:font-size-complex="11pt" fo:font-weight="bold" style:font-weight-asian="bold"/>
    </style:style>
    <style:style style:name="P94" style:family="paragraph" style:parent-style-name="Normal">
      <style:paragraph-properties fo:text-align="justify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  <style:text-properties fo:font-size="11pt" style:font-size-asian="11pt" style:font-size-complex="11pt" fo:font-weight="bold" style:font-weight-asian="bold"/>
    </style:style>
    <style:style style:name="P95" style:family="paragraph" style:parent-style-name="Normal">
      <style:paragraph-properties fo:text-align="justify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95_1" style:family="text">
      <style:text-properties fo:font-size="11pt" style:font-size-asian="11pt" style:font-size-complex="11pt" fo:font-weight="bold" style:font-weight-asian="bold"/>
    </style:style>
    <style:style style:name="T95_2" style:family="text">
      <style:text-properties fo:font-size="11pt" style:font-size-asian="11pt" style:font-size-complex="11pt" fo:font-weight="bold" style:font-weight-asian="bold"/>
    </style:style>
    <style:style style:name="P96" style:family="paragraph" style:parent-style-name="Normal">
      <style:paragraph-properties fo:text-align="justify" fo:hyphenation-ladder-count="no-limit"/>
      <style:text-properties fo:hyphenate="false" fo:hyphenation-remain-char-count="2" fo:hyphenation-push-char-count="2"/>
    </style:style>
    <style:style style:name="T96_1" style:family="text">
      <style:text-properties fo:font-size="11pt" style:font-size-asian="11pt" style:font-name-complex="Arial" style:font-size-complex="11pt" style:font-weight-complex="bold"/>
    </style:style>
    <style:style style:name="T96_2" style:family="text">
      <style:text-properties fo:font-size="11pt" style:font-size-asian="11pt" style:font-name-complex="Arial" style:font-size-complex="11pt" style:font-weight-complex="bold"/>
    </style:style>
    <style:style style:name="T96_3" style:family="text">
      <style:text-properties fo:font-size="11pt" style:font-size-asian="11pt" style:font-name-complex="Arial" style:font-size-complex="11pt" style:font-weight-complex="bold"/>
    </style:style>
    <style:style style:name="T96_4" style:family="text">
      <style:text-properties fo:font-size="11pt" style:font-size-asian="11pt" style:font-name-complex="Arial" style:font-size-complex="11pt" style:font-weight-complex="bold"/>
    </style:style>
    <style:style style:name="T96_5" style:family="text" style:parent-style-name="Normal">
      <style:text-properties style:font-name-complex="Arial" style:font-size-complex="11pt" style:font-weight-complex="bold"/>
    </style:style>
    <style:style style:name="P97" style:family="paragraph" style:parent-style-name="Footnote_20_text"/>
    <style:style style:name="T97_1" style:family="text">
      <style:text-properties fo:font-size="7pt" style:font-size-asian="7pt" style:font-size-complex="7pt"/>
    </style:style>
    <style:style style:name="T97_2" style:family="text">
      <style:text-properties fo:font-style="italic" style:font-style-asian="italic" style:font-style-complex="italic" fo:font-size="7pt" style:font-size-asian="7pt" style:font-size-complex="7pt"/>
    </style:style>
    <style:style style:name="T97_3" style:family="text">
      <style:text-properties fo:font-size="7pt" style:font-size-asian="7pt" style:font-size-complex="7pt"/>
    </style:style>
    <style:style style:name="T97_4" style:family="text">
      <style:text-properties fo:font-size="7pt" style:font-size-asian="7pt" style:font-size-complex="7pt"/>
    </style:style>
    <style:style style:name="T97_5" style:family="text">
      <style:text-properties fo:font-size="7pt" style:font-size-asian="7pt" style:font-size-complex="7pt"/>
    </style:style>
    <style:style style:name="T97_6" style:family="text">
      <style:text-properties fo:font-size="7pt" style:font-size-asian="7pt" style:font-size-complex="7pt"/>
    </style:style>
    <style:style style:name="T97_7" style:family="text">
      <style:text-properties fo:font-style="italic" style:font-style-asian="italic" style:font-style-complex="italic" fo:font-size="7pt" style:font-size-asian="7pt" style:font-size-complex="7pt"/>
    </style:style>
    <style:style style:name="T97_8" style:family="text">
      <style:text-properties fo:font-size="7pt" style:font-size-asian="7pt" style:font-size-complex="7pt"/>
    </style:style>
    <style:style style:name="T97_9" style:family="text">
      <style:text-properties fo:font-size="11pt" style:font-size-asian="11pt" style:font-name-complex="Arial" style:font-size-complex="11pt" style:font-weight-complex="bold"/>
    </style:style>
    <style:style style:name="T97_10" style:family="text">
      <style:text-properties fo:font-size="11pt" style:font-size-asian="11pt" style:font-name-complex="Arial" style:font-size-complex="11pt" fo:font-weight="bold" style:font-weight-asian="bold"/>
    </style:style>
    <style:style style:name="T97_11" style:family="text">
      <style:text-properties fo:font-size="11pt" style:font-size-asian="11pt" style:font-name-complex="Arial" style:font-size-complex="11pt" style:font-weight-complex="bold"/>
    </style:style>
    <style:style style:name="T97_12" style:family="text">
      <style:text-properties fo:font-size="11pt" style:font-size-asian="11pt" style:font-name-complex="Arial" style:font-size-complex="11pt" fo:font-weight="bold" style:font-weight-asian="bold"/>
    </style:style>
    <style:style style:name="T97_13" style:family="text">
      <style:text-properties fo:font-size="11pt" style:font-size-asian="11pt" style:font-name-complex="Arial" style:font-size-complex="11pt" fo:font-weight="bold" style:font-weight-asian="bold"/>
    </style:style>
    <style:style style:name="T97_14" style:family="text">
      <style:text-properties fo:font-size="11pt" style:font-size-asian="11pt" style:font-name-complex="Arial" style:font-size-complex="11pt" fo:font-weight="bold" style:font-weight-asian="bold"/>
    </style:style>
    <style:style style:name="T97_15" style:family="text">
      <style:text-properties fo:font-size="11pt" style:font-size-asian="11pt" style:font-name-complex="Arial" style:font-size-complex="11pt" fo:font-weight="bold" style:font-weight-asian="bold"/>
    </style:style>
    <style:style style:name="T97_16" style:family="text">
      <style:text-properties fo:font-size="11pt" style:font-size-asian="11pt" style:font-name-complex="Arial" style:font-size-complex="11pt" fo:font-weight="bold" style:font-weight-asian="bold"/>
    </style:style>
    <style:style style:name="P98" style:family="paragraph" style:parent-style-name="Normal">
      <style:paragraph-properties fo:text-align="justify" fo:hyphenation-ladder-count="no-limit"/>
      <style:text-properties fo:hyphenate="false" fo:hyphenation-remain-char-count="2" fo:hyphenation-push-char-count="2"/>
    </style:style>
    <style:style style:name="T98_1" style:family="text">
      <style:text-properties fo:font-size="11pt" style:font-size-asian="11pt" style:font-name-complex="Arial" style:font-size-complex="11pt" style:font-weight-complex="bold"/>
    </style:style>
    <style:style style:name="T98_2" style:family="text">
      <style:text-properties fo:font-size="11pt" style:font-size-asian="11pt" style:font-name-complex="Arial" style:font-size-complex="11pt" style:font-weight-complex="bold"/>
    </style:style>
    <style:style style:name="T98_3" style:family="text">
      <style:text-properties fo:font-size="11pt" style:font-size-asian="11pt" style:font-name-complex="Arial" style:font-size-complex="11pt" style:font-weight-complex="bold"/>
    </style:style>
    <style:style style:name="T98_4" style:family="text">
      <style:text-properties fo:font-size="11pt" style:font-size-asian="11pt" style:font-name-complex="Arial" style:font-size-complex="11pt" style:font-weight-complex="bold"/>
    </style:style>
    <style:style style:name="T98_5" style:family="text">
      <style:text-properties fo:font-size="11pt" style:font-size-asian="11pt" style:font-name-complex="Arial" style:font-size-complex="11pt" style:font-weight-complex="bold"/>
    </style:style>
    <style:style style:name="T98_6" style:family="text">
      <style:text-properties fo:font-size="11pt" style:font-size-asian="11pt" style:font-name-complex="Arial" style:font-size-complex="11pt" style:font-weight-complex="bold"/>
    </style:style>
    <style:style style:name="T98_7" style:family="text">
      <style:text-properties fo:font-size="11pt" style:font-size-asian="11pt" style:font-name-complex="Arial" style:font-size-complex="11pt" style:font-weight-complex="bold"/>
    </style:style>
    <style:style style:name="T98_8" style:family="text">
      <style:text-properties fo:font-size="11pt" style:font-size-asian="11pt" style:font-name-complex="Arial" style:font-size-complex="11pt" style:font-weight-complex="bold"/>
    </style:style>
    <style:style style:name="T98_9" style:family="text">
      <style:text-properties fo:font-size="11pt" style:font-size-asian="11pt" style:font-name-complex="Arial" style:font-size-complex="11pt" style:font-weight-complex="bold"/>
    </style:style>
    <style:style style:name="T98_10" style:family="text">
      <style:text-properties fo:font-size="11pt" style:font-size-asian="11pt" style:font-name-complex="Arial" style:font-size-complex="11pt" style:font-weight-complex="bold"/>
    </style:style>
    <style:style style:name="T98_11" style:family="text">
      <style:text-properties fo:font-size="11pt" style:font-size-asian="11pt" style:font-name-complex="Arial" style:font-size-complex="11pt" fo:font-weight="bold" style:font-weight-asian="bold"/>
    </style:style>
    <style:style style:name="T98_12" style:family="text">
      <style:text-properties fo:font-size="11pt" style:font-size-asian="11pt" style:font-name-complex="Arial" style:font-size-complex="11pt" fo:font-weight="bold" style:font-weight-asian="bold"/>
    </style:style>
    <style:style style:name="T98_13" style:family="text">
      <style:text-properties fo:font-size="11pt" style:font-size-asian="11pt" style:font-name-complex="Arial" style:font-size-complex="11pt" fo:font-weight="bold" style:font-weight-asian="bold"/>
    </style:style>
    <style:style style:name="T98_14" style:family="text">
      <style:text-properties fo:font-size="11pt" style:font-size-asian="11pt" style:font-name-complex="Arial" style:font-size-complex="11pt" fo:font-weight="bold" style:font-weight-asian="bold"/>
    </style:style>
    <style:style style:name="T98_15" style:family="text">
      <style:text-properties fo:font-size="11pt" style:font-size-asian="11pt" style:font-name-complex="Arial" style:font-size-complex="11pt" fo:font-weight="bold" style:font-weight-asian="bold"/>
    </style:style>
    <style:style style:name="T98_16" style:family="text">
      <style:text-properties fo:font-size="11pt" style:font-size-asian="11pt" style:font-name-complex="Arial" style:font-size-complex="11pt" fo:font-weight="bold" style:font-weight-asian="bold"/>
    </style:style>
    <style:style style:name="P99" style:family="paragraph" style:parent-style-name="Normal">
      <style:paragraph-properties fo:text-align="justify" fo:hyphenation-ladder-count="no-limit"/>
      <style:text-properties fo:hyphenate="false" fo:hyphenation-remain-char-count="2" fo:hyphenation-push-char-count="2"/>
    </style:style>
    <style:style style:name="T99_1" style:family="text">
      <style:text-properties fo:font-size="11pt" style:font-size-asian="11pt" style:font-name-complex="Arial" style:font-size-complex="11pt" style:font-weight-complex="bold"/>
    </style:style>
    <style:style style:name="T99_2" style:family="text">
      <style:text-properties fo:font-size="11pt" style:font-size-asian="11pt" style:font-name-complex="Arial" style:font-size-complex="11pt" style:font-weight-complex="bold"/>
    </style:style>
    <style:style style:name="T99_3" style:family="text">
      <style:text-properties fo:font-size="11pt" style:font-size-asian="11pt" style:font-name-complex="Arial" style:font-size-complex="11pt" style:font-weight-complex="bold"/>
    </style:style>
    <style:style style:name="T99_4" style:family="text">
      <style:text-properties fo:font-size="11pt" style:font-size-asian="11pt" style:font-name-complex="Arial" style:font-size-complex="11pt" style:font-weight-complex="bold"/>
    </style:style>
    <style:style style:name="T99_5" style:family="text">
      <style:text-properties fo:font-size="11pt" style:font-size-asian="11pt" style:font-name-complex="Arial" style:font-size-complex="11pt" style:font-weight-complex="bold"/>
    </style:style>
    <style:style style:name="T99_6" style:family="text">
      <style:text-properties fo:font-size="11pt" style:font-size-asian="11pt" style:font-name-complex="Arial" style:font-size-complex="11pt" style:font-weight-complex="bold"/>
    </style:style>
    <style:style style:name="T99_7" style:family="text">
      <style:text-properties fo:font-size="11pt" style:font-size-asian="11pt" style:font-name-complex="Arial" style:font-size-complex="11pt" style:font-weight-complex="bold"/>
    </style:style>
    <style:style style:name="T99_8" style:family="text">
      <style:text-properties fo:font-size="11pt" style:font-size-asian="11pt" style:font-name-complex="Arial" style:font-size-complex="11pt" style:font-weight-complex="bold"/>
    </style:style>
    <style:style style:name="T99_9" style:family="text">
      <style:text-properties fo:font-size="11pt" style:font-size-asian="11pt" style:font-name-complex="Arial" style:font-size-complex="11pt" style:font-weight-complex="bold"/>
    </style:style>
    <style:style style:name="T99_10" style:family="text">
      <style:text-properties fo:font-size="11pt" style:font-size-asian="11pt" style:font-name-complex="Arial" style:font-size-complex="11pt" style:font-weight-complex="bold"/>
    </style:style>
    <style:style style:name="T99_11" style:family="text">
      <style:text-properties fo:font-size="11pt" style:font-size-asian="11pt" style:font-name-complex="Arial" style:font-size-complex="11pt" fo:font-weight="bold" style:font-weight-asian="bold"/>
    </style:style>
    <style:style style:name="T99_12" style:family="text">
      <style:text-properties fo:font-size="11pt" style:font-size-asian="11pt" style:font-name-complex="Arial" style:font-size-complex="11pt" fo:font-weight="bold" style:font-weight-asian="bold"/>
    </style:style>
    <style:style style:name="T99_13" style:family="text">
      <style:text-properties fo:font-size="11pt" style:font-size-asian="11pt" style:font-name-complex="Arial" style:font-size-complex="11pt" fo:font-weight="bold" style:font-weight-asian="bold"/>
    </style:style>
    <style:style style:name="T99_14" style:family="text">
      <style:text-properties fo:font-size="11pt" style:font-size-asian="11pt" style:font-name-complex="Arial" style:font-size-complex="11pt" fo:font-weight="bold" style:font-weight-asian="bold"/>
    </style:style>
    <style:style style:name="T99_15" style:family="text">
      <style:text-properties fo:font-size="11pt" style:font-size-asian="11pt" style:font-name-complex="Arial" style:font-size-complex="11pt" fo:font-weight="bold" style:font-weight-asian="bold"/>
    </style:style>
    <style:style style:name="T99_16" style:family="text">
      <style:text-properties fo:font-size="11pt" style:font-size-asian="11pt" style:font-name-complex="Arial" style:font-size-complex="11pt" fo:font-weight="bold" style:font-weight-asian="bold"/>
    </style:style>
    <style:style style:name="T99_17" style:family="text">
      <style:text-properties fo:font-size="11pt" style:font-size-asian="11pt" style:font-name-complex="Arial" style:font-size-complex="11pt" fo:font-weight="bold" style:font-weight-asian="bold"/>
    </style:style>
    <style:style style:name="T99_18" style:family="text">
      <style:text-properties fo:font-size="11pt" style:font-size-asian="11pt" style:font-name-complex="Arial" style:font-size-complex="11pt" fo:font-weight="bold" style:font-weight-asian="bold"/>
    </style:style>
    <style:style style:name="T99_19" style:family="text">
      <style:text-properties fo:font-size="11pt" style:font-size-asian="11pt" style:font-name-complex="Arial" style:font-size-complex="11pt" fo:font-weight="bold" style:font-weight-asian="bold"/>
    </style:style>
    <style:style style:name="T99_20" style:family="text">
      <style:text-properties fo:font-size="11pt" style:font-size-asian="11pt" style:font-name-complex="Arial" style:font-size-complex="11pt" fo:font-weight="bold" style:font-weight-asian="bold"/>
    </style:style>
    <style:style style:name="T99_21" style:family="text">
      <style:text-properties fo:font-size="11pt" style:font-size-asian="11pt" style:font-name-complex="Arial" style:font-size-complex="11pt" fo:font-weight="bold" style:font-weight-asian="bold"/>
    </style:style>
    <style:style style:name="T99_22" style:family="text">
      <style:text-properties fo:font-size="11pt" style:font-size-asian="11pt" style:font-name-complex="Arial" style:font-size-complex="11pt" fo:font-weight="bold" style:font-weight-asian="bold"/>
    </style:style>
    <style:style style:name="T99_23" style:family="text">
      <style:text-properties fo:font-size="11pt" style:font-size-asian="11pt" style:font-name-complex="Arial" style:font-size-complex="11pt" fo:font-weight="bold" style:font-weight-asian="bold"/>
    </style:style>
    <style:style style:name="T99_24" style:family="text">
      <style:text-properties fo:font-size="11pt" style:font-size-asian="11pt" style:font-name-complex="Arial" style:font-size-complex="11pt" fo:font-weight="bold" style:font-weight-asian="bold"/>
    </style:style>
    <style:style style:name="T99_25" style:family="text">
      <style:text-properties fo:font-size="11pt" style:font-size-asian="11pt" style:font-name-complex="Arial" style:font-size-complex="11pt" fo:font-weight="bold" style:font-weight-asian="bold"/>
    </style:style>
    <style:style style:name="T99_26" style:family="text">
      <style:text-properties fo:font-size="11pt" style:font-size-asian="11pt" style:font-name-complex="Arial" style:font-size-complex="11pt" fo:font-weight="bold" style:font-weight-asian="bold"/>
    </style:style>
    <style:style style:name="P100" style:family="paragraph" style:parent-style-name="Normal">
      <style:paragraph-properties fo:text-align="justify" fo:hyphenation-ladder-count="no-limit"/>
      <style:text-properties fo:hyphenate="false" fo:hyphenation-remain-char-count="2" fo:hyphenation-push-char-count="2"/>
    </style:style>
    <style:style style:name="T100_1" style:family="text">
      <style:text-properties fo:font-size="11pt" style:font-size-asian="11pt" style:font-name-complex="Arial" style:font-size-complex="11pt" style:font-weight-complex="bold"/>
    </style:style>
    <style:style style:name="T100_2" style:family="text">
      <style:text-properties fo:font-size="11pt" style:font-size-asian="11pt" style:font-name-complex="Arial" style:font-size-complex="11pt" style:font-weight-complex="bold"/>
    </style:style>
    <style:style style:name="T100_3" style:family="text">
      <style:text-properties fo:font-size="11pt" style:font-size-asian="11pt" style:font-name-complex="Arial" style:font-size-complex="11pt" style:font-weight-complex="bold"/>
    </style:style>
    <style:style style:name="T100_4" style:family="text">
      <style:text-properties fo:font-size="11pt" style:font-size-asian="11pt" style:font-name-complex="Arial" style:font-size-complex="11pt" style:font-weight-complex="bold"/>
    </style:style>
    <style:style style:name="T100_5" style:family="text">
      <style:text-properties fo:font-size="11pt" style:font-size-asian="11pt" style:font-name-complex="Arial" style:font-size-complex="11pt" style:font-weight-complex="bold"/>
    </style:style>
    <style:style style:name="T100_6" style:family="text">
      <style:text-properties fo:font-size="11pt" style:font-size-asian="11pt" style:font-name-complex="Arial" style:font-size-complex="11pt" fo:font-weight="bold" style:font-weight-asian="bold"/>
    </style:style>
    <style:style style:name="T100_7" style:family="text">
      <style:text-properties style:text-position="super 58%" fo:font-size="11pt" style:font-size-asian="11pt" style:font-name-complex="Arial" style:font-size-complex="11pt" fo:font-weight="bold" style:font-weight-asian="bold"/>
    </style:style>
    <style:style style:name="T100_8" style:family="text">
      <style:text-properties fo:font-size="11pt" style:font-size-asian="11pt" style:font-name-complex="Arial" style:font-size-complex="11pt" fo:font-weight="bold" style:font-weight-asian="bold"/>
    </style:style>
    <style:style style:name="T100_9" style:family="text">
      <style:text-properties fo:font-size="11pt" style:font-size-asian="11pt" style:font-name-complex="Arial" style:font-size-complex="11pt" fo:font-weight="bold" style:font-weight-asian="bold"/>
    </style:style>
    <style:style style:name="T100_10" style:family="text">
      <style:text-properties fo:font-size="11pt" style:font-size-asian="11pt" style:font-name-complex="Arial" style:font-size-complex="11pt" fo:font-weight="bold" style:font-weight-asian="bold"/>
    </style:style>
    <style:style style:name="T100_11" style:family="text">
      <style:text-properties fo:font-size="11pt" style:font-size-asian="11pt" style:font-name-complex="Arial" style:font-size-complex="11pt" fo:font-weight="bold" style:font-weight-asian="bold"/>
    </style:style>
    <style:style style:name="T100_12" style:family="text">
      <style:text-properties fo:font-size="11pt" style:font-size-asian="11pt" style:font-name-complex="Arial" style:font-size-complex="11pt" fo:font-weight="bold" style:font-weight-asian="bold"/>
    </style:style>
    <style:style style:name="T100_13" style:family="text">
      <style:text-properties fo:font-size="11pt" style:font-size-asian="11pt" style:font-name-complex="Arial" style:font-size-complex="11pt" fo:font-weight="bold" style:font-weight-asian="bold"/>
    </style:style>
    <style:style style:name="T100_14" style:family="text">
      <style:text-properties fo:font-size="11pt" style:font-size-asian="11pt" style:font-name-complex="Arial" style:font-size-complex="11pt" fo:font-weight="bold" style:font-weight-asian="bold"/>
    </style:style>
    <style:style style:name="T100_15" style:family="text">
      <style:text-properties fo:font-size="11pt" style:font-size-asian="11pt" style:font-name-complex="Arial" style:font-size-complex="11pt" fo:font-weight="bold" style:font-weight-asian="bold"/>
    </style:style>
    <style:style style:name="T100_16" style:family="text">
      <style:text-properties fo:font-size="11pt" style:font-size-asian="11pt" style:font-name-complex="Arial" style:font-size-complex="11pt" fo:font-weight="bold" style:font-weight-asian="bold"/>
    </style:style>
    <style:style style:name="T100_17" style:family="text">
      <style:text-properties style:font-name-complex="Arial" fo:font-weight="bold" style:font-weight-asian="bold"/>
    </style:style>
    <style:style style:name="T100_18" style:family="text" style:parent-style-name="Normal">
      <style:text-properties style:text-position="super 58%" style:font-size-complex="10pt" fo:font-weight="bold" style:font-weight-asian="bold"/>
    </style:style>
    <style:style style:name="P101" style:family="paragraph" style:parent-style-name="Footnote_20_text"/>
    <style:style style:name="T101_1" style:family="text">
      <style:text-properties fo:font-size="7pt" style:font-size-asian="7pt" style:font-size-complex="7pt"/>
    </style:style>
    <style:style style:name="T101_2" style:family="text">
      <style:text-properties fo:font-size="7pt" style:font-size-asian="7pt" style:font-size-complex="7pt"/>
    </style:style>
    <style:style style:name="T101_3" style:family="text">
      <style:text-properties fo:font-size="7pt" style:font-size-asian="7pt" style:font-size-complex="7pt"/>
    </style:style>
    <style:style style:name="T101_4" style:family="text">
      <style:text-properties fo:font-size="7pt" style:font-size-asian="7pt" style:font-size-complex="7pt"/>
    </style:style>
    <style:style style:name="T101_5" style:family="text"/>
    <style:style style:name="T101_6" style:family="text" style:parent-style-name="Internet_20_link">
      <style:text-properties fo:font-size="7pt" style:font-size-asian="7pt" style:font-size-complex="7pt"/>
    </style:style>
    <style:style style:name="T101_7" style:family="text">
      <style:text-properties fo:font-size="7pt" style:font-size-asian="7pt" style:font-size-complex="7pt"/>
    </style:style>
    <style:style style:name="T101_8" style:family="text">
      <style:text-properties fo:font-size="11pt" style:font-size-asian="11pt" style:font-name-complex="Arial" style:font-size-complex="11pt" fo:font-weight="bold" style:font-weight-asian="bold"/>
    </style:style>
    <style:style style:name="T101_9" style:family="text">
      <style:text-properties fo:font-size="11pt" style:font-size-asian="11pt" style:font-name-complex="Arial" style:font-size-complex="11pt" fo:font-weight="bold" style:font-weight-asian="bold"/>
    </style:style>
    <style:style style:name="T101_10" style:family="text">
      <style:text-properties fo:font-size="11pt" style:font-size-asian="11pt" style:font-name-complex="Arial" style:font-size-complex="11pt" fo:font-weight="bold" style:font-weight-asian="bold"/>
    </style:style>
    <style:style style:name="P102" style:family="paragraph" style:parent-style-name="Normal">
      <style:paragraph-properties fo:text-align="justify" fo:hyphenation-ladder-count="no-limit"/>
      <style:text-properties fo:hyphenate="false" fo:hyphenation-remain-char-count="2" fo:hyphenation-push-char-count="2"/>
    </style:style>
    <style:style style:name="T102_1" style:family="text">
      <style:text-properties fo:font-size="11pt" style:font-size-asian="11pt" style:font-name-complex="Arial" style:font-size-complex="11pt" style:font-weight-complex="bold"/>
    </style:style>
    <style:style style:name="T102_2" style:family="text">
      <style:text-properties fo:font-size="11pt" style:font-size-asian="11pt" style:font-name-complex="Arial" style:font-size-complex="11pt" style:font-weight-complex="bold"/>
    </style:style>
    <style:style style:name="T102_3" style:family="text">
      <style:text-properties fo:font-size="11pt" style:font-size-asian="11pt" style:font-name-complex="Arial" style:font-size-complex="11pt" style:font-weight-complex="bold"/>
    </style:style>
    <style:style style:name="T102_4" style:family="text">
      <style:text-properties fo:font-size="11pt" style:font-size-asian="11pt" style:font-name-complex="Arial" style:font-size-complex="11pt" style:font-weight-complex="bold"/>
    </style:style>
    <style:style style:name="T102_5" style:family="text">
      <style:text-properties fo:font-size="11pt" style:font-size-asian="11pt" style:font-name-complex="Arial" style:font-size-complex="11pt" style:font-weight-complex="bold"/>
    </style:style>
    <style:style style:name="T102_6" style:family="text">
      <style:text-properties fo:font-size="11pt" style:font-size-asian="11pt" style:font-name-complex="Arial" style:font-size-complex="11pt" style:font-weight-complex="bold"/>
    </style:style>
    <style:style style:name="T102_7" style:family="text">
      <style:text-properties fo:font-size="11pt" style:font-size-asian="11pt" style:font-name-complex="Arial" style:font-size-complex="11pt" style:font-weight-complex="bold"/>
    </style:style>
    <style:style style:name="T102_8" style:family="text" style:parent-style-name="Normal">
      <style:text-properties style:text-position="super 58%" style:font-size-complex="10pt" style:font-weight-complex="bold"/>
    </style:style>
    <style:style style:name="P103" style:family="paragraph" style:parent-style-name="Footnote_20_text"/>
    <style:style style:name="T103_1" style:family="text">
      <style:text-properties fo:font-size="7pt" style:font-size-asian="7pt" style:font-size-complex="7pt"/>
    </style:style>
    <style:style style:name="T103_2" style:family="text">
      <style:text-properties fo:font-size="7pt" style:font-size-asian="7pt" style:font-size-complex="7pt"/>
    </style:style>
    <style:style style:name="T103_3" style:family="text">
      <style:text-properties fo:font-size="7pt" style:font-size-asian="7pt" style:font-size-complex="7pt"/>
    </style:style>
    <style:style style:name="T103_4" style:family="text">
      <style:text-properties fo:font-size="7pt" style:font-size-asian="7pt" style:font-size-complex="7pt"/>
    </style:style>
    <style:style style:name="T103_5" style:family="text">
      <style:text-properties fo:font-size="7pt" style:font-size-asian="7pt" style:font-size-complex="7pt"/>
    </style:style>
    <style:style style:name="T103_6" style:family="text">
      <style:text-properties fo:font-size="7pt" style:font-size-asian="7pt" style:font-size-complex="7pt"/>
    </style:style>
    <style:style style:name="T103_7" style:family="text">
      <style:text-properties fo:font-size="11pt" style:font-size-asian="11pt" style:font-name-complex="Arial" style:font-size-complex="11pt" style:font-weight-complex="bold"/>
    </style:style>
    <style:style style:name="T103_8" style:family="text">
      <style:text-properties fo:font-size="11pt" style:font-size-asian="11pt" style:font-name-complex="Arial" style:font-size-complex="11pt" style:font-weight-complex="bold"/>
    </style:style>
    <style:style style:name="T103_9" style:family="text">
      <style:text-properties fo:font-size="11pt" style:font-size-asian="11pt" style:font-name-complex="Arial" style:font-size-complex="11pt" style:font-weight-complex="bold"/>
    </style:style>
    <style:style style:name="T103_10" style:family="text">
      <style:text-properties fo:font-size="11pt" style:font-size-asian="11pt" style:font-name-complex="Arial" style:font-size-complex="11pt" style:font-weight-complex="bold"/>
    </style:style>
    <style:style style:name="T103_11" style:family="text">
      <style:text-properties fo:font-size="11pt" style:font-size-asian="11pt" style:font-name-complex="Arial" style:font-size-complex="11pt" fo:font-weight="bold" style:font-weight-asian="bold"/>
    </style:style>
    <style:style style:name="T103_12" style:family="text">
      <style:text-properties fo:font-size="11pt" style:font-size-asian="11pt" style:font-name-complex="Arial" style:font-size-complex="11pt" fo:font-weight="bold" style:font-weight-asian="bold"/>
    </style:style>
    <style:style style:name="T103_13" style:family="text">
      <style:text-properties style:text-position="super 58%" fo:font-size="11pt" style:font-size-asian="11pt" style:font-name-complex="Arial" style:font-size-complex="11pt" fo:font-weight="bold" style:font-weight-asian="bold"/>
    </style:style>
    <style:style style:name="T103_14" style:family="text">
      <style:text-properties fo:font-size="11pt" style:font-size-asian="11pt" style:font-name-complex="Arial" style:font-size-complex="11pt" fo:font-weight="bold" style:font-weight-asian="bold"/>
    </style:style>
    <style:style style:name="T103_15" style:family="text">
      <style:text-properties fo:font-size="11pt" style:font-size-asian="11pt" style:font-name-complex="Arial" style:font-size-complex="11pt" fo:font-weight="bold" style:font-weight-asian="bold"/>
    </style:style>
    <style:style style:name="T103_16" style:family="text">
      <style:text-properties fo:font-size="11pt" style:font-size-asian="11pt" style:font-name-complex="Arial" style:font-size-complex="11pt" fo:font-weight="bold" style:font-weight-asian="bold"/>
    </style:style>
    <style:style style:name="T103_17" style:family="text">
      <style:text-properties fo:font-size="11pt" style:font-size-asian="11pt" style:font-name-complex="Arial" style:font-size-complex="11pt" fo:font-weight="bold" style:font-weight-asian="bold"/>
    </style:style>
    <style:style style:name="T103_18" style:family="text">
      <style:text-properties fo:font-size="11pt" style:font-size-asian="11pt" style:font-name-complex="Arial" style:font-size-complex="11pt" fo:font-weight="bold" style:font-weight-asian="bold"/>
    </style:style>
    <style:style style:name="T103_19" style:family="text">
      <style:text-properties fo:font-size="11pt" style:font-size-asian="11pt" style:font-name-complex="Arial" style:font-size-complex="11pt" fo:font-weight="bold" style:font-weight-asian="bold"/>
    </style:style>
    <style:style style:name="T103_20" style:family="text">
      <style:text-properties fo:font-size="11pt" style:font-size-asian="11pt" style:font-name-complex="Arial" style:font-size-complex="11pt" fo:font-weight="bold" style:font-weight-asian="bold"/>
    </style:style>
    <style:style style:name="T103_21" style:family="text">
      <style:text-properties fo:font-size="11pt" style:font-size-asian="11pt" style:font-name-complex="Arial" style:font-size-complex="11pt" fo:font-weight="bold" style:font-weight-asian="bold"/>
    </style:style>
    <style:style style:name="P104" style:family="paragraph" style:parent-style-name="Normal">
      <style:paragraph-properties fo:text-align="justify" fo:hyphenation-ladder-count="no-limit"/>
      <style:text-properties fo:font-size="11pt" style:font-size-asian="11pt" style:font-size-complex="11pt" fo:hyphenate="false" fo:hyphenation-remain-char-count="2" fo:hyphenation-push-char-count="2"/>
    </style:style>
    <style:style style:name="T104_1" style:family="text">
      <style:text-properties fo:font-size="11pt" style:font-size-asian="11pt" style:font-size-complex="11pt"/>
    </style:style>
    <style:style style:name="T104_2" style:family="text">
      <style:text-properties fo:font-size="11pt" style:font-size-asian="11pt" style:font-size-complex="11pt"/>
    </style:style>
    <style:style style:name="T104_3" style:family="text">
      <style:text-properties fo:font-size="11pt" style:font-size-asian="11pt" style:font-size-complex="11pt"/>
    </style:style>
    <style:style style:name="T104_4" style:family="text">
      <style:text-properties fo:font-size="11pt" style:font-size-asian="11pt" style:font-size-complex="11pt"/>
    </style:style>
    <style:style style:name="T104_5" style:family="text">
      <style:text-properties fo:font-size="11pt" style:font-size-asian="11pt" style:font-size-complex="11pt"/>
    </style:style>
    <style:style style:name="T104_6" style:family="text">
      <style:text-properties fo:font-size="11pt" style:font-size-asian="11pt" style:font-name-complex="Arial" style:font-size-complex="11pt"/>
    </style:style>
    <style:style style:name="T104_7" style:family="text">
      <style:text-properties fo:font-size="11pt" style:font-size-asian="11pt" style:font-name-complex="Arial" style:font-size-complex="11pt"/>
    </style:style>
    <style:style style:name="T104_8" style:family="text">
      <style:text-properties fo:font-size="11pt" style:font-size-asian="11pt" style:font-name-complex="Arial" style:font-size-complex="11pt"/>
    </style:style>
    <style:style style:name="T104_9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104_10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104_11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104_12" style:family="text">
      <style:text-properties fo:font-size="11pt" style:font-size-asian="11pt" style:font-name-complex="Arial" style:font-size-complex="11pt" fo:language="en" fo:country="US"/>
    </style:style>
    <style:style style:name="T104_13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104_14" style:family="text">
      <style:text-properties fo:font-size="11pt" style:font-size-asian="11pt" style:font-name-complex="Arial" style:font-size-complex="11pt" fo:language="en" fo:country="US"/>
    </style:style>
    <style:style style:name="T104_15" style:family="text">
      <style:text-properties style:font-style-complex="italic" fo:font-size="11pt" style:font-size-asian="11pt" style:font-name-complex="Arial" style:font-size-complex="11pt"/>
    </style:style>
    <style:style style:name="T104_16" style:family="text">
      <style:text-properties style:font-style-complex="italic" fo:font-size="11pt" style:font-size-asian="11pt" style:font-name-complex="Arial" style:font-size-complex="11pt"/>
    </style:style>
    <style:style style:name="T104_17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104_18" style:family="text">
      <style:text-properties fo:font-size="11pt" style:font-size-asian="11pt" style:font-name-complex="Arial" style:font-size-complex="11pt" fo:language="en" fo:country="US"/>
    </style:style>
    <style:style style:name="T104_19" style:family="text">
      <style:text-properties fo:font-size="11pt" style:font-size-asian="11pt" style:font-name-complex="Arial" style:font-size-complex="11pt" fo:language="en" fo:country="US"/>
    </style:style>
    <style:style style:name="T104_20" style:family="text">
      <style:text-properties fo:font-size="11pt" style:font-size-asian="11pt" style:font-name-complex="Arial" style:font-size-complex="11pt" fo:language="en" fo:country="US"/>
    </style:style>
    <style:style style:name="T104_21" style:family="text">
      <style:text-properties fo:font-size="11pt" style:font-size-asian="11pt" style:font-name-complex="Arial" style:font-size-complex="11pt" fo:language="en" fo:country="US"/>
    </style:style>
    <style:style style:name="T104_22" style:family="text">
      <style:text-properties fo:font-size="11pt" style:font-size-asian="11pt" style:font-name-complex="Arial" style:font-size-complex="11pt" fo:language="en" fo:country="US"/>
    </style:style>
    <style:style style:name="T104_23" style:family="text">
      <style:text-properties fo:font-size="11pt" style:font-size-asian="11pt" style:font-name-complex="Arial" style:font-size-complex="11pt" fo:language="en" fo:country="US"/>
    </style:style>
    <style:style style:name="T104_24" style:family="text">
      <style:text-properties fo:font-size="11pt" style:font-size-asian="11pt" style:font-name-complex="Arial" style:font-size-complex="11pt" fo:language="en" fo:country="US"/>
    </style:style>
    <style:style style:name="T104_25" style:family="text">
      <style:text-properties fo:font-size="11pt" style:font-size-asian="11pt" style:font-name-complex="Arial" style:font-size-complex="11pt" fo:language="en" fo:country="US"/>
    </style:style>
    <style:style style:name="T104_26" style:family="text">
      <style:text-properties fo:font-size="11pt" style:font-size-asian="11pt" style:font-name-complex="Arial" style:font-size-complex="11pt" fo:language="en" fo:country="US"/>
    </style:style>
    <style:style style:name="T104_27" style:family="text">
      <style:text-properties fo:font-size="11pt" style:font-size-asian="11pt" style:font-size-complex="11pt"/>
    </style:style>
    <style:style style:name="T104_28" style:family="text">
      <style:text-properties fo:font-size="11pt" style:font-size-asian="11pt" style:font-size-complex="11pt"/>
    </style:style>
    <style:style style:name="T104_29" style:family="text">
      <style:text-properties fo:font-size="11pt" style:font-size-asian="11pt" style:font-size-complex="11pt" fo:font-weight="bold" style:font-weight-asian="bold" style:font-weight-complex="bold"/>
    </style:style>
    <style:style style:name="T104_30" style:family="text">
      <style:text-properties fo:font-size="11pt" style:font-size-asian="11pt" style:font-size-complex="11pt" fo:font-weight="bold" style:font-weight-asian="bold" style:font-weight-complex="bold"/>
    </style:style>
    <style:style style:name="T104_31" style:family="text">
      <style:text-properties fo:font-size="11pt" style:font-size-asian="11pt" style:font-size-complex="11pt" fo:font-weight="bold" style:font-weight-asian="bold" style:font-weight-complex="bold"/>
    </style:style>
    <style:style style:name="T104_32" style:family="text">
      <style:text-properties fo:font-size="11pt" style:font-size-asian="11pt" style:font-size-complex="11pt" fo:font-weight="bold" style:font-weight-asian="bold" style:font-weight-complex="bold"/>
    </style:style>
    <style:style style:name="T104_33" style:family="text">
      <style:text-properties fo:font-size="11pt" style:font-size-asian="11pt" style:font-size-complex="11pt" fo:font-weight="bold" style:font-weight-asian="bold" style:font-weight-complex="bold"/>
    </style:style>
    <style:style style:name="T104_34" style:family="text">
      <style:text-properties fo:font-size="11pt" style:font-size-asian="11pt" style:font-size-complex="11pt" fo:font-weight="bold" style:font-weight-asian="bold" style:font-weight-complex="bold"/>
    </style:style>
    <style:style style:name="T104_35" style:family="text">
      <style:text-properties fo:font-size="11pt" style:font-size-asian="11pt" style:font-size-complex="11pt" fo:font-weight="bold" style:font-weight-asian="bold" style:font-weight-complex="bold"/>
    </style:style>
    <style:style style:name="T104_36" style:family="text">
      <style:text-properties fo:font-size="11pt" style:font-size-asian="11pt" style:font-size-complex="11pt" fo:font-weight="bold" style:font-weight-asian="bold" style:font-weight-complex="bold"/>
    </style:style>
    <style:style style:name="T104_37" style:family="text">
      <style:text-properties fo:font-size="11pt" style:font-size-asian="11pt" style:font-size-complex="11pt" fo:font-weight="bold" style:font-weight-asian="bold" style:font-weight-complex="bold"/>
    </style:style>
    <style:style style:name="T104_38" style:family="text">
      <style:text-properties fo:font-size="11pt" style:font-size-asian="11pt" style:font-size-complex="11pt" fo:font-weight="bold" style:font-weight-asian="bold" style:font-weight-complex="bold"/>
    </style:style>
    <style:style style:name="T104_39" style:family="text">
      <style:text-properties fo:font-size="11pt" style:font-size-asian="11pt" style:font-size-complex="11pt" fo:font-weight="bold" style:font-weight-asian="bold" style:font-weight-complex="bold"/>
    </style:style>
    <style:style style:name="T104_40" style:family="text">
      <style:text-properties fo:font-size="11pt" style:font-size-asian="11pt" style:font-size-complex="11pt" fo:font-weight="bold" style:font-weight-asian="bold" style:font-weight-complex="bold"/>
    </style:style>
    <style:style style:name="T104_41" style:family="text">
      <style:text-properties fo:font-size="11pt" style:font-size-asian="11pt" style:font-size-complex="11pt" fo:font-weight="bold" style:font-weight-asian="bold" style:font-weight-complex="bold"/>
    </style:style>
    <style:style style:name="T104_42" style:family="text">
      <style:text-properties fo:font-size="11pt" style:font-size-asian="11pt" style:font-size-complex="11pt" fo:font-weight="bold" style:font-weight-asian="bold" style:font-weight-complex="bold"/>
    </style:style>
    <style:style style:name="T104_43" style:family="text">
      <style:text-properties fo:font-size="11pt" style:font-size-asian="11pt" style:font-size-complex="11pt" fo:font-weight="bold" style:font-weight-asian="bold" style:font-weight-complex="bold"/>
    </style:style>
    <style:style style:name="T104_44" style:family="text">
      <style:text-properties fo:font-size="11pt" style:font-size-asian="11pt" style:font-size-complex="11pt" fo:font-weight="bold" style:font-weight-asian="bold" style:font-weight-complex="bold"/>
    </style:style>
    <style:style style:name="T104_45" style:family="text">
      <style:text-properties fo:font-size="11pt" style:font-size-asian="11pt" style:font-size-complex="11pt" fo:font-weight="bold" style:font-weight-asian="bold" style:font-weight-complex="bold"/>
    </style:style>
    <style:style style:name="T104_46" style:family="text">
      <style:text-properties fo:font-size="11pt" style:font-size-asian="11pt" style:font-size-complex="11pt" fo:font-weight="bold" style:font-weight-asian="bold" style:font-weight-complex="bold"/>
    </style:style>
    <style:style style:name="T104_47" style:family="text">
      <style:text-properties fo:font-size="11pt" style:font-size-asian="11pt" style:font-size-complex="11pt" fo:font-weight="bold" style:font-weight-asian="bold" style:font-weight-complex="bold"/>
    </style:style>
    <style:style style:name="T104_48" style:family="text">
      <style:text-properties fo:font-size="11pt" style:font-size-asian="11pt" style:font-size-complex="11pt" fo:font-weight="bold" style:font-weight-asian="bold" style:font-weight-complex="bold"/>
    </style:style>
    <style:style style:name="T104_49" style:family="text">
      <style:text-properties fo:font-size="11pt" style:font-size-asian="11pt" style:font-size-complex="11pt" fo:font-weight="bold" style:font-weight-asian="bold" style:font-weight-complex="bold"/>
    </style:style>
    <style:style style:name="T104_50" style:family="text">
      <style:text-properties fo:font-size="11pt" style:font-size-asian="11pt" style:font-size-complex="11pt" fo:font-weight="bold" style:font-weight-asian="bold" style:font-weight-complex="bold"/>
    </style:style>
    <style:style style:name="P105" style:family="paragraph" style:parent-style-name="Normal">
      <style:paragraph-properties fo:text-align="justify" fo:margin-top="0.423cm"/>
    </style:style>
    <style:style style:name="T105_1" style:family="text">
      <style:text-properties fo:font-size="11pt" style:font-size-asian="11pt" style:font-size-complex="11pt" fo:font-weight="bold" style:font-weight-asian="bold" style:font-weight-complex="bold"/>
    </style:style>
    <style:style style:name="P106" style:family="paragraph" style:parent-style-name="Normal">
      <style:paragraph-properties fo:text-align="justify" fo:hyphenation-ladder-count="no-limit"/>
      <style:text-properties fo:hyphenate="false" fo:hyphenation-remain-char-count="2" fo:hyphenation-push-char-count="2"/>
    </style:style>
    <style:style style:name="T106_1" style:family="text">
      <style:text-properties fo:font-size="11pt" style:font-size-asian="11pt" style:font-name-complex="Arial" style:font-size-complex="11pt" style:font-weight-complex="bold"/>
    </style:style>
    <style:style style:name="T106_2" style:family="text">
      <style:text-properties fo:font-size="11pt" style:font-size-asian="11pt" style:font-name-complex="Arial" style:font-size-complex="11pt" style:font-weight-complex="bold"/>
    </style:style>
    <style:style style:name="T106_3" style:family="text">
      <style:text-properties fo:font-size="11pt" style:font-size-asian="11pt" style:font-name-complex="Arial" style:font-size-complex="11pt" style:font-weight-complex="bold"/>
    </style:style>
    <style:style style:name="T106_4" style:family="text">
      <style:text-properties fo:font-size="11pt" style:font-size-asian="11pt" style:font-name-complex="Arial" style:font-size-complex="11pt" style:font-weight-complex="bold"/>
    </style:style>
    <style:style style:name="T106_5" style:family="text">
      <style:text-properties fo:font-size="11pt" style:font-size-asian="11pt" style:font-name-complex="Arial" style:font-size-complex="11pt" style:font-weight-complex="bold"/>
    </style:style>
    <style:style style:name="T106_6" style:family="text">
      <style:text-properties fo:font-size="11pt" style:font-size-asian="11pt" style:font-name-complex="Arial" style:font-size-complex="11pt" fo:font-weight="bold" style:font-weight-asian="bold"/>
    </style:style>
    <style:style style:name="T106_7" style:family="text">
      <style:text-properties fo:font-size="11pt" style:font-size-asian="11pt" style:font-name-complex="Arial" style:font-size-complex="11pt" fo:font-weight="bold" style:font-weight-asian="bold"/>
    </style:style>
    <style:style style:name="T106_8" style:family="text">
      <style:text-properties fo:font-size="11pt" style:font-size-asian="11pt" style:font-name-complex="Arial" style:font-size-complex="11pt" fo:font-weight="bold" style:font-weight-asian="bold"/>
    </style:style>
    <style:style style:name="T106_9" style:family="text">
      <style:text-properties fo:font-size="11pt" style:font-size-asian="11pt" style:font-name-complex="Arial" style:font-size-complex="11pt" fo:font-weight="bold" style:font-weight-asian="bold"/>
    </style:style>
    <style:style style:name="T106_10" style:family="text">
      <style:text-properties fo:font-size="11pt" style:font-size-asian="11pt" style:font-name-complex="Arial" style:font-size-complex="11pt" fo:font-weight="bold" style:font-weight-asian="bold"/>
    </style:style>
    <style:style style:name="T106_11" style:family="text">
      <style:text-properties fo:font-size="11pt" style:font-size-asian="11pt" style:font-name-complex="Arial" style:font-size-complex="11pt" fo:font-weight="bold" style:font-weight-asian="bold"/>
    </style:style>
    <style:style style:name="T106_12" style:family="text">
      <style:text-properties fo:font-size="11pt" style:font-size-asian="11pt" style:font-name-complex="Arial" style:font-size-complex="11pt" fo:font-weight="bold" style:font-weight-asian="bold"/>
    </style:style>
    <style:style style:name="T106_13" style:family="text">
      <style:text-properties fo:font-size="11pt" style:font-size-asian="11pt" style:font-name-complex="Arial" style:font-size-complex="11pt" fo:font-weight="bold" style:font-weight-asian="bold"/>
    </style:style>
    <style:style style:name="T106_14" style:family="text">
      <style:text-properties fo:font-size="11pt" style:font-size-asian="11pt" style:font-name-complex="Arial" style:font-size-complex="11pt" fo:font-weight="bold" style:font-weight-asian="bold"/>
    </style:style>
    <style:style style:name="T106_15" style:family="text">
      <style:text-properties fo:font-size="11pt" style:font-size-asian="11pt" style:font-name-complex="Arial" style:font-size-complex="11pt" fo:font-weight="bold" style:font-weight-asian="bold"/>
    </style:style>
    <style:style style:name="T106_16" style:family="text">
      <style:text-properties fo:font-size="11pt" style:font-size-asian="11pt" style:font-name-complex="Arial" style:font-size-complex="11pt" fo:font-weight="bold" style:font-weight-asian="bold"/>
    </style:style>
    <style:style style:name="T106_17" style:family="text">
      <style:text-properties fo:font-size="11pt" style:font-size-asian="11pt" style:font-name-complex="Arial" style:font-size-complex="11pt" fo:font-weight="bold" style:font-weight-asian="bold"/>
    </style:style>
    <style:style style:name="T106_18" style:family="text">
      <style:text-properties fo:font-size="11pt" style:font-size-asian="11pt" style:font-name-complex="Arial" style:font-size-complex="11pt" fo:font-weight="bold" style:font-weight-asian="bold"/>
    </style:style>
    <style:style style:name="T106_19" style:family="text">
      <style:text-properties fo:font-size="11pt" style:font-size-asian="11pt" style:font-name-complex="Arial" style:font-size-complex="11pt" fo:font-weight="bold" style:font-weight-asian="bold"/>
    </style:style>
    <style:style style:name="T106_20" style:family="text">
      <style:text-properties fo:font-size="11pt" style:font-size-asian="11pt" style:font-name-complex="Arial" style:font-size-complex="11pt" fo:font-weight="bold" style:font-weight-asian="bold"/>
    </style:style>
    <style:style style:name="T106_21" style:family="text">
      <style:text-properties fo:font-size="11pt" style:font-size-asian="11pt" style:font-name-complex="Arial" style:font-size-complex="11pt" fo:font-weight="bold" style:font-weight-asian="bold"/>
    </style:style>
    <style:style style:name="T106_22" style:family="text">
      <style:text-properties fo:font-size="11pt" style:font-size-asian="11pt" style:font-name-complex="Arial" style:font-size-complex="11pt" fo:font-weight="bold" style:font-weight-asian="bold"/>
    </style:style>
    <style:style style:name="P107" style:family="paragraph" style:parent-style-name="Normal">
      <style:paragraph-properties fo:text-align="justify" fo:hyphenation-ladder-count="no-limit"/>
      <style:text-properties fo:hyphenate="false" fo:hyphenation-remain-char-count="2" fo:hyphenation-push-char-count="2"/>
    </style:style>
    <style:style style:name="T107_1" style:family="text">
      <style:text-properties fo:font-size="11pt" style:font-size-asian="11pt" style:font-name-complex="Arial" style:font-size-complex="11pt" style:font-weight-complex="bold"/>
    </style:style>
    <style:style style:name="T107_2" style:family="text">
      <style:text-properties fo:font-size="11pt" style:font-size-asian="11pt" style:font-name-complex="Arial" style:font-size-complex="11pt" style:font-weight-complex="bold"/>
    </style:style>
    <style:style style:name="T107_3" style:family="text">
      <style:text-properties fo:font-size="11pt" style:font-size-asian="11pt" style:font-name-complex="Arial" style:font-size-complex="11pt" fo:font-weight="bold" style:font-weight-asian="bold"/>
    </style:style>
    <style:style style:name="T107_4" style:family="text">
      <style:text-properties fo:font-size="11pt" style:font-size-asian="11pt" style:font-name-complex="Arial" style:font-size-complex="11pt" fo:font-weight="bold" style:font-weight-asian="bold"/>
    </style:style>
    <style:style style:name="T107_5" style:family="text">
      <style:text-properties fo:font-size="11pt" style:font-size-asian="11pt" style:font-name-complex="Arial" style:font-size-complex="11pt" fo:font-weight="bold" style:font-weight-asian="bold"/>
    </style:style>
    <style:style style:name="P108" style:family="paragraph" style:parent-style-name="Normal">
      <style:paragraph-properties fo:text-align="justify" fo:hyphenation-ladder-count="no-limit"/>
      <style:text-properties fo:hyphenate="false" fo:hyphenation-remain-char-count="2" fo:hyphenation-push-char-count="2"/>
    </style:style>
    <style:style style:name="T108_1" style:family="text">
      <style:text-properties fo:font-size="11pt" style:font-size-asian="11pt" style:font-name-complex="Arial" style:font-size-complex="11pt" style:font-weight-complex="bold"/>
    </style:style>
    <style:style style:name="T108_2" style:family="text">
      <style:text-properties fo:font-size="11pt" style:font-size-asian="11pt" style:font-name-complex="Arial" style:font-size-complex="11pt" style:font-weight-complex="bold"/>
    </style:style>
    <style:style style:name="T108_3" style:family="text">
      <style:text-properties fo:font-size="11pt" style:font-size-asian="11pt" style:font-name-complex="Arial" style:font-size-complex="11pt" style:font-weight-complex="bold"/>
    </style:style>
    <style:style style:name="T108_4" style:family="text">
      <style:text-properties fo:font-size="11pt" style:font-size-asian="11pt" style:font-name-complex="Arial" style:font-size-complex="11pt" style:font-weight-complex="bold"/>
    </style:style>
    <style:style style:name="T108_5" style:family="text">
      <style:text-properties fo:font-size="11pt" style:font-size-asian="11pt" style:font-name-complex="Arial" style:font-size-complex="11pt" fo:font-weight="bold" style:font-weight-asian="bold"/>
    </style:style>
    <style:style style:name="P109" style:family="paragraph" style:parent-style-name="Normal">
      <style:paragraph-properties fo:text-align="justify" fo:margin-top="0.423cm"/>
    </style:style>
    <style:style style:name="T109_1" style:family="text">
      <style:text-properties fo:font-size="11pt" style:font-size-asian="11pt" style:font-name-complex="Arial" style:font-size-complex="11pt" fo:font-weight="bold" style:font-weight-asian="bold"/>
    </style:style>
    <style:style style:name="P110" style:family="paragraph" style:parent-style-name="List_20_Paragraph"/>
    <style:style style:name="T110_1" style:family="text">
      <style:text-properties fo:font-size="11pt" style:font-size-asian="11pt" style:font-name-complex="Arial" style:font-size-complex="11pt" style:font-weight-complex="bold"/>
    </style:style>
    <style:style style:name="T110_2" style:family="text">
      <style:text-properties fo:font-size="11pt" style:font-size-asian="11pt" style:font-name-complex="Arial" style:font-size-complex="11pt" style:font-weight-complex="bold"/>
    </style:style>
    <style:style style:name="T110_3" style:family="text">
      <style:text-properties fo:font-size="11pt" style:font-size-asian="11pt" style:font-name-complex="Arial" style:font-size-complex="11pt" style:font-weight-complex="bold"/>
    </style:style>
    <style:style style:name="T110_4" style:family="text">
      <style:text-properties fo:font-size="11pt" style:font-size-asian="11pt" style:font-name-complex="Arial" style:font-size-complex="11pt" style:font-weight-complex="bold"/>
    </style:style>
    <style:style style:name="T110_5" style:family="text">
      <style:text-properties fo:font-size="11pt" style:font-size-asian="11pt" style:font-name-complex="Arial" style:font-size-complex="11pt" style:font-weight-complex="bold"/>
    </style:style>
    <style:style style:name="T110_6" style:family="text">
      <style:text-properties fo:font-size="11pt" style:font-size-asian="11pt" style:font-name-complex="Arial" style:font-size-complex="11pt" fo:font-weight="bold" style:font-weight-asian="bold"/>
    </style:style>
    <style:style style:name="P111" style:family="paragraph" style:parent-style-name="List_20_Paragraph"/>
    <style:style style:name="T111_1" style:family="text">
      <style:text-properties fo:font-size="11pt" style:font-size-asian="11pt" style:font-name-complex="Arial" style:font-size-complex="11pt" style:font-weight-complex="bold"/>
    </style:style>
    <style:style style:name="T111_2" style:family="text">
      <style:text-properties fo:font-size="11pt" style:font-size-asian="11pt" style:font-name-complex="Arial" style:font-size-complex="11pt" style:font-weight-complex="bold"/>
    </style:style>
    <style:style style:name="T111_3" style:family="text">
      <style:text-properties fo:font-size="11pt" style:font-size-asian="11pt" style:font-name-complex="Arial" style:font-size-complex="11pt" style:font-weight-complex="bold"/>
    </style:style>
    <style:style style:name="T111_4" style:family="text">
      <style:text-properties fo:font-size="11pt" style:font-size-asian="11pt" style:font-name-complex="Arial" style:font-size-complex="11pt" style:font-weight-complex="bold"/>
    </style:style>
    <style:style style:name="T111_5" style:family="text">
      <style:text-properties fo:font-size="11pt" style:font-size-asian="11pt" style:font-name-complex="Arial" style:font-size-complex="11pt" style:font-weight-complex="bold"/>
    </style:style>
    <style:style style:name="T111_6" style:family="text">
      <style:text-properties fo:font-size="11pt" style:font-size-asian="11pt" style:font-name-complex="Arial" style:font-size-complex="11pt" style:font-weight-complex="bold"/>
    </style:style>
    <style:style style:name="T111_7" style:family="text">
      <style:text-properties fo:font-size="11pt" style:font-size-asian="11pt" style:font-name-complex="Arial" style:font-size-complex="11pt" style:font-weight-complex="bold"/>
    </style:style>
    <style:style style:name="T111_8" style:family="text">
      <style:text-properties fo:font-size="11pt" style:font-size-asian="11pt" style:font-name-complex="Arial" style:font-size-complex="11pt" style:font-weight-complex="bold"/>
    </style:style>
    <style:style style:name="T111_9" style:family="text">
      <style:text-properties fo:font-size="11pt" style:font-size-asian="11pt" style:font-name-complex="Arial" style:font-size-complex="11pt" style:font-weight-complex="bold"/>
    </style:style>
    <style:style style:name="T111_10" style:family="text">
      <style:text-properties fo:font-size="11pt" style:font-size-asian="11pt" style:font-name-complex="Arial" style:font-size-complex="11pt" style:font-weight-complex="bold"/>
    </style:style>
    <style:style style:name="T111_11" style:family="text">
      <style:text-properties fo:font-size="11pt" style:font-size-asian="11pt" style:font-name-complex="Arial" style:font-size-complex="11pt" fo:font-weight="bold" style:font-weight-asian="bold"/>
    </style:style>
    <style:style style:name="T111_12" style:family="text">
      <style:text-properties fo:font-size="11pt" style:font-size-asian="11pt" style:font-name-complex="Arial" style:font-size-complex="11pt" fo:font-weight="bold" style:font-weight-asian="bold"/>
    </style:style>
    <style:style style:name="P112" style:family="paragraph" style:parent-style-name="Normal">
      <style:text-properties fo:font-size="11pt" style:font-size-asian="11pt" style:font-name-complex="Arial" style:font-size-complex="11pt" style:font-weight-complex="bold"/>
    </style:style>
    <style:style style:name="P113" style:family="paragraph" style:parent-style-name="Normal"/>
    <style:style style:name="T113_1" style:family="text">
      <style:text-properties fo:font-size="11pt" style:font-size-asian="11pt" style:font-name-complex="Arial" style:font-size-complex="11pt" fo:font-weight="bold" style:font-weight-asian="bold"/>
    </style:style>
    <style:style style:name="P114" style:family="paragraph" style:parent-style-name="List_20_Paragraph"/>
    <style:style style:name="T114_1" style:family="text">
      <style:text-properties fo:font-size="11pt" style:font-size-asian="11pt" style:font-name-complex="Arial" style:font-size-complex="11pt" style:font-weight-complex="bold"/>
    </style:style>
    <style:style style:name="T114_2" style:family="text">
      <style:text-properties fo:font-size="11pt" style:font-size-asian="11pt" style:font-name-complex="Arial" style:font-size-complex="11pt" style:font-weight-complex="bold"/>
    </style:style>
    <style:style style:name="T114_3" style:family="text">
      <style:text-properties fo:font-size="11pt" style:font-size-asian="11pt" style:font-name-complex="Arial" style:font-size-complex="11pt" style:font-weight-complex="bold"/>
    </style:style>
    <style:style style:name="T114_4" style:family="text">
      <style:text-properties fo:font-size="11pt" style:font-size-asian="11pt" style:font-name-complex="Arial" style:font-size-complex="11pt" style:font-weight-complex="bold"/>
    </style:style>
    <style:style style:name="T114_5" style:family="text">
      <style:text-properties fo:font-size="11pt" style:font-size-asian="11pt" style:font-name-complex="Arial" style:font-size-complex="11pt" style:font-weight-complex="bold"/>
    </style:style>
    <style:style style:name="T114_6" style:family="text">
      <style:text-properties fo:font-size="11pt" style:font-size-asian="11pt" style:font-name-complex="Arial" style:font-size-complex="11pt" style:font-weight-complex="bold"/>
    </style:style>
    <style:style style:name="T114_7" style:family="text">
      <style:text-properties fo:font-size="11pt" style:font-size-asian="11pt" style:font-name-complex="Arial" style:font-size-complex="11pt" style:font-weight-complex="bold"/>
    </style:style>
    <style:style style:name="T114_8" style:family="text">
      <style:text-properties fo:font-size="11pt" style:font-size-asian="11pt" style:font-name-complex="Arial" style:font-size-complex="11pt" style:font-weight-complex="bold"/>
    </style:style>
    <style:style style:name="T114_9" style:family="text">
      <style:text-properties fo:font-size="11pt" style:font-size-asian="11pt" style:font-name-complex="Arial" style:font-size-complex="11pt" style:font-weight-complex="bold"/>
    </style:style>
    <style:style style:name="T114_10" style:family="text">
      <style:text-properties fo:font-size="11pt" style:font-size-asian="11pt" style:font-name-complex="Arial" style:font-size-complex="11pt" style:font-weight-complex="bold"/>
    </style:style>
    <style:style style:name="T114_11" style:family="text">
      <style:text-properties fo:font-size="11pt" style:font-size-asian="11pt" style:font-name-complex="Arial" style:font-size-complex="11pt" style:font-weight-complex="bold"/>
    </style:style>
    <style:style style:name="T114_12" style:family="text">
      <style:text-properties fo:font-size="11pt" style:font-size-asian="11pt" style:font-name-complex="Arial" style:font-size-complex="11pt" fo:font-weight="bold" style:font-weight-asian="bold"/>
    </style:style>
    <style:style style:name="P115" style:family="paragraph" style:parent-style-name="List_20_Paragraph"/>
    <style:style style:name="T115_1" style:family="text">
      <style:text-properties fo:font-size="11pt" style:font-size-asian="11pt" style:font-name-complex="Arial" style:font-size-complex="11pt" style:font-weight-complex="bold"/>
    </style:style>
    <style:style style:name="T115_2" style:family="text">
      <style:text-properties fo:font-size="11pt" style:font-size-asian="11pt" style:font-name-complex="Arial" style:font-size-complex="11pt" style:font-weight-complex="bold"/>
    </style:style>
    <style:style style:name="T115_3" style:family="text">
      <style:text-properties fo:font-size="11pt" style:font-size-asian="11pt" style:font-name-complex="Arial" style:font-size-complex="11pt" style:font-weight-complex="bold"/>
    </style:style>
    <style:style style:name="T115_4" style:family="text">
      <style:text-properties fo:font-size="11pt" style:font-size-asian="11pt" style:font-name-complex="Arial" style:font-size-complex="11pt" style:font-weight-complex="bold"/>
    </style:style>
    <style:style style:name="T115_5" style:family="text">
      <style:text-properties fo:font-size="11pt" style:font-size-asian="11pt" style:font-name-complex="Arial" style:font-size-complex="11pt" style:font-weight-complex="bold"/>
    </style:style>
    <style:style style:name="T115_6" style:family="text">
      <style:text-properties fo:font-size="11pt" style:font-size-asian="11pt" style:font-name-complex="Arial" style:font-size-complex="11pt" style:font-weight-complex="bold"/>
    </style:style>
    <style:style style:name="T115_7" style:family="text">
      <style:text-properties fo:font-size="11pt" style:font-size-asian="11pt" style:font-name-complex="Arial" style:font-size-complex="11pt" fo:font-weight="bold" style:font-weight-asian="bold"/>
    </style:style>
    <style:style style:name="T115_8" style:family="text">
      <style:text-properties fo:font-size="11pt" style:font-size-asian="11pt" style:font-name-complex="Arial" style:font-size-complex="11pt" fo:font-weight="bold" style:font-weight-asian="bold"/>
    </style:style>
    <style:style style:name="P116" style:family="paragraph" style:parent-style-name="List_20_Paragraph"/>
    <style:style style:name="T116_1" style:family="text">
      <style:text-properties fo:font-size="11pt" style:font-size-asian="11pt" style:font-name-complex="Arial" style:font-size-complex="11pt" style:font-weight-complex="bold"/>
    </style:style>
    <style:style style:name="T116_2" style:family="text">
      <style:text-properties fo:font-size="11pt" style:font-size-asian="11pt" style:font-name-complex="Arial" style:font-size-complex="11pt" style:font-weight-complex="bold"/>
    </style:style>
    <style:style style:name="T116_3" style:family="text">
      <style:text-properties fo:font-size="11pt" style:font-size-asian="11pt" style:font-name-complex="Arial" style:font-size-complex="11pt" style:font-weight-complex="bold"/>
    </style:style>
    <style:style style:name="T116_4" style:family="text">
      <style:text-properties fo:font-size="11pt" style:font-size-asian="11pt" style:font-name-complex="Arial" style:font-size-complex="11pt" style:font-weight-complex="bold"/>
    </style:style>
    <style:style style:name="T116_5" style:family="text">
      <style:text-properties fo:font-size="11pt" style:font-size-asian="11pt" style:font-name-complex="Arial" style:font-size-complex="11pt" style:font-weight-complex="bold"/>
    </style:style>
    <style:style style:name="T116_6" style:family="text">
      <style:text-properties fo:font-size="11pt" style:font-size-asian="11pt" style:font-name-complex="Arial" style:font-size-complex="11pt" fo:font-weight="bold" style:font-weight-asian="bold"/>
    </style:style>
    <style:style style:name="T116_7" style:family="text">
      <style:text-properties fo:font-size="11pt" style:font-size-asian="11pt" style:font-name-complex="Arial" style:font-size-complex="11pt" fo:font-weight="bold" style:font-weight-asian="bold"/>
    </style:style>
    <style:style style:name="T116_8" style:family="text">
      <style:text-properties fo:font-size="11pt" style:font-size-asian="11pt" style:font-name-complex="Arial" style:font-size-complex="11pt" fo:font-weight="bold" style:font-weight-asian="bold"/>
    </style:style>
    <style:style style:name="T116_9" style:family="text">
      <style:text-properties fo:font-size="11pt" style:font-size-asian="11pt" style:font-name-complex="Arial" style:font-size-complex="11pt" fo:font-weight="bold" style:font-weight-asian="bold"/>
    </style:style>
    <style:style style:name="T116_10" style:family="text">
      <style:text-properties fo:font-size="11pt" style:font-size-asian="11pt" style:font-name-complex="Arial" style:font-size-complex="11pt" fo:font-weight="bold" style:font-weight-asian="bold"/>
    </style:style>
    <style:style style:name="T116_11" style:family="text">
      <style:text-properties fo:font-size="11pt" style:font-size-asian="11pt" style:font-name-complex="Arial" style:font-size-complex="11pt" fo:font-weight="bold" style:font-weight-asian="bold"/>
    </style:style>
    <style:style style:name="T116_12" style:family="text">
      <style:text-properties fo:font-size="11pt" style:font-size-asian="11pt" style:font-name-complex="Arial" style:font-size-complex="11pt" fo:font-weight="bold" style:font-weight-asian="bold"/>
    </style:style>
    <style:style style:name="P117" style:family="paragraph" style:parent-style-name="Heading_20_2">
      <style:paragraph-properties fo:background-color="#dbe5f1" fo:padding-top="0.035cm" fo:border-top="#000000 0.018cm solid" fo:margin-top="0cm" fo:padding-bottom="0.035cm" fo:border-bottom="#000000 0.018cm solid" fo:padding-left="0.141cm" fo:border-left="#000000 0.018cm solid" fo:padding-right="0.141cm" fo:border-right="#000000 0.018cm solid"/>
    </style:style>
    <style:style style:name="T117_1" style:family="text">
      <style:text-properties fo:font-style="normal" style:font-style-asian="normal"/>
    </style:style>
    <style:style style:name="T117_2" style:family="text">
      <style:text-properties fo:font-style="normal" style:font-style-asian="normal"/>
    </style:style>
    <style:style style:name="T117_3" style:family="text">
      <style:text-properties fo:font-style="normal" style:font-style-asian="normal"/>
    </style:style>
    <style:style style:name="P118" style:family="paragraph" style:parent-style-name="Normal">
      <style:text-properties fo:font-size="11pt" style:font-size-asian="11pt" style:font-size-complex="11pt" style:font-weight-complex="bold"/>
    </style:style>
    <style:style style:name="P119" style:family="paragraph" style:parent-style-name="Normal">
      <style:paragraph-properties fo:margin-bottom="0.212cm"/>
    </style:style>
    <style:style style:name="T119_1" style:family="text">
      <style:text-properties fo:font-size="11pt" style:font-size-asian="11pt" style:font-name-complex="Arial" style:font-size-complex="11pt" fo:font-weight="bold" style:font-weight-asian="bold"/>
    </style:style>
    <style:style style:name="P120" style:family="paragraph" style:parent-style-name="Normal">
      <style:paragraph-properties fo:text-align="justify" fo:margin-bottom="0.212cm"/>
    </style:style>
    <style:style style:name="T120_1" style:family="text">
      <style:text-properties fo:font-size="11pt" style:font-size-asian="11pt" style:font-name-complex="Arial" style:font-size-complex="11pt"/>
    </style:style>
    <style:style style:name="T120_2" style:family="text">
      <style:text-properties fo:font-size="11pt" style:font-size-asian="11pt" style:font-name-complex="Arial" style:font-size-complex="11pt"/>
    </style:style>
    <style:style style:name="T120_3" style:family="text">
      <style:text-properties fo:font-size="11pt" style:font-size-asian="11pt" style:font-name-complex="Arial" style:font-size-complex="11pt"/>
    </style:style>
    <style:style style:name="T120_4" style:family="text">
      <style:text-properties fo:font-size="11pt" style:font-size-asian="11pt" style:font-name-complex="Arial" style:font-size-complex="11pt"/>
    </style:style>
    <style:style style:name="T120_5" style:family="text">
      <style:text-properties fo:font-size="11pt" style:font-size-asian="11pt" style:font-name-complex="Arial" style:font-size-complex="11pt"/>
    </style:style>
    <style:style style:name="T120_6" style:family="text">
      <style:text-properties fo:font-size="11pt" style:font-size-asian="11pt" style:font-name-complex="Arial" style:font-size-complex="11pt"/>
    </style:style>
    <style:style style:name="T120_7" style:family="text">
      <style:text-properties fo:font-size="11pt" style:font-size-asian="11pt" style:font-name-complex="Arial" style:font-size-complex="11pt"/>
    </style:style>
    <style:style style:name="T120_8" style:family="text">
      <style:text-properties fo:font-size="11pt" style:font-size-asian="11pt" style:font-name-complex="Arial" style:font-size-complex="11pt"/>
    </style:style>
    <style:style style:name="T120_9" style:family="text">
      <style:text-properties fo:font-size="11pt" style:font-size-asian="11pt" style:font-name-complex="Arial" style:font-size-complex="11pt"/>
    </style:style>
    <style:style style:name="T120_10" style:family="text">
      <style:text-properties fo:font-size="11pt" style:font-size-asian="11pt" style:font-name-complex="Arial" style:font-size-complex="11pt"/>
    </style:style>
    <style:style style:name="P121" style:family="paragraph" style:parent-style-name="Normal">
      <style:paragraph-properties fo:text-align="justify" fo:margin-bottom="0.212cm"/>
    </style:style>
    <style:style style:name="T121_1" style:family="text">
      <style:text-properties fo:font-size="11pt" style:font-size-asian="11pt" style:font-name-complex="Arial" style:font-size-complex="11pt"/>
    </style:style>
    <style:style style:name="T121_2" style:family="text">
      <style:text-properties fo:font-size="11pt" style:font-size-asian="11pt" style:font-name-complex="Arial" style:font-size-complex="11pt"/>
    </style:style>
    <style:style style:name="T121_3" style:family="text">
      <style:text-properties fo:font-size="11pt" style:font-size-asian="11pt" style:font-name-complex="Arial" style:font-size-complex="11pt"/>
    </style:style>
    <style:style style:name="T121_4" style:family="text">
      <style:text-properties fo:font-size="11pt" style:font-size-asian="11pt" style:font-name-complex="Arial" style:font-size-complex="11pt"/>
    </style:style>
    <style:style style:name="T121_5" style:family="text">
      <style:text-properties fo:font-size="11pt" style:font-size-asian="11pt" style:font-name-complex="Arial" style:font-size-complex="11pt"/>
    </style:style>
    <style:style style:name="T121_6" style:family="text">
      <style:text-properties fo:font-size="11pt" style:font-size-asian="11pt" style:font-name-complex="Arial" style:font-size-complex="11pt"/>
    </style:style>
    <style:style style:name="T121_7" style:family="text">
      <style:text-properties fo:font-size="11pt" style:font-size-asian="11pt" style:font-name-complex="Arial" style:font-size-complex="11pt"/>
    </style:style>
    <style:style style:name="T121_8" style:family="text">
      <style:text-properties fo:font-size="11pt" style:font-size-asian="11pt" style:font-name-complex="Arial" style:font-size-complex="11pt"/>
    </style:style>
    <style:style style:name="T121_9" style:family="text">
      <style:text-properties fo:font-size="11pt" style:font-size-asian="11pt" style:font-name-complex="Arial" style:font-size-complex="11pt"/>
    </style:style>
    <style:style style:name="T121_10" style:family="text">
      <style:text-properties fo:font-size="11pt" style:font-size-asian="11pt" style:font-name-complex="Arial" style:font-size-complex="11pt"/>
    </style:style>
    <style:style style:name="T121_11" style:family="text">
      <style:text-properties fo:font-size="11pt" style:font-size-asian="11pt" style:font-name-complex="Arial" style:font-size-complex="11pt"/>
    </style:style>
    <style:style style:name="T121_12" style:family="text">
      <style:text-properties fo:font-size="11pt" style:font-size-asian="11pt" style:font-name-complex="Arial" style:font-size-complex="11pt"/>
    </style:style>
    <style:style style:name="T121_13" style:family="text">
      <style:text-properties fo:font-size="11pt" style:font-size-asian="11pt" style:font-name-complex="Arial" style:font-size-complex="11pt"/>
    </style:style>
    <style:style style:name="T121_14" style:family="text">
      <style:text-properties fo:font-size="11pt" style:font-size-asian="11pt" style:font-name-complex="Arial" style:font-size-complex="11pt"/>
    </style:style>
    <style:style style:name="T121_15" style:family="text">
      <style:text-properties fo:font-size="11pt" style:font-size-asian="11pt" style:font-name-complex="Arial" style:font-size-complex="11pt"/>
    </style:style>
    <style:style style:name="T121_16" style:family="text">
      <style:text-properties fo:font-size="11pt" style:font-size-asian="11pt" style:font-name-complex="Arial" style:font-size-complex="11pt"/>
    </style:style>
    <style:style style:name="T121_17" style:family="text">
      <style:text-properties fo:font-size="11pt" style:font-size-asian="11pt" style:font-name-complex="Arial" style:font-size-complex="11pt"/>
    </style:style>
    <style:style style:name="T121_18" style:family="text">
      <style:text-properties fo:font-size="11pt" style:font-size-asian="11pt" style:font-name-complex="Arial" style:font-size-complex="11pt"/>
    </style:style>
    <style:style style:name="T121_19" style:family="text">
      <style:text-properties fo:font-size="11pt" style:font-size-asian="11pt" style:font-name-complex="Arial" style:font-size-complex="11pt"/>
    </style:style>
    <style:style style:name="T121_20" style:family="text">
      <style:text-properties fo:font-size="11pt" style:font-size-asian="11pt" style:font-name-complex="Arial" style:font-size-complex="11pt"/>
    </style:style>
    <style:style style:name="T121_21" style:family="text">
      <style:text-properties fo:font-size="11pt" style:font-size-asian="11pt" style:font-name-complex="Arial" style:font-size-complex="11pt"/>
    </style:style>
    <style:style style:name="T121_22" style:family="text">
      <style:text-properties fo:font-size="11pt" style:font-size-asian="11pt" style:font-name-complex="Arial" style:font-size-complex="11pt"/>
    </style:style>
    <style:style style:name="T121_23" style:family="text">
      <style:text-properties fo:font-size="11pt" style:font-size-asian="11pt" style:font-name-complex="Arial" style:font-size-complex="11pt"/>
    </style:style>
    <style:style style:name="T121_24" style:family="text">
      <style:text-properties fo:font-size="11pt" style:font-size-asian="11pt" style:font-name-complex="Arial" style:font-size-complex="11pt"/>
    </style:style>
    <style:style style:name="T121_25" style:family="text">
      <style:text-properties fo:font-size="11pt" style:font-size-asian="11pt" style:font-name-complex="Arial" style:font-size-complex="11pt"/>
    </style:style>
    <style:style style:name="T121_26" style:family="text">
      <style:text-properties fo:font-size="11pt" style:font-size-asian="11pt" style:font-name-complex="Arial" style:font-size-complex="11pt"/>
    </style:style>
    <style:style style:name="T121_27" style:family="text">
      <style:text-properties fo:font-size="11pt" style:font-size-asian="11pt" style:font-name-complex="Arial" style:font-size-complex="11pt"/>
    </style:style>
    <style:style style:name="T121_28" style:family="text">
      <style:text-properties fo:font-size="11pt" style:font-size-asian="11pt" style:font-name-complex="Arial" style:font-size-complex="11pt"/>
    </style:style>
    <style:style style:name="P122" style:family="paragraph" style:parent-style-name="Normal">
      <style:paragraph-properties fo:text-align="justify"/>
    </style:style>
    <style:style style:name="T122_1" style:family="text">
      <style:text-properties fo:font-size="11pt" style:font-size-asian="11pt" style:font-name-complex="Arial" style:font-size-complex="11pt"/>
    </style:style>
    <style:style style:name="T122_2" style:family="text">
      <style:text-properties fo:font-size="11pt" style:font-size-asian="11pt" style:font-name-complex="Arial" style:font-size-complex="11pt"/>
    </style:style>
    <style:style style:name="T122_3" style:family="text">
      <style:text-properties fo:font-size="11pt" style:font-size-asian="11pt" style:font-name-complex="Arial" style:font-size-complex="11pt"/>
    </style:style>
    <style:style style:name="T122_4" style:family="text">
      <style:text-properties fo:font-size="11pt" style:font-size-asian="11pt" style:font-name-complex="Arial" style:font-size-complex="11pt"/>
    </style:style>
    <style:style style:name="T122_5" style:family="text">
      <style:text-properties fo:font-size="11pt" style:font-size-asian="11pt" style:font-name-complex="Arial" style:font-size-complex="11pt"/>
    </style:style>
    <style:style style:name="T122_6" style:family="text">
      <style:text-properties fo:font-size="11pt" style:font-size-asian="11pt" style:font-name-complex="Arial" style:font-size-complex="11pt"/>
    </style:style>
    <style:style style:name="T122_7" style:family="text">
      <style:text-properties fo:font-size="11pt" style:font-size-asian="11pt" style:font-name-complex="Arial" style:font-size-complex="11pt"/>
    </style:style>
    <style:style style:name="T122_8" style:family="text">
      <style:text-properties fo:font-size="11pt" style:font-size-asian="11pt" style:font-name-complex="Arial" style:font-size-complex="11pt"/>
    </style:style>
    <style:style style:name="T122_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2_10" style:family="text">
      <style:text-properties fo:font-size="11pt" style:font-size-asian="11pt" style:font-name-complex="Arial" style:font-size-complex="11pt"/>
    </style:style>
    <style:style style:name="T122_11" style:family="text">
      <style:text-properties fo:font-size="11pt" style:font-size-asian="11pt" style:font-name-complex="Arial" style:font-size-complex="11pt"/>
    </style:style>
    <style:style style:name="T122_12" style:family="text">
      <style:text-properties fo:font-size="11pt" style:font-size-asian="11pt" style:font-name-complex="Arial" style:font-size-complex="11pt"/>
    </style:style>
    <style:style style:name="T122_13" style:family="text">
      <style:text-properties fo:font-size="11pt" style:font-size-asian="11pt" style:font-name-complex="Arial" style:font-size-complex="11pt"/>
    </style:style>
    <style:style style:name="T122_14" style:family="text">
      <style:text-properties fo:font-size="11pt" style:font-size-asian="11pt" style:font-name-complex="Arial" style:font-size-complex="11pt"/>
    </style:style>
    <style:style style:name="T122_15" style:family="text">
      <style:text-properties fo:font-size="11pt" style:font-size-asian="11pt" style:font-name-complex="Arial" style:font-size-complex="11pt"/>
    </style:style>
    <style:style style:name="T122_16" style:family="text">
      <style:text-properties fo:font-size="11pt" style:font-size-asian="11pt" style:font-name-complex="Arial" style:font-size-complex="11pt"/>
    </style:style>
    <style:style style:name="T122_17" style:family="text">
      <style:text-properties fo:font-size="11pt" style:font-size-asian="11pt" style:font-name-complex="Arial" style:font-size-complex="11pt"/>
    </style:style>
    <style:style style:name="T122_18" style:family="text">
      <style:text-properties fo:font-size="11pt" style:font-size-asian="11pt" style:font-name-complex="Arial" style:font-size-complex="11pt"/>
    </style:style>
    <style:style style:name="T122_19" style:family="text">
      <style:text-properties fo:font-size="11pt" style:font-size-asian="11pt" style:font-name-complex="Arial" style:font-size-complex="11pt"/>
    </style:style>
    <style:style style:name="T122_20" style:family="text">
      <style:text-properties fo:font-size="11pt" style:font-size-asian="11pt" style:font-name-complex="Arial" style:font-size-complex="11pt"/>
    </style:style>
    <style:style style:name="T122_21" style:family="text">
      <style:text-properties fo:font-size="11pt" style:font-size-asian="11pt" style:font-name-complex="Arial" style:font-size-complex="11pt"/>
    </style:style>
    <style:style style:name="T122_22" style:family="text">
      <style:text-properties fo:font-size="11pt" style:font-size-asian="11pt" style:font-name-complex="Arial" style:font-size-complex="11pt"/>
    </style:style>
    <style:style style:name="T122_23" style:family="text">
      <style:text-properties fo:font-size="11pt" style:font-size-asian="11pt" style:font-name-complex="Arial" style:font-size-complex="11pt"/>
    </style:style>
    <style:style style:name="T122_24" style:family="text">
      <style:text-properties fo:font-size="11pt" style:font-size-asian="11pt" style:font-name-complex="Arial" style:font-size-complex="11pt"/>
    </style:style>
    <style:style style:name="T122_25" style:family="text">
      <style:text-properties fo:font-size="11pt" style:font-size-asian="11pt" style:font-name-complex="Arial" style:font-size-complex="11pt"/>
    </style:style>
    <style:style style:name="T122_26" style:family="text">
      <style:text-properties fo:font-size="11pt" style:font-size-asian="11pt" style:font-name-complex="Arial" style:font-size-complex="11pt"/>
    </style:style>
    <style:style style:name="T122_27" style:family="text">
      <style:text-properties fo:font-size="11pt" style:font-size-asian="11pt" style:font-name-complex="Arial" style:font-size-complex="11pt"/>
    </style:style>
    <style:style style:name="T122_28" style:family="text">
      <style:text-properties fo:font-size="11pt" style:font-size-asian="11pt" style:font-name-complex="Arial" style:font-size-complex="11pt"/>
    </style:style>
    <style:style style:name="T122_29" style:family="text">
      <style:text-properties fo:font-size="11pt" style:font-size-asian="11pt" style:font-name-complex="Arial" style:font-size-complex="11pt"/>
    </style:style>
    <style:style style:name="T122_3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2_3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2_32" style:family="text">
      <style:text-properties fo:font-size="11pt" style:font-size-asian="11pt" style:font-name-complex="Arial" style:font-size-complex="11pt"/>
    </style:style>
    <style:style style:name="T122_33" style:family="text">
      <style:text-properties fo:font-size="11pt" style:font-size-asian="11pt" style:font-name-complex="Arial" style:font-size-complex="11pt"/>
    </style:style>
    <style:style style:name="T122_34" style:family="text">
      <style:text-properties fo:font-size="11pt" style:font-size-asian="11pt" style:font-name-complex="Arial" style:font-size-complex="11pt"/>
    </style:style>
    <style:style style:name="T122_35" style:family="text">
      <style:text-properties fo:font-size="11pt" style:font-size-asian="11pt" style:font-name-complex="Arial" style:font-size-complex="11pt"/>
    </style:style>
    <style:style style:name="T122_36" style:family="text">
      <style:text-properties fo:font-size="11pt" style:font-size-asian="11pt" style:font-name-complex="Arial" style:font-size-complex="11pt"/>
    </style:style>
    <style:style style:name="T122_37" style:family="text">
      <style:text-properties fo:font-size="11pt" style:font-size-asian="11pt" style:font-name-complex="Arial" style:font-size-complex="11pt"/>
    </style:style>
    <style:style style:name="T122_38" style:family="text">
      <style:text-properties fo:font-size="11pt" style:font-size-asian="11pt" style:font-name-complex="Arial" style:font-size-complex="11pt"/>
    </style:style>
    <style:style style:name="T122_39" style:family="text">
      <style:text-properties fo:font-size="11pt" style:font-size-asian="11pt" style:font-name-complex="Arial" style:font-size-complex="11pt"/>
    </style:style>
    <style:style style:name="T122_40" style:family="text">
      <style:text-properties fo:font-size="11pt" style:font-size-asian="11pt" style:font-name-complex="Arial" style:font-size-complex="11pt"/>
    </style:style>
    <style:style style:name="T122_41" style:family="text">
      <style:text-properties fo:font-size="11pt" style:font-size-asian="11pt" style:font-name-complex="Arial" style:font-size-complex="11pt"/>
    </style:style>
    <style:style style:name="T122_42" style:family="text">
      <style:text-properties fo:font-size="11pt" style:font-size-asian="11pt" style:font-name-complex="Arial" style:font-size-complex="11pt"/>
    </style:style>
    <style:style style:name="T122_43" style:family="text">
      <style:text-properties fo:font-size="11pt" style:font-size-asian="11pt" style:font-name-complex="Arial" style:font-size-complex="11pt"/>
    </style:style>
    <style:style style:name="T122_44" style:family="text">
      <style:text-properties fo:font-size="11pt" style:font-size-asian="11pt" style:font-name-complex="Arial" style:font-size-complex="11pt"/>
    </style:style>
    <style:style style:name="T122_45" style:family="text">
      <style:text-properties fo:font-size="11pt" style:font-size-asian="11pt" style:font-name-complex="Arial" style:font-size-complex="11pt"/>
    </style:style>
    <style:style style:name="T122_46" style:family="text">
      <style:text-properties fo:font-size="11pt" style:font-size-asian="11pt" style:font-name-complex="Arial" style:font-size-complex="11pt"/>
    </style:style>
    <style:style style:name="T122_47" style:family="text">
      <style:text-properties fo:font-size="11pt" style:font-size-asian="11pt" style:font-name-complex="Arial" style:font-size-complex="11pt"/>
    </style:style>
    <style:style style:name="T122_48" style:family="text">
      <style:text-properties fo:font-size="11pt" style:font-size-asian="11pt" style:font-name-complex="Arial" style:font-size-complex="11pt"/>
    </style:style>
    <style:style style:name="T122_4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2_50" style:family="text">
      <style:text-properties fo:font-size="11pt" style:font-size-asian="11pt" style:font-name-complex="Arial" style:font-size-complex="11pt"/>
    </style:style>
    <style:style style:name="T122_51" style:family="text">
      <style:text-properties fo:font-size="11pt" style:font-size-asian="11pt" style:font-name-complex="Arial" style:font-size-complex="11pt"/>
    </style:style>
    <style:style style:name="T122_52" style:family="text">
      <style:text-properties fo:font-size="11pt" style:font-size-asian="11pt" style:font-name-complex="Arial" style:font-size-complex="11pt"/>
    </style:style>
    <style:style style:name="T122_53" style:family="text">
      <style:text-properties fo:font-size="11pt" style:font-size-asian="11pt" style:font-name-complex="Arial" style:font-size-complex="11pt"/>
    </style:style>
    <style:style style:name="T122_54" style:family="text">
      <style:text-properties fo:font-size="11pt" style:font-size-asian="11pt" style:font-name-complex="Arial" style:font-size-complex="11pt"/>
    </style:style>
    <style:style style:name="T122_55" style:family="text">
      <style:text-properties fo:font-size="11pt" style:font-size-asian="11pt" style:font-name-complex="Arial" style:font-size-complex="11pt"/>
    </style:style>
    <style:style style:name="P123" style:family="paragraph" style:parent-style-name="Normal">
      <style:paragraph-properties fo:margin-top="0.423cm" fo:margin-bottom="0.212cm"/>
    </style:style>
    <style:style style:name="T123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24" style:family="paragraph" style:parent-style-name="Normal">
      <style:paragraph-properties fo:text-align="justify" fo:margin-bottom="0.212cm"/>
    </style:style>
    <style:style style:name="T124_1" style:family="text">
      <style:text-properties fo:font-size="11pt" style:font-size-asian="11pt" style:font-size-complex="11pt"/>
    </style:style>
    <style:style style:name="T124_2" style:family="text">
      <style:text-properties fo:font-size="11pt" style:font-size-asian="11pt" style:font-size-complex="11pt"/>
    </style:style>
    <style:style style:name="T124_3" style:family="text">
      <style:text-properties fo:font-size="11pt" style:font-size-asian="11pt" style:font-size-complex="11pt"/>
    </style:style>
    <style:style style:name="T124_4" style:family="text">
      <style:text-properties fo:font-size="11pt" style:font-size-asian="11pt" style:font-size-complex="11pt"/>
    </style:style>
    <style:style style:name="T124_5" style:family="text">
      <style:text-properties fo:font-size="11pt" style:font-size-asian="11pt" style:font-size-complex="11pt"/>
    </style:style>
    <style:style style:name="T124_6" style:family="text">
      <style:text-properties fo:font-size="11pt" style:font-size-asian="11pt" style:font-size-complex="11pt"/>
    </style:style>
    <style:style style:name="T124_7" style:family="text">
      <style:text-properties fo:font-size="11pt" style:font-size-asian="11pt" style:font-size-complex="11pt"/>
    </style:style>
    <style:style style:name="T124_8" style:family="text">
      <style:text-properties fo:font-size="11pt" style:font-size-asian="11pt" style:font-size-complex="11pt"/>
    </style:style>
    <style:style style:name="T124_9" style:family="text">
      <style:text-properties fo:font-size="11pt" style:font-size-asian="11pt" style:font-size-complex="11pt"/>
    </style:style>
    <style:style style:name="T124_10" style:family="text">
      <style:text-properties fo:font-size="11pt" style:font-size-asian="11pt" style:font-size-complex="11pt"/>
    </style:style>
    <style:style style:name="T124_11" style:family="text">
      <style:text-properties fo:font-size="11pt" style:font-size-asian="11pt" style:font-size-complex="11pt"/>
    </style:style>
    <style:style style:name="T124_12" style:family="text">
      <style:text-properties fo:font-size="11pt" style:font-size-asian="11pt" style:font-size-complex="11pt"/>
    </style:style>
    <style:style style:name="T124_13" style:family="text">
      <style:text-properties fo:font-size="11pt" style:font-size-asian="11pt" style:font-size-complex="11pt"/>
    </style:style>
    <style:style style:name="T124_14" style:family="text">
      <style:text-properties fo:font-size="11pt" style:font-size-asian="11pt" style:font-size-complex="11pt"/>
    </style:style>
    <style:style style:name="T124_15" style:family="text">
      <style:text-properties fo:font-size="11pt" style:font-size-asian="11pt" style:font-size-complex="11pt"/>
    </style:style>
    <style:style style:name="T124_16" style:family="text">
      <style:text-properties fo:font-size="11pt" style:font-size-asian="11pt" style:font-size-complex="11pt"/>
    </style:style>
    <style:style style:name="T124_17" style:family="text">
      <style:text-properties fo:font-size="11pt" style:font-size-asian="11pt" style:font-size-complex="11pt"/>
    </style:style>
    <style:style style:name="T124_18" style:family="text">
      <style:text-properties fo:font-size="11pt" style:font-size-asian="11pt" style:font-size-complex="11pt"/>
    </style:style>
    <style:style style:name="T124_19" style:family="text">
      <style:text-properties fo:font-size="11pt" style:font-size-asian="11pt" style:font-size-complex="11pt"/>
    </style:style>
    <style:style style:name="T124_20" style:family="text">
      <style:text-properties fo:font-size="11pt" style:font-size-asian="11pt" style:font-size-complex="11pt"/>
    </style:style>
    <style:style style:name="T124_21" style:family="text">
      <style:text-properties fo:font-size="11pt" style:font-size-asian="11pt" style:font-size-complex="11pt"/>
    </style:style>
    <style:style style:name="T124_22" style:family="text">
      <style:text-properties fo:font-size="11pt" style:font-size-asian="11pt" style:font-size-complex="11pt"/>
    </style:style>
    <style:style style:name="T124_23" style:family="text">
      <style:text-properties fo:font-size="11pt" style:font-size-asian="11pt" style:font-size-complex="11pt"/>
    </style:style>
    <style:style style:name="T124_24" style:family="text">
      <style:text-properties fo:font-size="11pt" style:font-size-asian="11pt" style:font-size-complex="11pt"/>
    </style:style>
    <style:style style:name="T124_25" style:family="text">
      <style:text-properties fo:font-size="11pt" style:font-size-asian="11pt" style:font-size-complex="11pt"/>
    </style:style>
    <style:style style:name="T124_26" style:family="text">
      <style:text-properties fo:font-size="11pt" style:font-size-asian="11pt" style:font-size-complex="11pt"/>
    </style:style>
    <style:style style:name="T124_27" style:family="text">
      <style:text-properties fo:font-size="11pt" style:font-size-asian="11pt" style:font-size-complex="11pt"/>
    </style:style>
    <style:style style:name="T124_28" style:family="text">
      <style:text-properties fo:font-size="11pt" style:font-size-asian="11pt" style:font-size-complex="11pt"/>
    </style:style>
    <style:style style:name="T124_29" style:family="text">
      <style:text-properties fo:font-size="11pt" style:font-size-asian="11pt" style:font-size-complex="11pt"/>
    </style:style>
    <style:style style:name="T124_30" style:family="text">
      <style:text-properties fo:font-size="11pt" style:font-size-asian="11pt" style:font-size-complex="11pt"/>
    </style:style>
    <style:style style:name="P125" style:family="paragraph" style:parent-style-name="Normal">
      <style:paragraph-properties fo:text-align="justify"/>
    </style:style>
    <style:style style:name="T125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5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5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5_4" style:family="text">
      <style:text-properties fo:font-size="11pt" style:font-size-asian="11pt" style:font-name-complex="Arial" style:font-size-complex="11pt"/>
    </style:style>
    <style:style style:name="T125_5" style:family="text">
      <style:text-properties fo:font-size="11pt" style:font-size-asian="11pt" style:font-name-complex="Arial" style:font-size-complex="11pt"/>
    </style:style>
    <style:style style:name="T125_6" style:family="text">
      <style:text-properties fo:font-size="11pt" style:font-size-asian="11pt" style:font-name-complex="Arial" style:font-size-complex="11pt"/>
    </style:style>
    <style:style style:name="T125_7" style:family="text">
      <style:text-properties fo:font-size="11pt" style:font-size-asian="11pt" style:font-name-complex="Arial" style:font-size-complex="11pt"/>
    </style:style>
    <style:style style:name="T125_8" style:family="text">
      <style:text-properties fo:font-size="11pt" style:font-size-asian="11pt" style:font-name-complex="Arial" style:font-size-complex="11pt"/>
    </style:style>
    <style:style style:name="P126" style:family="paragraph" style:parent-style-name="Normal">
      <style:paragraph-properties fo:text-align="justify" fo:text-indent="-0.63cm" fo:margin-bottom="0.212cm" fo:margin-left="0.63cm"/>
      <style:text-properties fo:font-size="11pt" style:font-size-asian="11pt" style:font-name-complex="Arial" style:font-size-complex="11pt"/>
    </style:style>
    <style:style style:name="T12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6_2" style:family="text">
      <style:text-properties fo:font-size="11pt" style:font-size-asian="11pt" style:font-name-complex="Arial" style:font-size-complex="11pt"/>
    </style:style>
    <style:style style:name="T126_3" style:family="text">
      <style:text-properties fo:font-size="11pt" style:font-size-asian="11pt" style:font-name-complex="Arial" style:font-size-complex="11pt"/>
    </style:style>
    <style:style style:name="T126_4" style:family="text">
      <style:text-properties fo:font-size="11pt" style:font-size-asian="11pt" style:font-name-complex="Arial" style:font-size-complex="11pt"/>
    </style:style>
    <style:style style:name="T126_5" style:family="text">
      <style:text-properties fo:font-size="11pt" style:font-size-asian="11pt" style:font-name-complex="Arial" style:font-size-complex="11pt"/>
    </style:style>
    <style:style style:name="T126_6" style:family="text">
      <style:text-properties fo:font-size="11pt" style:font-size-asian="11pt" style:font-name-complex="Arial" style:font-size-complex="11pt"/>
    </style:style>
    <style:style style:name="T126_7" style:family="text">
      <style:text-properties fo:font-size="11pt" style:font-size-asian="11pt" style:font-name-complex="Arial" style:font-size-complex="11pt"/>
    </style:style>
    <style:style style:name="T126_8" style:family="text">
      <style:text-properties fo:font-size="11pt" style:font-size-asian="11pt" style:font-name-complex="Arial" style:font-size-complex="11pt"/>
    </style:style>
    <style:style style:name="T126_9" style:family="text">
      <style:text-properties fo:font-size="11pt" style:font-size-asian="11pt" style:font-name-complex="Arial" style:font-size-complex="11pt"/>
    </style:style>
    <style:style style:name="T126_10" style:family="text">
      <style:text-properties fo:font-size="11pt" style:font-size-asian="11pt" style:font-name-complex="Arial" style:font-size-complex="11pt"/>
    </style:style>
    <style:style style:name="P127" style:family="paragraph" style:parent-style-name="Normal">
      <style:paragraph-properties fo:text-align="justify" fo:text-indent="-0.63cm" fo:margin-bottom="0.212cm" fo:margin-left="0.63cm"/>
    </style:style>
    <style:style style:name="T127_1" style:family="text">
      <style:text-properties fo:font-size="11pt" style:font-size-asian="11pt" style:font-name-complex="Arial" style:font-size-complex="11pt"/>
    </style:style>
    <style:style style:name="T127_2" style:family="text">
      <style:text-properties fo:font-size="11pt" style:font-size-asian="11pt" style:font-name-complex="Arial" style:font-size-complex="11pt"/>
    </style:style>
    <style:style style:name="T127_3" style:family="text">
      <style:text-properties fo:font-size="11pt" style:font-size-asian="11pt" style:font-name-complex="Arial" style:font-size-complex="11pt"/>
    </style:style>
    <style:style style:name="T127_4" style:family="text">
      <style:text-properties fo:font-size="11pt" style:font-size-asian="11pt" style:font-name-complex="Arial" style:font-size-complex="11pt"/>
    </style:style>
    <style:style style:name="T127_5" style:family="text">
      <style:text-properties fo:font-size="11pt" style:font-size-asian="11pt" style:font-name-complex="Arial" style:font-size-complex="11pt"/>
    </style:style>
    <style:style style:name="T127_6" style:family="text">
      <style:text-properties fo:font-size="11pt" style:font-size-asian="11pt" style:font-name-complex="Arial" style:font-size-complex="11pt"/>
    </style:style>
    <style:style style:name="T127_7" style:family="text">
      <style:text-properties fo:font-size="11pt" style:font-size-asian="11pt" style:font-name-complex="Arial" style:font-size-complex="11pt"/>
    </style:style>
    <style:style style:name="T127_8" style:family="text">
      <style:text-properties fo:font-size="11pt" style:font-size-asian="11pt" style:font-name-complex="Arial" style:font-size-complex="11pt"/>
    </style:style>
    <style:style style:name="T127_9" style:family="text">
      <style:text-properties fo:font-size="11pt" style:font-size-asian="11pt" style:font-name-complex="Arial" style:font-size-complex="11pt"/>
    </style:style>
    <style:style style:name="T127_1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7_1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7_1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7_1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7_1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7_1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7_16" style:family="text">
      <style:text-properties fo:font-style="italic" style:font-style-asian="italic" style:font-style-complex="italic" fo:font-size="11pt" style:font-size-asian="11pt" style:font-name-complex="Arial" style:font-size-complex="11pt" fo:font-weight="bold" style:font-weight-asian="bold" style:font-weight-complex="bold"/>
    </style:style>
    <style:style style:name="T127_17" style:family="text" style:parent-style-name="Normal">
      <style:text-properties style:text-position="super 58%" fo:font-style="italic" style:font-style-asian="italic" style:font-style-complex="italic" style:font-name-complex="Arial" style:font-size-complex="11pt" fo:font-weight="bold" style:font-weight-asian="bold" style:font-weight-complex="bold"/>
    </style:style>
    <style:style style:name="P128" style:family="paragraph" style:parent-style-name="Footnote_20_text"/>
    <style:style style:name="T128_1" style:family="text">
      <style:text-properties fo:font-size="7pt" style:font-size-asian="7pt" style:font-size-complex="7pt"/>
    </style:style>
    <style:style style:name="T128_2" style:family="text">
      <style:text-properties fo:font-size="7pt" style:font-size-asian="7pt" style:font-size-complex="7pt"/>
    </style:style>
    <style:style style:name="T128_3" style:family="text">
      <style:text-properties fo:font-size="7pt" style:font-size-asian="7pt" style:font-size-complex="7pt"/>
    </style:style>
    <style:style style:name="T128_4" style:family="text">
      <style:text-properties fo:font-size="7pt" style:font-size-asian="7pt" style:font-size-complex="7pt"/>
    </style:style>
    <style:style style:name="T128_5" style:family="text"/>
    <style:style style:name="T128_6" style:family="text" style:parent-style-name="Internet_20_link">
      <style:text-properties fo:font-size="7pt" style:font-size-asian="7pt" style:font-size-complex="7pt"/>
    </style:style>
    <style:style style:name="T128_7" style:family="text">
      <style:text-properties fo:font-size="7pt" style:font-size-asian="7pt" style:font-size-complex="7pt"/>
    </style:style>
    <style:style style:name="T128_8" style:family="text">
      <style:text-properties fo:font-style="italic" style:font-style-asian="italic" style:font-style-complex="italic" fo:font-size="11pt" style:font-size-asian="11pt" style:font-name-complex="Arial" style:font-size-complex="11pt" fo:font-weight="bold" style:font-weight-asian="bold" style:font-weight-complex="bold"/>
    </style:style>
    <style:style style:name="T128_9" style:family="text">
      <style:text-properties fo:font-size="11pt" style:font-size-asian="11pt" style:font-name-complex="Arial" style:font-size-complex="11pt"/>
    </style:style>
    <style:style style:name="T128_10" style:family="text">
      <style:text-properties fo:font-size="11pt" style:font-size-asian="11pt" style:font-name-complex="Arial" style:font-size-complex="11pt"/>
    </style:style>
    <style:style style:name="T128_11" style:family="text">
      <style:text-properties fo:font-size="11pt" style:font-size-asian="11pt" style:font-name-complex="Arial" style:font-size-complex="11pt"/>
    </style:style>
    <style:style style:name="T128_1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8_1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28_14" style:family="text">
      <style:text-properties fo:font-size="11pt" style:font-size-asian="11pt" style:font-name-complex="Arial" style:font-size-complex="11pt"/>
    </style:style>
    <style:style style:name="P129" style:family="paragraph" style:parent-style-name="Normal">
      <style:paragraph-properties fo:text-align="justify"/>
      <style:text-properties fo:font-size="4pt" style:font-size-asian="4pt" style:font-name-complex="Arial" style:font-size-complex="4pt" style:font-weight-complex="bold"/>
    </style:style>
    <style:style style:name="P130" style:family="paragraph" style:parent-style-name="Normal">
      <style:paragraph-properties fo:text-align="justify" fo:margin-bottom="0.212cm"/>
    </style:style>
    <style:style style:name="T130_1" style:family="text">
      <style:text-properties fo:font-size="11pt" style:font-size-asian="11pt" style:font-name-complex="Arial" style:font-size-complex="11pt" style:font-weight-complex="bold"/>
    </style:style>
    <style:style style:name="T130_2" style:family="text">
      <style:text-properties fo:font-size="11pt" style:font-size-asian="11pt" style:font-name-complex="Arial" style:font-size-complex="11pt" style:font-weight-complex="bold"/>
    </style:style>
    <style:style style:name="T130_3" style:family="text">
      <style:text-properties fo:font-size="11pt" style:font-size-asian="11pt" style:font-name-complex="Arial" style:font-size-complex="11pt" style:font-weight-complex="bold"/>
    </style:style>
    <style:style style:name="T130_4" style:family="text">
      <style:text-properties fo:font-size="11pt" style:font-size-asian="11pt" style:font-name-complex="Arial" style:font-size-complex="11pt" style:font-weight-complex="bold"/>
    </style:style>
    <style:style style:name="T130_5" style:family="text">
      <style:text-properties fo:font-size="11pt" style:font-size-asian="11pt" style:font-name-complex="Arial" style:font-size-complex="11pt" style:font-weight-complex="bold"/>
    </style:style>
    <style:style style:name="T130_6" style:family="text">
      <style:text-properties fo:font-size="11pt" style:font-size-asian="11pt" style:font-name-complex="Arial" style:font-size-complex="11pt" style:font-weight-complex="bold"/>
    </style:style>
    <style:style style:name="T130_7" style:family="text">
      <style:text-properties fo:font-size="11pt" style:font-size-asian="11pt" style:font-name-complex="Arial" style:font-size-complex="11pt" style:font-weight-complex="bold"/>
    </style:style>
    <style:style style:name="T130_8" style:family="text">
      <style:text-properties fo:font-size="11pt" style:font-size-asian="11pt" style:font-name-complex="Arial" style:font-size-complex="11pt" style:font-weight-complex="bold"/>
    </style:style>
    <style:style style:name="T130_9" style:family="text">
      <style:text-properties fo:font-size="11pt" style:font-size-asian="11pt" style:font-name-complex="Arial" style:font-size-complex="11pt" style:font-weight-complex="bold"/>
    </style:style>
    <style:style style:name="P131" style:family="paragraph" style:parent-style-name="Normal">
      <style:paragraph-properties fo:text-align="justify"/>
    </style:style>
    <style:style style:name="T131_1" style:family="text">
      <style:text-properties fo:font-size="11pt" style:font-size-asian="11pt" style:font-size-complex="11pt"/>
    </style:style>
    <style:style style:name="T131_2" style:family="text">
      <style:text-properties fo:font-size="11pt" style:font-size-asian="11pt" style:font-size-complex="11pt"/>
    </style:style>
    <style:style style:name="T131_3" style:family="text">
      <style:text-properties fo:font-size="11pt" style:font-size-asian="11pt" style:font-size-complex="11pt"/>
    </style:style>
    <style:style style:name="T131_4" style:family="text">
      <style:text-properties fo:font-size="11pt" style:font-size-asian="11pt" style:font-size-complex="11pt"/>
    </style:style>
    <style:style style:name="T131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31_6" style:family="text">
      <style:text-properties fo:font-size="11pt" style:font-size-asian="11pt" style:font-name-complex="Arial" style:font-size-complex="11pt"/>
    </style:style>
    <style:style style:name="T131_7" style:family="text">
      <style:text-properties fo:font-size="11pt" style:font-size-asian="11pt" style:font-name-complex="Arial" style:font-size-complex="11pt"/>
    </style:style>
    <style:style style:name="T131_8" style:family="text">
      <style:text-properties fo:font-size="11pt" style:font-size-asian="11pt" style:font-name-complex="Arial" style:font-size-complex="11pt"/>
    </style:style>
    <style:style style:name="T131_9" style:family="text">
      <style:text-properties fo:font-size="11pt" style:font-size-asian="11pt" style:font-name-complex="Arial" style:font-size-complex="11pt"/>
    </style:style>
    <style:style style:name="T131_10" style:family="text">
      <style:text-properties fo:font-size="11pt" style:font-size-asian="11pt" style:font-name-complex="Arial" style:font-size-complex="11pt"/>
    </style:style>
    <style:style style:name="P132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133" style:family="paragraph" style:parent-style-name="Normal">
      <style:paragraph-properties fo:margin-bottom="0.212cm"/>
    </style:style>
    <style:style style:name="T133_1" style:family="text">
      <style:text-properties fo:font-size="11pt" style:font-size-asian="11pt" style:font-name-complex="Arial" style:font-size-complex="11pt" fo:font-weight="bold" style:font-weight-asian="bold"/>
    </style:style>
    <style:style style:name="T133_2" style:family="text">
      <style:text-properties fo:font-size="11pt" style:font-size-asian="11pt" style:font-name-complex="Arial" style:font-size-complex="11pt" fo:font-weight="bold" style:font-weight-asian="bold"/>
    </style:style>
    <style:style style:name="T133_3" style:family="text">
      <style:text-properties fo:font-size="11pt" style:font-size-asian="11pt" style:font-name-complex="Arial" style:font-size-complex="11pt" style:font-weight-complex="bold"/>
    </style:style>
    <style:style style:name="T133_4" style:family="text">
      <style:text-properties fo:font-size="11pt" style:font-size-asian="11pt" style:font-name-complex="Arial" style:font-size-complex="11pt" style:font-weight-complex="bold"/>
    </style:style>
    <style:style style:name="T133_5" style:family="text">
      <style:text-properties fo:font-size="11pt" style:font-size-asian="11pt" style:font-name-complex="Arial" style:font-size-complex="11pt" style:font-weight-complex="bold"/>
    </style:style>
    <style:style style:name="T133_6" style:family="text">
      <style:text-properties fo:font-size="11pt" style:font-size-asian="11pt" style:font-name-complex="Arial" style:font-size-complex="11pt" style:font-weight-complex="bold"/>
    </style:style>
    <style:style style:name="T133_7" style:family="text">
      <style:text-properties fo:font-size="11pt" style:font-size-asian="11pt" style:font-name-complex="Arial" style:font-size-complex="11pt" style:font-weight-complex="bold"/>
    </style:style>
    <style:style style:name="T133_8" style:family="text">
      <style:text-properties fo:font-size="11pt" style:font-size-asian="11pt" style:font-name-complex="Arial" style:font-size-complex="11pt" style:font-weight-complex="bold"/>
    </style:style>
    <style:style style:name="T133_9" style:family="text">
      <style:text-properties fo:font-size="11pt" style:font-size-asian="11pt" style:font-name-complex="Arial" style:font-size-complex="11pt" style:font-weight-complex="bold"/>
    </style:style>
    <style:style style:name="T133_10" style:family="text">
      <style:text-properties fo:font-size="11pt" style:font-size-asian="11pt" style:font-name-complex="Arial" style:font-size-complex="11pt" style:font-weight-complex="bold"/>
    </style:style>
    <style:style style:name="T133_11" style:family="text">
      <style:text-properties fo:font-size="11pt" style:font-size-asian="11pt" style:font-name-complex="Arial" style:font-size-complex="11pt" style:font-weight-complex="bold"/>
    </style:style>
    <style:style style:name="T133_12" style:family="text">
      <style:text-properties fo:font-size="11pt" style:font-size-asian="11pt" style:font-name-complex="Arial" style:font-size-complex="11pt" style:font-weight-complex="bold"/>
    </style:style>
    <style:style style:name="T133_13" style:family="text">
      <style:text-properties fo:font-size="11pt" style:font-size-asian="11pt" style:font-name-complex="Arial" style:font-size-complex="11pt" style:font-weight-complex="bold"/>
    </style:style>
    <style:style style:name="T133_14" style:family="text">
      <style:text-properties fo:font-size="11pt" style:font-size-asian="11pt" style:font-name-complex="Arial" style:font-size-complex="11pt" style:font-weight-complex="bold"/>
    </style:style>
    <style:style style:name="T133_15" style:family="text">
      <style:text-properties fo:font-size="11pt" style:font-size-asian="11pt" style:font-name-complex="Arial" style:font-size-complex="11pt" style:font-weight-complex="bold"/>
    </style:style>
    <style:style style:name="T133_16" style:family="text">
      <style:text-properties fo:font-size="11pt" style:font-size-asian="11pt" style:font-name-complex="Arial" style:font-size-complex="11pt" style:font-weight-complex="bold"/>
    </style:style>
    <style:style style:name="T133_17" style:family="text">
      <style:text-properties fo:font-size="11pt" style:font-size-asian="11pt" style:font-name-complex="Arial" style:font-size-complex="11pt" style:font-weight-complex="bold"/>
    </style:style>
    <style:style style:name="Table4" style:family="table">
      <style:table-properties table:align="left" style:width="17.981cm" fo:margin-left="0cm"/>
    </style:style>
    <style:style style:name="Column14" style:family="table-column">
      <style:table-column-properties style:column-width="0.991cm"/>
    </style:style>
    <style:style style:name="Column15" style:family="table-column">
      <style:table-column-properties style:column-width="10.252cm"/>
    </style:style>
    <style:style style:name="Column16" style:family="table-column">
      <style:table-column-properties style:column-width="3.501cm"/>
    </style:style>
    <style:style style:name="Column17" style:family="table-column">
      <style:table-column-properties style:column-width="3.237cm"/>
    </style:style>
    <style:style style:name="Row9" style:family="table-row">
      <style:table-row-properties style:min-row-height="0.866cm"/>
    </style:style>
    <style:style style:name="Cell35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4" style:family="paragraph" style:parent-style-name="Normal">
      <style:paragraph-properties fo:margin-top="0.212cm" fo:margin-bottom="0.212cm"/>
    </style:style>
    <style:style style:name="T134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36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5" style:family="paragraph" style:parent-style-name="Normal">
      <style:paragraph-properties fo:margin-top="0.212cm" fo:margin-bottom="0.212cm"/>
    </style:style>
    <style:style style:name="T135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37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6" style:family="paragraph" style:parent-style-name="Normal">
      <style:paragraph-properties fo:text-align="center" fo:margin-top="0.212cm" fo:margin-bottom="0.212cm"/>
    </style:style>
    <style:style style:name="T136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T136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38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7" style:family="paragraph" style:parent-style-name="Normal">
      <style:paragraph-properties fo:text-align="center" fo:margin-top="0.212cm" fo:margin-bottom="0.212cm"/>
    </style:style>
    <style:style style:name="T137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Row10" style:family="table-row">
      <style:table-row-properties style:min-row-height="1.328cm"/>
    </style:style>
    <style:style style:name="Cell3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8" style:family="paragraph" style:parent-style-name="Normal">
      <style:paragraph-properties fo:margin-top="0.212cm" fo:margin-bottom="0.212cm"/>
    </style:style>
    <style:style style:name="T138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4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39" style:family="paragraph" style:parent-style-name="Normal"/>
    <style:style style:name="T139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4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0" style:family="paragraph" style:parent-style-name="Normal">
      <style:paragraph-properties fo:text-align="center" fo:margin-top="0.212cm" fo:margin-bottom="0.212cm"/>
    </style:style>
    <style:style style:name="T140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4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1" style:family="paragraph" style:parent-style-name="Normal">
      <style:paragraph-properties fo:text-align="center" fo:margin-top="0.212cm" fo:margin-bottom="0.212cm"/>
    </style:style>
    <style:style style:name="T141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Row11" style:family="table-row"/>
    <style:style style:name="Cell4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2" style:family="paragraph" style:parent-style-name="Normal">
      <style:paragraph-properties fo:margin-top="0.212cm" fo:margin-bottom="0.212cm"/>
    </style:style>
    <style:style style:name="T142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4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3" style:family="paragraph" style:parent-style-name="Normal"/>
    <style:style style:name="T143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44" style:family="paragraph" style:parent-style-name="Normal"/>
    <style:style style:name="T144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45" style:family="paragraph" style:parent-style-name="Normal"/>
    <style:style style:name="T145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46" style:family="paragraph" style:parent-style-name="Normal"/>
    <style:style style:name="T146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47" style:family="paragraph" style:parent-style-name="Normal">
      <style:paragraph-properties fo:margin-bottom="0.212cm"/>
    </style:style>
    <style:style style:name="T147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147_2" style:family="text" style:parent-style-name="Normal">
      <style:text-properties style:text-position="super 58%" fo:font-size="8pt" style:font-size-asian="8pt" style:font-name-complex="Arial" style:font-size-complex="8pt"/>
    </style:style>
    <style:style style:name="P148" style:family="paragraph" style:parent-style-name="Footnote_20_text"/>
    <style:style style:name="T148_1" style:family="text">
      <style:text-properties fo:font-size="7pt" style:font-size-asian="7pt" style:font-size-complex="7pt"/>
    </style:style>
    <style:style style:name="T148_2" style:family="text">
      <style:text-properties fo:font-style="italic" style:font-style-asian="italic" style:font-style-complex="italic" fo:font-size="7pt" style:font-size-asian="7pt" style:font-size-complex="7pt"/>
    </style:style>
    <style:style style:name="T148_3" style:family="text">
      <style:text-properties fo:font-size="7pt" style:font-size-asian="7pt" style:font-size-complex="7pt"/>
    </style:style>
    <style:style style:name="T148_4" style:family="text">
      <style:text-properties fo:font-size="7pt" style:font-size-asian="7pt" style:font-size-complex="7pt"/>
    </style:style>
    <style:style style:name="T148_5" style:family="text">
      <style:text-properties fo:font-size="7pt" style:font-size-asian="7pt" style:font-size-complex="7pt"/>
    </style:style>
    <style:style style:name="T148_6" style:family="text">
      <style:text-properties fo:font-size="7pt" style:font-size-asian="7pt" style:font-size-complex="7pt"/>
    </style:style>
    <style:style style:name="Cell4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9" style:family="paragraph" style:parent-style-name="Normal">
      <style:paragraph-properties fo:text-align="center"/>
      <style:text-properties style:font-name="Arial" fo:font-size="8pt" style:font-size-asian="8pt" style:font-name-complex="Arial" style:font-size-complex="8pt" fo:language="en" fo:language-asian="en" fo:language-complex="ar" fo:country="US" fo:country-asian="US" fo:country-complex="SA"/>
    </style:style>
    <style:style style:name="P150" style:family="paragraph" style:parent-style-name="Normal">
      <style:paragraph-properties fo:text-align="center"/>
      <style:text-properties style:font-name="Arial" fo:font-size="8pt" style:font-size-asian="8pt" style:font-name-complex="Arial" style:font-size-complex="8pt" fo:language="en" fo:language-asian="en" fo:language-complex="ar" fo:country="US" fo:country-asian="US" fo:country-complex="SA"/>
    </style:style>
    <style:style style:name="P151" style:family="paragraph" style:parent-style-name="Normal">
      <style:paragraph-properties fo:text-align="center"/>
      <style:text-properties style:font-name="Arial" fo:font-size="8pt" style:font-size-asian="8pt" style:font-name-complex="Arial" style:font-size-complex="8pt" fo:language="en" fo:language-asian="en" fo:language-complex="ar" fo:country="US" fo:country-asian="US" fo:country-complex="SA"/>
    </style:style>
    <style:style style:name="P152" style:family="paragraph" style:parent-style-name="Normal">
      <style:paragraph-properties fo:text-align="center"/>
    </style:style>
    <style:style style:name="T152_1" style:family="text">
      <style:text-properties style:font-name="Arial" fo:font-size="8pt" style:font-size-asian="8pt" style:font-name-complex="Arial" style:font-size-complex="8pt" fo:language="en" fo:language-asian="en" fo:language-complex="ar" fo:country="US" fo:country-asian="US" fo:country-complex="SA"/>
    </style:style>
    <style:style style:name="P153" style:family="paragraph" style:parent-style-name="Normal">
      <style:paragraph-properties fo:text-align="center"/>
    </style:style>
    <style:style style:name="T153_1" style:family="text">
      <style:text-properties style:font-name="Arial" fo:font-size="8pt" style:font-size-asian="8pt" style:font-name-complex="Arial" style:font-size-complex="8pt" fo:language="en" fo:language-asian="en" fo:language-complex="ar" fo:country="US" fo:country-asian="US" fo:country-complex="SA"/>
    </style:style>
    <style:style style:name="P154" style:family="paragraph" style:parent-style-name="Normal">
      <style:paragraph-properties fo:text-align="center"/>
    </style:style>
    <style:style style:name="T154_1" style:family="text">
      <style:text-properties style:font-name="Arial" fo:font-size="8pt" style:font-size-asian="8pt" style:font-name-complex="Arial" style:font-size-complex="8pt" fo:language="en" fo:language-asian="en" fo:language-complex="ar" fo:country="US" fo:country-asian="US" fo:country-complex="SA"/>
    </style:style>
    <style:style style:name="P155" style:family="paragraph" style:parent-style-name="Normal">
      <style:paragraph-properties fo:text-align="center" fo:margin-bottom="0.212cm"/>
    </style:style>
    <style:style style:name="T155_1" style:family="text">
      <style:text-properties style:font-name="Arial" fo:font-size="8pt" style:font-size-asian="8pt" style:font-name-complex="Arial" style:font-size-complex="8pt" fo:language="en" fo:language-asian="en" fo:language-complex="ar" fo:country="US" fo:country-asian="US" fo:country-complex="SA"/>
    </style:style>
    <style:style style:name="Cell4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6" style:family="paragraph" style:parent-style-name="Normal">
      <style:paragraph-properties fo:text-align="center" fo:margin-top="0.212cm" fo:margin-bottom="0.212cm"/>
    </style:style>
    <style:style style:name="T156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Row12" style:family="table-row"/>
    <style:style style:name="Cell4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7" style:family="paragraph" style:parent-style-name="Normal">
      <style:paragraph-properties fo:margin-top="0.212cm" fo:margin-bottom="0.212cm"/>
    </style:style>
    <style:style style:name="T157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4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8" style:family="paragraph" style:parent-style-name="Normal"/>
    <style:style style:name="T158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158_2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T158_3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59" style:family="paragraph" style:parent-style-name="Normal"/>
    <style:style style:name="T159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60" style:family="paragraph" style:parent-style-name="Normal"/>
    <style:style style:name="T160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61" style:family="paragraph" style:parent-style-name="Normal"/>
    <style:style style:name="T161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62" style:family="paragraph" style:parent-style-name="Normal">
      <style:paragraph-properties fo:margin-top="0.212cm" fo:margin-bottom="0.212cm"/>
    </style:style>
    <style:style style:name="T162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4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3" style:family="paragraph" style:parent-style-name="Normal">
      <style:paragraph-properties fo:text-align="center"/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64" style:family="paragraph" style:parent-style-name="Normal">
      <style:paragraph-properties fo:text-align="center"/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65" style:family="paragraph" style:parent-style-name="Normal">
      <style:paragraph-properties fo:text-align="center"/>
    </style:style>
    <style:style style:name="T165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66" style:family="paragraph" style:parent-style-name="Normal">
      <style:paragraph-properties fo:text-align="center"/>
    </style:style>
    <style:style style:name="T166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67" style:family="paragraph" style:parent-style-name="Normal">
      <style:paragraph-properties fo:text-align="center"/>
    </style:style>
    <style:style style:name="T167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68" style:family="paragraph" style:parent-style-name="Normal">
      <style:paragraph-properties fo:text-align="center" fo:margin-top="0.212cm" fo:margin-bottom="0.212cm"/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 fo:font-weight="bold" style:font-weight-asian="bold"/>
    </style:style>
    <style:style style:name="Cell5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9" style:family="paragraph" style:parent-style-name="Normal">
      <style:paragraph-properties fo:text-align="center"/>
    </style:style>
    <style:style style:name="T169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70" style:family="paragraph" style:parent-style-name="Normal">
      <style:paragraph-properties fo:text-align="center"/>
    </style:style>
    <style:style style:name="T170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71" style:family="paragraph" style:parent-style-name="Normal">
      <style:paragraph-properties fo:text-align="center" fo:margin-bottom="0.212cm"/>
    </style:style>
    <style:style style:name="T171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Row13" style:family="table-row"/>
    <style:style style:name="Cell5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2" style:family="paragraph" style:parent-style-name="Normal">
      <style:paragraph-properties fo:margin-top="0.212cm" fo:margin-bottom="0.212cm"/>
    </style:style>
    <style:style style:name="T172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5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3" style:family="paragraph" style:parent-style-name="Normal">
      <style:paragraph-properties fo:margin-top="0.212cm" fo:margin-bottom="0.212cm"/>
    </style:style>
    <style:style style:name="T173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5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4" style:family="paragraph" style:parent-style-name="Normal">
      <style:paragraph-properties fo:text-align="center" fo:margin-top="0.212cm" fo:margin-bottom="0.212cm"/>
    </style:style>
    <style:style style:name="T174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5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5" style:family="paragraph" style:parent-style-name="Normal">
      <style:paragraph-properties fo:text-align="center" fo:margin-top="0.212cm" fo:margin-bottom="0.212cm"/>
    </style:style>
    <style:style style:name="T175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Row14" style:family="table-row"/>
    <style:style style:name="Cell5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6" style:family="paragraph" style:parent-style-name="Normal">
      <style:paragraph-properties fo:margin-top="0.212cm" fo:margin-bottom="0.212cm"/>
    </style:style>
    <style:style style:name="T176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5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7" style:family="paragraph" style:parent-style-name="Normal">
      <style:paragraph-properties fo:margin-top="0.212cm" fo:margin-bottom="0.212cm"/>
    </style:style>
    <style:style style:name="T177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5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8" style:family="paragraph" style:parent-style-name="Normal">
      <style:paragraph-properties fo:text-align="center"/>
    </style:style>
    <style:style style:name="T178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79" style:family="paragraph" style:parent-style-name="Normal">
      <style:paragraph-properties fo:text-align="center" fo:margin-top="0.212cm" fo:margin-bottom="0.212cm"/>
    </style:style>
    <style:style style:name="T179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5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0" style:family="paragraph" style:parent-style-name="Normal">
      <style:paragraph-properties fo:text-align="center"/>
    </style:style>
    <style:style style:name="T180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81" style:family="paragraph" style:parent-style-name="Normal">
      <style:paragraph-properties fo:text-align="center" fo:margin-top="0.212cm" fo:margin-bottom="0.212cm"/>
    </style:style>
    <style:style style:name="T181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Row15" style:family="table-row"/>
    <style:style style:name="Cell5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2" style:family="paragraph" style:parent-style-name="Normal">
      <style:paragraph-properties fo:margin-top="0.212cm" fo:margin-bottom="0.212cm"/>
    </style:style>
    <style:style style:name="T182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6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3" style:family="paragraph" style:parent-style-name="Normal">
      <style:paragraph-properties fo:margin-top="0.212cm" fo:margin-bottom="0.212cm"/>
    </style:style>
    <style:style style:name="T183_1" style:family="text">
      <style:text-properties style:font-name="Arial" fo:font-size="8pt" style:font-size-asian="8pt" style:font-name-complex="Arial" style:font-size-complex="8pt" fo:language="en" fo:language-asian="en" fo:language-complex="ar" fo:country="US" fo:country-asian="US" fo:country-complex="SA"/>
    </style:style>
    <style:style style:name="Cell6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4" style:family="paragraph" style:parent-style-name="Normal">
      <style:paragraph-properties fo:text-align="center" fo:margin-top="0.212cm" fo:margin-bottom="0.212cm"/>
    </style:style>
    <style:style style:name="T184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Cell6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5" style:family="paragraph" style:parent-style-name="Normal">
      <style:paragraph-properties fo:text-align="center" fo:margin-top="0.212cm" fo:margin-bottom="0.212cm"/>
    </style:style>
    <style:style style:name="T185_1" style:family="text">
      <style:text-properties style:font-name="Arial" fo:font-size="8pt" style:font-size-asian="8pt" style:font-name-complex="Arial" style:font-size-complex="8pt" fo:language="en" fo:language-asian="en" fo:language-complex="ar" fo:country="GB" fo:country-asian="US" fo:country-complex="SA"/>
    </style:style>
    <style:style style:name="P186" style:family="paragraph" style:parent-style-name="Normal">
      <style:paragraph-properties fo:margin-top="0.212cm" fo:margin-bottom="0.212cm"/>
    </style:style>
    <style:style style:name="T186_1" style:family="text">
      <style:text-properties fo:font-size="11pt" style:font-size-asian="11pt" style:font-name-complex="Arial" style:font-size-complex="11pt" fo:font-weight="bold" style:font-weight-asian="bold"/>
    </style:style>
    <style:style style:name="T186_2" style:family="text">
      <style:text-properties fo:font-size="11pt" style:font-size-asian="11pt" style:font-name-complex="Arial" style:font-size-complex="11pt" fo:font-weight="bold" style:font-weight-asian="bold"/>
    </style:style>
    <style:style style:name="T186_3" style:family="text">
      <style:text-properties fo:font-size="11pt" style:font-size-asian="11pt" style:font-name-complex="Arial" style:font-size-complex="11pt" style:font-weight-complex="bold"/>
    </style:style>
    <style:style style:name="T186_4" style:family="text">
      <style:text-properties fo:font-size="11pt" style:font-size-asian="11pt" style:font-name-complex="Arial" style:font-size-complex="11pt" fo:font-weight="bold" style:font-weight-asian="bold"/>
    </style:style>
    <style:style style:name="T186_5" style:family="text">
      <style:text-properties fo:font-size="11pt" style:font-size-asian="11pt" style:font-name-complex="Arial" style:font-size-complex="11pt" style:font-weight-complex="bold"/>
    </style:style>
    <style:style style:name="T186_6" style:family="text">
      <style:text-properties fo:font-size="11pt" style:font-size-asian="11pt" style:font-name-complex="Arial" style:font-size-complex="11pt" style:font-weight-complex="bold"/>
    </style:style>
    <style:style style:name="T186_7" style:family="text">
      <style:text-properties fo:font-size="11pt" style:font-size-asian="11pt" style:font-name-complex="Arial" style:font-size-complex="11pt" style:font-weight-complex="bold"/>
    </style:style>
    <style:style style:name="T186_8" style:family="text">
      <style:text-properties fo:font-size="11pt" style:font-size-asian="11pt" style:font-name-complex="Arial" style:font-size-complex="11pt" style:font-weight-complex="bold"/>
    </style:style>
    <style:style style:name="T186_9" style:family="text">
      <style:text-properties fo:font-size="11pt" style:font-size-asian="11pt" style:font-name-complex="Arial" style:font-size-complex="11pt" style:font-weight-complex="bold"/>
    </style:style>
    <style:style style:name="T186_10" style:family="text">
      <style:text-properties fo:font-size="11pt" style:font-size-asian="11pt" style:font-name-complex="Arial" style:font-size-complex="11pt" style:font-weight-complex="bold"/>
    </style:style>
    <style:style style:name="T186_11" style:family="text">
      <style:text-properties fo:font-size="11pt" style:font-size-asian="11pt" style:font-name-complex="Arial" style:font-size-complex="11pt" style:font-weight-complex="bold"/>
    </style:style>
    <style:style style:name="T186_12" style:family="text">
      <style:text-properties fo:font-size="11pt" style:font-size-asian="11pt" style:font-name-complex="Arial" style:font-size-complex="11pt" style:font-weight-complex="bold"/>
    </style:style>
    <style:style style:name="T186_13" style:family="text">
      <style:text-properties fo:font-size="11pt" style:font-size-asian="11pt" style:font-name-complex="Arial" style:font-size-complex="11pt" style:font-weight-complex="bold"/>
    </style:style>
    <style:style style:name="T186_14" style:family="text">
      <style:text-properties fo:font-size="11pt" style:font-size-asian="11pt" style:font-name-complex="Arial" style:font-size-complex="11pt" style:font-weight-complex="bold"/>
    </style:style>
    <style:style style:name="T186_15" style:family="text">
      <style:text-properties fo:font-size="11pt" style:font-size-asian="11pt" style:font-name-complex="Arial" style:font-size-complex="11pt" style:font-weight-complex="bold"/>
    </style:style>
    <style:style style:name="T186_16" style:family="text">
      <style:text-properties fo:font-size="11pt" style:font-size-asian="11pt" style:font-name-complex="Arial" style:font-size-complex="11pt" style:font-weight-complex="bold"/>
    </style:style>
    <style:style style:name="T186_17" style:family="text">
      <style:text-properties fo:font-size="11pt" style:font-size-asian="11pt" style:font-name-complex="Arial" style:font-size-complex="11pt" style:font-weight-complex="bold"/>
    </style:style>
    <style:style style:name="T186_18" style:family="text">
      <style:text-properties fo:font-size="11pt" style:font-size-asian="11pt" style:font-name-complex="Arial" style:font-size-complex="11pt" style:font-weight-complex="bold"/>
    </style:style>
    <style:style style:name="T186_19" style:family="text">
      <style:text-properties fo:font-size="11pt" style:font-size-asian="11pt" style:font-name-complex="Arial" style:font-size-complex="11pt" style:font-weight-complex="bold"/>
    </style:style>
    <style:style style:name="T186_20" style:family="text">
      <style:text-properties fo:font-size="11pt" style:font-size-asian="11pt" style:font-name-complex="Arial" style:font-size-complex="11pt" style:font-weight-complex="bold"/>
    </style:style>
    <style:style style:name="T186_21" style:family="text">
      <style:text-properties fo:font-size="11pt" style:font-size-asian="11pt" style:font-name-complex="Arial" style:font-size-complex="11pt" fo:font-weight="bold" style:font-weight-asian="bold"/>
    </style:style>
    <style:style style:name="T186_22" style:family="text">
      <style:text-properties fo:font-size="11pt" style:font-size-asian="11pt" style:font-name-complex="Arial" style:font-size-complex="11pt" fo:font-weight="bold" style:font-weight-asian="bold"/>
    </style:style>
    <style:style style:name="T186_23" style:family="text">
      <style:text-properties fo:font-size="11pt" style:font-size-asian="11pt" style:font-name-complex="Arial" style:font-size-complex="11pt" fo:font-weight="bold" style:font-weight-asian="bold"/>
    </style:style>
    <style:style style:name="T186_24" style:family="text">
      <style:text-properties fo:font-size="11pt" style:font-size-asian="11pt" style:font-name-complex="Arial" style:font-size-complex="11pt" style:font-weight-complex="bold"/>
    </style:style>
    <style:style style:name="P187" style:family="paragraph" style:parent-style-name="Normal">
      <style:paragraph-properties fo:text-align="justify"/>
    </style:style>
    <style:style style:name="T187_1" style:family="text">
      <style:text-properties fo:font-size="11pt" style:font-size-asian="11pt" style:font-name-complex="Arial" style:font-size-complex="11pt" style:font-weight-complex="bold"/>
    </style:style>
    <style:style style:name="T187_2" style:family="text">
      <style:text-properties fo:font-size="11pt" style:font-size-asian="11pt" style:font-name-complex="Arial" style:font-size-complex="11pt" style:font-weight-complex="bold"/>
    </style:style>
    <style:style style:name="T187_3" style:family="text">
      <style:text-properties fo:font-size="11pt" style:font-size-asian="11pt" style:font-name-complex="Arial" style:font-size-complex="11pt" style:font-weight-complex="bold"/>
    </style:style>
    <style:style style:name="T187_4" style:family="text">
      <style:text-properties fo:font-size="11pt" style:font-size-asian="11pt" style:font-name-complex="Arial" style:font-size-complex="11pt" style:font-weight-complex="bold"/>
    </style:style>
    <style:style style:name="T187_5" style:family="text">
      <style:text-properties fo:font-size="11pt" style:font-size-asian="11pt" style:font-name-complex="Arial" style:font-size-complex="11pt" style:font-weight-complex="bold"/>
    </style:style>
    <style:style style:name="T187_6" style:family="text">
      <style:text-properties fo:font-size="11pt" style:font-size-asian="11pt" style:font-name-complex="Arial" style:font-size-complex="11pt" style:font-weight-complex="bold"/>
    </style:style>
    <style:style style:name="T187_7" style:family="text">
      <style:text-properties fo:font-size="11pt" style:font-size-asian="11pt" style:font-name-complex="Arial" style:font-size-complex="11pt" style:font-weight-complex="bold"/>
    </style:style>
    <style:style style:name="T187_8" style:family="text">
      <style:text-properties fo:font-size="11pt" style:font-size-asian="11pt" style:font-name-complex="Arial" style:font-size-complex="11pt"/>
    </style:style>
    <style:style style:name="T187_9" style:family="text">
      <style:text-properties fo:font-size="11pt" style:font-size-asian="11pt" style:font-name-complex="Arial" style:font-size-complex="11pt"/>
    </style:style>
    <style:style style:name="T187_10" style:family="text">
      <style:text-properties fo:font-size="11pt" style:font-size-asian="11pt" style:font-name-complex="Arial" style:font-size-complex="11pt"/>
    </style:style>
    <style:style style:name="T187_1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87_12" style:family="text">
      <style:text-properties fo:font-size="11pt" style:font-size-asian="11pt" style:font-name-complex="Arial" style:font-size-complex="11pt"/>
    </style:style>
    <style:style style:name="T187_13" style:family="text">
      <style:text-properties fo:font-size="11pt" style:font-size-asian="11pt" style:font-name-complex="Arial" style:font-size-complex="11pt"/>
    </style:style>
    <style:style style:name="T187_14" style:family="text">
      <style:text-properties fo:font-size="11pt" style:font-size-asian="11pt" style:font-name-complex="Arial" style:font-size-complex="11pt"/>
    </style:style>
    <style:style style:name="T187_15" style:family="text">
      <style:text-properties fo:font-size="11pt" style:font-size-asian="11pt" style:font-name-complex="Arial" style:font-size-complex="11pt"/>
    </style:style>
    <style:style style:name="T187_16" style:family="text">
      <style:text-properties fo:font-size="11pt" style:font-size-asian="11pt" style:font-name-complex="Arial" style:font-size-complex="11pt"/>
    </style:style>
    <style:style style:name="T187_17" style:family="text">
      <style:text-properties fo:font-size="11pt" style:font-size-asian="11pt" style:font-name-complex="Arial" style:font-size-complex="11pt"/>
    </style:style>
    <style:style style:name="T187_18" style:family="text">
      <style:text-properties fo:font-size="11pt" style:font-size-asian="11pt" style:font-name-complex="Arial" style:font-size-complex="11pt"/>
    </style:style>
    <style:style style:name="T187_19" style:family="text">
      <style:text-properties fo:font-size="11pt" style:font-size-asian="11pt" style:font-name-complex="Arial" style:font-size-complex="11pt"/>
    </style:style>
    <style:style style:name="T187_20" style:family="text">
      <style:text-properties fo:font-size="11pt" style:font-size-asian="11pt" style:font-name-complex="Arial" style:font-size-complex="11pt"/>
    </style:style>
    <style:style style:name="P188" style:family="paragraph" style:parent-style-name="Normal">
      <style:paragraph-properties fo:margin-top="0.423cm" fo:margin-bottom="0.212cm"/>
    </style:style>
    <style:style style:name="T188_1" style:family="text">
      <style:text-properties fo:font-size="11pt" style:font-size-asian="11pt" style:font-name-complex="Arial" style:font-size-complex="11pt" fo:font-weight="bold" style:font-weight-asian="bold"/>
    </style:style>
    <style:style style:name="P189" style:family="paragraph" style:parent-style-name="Normal">
      <style:paragraph-properties fo:text-align="justify" fo:margin-bottom="0.212cm"/>
    </style:style>
    <style:style style:name="T189_1" style:family="text">
      <style:text-properties fo:font-size="11pt" style:font-size-asian="11pt" style:font-name-complex="Arial" style:font-size-complex="11pt"/>
    </style:style>
    <style:style style:name="T189_2" style:family="text">
      <style:text-properties fo:font-size="11pt" style:font-size-asian="11pt" style:font-name-complex="Arial" style:font-size-complex="11pt"/>
    </style:style>
    <style:style style:name="T189_3" style:family="text">
      <style:text-properties fo:font-size="11pt" style:font-size-asian="11pt" style:font-name-complex="Arial" style:font-size-complex="11pt"/>
    </style:style>
    <style:style style:name="T189_4" style:family="text">
      <style:text-properties fo:font-size="11pt" style:font-size-asian="11pt" style:font-name-complex="Arial" style:font-size-complex="11pt"/>
    </style:style>
    <style:style style:name="T189_5" style:family="text">
      <style:text-properties fo:font-size="11pt" style:font-size-asian="11pt" style:font-name-complex="Arial" style:font-size-complex="11pt"/>
    </style:style>
    <style:style style:name="T189_6" style:family="text">
      <style:text-properties fo:font-size="11pt" style:font-size-asian="11pt" style:font-name-complex="Arial" style:font-size-complex="11pt"/>
    </style:style>
    <style:style style:name="T189_7" style:family="text">
      <style:text-properties fo:font-size="11pt" style:font-size-asian="11pt" style:font-name-complex="Arial" style:font-size-complex="11pt"/>
    </style:style>
    <style:style style:name="T189_8" style:family="text">
      <style:text-properties fo:font-size="11pt" style:font-size-asian="11pt" style:font-name-complex="Arial" style:font-size-complex="11pt"/>
    </style:style>
    <style:style style:name="T189_9" style:family="text">
      <style:text-properties fo:font-size="11pt" style:font-size-asian="11pt" style:font-name-complex="Arial" style:font-size-complex="11pt"/>
    </style:style>
    <style:style style:name="T189_10" style:family="text">
      <style:text-properties fo:font-size="11pt" style:font-size-asian="11pt" style:font-name-complex="Arial" style:font-size-complex="11pt"/>
    </style:style>
    <style:style style:name="T189_11" style:family="text">
      <style:text-properties fo:font-size="11pt" style:font-size-asian="11pt" style:font-name-complex="Arial" style:font-size-complex="11pt"/>
    </style:style>
    <style:style style:name="T189_12" style:family="text">
      <style:text-properties fo:font-size="11pt" style:font-size-asian="11pt" style:font-name-complex="Arial" style:font-size-complex="11pt"/>
    </style:style>
    <style:style style:name="P190" style:family="paragraph" style:parent-style-name="Normal">
      <style:paragraph-properties fo:text-align="justify" fo:margin-bottom="0.212cm"/>
    </style:style>
    <style:style style:name="T190_1" style:family="text">
      <style:text-properties fo:font-size="11pt" style:font-size-asian="11pt" style:font-name-complex="Arial" style:font-size-complex="11pt"/>
    </style:style>
    <style:style style:name="T190_2" style:family="text">
      <style:text-properties fo:font-size="11pt" style:font-size-asian="11pt" style:font-name-complex="Arial" style:font-size-complex="11pt"/>
    </style:style>
    <style:style style:name="T190_3" style:family="text">
      <style:text-properties fo:font-size="11pt" style:font-size-asian="11pt" style:font-name-complex="Arial" style:font-size-complex="11pt"/>
    </style:style>
    <style:style style:name="T190_4" style:family="text">
      <style:text-properties fo:font-size="11pt" style:font-size-asian="11pt" style:font-name-complex="Arial" style:font-size-complex="11pt"/>
    </style:style>
    <style:style style:name="T190_5" style:family="text">
      <style:text-properties fo:font-size="11pt" style:font-size-asian="11pt" style:font-name-complex="Arial" style:font-size-complex="11pt"/>
    </style:style>
    <style:style style:name="P191" style:family="paragraph" style:parent-style-name="Normal">
      <style:paragraph-properties fo:text-align="justify" fo:margin-bottom="0.212cm"/>
    </style:style>
    <style:style style:name="T191_1" style:family="text">
      <style:text-properties fo:font-size="11pt" style:font-size-asian="11pt" style:font-name-complex="Arial" style:font-size-complex="11pt"/>
    </style:style>
    <style:style style:name="T191_2" style:family="text">
      <style:text-properties fo:font-size="11pt" style:font-size-asian="11pt" style:font-name-complex="Arial" style:font-size-complex="11pt"/>
    </style:style>
    <style:style style:name="T191_3" style:family="text">
      <style:text-properties fo:font-size="11pt" style:font-size-asian="11pt" style:font-name-complex="Arial" style:font-size-complex="11pt"/>
    </style:style>
    <style:style style:name="P192" style:family="paragraph" style:parent-style-name="Normal">
      <style:paragraph-properties fo:text-align="justify" fo:margin-bottom="0.212cm"/>
    </style:style>
    <style:style style:name="T192_1" style:family="text">
      <style:text-properties fo:font-size="11pt" style:font-size-asian="11pt" style:font-name-complex="Arial" style:font-size-complex="11pt" fo:font-weight="bold" style:font-weight-asian="bold"/>
    </style:style>
    <style:style style:name="T192_2" style:family="text">
      <style:text-properties fo:font-size="11pt" style:font-size-asian="11pt" style:font-name-complex="Arial" style:font-size-complex="11pt" style:font-weight-complex="bold"/>
    </style:style>
    <style:style style:name="T192_3" style:family="text">
      <style:text-properties fo:font-size="11pt" style:font-size-asian="11pt" style:font-name-complex="Arial" style:font-size-complex="11pt" style:font-weight-complex="bold"/>
    </style:style>
    <style:style style:name="T192_4" style:family="text">
      <style:text-properties fo:font-size="11pt" style:font-size-asian="11pt" style:font-name-complex="Arial" style:font-size-complex="11pt" style:font-weight-complex="bold"/>
    </style:style>
    <style:style style:name="T192_5" style:family="text">
      <style:text-properties fo:font-size="11pt" style:font-size-asian="11pt" style:font-name-complex="Arial" style:font-size-complex="11pt" style:font-weight-complex="bold"/>
    </style:style>
    <style:style style:name="T192_6" style:family="text">
      <style:text-properties fo:font-size="11pt" style:font-size-asian="11pt" style:font-name-complex="Arial" style:font-size-complex="11pt" style:font-weight-complex="bold"/>
    </style:style>
    <style:style style:name="T192_7" style:family="text">
      <style:text-properties fo:font-size="11pt" style:font-size-asian="11pt" style:font-name-complex="Arial" style:font-size-complex="11pt" style:font-weight-complex="bold"/>
    </style:style>
    <style:style style:name="T192_8" style:family="text">
      <style:text-properties fo:font-size="11pt" style:font-size-asian="11pt" style:font-name-complex="Arial" style:font-size-complex="11pt" style:font-weight-complex="bold"/>
    </style:style>
    <style:style style:name="T192_9" style:family="text">
      <style:text-properties fo:font-size="11pt" style:font-size-asian="11pt" style:font-name-complex="Arial" style:font-size-complex="11pt" style:font-weight-complex="bold"/>
    </style:style>
    <style:style style:name="T192_10" style:family="text">
      <style:text-properties fo:font-size="11pt" style:font-size-asian="11pt" style:font-name-complex="Arial" style:font-size-complex="11pt" style:font-weight-complex="bold"/>
    </style:style>
    <style:style style:name="T192_11" style:family="text">
      <style:text-properties fo:font-size="11pt" style:font-size-asian="11pt" style:font-name-complex="Arial" style:font-size-complex="11pt" style:font-weight-complex="bold"/>
    </style:style>
    <style:style style:name="T192_12" style:family="text">
      <style:text-properties fo:font-size="11pt" style:font-size-asian="11pt" style:font-name-complex="Arial" style:font-size-complex="11pt" style:font-weight-complex="bold"/>
    </style:style>
    <style:style style:name="T192_13" style:family="text">
      <style:text-properties fo:font-size="11pt" style:font-size-asian="11pt" style:font-name-complex="Arial" style:font-size-complex="11pt" style:font-weight-complex="bold"/>
    </style:style>
    <style:style style:name="T192_14" style:family="text">
      <style:text-properties fo:font-size="11pt" style:font-size-asian="11pt" style:font-name-complex="Arial" style:font-size-complex="11pt" style:font-weight-complex="bold"/>
    </style:style>
    <style:style style:name="T192_15" style:family="text">
      <style:text-properties fo:font-size="11pt" style:font-size-asian="11pt" style:font-name-complex="Arial" style:font-size-complex="11pt" style:font-weight-complex="bold"/>
    </style:style>
    <style:style style:name="T192_16" style:family="text">
      <style:text-properties fo:font-size="11pt" style:font-size-asian="11pt" style:font-name-complex="Arial" style:font-size-complex="11pt" style:font-weight-complex="bold"/>
    </style:style>
    <style:style style:name="T192_17" style:family="text">
      <style:text-properties fo:font-size="11pt" style:font-size-asian="11pt" style:font-name-complex="Arial" style:font-size-complex="11pt" style:font-weight-complex="bold"/>
    </style:style>
    <style:style style:name="T192_18" style:family="text">
      <style:text-properties fo:font-size="11pt" style:font-size-asian="11pt" style:font-name-complex="Arial" style:font-size-complex="11pt" style:font-weight-complex="bold"/>
    </style:style>
    <style:style style:name="T192_19" style:family="text">
      <style:text-properties fo:font-size="11pt" style:font-size-asian="11pt" style:font-name-complex="Arial" style:font-size-complex="11pt" style:font-weight-complex="bold"/>
    </style:style>
    <style:style style:name="T192_20" style:family="text">
      <style:text-properties fo:font-size="11pt" style:font-size-asian="11pt" style:font-name-complex="Arial" style:font-size-complex="11pt" style:font-weight-complex="bold"/>
    </style:style>
    <style:style style:name="T192_21" style:family="text">
      <style:text-properties fo:font-size="11pt" style:font-size-asian="11pt" style:font-name-complex="Arial" style:font-size-complex="11pt" style:font-weight-complex="bold"/>
    </style:style>
    <style:style style:name="T192_22" style:family="text">
      <style:text-properties fo:font-size="11pt" style:font-size-asian="11pt" style:font-name-complex="Arial" style:font-size-complex="11pt" style:font-weight-complex="bold"/>
    </style:style>
    <style:style style:name="T192_23" style:family="text">
      <style:text-properties fo:font-size="11pt" style:font-size-asian="11pt" style:font-name-complex="Arial" style:font-size-complex="11pt" style:font-weight-complex="bold"/>
    </style:style>
    <style:style style:name="T192_24" style:family="text">
      <style:text-properties fo:font-size="11pt" style:font-size-asian="11pt" style:font-name-complex="Arial" style:font-size-complex="11pt" style:font-weight-complex="bold"/>
    </style:style>
    <style:style style:name="T192_25" style:family="text">
      <style:text-properties fo:font-size="11pt" style:font-size-asian="11pt" style:font-name-complex="Arial" style:font-size-complex="11pt" style:font-weight-complex="bold"/>
    </style:style>
    <style:style style:name="T192_26" style:family="text">
      <style:text-properties fo:font-size="11pt" style:font-size-asian="11pt" style:font-name-complex="Arial" style:font-size-complex="11pt" style:font-weight-complex="bold"/>
    </style:style>
    <style:style style:name="T192_27" style:family="text">
      <style:text-properties fo:font-size="11pt" style:font-size-asian="11pt" style:font-name-complex="Arial" style:font-size-complex="11pt" style:font-weight-complex="bold"/>
    </style:style>
    <style:style style:name="T192_28" style:family="text">
      <style:text-properties fo:font-size="11pt" style:font-size-asian="11pt" style:font-name-complex="Arial" style:font-size-complex="11pt" style:font-weight-complex="bold"/>
    </style:style>
    <style:style style:name="T192_29" style:family="text">
      <style:text-properties fo:font-size="11pt" style:font-size-asian="11pt" style:font-name-complex="Arial" style:font-size-complex="11pt" style:font-weight-complex="bold"/>
    </style:style>
    <style:style style:name="T192_30" style:family="text">
      <style:text-properties fo:font-size="11pt" style:font-size-asian="11pt" style:font-name-complex="Arial" style:font-size-complex="11pt" style:font-weight-complex="bold"/>
    </style:style>
    <style:style style:name="T192_31" style:family="text">
      <style:text-properties fo:font-size="11pt" style:font-size-asian="11pt" style:font-name-complex="Arial" style:font-size-complex="11pt" style:font-weight-complex="bold"/>
    </style:style>
    <style:style style:name="T192_32" style:family="text">
      <style:text-properties fo:font-size="11pt" style:font-size-asian="11pt" style:font-name-complex="Arial" style:font-size-complex="11pt" style:font-weight-complex="bold"/>
    </style:style>
    <style:style style:name="T192_33" style:family="text">
      <style:text-properties fo:font-size="11pt" style:font-size-asian="11pt" style:font-name-complex="Arial" style:font-size-complex="11pt" style:font-weight-complex="bold"/>
    </style:style>
    <style:style style:name="T192_34" style:family="text">
      <style:text-properties fo:font-size="11pt" style:font-size-asian="11pt" style:font-name-complex="Arial" style:font-size-complex="11pt" style:font-weight-complex="bold"/>
    </style:style>
    <style:style style:name="T192_35" style:family="text">
      <style:text-properties fo:font-size="11pt" style:font-size-asian="11pt" style:font-name-complex="Arial" style:font-size-complex="11pt" style:font-weight-complex="bold"/>
    </style:style>
    <style:style style:name="T192_36" style:family="text">
      <style:text-properties fo:font-size="11pt" style:font-size-asian="11pt" style:font-name-complex="Arial" style:font-size-complex="11pt" style:font-weight-complex="bold"/>
    </style:style>
    <style:style style:name="T192_37" style:family="text">
      <style:text-properties fo:font-size="11pt" style:font-size-asian="11pt" style:font-name-complex="Arial" style:font-size-complex="11pt" style:font-weight-complex="bold"/>
    </style:style>
    <style:style style:name="T192_38" style:family="text">
      <style:text-properties fo:font-size="11pt" style:font-size-asian="11pt" style:font-name-complex="Arial" style:font-size-complex="11pt" style:font-weight-complex="bold"/>
    </style:style>
    <style:style style:name="T192_39" style:family="text">
      <style:text-properties fo:font-size="11pt" style:font-size-asian="11pt" style:font-name-complex="Arial" style:font-size-complex="11pt" style:font-weight-complex="bold"/>
    </style:style>
    <style:style style:name="T192_40" style:family="text">
      <style:text-properties fo:font-size="11pt" style:font-size-asian="11pt" style:font-name-complex="Arial" style:font-size-complex="11pt" style:font-weight-complex="bold"/>
    </style:style>
    <style:style style:name="P193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/>
    </style:style>
    <style:style style:name="P194" style:family="paragraph" style:parent-style-name="Normal">
      <style:paragraph-properties fo:text-align="justify"/>
    </style:style>
    <style:style style:name="T194_1" style:family="text">
      <style:text-properties fo:font-size="11pt" style:font-size-asian="11pt" style:font-name-complex="Arial" style:font-size-complex="11pt" fo:font-weight="bold" style:font-weight-asian="bold"/>
    </style:style>
    <style:style style:name="P195" style:family="paragraph" style:parent-style-name="Normal">
      <style:paragraph-properties fo:text-align="justify" fo:margin-bottom="0.212cm"/>
    </style:style>
    <style:style style:name="T195_1" style:family="text">
      <style:text-properties fo:font-size="11pt" style:font-size-asian="11pt" style:font-name-complex="Arial" style:font-size-complex="11pt"/>
    </style:style>
    <style:style style:name="P196" style:family="paragraph" style:parent-style-name="Normal">
      <style:text-properties fo:font-size="11pt" style:font-size-asian="11pt" style:font-size-complex="11pt"/>
    </style:style>
    <style:style style:name="P197" style:family="paragraph" style:parent-style-name="Normal"/>
    <style:style style:name="T197_1" style:family="text">
      <style:text-properties fo:font-size="11pt" style:font-size-asian="11pt" style:font-size-complex="11pt" fo:font-weight="bold" style:font-weight-asian="bold"/>
    </style:style>
    <style:style style:name="P198" style:family="paragraph" style:parent-style-name="Normal">
      <style:text-properties fo:font-size="11pt" style:font-size-asian="11pt" style:font-size-complex="11pt" fo:font-weight="bold" style:font-weight-asian="bold"/>
    </style:style>
    <style:style style:name="P199" style:family="paragraph" style:parent-style-name="Normal"/>
    <style:style style:name="T199_1" style:family="text">
      <style:text-properties fo:font-size="11pt" style:font-size-asian="11pt" style:font-size-complex="11pt" style:font-weight-complex="bold"/>
    </style:style>
    <style:style style:name="T199_2" style:family="text">
      <style:text-properties fo:font-size="11pt" style:font-size-asian="11pt" style:font-size-complex="11pt" style:font-weight-complex="bold"/>
    </style:style>
    <style:style style:name="T199_3" style:family="text">
      <style:text-properties fo:font-size="11pt" style:font-size-asian="11pt" style:font-size-complex="11pt" style:font-weight-complex="bold"/>
    </style:style>
    <style:style style:name="T199_4" style:family="text">
      <style:text-properties fo:font-size="11pt" style:font-size-asian="11pt" style:font-size-complex="11pt" style:font-weight-complex="bold"/>
    </style:style>
    <style:style style:name="T199_5" style:family="text">
      <style:text-properties fo:font-size="11pt" style:font-size-asian="11pt" style:font-size-complex="11pt" style:font-weight-complex="bold"/>
    </style:style>
    <style:style style:name="T199_6" style:family="text">
      <style:text-properties fo:font-size="11pt" style:font-size-asian="11pt" style:font-size-complex="11pt" style:font-weight-complex="bold"/>
    </style:style>
    <style:style style:name="T199_7" style:family="text">
      <style:text-properties fo:font-size="11pt" style:font-size-asian="11pt" style:font-size-complex="11pt" style:font-weight-complex="bold"/>
    </style:style>
    <style:style style:name="T199_8" style:family="text">
      <style:text-properties fo:font-size="11pt" style:font-size-asian="11pt" style:font-size-complex="11pt" style:font-weight-complex="bold"/>
    </style:style>
    <style:style style:name="T199_9" style:family="text">
      <style:text-properties fo:font-size="11pt" style:font-size-asian="11pt" style:font-size-complex="11pt" style:font-weight-complex="bold"/>
    </style:style>
    <style:style style:name="T199_10" style:family="text">
      <style:text-properties fo:font-size="11pt" style:font-size-asian="11pt" style:font-size-complex="11pt" style:font-weight-complex="bold"/>
    </style:style>
    <style:style style:name="T199_11" style:family="text">
      <style:text-properties fo:font-size="11pt" style:font-size-asian="11pt" style:font-size-complex="11pt" style:font-weight-complex="bold"/>
    </style:style>
    <style:style style:name="T199_12" style:family="text">
      <style:text-properties fo:font-size="11pt" style:font-size-asian="11pt" style:font-size-complex="11pt" style:font-weight-complex="bold"/>
    </style:style>
    <style:style style:name="T199_13" style:family="text">
      <style:text-properties fo:font-size="11pt" style:font-size-asian="11pt" style:font-size-complex="11pt" style:font-weight-complex="bold"/>
    </style:style>
    <style:style style:name="T199_14" style:family="text">
      <style:text-properties fo:font-size="11pt" style:font-size-asian="11pt" style:font-size-complex="11pt" style:font-weight-complex="bold"/>
    </style:style>
    <style:style style:name="T199_15" style:family="text">
      <style:text-properties fo:font-size="11pt" style:font-size-asian="11pt" style:font-size-complex="11pt" style:font-weight-complex="bold"/>
    </style:style>
    <style:style style:name="T199_16" style:family="text">
      <style:text-properties fo:font-size="11pt" style:font-size-asian="11pt" style:font-size-complex="11pt" style:font-weight-complex="bold"/>
    </style:style>
    <style:style style:name="T199_17" style:family="text">
      <style:text-properties fo:font-size="11pt" style:font-size-asian="11pt" style:font-size-complex="11pt" style:font-weight-complex="bold"/>
    </style:style>
    <style:style style:name="T199_18" style:family="text">
      <style:text-properties fo:font-size="11pt" style:font-size-asian="11pt" style:font-size-complex="11pt" style:font-weight-complex="bold"/>
    </style:style>
    <style:style style:name="T199_19" style:family="text">
      <style:text-properties fo:font-size="11pt" style:font-size-asian="11pt" style:font-size-complex="11pt" style:font-weight-complex="bold"/>
    </style:style>
    <style:style style:name="T199_20" style:family="text">
      <style:text-properties fo:font-size="11pt" style:font-size-asian="11pt" style:font-size-complex="11pt" style:font-weight-complex="bold"/>
    </style:style>
    <style:style style:name="P200" style:family="paragraph" style:parent-style-name="Heading_20_2">
      <style:paragraph-properties fo:break-before="page" fo:background-color="#dbe5f1" fo:padding-top="0.035cm" fo:border-top="#000000 0.018cm solid" fo:margin-top="0cm" fo:padding-bottom="0.035cm" fo:border-bottom="#000000 0.018cm solid" fo:padding-left="0.141cm" fo:border-left="#000000 0.018cm solid" fo:padding-right="0.141cm" fo:border-right="#000000 0.018cm solid"/>
    </style:style>
    <style:style style:name="T200_1" style:family="text">
      <style:text-properties fo:font-style="normal" style:font-style-asian="normal"/>
    </style:style>
    <style:style style:name="T200_2" style:family="text">
      <style:text-properties fo:font-style="normal" style:font-style-asian="normal"/>
    </style:style>
    <style:style style:name="P201" style:family="paragraph" style:parent-style-name="Normal">
      <style:text-properties fo:font-size="11pt" style:font-size-asian="11pt" style:font-size-complex="11pt"/>
    </style:style>
    <style:style style:name="Table5" style:family="table">
      <style:table-properties table:align="center" style:width="17.981cm" fo:margin-left="0.009cm"/>
    </style:style>
    <style:style style:name="Column18" style:family="table-column">
      <style:table-column-properties style:column-width="2.768cm"/>
    </style:style>
    <style:style style:name="Column19" style:family="table-column">
      <style:table-column-properties style:column-width="2.092cm"/>
    </style:style>
    <style:style style:name="Column20" style:family="table-column">
      <style:table-column-properties style:column-width="5.442cm"/>
    </style:style>
    <style:style style:name="Column21" style:family="table-column">
      <style:table-column-properties style:column-width="4.613cm"/>
    </style:style>
    <style:style style:name="Column22" style:family="table-column">
      <style:table-column-properties style:column-width="3.067cm"/>
    </style:style>
    <style:style style:name="Row16" style:family="table-row">
      <style:table-row-properties style:min-row-height="0.714cm"/>
    </style:style>
    <style:style style:name="Cell63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2" style:family="paragraph" style:parent-style-name="Normal"/>
    <style:style style:name="T20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6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3" style:family="paragraph" style:parent-style-name="Normal"/>
    <style:style style:name="T203_1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03_2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03_3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03_4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03_5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03_6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03_7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03_8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03_9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Row17" style:family="table-row">
      <style:table-row-properties style:min-row-height="0.714cm"/>
    </style:style>
    <style:style style:name="Cell65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4" style:family="paragraph" style:parent-style-name="Normal"/>
    <style:style style:name="T20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6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5" style:family="paragraph" style:parent-style-name="Normal"/>
    <style:style style:name="T20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67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6" style:family="paragraph" style:parent-style-name="Normal"/>
    <style:style style:name="T20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6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7" style:family="paragraph" style:parent-style-name="Normal"/>
    <style:style style:name="T20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T207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18" style:family="table-row">
      <style:table-row-properties style:min-row-height="0.714cm"/>
    </style:style>
    <style:style style:name="Cell69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8" style:family="paragraph" style:parent-style-name="Normal"/>
    <style:style style:name="T20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7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9" style:family="paragraph" style:parent-style-name="Normal"/>
    <style:style style:name="T20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71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0" style:family="paragraph" style:parent-style-name="Normal"/>
    <style:style style:name="T21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7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1" style:family="paragraph" style:parent-style-name="Normal"/>
    <style:style style:name="T21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211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able6" style:family="table">
      <style:table-properties table:align="left" style:width="18.313cm" fo:margin-left="0cm"/>
    </style:style>
    <style:style style:name="Column23" style:family="table-column">
      <style:table-column-properties style:column-width="10.243cm"/>
    </style:style>
    <style:style style:name="Column24" style:family="table-column">
      <style:table-column-properties style:column-width="4.034cm"/>
    </style:style>
    <style:style style:name="Column25" style:family="table-column">
      <style:table-column-properties style:column-width="4.036cm"/>
    </style:style>
    <style:style style:name="Row19" style:family="table-row">
      <style:table-row-properties style:min-row-height="0.482cm"/>
    </style:style>
    <style:style style:name="Cell73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2" style:family="paragraph" style:parent-style-name="Normal">
      <style:paragraph-properties fo:text-align="center"/>
    </style:style>
    <style:style style:name="T21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Cell74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3" style:family="paragraph" style:parent-style-name="Normal">
      <style:paragraph-properties fo:text-align="center"/>
    </style:style>
    <style:style style:name="T21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Cell75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4" style:family="paragraph" style:parent-style-name="Normal">
      <style:paragraph-properties fo:text-align="center"/>
    </style:style>
    <style:style style:name="T21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214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214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214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214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214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214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214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214_9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20" style:family="table-row"/>
    <style:style style:name="Cell7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5" style:family="paragraph" style:parent-style-name="Normal"/>
    <style:style style:name="T21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7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6" style:family="paragraph" style:parent-style-name="Normal">
      <style:paragraph-properties fo:text-align="center"/>
    </style:style>
    <style:style style:name="T21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7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7" style:family="paragraph" style:parent-style-name="Normal">
      <style:paragraph-properties fo:text-align="center"/>
    </style:style>
    <style:style style:name="T21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Row21" style:family="table-row"/>
    <style:style style:name="Cell7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8" style:family="paragraph" style:parent-style-name="Normal"/>
    <style:style style:name="T21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8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9" style:family="paragraph" style:parent-style-name="Normal">
      <style:paragraph-properties fo:text-align="center"/>
    </style:style>
    <style:style style:name="T21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8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0" style:family="paragraph" style:parent-style-name="Normal">
      <style:paragraph-properties fo:text-align="center"/>
    </style:style>
    <style:style style:name="T22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Row22" style:family="table-row"/>
    <style:style style:name="Cell8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1" style:family="paragraph" style:parent-style-name="Normal"/>
    <style:style style:name="T22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8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2" style:family="paragraph" style:parent-style-name="Normal">
      <style:paragraph-properties fo:text-align="center"/>
    </style:style>
    <style:style style:name="T22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8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3" style:family="paragraph" style:parent-style-name="Normal">
      <style:paragraph-properties fo:text-align="center"/>
    </style:style>
    <style:style style:name="T22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Row23" style:family="table-row"/>
    <style:style style:name="Cell8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4" style:family="paragraph" style:parent-style-name="Normal"/>
    <style:style style:name="T22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224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224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8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5" style:family="paragraph" style:parent-style-name="Normal">
      <style:paragraph-properties fo:text-align="center"/>
    </style:style>
    <style:style style:name="T22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8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6" style:family="paragraph" style:parent-style-name="Normal">
      <style:paragraph-properties fo:text-align="center"/>
    </style:style>
    <style:style style:name="T22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226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226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Row24" style:family="table-row"/>
    <style:style style:name="Cell8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7" style:family="paragraph" style:parent-style-name="Normal"/>
    <style:style style:name="T22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227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227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8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8" style:family="paragraph" style:parent-style-name="Normal">
      <style:paragraph-properties fo:text-align="center"/>
    </style:style>
    <style:style style:name="T22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9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9" style:family="paragraph" style:parent-style-name="Normal">
      <style:paragraph-properties fo:text-align="center"/>
    </style:style>
    <style:style style:name="T22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229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229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Row25" style:family="table-row"/>
    <style:style style:name="Cell9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0" style:family="paragraph" style:parent-style-name="Normal"/>
    <style:style style:name="T23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230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T230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9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1" style:family="paragraph" style:parent-style-name="Normal">
      <style:paragraph-properties fo:text-align="center"/>
    </style:style>
    <style:style style:name="T23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9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2" style:family="paragraph" style:parent-style-name="Normal">
      <style:paragraph-properties fo:text-align="center"/>
    </style:style>
    <style:style style:name="T23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232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232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Row26" style:family="table-row"/>
    <style:style style:name="Cell9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3" style:family="paragraph" style:parent-style-name="Normal"/>
    <style:style style:name="T23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/>
    </style:style>
    <style:style style:name="Cell9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4" style:family="paragraph" style:parent-style-name="Normal">
      <style:paragraph-properties fo:text-align="center"/>
    </style:style>
    <style:style style:name="T23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234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9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5" style:family="paragraph" style:parent-style-name="Normal">
      <style:paragraph-properties fo:text-align="center"/>
    </style:style>
    <style:style style:name="T23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235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P236" style:family="paragraph" style:parent-style-name="Normal">
      <style:text-properties fo:font-size="11pt" style:font-size-asian="11pt" style:font-size-complex="11pt"/>
    </style:style>
    <style:style style:name="P237" style:family="paragraph" style:parent-style-name="Normal">
      <style:paragraph-properties fo:text-align="justify" fo:margin-bottom="0.212cm"/>
    </style:style>
    <style:style style:name="T237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37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38" style:family="paragraph" style:parent-style-name="Normal">
      <style:paragraph-properties fo:text-align="justify"/>
    </style:style>
    <style:style style:name="T238_1" style:family="text">
      <style:text-properties fo:font-size="11pt" style:font-size-asian="11pt" style:font-name-complex="Arial" style:font-size-complex="11pt" style:font-weight-complex="bold"/>
    </style:style>
    <style:style style:name="T238_2" style:family="text">
      <style:text-properties fo:font-size="11pt" style:font-size-asian="11pt" style:font-name-complex="Arial" style:font-size-complex="11pt" style:font-weight-complex="bold"/>
    </style:style>
    <style:style style:name="T238_3" style:family="text">
      <style:text-properties fo:font-size="11pt" style:font-size-asian="11pt" style:font-name-complex="Arial" style:font-size-complex="11pt" style:font-weight-complex="bold"/>
    </style:style>
    <style:style style:name="T238_4" style:family="text">
      <style:text-properties fo:font-size="11pt" style:font-size-asian="11pt" style:font-name-complex="Arial" style:font-size-complex="11pt" style:font-weight-complex="bold"/>
    </style:style>
    <style:style style:name="T238_5" style:family="text">
      <style:text-properties fo:font-size="11pt" style:font-size-asian="11pt" style:font-name-complex="Arial" style:font-size-complex="11pt" style:font-weight-complex="bold"/>
    </style:style>
    <style:style style:name="T238_6" style:family="text">
      <style:text-properties fo:font-size="11pt" style:font-size-asian="11pt" style:font-name-complex="Arial" style:font-size-complex="11pt" style:font-weight-complex="bold"/>
    </style:style>
    <style:style style:name="T238_7" style:family="text">
      <style:text-properties fo:font-size="11pt" style:font-size-asian="11pt" style:font-name-complex="Arial" style:font-size-complex="11pt" style:font-weight-complex="bold"/>
    </style:style>
    <style:style style:name="T238_8" style:family="text">
      <style:text-properties fo:font-size="11pt" style:font-size-asian="11pt" style:font-name-complex="Arial" style:font-size-complex="11pt" style:font-weight-complex="bold"/>
    </style:style>
    <style:style style:name="T238_9" style:family="text">
      <style:text-properties fo:font-size="11pt" style:font-size-asian="11pt" style:font-name-complex="Arial" style:font-size-complex="11pt" style:font-weight-complex="bold"/>
    </style:style>
    <style:style style:name="T238_10" style:family="text">
      <style:text-properties fo:font-size="11pt" style:font-size-asian="11pt" style:font-name-complex="Arial" style:font-size-complex="11pt" style:font-weight-complex="bold"/>
    </style:style>
    <style:style style:name="T238_11" style:family="text">
      <style:text-properties fo:font-size="11pt" style:font-size-asian="11pt" style:font-name-complex="Arial" style:font-size-complex="11pt" style:font-weight-complex="bold"/>
    </style:style>
    <style:style style:name="T238_12" style:family="text">
      <style:text-properties fo:font-size="11pt" style:font-size-asian="11pt" style:font-name-complex="Arial" style:font-size-complex="11pt" style:font-weight-complex="bold"/>
    </style:style>
    <style:style style:name="T238_13" style:family="text">
      <style:text-properties fo:font-size="11pt" style:font-size-asian="11pt" style:font-name-complex="Arial" style:font-size-complex="11pt" style:font-weight-complex="bold"/>
    </style:style>
    <style:style style:name="T238_14" style:family="text">
      <style:text-properties fo:font-size="11pt" style:font-size-asian="11pt" style:font-name-complex="Arial" style:font-size-complex="11pt" style:font-weight-complex="bold"/>
    </style:style>
    <style:style style:name="T238_15" style:family="text">
      <style:text-properties fo:font-size="11pt" style:font-size-asian="11pt" style:font-name-complex="Arial" style:font-size-complex="11pt" style:font-weight-complex="bold"/>
    </style:style>
    <style:style style:name="T238_16" style:family="text">
      <style:text-properties fo:font-size="11pt" style:font-size-asian="11pt" style:font-name-complex="Arial" style:font-size-complex="11pt" style:font-weight-complex="bold"/>
    </style:style>
    <style:style style:name="T238_17" style:family="text">
      <style:text-properties fo:font-size="11pt" style:font-size-asian="11pt" style:font-name-complex="Arial" style:font-size-complex="11pt" style:font-weight-complex="bold"/>
    </style:style>
    <style:style style:name="T238_18" style:family="text">
      <style:text-properties fo:font-size="11pt" style:font-size-asian="11pt" style:font-name-complex="Arial" style:font-size-complex="11pt" style:font-weight-complex="bold"/>
    </style:style>
    <style:style style:name="T238_19" style:family="text">
      <style:text-properties fo:font-size="11pt" style:font-size-asian="11pt" style:font-name-complex="Arial" style:font-size-complex="11pt" style:font-weight-complex="bold"/>
    </style:style>
    <style:style style:name="T238_20" style:family="text">
      <style:text-properties fo:font-size="11pt" style:font-size-asian="11pt" style:font-name-complex="Arial" style:font-size-complex="11pt" style:font-weight-complex="bold"/>
    </style:style>
    <style:style style:name="T238_21" style:family="text">
      <style:text-properties fo:font-size="11pt" style:font-size-asian="11pt" style:font-name-complex="Arial" style:font-size-complex="11pt" style:font-weight-complex="bold"/>
    </style:style>
    <style:style style:name="T238_22" style:family="text">
      <style:text-properties fo:font-size="11pt" style:font-size-asian="11pt" style:font-name-complex="Arial" style:font-size-complex="11pt" style:font-weight-complex="bold"/>
    </style:style>
    <style:style style:name="T238_23" style:family="text">
      <style:text-properties fo:font-size="11pt" style:font-size-asian="11pt" style:font-name-complex="Arial" style:font-size-complex="11pt" style:font-weight-complex="bold"/>
    </style:style>
    <style:style style:name="T238_24" style:family="text">
      <style:text-properties fo:font-size="11pt" style:font-size-asian="11pt" style:font-name-complex="Arial" style:font-size-complex="11pt" style:font-weight-complex="bold"/>
    </style:style>
    <style:style style:name="T238_25" style:family="text">
      <style:text-properties fo:font-size="11pt" style:font-size-asian="11pt" style:font-name-complex="Arial" style:font-size-complex="11pt" style:font-weight-complex="bold"/>
    </style:style>
    <style:style style:name="T238_26" style:family="text">
      <style:text-properties fo:font-size="11pt" style:font-size-asian="11pt" style:font-name-complex="Arial" style:font-size-complex="11pt" style:font-weight-complex="bold"/>
    </style:style>
    <style:style style:name="T238_27" style:family="text">
      <style:text-properties fo:font-size="11pt" style:font-size-asian="11pt" style:font-name-complex="Arial" style:font-size-complex="11pt" style:font-weight-complex="bold"/>
    </style:style>
    <style:style style:name="T238_28" style:family="text">
      <style:text-properties fo:font-size="11pt" style:font-size-asian="11pt" style:font-name-complex="Arial" style:font-size-complex="11pt" style:font-weight-complex="bold"/>
    </style:style>
    <style:style style:name="T238_29" style:family="text">
      <style:text-properties fo:font-size="11pt" style:font-size-asian="11pt" style:font-name-complex="Arial" style:font-size-complex="11pt" style:font-weight-complex="bold"/>
    </style:style>
    <style:style style:name="T238_30" style:family="text">
      <style:text-properties fo:font-size="11pt" style:font-size-asian="11pt" style:font-name-complex="Arial" style:font-size-complex="11pt" style:font-weight-complex="bold"/>
    </style:style>
    <style:style style:name="T238_31" style:family="text">
      <style:text-properties fo:font-size="11pt" style:font-size-asian="11pt" style:font-name-complex="Arial" style:font-size-complex="11pt" style:font-weight-complex="bold"/>
    </style:style>
    <style:style style:name="T238_32" style:family="text">
      <style:text-properties fo:font-size="11pt" style:font-size-asian="11pt" style:font-name-complex="Arial" style:font-size-complex="11pt" style:font-weight-complex="bold"/>
    </style:style>
    <style:style style:name="T238_33" style:family="text">
      <style:text-properties fo:font-size="11pt" style:font-size-asian="11pt" style:font-name-complex="Arial" style:font-size-complex="11pt" style:font-weight-complex="bold"/>
    </style:style>
    <style:style style:name="T238_34" style:family="text">
      <style:text-properties fo:font-size="11pt" style:font-size-asian="11pt" style:font-name-complex="Arial" style:font-size-complex="11pt" style:font-weight-complex="bold"/>
    </style:style>
    <style:style style:name="T238_35" style:family="text">
      <style:text-properties fo:font-size="11pt" style:font-size-asian="11pt" style:font-name-complex="Arial" style:font-size-complex="11pt" style:font-weight-complex="bold"/>
    </style:style>
    <style:style style:name="T238_36" style:family="text">
      <style:text-properties fo:font-size="11pt" style:font-size-asian="11pt" style:font-name-complex="Arial" style:font-size-complex="11pt" style:font-weight-complex="bold"/>
    </style:style>
    <style:style style:name="T238_37" style:family="text">
      <style:text-properties fo:font-size="11pt" style:font-size-asian="11pt" style:font-name-complex="Arial" style:font-size-complex="11pt" style:font-weight-complex="bold"/>
    </style:style>
    <style:style style:name="T238_38" style:family="text">
      <style:text-properties fo:font-size="11pt" style:font-size-asian="11pt" style:font-name-complex="Arial" style:font-size-complex="11pt" style:font-weight-complex="bold"/>
    </style:style>
    <style:style style:name="T238_39" style:family="text">
      <style:text-properties fo:font-size="11pt" style:font-size-asian="11pt" style:font-name-complex="Arial" style:font-size-complex="11pt" style:font-weight-complex="bold"/>
    </style:style>
    <style:style style:name="T238_40" style:family="text">
      <style:text-properties fo:font-size="11pt" style:font-size-asian="11pt" style:font-name-complex="Arial" style:font-size-complex="11pt" style:font-weight-complex="bold"/>
    </style:style>
    <style:style style:name="T238_41" style:family="text">
      <style:text-properties fo:font-size="11pt" style:font-size-asian="11pt" style:font-name-complex="Arial" style:font-size-complex="11pt" style:font-weight-complex="bold"/>
    </style:style>
    <style:style style:name="T238_42" style:family="text">
      <style:text-properties fo:font-size="11pt" style:font-size-asian="11pt" style:font-name-complex="Arial" style:font-size-complex="11pt" style:font-weight-complex="bold"/>
    </style:style>
    <style:style style:name="T238_43" style:family="text">
      <style:text-properties fo:font-size="11pt" style:font-size-asian="11pt" style:font-name-complex="Arial" style:font-size-complex="11pt" style:font-weight-complex="bold"/>
    </style:style>
    <style:style style:name="T238_44" style:family="text">
      <style:text-properties fo:font-size="11pt" style:font-size-asian="11pt" style:font-name-complex="Arial" style:font-size-complex="11pt" style:font-weight-complex="bold"/>
    </style:style>
    <style:style style:name="T238_45" style:family="text">
      <style:text-properties fo:font-size="11pt" style:font-size-asian="11pt" style:font-name-complex="Arial" style:font-size-complex="11pt" style:font-weight-complex="bold"/>
    </style:style>
    <style:style style:name="T238_46" style:family="text">
      <style:text-properties fo:font-size="11pt" style:font-size-asian="11pt" style:font-name-complex="Arial" style:font-size-complex="11pt" style:font-weight-complex="bold"/>
    </style:style>
    <style:style style:name="T238_47" style:family="text">
      <style:text-properties fo:font-size="11pt" style:font-size-asian="11pt" style:font-name-complex="Arial" style:font-size-complex="11pt" style:font-weight-complex="bold"/>
    </style:style>
    <style:style style:name="T238_48" style:family="text">
      <style:text-properties fo:font-size="11pt" style:font-size-asian="11pt" style:font-name-complex="Arial" style:font-size-complex="11pt" style:font-weight-complex="bold"/>
    </style:style>
    <style:style style:name="T238_49" style:family="text">
      <style:text-properties fo:font-size="11pt" style:font-size-asian="11pt" style:font-name-complex="Arial" style:font-size-complex="11pt" style:font-weight-complex="bold"/>
    </style:style>
    <style:style style:name="T238_50" style:family="text">
      <style:text-properties fo:font-size="11pt" style:font-size-asian="11pt" style:font-name-complex="Arial" style:font-size-complex="11pt" style:font-weight-complex="bold"/>
    </style:style>
    <style:style style:name="T238_51" style:family="text">
      <style:text-properties fo:font-size="11pt" style:font-size-asian="11pt" style:font-name-complex="Arial" style:font-size-complex="11pt" style:font-weight-complex="bold"/>
    </style:style>
    <style:style style:name="T238_52" style:family="text">
      <style:text-properties fo:font-size="11pt" style:font-size-asian="11pt" style:font-name-complex="Arial" style:font-size-complex="11pt" style:font-weight-complex="bold"/>
    </style:style>
    <style:style style:name="T238_53" style:family="text">
      <style:text-properties fo:font-size="11pt" style:font-size-asian="11pt" style:font-name-complex="Arial" style:font-size-complex="11pt" style:font-weight-complex="bold"/>
    </style:style>
    <style:style style:name="T238_54" style:family="text">
      <style:text-properties fo:font-size="11pt" style:font-size-asian="11pt" style:font-name-complex="Arial" style:font-size-complex="11pt" style:font-weight-complex="bold"/>
    </style:style>
    <style:style style:name="T238_55" style:family="text">
      <style:text-properties fo:font-size="11pt" style:font-size-asian="11pt" style:font-name-complex="Arial" style:font-size-complex="11pt" style:font-weight-complex="bold"/>
    </style:style>
    <style:style style:name="T238_56" style:family="text">
      <style:text-properties fo:font-size="11pt" style:font-size-asian="11pt" style:font-name-complex="Arial" style:font-size-complex="11pt" style:font-weight-complex="bold"/>
    </style:style>
    <style:style style:name="T238_57" style:family="text">
      <style:text-properties fo:font-size="11pt" style:font-size-asian="11pt" style:font-name-complex="Arial" style:font-size-complex="11pt" style:font-weight-complex="bold"/>
    </style:style>
    <style:style style:name="P239" style:family="paragraph" style:parent-style-name="Normal">
      <style:paragraph-properties fo:text-align="justify" fo:margin-top="0.212cm"/>
    </style:style>
    <style:style style:name="T239_1" style:family="text">
      <style:text-properties fo:font-size="11pt" style:font-size-asian="11pt" style:font-name-complex="Arial" style:font-size-complex="11pt" style:font-weight-complex="bold"/>
    </style:style>
    <style:style style:name="T239_2" style:family="text">
      <style:text-properties fo:font-size="11pt" style:font-size-asian="11pt" style:font-name-complex="Arial" style:font-size-complex="11pt" style:font-weight-complex="bold"/>
    </style:style>
    <style:style style:name="T239_3" style:family="text">
      <style:text-properties fo:font-size="11pt" style:font-size-asian="11pt" style:font-name-complex="Arial" style:font-size-complex="11pt" style:font-weight-complex="bold"/>
    </style:style>
    <style:style style:name="T239_4" style:family="text">
      <style:text-properties fo:font-size="11pt" style:font-size-asian="11pt" style:font-name-complex="Arial" style:font-size-complex="11pt" style:font-weight-complex="bold"/>
    </style:style>
    <style:style style:name="T239_5" style:family="text">
      <style:text-properties fo:font-size="11pt" style:font-size-asian="11pt" style:font-name-complex="Arial" style:font-size-complex="11pt" style:font-weight-complex="bold"/>
    </style:style>
    <style:style style:name="P240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240_1" style:family="text">
      <style:text-properties fo:font-size="11pt" style:font-size-asian="11pt" style:font-name-complex="Arial" style:font-size-complex="11pt" style:font-weight-complex="bold"/>
    </style:style>
    <style:style style:name="T240_2" style:family="text">
      <style:text-properties fo:font-size="11pt" style:font-size-asian="11pt" style:font-name-complex="Arial" style:font-size-complex="11pt" style:font-weight-complex="bold"/>
    </style:style>
    <style:style style:name="P241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241_1" style:family="text">
      <style:text-properties fo:font-size="11pt" style:font-size-asian="11pt" style:font-name-complex="Arial" style:font-size-complex="11pt" style:font-weight-complex="bold"/>
    </style:style>
    <style:style style:name="T241_2" style:family="text">
      <style:text-properties fo:font-size="11pt" style:font-size-asian="11pt" style:font-name-complex="Arial" style:font-size-complex="11pt" style:font-weight-complex="bold"/>
    </style:style>
    <style:style style:name="T241_3" style:family="text">
      <style:text-properties fo:font-size="11pt" style:font-size-asian="11pt" style:font-name-complex="Arial" style:font-size-complex="11pt" style:font-weight-complex="bold"/>
    </style:style>
    <style:style style:name="T241_4" style:family="text">
      <style:text-properties fo:font-size="11pt" style:font-size-asian="11pt" style:font-name-complex="Arial" style:font-size-complex="11pt" style:font-weight-complex="bold"/>
    </style:style>
    <style:style style:name="T241_5" style:family="text">
      <style:text-properties fo:font-size="11pt" style:font-size-asian="11pt" style:font-name-complex="Arial" style:font-size-complex="11pt" style:font-weight-complex="bold"/>
    </style:style>
    <style:style style:name="T241_6" style:family="text">
      <style:text-properties fo:font-size="11pt" style:font-size-asian="11pt" style:font-name-complex="Arial" style:font-size-complex="11pt" style:font-weight-complex="bold"/>
    </style:style>
    <style:style style:name="T241_7" style:family="text">
      <style:text-properties fo:font-size="11pt" style:font-size-asian="11pt" style:font-name-complex="Arial" style:font-size-complex="11pt" style:font-weight-complex="bold"/>
    </style:style>
    <style:style style:name="T241_8" style:family="text">
      <style:text-properties fo:font-size="11pt" style:font-size-asian="11pt" style:font-name-complex="Arial" style:font-size-complex="11pt" style:font-weight-complex="bold"/>
    </style:style>
    <style:style style:name="T241_9" style:family="text">
      <style:text-properties fo:font-size="11pt" style:font-size-asian="11pt" style:font-name-complex="Arial" style:font-size-complex="11pt" style:font-weight-complex="bold"/>
    </style:style>
    <style:style style:name="T241_10" style:family="text">
      <style:text-properties fo:font-size="11pt" style:font-size-asian="11pt" style:font-name-complex="Arial" style:font-size-complex="11pt" style:font-weight-complex="bold"/>
    </style:style>
    <style:style style:name="T241_11" style:family="text">
      <style:text-properties fo:font-size="11pt" style:font-size-asian="11pt" style:font-name-complex="Arial" style:font-size-complex="11pt" style:font-weight-complex="bold"/>
    </style:style>
    <style:style style:name="T241_12" style:family="text">
      <style:text-properties fo:font-size="11pt" style:font-size-asian="11pt" style:font-name-complex="Arial" style:font-size-complex="11pt" style:font-weight-complex="bold"/>
    </style:style>
    <style:style style:name="P242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242_1" style:family="text">
      <style:text-properties fo:font-size="11pt" style:font-size-asian="11pt" style:font-name-complex="Arial" style:font-size-complex="11pt" style:font-weight-complex="bold"/>
    </style:style>
    <style:style style:name="T242_2" style:family="text">
      <style:text-properties fo:font-size="11pt" style:font-size-asian="11pt" style:font-name-complex="Arial" style:font-size-complex="11pt" style:font-weight-complex="bold"/>
    </style:style>
    <style:style style:name="T242_3" style:family="text">
      <style:text-properties fo:font-size="11pt" style:font-size-asian="11pt" style:font-name-complex="Arial" style:font-size-complex="11pt" style:font-weight-complex="bold"/>
    </style:style>
    <style:style style:name="T242_4" style:family="text">
      <style:text-properties fo:font-size="11pt" style:font-size-asian="11pt" style:font-name-complex="Arial" style:font-size-complex="11pt" style:font-weight-complex="bold"/>
    </style:style>
    <style:style style:name="T242_5" style:family="text">
      <style:text-properties fo:font-size="11pt" style:font-size-asian="11pt" style:font-name-complex="Arial" style:font-size-complex="11pt" style:font-weight-complex="bold"/>
    </style:style>
    <style:style style:name="P243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243_1" style:family="text">
      <style:text-properties fo:font-size="11pt" style:font-size-asian="11pt" style:font-name-complex="Arial" style:font-size-complex="11pt" style:font-weight-complex="bold"/>
    </style:style>
    <style:style style:name="T243_2" style:family="text">
      <style:text-properties fo:font-size="11pt" style:font-size-asian="11pt" style:font-name-complex="Arial" style:font-size-complex="11pt" style:font-weight-complex="bold"/>
    </style:style>
    <style:style style:name="T243_3" style:family="text">
      <style:text-properties fo:font-size="11pt" style:font-size-asian="11pt" style:font-name-complex="Arial" style:font-size-complex="11pt" style:font-weight-complex="bold"/>
    </style:style>
    <style:style style:name="T243_4" style:family="text">
      <style:text-properties fo:font-size="11pt" style:font-size-asian="11pt" style:font-name-complex="Arial" style:font-size-complex="11pt" style:font-weight-complex="bold"/>
    </style:style>
    <style:style style:name="T243_5" style:family="text">
      <style:text-properties fo:font-size="11pt" style:font-size-asian="11pt" style:font-name-complex="Arial" style:font-size-complex="11pt" style:font-weight-complex="bold"/>
    </style:style>
    <style:style style:name="T243_6" style:family="text">
      <style:text-properties fo:font-size="11pt" style:font-size-asian="11pt" style:font-name-complex="Arial" style:font-size-complex="11pt" style:font-weight-complex="bold"/>
    </style:style>
    <style:style style:name="T243_7" style:family="text">
      <style:text-properties fo:font-size="11pt" style:font-size-asian="11pt" style:font-name-complex="Arial" style:font-size-complex="11pt" style:font-weight-complex="bold"/>
    </style:style>
    <style:style style:name="T243_8" style:family="text">
      <style:text-properties fo:font-size="11pt" style:font-size-asian="11pt" style:font-name-complex="Arial" style:font-size-complex="11pt" style:font-weight-complex="bold"/>
    </style:style>
    <style:style style:name="T243_9" style:family="text">
      <style:text-properties fo:font-size="11pt" style:font-size-asian="11pt" style:font-name-complex="Arial" style:font-size-complex="11pt" style:font-weight-complex="bold"/>
    </style:style>
    <style:style style:name="T243_10" style:family="text">
      <style:text-properties fo:font-size="11pt" style:font-size-asian="11pt" style:font-name-complex="Arial" style:font-size-complex="11pt" style:font-weight-complex="bold"/>
    </style:style>
    <style:style style:name="T243_11" style:family="text">
      <style:text-properties fo:font-size="11pt" style:font-size-asian="11pt" style:font-name-complex="Arial" style:font-size-complex="11pt" style:font-weight-complex="bold"/>
    </style:style>
    <style:style style:name="T243_12" style:family="text">
      <style:text-properties fo:font-size="11pt" style:font-size-asian="11pt" style:font-name-complex="Arial" style:font-size-complex="11pt" style:font-weight-complex="bold"/>
    </style:style>
    <style:style style:name="T243_13" style:family="text">
      <style:text-properties fo:font-size="11pt" style:font-size-asian="11pt" style:font-name-complex="Arial" style:font-size-complex="11pt" style:font-weight-complex="bold"/>
    </style:style>
    <style:style style:name="T243_14" style:family="text">
      <style:text-properties fo:font-size="11pt" style:font-size-asian="11pt" style:font-name-complex="Arial" style:font-size-complex="11pt" style:font-weight-complex="bold"/>
    </style:style>
    <style:style style:name="P244" style:family="paragraph" style:parent-style-name="Normal">
      <style:paragraph-properties fo:text-align="justify"/>
    </style:style>
    <style:style style:name="T244_1" style:family="text">
      <style:text-properties fo:font-size="11pt" style:font-size-asian="11pt" style:font-name-complex="Arial" style:font-size-complex="11pt"/>
    </style:style>
    <style:style style:name="T244_2" style:family="text">
      <style:text-properties fo:font-size="11pt" style:font-size-asian="11pt" style:font-name-complex="Arial" style:font-size-complex="11pt"/>
    </style:style>
    <style:style style:name="T244_3" style:family="text">
      <style:text-properties fo:font-size="11pt" style:font-size-asian="11pt" style:font-name-complex="Arial" style:font-size-complex="11pt"/>
    </style:style>
    <style:style style:name="T244_4" style:family="text">
      <style:text-properties fo:font-size="11pt" style:font-size-asian="11pt" style:font-name-complex="Arial" style:font-size-complex="11pt"/>
    </style:style>
    <style:style style:name="T244_5" style:family="text">
      <style:text-properties fo:font-size="11pt" style:font-size-asian="11pt" style:font-name-complex="Arial" style:font-size-complex="11pt"/>
    </style:style>
    <style:style style:name="T244_6" style:family="text">
      <style:text-properties fo:font-size="11pt" style:font-size-asian="11pt" style:font-name-complex="Arial" style:font-size-complex="11pt"/>
    </style:style>
    <style:style style:name="P245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245_1" style:family="text">
      <style:text-properties fo:font-size="11pt" style:font-size-asian="11pt" style:font-name-complex="Arial" style:font-size-complex="11pt"/>
    </style:style>
    <style:style style:name="T245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45_3" style:family="text">
      <style:text-properties fo:font-size="11pt" style:font-size-asian="11pt" style:font-name-complex="Arial" style:font-size-complex="11pt"/>
    </style:style>
    <style:style style:name="T245_4" style:family="text">
      <style:text-properties fo:font-size="11pt" style:font-size-asian="11pt" style:font-name-complex="Arial" style:font-size-complex="11pt"/>
    </style:style>
    <style:style style:name="T245_5" style:family="text">
      <style:text-properties fo:font-size="11pt" style:font-size-asian="11pt" style:font-name-complex="Arial" style:font-size-complex="11pt"/>
    </style:style>
    <style:style style:name="P246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246_1" style:family="text">
      <style:text-properties fo:font-size="11pt" style:font-size-asian="11pt" style:font-name-complex="Arial" style:font-size-complex="11pt"/>
    </style:style>
    <style:style style:name="T246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46_3" style:family="text">
      <style:text-properties fo:font-size="11pt" style:font-size-asian="11pt" style:font-name-complex="Arial" style:font-size-complex="11pt"/>
    </style:style>
    <style:style style:name="P247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247_1" style:family="text">
      <style:text-properties fo:font-size="11pt" style:font-size-asian="11pt" style:font-name-complex="Arial" style:font-size-complex="11pt"/>
    </style:style>
    <style:style style:name="T247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47_3" style:family="text">
      <style:text-properties fo:font-size="11pt" style:font-size-asian="11pt" style:font-name-complex="Arial" style:font-size-complex="11pt"/>
    </style:style>
    <style:style style:name="P248" style:family="paragraph" style:parent-style-name="Normal">
      <style:paragraph-properties fo:text-align="justify"/>
    </style:style>
    <style:style style:name="T248_1" style:family="text">
      <style:text-properties fo:font-size="11pt" style:font-size-asian="11pt" style:font-name-complex="Arial" style:font-size-complex="11pt"/>
    </style:style>
    <style:style style:name="T248_2" style:family="text">
      <style:text-properties fo:font-size="11pt" style:font-size-asian="11pt" style:font-name-complex="Arial" style:font-size-complex="11pt"/>
    </style:style>
    <style:style style:name="T248_3" style:family="text">
      <style:text-properties fo:font-size="11pt" style:font-size-asian="11pt" style:font-name-complex="Arial" style:font-size-complex="11pt"/>
    </style:style>
    <style:style style:name="P249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4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49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49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50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250_1" style:family="text">
      <style:text-properties fo:font-size="11pt" style:font-size-asian="11pt" style:font-name-complex="Arial" style:font-size-complex="11pt" fo:font-weight="bold" style:font-weight-asian="bold"/>
    </style:style>
    <style:style style:name="T250_2" style:family="text">
      <style:text-properties fo:font-size="11pt" style:font-size-asian="11pt" style:font-name-complex="Arial" style:font-size-complex="11pt"/>
    </style:style>
    <style:style style:name="T250_3" style:family="text">
      <style:text-properties fo:font-size="11pt" style:font-size-asian="11pt" style:font-name-complex="Arial" style:font-size-complex="11pt"/>
    </style:style>
    <style:style style:name="T250_4" style:family="text">
      <style:text-properties fo:font-size="11pt" style:font-size-asian="11pt" style:font-name-complex="Arial" style:font-size-complex="11pt"/>
    </style:style>
    <style:style style:name="T250_5" style:family="text">
      <style:text-properties fo:font-size="11pt" style:font-size-asian="11pt" style:font-name-complex="Arial" style:font-size-complex="11pt"/>
    </style:style>
    <style:style style:name="T250_6" style:family="text">
      <style:text-properties fo:font-size="11pt" style:font-size-asian="11pt" style:font-name-complex="Arial" style:font-size-complex="11pt"/>
    </style:style>
    <style:style style:name="T250_7" style:family="text">
      <style:text-properties fo:font-size="11pt" style:font-size-asian="11pt" style:font-name-complex="Arial" style:font-size-complex="11pt"/>
    </style:style>
    <style:style style:name="P251" style:family="paragraph" style:parent-style-name="List_20_Paragraph">
      <style:paragraph-properties fo:text-align="justify" fo:margin-bottom="0.212cm"/>
    </style:style>
    <style:style style:name="T251_1" style:family="text">
      <style:text-properties fo:font-size="11pt" style:font-size-asian="11pt" style:font-name-complex="Arial" style:font-size-complex="11pt" fo:font-weight="bold" style:font-weight-asian="bold"/>
    </style:style>
    <style:style style:name="T251_2" style:family="text">
      <style:text-properties fo:font-size="11pt" style:font-size-asian="11pt" style:font-name-complex="Arial" style:font-size-complex="11pt"/>
    </style:style>
    <style:style style:name="T251_3" style:family="text">
      <style:text-properties style:font-style-complex="italic" fo:font-size="11pt" style:font-size-asian="11pt" style:font-name-complex="Arial" style:font-size-complex="11pt"/>
    </style:style>
    <style:style style:name="T251_4" style:family="text">
      <style:text-properties style:font-style-complex="italic" fo:font-size="11pt" style:font-size-asian="11pt" style:font-name-complex="Arial" style:font-size-complex="11pt"/>
    </style:style>
    <style:style style:name="T251_5" style:family="text">
      <style:text-properties style:font-style-complex="italic" fo:font-size="11pt" style:font-size-asian="11pt" style:font-name-complex="Arial" style:font-size-complex="11pt"/>
    </style:style>
    <style:style style:name="T251_6" style:family="text">
      <style:text-properties style:font-style-complex="italic" fo:font-size="11pt" style:font-size-asian="11pt" style:font-name-complex="Arial" style:font-size-complex="11pt"/>
    </style:style>
    <style:style style:name="T251_7" style:family="text">
      <style:text-properties style:font-style-complex="italic" fo:font-size="11pt" style:font-size-asian="11pt" style:font-name-complex="Arial" style:font-size-complex="11pt"/>
    </style:style>
    <style:style style:name="P252" style:family="paragraph" style:parent-style-name="List_20_Paragraph">
      <style:paragraph-properties fo:text-align="justify"/>
      <style:text-properties fo:font-size="11pt" style:font-size-asian="11pt" style:font-name-complex="Arial" style:font-size-complex="11pt"/>
    </style:style>
    <style:style style:name="T252_1" style:family="text">
      <style:text-properties fo:font-size="11pt" style:font-size-asian="11pt" style:font-name-complex="Arial" style:font-size-complex="11pt" fo:font-weight="bold" style:font-weight-asian="bold"/>
    </style:style>
    <style:style style:name="T252_2" style:family="text">
      <style:text-properties fo:font-size="11pt" style:font-size-asian="11pt" style:font-name-complex="Arial" style:font-size-complex="11pt" fo:font-weight="bold" style:font-weight-asian="bold"/>
    </style:style>
    <style:style style:name="T252_3" style:family="text">
      <style:text-properties fo:font-size="11pt" style:font-size-asian="11pt" style:font-name-complex="Arial" style:font-size-complex="11pt" fo:font-weight="bold" style:font-weight-asian="bold"/>
    </style:style>
    <style:style style:name="T252_4" style:family="text">
      <style:text-properties fo:font-size="11pt" style:font-size-asian="11pt" style:font-name-complex="Arial" style:font-size-complex="11pt"/>
    </style:style>
    <style:style style:name="T252_5" style:family="text">
      <style:text-properties fo:font-size="11pt" style:font-size-asian="11pt" style:font-name-complex="Arial" style:font-size-complex="11pt"/>
    </style:style>
    <style:style style:name="T252_6" style:family="text">
      <style:text-properties fo:font-size="11pt" style:font-size-asian="11pt" style:font-name-complex="Arial" style:font-size-complex="11pt"/>
    </style:style>
    <style:style style:name="T252_7" style:family="text">
      <style:text-properties fo:font-size="11pt" style:font-size-asian="11pt" style:font-name-complex="Arial" style:font-size-complex="11pt"/>
    </style:style>
    <style:style style:name="T252_8" style:family="text">
      <style:text-properties fo:font-size="11pt" style:font-size-asian="11pt" style:font-name-complex="Arial" style:font-size-complex="11pt"/>
    </style:style>
    <style:style style:name="T252_9" style:family="text">
      <style:text-properties fo:font-size="11pt" style:font-size-asian="11pt" style:font-name-complex="Arial" style:font-size-complex="11pt"/>
    </style:style>
    <style:style style:name="T252_10" style:family="text">
      <style:text-properties fo:font-size="11pt" style:font-size-asian="11pt" style:font-name-complex="Arial" style:font-size-complex="11pt"/>
    </style:style>
    <style:style style:name="T252_11" style:family="text">
      <style:text-properties fo:font-size="11pt" style:font-size-asian="11pt" style:font-name-complex="Arial" style:font-size-complex="11pt"/>
    </style:style>
    <style:style style:name="T252_12" style:family="text">
      <style:text-properties fo:font-size="11pt" style:font-size-asian="11pt" style:font-name-complex="Arial" style:font-size-complex="11pt"/>
    </style:style>
    <style:style style:name="T252_13" style:family="text">
      <style:text-properties fo:font-size="11pt" style:font-size-asian="11pt" style:font-name-complex="Arial" style:font-size-complex="11pt"/>
    </style:style>
    <style:style style:name="T252_14" style:family="text">
      <style:text-properties fo:font-size="11pt" style:font-size-asian="11pt" style:font-name-complex="Arial" style:font-size-complex="11pt"/>
    </style:style>
    <style:style style:name="T252_15" style:family="text">
      <style:text-properties fo:font-size="11pt" style:font-size-asian="11pt" style:font-name-complex="Arial" style:font-size-complex="11pt"/>
    </style:style>
    <style:style style:name="T252_16" style:family="text">
      <style:text-properties fo:font-size="11pt" style:font-size-asian="11pt" style:font-name-complex="Arial" style:font-size-complex="11pt"/>
    </style:style>
    <style:style style:name="P253" style:family="paragraph" style:parent-style-name="Normal">
      <style:paragraph-properties fo:text-align="justify" fo:margin-top="0.423cm"/>
    </style:style>
    <style:style style:name="T253_1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253_2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T253_3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253_4" style:family="text">
      <style:text-properties style:font-style-complex="italic" fo:font-size="11pt" style:font-size-asian="11pt" style:font-name-complex="Arial" style:font-size-complex="11pt" style:font-weight-complex="bold"/>
    </style:style>
    <style:style style:name="P254" style:family="paragraph" style:parent-style-name="List_20_Paragraph">
      <style:paragraph-properties fo:text-align="justify"/>
    </style:style>
    <style:style style:name="T254_1" style:family="text">
      <style:text-properties fo:font-size="11pt" style:font-size-asian="11pt" style:font-name-complex="Arial" style:font-size-complex="11pt" fo:font-weight="bold" style:font-weight-asian="bold"/>
    </style:style>
    <style:style style:name="T254_2" style:family="text">
      <style:text-properties fo:font-size="11pt" style:font-size-asian="11pt" style:font-name-complex="Arial" style:font-size-complex="11pt"/>
    </style:style>
    <style:style style:name="T254_3" style:family="text">
      <style:text-properties fo:color="#000000" fo:font-size="11pt" style:font-size-asian="11pt" style:font-name-complex="Arial" style:font-size-complex="11pt"/>
    </style:style>
    <style:style style:name="T254_4" style:family="text">
      <style:text-properties fo:color="#000000" fo:font-size="11pt" style:font-size-asian="11pt" style:font-name-complex="Arial" style:font-size-complex="11pt"/>
    </style:style>
    <style:style style:name="T254_5" style:family="text">
      <style:text-properties fo:color="#000000" fo:font-size="11pt" style:font-size-asian="11pt" style:font-name-complex="Arial" style:font-size-complex="11pt"/>
    </style:style>
    <style:style style:name="T254_6" style:family="text">
      <style:text-properties fo:color="#000000" fo:font-size="11pt" style:font-size-asian="11pt" style:font-name-complex="Arial" style:font-size-complex="11pt"/>
    </style:style>
    <style:style style:name="T254_7" style:family="text">
      <style:text-properties fo:color="#000000" fo:font-size="11pt" style:font-size-asian="11pt" style:font-name-complex="Arial" style:font-size-complex="11pt"/>
    </style:style>
    <style:style style:name="T254_8" style:family="text">
      <style:text-properties fo:color="#000000" fo:font-size="11pt" style:font-size-asian="11pt" style:font-name-complex="Arial" style:font-size-complex="11pt"/>
    </style:style>
    <style:style style:name="T254_9" style:family="text">
      <style:text-properties fo:color="#000000" fo:font-size="11pt" style:font-size-asian="11pt" style:font-name-complex="Arial" style:font-size-complex="11pt"/>
    </style:style>
    <style:style style:name="T254_10" style:family="text">
      <style:text-properties fo:color="#000000" fo:font-size="11pt" style:font-size-asian="11pt" style:font-name-complex="Arial" style:font-size-complex="11pt"/>
    </style:style>
    <style:style style:name="T254_11" style:family="text">
      <style:text-properties fo:color="#000000" fo:font-size="11pt" style:font-size-asian="11pt" style:font-name-complex="Arial" style:font-size-complex="11pt"/>
    </style:style>
    <style:style style:name="T254_12" style:family="text">
      <style:text-properties fo:color="#000000" fo:font-size="11pt" style:font-size-asian="11pt" style:font-name-complex="Arial" style:font-size-complex="11pt"/>
    </style:style>
    <style:style style:name="T254_13" style:family="text">
      <style:text-properties fo:color="#000000" fo:font-size="11pt" style:font-size-asian="11pt" style:font-name-complex="Arial" style:font-size-complex="11pt"/>
    </style:style>
    <style:style style:name="T254_14" style:family="text">
      <style:text-properties fo:color="#000000" fo:font-size="11pt" style:font-size-asian="11pt" style:font-name-complex="Arial" style:font-size-complex="11pt"/>
    </style:style>
    <style:style style:name="T254_15" style:family="text">
      <style:text-properties fo:color="#000000" fo:font-size="11pt" style:font-size-asian="11pt" style:font-name-complex="Arial" style:font-size-complex="11pt"/>
    </style:style>
    <style:style style:name="T254_16" style:family="text">
      <style:text-properties fo:color="#000000" fo:font-size="11pt" style:font-size-asian="11pt" style:font-name-complex="Arial" style:font-size-complex="11pt"/>
    </style:style>
    <style:style style:name="T254_17" style:family="text">
      <style:text-properties fo:color="#000000" fo:font-size="11pt" style:font-size-asian="11pt" style:font-name-complex="Arial" style:font-size-complex="11pt"/>
    </style:style>
    <style:style style:name="T254_18" style:family="text">
      <style:text-properties fo:color="#000000" fo:font-size="11pt" style:font-size-asian="11pt" style:font-name-complex="Arial" style:font-size-complex="11pt"/>
    </style:style>
    <style:style style:name="T254_19" style:family="text">
      <style:text-properties fo:color="#000000" fo:font-size="11pt" style:font-size-asian="11pt" style:font-name-complex="Arial" style:font-size-complex="11pt"/>
    </style:style>
    <style:style style:name="T254_20" style:family="text">
      <style:text-properties fo:color="#000000" fo:font-size="11pt" style:font-size-asian="11pt" style:font-name-complex="Arial" style:font-size-complex="11pt"/>
    </style:style>
    <style:style style:name="T254_21" style:family="text">
      <style:text-properties fo:color="#000000" fo:font-size="11pt" style:font-size-asian="11pt" style:font-name-complex="Arial" style:font-size-complex="11pt"/>
    </style:style>
    <style:style style:name="T254_22" style:family="text">
      <style:text-properties fo:color="#000000" fo:font-size="11pt" style:font-size-asian="11pt" style:font-name-complex="Arial" style:font-size-complex="11pt"/>
    </style:style>
    <style:style style:name="P255" style:family="paragraph" style:parent-style-name="List_20_Paragraph">
      <style:paragraph-properties fo:text-align="justify" fo:margin-top="0.423cm"/>
    </style:style>
    <style:style style:name="T255_1" style:family="text">
      <style:text-properties fo:font-size="11pt" style:font-size-asian="11pt" style:font-name-complex="Arial" style:font-size-complex="11pt" fo:font-weight="bold" style:font-weight-asian="bold"/>
    </style:style>
    <style:style style:name="T255_2" style:family="text">
      <style:text-properties fo:font-size="11pt" style:font-size-asian="11pt" style:font-name-complex="Arial" style:font-size-complex="11pt"/>
    </style:style>
    <style:style style:name="T255_3" style:family="text">
      <style:text-properties fo:font-size="11pt" style:font-size-asian="11pt" style:font-name-complex="Arial" style:font-size-complex="11pt"/>
    </style:style>
    <style:style style:name="T255_4" style:family="text">
      <style:text-properties fo:font-size="11pt" style:font-size-asian="11pt" style:font-name-complex="Arial" style:font-size-complex="11pt"/>
    </style:style>
    <style:style style:name="T255_5" style:family="text">
      <style:text-properties fo:font-size="11pt" style:font-size-asian="11pt" style:font-name-complex="Arial" style:font-size-complex="11pt"/>
    </style:style>
    <style:style style:name="T255_6" style:family="text">
      <style:text-properties fo:font-size="11pt" style:font-size-asian="11pt" style:font-name-complex="Arial" style:font-size-complex="11pt"/>
    </style:style>
    <style:style style:name="T255_7" style:family="text">
      <style:text-properties fo:font-size="11pt" style:font-size-asian="11pt" style:font-name-complex="Arial" style:font-size-complex="11pt"/>
    </style:style>
    <style:style style:name="T255_8" style:family="text">
      <style:text-properties fo:font-size="11pt" style:font-size-asian="11pt" style:font-name-complex="Arial" style:font-size-complex="11pt"/>
    </style:style>
    <style:style style:name="T255_9" style:family="text">
      <style:text-properties fo:font-size="11pt" style:font-size-asian="11pt" style:font-name-complex="Arial" style:font-size-complex="11pt"/>
    </style:style>
    <style:style style:name="T255_10" style:family="text">
      <style:text-properties fo:font-size="11pt" style:font-size-asian="11pt" style:font-name-complex="Arial" style:font-size-complex="11pt"/>
    </style:style>
    <style:style style:name="T255_11" style:family="text">
      <style:text-properties fo:font-size="11pt" style:font-size-asian="11pt" style:font-name-complex="Arial" style:font-size-complex="11pt"/>
    </style:style>
    <style:style style:name="T255_12" style:family="text">
      <style:text-properties fo:font-size="11pt" style:font-size-asian="11pt" style:font-name-complex="Arial" style:font-size-complex="11pt"/>
    </style:style>
    <style:style style:name="T255_13" style:family="text">
      <style:text-properties fo:font-size="11pt" style:font-size-asian="11pt" style:font-name-complex="Arial" style:font-size-complex="11pt"/>
    </style:style>
    <style:style style:name="T255_14" style:family="text">
      <style:text-properties style:text-position="super 58%" fo:font-size="11pt" style:font-size-asian="11pt" style:font-name-complex="Arial" style:font-size-complex="11pt"/>
    </style:style>
    <style:style style:name="T255_15" style:family="text">
      <style:text-properties fo:font-size="11pt" style:font-size-asian="11pt" style:font-name-complex="Arial" style:font-size-complex="11pt"/>
    </style:style>
    <style:style style:name="T255_16" style:family="text">
      <style:text-properties fo:font-size="11pt" style:font-size-asian="11pt" style:font-name-complex="Arial" style:font-size-complex="11pt"/>
    </style:style>
    <style:style style:name="T255_17" style:family="text">
      <style:text-properties fo:font-size="11pt" style:font-size-asian="11pt" style:font-name-complex="Arial" style:font-size-complex="11pt"/>
    </style:style>
    <style:style style:name="P256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57" style:family="paragraph" style:parent-style-name="Normal">
      <style:paragraph-properties fo:text-align="justify"/>
    </style:style>
    <style:style style:name="T257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57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57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58" style:family="paragraph" style:parent-style-name="Normal">
      <style:paragraph-properties fo:text-align="justify" fo:margin-top="0.212cm" fo:margin-bottom="0.212cm"/>
    </style:style>
    <style:style style:name="T258_1" style:family="text">
      <style:text-properties fo:font-size="11pt" style:font-size-asian="11pt" style:font-name-complex="Arial" style:font-size-complex="11pt" style:font-weight-complex="bold"/>
    </style:style>
    <style:style style:name="T258_2" style:family="text">
      <style:text-properties fo:font-size="11pt" style:font-size-asian="11pt" style:font-name-complex="Arial" style:font-size-complex="11pt" style:font-weight-complex="bold"/>
    </style:style>
    <style:style style:name="T258_3" style:family="text">
      <style:text-properties fo:font-size="11pt" style:font-size-asian="11pt" style:font-name-complex="Arial" style:font-size-complex="11pt" style:font-weight-complex="bold"/>
    </style:style>
    <style:style style:name="T258_4" style:family="text">
      <style:text-properties fo:font-size="11pt" style:font-size-asian="11pt" style:font-name-complex="Arial" style:font-size-complex="11pt" style:font-weight-complex="bold"/>
    </style:style>
    <style:style style:name="T258_5" style:family="text">
      <style:text-properties fo:font-size="11pt" style:font-size-asian="11pt" style:font-name-complex="Arial" style:font-size-complex="11pt" style:font-weight-complex="bold"/>
    </style:style>
    <style:style style:name="T258_6" style:family="text">
      <style:text-properties fo:font-size="11pt" style:font-size-asian="11pt" style:font-name-complex="Arial" style:font-size-complex="11pt" style:font-weight-complex="bold"/>
    </style:style>
    <style:style style:name="T258_7" style:family="text">
      <style:text-properties fo:font-size="11pt" style:font-size-asian="11pt" style:font-name-complex="Arial" style:font-size-complex="11pt" style:font-weight-complex="bold"/>
    </style:style>
    <style:style style:name="T258_8" style:family="text">
      <style:text-properties fo:font-size="11pt" style:font-size-asian="11pt" style:font-name-complex="Arial" style:font-size-complex="11pt" style:font-weight-complex="bold"/>
    </style:style>
    <style:style style:name="T258_9" style:family="text">
      <style:text-properties fo:font-size="11pt" style:font-size-asian="11pt" style:font-name-complex="Arial" style:font-size-complex="11pt" style:font-weight-complex="bold"/>
    </style:style>
    <style:style style:name="Table7" style:family="table">
      <style:table-properties table:align="left" style:width="17.981cm" style:rel-width="100%" fo:margin-left="0cm"/>
    </style:style>
    <style:style style:name="Column26" style:family="table-column">
      <style:table-column-properties style:column-width="2.487cm" style:use-optimal-column-width="false"/>
    </style:style>
    <style:style style:name="Column27" style:family="table-column">
      <style:table-column-properties style:column-width="6.512cm" style:use-optimal-column-width="false"/>
    </style:style>
    <style:style style:name="Column28" style:family="table-column">
      <style:table-column-properties style:column-width="1.498cm" style:use-optimal-column-width="false"/>
    </style:style>
    <style:style style:name="Column29" style:family="table-column">
      <style:table-column-properties style:column-width="1.496cm" style:use-optimal-column-width="false"/>
    </style:style>
    <style:style style:name="Column30" style:family="table-column">
      <style:table-column-properties style:column-width="1.496cm" style:use-optimal-column-width="false"/>
    </style:style>
    <style:style style:name="Column31" style:family="table-column">
      <style:table-column-properties style:column-width="1.496cm" style:use-optimal-column-width="false"/>
    </style:style>
    <style:style style:name="Column32" style:family="table-column">
      <style:table-column-properties style:column-width="1.496cm" style:use-optimal-column-width="false"/>
    </style:style>
    <style:style style:name="Column33" style:family="table-column">
      <style:table-column-properties style:column-width="1.501cm" style:use-optimal-column-width="false"/>
    </style:style>
    <style:style style:name="Row27" style:family="table-row">
      <style:table-row-properties style:use-optimal-row-height="false"/>
    </style:style>
    <style:style style:name="Cell97" style:family="table-cell">
      <style:table-cell-properties fo:background-color="#bfbfb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9" style:family="paragraph" style:parent-style-name="List_20_Paragraph">
      <style:paragraph-properties fo:text-align="center" fo:margin-left="0cm"/>
    </style:style>
    <style:style style:name="T25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98" style:family="table-cell">
      <style:table-cell-properties fo:background-color="#bfbfb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0" style:family="paragraph" style:parent-style-name="List_20_Paragraph">
      <style:paragraph-properties fo:text-align="center" fo:margin-left="0cm"/>
    </style:style>
    <style:style style:name="T26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99" style:family="table-cell">
      <style:table-cell-properties fo:background-color="#bfbfbf" style:vertical-align="top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261" style:family="paragraph" style:parent-style-name="List_20_Paragraph">
      <style:paragraph-properties fo:text-align="center" fo:margin-left="0cm"/>
    </style:style>
    <style:style style:name="T26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00" style:family="table-cell">
      <style:table-cell-properties fo:background-color="#bfbfbf" style:vertical-align="top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262" style:family="paragraph" style:parent-style-name="List_20_Paragraph">
      <style:paragraph-properties fo:text-align="center" fo:margin-left="0cm"/>
    </style:style>
    <style:style style:name="T26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01" style:family="table-cell">
      <style:table-cell-properties fo:background-color="#bfbfbf" style:vertical-align="top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263" style:family="paragraph" style:parent-style-name="List_20_Paragraph">
      <style:paragraph-properties fo:text-align="center" fo:margin-left="0cm"/>
    </style:style>
    <style:style style:name="T26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02" style:family="table-cell">
      <style:table-cell-properties fo:background-color="#bfbfbf" style:vertical-align="top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264" style:family="paragraph" style:parent-style-name="List_20_Paragraph">
      <style:paragraph-properties fo:text-align="center" fo:margin-left="0cm"/>
    </style:style>
    <style:style style:name="T26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03" style:family="table-cell">
      <style:table-cell-properties fo:background-color="#bfbfb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5" style:family="paragraph" style:parent-style-name="List_20_Paragraph">
      <style:paragraph-properties fo:text-align="center" fo:margin-left="0cm"/>
    </style:style>
    <style:style style:name="T26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28" style:family="table-row">
      <style:table-row-properties style:use-optimal-row-height="false"/>
    </style:style>
    <style:style style:name="Cell10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6" style:family="paragraph" style:parent-style-name="List_20_Paragraph">
      <style:paragraph-properties fo:margin-left="0cm"/>
    </style:style>
    <style:style style:name="T26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0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7" style:family="paragraph" style:parent-style-name="List_20_Paragraph">
      <style:paragraph-properties fo:margin-left="0cm"/>
    </style:style>
    <style:style style:name="T26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67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268" style:family="paragraph" style:parent-style-name="List_20_Paragraph">
      <style:paragraph-properties fo:margin-left="0cm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0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9" style:family="paragraph" style:parent-style-name="List_20_Paragraph">
      <style:paragraph-properties fo:text-align="center" fo:margin-left="0cm"/>
    </style:style>
    <style:style style:name="T26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69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07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270" style:family="paragraph" style:parent-style-name="List_20_Paragraph">
      <style:paragraph-properties fo:text-align="center" fo:margin-left="0cm"/>
    </style:style>
    <style:style style:name="T27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08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271" style:family="paragraph" style:parent-style-name="List_20_Paragraph">
      <style:paragraph-properties fo:text-align="center" fo:margin-left="0cm"/>
    </style:style>
    <style:style style:name="T27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09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272" style:family="paragraph" style:parent-style-name="List_20_Paragraph">
      <style:paragraph-properties fo:text-align="center" fo:margin-left="0cm"/>
    </style:style>
    <style:style style:name="T27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10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273" style:family="paragraph" style:parent-style-name="List_20_Paragraph">
      <style:paragraph-properties fo:text-align="center" fo:margin-left="0cm"/>
    </style:style>
    <style:style style:name="T27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1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4" style:family="paragraph" style:parent-style-name="List_20_Paragraph">
      <style:paragraph-properties fo:text-align="center" fo:margin-left="0cm"/>
    </style:style>
    <style:style style:name="T27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74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29" style:family="table-row">
      <style:table-row-properties style:use-optimal-row-height="false"/>
    </style:style>
    <style:style style:name="Cell11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5" style:family="paragraph" style:parent-style-name="List_20_Paragraph">
      <style:paragraph-properties fo:margin-left="0cm"/>
    </style:style>
    <style:style style:name="T27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6" style:family="paragraph" style:parent-style-name="Normal"/>
    <style:style style:name="T27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7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76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76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76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76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76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76_8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76_9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76_10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76_1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1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7" style:family="paragraph" style:parent-style-name="List_20_Paragraph">
      <style:paragraph-properties fo:text-align="center" fo:margin-left="0cm"/>
    </style:style>
    <style:style style:name="T27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15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278" style:family="paragraph" style:parent-style-name="Normal">
      <style:paragraph-properties fo:text-align="center"/>
    </style:style>
    <style:style style:name="T27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16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279" style:family="paragraph" style:parent-style-name="Normal">
      <style:paragraph-properties fo:text-align="center"/>
    </style:style>
    <style:style style:name="T27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79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17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280" style:family="paragraph" style:parent-style-name="Normal">
      <style:paragraph-properties fo:text-align="center"/>
    </style:style>
    <style:style style:name="T28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80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18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281" style:family="paragraph" style:parent-style-name="Normal">
      <style:paragraph-properties fo:text-align="center"/>
    </style:style>
    <style:style style:name="T28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81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1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2" style:family="paragraph" style:parent-style-name="Normal">
      <style:paragraph-properties fo:text-align="center"/>
    </style:style>
    <style:style style:name="T28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282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283" style:family="paragraph" style:parent-style-name="Normal">
      <style:paragraph-properties fo:text-align="justify"/>
      <style:text-properties fo:font-size="10pt" style:font-size-asian="10pt" style:font-name-complex="Arial" style:font-size-complex="10pt" fo:font-weight="bold" style:font-weight-asian="bold"/>
    </style:style>
    <style:style style:name="P284" style:family="paragraph" style:parent-style-name="Normal">
      <style:paragraph-properties fo:text-align="justify" fo:margin-bottom="0.212cm"/>
    </style:style>
    <style:style style:name="T284_1" style:family="text">
      <style:text-properties fo:font-size="11pt" style:font-size-asian="11pt" style:font-name-complex="Arial" style:font-size-complex="11pt" fo:font-weight="bold" style:font-weight-asian="bold"/>
    </style:style>
    <style:style style:name="T284_2" style:family="text">
      <style:text-properties fo:font-size="11pt" style:font-size-asian="11pt" style:font-name-complex="Arial" style:font-size-complex="11pt" fo:font-weight="bold" style:font-weight-asian="bold"/>
    </style:style>
    <style:style style:name="T284_3" style:family="text">
      <style:text-properties fo:font-size="11pt" style:font-size-asian="11pt" style:font-name-complex="Arial" style:font-size-complex="11pt" fo:font-weight="bold" style:font-weight-asian="bold"/>
    </style:style>
    <style:style style:name="T284_4" style:family="text">
      <style:text-properties fo:font-size="11pt" style:font-size-asian="11pt" style:font-name-complex="Arial" style:font-size-complex="11pt"/>
    </style:style>
    <style:style style:name="T284_5" style:family="text">
      <style:text-properties fo:font-size="11pt" style:font-size-asian="11pt" style:font-name-complex="Arial" style:font-size-complex="11pt"/>
    </style:style>
    <style:style style:name="T284_6" style:family="text">
      <style:text-properties fo:font-size="11pt" style:font-size-asian="11pt" style:font-name-complex="Arial" style:font-size-complex="11pt"/>
    </style:style>
    <style:style style:name="T284_7" style:family="text">
      <style:text-properties fo:font-size="11pt" style:font-size-asian="11pt" style:font-name-complex="Arial" style:font-size-complex="11pt"/>
    </style:style>
    <style:style style:name="T284_8" style:family="text">
      <style:text-properties fo:font-size="11pt" style:font-size-asian="11pt" style:font-name-complex="Arial" style:font-size-complex="11pt"/>
    </style:style>
    <style:style style:name="T284_9" style:family="text">
      <style:text-properties fo:font-size="11pt" style:font-size-asian="11pt" style:font-name-complex="Arial" style:font-size-complex="11pt"/>
    </style:style>
    <style:style style:name="T284_10" style:family="text">
      <style:text-properties fo:font-size="11pt" style:font-size-asian="11pt" style:font-name-complex="Arial" style:font-size-complex="11pt"/>
    </style:style>
    <style:style style:name="T284_11" style:family="text">
      <style:text-properties fo:font-size="11pt" style:font-size-asian="11pt" style:font-name-complex="Arial" style:font-size-complex="11pt" style:font-weight-complex="bold"/>
    </style:style>
    <style:style style:name="T284_12" style:family="text">
      <style:text-properties fo:font-size="11pt" style:font-size-asian="11pt" style:font-name-complex="Arial" style:font-size-complex="11pt" style:font-weight-complex="bold"/>
    </style:style>
    <style:style style:name="T284_13" style:family="text">
      <style:text-properties fo:font-size="11pt" style:font-size-asian="11pt" style:font-name-complex="Arial" style:font-size-complex="11pt" style:font-weight-complex="bold"/>
    </style:style>
    <style:style style:name="T284_14" style:family="text">
      <style:text-properties fo:font-size="11pt" style:font-size-asian="11pt" style:font-name-complex="Arial" style:font-size-complex="11pt" style:font-weight-complex="bold"/>
    </style:style>
    <style:style style:name="T284_15" style:family="text">
      <style:text-properties fo:font-size="11pt" style:font-size-asian="11pt" style:font-name-complex="Arial" style:font-size-complex="11pt" style:font-weight-complex="bold"/>
    </style:style>
    <style:style style:name="T284_16" style:family="text">
      <style:text-properties fo:font-size="11pt" style:font-size-asian="11pt" style:font-name-complex="Arial" style:font-size-complex="11pt" style:font-weight-complex="bold"/>
    </style:style>
    <style:style style:name="T284_17" style:family="text">
      <style:text-properties fo:font-size="11pt" style:font-size-asian="11pt" style:font-name-complex="Arial" style:font-size-complex="11pt"/>
    </style:style>
    <style:style style:name="T284_18" style:family="text">
      <style:text-properties fo:font-size="11pt" style:font-size-asian="11pt" style:font-name-complex="Arial" style:font-size-complex="11pt" style:font-weight-complex="bold"/>
    </style:style>
    <style:style style:name="T284_19" style:family="text">
      <style:text-properties fo:font-size="11pt" style:font-size-asian="11pt" style:font-name-complex="Arial" style:font-size-complex="11pt" style:font-weight-complex="bold"/>
    </style:style>
    <style:style style:name="T284_20" style:family="text">
      <style:text-properties fo:font-size="11pt" style:font-size-asian="11pt" style:font-name-complex="Arial" style:font-size-complex="11pt" style:font-weight-complex="bold"/>
    </style:style>
    <style:style style:name="T284_21" style:family="text">
      <style:text-properties fo:font-size="11pt" style:font-size-asian="11pt" style:font-name-complex="Arial" style:font-size-complex="11pt" style:font-weight-complex="bold"/>
    </style:style>
    <style:style style:name="T284_22" style:family="text">
      <style:text-properties fo:font-size="11pt" style:font-size-asian="11pt" style:font-name-complex="Arial" style:font-size-complex="11pt" style:font-weight-complex="bold"/>
    </style:style>
    <style:style style:name="T284_23" style:family="text">
      <style:text-properties fo:font-size="11pt" style:font-size-asian="11pt" style:font-name-complex="Arial" style:font-size-complex="11pt" style:font-weight-complex="bold"/>
    </style:style>
    <style:style style:name="T284_24" style:family="text">
      <style:text-properties fo:font-size="11pt" style:font-size-asian="11pt" style:font-name-complex="Arial" style:font-size-complex="11pt" style:font-weight-complex="bold"/>
    </style:style>
    <style:style style:name="T284_25" style:family="text">
      <style:text-properties fo:font-size="11pt" style:font-size-asian="11pt" style:font-name-complex="Arial" style:font-size-complex="11pt" style:font-weight-complex="bold"/>
    </style:style>
    <style:style style:name="T284_26" style:family="text">
      <style:text-properties fo:font-size="11pt" style:font-size-asian="11pt" style:font-name-complex="Arial" style:font-size-complex="11pt" style:font-weight-complex="bold"/>
    </style:style>
    <style:style style:name="T284_27" style:family="text">
      <style:text-properties fo:font-size="11pt" style:font-size-asian="11pt" style:font-name-complex="Arial" style:font-size-complex="11pt" style:font-weight-complex="bold"/>
    </style:style>
    <style:style style:name="T284_28" style:family="text">
      <style:text-properties fo:font-size="11pt" style:font-size-asian="11pt" style:font-name-complex="Arial" style:font-size-complex="11pt" style:font-weight-complex="bold"/>
    </style:style>
    <style:style style:name="T284_29" style:family="text">
      <style:text-properties fo:font-size="11pt" style:font-size-asian="11pt" style:font-name-complex="Arial" style:font-size-complex="11pt" style:font-weight-complex="bold"/>
    </style:style>
    <style:style style:name="T284_30" style:family="text">
      <style:text-properties fo:font-size="11pt" style:font-size-asian="11pt" style:font-name-complex="Arial" style:font-size-complex="11pt" style:font-weight-complex="bold"/>
    </style:style>
    <style:style style:name="P285" style:family="paragraph" style:parent-style-name="Normal">
      <style:paragraph-properties fo:text-align="justify"/>
    </style:style>
    <style:style style:name="T285_1" style:family="text">
      <style:text-properties fo:font-size="11pt" style:font-size-asian="11pt" style:font-name-complex="Arial" style:font-size-complex="11pt" fo:font-weight="bold" style:font-weight-asian="bold"/>
    </style:style>
    <style:style style:name="T285_2" style:family="text">
      <style:text-properties fo:font-size="11pt" style:font-size-asian="11pt" style:font-name-complex="Arial" style:font-size-complex="11pt" fo:font-weight="bold" style:font-weight-asian="bold"/>
    </style:style>
    <style:style style:name="T285_3" style:family="text">
      <style:text-properties fo:font-size="11pt" style:font-size-asian="11pt" style:font-name-complex="Arial" style:font-size-complex="11pt" fo:font-weight="bold" style:font-weight-asian="bold"/>
    </style:style>
    <style:style style:name="T285_4" style:family="text">
      <style:text-properties fo:font-size="11pt" style:font-size-asian="11pt" style:font-name-complex="Arial" style:font-size-complex="11pt" fo:font-weight="bold" style:font-weight-asian="bold"/>
    </style:style>
    <style:style style:name="T285_5" style:family="text">
      <style:text-properties fo:font-size="11pt" style:font-size-asian="11pt" style:font-name-complex="Arial" style:font-size-complex="11pt" fo:font-weight="bold" style:font-weight-asian="bold"/>
    </style:style>
    <style:style style:name="T285_6" style:family="text">
      <style:text-properties fo:font-size="11pt" style:font-size-asian="11pt" style:font-name-complex="Arial" style:font-size-complex="11pt" fo:font-weight="bold" style:font-weight-asian="bold"/>
    </style:style>
    <style:style style:name="T285_7" style:family="text">
      <style:text-properties fo:font-size="11pt" style:font-size-asian="11pt" style:font-name-complex="Arial" style:font-size-complex="11pt" fo:font-weight="bold" style:font-weight-asian="bold"/>
    </style:style>
    <style:style style:name="T285_8" style:family="text">
      <style:text-properties fo:font-size="11pt" style:font-size-asian="11pt" style:font-name-complex="Arial" style:font-size-complex="11pt" fo:font-weight="bold" style:font-weight-asian="bold"/>
    </style:style>
    <style:style style:name="T285_9" style:family="text">
      <style:text-properties fo:font-size="11pt" style:font-size-asian="11pt" style:font-name-complex="Arial" style:font-size-complex="11pt" fo:font-weight="bold" style:font-weight-asian="bold"/>
    </style:style>
    <style:style style:name="T285_10" style:family="text">
      <style:text-properties fo:font-size="11pt" style:font-size-asian="11pt" style:font-name-complex="Arial" style:font-size-complex="11pt" fo:font-weight="bold" style:font-weight-asian="bold"/>
    </style:style>
    <style:style style:name="T285_11" style:family="text">
      <style:text-properties fo:font-size="11pt" style:font-size-asian="11pt" style:font-name-complex="Arial" style:font-size-complex="11pt" fo:font-weight="bold" style:font-weight-asian="bold"/>
    </style:style>
    <style:style style:name="T285_12" style:family="text">
      <style:text-properties fo:font-style="italic" style:font-style-asian="italic" fo:font-size="11pt" style:font-size-asian="11pt" style:font-name-complex="Arial" style:font-size-complex="11pt" fo:font-weight="bold" style:font-weight-asian="bold"/>
    </style:style>
    <style:style style:name="T285_13" style:family="text">
      <style:text-properties fo:font-size="11pt" style:font-size-asian="11pt" style:font-name-complex="Arial" style:font-size-complex="11pt" style:font-weight-complex="bold"/>
    </style:style>
    <style:style style:name="T285_14" style:family="text">
      <style:text-properties fo:font-size="11pt" style:font-size-asian="11pt" style:font-name-complex="Arial" style:font-size-complex="11pt" style:font-weight-complex="bold"/>
    </style:style>
    <style:style style:name="T285_15" style:family="text">
      <style:text-properties fo:font-size="11pt" style:font-size-asian="11pt" style:font-name-complex="Arial" style:font-size-complex="11pt" style:font-weight-complex="bold"/>
    </style:style>
    <style:style style:name="T285_16" style:family="text">
      <style:text-properties fo:font-size="11pt" style:font-size-asian="11pt" style:font-name-complex="Arial" style:font-size-complex="11pt" style:font-weight-complex="bold"/>
    </style:style>
    <style:style style:name="T285_17" style:family="text">
      <style:text-properties fo:font-size="11pt" style:font-size-asian="11pt" style:font-name-complex="Arial" style:font-size-complex="11pt" style:font-weight-complex="bold"/>
    </style:style>
    <style:style style:name="T285_18" style:family="text">
      <style:text-properties fo:font-size="11pt" style:font-size-asian="11pt" style:font-name-complex="Arial" style:font-size-complex="11pt" style:font-weight-complex="bold"/>
    </style:style>
    <style:style style:name="T285_19" style:family="text">
      <style:text-properties fo:font-size="11pt" style:font-size-asian="11pt" style:font-name-complex="Arial" style:font-size-complex="11pt" style:font-weight-complex="bold"/>
    </style:style>
    <style:style style:name="P286" style:family="paragraph" style:parent-style-name="Normal">
      <style:paragraph-properties fo:text-align="justify" fo:margin-top="0.423cm"/>
    </style:style>
    <style:style style:name="T28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87" style:family="paragraph" style:parent-style-name="Normal">
      <style:paragraph-properties fo:text-align="justify" fo:margin-top="0.212cm" fo:margin-bottom="0.212cm"/>
    </style:style>
    <style:style style:name="T287_1" style:family="text">
      <style:text-properties style:font-style-complex="italic" fo:font-size="11pt" style:font-size-asian="11pt" style:font-size-complex="11pt" fo:font-weight="bold" style:font-weight-asian="bold"/>
    </style:style>
    <style:style style:name="T287_2" style:family="text">
      <style:text-properties style:font-style-complex="italic" fo:font-size="11pt" style:font-size-asian="11pt" style:font-size-complex="11pt" fo:font-weight="bold" style:font-weight-asian="bold"/>
    </style:style>
    <style:style style:name="T287_3" style:family="text">
      <style:text-properties style:font-style-complex="italic" fo:font-size="11pt" style:font-size-asian="11pt" style:font-size-complex="11pt" fo:font-weight="bold" style:font-weight-asian="bold"/>
    </style:style>
    <style:style style:name="T287_4" style:family="text">
      <style:text-properties style:font-style-complex="italic" fo:font-size="11pt" style:font-size-asian="11pt" style:font-size-complex="11pt" fo:font-weight="bold" style:font-weight-asian="bold"/>
    </style:style>
    <style:style style:name="T287_5" style:family="text">
      <style:text-properties fo:font-size="11pt" style:font-size-asian="11pt" style:font-size-complex="11pt"/>
    </style:style>
    <style:style style:name="T287_6" style:family="text">
      <style:text-properties fo:font-size="11pt" style:font-size-asian="11pt" style:font-size-complex="11pt"/>
    </style:style>
    <style:style style:name="T287_7" style:family="text">
      <style:text-properties fo:font-size="11pt" style:font-size-asian="11pt" style:font-size-complex="11pt"/>
    </style:style>
    <style:style style:name="T287_8" style:family="text">
      <style:text-properties fo:font-size="11pt" style:font-size-asian="11pt" style:font-size-complex="11pt"/>
    </style:style>
    <style:style style:name="T287_9" style:family="text">
      <style:text-properties fo:font-size="11pt" style:font-size-asian="11pt" style:font-size-complex="11pt"/>
    </style:style>
    <style:style style:name="T287_10" style:family="text">
      <style:text-properties style:text-position="super 58%" fo:font-size="11pt" style:font-size-asian="11pt" style:font-size-complex="11pt"/>
    </style:style>
    <style:style style:name="T287_11" style:family="text">
      <style:text-properties fo:font-size="11pt" style:font-size-asian="11pt" style:font-size-complex="11pt"/>
    </style:style>
    <style:style style:name="T287_12" style:family="text">
      <style:text-properties fo:font-size="11pt" style:font-size-asian="11pt" style:font-size-complex="11pt"/>
    </style:style>
    <style:style style:name="T287_13" style:family="text">
      <style:text-properties fo:font-size="11pt" style:font-size-asian="11pt" style:font-size-complex="11pt"/>
    </style:style>
    <style:style style:name="T287_14" style:family="text">
      <style:text-properties fo:font-size="11pt" style:font-size-asian="11pt" style:font-size-complex="11pt"/>
    </style:style>
    <style:style style:name="T287_15" style:family="text">
      <style:text-properties fo:font-size="11pt" style:font-size-asian="11pt" style:font-size-complex="11pt"/>
    </style:style>
    <style:style style:name="T287_16" style:family="text">
      <style:text-properties fo:font-size="11pt" style:font-size-asian="11pt" style:font-size-complex="11pt"/>
    </style:style>
    <style:style style:name="T287_17" style:family="text">
      <style:text-properties fo:font-size="11pt" style:font-size-asian="11pt" style:font-size-complex="11pt"/>
    </style:style>
    <style:style style:name="T287_18" style:family="text">
      <style:text-properties fo:font-size="11pt" style:font-size-asian="11pt" style:font-size-complex="11pt"/>
    </style:style>
    <style:style style:name="T287_19" style:family="text">
      <style:text-properties fo:font-size="11pt" style:font-size-asian="11pt" style:font-size-complex="11pt"/>
    </style:style>
    <style:style style:name="T287_20" style:family="text">
      <style:text-properties fo:font-size="11pt" style:font-size-asian="11pt" style:font-size-complex="11pt"/>
    </style:style>
    <style:style style:name="T287_21" style:family="text">
      <style:text-properties fo:font-size="11pt" style:font-size-asian="11pt" style:font-size-complex="11pt"/>
    </style:style>
    <style:style style:name="T287_22" style:family="text">
      <style:text-properties fo:font-size="11pt" style:font-size-asian="11pt" style:font-size-complex="11pt"/>
    </style:style>
    <style:style style:name="T287_23" style:family="text">
      <style:text-properties fo:font-size="11pt" style:font-size-asian="11pt" style:font-size-complex="11pt"/>
    </style:style>
    <style:style style:name="T287_24" style:family="text">
      <style:text-properties fo:font-size="11pt" style:font-size-asian="11pt" style:font-size-complex="11pt"/>
    </style:style>
    <style:style style:name="T287_25" style:family="text">
      <style:text-properties fo:font-size="11pt" style:font-size-asian="11pt" style:font-size-complex="11pt"/>
    </style:style>
    <style:style style:name="T287_26" style:family="text">
      <style:text-properties style:text-position="super 58%" fo:font-size="11pt" style:font-size-asian="11pt" style:font-size-complex="11pt"/>
    </style:style>
    <style:style style:name="T287_27" style:family="text">
      <style:text-properties fo:font-size="11pt" style:font-size-asian="11pt" style:font-size-complex="11pt"/>
    </style:style>
    <style:style style:name="T287_28" style:family="text">
      <style:text-properties fo:font-size="11pt" style:font-size-asian="11pt" style:font-size-complex="11pt"/>
    </style:style>
    <style:style style:name="T287_29" style:family="text">
      <style:text-properties fo:font-size="11pt" style:font-size-asian="11pt" style:font-size-complex="11pt"/>
    </style:style>
    <style:style style:name="T287_30" style:family="text">
      <style:text-properties fo:font-size="11pt" style:font-size-asian="11pt" style:font-size-complex="11pt"/>
    </style:style>
    <style:style style:name="T287_31" style:family="text">
      <style:text-properties fo:font-size="11pt" style:font-size-asian="11pt" style:font-size-complex="11pt"/>
    </style:style>
    <style:style style:name="T287_32" style:family="text">
      <style:text-properties fo:font-size="11pt" style:font-size-asian="11pt" style:font-size-complex="11pt"/>
    </style:style>
    <style:style style:name="T287_33" style:family="text">
      <style:text-properties fo:font-size="11pt" style:font-size-asian="11pt" style:font-size-complex="11pt"/>
    </style:style>
    <style:style style:name="T287_34" style:family="text">
      <style:text-properties fo:font-size="11pt" style:font-size-asian="11pt" style:font-size-complex="11pt"/>
    </style:style>
    <style:style style:name="T287_35" style:family="text">
      <style:text-properties fo:font-size="11pt" style:font-size-asian="11pt" style:font-size-complex="11pt"/>
    </style:style>
    <style:style style:name="T287_36" style:family="text">
      <style:text-properties fo:font-size="11pt" style:font-size-asian="11pt" style:font-size-complex="11pt"/>
    </style:style>
    <style:style style:name="T287_37" style:family="text">
      <style:text-properties fo:font-size="11pt" style:font-size-asian="11pt" style:font-size-complex="11pt"/>
    </style:style>
    <style:style style:name="T287_38" style:family="text">
      <style:text-properties fo:font-size="11pt" style:font-size-asian="11pt" style:font-size-complex="11pt"/>
    </style:style>
    <style:style style:name="T287_39" style:family="text">
      <style:text-properties fo:font-size="11pt" style:font-size-asian="11pt" style:font-size-complex="11pt"/>
    </style:style>
    <style:style style:name="T287_40" style:family="text">
      <style:text-properties fo:font-size="11pt" style:font-size-asian="11pt" style:font-size-complex="11pt"/>
    </style:style>
    <style:style style:name="T287_41" style:family="text">
      <style:text-properties fo:font-size="11pt" style:font-size-asian="11pt" style:font-size-complex="11pt"/>
    </style:style>
    <style:style style:name="T287_42" style:family="text">
      <style:text-properties fo:font-size="11pt" style:font-size-asian="11pt" style:font-size-complex="11pt"/>
    </style:style>
    <style:style style:name="T287_43" style:family="text">
      <style:text-properties fo:font-size="11pt" style:font-size-asian="11pt" style:font-size-complex="11pt"/>
    </style:style>
    <style:style style:name="T287_44" style:family="text">
      <style:text-properties fo:font-size="11pt" style:font-size-asian="11pt" style:font-size-complex="11pt"/>
    </style:style>
    <style:style style:name="T287_45" style:family="text">
      <style:text-properties fo:font-size="11pt" style:font-size-asian="11pt" style:font-size-complex="11pt"/>
    </style:style>
    <style:style style:name="P288" style:family="paragraph" style:parent-style-name="Normal">
      <style:paragraph-properties fo:text-align="justify"/>
    </style:style>
    <style:style style:name="T288_1" style:family="text">
      <style:text-properties fo:font-size="11pt" style:font-size-asian="11pt" style:font-size-complex="11pt"/>
    </style:style>
    <style:style style:name="T288_2" style:family="text">
      <style:text-properties fo:font-size="11pt" style:font-size-asian="11pt" style:font-size-complex="11pt"/>
    </style:style>
    <style:style style:name="T288_3" style:family="text">
      <style:text-properties fo:font-size="11pt" style:font-size-asian="11pt" style:font-size-complex="11pt"/>
    </style:style>
    <style:style style:name="T288_4" style:family="text">
      <style:text-properties fo:font-size="11pt" style:font-size-asian="11pt" style:font-size-complex="11pt"/>
    </style:style>
    <style:style style:name="T288_5" style:family="text">
      <style:text-properties fo:font-size="11pt" style:font-size-asian="11pt" style:font-size-complex="11pt"/>
    </style:style>
    <style:style style:name="T288_6" style:family="text">
      <style:text-properties fo:font-size="11pt" style:font-size-asian="11pt" style:font-size-complex="11pt"/>
    </style:style>
    <style:style style:name="T288_7" style:family="text">
      <style:text-properties fo:font-size="11pt" style:font-size-asian="11pt" style:font-size-complex="11pt"/>
    </style:style>
    <style:style style:name="T288_8" style:family="text">
      <style:text-properties fo:font-size="11pt" style:font-size-asian="11pt" style:font-size-complex="11pt"/>
    </style:style>
    <style:style style:name="T288_9" style:family="text">
      <style:text-properties fo:font-size="11pt" style:font-size-asian="11pt" style:font-size-complex="11pt"/>
    </style:style>
    <style:style style:name="T288_10" style:family="text">
      <style:text-properties fo:font-size="11pt" style:font-size-asian="11pt" style:font-size-complex="11pt"/>
    </style:style>
    <style:style style:name="T288_11" style:family="text">
      <style:text-properties fo:font-size="11pt" style:font-size-asian="11pt" style:font-size-complex="11pt"/>
    </style:style>
    <style:style style:name="T288_12" style:family="text">
      <style:text-properties fo:font-size="11pt" style:font-size-asian="11pt" style:font-size-complex="11pt"/>
    </style:style>
    <style:style style:name="T288_13" style:family="text">
      <style:text-properties fo:font-size="11pt" style:font-size-asian="11pt" style:font-size-complex="11pt"/>
    </style:style>
    <style:style style:name="T288_14" style:family="text">
      <style:text-properties fo:font-size="11pt" style:font-size-asian="11pt" style:font-size-complex="11pt"/>
    </style:style>
    <style:style style:name="T288_15" style:family="text">
      <style:text-properties fo:font-size="11pt" style:font-size-asian="11pt" style:font-size-complex="11pt"/>
    </style:style>
    <style:style style:name="T288_16" style:family="text">
      <style:text-properties fo:font-size="11pt" style:font-size-asian="11pt" style:font-size-complex="11pt"/>
    </style:style>
    <style:style style:name="T288_17" style:family="text">
      <style:text-properties fo:font-size="11pt" style:font-size-asian="11pt" style:font-size-complex="11pt"/>
    </style:style>
    <style:style style:name="T288_18" style:family="text">
      <style:text-properties fo:font-size="11pt" style:font-size-asian="11pt" style:font-size-complex="11pt"/>
    </style:style>
    <style:style style:name="T288_19" style:family="text">
      <style:text-properties fo:font-size="11pt" style:font-size-asian="11pt" style:font-size-complex="11pt"/>
    </style:style>
    <style:style style:name="T288_20" style:family="text">
      <style:text-properties fo:font-size="11pt" style:font-size-asian="11pt" style:font-size-complex="11pt"/>
    </style:style>
    <style:style style:name="T288_21" style:family="text">
      <style:text-properties fo:font-size="11pt" style:font-size-asian="11pt" style:font-size-complex="11pt"/>
    </style:style>
    <style:style style:name="T288_22" style:family="text">
      <style:text-properties fo:font-size="11pt" style:font-size-asian="11pt" style:font-size-complex="11pt"/>
    </style:style>
    <style:style style:name="T288_23" style:family="text">
      <style:text-properties fo:font-size="11pt" style:font-size-asian="11pt" style:font-size-complex="11pt"/>
    </style:style>
    <style:style style:name="T288_24" style:family="text">
      <style:text-properties fo:font-size="11pt" style:font-size-asian="11pt" style:font-size-complex="11pt"/>
    </style:style>
    <style:style style:name="T288_25" style:family="text">
      <style:text-properties style:text-position="super 58%" fo:font-size="11pt" style:font-size-asian="11pt" style:font-size-complex="11pt"/>
    </style:style>
    <style:style style:name="T288_26" style:family="text">
      <style:text-properties fo:font-size="11pt" style:font-size-asian="11pt" style:font-size-complex="11pt"/>
    </style:style>
    <style:style style:name="T288_27" style:family="text">
      <style:text-properties fo:font-size="11pt" style:font-size-asian="11pt" style:font-size-complex="11pt"/>
    </style:style>
    <style:style style:name="T288_28" style:family="text">
      <style:text-properties fo:font-size="11pt" style:font-size-asian="11pt" style:font-size-complex="11pt"/>
    </style:style>
    <style:style style:name="T288_29" style:family="text">
      <style:text-properties fo:font-size="11pt" style:font-size-asian="11pt" style:font-size-complex="11pt"/>
    </style:style>
    <style:style style:name="P289" style:family="paragraph" style:parent-style-name="Normal">
      <style:paragraph-properties fo:text-align="justify" fo:margin-top="0.212cm" fo:margin-bottom="0.212cm"/>
    </style:style>
    <style:style style:name="T289_1" style:family="text">
      <style:text-properties style:font-style-complex="italic" fo:font-size="11pt" style:font-size-asian="11pt" style:font-size-complex="11pt" fo:font-weight="bold" style:font-weight-asian="bold"/>
    </style:style>
    <style:style style:name="T289_2" style:family="text">
      <style:text-properties style:font-style-complex="italic" fo:font-size="11pt" style:font-size-asian="11pt" style:font-size-complex="11pt" fo:font-weight="bold" style:font-weight-asian="bold"/>
    </style:style>
    <style:style style:name="T289_3" style:family="text">
      <style:text-properties style:font-style-complex="italic" fo:font-size="11pt" style:font-size-asian="11pt" style:font-size-complex="11pt" fo:font-weight="bold" style:font-weight-asian="bold"/>
    </style:style>
    <style:style style:name="T289_4" style:family="text">
      <style:text-properties style:font-style-complex="italic" fo:font-size="11pt" style:font-size-asian="11pt" style:font-size-complex="11pt" fo:font-weight="bold" style:font-weight-asian="bold"/>
    </style:style>
    <style:style style:name="T289_5" style:family="text">
      <style:text-properties fo:font-size="11pt" style:font-size-asian="11pt" style:font-size-complex="11pt"/>
    </style:style>
    <style:style style:name="T289_6" style:family="text">
      <style:text-properties fo:font-size="11pt" style:font-size-asian="11pt" style:font-size-complex="11pt"/>
    </style:style>
    <style:style style:name="T289_7" style:family="text">
      <style:text-properties fo:font-size="11pt" style:font-size-asian="11pt" style:font-size-complex="11pt"/>
    </style:style>
    <style:style style:name="T289_8" style:family="text">
      <style:text-properties fo:font-size="11pt" style:font-size-asian="11pt" style:font-size-complex="11pt"/>
    </style:style>
    <style:style style:name="T289_9" style:family="text">
      <style:text-properties fo:font-size="11pt" style:font-size-asian="11pt" style:font-size-complex="11pt"/>
    </style:style>
    <style:style style:name="T289_10" style:family="text">
      <style:text-properties fo:font-size="11pt" style:font-size-asian="11pt" style:font-size-complex="11pt"/>
    </style:style>
    <style:style style:name="T289_11" style:family="text">
      <style:text-properties fo:font-size="11pt" style:font-size-asian="11pt" style:font-size-complex="11pt"/>
    </style:style>
    <style:style style:name="T289_12" style:family="text">
      <style:text-properties fo:font-size="11pt" style:font-size-asian="11pt" style:font-size-complex="11pt"/>
    </style:style>
    <style:style style:name="T289_13" style:family="text">
      <style:text-properties style:text-position="super 58%" fo:font-size="11pt" style:font-size-asian="11pt" style:font-size-complex="11pt"/>
    </style:style>
    <style:style style:name="T289_14" style:family="text">
      <style:text-properties fo:font-size="11pt" style:font-size-asian="11pt" style:font-size-complex="11pt"/>
    </style:style>
    <style:style style:name="T289_15" style:family="text">
      <style:text-properties fo:font-size="11pt" style:font-size-asian="11pt" style:font-size-complex="11pt"/>
    </style:style>
    <style:style style:name="T289_16" style:family="text">
      <style:text-properties fo:font-size="11pt" style:font-size-asian="11pt" style:font-size-complex="11pt"/>
    </style:style>
    <style:style style:name="T289_17" style:family="text">
      <style:text-properties fo:font-size="11pt" style:font-size-asian="11pt" style:font-size-complex="11pt"/>
    </style:style>
    <style:style style:name="T289_18" style:family="text">
      <style:text-properties fo:font-size="11pt" style:font-size-asian="11pt" style:font-size-complex="11pt"/>
    </style:style>
    <style:style style:name="Table8" style:family="table">
      <style:table-properties table:align="left" style:width="17.981cm" style:rel-width="100%" fo:margin-left="0cm"/>
    </style:style>
    <style:style style:name="Column34" style:family="table-column">
      <style:table-column-properties style:column-width="6.491cm"/>
    </style:style>
    <style:style style:name="Column35" style:family="table-column">
      <style:table-column-properties style:column-width="2.503cm"/>
    </style:style>
    <style:style style:name="Column36" style:family="table-column">
      <style:table-column-properties style:column-width="2.499cm"/>
    </style:style>
    <style:style style:name="Column37" style:family="table-column">
      <style:table-column-properties style:column-width="4.251cm"/>
    </style:style>
    <style:style style:name="Column38" style:family="table-column">
      <style:table-column-properties style:column-width="2.237cm"/>
    </style:style>
    <style:style style:name="Row30" style:family="table-row"/>
    <style:style style:name="Cell120" style:family="table-cell">
      <style:table-cell-properties fo:background-color="#d9d9d9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0" style:family="paragraph" style:parent-style-name="Normal"/>
    <style:style style:name="T290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Cell121" style:family="table-cell">
      <style:table-cell-properties fo:background-color="#d9d9d9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1" style:family="paragraph" style:parent-style-name="Normal">
      <style:paragraph-properties fo:text-align="center"/>
    </style:style>
    <style:style style:name="T291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Cell122" style:family="table-cell">
      <style:table-cell-properties fo:background-color="#d9d9d9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2" style:family="paragraph" style:parent-style-name="Normal">
      <style:paragraph-properties fo:text-align="center"/>
    </style:style>
    <style:style style:name="T292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T292_2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Cell123" style:family="table-cell">
      <style:table-cell-properties fo:background-color="#d9d9d9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3" style:family="paragraph" style:parent-style-name="Normal">
      <style:paragraph-properties fo:text-align="center"/>
    </style:style>
    <style:style style:name="T293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T293_2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T293_3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T293_4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T293_5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T293_6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Cell124" style:family="table-cell">
      <style:table-cell-properties fo:background-color="#d9d9d9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4" style:family="paragraph" style:parent-style-name="Normal">
      <style:paragraph-properties fo:text-align="center"/>
    </style:style>
    <style:style style:name="T294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Row31" style:family="table-row"/>
    <style:style style:name="Cell1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5" style:family="paragraph" style:parent-style-name="Normal">
      <style:paragraph-properties fo:text-align="justify"/>
    </style:style>
    <style:style style:name="T295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2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6" style:family="paragraph" style:parent-style-name="Normal">
      <style:paragraph-properties fo:text-align="center"/>
    </style:style>
    <style:style style:name="T296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2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7" style:family="paragraph" style:parent-style-name="Normal">
      <style:paragraph-properties fo:text-align="center"/>
    </style:style>
    <style:style style:name="T297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style:font-weight-complex="bold"/>
    </style:style>
    <style:style style:name="Cell12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8" style:family="paragraph" style:parent-style-name="Normal">
      <style:paragraph-properties fo:text-align="center"/>
    </style:style>
    <style:style style:name="T298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Cell12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9" style:family="paragraph" style:parent-style-name="Normal">
      <style:paragraph-properties fo:text-align="center"/>
    </style:style>
    <style:style style:name="T299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Row32" style:family="table-row"/>
    <style:style style:name="Cell1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0" style:family="paragraph" style:parent-style-name="Normal">
      <style:paragraph-properties fo:text-align="justify"/>
    </style:style>
    <style:style style:name="T300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3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1" style:family="paragraph" style:parent-style-name="Normal">
      <style:paragraph-properties fo:text-align="center"/>
    </style:style>
    <style:style style:name="T301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3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2" style:family="paragraph" style:parent-style-name="Normal">
      <style:paragraph-properties fo:text-align="center"/>
    </style:style>
    <style:style style:name="T302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style:font-weight-complex="bold"/>
    </style:style>
    <style:style style:name="Cell13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3" style:family="paragraph" style:parent-style-name="Normal">
      <style:paragraph-properties fo:text-align="center"/>
    </style:style>
    <style:style style:name="T303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T303_2" style:family="text" style:parent-style-name="Normal">
      <style:text-properties style:text-position="super 58%" style:font-size-complex="9pt" fo:font-weight="bold" style:font-weight-asian="bold"/>
    </style:style>
    <style:style style:name="P304" style:family="paragraph" style:parent-style-name="Footnote_20_text"/>
    <style:style style:name="T304_1" style:family="text">
      <style:text-properties fo:font-size="7pt" style:font-size-asian="7pt" style:font-size-complex="7pt"/>
    </style:style>
    <style:style style:name="Cell13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5" style:family="paragraph" style:parent-style-name="Normal">
      <style:paragraph-properties fo:text-align="center"/>
    </style:style>
    <style:style style:name="T305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Row33" style:family="table-row"/>
    <style:style style:name="Cell1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6" style:family="paragraph" style:parent-style-name="Normal">
      <style:paragraph-properties fo:text-align="justify"/>
    </style:style>
    <style:style style:name="T306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3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7" style:family="paragraph" style:parent-style-name="Normal">
      <style:paragraph-properties fo:text-align="center"/>
    </style:style>
    <style:style style:name="T307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3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8" style:family="paragraph" style:parent-style-name="Normal">
      <style:paragraph-properties fo:text-align="center"/>
    </style:style>
    <style:style style:name="T308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style:font-weight-complex="bold"/>
    </style:style>
    <style:style style:name="Cell13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9" style:family="paragraph" style:parent-style-name="Normal">
      <style:paragraph-properties fo:text-align="center"/>
    </style:style>
    <style:style style:name="T309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T309_2" style:family="text" style:parent-style-name="Normal">
      <style:text-properties style:text-position="super 58%" style:font-size-complex="9pt" fo:font-weight="bold" style:font-weight-asian="bold"/>
    </style:style>
    <style:style style:name="P310" style:family="paragraph" style:parent-style-name="Footnote_20_text"/>
    <style:style style:name="T310_1" style:family="text">
      <style:text-properties fo:font-size="7pt" style:font-size-asian="7pt" style:font-size-complex="7pt"/>
    </style:style>
    <style:style style:name="Cell13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1" style:family="paragraph" style:parent-style-name="Normal">
      <style:paragraph-properties fo:text-align="center"/>
    </style:style>
    <style:style style:name="T311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Row34" style:family="table-row"/>
    <style:style style:name="Cell1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2" style:family="paragraph" style:parent-style-name="Normal">
      <style:paragraph-properties fo:text-align="justify"/>
    </style:style>
    <style:style style:name="T312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4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3" style:family="paragraph" style:parent-style-name="Normal">
      <style:paragraph-properties fo:text-align="center"/>
    </style:style>
    <style:style style:name="T313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4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4" style:family="paragraph" style:parent-style-name="Normal">
      <style:paragraph-properties fo:text-align="center"/>
    </style:style>
    <style:style style:name="T314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4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5" style:family="paragraph" style:parent-style-name="Normal">
      <style:paragraph-properties fo:text-align="center"/>
    </style:style>
    <style:style style:name="T315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Cell14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6" style:family="paragraph" style:parent-style-name="Normal">
      <style:paragraph-properties fo:text-align="center"/>
    </style:style>
    <style:style style:name="T316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T316_2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fo:font-weight="bold" style:font-weight-asian="bold"/>
    </style:style>
    <style:style style:name="P317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318" style:family="paragraph" style:parent-style-name="Normal">
      <style:paragraph-properties fo:text-align="justify" fo:margin-top="0.212cm"/>
    </style:style>
    <style:style style:name="T318_1" style:family="text">
      <style:text-properties fo:font-size="11pt" style:font-size-asian="11pt" style:font-size-complex="11pt"/>
    </style:style>
    <style:style style:name="T318_2" style:family="text">
      <style:text-properties fo:font-size="11pt" style:font-size-asian="11pt" style:font-size-complex="11pt"/>
    </style:style>
    <style:style style:name="T318_3" style:family="text">
      <style:text-properties fo:font-size="11pt" style:font-size-asian="11pt" style:font-size-complex="11pt"/>
    </style:style>
    <style:style style:name="T318_4" style:family="text">
      <style:text-properties fo:font-size="11pt" style:font-size-asian="11pt" style:font-size-complex="11pt"/>
    </style:style>
    <style:style style:name="T318_5" style:family="text">
      <style:text-properties fo:font-size="11pt" style:font-size-asian="11pt" style:font-size-complex="11pt"/>
    </style:style>
    <style:style style:name="T318_6" style:family="text">
      <style:text-properties fo:font-size="11pt" style:font-size-asian="11pt" style:font-size-complex="11pt"/>
    </style:style>
    <style:style style:name="T318_7" style:family="text">
      <style:text-properties fo:font-size="11pt" style:font-size-asian="11pt" style:font-size-complex="11pt"/>
    </style:style>
    <style:style style:name="T318_8" style:family="text">
      <style:text-properties fo:font-size="11pt" style:font-size-asian="11pt" style:font-size-complex="11pt"/>
    </style:style>
    <style:style style:name="T318_9" style:family="text">
      <style:text-properties fo:font-size="11pt" style:font-size-asian="11pt" style:font-size-complex="11pt"/>
    </style:style>
    <style:style style:name="T318_10" style:family="text">
      <style:text-properties fo:font-size="11pt" style:font-size-asian="11pt" style:font-size-complex="11pt"/>
    </style:style>
    <style:style style:name="T318_11" style:family="text">
      <style:text-properties fo:font-size="11pt" style:font-size-asian="11pt" style:font-size-complex="11pt"/>
    </style:style>
    <style:style style:name="T318_12" style:family="text">
      <style:text-properties fo:font-size="11pt" style:font-size-asian="11pt" style:font-size-complex="11pt"/>
    </style:style>
    <style:style style:name="T318_13" style:family="text">
      <style:text-properties fo:font-size="11pt" style:font-size-asian="11pt" style:font-size-complex="11pt"/>
    </style:style>
    <style:style style:name="T318_14" style:family="text">
      <style:text-properties fo:font-size="11pt" style:font-size-asian="11pt" style:font-size-complex="11pt"/>
    </style:style>
    <style:style style:name="T318_15" style:family="text">
      <style:text-properties fo:font-size="11pt" style:font-size-asian="11pt" style:font-size-complex="11pt"/>
    </style:style>
    <style:style style:name="T318_16" style:family="text">
      <style:text-properties fo:font-size="11pt" style:font-size-asian="11pt" style:font-size-complex="11pt"/>
    </style:style>
    <style:style style:name="T318_17" style:family="text">
      <style:text-properties fo:font-size="11pt" style:font-size-asian="11pt" style:font-size-complex="11pt"/>
    </style:style>
    <style:style style:name="T318_18" style:family="text">
      <style:text-properties fo:font-size="11pt" style:font-size-asian="11pt" style:font-size-complex="11pt"/>
    </style:style>
    <style:style style:name="T318_19" style:family="text">
      <style:text-properties fo:font-size="11pt" style:font-size-asian="11pt" style:font-size-complex="11pt"/>
    </style:style>
    <style:style style:name="T318_20" style:family="text">
      <style:text-properties fo:font-size="11pt" style:font-size-asian="11pt" style:font-size-complex="11pt"/>
    </style:style>
    <style:style style:name="T318_21" style:family="text">
      <style:text-properties fo:font-size="11pt" style:font-size-asian="11pt" style:font-size-complex="11pt"/>
    </style:style>
    <style:style style:name="T318_22" style:family="text">
      <style:text-properties fo:font-size="11pt" style:font-size-asian="11pt" style:font-size-complex="11pt"/>
    </style:style>
    <style:style style:name="T318_23" style:family="text">
      <style:text-properties fo:font-size="11pt" style:font-size-asian="11pt" style:font-size-complex="11pt"/>
    </style:style>
    <style:style style:name="T318_24" style:family="text">
      <style:text-properties fo:font-size="11pt" style:font-size-asian="11pt" style:font-size-complex="11pt"/>
    </style:style>
    <style:style style:name="T318_25" style:family="text">
      <style:text-properties fo:font-size="11pt" style:font-size-asian="11pt" style:font-size-complex="11pt"/>
    </style:style>
    <style:style style:name="T318_26" style:family="text">
      <style:text-properties fo:font-size="11pt" style:font-size-asian="11pt" style:font-size-complex="11pt"/>
    </style:style>
    <style:style style:name="T318_27" style:family="text">
      <style:text-properties fo:font-size="11pt" style:font-size-asian="11pt" style:font-size-complex="11pt"/>
    </style:style>
    <style:style style:name="T318_28" style:family="text">
      <style:text-properties fo:font-size="11pt" style:font-size-asian="11pt" style:font-size-complex="11pt"/>
    </style:style>
    <style:style style:name="T318_29" style:family="text">
      <style:text-properties fo:font-size="11pt" style:font-size-asian="11pt" style:font-size-complex="11pt"/>
    </style:style>
    <style:style style:name="T318_30" style:family="text">
      <style:text-properties fo:font-size="11pt" style:font-size-asian="11pt" style:font-size-complex="11pt"/>
    </style:style>
    <style:style style:name="T318_31" style:family="text">
      <style:text-properties fo:font-size="11pt" style:font-size-asian="11pt" style:font-size-complex="11pt"/>
    </style:style>
    <style:style style:name="T318_32" style:family="text">
      <style:text-properties fo:font-size="11pt" style:font-size-asian="11pt" style:font-size-complex="11pt"/>
    </style:style>
    <style:style style:name="T318_33" style:family="text">
      <style:text-properties fo:font-size="11pt" style:font-size-asian="11pt" style:font-size-complex="11pt"/>
    </style:style>
    <style:style style:name="T318_34" style:family="text">
      <style:text-properties fo:font-size="11pt" style:font-size-asian="11pt" style:font-size-complex="11pt"/>
    </style:style>
    <style:style style:name="T318_35" style:family="text">
      <style:text-properties fo:font-size="11pt" style:font-size-asian="11pt" style:font-size-complex="11pt"/>
    </style:style>
    <style:style style:name="T318_36" style:family="text">
      <style:text-properties fo:font-size="11pt" style:font-size-asian="11pt" style:font-size-complex="11pt"/>
    </style:style>
    <style:style style:name="T318_37" style:family="text">
      <style:text-properties fo:font-size="11pt" style:font-size-asian="11pt" style:font-size-complex="11pt"/>
    </style:style>
    <style:style style:name="T318_38" style:family="text">
      <style:text-properties fo:font-size="11pt" style:font-size-asian="11pt" style:font-size-complex="11pt"/>
    </style:style>
    <style:style style:name="T318_39" style:family="text">
      <style:text-properties fo:font-size="11pt" style:font-size-asian="11pt" style:font-size-complex="11pt"/>
    </style:style>
    <style:style style:name="T318_40" style:family="text">
      <style:text-properties fo:font-size="11pt" style:font-size-asian="11pt" style:font-size-complex="11pt"/>
    </style:style>
    <style:style style:name="T318_41" style:family="text">
      <style:text-properties fo:font-size="11pt" style:font-size-asian="11pt" style:font-size-complex="11pt"/>
    </style:style>
    <style:style style:name="T318_42" style:family="text">
      <style:text-properties fo:font-size="11pt" style:font-size-asian="11pt" style:font-size-complex="11pt"/>
    </style:style>
    <style:style style:name="T318_43" style:family="text">
      <style:text-properties fo:font-size="11pt" style:font-size-asian="11pt" style:font-size-complex="11pt"/>
    </style:style>
    <style:style style:name="P319" style:family="paragraph" style:parent-style-name="List_20_Paragraph">
      <style:paragraph-properties fo:text-align="justify"/>
      <style:text-properties fo:font-size="11pt" style:font-size-asian="11pt" style:font-size-complex="11pt"/>
    </style:style>
    <style:style style:name="T319_1" style:family="text">
      <style:text-properties fo:font-size="11pt" style:font-size-asian="11pt" style:font-size-complex="11pt"/>
    </style:style>
    <style:style style:name="T319_2" style:family="text">
      <style:text-properties fo:font-size="11pt" style:font-size-asian="11pt" style:font-size-complex="11pt"/>
    </style:style>
    <style:style style:name="T319_3" style:family="text">
      <style:text-properties fo:font-size="11pt" style:font-size-asian="11pt" style:font-size-complex="11pt"/>
    </style:style>
    <style:style style:name="T319_4" style:family="text">
      <style:text-properties fo:font-size="11pt" style:font-size-asian="11pt" style:font-size-complex="11pt"/>
    </style:style>
    <style:style style:name="T319_5" style:family="text">
      <style:text-properties fo:font-size="11pt" style:font-size-asian="11pt" style:font-size-complex="11pt"/>
    </style:style>
    <style:style style:name="T319_6" style:family="text">
      <style:text-properties fo:font-size="11pt" style:font-size-asian="11pt" style:font-size-complex="11pt"/>
    </style:style>
    <style:style style:name="T319_7" style:family="text">
      <style:text-properties fo:font-size="11pt" style:font-size-asian="11pt" style:font-size-complex="11pt"/>
    </style:style>
    <style:style style:name="T319_8" style:family="text">
      <style:text-properties fo:font-size="11pt" style:font-size-asian="11pt" style:font-size-complex="11pt"/>
    </style:style>
    <style:style style:name="T319_9" style:family="text">
      <style:text-properties fo:font-size="11pt" style:font-size-asian="11pt" style:font-size-complex="11pt"/>
    </style:style>
    <style:style style:name="P320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320_1" style:family="text">
      <style:text-properties fo:font-size="11pt" style:font-size-asian="11pt" style:font-size-complex="11pt"/>
    </style:style>
    <style:style style:name="T320_2" style:family="text">
      <style:text-properties fo:font-size="11pt" style:font-size-asian="11pt" style:font-size-complex="11pt"/>
    </style:style>
    <style:style style:name="T320_3" style:family="text">
      <style:text-properties fo:font-size="11pt" style:font-size-asian="11pt" style:font-size-complex="11pt"/>
    </style:style>
    <style:style style:name="T320_4" style:family="text">
      <style:text-properties fo:font-size="11pt" style:font-size-asian="11pt" style:font-size-complex="11pt"/>
    </style:style>
    <style:style style:name="P321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321_1" style:family="text">
      <style:text-properties fo:font-size="11pt" style:font-size-asian="11pt" style:font-size-complex="11pt"/>
    </style:style>
    <style:style style:name="T321_2" style:family="text">
      <style:text-properties fo:font-size="11pt" style:font-size-asian="11pt" style:font-size-complex="11pt"/>
    </style:style>
    <style:style style:name="T321_3" style:family="text">
      <style:text-properties fo:font-size="11pt" style:font-size-asian="11pt" style:font-size-complex="11pt"/>
    </style:style>
    <style:style style:name="T321_4" style:family="text">
      <style:text-properties fo:font-size="11pt" style:font-size-asian="11pt" style:font-size-complex="11pt"/>
    </style:style>
    <style:style style:name="P322" style:family="paragraph" style:parent-style-name="List_20_Paragraph">
      <style:paragraph-properties fo:text-align="justify" fo:margin-top="0.212cm"/>
      <style:text-properties fo:font-size="11pt" style:font-size-asian="11pt" style:font-size-complex="11pt"/>
    </style:style>
    <style:style style:name="T322_1" style:family="text">
      <style:text-properties fo:font-size="11pt" style:font-size-asian="11pt" style:font-size-complex="11pt"/>
    </style:style>
    <style:style style:name="T322_2" style:family="text">
      <style:text-properties fo:font-size="11pt" style:font-size-asian="11pt" style:font-size-complex="11pt"/>
    </style:style>
    <style:style style:name="T322_3" style:family="text">
      <style:text-properties fo:font-size="11pt" style:font-size-asian="11pt" style:font-size-complex="11pt"/>
    </style:style>
    <style:style style:name="P323" style:family="paragraph" style:parent-style-name="Normal">
      <style:paragraph-properties fo:text-align="justify" fo:margin-top="0.212cm"/>
    </style:style>
    <style:style style:name="T323_1" style:family="text">
      <style:text-properties fo:font-size="11pt" style:font-size-asian="11pt" style:font-size-complex="11pt"/>
    </style:style>
    <style:style style:name="T323_2" style:family="text">
      <style:text-properties fo:font-size="11pt" style:font-size-asian="11pt" style:font-size-complex="11pt"/>
    </style:style>
    <style:style style:name="T323_3" style:family="text">
      <style:text-properties fo:font-size="11pt" style:font-size-asian="11pt" style:font-size-complex="11pt"/>
    </style:style>
    <style:style style:name="T323_4" style:family="text">
      <style:text-properties fo:font-size="11pt" style:font-size-asian="11pt" style:font-size-complex="11pt"/>
    </style:style>
    <style:style style:name="T323_5" style:family="text">
      <style:text-properties fo:font-size="11pt" style:font-size-asian="11pt" style:font-size-complex="11pt"/>
    </style:style>
    <style:style style:name="T323_6" style:family="text">
      <style:text-properties fo:font-size="11pt" style:font-size-asian="11pt" style:font-size-complex="11pt"/>
    </style:style>
    <style:style style:name="T323_7" style:family="text">
      <style:text-properties fo:font-size="11pt" style:font-size-asian="11pt" style:font-size-complex="11pt"/>
    </style:style>
    <style:style style:name="T323_8" style:family="text">
      <style:text-properties fo:font-size="11pt" style:font-size-asian="11pt" style:font-size-complex="11pt"/>
    </style:style>
    <style:style style:name="T323_9" style:family="text">
      <style:text-properties fo:font-size="11pt" style:font-size-asian="11pt" style:font-size-complex="11pt"/>
    </style:style>
    <style:style style:name="T323_10" style:family="text">
      <style:text-properties fo:font-size="11pt" style:font-size-asian="11pt" style:font-size-complex="11pt"/>
    </style:style>
    <style:style style:name="T323_11" style:family="text">
      <style:text-properties fo:font-size="11pt" style:font-size-asian="11pt" style:font-size-complex="11pt"/>
    </style:style>
    <style:style style:name="T323_12" style:family="text">
      <style:text-properties fo:font-size="11pt" style:font-size-asian="11pt" style:font-size-complex="11pt"/>
    </style:style>
    <style:style style:name="T323_13" style:family="text">
      <style:text-properties fo:font-size="11pt" style:font-size-asian="11pt" style:font-size-complex="11pt"/>
    </style:style>
    <style:style style:name="T323_14" style:family="text">
      <style:text-properties fo:font-size="11pt" style:font-size-asian="11pt" style:font-size-complex="11pt"/>
    </style:style>
    <style:style style:name="T323_15" style:family="text">
      <style:text-properties fo:font-size="11pt" style:font-size-asian="11pt" style:font-size-complex="11pt"/>
    </style:style>
    <style:style style:name="T323_16" style:family="text">
      <style:text-properties fo:font-size="11pt" style:font-size-asian="11pt" style:font-size-complex="11pt"/>
    </style:style>
    <style:style style:name="T323_17" style:family="text">
      <style:text-properties fo:font-size="11pt" style:font-size-asian="11pt" style:font-size-complex="11pt"/>
    </style:style>
    <style:style style:name="T323_18" style:family="text">
      <style:text-properties fo:font-size="11pt" style:font-size-asian="11pt" style:font-size-complex="11pt"/>
    </style:style>
    <style:style style:name="T323_19" style:family="text">
      <style:text-properties fo:font-size="11pt" style:font-size-asian="11pt" style:font-size-complex="11pt"/>
    </style:style>
    <style:style style:name="T323_20" style:family="text">
      <style:text-properties fo:font-size="11pt" style:font-size-asian="11pt" style:font-size-complex="11pt"/>
    </style:style>
    <style:style style:name="T323_21" style:family="text">
      <style:text-properties fo:font-size="11pt" style:font-size-asian="11pt" style:font-size-complex="11pt"/>
    </style:style>
    <style:style style:name="T323_22" style:family="text">
      <style:text-properties fo:font-size="11pt" style:font-size-asian="11pt" style:font-size-complex="11pt"/>
    </style:style>
    <style:style style:name="T323_23" style:family="text">
      <style:text-properties fo:font-size="11pt" style:font-size-asian="11pt" style:font-size-complex="11pt"/>
    </style:style>
    <style:style style:name="T323_24" style:family="text">
      <style:text-properties fo:font-size="11pt" style:font-size-asian="11pt" style:font-size-complex="11pt"/>
    </style:style>
    <style:style style:name="T323_25" style:family="text">
      <style:text-properties fo:font-size="11pt" style:font-size-asian="11pt" style:font-size-complex="11pt"/>
    </style:style>
    <style:style style:name="T323_26" style:family="text">
      <style:text-properties fo:font-size="11pt" style:font-size-asian="11pt" style:font-size-complex="11pt"/>
    </style:style>
    <style:style style:name="T323_27" style:family="text">
      <style:text-properties fo:font-size="11pt" style:font-size-asian="11pt" style:font-size-complex="11pt"/>
    </style:style>
    <style:style style:name="T323_28" style:family="text">
      <style:text-properties fo:font-size="11pt" style:font-size-asian="11pt" style:font-size-complex="11pt"/>
    </style:style>
    <style:style style:name="T323_29" style:family="text">
      <style:text-properties fo:font-size="11pt" style:font-size-asian="11pt" style:font-size-complex="11pt"/>
    </style:style>
    <style:style style:name="T323_30" style:family="text">
      <style:text-properties fo:font-size="11pt" style:font-size-asian="11pt" style:font-size-complex="11pt"/>
    </style:style>
    <style:style style:name="T323_31" style:family="text">
      <style:text-properties fo:font-size="11pt" style:font-size-asian="11pt" style:font-size-complex="11pt"/>
    </style:style>
    <style:style style:name="T323_32" style:family="text">
      <style:text-properties fo:font-size="11pt" style:font-size-asian="11pt" style:font-size-complex="11pt"/>
    </style:style>
    <style:style style:name="T323_33" style:family="text">
      <style:text-properties fo:font-size="11pt" style:font-size-asian="11pt" style:font-size-complex="11pt"/>
    </style:style>
    <style:style style:name="T323_34" style:family="text">
      <style:text-properties fo:font-size="11pt" style:font-size-asian="11pt" style:font-size-complex="11pt"/>
    </style:style>
    <style:style style:name="P324" style:family="paragraph" style:parent-style-name="Normal">
      <style:paragraph-properties fo:text-align="justify" fo:margin-top="0.423cm"/>
    </style:style>
    <style:style style:name="T324_1" style:family="text">
      <style:text-properties fo:font-size="11pt" style:font-size-asian="11pt" style:font-name-complex="Arial" style:font-size-complex="11pt"/>
    </style:style>
    <style:style style:name="T324_2" style:family="text">
      <style:text-properties fo:font-size="11pt" style:font-size-asian="11pt" style:font-name-complex="Arial" style:font-size-complex="11pt"/>
    </style:style>
    <style:style style:name="T324_3" style:family="text">
      <style:text-properties fo:font-size="11pt" style:font-size-asian="11pt" style:font-name-complex="Arial" style:font-size-complex="11pt"/>
    </style:style>
    <style:style style:name="T324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24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24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24_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24_8" style:family="text">
      <style:text-properties fo:font-size="11pt" style:font-size-asian="11pt" style:font-name-complex="Arial" style:font-size-complex="11pt"/>
    </style:style>
    <style:style style:name="T324_9" style:family="text">
      <style:text-properties fo:font-size="11pt" style:font-size-asian="11pt" style:font-name-complex="Arial" style:font-size-complex="11pt"/>
    </style:style>
    <style:style style:name="T324_10" style:family="text">
      <style:text-properties fo:font-size="11pt" style:font-size-asian="11pt" style:font-name-complex="Arial" style:font-size-complex="11pt"/>
    </style:style>
    <style:style style:name="T324_11" style:family="text">
      <style:text-properties fo:font-size="11pt" style:font-size-asian="11pt" style:font-name-complex="Arial" style:font-size-complex="11pt"/>
    </style:style>
    <style:style style:name="T324_12" style:family="text">
      <style:text-properties fo:font-size="11pt" style:font-size-asian="11pt" style:font-name-complex="Arial" style:font-size-complex="11pt"/>
    </style:style>
    <style:style style:name="T324_13" style:family="text">
      <style:text-properties fo:font-size="11pt" style:font-size-asian="11pt" style:font-name-complex="Arial" style:font-size-complex="11pt"/>
    </style:style>
    <style:style style:name="T324_14" style:family="text">
      <style:text-properties fo:font-size="11pt" style:font-size-asian="11pt" style:font-name-complex="Arial" style:font-size-complex="11pt"/>
    </style:style>
    <style:style style:name="T324_15" style:family="text">
      <style:text-properties fo:font-size="11pt" style:font-size-asian="11pt" style:font-name-complex="Arial" style:font-size-complex="11pt"/>
    </style:style>
    <style:style style:name="T324_16" style:family="text">
      <style:text-properties fo:font-size="11pt" style:font-size-asian="11pt" style:font-name-complex="Arial" style:font-size-complex="11pt"/>
    </style:style>
    <style:style style:name="T324_17" style:family="text">
      <style:text-properties fo:font-size="11pt" style:font-size-asian="11pt" style:font-name-complex="Arial" style:font-size-complex="11pt"/>
    </style:style>
    <style:style style:name="P325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26" style:family="paragraph" style:parent-style-name="Normal">
      <style:paragraph-properties fo:text-align="justify" fo:margin-bottom="0.212cm"/>
    </style:style>
    <style:style style:name="T32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27" style:family="paragraph" style:parent-style-name="Normal">
      <style:paragraph-properties fo:text-align="justify" fo:margin-bottom="0.423cm"/>
    </style:style>
    <style:style style:name="T327_1" style:family="text">
      <style:text-properties fo:font-size="11pt" style:font-size-asian="11pt" style:font-name-complex="Arial" style:font-size-complex="11pt" style:font-weight-complex="bold"/>
    </style:style>
    <style:style style:name="T327_2" style:family="text">
      <style:text-properties fo:font-size="11pt" style:font-size-asian="11pt" style:font-name-complex="Arial" style:font-size-complex="11pt" style:font-weight-complex="bold"/>
    </style:style>
    <style:style style:name="T327_3" style:family="text">
      <style:text-properties fo:font-size="11pt" style:font-size-asian="11pt" style:font-name-complex="Arial" style:font-size-complex="11pt" style:font-weight-complex="bold"/>
    </style:style>
    <style:style style:name="T327_4" style:family="text">
      <style:text-properties fo:font-size="11pt" style:font-size-asian="11pt" style:font-name-complex="Arial" style:font-size-complex="11pt" style:font-weight-complex="bold"/>
    </style:style>
    <style:style style:name="T327_5" style:family="text">
      <style:text-properties fo:font-size="11pt" style:font-size-asian="11pt" style:font-name-complex="Arial" style:font-size-complex="11pt" style:font-weight-complex="bold"/>
    </style:style>
    <style:style style:name="Table9" style:family="table">
      <style:table-properties table:align="left" style:width="17.981cm" fo:margin-left="0cm"/>
    </style:style>
    <style:style style:name="Column39" style:family="table-column">
      <style:table-column-properties style:column-width="10.243cm"/>
    </style:style>
    <style:style style:name="Column40" style:family="table-column">
      <style:table-column-properties style:column-width="7.738cm"/>
    </style:style>
    <style:style style:name="Row35" style:family="table-row"/>
    <style:style style:name="Cell145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8" style:family="paragraph" style:parent-style-name="Normal">
      <style:paragraph-properties fo:text-align="center"/>
    </style:style>
    <style:style style:name="T32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Cell146" style:family="table-cell">
      <style:table-cell-properties fo:background-color="#f2f2f2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9" style:family="paragraph" style:parent-style-name="Normal">
      <style:paragraph-properties fo:text-align="center" fo:margin-bottom="0.423cm"/>
    </style:style>
    <style:style style:name="T32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Row36" style:family="table-row"/>
    <style:style style:name="Cell14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0" style:family="paragraph" style:parent-style-name="Normal">
      <style:paragraph-properties fo:text-align="justify"/>
    </style:style>
    <style:style style:name="T33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1" style:family="paragraph" style:parent-style-name="Normal">
      <style:paragraph-properties fo:margin-bottom="0.423cm"/>
    </style:style>
    <style:style style:name="T33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1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1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1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1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Row37" style:family="table-row"/>
    <style:style style:name="Cell1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2" style:family="paragraph" style:parent-style-name="Normal">
      <style:paragraph-properties fo:text-align="justify"/>
    </style:style>
    <style:style style:name="T33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3" style:family="paragraph" style:parent-style-name="Normal">
      <style:paragraph-properties fo:margin-bottom="0.423cm"/>
    </style:style>
    <style:style style:name="T33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3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3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3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3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3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3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3_8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3_9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3_10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3_1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3_1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3_1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3_1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Row38" style:family="table-row"/>
    <style:style style:name="Cell1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4" style:family="paragraph" style:parent-style-name="Normal">
      <style:paragraph-properties fo:text-align="justify"/>
    </style:style>
    <style:style style:name="T33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5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5" style:family="paragraph" style:parent-style-name="Normal">
      <style:paragraph-properties fo:margin-bottom="0.423cm"/>
    </style:style>
    <style:style style:name="T33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5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5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5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5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Row39" style:family="table-row"/>
    <style:style style:name="Cell15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6" style:family="paragraph" style:parent-style-name="Normal">
      <style:paragraph-properties fo:text-align="justify"/>
    </style:style>
    <style:style style:name="T336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336_2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Cell1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7" style:family="paragraph" style:parent-style-name="Normal">
      <style:paragraph-properties fo:margin-bottom="0.423cm"/>
    </style:style>
    <style:style style:name="T33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337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338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339" style:family="paragraph" style:parent-style-name="Normal">
      <style:paragraph-properties fo:text-align="justify"/>
    </style:style>
    <style:style style:name="T339_1" style:family="text">
      <style:text-properties fo:font-size="11pt" style:font-size-asian="11pt" style:font-name-complex="Arial" style:font-size-complex="11pt" style:font-weight-complex="bold"/>
    </style:style>
    <style:style style:name="T339_2" style:family="text">
      <style:text-properties fo:font-size="11pt" style:font-size-asian="11pt" style:font-name-complex="Arial" style:font-size-complex="11pt" style:font-weight-complex="bold"/>
    </style:style>
    <style:style style:name="T339_3" style:family="text">
      <style:text-properties fo:font-size="11pt" style:font-size-asian="11pt" style:font-name-complex="Arial" style:font-size-complex="11pt" style:font-weight-complex="bold"/>
    </style:style>
    <style:style style:name="T339_4" style:family="text">
      <style:text-properties fo:font-size="11pt" style:font-size-asian="11pt" style:font-name-complex="Arial" style:font-size-complex="11pt" style:font-weight-complex="bold"/>
    </style:style>
    <style:style style:name="T339_5" style:family="text">
      <style:text-properties fo:font-size="11pt" style:font-size-asian="11pt" style:font-name-complex="Arial" style:font-size-complex="11pt" style:font-weight-complex="bold"/>
    </style:style>
    <style:style style:name="P340" style:family="paragraph" style:parent-style-name="List_20_Paragraph">
      <style:paragraph-properties fo:text-align="justify" fo:margin-bottom="0.212cm"/>
    </style:style>
    <style:style style:name="T340_1" style:family="text">
      <style:text-properties fo:font-size="11pt" style:font-size-asian="11pt" style:font-size-complex="11pt"/>
    </style:style>
    <style:style style:name="T340_2" style:family="text">
      <style:text-properties fo:font-size="11pt" style:font-size-asian="11pt" style:font-size-complex="11pt"/>
    </style:style>
    <style:style style:name="T340_3" style:family="text">
      <style:text-properties fo:font-size="11pt" style:font-size-asian="11pt" style:font-size-complex="11pt"/>
    </style:style>
    <style:style style:name="T340_4" style:family="text">
      <style:text-properties fo:font-size="11pt" style:font-size-asian="11pt" style:font-size-complex="11pt"/>
    </style:style>
    <style:style style:name="T340_5" style:family="text">
      <style:text-properties fo:font-size="11pt" style:font-size-asian="11pt" style:font-size-complex="11pt"/>
    </style:style>
    <style:style style:name="T340_6" style:family="text">
      <style:text-properties fo:font-size="11pt" style:font-size-asian="11pt" style:font-size-complex="11pt"/>
    </style:style>
    <style:style style:name="T340_7" style:family="text">
      <style:text-properties fo:font-size="11pt" style:font-size-asian="11pt" style:font-size-complex="11pt"/>
    </style:style>
    <style:style style:name="P341" style:family="paragraph" style:parent-style-name="List_20_Paragraph">
      <style:paragraph-properties fo:text-align="justify" fo:margin-bottom="0.212cm"/>
    </style:style>
    <style:style style:name="T341_1" style:family="text">
      <style:text-properties fo:font-size="11pt" style:font-size-asian="11pt" style:font-size-complex="11pt"/>
    </style:style>
    <style:style style:name="T341_2" style:family="text">
      <style:text-properties fo:font-size="11pt" style:font-size-asian="11pt" style:font-size-complex="11pt"/>
    </style:style>
    <style:style style:name="T341_3" style:family="text">
      <style:text-properties fo:font-size="11pt" style:font-size-asian="11pt" style:font-size-complex="11pt"/>
    </style:style>
    <style:style style:name="T341_4" style:family="text">
      <style:text-properties fo:font-size="11pt" style:font-size-asian="11pt" style:font-size-complex="11pt"/>
    </style:style>
    <style:style style:name="T341_5" style:family="text">
      <style:text-properties fo:font-size="11pt" style:font-size-asian="11pt" style:font-size-complex="11pt"/>
    </style:style>
    <style:style style:name="P342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342_1" style:family="text">
      <style:text-properties fo:font-size="11pt" style:font-size-asian="11pt" style:font-name-complex="Arial" style:font-size-complex="11pt"/>
    </style:style>
    <style:style style:name="T342_2" style:family="text">
      <style:text-properties fo:font-size="11pt" style:font-size-asian="11pt" style:font-name-complex="Arial" style:font-size-complex="11pt"/>
    </style:style>
    <style:style style:name="T342_3" style:family="text">
      <style:text-properties fo:font-size="11pt" style:font-size-asian="11pt" style:font-name-complex="Arial" style:font-size-complex="11pt"/>
    </style:style>
    <style:style style:name="T342_4" style:family="text">
      <style:text-properties fo:font-size="11pt" style:font-size-asian="11pt" style:font-name-complex="Arial" style:font-size-complex="11pt"/>
    </style:style>
    <style:style style:name="T342_5" style:family="text">
      <style:text-properties fo:font-size="11pt" style:font-size-asian="11pt" style:font-name-complex="Arial" style:font-size-complex="11pt"/>
    </style:style>
    <style:style style:name="T342_6" style:family="text">
      <style:text-properties fo:font-size="11pt" style:font-size-asian="11pt" style:font-name-complex="Arial" style:font-size-complex="11pt"/>
    </style:style>
    <style:style style:name="T342_7" style:family="text">
      <style:text-properties fo:font-size="11pt" style:font-size-asian="11pt" style:font-name-complex="Arial" style:font-size-complex="11pt"/>
    </style:style>
    <style:style style:name="T342_8" style:family="text">
      <style:text-properties fo:font-size="11pt" style:font-size-asian="11pt" style:font-name-complex="Arial" style:font-size-complex="11pt"/>
    </style:style>
    <style:style style:name="T342_9" style:family="text">
      <style:text-properties fo:font-size="11pt" style:font-size-asian="11pt" style:font-name-complex="Arial" style:font-size-complex="11pt"/>
    </style:style>
    <style:style style:name="T342_10" style:family="text">
      <style:text-properties fo:font-size="11pt" style:font-size-asian="11pt" style:font-name-complex="Arial" style:font-size-complex="11pt"/>
    </style:style>
    <style:style style:name="P343" style:family="paragraph" style:parent-style-name="Normal">
      <style:paragraph-properties fo:text-align="justify" fo:break-before="page" fo:margin-bottom="0.212cm"/>
    </style:style>
    <style:style style:name="Table10" style:family="table">
      <style:table-properties table:align="center" style:width="17.791cm" fo:margin-left="0.104cm"/>
    </style:style>
    <style:style style:name="Column41" style:family="table-column">
      <style:table-column-properties style:column-width="2.753cm"/>
    </style:style>
    <style:style style:name="Column42" style:family="table-column">
      <style:table-column-properties style:column-width="2.06cm"/>
    </style:style>
    <style:style style:name="Column43" style:family="table-column">
      <style:table-column-properties style:column-width="5.348cm"/>
    </style:style>
    <style:style style:name="Column44" style:family="table-column">
      <style:table-column-properties style:column-width="4.572cm"/>
    </style:style>
    <style:style style:name="Column45" style:family="table-column">
      <style:table-column-properties style:column-width="3.057cm"/>
    </style:style>
    <style:style style:name="Row40" style:family="table-row">
      <style:table-row-properties style:min-row-height="0.714cm"/>
    </style:style>
    <style:style style:name="Cell155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4" style:family="paragraph" style:parent-style-name="Normal">
      <style:paragraph-properties fo:break-before="page"/>
    </style:style>
    <style:style style:name="T34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56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5" style:family="paragraph" style:parent-style-name="Normal"/>
    <style:style style:name="T345_1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345_2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345_3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345_4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345_5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345_6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345_7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345_8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345_9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345_10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Row41" style:family="table-row">
      <style:table-row-properties style:min-row-height="0.714cm"/>
    </style:style>
    <style:style style:name="Cell157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6" style:family="paragraph" style:parent-style-name="Normal"/>
    <style:style style:name="T34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15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7" style:family="paragraph" style:parent-style-name="Normal"/>
    <style:style style:name="T34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159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8" style:family="paragraph" style:parent-style-name="Normal"/>
    <style:style style:name="T34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T348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6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9" style:family="paragraph" style:parent-style-name="Normal"/>
    <style:style style:name="T34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42" style:family="table-row">
      <style:table-row-properties style:min-row-height="0.714cm"/>
    </style:style>
    <style:style style:name="Cell161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0" style:family="paragraph" style:parent-style-name="Normal"/>
    <style:style style:name="T35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350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16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1" style:family="paragraph" style:parent-style-name="Normal"/>
    <style:style style:name="T35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163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2" style:family="paragraph" style:parent-style-name="Normal"/>
    <style:style style:name="T35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16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3" style:family="paragraph" style:parent-style-name="Normal"/>
    <style:style style:name="T35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353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able11" style:family="table">
      <style:table-properties table:align="left" style:width="18.313cm" fo:margin-left="0cm"/>
    </style:style>
    <style:style style:name="Column46" style:family="table-column">
      <style:table-column-properties style:column-width="6.992cm"/>
    </style:style>
    <style:style style:name="Column47" style:family="table-column">
      <style:table-column-properties style:column-width="5.256cm"/>
    </style:style>
    <style:style style:name="Column48" style:family="table-column">
      <style:table-column-properties style:column-width="6.064cm"/>
    </style:style>
    <style:style style:name="Row43" style:family="table-row">
      <style:table-row-properties style:min-row-height="0.482cm"/>
    </style:style>
    <style:style style:name="Cell165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4" style:family="paragraph" style:parent-style-name="Normal">
      <style:paragraph-properties fo:text-align="center"/>
    </style:style>
    <style:style style:name="T35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Cell166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5" style:family="paragraph" style:parent-style-name="Normal">
      <style:paragraph-properties fo:text-align="center"/>
    </style:style>
    <style:style style:name="T35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Cell167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6" style:family="paragraph" style:parent-style-name="Normal">
      <style:paragraph-properties fo:text-align="center"/>
    </style:style>
    <style:style style:name="T35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356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356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356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356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356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44" style:family="table-row"/>
    <style:style style:name="Cell16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7" style:family="paragraph" style:parent-style-name="Normal"/>
    <style:style style:name="T357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16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8" style:family="paragraph" style:parent-style-name="Normal">
      <style:paragraph-properties fo:text-align="center"/>
    </style:style>
    <style:style style:name="T358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17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9" style:family="paragraph" style:parent-style-name="Normal">
      <style:paragraph-properties fo:text-align="center"/>
    </style:style>
    <style:style style:name="T35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Row45" style:family="table-row"/>
    <style:style style:name="Cell17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0" style:family="paragraph" style:parent-style-name="Normal"/>
    <style:style style:name="T36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17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1" style:family="paragraph" style:parent-style-name="Normal">
      <style:paragraph-properties fo:text-align="center"/>
    </style:style>
    <style:style style:name="T36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17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2" style:family="paragraph" style:parent-style-name="Normal">
      <style:paragraph-properties fo:text-align="center"/>
    </style:style>
    <style:style style:name="T36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P363" style:family="paragraph" style:parent-style-name="Normal">
      <style:text-properties fo:font-size="11pt" style:font-size-asian="11pt" style:font-size-complex="11pt"/>
    </style:style>
    <style:style style:name="P364" style:family="paragraph" style:parent-style-name="Normal">
      <style:paragraph-properties fo:text-align="justify" fo:margin-bottom="0.212cm"/>
    </style:style>
    <style:style style:name="T36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4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4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65" style:family="paragraph" style:parent-style-name="Normal">
      <style:paragraph-properties fo:text-align="justify" fo:margin-bottom="0.423cm"/>
    </style:style>
    <style:style style:name="T365_1" style:family="text">
      <style:text-properties fo:font-size="11pt" style:font-size-asian="11pt" style:font-name-complex="Arial" style:font-size-complex="11pt"/>
    </style:style>
    <style:style style:name="T365_2" style:family="text">
      <style:text-properties fo:font-size="11pt" style:font-size-asian="11pt" style:font-name-complex="Arial" style:font-size-complex="11pt"/>
    </style:style>
    <style:style style:name="T365_3" style:family="text">
      <style:text-properties fo:font-size="11pt" style:font-size-asian="11pt" style:font-name-complex="Arial" style:font-size-complex="11pt"/>
    </style:style>
    <style:style style:name="T365_4" style:family="text">
      <style:text-properties fo:font-size="11pt" style:font-size-asian="11pt" style:font-name-complex="Arial" style:font-size-complex="11pt"/>
    </style:style>
    <style:style style:name="T365_5" style:family="text">
      <style:text-properties fo:font-size="11pt" style:font-size-asian="11pt" style:font-name-complex="Arial" style:font-size-complex="11pt"/>
    </style:style>
    <style:style style:name="T365_6" style:family="text">
      <style:text-properties fo:font-size="11pt" style:font-size-asian="11pt" style:font-name-complex="Arial" style:font-size-complex="11pt"/>
    </style:style>
    <style:style style:name="T365_7" style:family="text">
      <style:text-properties fo:font-size="11pt" style:font-size-asian="11pt" style:font-name-complex="Arial" style:font-size-complex="11pt"/>
    </style:style>
    <style:style style:name="T365_8" style:family="text">
      <style:text-properties fo:font-size="11pt" style:font-size-asian="11pt" style:font-name-complex="Arial" style:font-size-complex="11pt"/>
    </style:style>
    <style:style style:name="T365_9" style:family="text">
      <style:text-properties fo:font-size="11pt" style:font-size-asian="11pt" style:font-name-complex="Arial" style:font-size-complex="11pt"/>
    </style:style>
    <style:style style:name="T365_10" style:family="text">
      <style:text-properties fo:font-size="11pt" style:font-size-asian="11pt" style:font-name-complex="Arial" style:font-size-complex="11pt"/>
    </style:style>
    <style:style style:name="T365_11" style:family="text">
      <style:text-properties fo:font-size="11pt" style:font-size-asian="11pt" style:font-name-complex="Arial" style:font-size-complex="11pt"/>
    </style:style>
    <style:style style:name="T365_12" style:family="text">
      <style:text-properties fo:font-size="11pt" style:font-size-asian="11pt" style:font-name-complex="Arial" style:font-size-complex="11pt"/>
    </style:style>
    <style:style style:name="T365_13" style:family="text">
      <style:text-properties fo:font-size="11pt" style:font-size-asian="11pt" style:font-name-complex="Arial" style:font-size-complex="11pt"/>
    </style:style>
    <style:style style:name="T365_14" style:family="text">
      <style:text-properties fo:font-size="11pt" style:font-size-asian="11pt" style:font-name-complex="Arial" style:font-size-complex="11pt"/>
    </style:style>
    <style:style style:name="T365_15" style:family="text">
      <style:text-properties fo:font-size="11pt" style:font-size-asian="11pt" style:font-name-complex="Arial" style:font-size-complex="11pt"/>
    </style:style>
    <style:style style:name="T365_16" style:family="text">
      <style:text-properties fo:font-size="11pt" style:font-size-asian="11pt" style:font-name-complex="Arial" style:font-size-complex="11pt"/>
    </style:style>
    <style:style style:name="T365_17" style:family="text">
      <style:text-properties fo:font-size="11pt" style:font-size-asian="11pt" style:font-name-complex="Arial" style:font-size-complex="11pt"/>
    </style:style>
    <style:style style:name="T365_18" style:family="text">
      <style:text-properties fo:font-size="11pt" style:font-size-asian="11pt" style:font-name-complex="Arial" style:font-size-complex="11pt"/>
    </style:style>
    <style:style style:name="T365_19" style:family="text">
      <style:text-properties fo:font-size="11pt" style:font-size-asian="11pt" style:font-name-complex="Arial" style:font-size-complex="11pt"/>
    </style:style>
    <style:style style:name="T365_20" style:family="text">
      <style:text-properties fo:font-size="11pt" style:font-size-asian="11pt" style:font-name-complex="Arial" style:font-size-complex="11pt"/>
    </style:style>
    <style:style style:name="T365_21" style:family="text">
      <style:text-properties fo:font-size="11pt" style:font-size-asian="11pt" style:font-name-complex="Arial" style:font-size-complex="11pt"/>
    </style:style>
    <style:style style:name="T365_22" style:family="text">
      <style:text-properties fo:font-size="11pt" style:font-size-asian="11pt" style:font-name-complex="Arial" style:font-size-complex="11pt"/>
    </style:style>
    <style:style style:name="T365_23" style:family="text">
      <style:text-properties fo:font-size="11pt" style:font-size-asian="11pt" style:font-name-complex="Arial" style:font-size-complex="11pt"/>
    </style:style>
    <style:style style:name="T365_24" style:family="text">
      <style:text-properties fo:font-size="11pt" style:font-size-asian="11pt" style:font-name-complex="Arial" style:font-size-complex="11pt"/>
    </style:style>
    <style:style style:name="T365_25" style:family="text">
      <style:text-properties fo:font-size="11pt" style:font-size-asian="11pt" style:font-name-complex="Arial" style:font-size-complex="11pt"/>
    </style:style>
    <style:style style:name="T365_26" style:family="text">
      <style:text-properties fo:font-size="11pt" style:font-size-asian="11pt" style:font-name-complex="Arial" style:font-size-complex="11pt"/>
    </style:style>
    <style:style style:name="T365_27" style:family="text">
      <style:text-properties fo:font-size="11pt" style:font-size-asian="11pt" style:font-name-complex="Arial" style:font-size-complex="11pt"/>
    </style:style>
    <style:style style:name="T365_28" style:family="text">
      <style:text-properties fo:font-size="11pt" style:font-size-asian="11pt" style:font-name-complex="Arial" style:font-size-complex="11pt"/>
    </style:style>
    <style:style style:name="T365_29" style:family="text">
      <style:text-properties fo:font-size="11pt" style:font-size-asian="11pt" style:font-name-complex="Arial" style:font-size-complex="11pt"/>
    </style:style>
    <style:style style:name="T365_30" style:family="text">
      <style:text-properties fo:font-size="11pt" style:font-size-asian="11pt" style:font-name-complex="Arial" style:font-size-complex="11pt"/>
    </style:style>
    <style:style style:name="T365_31" style:family="text">
      <style:text-properties fo:font-size="11pt" style:font-size-asian="11pt" style:font-name-complex="Arial" style:font-size-complex="11pt"/>
    </style:style>
    <style:style style:name="T365_32" style:family="text">
      <style:text-properties fo:font-size="11pt" style:font-size-asian="11pt" style:font-name-complex="Arial" style:font-size-complex="11pt"/>
    </style:style>
    <style:style style:name="T365_33" style:family="text">
      <style:text-properties fo:font-size="11pt" style:font-size-asian="11pt" style:font-name-complex="Arial" style:font-size-complex="11pt"/>
    </style:style>
    <style:style style:name="T365_34" style:family="text">
      <style:text-properties fo:font-size="11pt" style:font-size-asian="11pt" style:font-name-complex="Arial" style:font-size-complex="11pt"/>
    </style:style>
    <style:style style:name="T365_35" style:family="text">
      <style:text-properties fo:font-size="11pt" style:font-size-asian="11pt" style:font-name-complex="Arial" style:font-size-complex="11pt"/>
    </style:style>
    <style:style style:name="T365_36" style:family="text">
      <style:text-properties fo:font-size="11pt" style:font-size-asian="11pt" style:font-name-complex="Arial" style:font-size-complex="11pt"/>
    </style:style>
    <style:style style:name="T365_37" style:family="text">
      <style:text-properties fo:font-size="11pt" style:font-size-asian="11pt" style:font-name-complex="Arial" style:font-size-complex="11pt"/>
    </style:style>
    <style:style style:name="T365_38" style:family="text">
      <style:text-properties fo:font-size="11pt" style:font-size-asian="11pt" style:font-name-complex="Arial" style:font-size-complex="11pt"/>
    </style:style>
    <style:style style:name="T365_39" style:family="text">
      <style:text-properties fo:font-size="11pt" style:font-size-asian="11pt" style:font-name-complex="Arial" style:font-size-complex="11pt"/>
    </style:style>
    <style:style style:name="T365_40" style:family="text">
      <style:text-properties fo:font-size="11pt" style:font-size-asian="11pt" style:font-name-complex="Arial" style:font-size-complex="11pt"/>
    </style:style>
    <style:style style:name="T365_41" style:family="text">
      <style:text-properties fo:font-size="11pt" style:font-size-asian="11pt" style:font-name-complex="Arial" style:font-size-complex="11pt"/>
    </style:style>
    <style:style style:name="T365_42" style:family="text">
      <style:text-properties fo:font-size="11pt" style:font-size-asian="11pt" style:font-name-complex="Arial" style:font-size-complex="11pt"/>
    </style:style>
    <style:style style:name="P366" style:family="paragraph" style:parent-style-name="Normal">
      <style:paragraph-properties fo:text-align="justify" fo:margin-bottom="0.212cm"/>
    </style:style>
    <style:style style:name="T366_1" style:family="text">
      <style:text-properties fo:font-size="11pt" style:font-size-asian="11pt" style:font-name-complex="Arial" style:font-size-complex="11pt"/>
    </style:style>
    <style:style style:name="T366_2" style:family="text">
      <style:text-properties fo:font-size="11pt" style:font-size-asian="11pt" style:font-name-complex="Arial" style:font-size-complex="11pt"/>
    </style:style>
    <style:style style:name="T366_3" style:family="text">
      <style:text-properties fo:font-size="11pt" style:font-size-asian="11pt" style:font-name-complex="Arial" style:font-size-complex="11pt"/>
    </style:style>
    <style:style style:name="T366_4" style:family="text">
      <style:text-properties fo:font-size="11pt" style:font-size-asian="11pt" style:font-name-complex="Arial" style:font-size-complex="11pt"/>
    </style:style>
    <style:style style:name="P367" style:family="paragraph" style:parent-style-name="List_20_Paragraph">
      <style:paragraph-properties fo:text-align="justify" fo:margin-bottom="0.212cm"/>
    </style:style>
    <style:style style:name="T367_1" style:family="text">
      <style:text-properties fo:font-size="11pt" style:font-size-asian="11pt" style:font-name-complex="Arial" style:font-size-complex="11pt" fo:font-weight="bold" style:font-weight-asian="bold"/>
    </style:style>
    <style:style style:name="T367_2" style:family="text">
      <style:text-properties fo:font-size="11pt" style:font-size-asian="11pt" style:font-name-complex="Arial" style:font-size-complex="11pt" style:font-weight-complex="bold"/>
    </style:style>
    <style:style style:name="T367_3" style:family="text">
      <style:text-properties fo:font-size="11pt" style:font-size-asian="11pt" style:font-name-complex="Arial" style:font-size-complex="11pt"/>
    </style:style>
    <style:style style:name="T367_4" style:family="text">
      <style:text-properties fo:font-size="11pt" style:font-size-asian="11pt" style:font-name-complex="Arial" style:font-size-complex="11pt"/>
    </style:style>
    <style:style style:name="T367_5" style:family="text">
      <style:text-properties fo:font-size="11pt" style:font-size-asian="11pt" style:font-name-complex="Arial" style:font-size-complex="11pt"/>
    </style:style>
    <style:style style:name="T367_6" style:family="text">
      <style:text-properties fo:font-size="11pt" style:font-size-asian="11pt" style:font-name-complex="Arial" style:font-size-complex="11pt"/>
    </style:style>
    <style:style style:name="P368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368_1" style:family="text">
      <style:text-properties fo:font-size="11pt" style:font-size-asian="11pt" style:font-name-complex="Arial" style:font-size-complex="11pt" fo:font-weight="bold" style:font-weight-asian="bold"/>
    </style:style>
    <style:style style:name="T368_2" style:family="text">
      <style:text-properties fo:font-size="11pt" style:font-size-asian="11pt" style:font-name-complex="Arial" style:font-size-complex="11pt" style:font-weight-complex="bold"/>
    </style:style>
    <style:style style:name="T368_3" style:family="text">
      <style:text-properties fo:font-size="11pt" style:font-size-asian="11pt" style:font-name-complex="Arial" style:font-size-complex="11pt"/>
    </style:style>
    <style:style style:name="T368_4" style:family="text">
      <style:text-properties fo:font-size="11pt" style:font-size-asian="11pt" style:font-name-complex="Arial" style:font-size-complex="11pt"/>
    </style:style>
    <style:style style:name="T368_5" style:family="text">
      <style:text-properties fo:font-size="11pt" style:font-size-asian="11pt" style:font-name-complex="Arial" style:font-size-complex="11pt"/>
    </style:style>
    <style:style style:name="T368_6" style:family="text">
      <style:text-properties fo:font-size="11pt" style:font-size-asian="11pt" style:font-name-complex="Arial" style:font-size-complex="11pt"/>
    </style:style>
    <style:style style:name="T368_7" style:family="text">
      <style:text-properties fo:font-size="11pt" style:font-size-asian="11pt" style:font-name-complex="Arial" style:font-size-complex="11pt"/>
    </style:style>
    <style:style style:name="T368_8" style:family="text">
      <style:text-properties fo:font-size="11pt" style:font-size-asian="11pt" style:font-name-complex="Arial" style:font-size-complex="11pt"/>
    </style:style>
    <style:style style:name="T368_9" style:family="text">
      <style:text-properties fo:font-size="11pt" style:font-size-asian="11pt" style:font-name-complex="Arial" style:font-size-complex="11pt"/>
    </style:style>
    <style:style style:name="T368_10" style:family="text">
      <style:text-properties fo:font-size="11pt" style:font-size-asian="11pt" style:font-name-complex="Arial" style:font-size-complex="11pt"/>
    </style:style>
    <style:style style:name="T368_11" style:family="text">
      <style:text-properties fo:font-size="11pt" style:font-size-asian="11pt" style:font-name-complex="Arial" style:font-size-complex="11pt"/>
    </style:style>
    <style:style style:name="T368_12" style:family="text">
      <style:text-properties fo:font-size="11pt" style:font-size-asian="11pt" style:font-name-complex="Arial" style:font-size-complex="11pt"/>
    </style:style>
    <style:style style:name="T368_13" style:family="text">
      <style:text-properties fo:font-size="11pt" style:font-size-asian="11pt" style:font-name-complex="Arial" style:font-size-complex="11pt"/>
    </style:style>
    <style:style style:name="T368_14" style:family="text">
      <style:text-properties fo:font-size="11pt" style:font-size-asian="11pt" style:font-name-complex="Arial" style:font-size-complex="11pt"/>
    </style:style>
    <style:style style:name="T368_15" style:family="text">
      <style:text-properties fo:font-size="11pt" style:font-size-asian="11pt" style:font-name-complex="Arial" style:font-size-complex="11pt"/>
    </style:style>
    <style:style style:name="T368_16" style:family="text">
      <style:text-properties fo:font-size="11pt" style:font-size-asian="11pt" style:font-name-complex="Arial" style:font-size-complex="11pt"/>
    </style:style>
    <style:style style:name="T368_17" style:family="text">
      <style:text-properties fo:font-size="11pt" style:font-size-asian="11pt" style:font-name-complex="Arial" style:font-size-complex="11pt"/>
    </style:style>
    <style:style style:name="T368_18" style:family="text">
      <style:text-properties fo:font-size="11pt" style:font-size-asian="11pt" style:font-name-complex="Arial" style:font-size-complex="11pt"/>
    </style:style>
    <style:style style:name="T368_19" style:family="text">
      <style:text-properties fo:font-size="11pt" style:font-size-asian="11pt" style:font-name-complex="Arial" style:font-size-complex="11pt"/>
    </style:style>
    <style:style style:name="T368_20" style:family="text">
      <style:text-properties fo:font-size="11pt" style:font-size-asian="11pt" style:font-name-complex="Arial" style:font-size-complex="11pt"/>
    </style:style>
    <style:style style:name="T368_21" style:family="text">
      <style:text-properties fo:font-size="11pt" style:font-size-asian="11pt" style:font-name-complex="Arial" style:font-size-complex="11pt"/>
    </style:style>
    <style:style style:name="T368_22" style:family="text">
      <style:text-properties fo:font-size="11pt" style:font-size-asian="11pt" style:font-name-complex="Arial" style:font-size-complex="11pt"/>
    </style:style>
    <style:style style:name="T368_23" style:family="text">
      <style:text-properties fo:font-size="11pt" style:font-size-asian="11pt" style:font-name-complex="Arial" style:font-size-complex="11pt"/>
    </style:style>
    <style:style style:name="T368_24" style:family="text">
      <style:text-properties fo:font-size="11pt" style:font-size-asian="11pt" style:font-name-complex="Arial" style:font-size-complex="11pt"/>
    </style:style>
    <style:style style:name="T368_25" style:family="text">
      <style:text-properties fo:font-size="11pt" style:font-size-asian="11pt" style:font-name-complex="Arial" style:font-size-complex="11pt"/>
    </style:style>
    <style:style style:name="T368_26" style:family="text">
      <style:text-properties fo:font-size="11pt" style:font-size-asian="11pt" style:font-name-complex="Arial" style:font-size-complex="11pt"/>
    </style:style>
    <style:style style:name="T368_27" style:family="text">
      <style:text-properties fo:font-size="11pt" style:font-size-asian="11pt" style:font-name-complex="Arial" style:font-size-complex="11pt"/>
    </style:style>
    <style:style style:name="T368_28" style:family="text">
      <style:text-properties fo:font-size="11pt" style:font-size-asian="11pt" style:font-name-complex="Arial" style:font-size-complex="11pt"/>
    </style:style>
    <style:style style:name="T368_29" style:family="text">
      <style:text-properties fo:font-size="11pt" style:font-size-asian="11pt" style:font-name-complex="Arial" style:font-size-complex="11pt"/>
    </style:style>
    <style:style style:name="T368_30" style:family="text">
      <style:text-properties fo:font-size="11pt" style:font-size-asian="11pt" style:font-name-complex="Arial" style:font-size-complex="11pt"/>
    </style:style>
    <style:style style:name="T368_31" style:family="text">
      <style:text-properties fo:font-size="11pt" style:font-size-asian="11pt" style:font-name-complex="Arial" style:font-size-complex="11pt"/>
    </style:style>
    <style:style style:name="T368_32" style:family="text">
      <style:text-properties fo:font-size="11pt" style:font-size-asian="11pt" style:font-name-complex="Arial" style:font-size-complex="11pt"/>
    </style:style>
    <style:style style:name="T368_33" style:family="text">
      <style:text-properties fo:font-size="11pt" style:font-size-asian="11pt" style:font-name-complex="Arial" style:font-size-complex="11pt"/>
    </style:style>
    <style:style style:name="T368_34" style:family="text">
      <style:text-properties fo:font-size="11pt" style:font-size-asian="11pt" style:font-name-complex="Arial" style:font-size-complex="11pt"/>
    </style:style>
    <style:style style:name="T368_35" style:family="text">
      <style:text-properties fo:font-size="11pt" style:font-size-asian="11pt" style:font-name-complex="Arial" style:font-size-complex="11pt"/>
    </style:style>
    <style:style style:name="P369" style:family="paragraph" style:parent-style-name="Normal">
      <style:paragraph-properties fo:text-align="justify" fo:margin-bottom="0.212cm"/>
    </style:style>
    <style:style style:name="T369_1" style:family="text">
      <style:text-properties fo:font-size="11pt" style:font-size-asian="11pt" style:font-name-complex="Arial" style:font-size-complex="11pt"/>
    </style:style>
    <style:style style:name="T369_2" style:family="text">
      <style:text-properties fo:font-size="11pt" style:font-size-asian="11pt" style:font-name-complex="Arial" style:font-size-complex="11pt"/>
    </style:style>
    <style:style style:name="T369_3" style:family="text">
      <style:text-properties fo:font-size="11pt" style:font-size-asian="11pt" style:font-name-complex="Arial" style:font-size-complex="11pt"/>
    </style:style>
    <style:style style:name="T369_4" style:family="text">
      <style:text-properties fo:font-size="11pt" style:font-size-asian="11pt" style:font-name-complex="Arial" style:font-size-complex="11pt"/>
    </style:style>
    <style:style style:name="T369_5" style:family="text">
      <style:text-properties fo:font-size="11pt" style:font-size-asian="11pt" style:font-name-complex="Arial" style:font-size-complex="11pt"/>
    </style:style>
    <style:style style:name="T369_6" style:family="text">
      <style:text-properties fo:font-size="11pt" style:font-size-asian="11pt" style:font-name-complex="Arial" style:font-size-complex="11pt"/>
    </style:style>
    <style:style style:name="T369_7" style:family="text">
      <style:text-properties fo:font-size="11pt" style:font-size-asian="11pt" style:font-name-complex="Arial" style:font-size-complex="11pt"/>
    </style:style>
    <style:style style:name="T369_8" style:family="text">
      <style:text-properties fo:font-size="11pt" style:font-size-asian="11pt" style:font-name-complex="Arial" style:font-size-complex="11pt"/>
    </style:style>
    <style:style style:name="T369_9" style:family="text">
      <style:text-properties fo:font-size="11pt" style:font-size-asian="11pt" style:font-name-complex="Arial" style:font-size-complex="11pt"/>
    </style:style>
    <style:style style:name="T369_10" style:family="text">
      <style:text-properties fo:font-size="11pt" style:font-size-asian="11pt" style:font-name-complex="Arial" style:font-size-complex="11pt"/>
    </style:style>
    <style:style style:name="T369_1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9_1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9_1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9_1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9_1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9_16" style:family="text">
      <style:text-properties fo:font-size="11pt" style:font-size-asian="11pt" style:font-name-complex="Arial" style:font-size-complex="11pt"/>
    </style:style>
    <style:style style:name="T369_17" style:family="text">
      <style:text-properties fo:font-size="11pt" style:font-size-asian="11pt" style:font-name-complex="Arial" style:font-size-complex="11pt"/>
    </style:style>
    <style:style style:name="T369_18" style:family="text">
      <style:text-properties fo:font-size="11pt" style:font-size-asian="11pt" style:font-name-complex="Arial" style:font-size-complex="11pt"/>
    </style:style>
    <style:style style:name="T369_19" style:family="text">
      <style:text-properties fo:font-size="11pt" style:font-size-asian="11pt" style:font-name-complex="Arial" style:font-size-complex="11pt"/>
    </style:style>
    <style:style style:name="T369_20" style:family="text">
      <style:text-properties fo:font-size="11pt" style:font-size-asian="11pt" style:font-name-complex="Arial" style:font-size-complex="11pt"/>
    </style:style>
    <style:style style:name="T369_2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9_22" style:family="text">
      <style:text-properties fo:font-size="11pt" style:font-size-asian="11pt" style:font-name-complex="Arial" style:font-size-complex="11pt"/>
    </style:style>
    <style:style style:name="T369_2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69_24" style:family="text">
      <style:text-properties fo:font-size="11pt" style:font-size-asian="11pt" style:font-name-complex="Arial" style:font-size-complex="11pt"/>
    </style:style>
    <style:style style:name="T369_25" style:family="text">
      <style:text-properties fo:font-size="11pt" style:font-size-asian="11pt" style:font-name-complex="Arial" style:font-size-complex="11pt"/>
    </style:style>
    <style:style style:name="T369_26" style:family="text">
      <style:text-properties fo:font-size="11pt" style:font-size-asian="11pt" style:font-name-complex="Arial" style:font-size-complex="11pt"/>
    </style:style>
    <style:style style:name="T369_27" style:family="text">
      <style:text-properties fo:font-size="11pt" style:font-size-asian="11pt" style:font-name-complex="Arial" style:font-size-complex="11pt"/>
    </style:style>
    <style:style style:name="Table12" style:family="table">
      <style:table-properties table:align="left" style:width="17.743cm" style:rel-width="98.68%" fo:margin-left="0cm"/>
    </style:style>
    <style:style style:name="Column49" style:family="table-column">
      <style:table-column-properties style:column-width="1.743cm"/>
    </style:style>
    <style:style style:name="Column50" style:family="table-column">
      <style:table-column-properties style:column-width="16cm"/>
    </style:style>
    <style:style style:name="Row46" style:family="table-row"/>
    <style:style style:name="Cell174" style:family="table-cell">
      <style:table-cell-properties fo:background-color="#d9d9d9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0" style:family="paragraph" style:parent-style-name="Normal">
      <style:paragraph-properties fo:text-align="center"/>
    </style:style>
    <style:style style:name="T37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175" style:family="table-cell">
      <style:table-cell-properties fo:background-color="#d9d9d9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1" style:family="paragraph" style:parent-style-name="Normal">
      <style:paragraph-properties fo:text-align="center"/>
    </style:style>
    <style:style style:name="T37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Row47" style:family="table-row"/>
    <style:style style:name="Cell17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2" style:family="paragraph" style:parent-style-name="Normal">
      <style:paragraph-properties fo:text-align="center"/>
    </style:style>
    <style:style style:name="T37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7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3" style:family="paragraph" style:parent-style-name="List_20_Paragraph">
      <style:paragraph-properties fo:text-align="justify" fo:text-indent="-0.63cm" fo:margin-left="0.63cm" fo:hyphenation-ladder-count="no-limit"/>
      <style:text-properties style:font-name="Calibri" fo:font-size="11pt" style:font-size-asian="11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T37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3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373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3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3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3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3_7" style:family="text">
      <style:text-properties style:font-name="Arial" fo:font-size="9pt" style:font-size-asian="9pt" style:font-name-complex="Arial" style:font-size-complex="9pt" fo:language="en" fo:language-asian="en" fo:language-complex="ar" fo:country="US" fo:country-asian="US" fo:country-complex="SA"/>
    </style:style>
    <style:style style:name="T373_8" style:family="text">
      <style:text-properties style:font-name="Arial" fo:font-size="9pt" style:font-size-asian="9pt" style:font-name-complex="Arial" style:font-size-complex="9pt" fo:language="en" fo:language-asian="en" fo:language-complex="ar" fo:country="US" fo:country-asian="US" fo:country-complex="SA"/>
    </style:style>
    <style:style style:name="T373_9" style:family="text">
      <style:text-properties style:font-name="Arial" fo:font-size="9pt" style:font-size-asian="9pt" style:font-name-complex="Arial" style:font-size-complex="9pt" fo:language="en" fo:language-asian="en" fo:language-complex="ar" fo:country="US" fo:country-asian="US" fo:country-complex="SA"/>
    </style:style>
    <style:style style:name="T373_10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3_1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3_1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48" style:family="table-row"/>
    <style:style style:name="Cell17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4" style:family="paragraph" style:parent-style-name="Normal">
      <style:paragraph-properties fo:text-align="center"/>
    </style:style>
    <style:style style:name="T37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7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5" style:family="paragraph" style:parent-style-name="List_20_Paragraph">
      <style:paragraph-properties fo:text-align="justify" fo:text-indent="-0.63cm" fo:margin-left="0.63cm" fo:hyphenation-ladder-count="no-limit"/>
      <style:text-properties style:font-name="Calibri" fo:font-size="11pt" style:font-size-asian="11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T37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5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5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5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5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5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375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376" style:family="paragraph" style:parent-style-name="List_20_Paragraph">
      <style:paragraph-properties fo:text-align="justify" fo:text-indent="-0.63cm" fo:margin-top="0.106cm" fo:margin-left="0.63cm" fo:hyphenation-ladder-count="no-limit"/>
      <style:text-properties style:font-name="Arial" fo:font-size="12pt" style:font-size-asian="12pt" style:font-size-complex="12pt" fo:language="en" fo:language-asian="en" fo:language-complex="ar" fo:country="GB" fo:country-asian="US" fo:country-complex="SA" fo:hyphenate="false" fo:hyphenation-remain-char-count="2" fo:hyphenation-push-char-count="2"/>
    </style:style>
    <style:style style:name="T37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37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377" style:family="paragraph" style:parent-style-name="List_20_Paragraph">
      <style:paragraph-properties fo:text-align="justify" fo:text-indent="-0.63cm" fo:margin-top="0.106cm" fo:margin-left="0.63cm" fo:hyphenation-ladder-count="no-limit"/>
      <style:text-properties style:font-name="Arial" fo:font-size="12pt" style:font-size-asian="12pt" style:font-size-complex="12pt" fo:language="en" fo:language-asian="en" fo:language-complex="ar" fo:country="GB" fo:country-asian="US" fo:country-complex="SA" fo:hyphenate="false" fo:hyphenation-remain-char-count="2" fo:hyphenation-push-char-count="2"/>
    </style:style>
    <style:style style:name="T37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7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377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7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377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49" style:family="table-row"/>
    <style:style style:name="Cell18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8" style:family="paragraph" style:parent-style-name="Normal">
      <style:paragraph-properties fo:text-align="center"/>
    </style:style>
    <style:style style:name="T37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8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9" style:family="paragraph" style:parent-style-name="List_20_Paragraph">
      <style:paragraph-properties fo:text-align="justify" fo:text-indent="-0.63cm" fo:margin-left="0.63cm" fo:hyphenation-ladder-count="no-limit"/>
      <style:text-properties style:font-name="Calibri" fo:font-size="11pt" style:font-size-asian="11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T37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79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379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380" style:family="paragraph" style:parent-style-name="List_20_Paragraph">
      <style:paragraph-properties fo:text-align="justify" fo:text-indent="-0.63cm" fo:margin-top="0.106cm" fo:margin-left="0.63cm" fo:hyphenation-ladder-count="no-limit"/>
      <style:text-properties style:font-name="Arial" fo:font-size="12pt" style:font-size-asian="12pt" style:font-size-complex="12pt" fo:language="en" fo:language-asian="en" fo:language-complex="ar" fo:country="GB" fo:country-asian="US" fo:country-complex="SA" fo:hyphenate="false" fo:hyphenation-remain-char-count="2" fo:hyphenation-push-char-count="2"/>
    </style:style>
    <style:style style:name="T38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80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380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381" style:family="paragraph" style:parent-style-name="List_20_Paragraph">
      <style:paragraph-properties fo:text-align="justify" fo:text-indent="-0.63cm" fo:margin-top="0.106cm" fo:margin-left="0.63cm" fo:hyphenation-ladder-count="no-limit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hyphenate="false" fo:hyphenation-remain-char-count="2" fo:hyphenation-push-char-count="2"/>
    </style:style>
    <style:style style:name="T38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50" style:family="table-row"/>
    <style:style style:name="Cell18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2" style:family="paragraph" style:parent-style-name="Normal">
      <style:paragraph-properties fo:text-align="center"/>
    </style:style>
    <style:style style:name="T38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8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3" style:family="paragraph" style:parent-style-name="List_20_Paragraph">
      <style:paragraph-properties fo:text-indent="-0.63cm" fo:margin-left="0.63cm" fo:hyphenation-ladder-count="no-limit"/>
      <style:text-properties style:font-name="Calibri" fo:font-size="11pt" style:font-size-asian="11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T38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83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383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384" style:family="paragraph" style:parent-style-name="List_20_Paragraph">
      <style:paragraph-properties fo:text-indent="-0.63cm" fo:margin-top="0.106cm" fo:margin-left="0.63cm" fo:hyphenation-ladder-count="no-limit"/>
      <style:text-properties style:font-name="Arial" fo:font-size="12pt" style:font-size-asian="12pt" style:font-size-complex="12pt" fo:language="en" fo:language-asian="en" fo:language-complex="ar" fo:country="GB" fo:country-asian="US" fo:country-complex="SA" fo:hyphenate="false" fo:hyphenation-remain-char-count="2" fo:hyphenation-push-char-count="2"/>
    </style:style>
    <style:style style:name="T38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384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51" style:family="table-row"/>
    <style:style style:name="Cell18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5" style:family="paragraph" style:parent-style-name="Normal">
      <style:paragraph-properties fo:text-align="center"/>
    </style:style>
    <style:style style:name="T38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8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6" style:family="paragraph" style:parent-style-name="List_20_Paragraph">
      <style:paragraph-properties fo:text-align="justify" fo:text-indent="-0.63cm" fo:margin-left="0.63cm" fo:hyphenation-ladder-count="no-limit"/>
      <style:text-properties style:font-name="Calibri" fo:font-size="11pt" style:font-size-asian="11pt" style:font-size-complex="11pt" fo:language="en" fo:language-asian="en" fo:language-complex="ar" fo:country="GB" fo:country-asian="US" fo:country-complex="SA" fo:hyphenate="false" fo:hyphenation-remain-char-count="2" fo:hyphenation-push-char-count="2"/>
    </style:style>
    <style:style style:name="T38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8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86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386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86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386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86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86_8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86_9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86_10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386_1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387" style:family="paragraph" style:parent-style-name="List_20_Paragraph">
      <style:paragraph-properties fo:text-align="justify" fo:text-indent="-0.63cm" fo:margin-top="0.106cm" fo:margin-left="0.63cm" fo:hyphenation-ladder-count="no-limit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hyphenate="false" fo:hyphenation-remain-char-count="2" fo:hyphenation-push-char-count="2"/>
    </style:style>
    <style:style style:name="T38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388" style:family="paragraph" style:parent-style-name="List_20_Paragraph">
      <style:paragraph-properties fo:text-align="justify" fo:text-indent="-0.63cm" fo:margin-top="0.106cm" fo:margin-left="0.63cm" fo:hyphenation-ladder-count="no-limit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hyphenate="false" fo:hyphenation-remain-char-count="2" fo:hyphenation-push-char-count="2"/>
    </style:style>
    <style:style style:name="T38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52" style:family="table-row"/>
    <style:style style:name="Cell18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9" style:family="paragraph" style:parent-style-name="Normal">
      <style:paragraph-properties fo:text-align="center"/>
    </style:style>
    <style:style style:name="T38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8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0" style:family="paragraph" style:parent-style-name="List_20_Paragraph">
      <style:paragraph-properties fo:text-align="justify" fo:text-indent="-0.63cm" fo:margin-left="0.63cm" fo:hyphenation-ladder-count="no-limit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hyphenate="false" fo:hyphenation-remain-char-count="2" fo:hyphenation-push-char-count="2"/>
    </style:style>
    <style:style style:name="T39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391" style:family="paragraph" style:parent-style-name="Normal">
      <style:paragraph-properties fo:text-align="justify" fo:margin-top="0.423cm"/>
    </style:style>
    <style:style style:name="T391_1" style:family="text">
      <style:text-properties fo:font-size="11pt" style:font-size-asian="11pt" style:font-name-complex="Arial" style:font-size-complex="11pt"/>
    </style:style>
    <style:style style:name="T391_2" style:family="text">
      <style:text-properties fo:font-size="11pt" style:font-size-asian="11pt" style:font-name-complex="Arial" style:font-size-complex="11pt"/>
    </style:style>
    <style:style style:name="T391_3" style:family="text">
      <style:text-properties fo:font-size="11pt" style:font-size-asian="11pt" style:font-name-complex="Arial" style:font-size-complex="11pt"/>
    </style:style>
    <style:style style:name="T391_4" style:family="text">
      <style:text-properties fo:font-size="11pt" style:font-size-asian="11pt" style:font-name-complex="Arial" style:font-size-complex="11pt" fo:font-weight="bold" style:font-weight-asian="bold"/>
    </style:style>
    <style:style style:name="T391_5" style:family="text">
      <style:text-properties fo:font-size="11pt" style:font-size-asian="11pt" style:font-name-complex="Arial" style:font-size-complex="11pt"/>
    </style:style>
    <style:style style:name="T391_6" style:family="text">
      <style:text-properties fo:font-size="11pt" style:font-size-asian="11pt" style:font-name-complex="Arial" style:font-size-complex="11pt"/>
    </style:style>
    <style:style style:name="T391_7" style:family="text">
      <style:text-properties fo:font-size="11pt" style:font-size-asian="11pt" style:font-name-complex="Arial" style:font-size-complex="11pt"/>
    </style:style>
    <style:style style:name="T391_8" style:family="text">
      <style:text-properties fo:font-size="11pt" style:font-size-asian="11pt" style:font-name-complex="Arial" style:font-size-complex="11pt"/>
    </style:style>
    <style:style style:name="T391_9" style:family="text">
      <style:text-properties fo:font-size="11pt" style:font-size-asian="11pt" style:font-name-complex="Arial" style:font-size-complex="11pt"/>
    </style:style>
    <style:style style:name="T391_10" style:family="text">
      <style:text-properties fo:font-size="11pt" style:font-size-asian="11pt" style:font-name-complex="Arial" style:font-size-complex="11pt" fo:font-weight="bold" style:font-weight-asian="bold"/>
    </style:style>
    <style:style style:name="T391_11" style:family="text">
      <style:text-properties fo:font-size="11pt" style:font-size-asian="11pt" style:font-name-complex="Arial" style:font-size-complex="11pt" fo:font-weight="bold" style:font-weight-asian="bold"/>
    </style:style>
    <style:style style:name="T391_12" style:family="text">
      <style:text-properties fo:font-size="11pt" style:font-size-asian="11pt" style:font-name-complex="Arial" style:font-size-complex="11pt" fo:font-weight="bold" style:font-weight-asian="bold"/>
    </style:style>
    <style:style style:name="T391_13" style:family="text">
      <style:text-properties fo:font-size="11pt" style:font-size-asian="11pt" style:font-name-complex="Arial" style:font-size-complex="11pt" fo:font-weight="bold" style:font-weight-asian="bold"/>
    </style:style>
    <style:style style:name="T391_14" style:family="text">
      <style:text-properties fo:font-size="11pt" style:font-size-asian="11pt" style:font-name-complex="Arial" style:font-size-complex="11pt" fo:font-weight="bold" style:font-weight-asian="bold"/>
    </style:style>
    <style:style style:name="T391_15" style:family="text">
      <style:text-properties fo:font-size="11pt" style:font-size-asian="11pt" style:font-name-complex="Arial" style:font-size-complex="11pt"/>
    </style:style>
    <style:style style:name="T391_1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91_1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91_18" style:family="text">
      <style:text-properties fo:font-size="11pt" style:font-size-asian="11pt" style:font-name-complex="Arial" style:font-size-complex="11pt" fo:font-weight="bold" style:font-weight-asian="bold"/>
    </style:style>
    <style:style style:name="T391_19" style:family="text">
      <style:text-properties fo:font-size="11pt" style:font-size-asian="11pt" style:font-name-complex="Arial" style:font-size-complex="11pt" fo:font-weight="bold" style:font-weight-asian="bold"/>
    </style:style>
    <style:style style:name="T391_20" style:family="text">
      <style:text-properties fo:font-size="11pt" style:font-size-asian="11pt" style:font-name-complex="Arial" style:font-size-complex="11pt"/>
    </style:style>
    <style:style style:name="T391_21" style:family="text">
      <style:text-properties fo:font-size="11pt" style:font-size-asian="11pt" style:font-name-complex="Arial" style:font-size-complex="11pt" fo:font-weight="bold" style:font-weight-asian="bold"/>
    </style:style>
    <style:style style:name="T391_22" style:family="text">
      <style:text-properties fo:font-size="11pt" style:font-size-asian="11pt" style:font-name-complex="Arial" style:font-size-complex="11pt" fo:font-weight="bold" style:font-weight-asian="bold"/>
    </style:style>
    <style:style style:name="T391_23" style:family="text">
      <style:text-properties fo:font-size="11pt" style:font-size-asian="11pt" style:font-name-complex="Arial" style:font-size-complex="11pt" fo:font-weight="bold" style:font-weight-asian="bold"/>
    </style:style>
    <style:style style:name="T391_24" style:family="text">
      <style:text-properties fo:font-size="11pt" style:font-size-asian="11pt" style:font-name-complex="Arial" style:font-size-complex="11pt" fo:font-weight="bold" style:font-weight-asian="bold"/>
    </style:style>
    <style:style style:name="T391_25" style:family="text">
      <style:text-properties fo:font-size="11pt" style:font-size-asian="11pt" style:font-name-complex="Arial" style:font-size-complex="11pt"/>
    </style:style>
    <style:style style:name="T391_26" style:family="text">
      <style:text-properties fo:font-size="11pt" style:font-size-asian="11pt" style:font-name-complex="Arial" style:font-size-complex="11pt"/>
    </style:style>
    <style:style style:name="T391_27" style:family="text">
      <style:text-properties fo:font-size="11pt" style:font-size-asian="11pt" style:font-name-complex="Arial" style:font-size-complex="11pt"/>
    </style:style>
    <style:style style:name="T391_28" style:family="text">
      <style:text-properties fo:font-size="11pt" style:font-size-asian="11pt" style:font-name-complex="Arial" style:font-size-complex="11pt"/>
    </style:style>
    <style:style style:name="T391_29" style:family="text">
      <style:text-properties fo:font-size="11pt" style:font-size-asian="11pt" style:font-name-complex="Arial" style:font-size-complex="11pt"/>
    </style:style>
    <style:style style:name="T391_30" style:family="text">
      <style:text-properties fo:font-size="11pt" style:font-size-asian="11pt" style:font-name-complex="Arial" style:font-size-complex="11pt"/>
    </style:style>
    <style:style style:name="T391_31" style:family="text">
      <style:text-properties fo:font-size="11pt" style:font-size-asian="11pt" style:font-name-complex="Arial" style:font-size-complex="11pt"/>
    </style:style>
    <style:style style:name="T391_32" style:family="text">
      <style:text-properties fo:font-size="11pt" style:font-size-asian="11pt" style:font-name-complex="Arial" style:font-size-complex="11pt"/>
    </style:style>
    <style:style style:name="T391_33" style:family="text">
      <style:text-properties fo:font-size="11pt" style:font-size-asian="11pt" style:font-name-complex="Arial" style:font-size-complex="11pt"/>
    </style:style>
    <style:style style:name="P392" style:family="paragraph" style:parent-style-name="Normal">
      <style:paragraph-properties fo:text-align="justify" fo:margin-top="0.423cm"/>
    </style:style>
    <style:style style:name="T39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92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392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93" style:family="paragraph" style:parent-style-name="Normal">
      <style:paragraph-properties fo:text-align="justify" fo:margin-top="0.212cm" fo:margin-bottom="0.212cm"/>
    </style:style>
    <style:style style:name="T393_1" style:family="text">
      <style:text-properties fo:font-size="11pt" style:font-size-asian="11pt" style:font-name-complex="Arial" style:font-size-complex="11pt" style:font-weight-complex="bold"/>
    </style:style>
    <style:style style:name="T393_2" style:family="text">
      <style:text-properties fo:font-size="11pt" style:font-size-asian="11pt" style:font-name-complex="Arial" style:font-size-complex="11pt" style:font-weight-complex="bold"/>
    </style:style>
    <style:style style:name="T393_3" style:family="text">
      <style:text-properties fo:font-size="11pt" style:font-size-asian="11pt" style:font-name-complex="Arial" style:font-size-complex="11pt" style:font-weight-complex="bold"/>
    </style:style>
    <style:style style:name="T393_4" style:family="text" style:parent-style-name="Normal">
      <style:text-properties style:text-position="super 58%" style:font-name-complex="Arial" style:font-size-complex="11pt" style:font-weight-complex="bold"/>
    </style:style>
    <style:style style:name="P394" style:family="paragraph" style:parent-style-name="Footnote_20_text"/>
    <style:style style:name="T394_1" style:family="text">
      <style:text-properties fo:font-size="7pt" style:font-size-asian="7pt" style:font-size-complex="7pt"/>
    </style:style>
    <style:style style:name="T394_2" style:family="text">
      <style:text-properties fo:font-size="7pt" style:font-size-asian="7pt" style:font-size-complex="7pt"/>
    </style:style>
    <style:style style:name="T394_3" style:family="text">
      <style:text-properties fo:font-size="7pt" style:font-size-asian="7pt" style:font-size-complex="7pt"/>
    </style:style>
    <style:style style:name="T394_4" style:family="text">
      <style:text-properties fo:font-size="7pt" style:font-size-asian="7pt" style:font-size-complex="7pt"/>
    </style:style>
    <style:style style:name="T394_5" style:family="text">
      <style:text-properties fo:font-size="7pt" style:font-size-asian="7pt" style:font-size-complex="7pt"/>
    </style:style>
    <style:style style:name="T394_6" style:family="text">
      <style:text-properties fo:font-size="7pt" style:font-size-asian="7pt" style:font-size-complex="7pt"/>
    </style:style>
    <style:style style:name="T394_7" style:family="text">
      <style:text-properties fo:font-size="11pt" style:font-size-asian="11pt" style:font-name-complex="Arial" style:font-size-complex="11pt" style:font-weight-complex="bold"/>
    </style:style>
    <style:style style:name="T394_8" style:family="text">
      <style:text-properties fo:font-size="11pt" style:font-size-asian="11pt" style:font-name-complex="Arial" style:font-size-complex="11pt" style:font-weight-complex="bold"/>
    </style:style>
    <style:style style:name="T394_9" style:family="text">
      <style:text-properties fo:font-size="11pt" style:font-size-asian="11pt" style:font-name-complex="Arial" style:font-size-complex="11pt" style:font-weight-complex="bold"/>
    </style:style>
    <style:style style:name="T394_10" style:family="text">
      <style:text-properties fo:font-size="11pt" style:font-size-asian="11pt" style:font-name-complex="Arial" style:font-size-complex="11pt" style:font-weight-complex="bold"/>
    </style:style>
    <style:style style:name="T394_11" style:family="text">
      <style:text-properties fo:font-size="11pt" style:font-size-asian="11pt" style:font-name-complex="Arial" style:font-size-complex="11pt" style:font-weight-complex="bold"/>
    </style:style>
    <style:style style:name="Table13" style:family="table">
      <style:table-properties table:align="left" style:width="17.981cm" style:rel-width="100%" fo:margin-left="0cm"/>
    </style:style>
    <style:style style:name="Column51" style:family="table-column">
      <style:table-column-properties style:column-width="2.503cm" style:use-optimal-column-width="false"/>
    </style:style>
    <style:style style:name="Column52" style:family="table-column">
      <style:table-column-properties style:column-width="6.241cm" style:use-optimal-column-width="false"/>
    </style:style>
    <style:style style:name="Column53" style:family="table-column">
      <style:table-column-properties style:column-width="1.538cm" style:use-optimal-column-width="false"/>
    </style:style>
    <style:style style:name="Column54" style:family="table-column">
      <style:table-column-properties style:column-width="1.54cm" style:use-optimal-column-width="false"/>
    </style:style>
    <style:style style:name="Column55" style:family="table-column">
      <style:table-column-properties style:column-width="1.54cm" style:use-optimal-column-width="false"/>
    </style:style>
    <style:style style:name="Column56" style:family="table-column">
      <style:table-column-properties style:column-width="1.54cm" style:use-optimal-column-width="false"/>
    </style:style>
    <style:style style:name="Column57" style:family="table-column">
      <style:table-column-properties style:column-width="1.54cm" style:use-optimal-column-width="false"/>
    </style:style>
    <style:style style:name="Column58" style:family="table-column">
      <style:table-column-properties style:column-width="1.54cm" style:use-optimal-column-width="false"/>
    </style:style>
    <style:style style:name="Row53" style:family="table-row">
      <style:table-row-properties style:use-optimal-row-height="false"/>
    </style:style>
    <style:style style:name="Cell188" style:family="table-cell">
      <style:table-cell-properties fo:background-color="#bfbfb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5" style:family="paragraph" style:parent-style-name="List_20_Paragraph">
      <style:paragraph-properties fo:text-align="center" fo:margin-left="0cm"/>
    </style:style>
    <style:style style:name="T39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89" style:family="table-cell">
      <style:table-cell-properties fo:background-color="#bfbfb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96" style:family="paragraph" style:parent-style-name="List_20_Paragraph">
      <style:paragraph-properties fo:text-align="center" fo:margin-left="0cm"/>
    </style:style>
    <style:style style:name="T39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90" style:family="table-cell">
      <style:table-cell-properties fo:background-color="#bfbfbf" style:vertical-align="top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397" style:family="paragraph" style:parent-style-name="List_20_Paragraph">
      <style:paragraph-properties fo:text-align="center" fo:margin-left="0cm"/>
    </style:style>
    <style:style style:name="T39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91" style:family="table-cell">
      <style:table-cell-properties fo:background-color="#bfbfbf" style:vertical-align="top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398" style:family="paragraph" style:parent-style-name="List_20_Paragraph">
      <style:paragraph-properties fo:text-align="center" fo:margin-left="0cm"/>
    </style:style>
    <style:style style:name="T39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92" style:family="table-cell">
      <style:table-cell-properties fo:background-color="#bfbfbf" style:vertical-align="top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399" style:family="paragraph" style:parent-style-name="List_20_Paragraph">
      <style:paragraph-properties fo:text-align="center" fo:margin-left="0cm"/>
    </style:style>
    <style:style style:name="T39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93" style:family="table-cell">
      <style:table-cell-properties fo:background-color="#bfbfbf" style:vertical-align="top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400" style:family="paragraph" style:parent-style-name="List_20_Paragraph">
      <style:paragraph-properties fo:text-align="center" fo:margin-left="0cm"/>
    </style:style>
    <style:style style:name="T40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94" style:family="table-cell">
      <style:table-cell-properties fo:background-color="#bfbfb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1" style:family="paragraph" style:parent-style-name="List_20_Paragraph">
      <style:paragraph-properties fo:text-align="center" fo:margin-left="0cm"/>
    </style:style>
    <style:style style:name="T40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54" style:family="table-row">
      <style:table-row-properties style:use-optimal-row-height="false"/>
    </style:style>
    <style:style style:name="Cell19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2" style:family="paragraph" style:parent-style-name="List_20_Paragraph">
      <style:paragraph-properties fo:margin-left="0cm"/>
    </style:style>
    <style:style style:name="T40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9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3" style:family="paragraph" style:parent-style-name="List_20_Paragraph">
      <style:paragraph-properties fo:margin-left="0cm"/>
    </style:style>
    <style:style style:name="T40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03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03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03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03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03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03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9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4" style:family="paragraph" style:parent-style-name="List_20_Paragraph">
      <style:paragraph-properties fo:text-align="center" fo:margin-left="0cm"/>
    </style:style>
    <style:style style:name="T40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98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405" style:family="paragraph" style:parent-style-name="List_20_Paragraph">
      <style:paragraph-properties fo:text-align="center" fo:margin-left="0cm"/>
    </style:style>
    <style:style style:name="T40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199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406" style:family="paragraph" style:parent-style-name="List_20_Paragraph">
      <style:paragraph-properties fo:text-align="center" fo:margin-left="0cm"/>
    </style:style>
    <style:style style:name="T40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00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407" style:family="paragraph" style:parent-style-name="List_20_Paragraph">
      <style:paragraph-properties fo:text-align="center" fo:margin-left="0cm"/>
    </style:style>
    <style:style style:name="T40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01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408" style:family="paragraph" style:parent-style-name="List_20_Paragraph">
      <style:paragraph-properties fo:text-align="center" fo:margin-left="0cm"/>
    </style:style>
    <style:style style:name="T40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0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09" style:family="paragraph" style:parent-style-name="List_20_Paragraph">
      <style:paragraph-properties fo:text-align="center" fo:margin-left="0cm"/>
    </style:style>
    <style:style style:name="T40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55" style:family="table-row">
      <style:table-row-properties style:use-optimal-row-height="false"/>
    </style:style>
    <style:style style:name="Cell20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10" style:family="paragraph" style:parent-style-name="List_20_Paragraph">
      <style:paragraph-properties fo:margin-left="0cm"/>
    </style:style>
    <style:style style:name="T41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0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11" style:family="paragraph" style:parent-style-name="Normal"/>
    <style:style style:name="T41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11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11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11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11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11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11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412" style:family="paragraph" style:parent-style-name="Normal">
      <style:text-properties style:font-style-complex="italic"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0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13" style:family="paragraph" style:parent-style-name="List_20_Paragraph">
      <style:paragraph-properties fo:text-align="center" fo:margin-left="0cm"/>
    </style:style>
    <style:style style:name="T41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06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414" style:family="paragraph" style:parent-style-name="Normal">
      <style:paragraph-properties fo:text-align="center"/>
    </style:style>
    <style:style style:name="T41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07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415" style:family="paragraph" style:parent-style-name="Normal">
      <style:paragraph-properties fo:text-align="center"/>
    </style:style>
    <style:style style:name="T41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08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416" style:family="paragraph" style:parent-style-name="Normal">
      <style:paragraph-properties fo:text-align="center"/>
    </style:style>
    <style:style style:name="T41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09" style:family="table-cell">
      <style:table-cell-properties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417" style:family="paragraph" style:parent-style-name="Normal">
      <style:paragraph-properties fo:text-align="center"/>
    </style:style>
    <style:style style:name="T41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1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18" style:family="paragraph" style:parent-style-name="Normal">
      <style:paragraph-properties fo:text-align="center"/>
    </style:style>
    <style:style style:name="T41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18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419" style:family="paragraph" style:parent-style-name="Normal">
      <style:paragraph-properties fo:text-align="justify" fo:margin-top="0.212cm"/>
    </style:style>
    <style:style style:name="T419_1" style:family="text">
      <style:text-properties fo:font-size="11pt" style:font-size-asian="11pt" style:font-name-complex="Arial" style:font-size-complex="11pt" fo:font-weight="bold" style:font-weight-asian="bold"/>
    </style:style>
    <style:style style:name="T419_2" style:family="text">
      <style:text-properties fo:font-size="11pt" style:font-size-asian="11pt" style:font-name-complex="Arial" style:font-size-complex="11pt" fo:font-weight="bold" style:font-weight-asian="bold"/>
    </style:style>
    <style:style style:name="T419_3" style:family="text">
      <style:text-properties fo:font-size="11pt" style:font-size-asian="11pt" style:font-name-complex="Arial" style:font-size-complex="11pt" fo:font-weight="bold" style:font-weight-asian="bold"/>
    </style:style>
    <style:style style:name="T419_4" style:family="text">
      <style:text-properties fo:font-size="11pt" style:font-size-asian="11pt" style:font-name-complex="Arial" style:font-size-complex="11pt" fo:font-weight="bold" style:font-weight-asian="bold"/>
    </style:style>
    <style:style style:name="T419_5" style:family="text">
      <style:text-properties fo:font-size="11pt" style:font-size-asian="11pt" style:font-name-complex="Arial" style:font-size-complex="11pt" fo:font-weight="bold" style:font-weight-asian="bold"/>
    </style:style>
    <style:style style:name="T419_6" style:family="text">
      <style:text-properties fo:font-size="11pt" style:font-size-asian="11pt" style:font-name-complex="Arial" style:font-size-complex="11pt" fo:font-weight="bold" style:font-weight-asian="bold"/>
    </style:style>
    <style:style style:name="T419_7" style:family="text">
      <style:text-properties fo:font-size="11pt" style:font-size-asian="11pt" style:font-name-complex="Arial" style:font-size-complex="11pt"/>
    </style:style>
    <style:style style:name="T419_8" style:family="text">
      <style:text-properties fo:font-size="11pt" style:font-size-asian="11pt" style:font-name-complex="Arial" style:font-size-complex="11pt"/>
    </style:style>
    <style:style style:name="T419_9" style:family="text">
      <style:text-properties fo:font-size="11pt" style:font-size-asian="11pt" style:font-name-complex="Arial" style:font-size-complex="11pt"/>
    </style:style>
    <style:style style:name="T419_10" style:family="text">
      <style:text-properties fo:font-size="11pt" style:font-size-asian="11pt" style:font-name-complex="Arial" style:font-size-complex="11pt"/>
    </style:style>
    <style:style style:name="T419_11" style:family="text">
      <style:text-properties fo:font-size="11pt" style:font-size-asian="11pt" style:font-name-complex="Arial" style:font-size-complex="11pt"/>
    </style:style>
    <style:style style:name="T419_12" style:family="text">
      <style:text-properties fo:font-size="11pt" style:font-size-asian="11pt" style:font-name-complex="Arial" style:font-size-complex="11pt"/>
    </style:style>
    <style:style style:name="T419_13" style:family="text">
      <style:text-properties fo:font-size="11pt" style:font-size-asian="11pt" style:font-name-complex="Arial" style:font-size-complex="11pt"/>
    </style:style>
    <style:style style:name="T419_14" style:family="text">
      <style:text-properties fo:font-size="11pt" style:font-size-asian="11pt" style:font-name-complex="Arial" style:font-size-complex="11pt"/>
    </style:style>
    <style:style style:name="T419_1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19_16" style:family="text">
      <style:text-properties fo:font-size="11pt" style:font-size-asian="11pt" style:font-name-complex="Arial" style:font-size-complex="11pt"/>
    </style:style>
    <style:style style:name="T419_17" style:family="text">
      <style:text-properties fo:font-size="11pt" style:font-size-asian="11pt" style:font-name-complex="Arial" style:font-size-complex="11pt"/>
    </style:style>
    <style:style style:name="T419_18" style:family="text">
      <style:text-properties fo:font-size="11pt" style:font-size-asian="11pt" style:font-name-complex="Arial" style:font-size-complex="11pt"/>
    </style:style>
    <style:style style:name="T419_19" style:family="text">
      <style:text-properties fo:font-size="11pt" style:font-size-asian="11pt" style:font-name-complex="Arial" style:font-size-complex="11pt"/>
    </style:style>
    <style:style style:name="T419_20" style:family="text">
      <style:text-properties fo:font-size="11pt" style:font-size-asian="11pt" style:font-name-complex="Arial" style:font-size-complex="11pt"/>
    </style:style>
    <style:style style:name="T419_21" style:family="text">
      <style:text-properties fo:font-size="11pt" style:font-size-asian="11pt" style:font-name-complex="Arial" style:font-size-complex="11pt"/>
    </style:style>
    <style:style style:name="T419_22" style:family="text">
      <style:text-properties fo:font-size="11pt" style:font-size-asian="11pt" style:font-name-complex="Arial" style:font-size-complex="11pt"/>
    </style:style>
    <style:style style:name="P420" style:family="paragraph" style:parent-style-name="title_20_2_20_Blue">
      <style:paragraph-properties fo:text-align="justify" fo:line-height="100%" fo:margin-top="0.212cm" fo:margin-bottom="0.212cm"/>
    </style:style>
    <style:style style:name="T420_1" style:family="text">
      <style:text-properties fo:color="#000000" style:font-name="Arial" fo:font-size="11pt" style:font-size-asian="11pt" style:font-size-complex="11pt" fo:language="en" fo:country="GB"/>
    </style:style>
    <style:style style:name="T420_2" style:family="text">
      <style:text-properties fo:color="#000000" style:font-name="Arial" fo:font-size="11pt" style:font-size-asian="11pt" style:font-size-complex="11pt" fo:language="en" fo:country="GB"/>
    </style:style>
    <style:style style:name="T420_3" style:family="text">
      <style:text-properties fo:color="#000000" style:font-name="Arial" fo:font-size="11pt" style:font-size-asian="11pt" style:font-size-complex="11pt" fo:language="en" fo:country="GB"/>
    </style:style>
    <style:style style:name="T420_4" style:family="text">
      <style:text-properties fo:color="#000000" style:font-name="Arial" fo:font-size="11pt" style:font-size-asian="11pt" style:font-size-complex="11pt" fo:language="en" fo:country="GB"/>
    </style:style>
    <style:style style:name="T420_5" style:family="text">
      <style:text-properties fo:color="#000000" style:font-name="Arial" fo:font-size="11pt" style:font-size-asian="11pt" style:font-size-complex="11pt" fo:language="en" fo:country="GB"/>
    </style:style>
    <style:style style:name="T420_6" style:family="text">
      <style:text-properties fo:color="#000000" style:font-name="Arial" fo:font-size="11pt" style:font-size-asian="11pt" style:font-size-complex="11pt" fo:language="en" fo:country="GB"/>
    </style:style>
    <style:style style:name="T420_7" style:family="text">
      <style:text-properties fo:color="#000000" style:font-name="Arial" fo:font-size="11pt" style:font-size-asian="11pt" style:font-size-complex="11pt" fo:language="en" fo:country="GB"/>
    </style:style>
    <style:style style:name="T420_8" style:family="text">
      <style:text-properties fo:color="#000000" style:font-name="Arial" fo:font-size="11pt" style:font-size-asian="11pt" style:font-size-complex="11pt" fo:language="en" fo:country="GB"/>
    </style:style>
    <style:style style:name="T420_9" style:family="text">
      <style:text-properties fo:color="#000000" style:font-name="Arial" fo:font-size="11pt" style:font-size-asian="11pt" style:font-size-complex="11pt" fo:language="en" fo:country="GB"/>
    </style:style>
    <style:style style:name="T420_10" style:family="text">
      <style:text-properties fo:color="#000000" style:font-name="Arial" fo:font-size="11pt" style:font-size-asian="11pt" style:font-size-complex="11pt" fo:language="en" fo:country="GB"/>
    </style:style>
    <style:style style:name="T420_11" style:family="text">
      <style:text-properties fo:color="#000000" style:font-name="Arial" fo:font-size="11pt" style:font-size-asian="11pt" style:font-size-complex="11pt" fo:language="en" fo:country="GB" fo:font-weight="normal" style:font-weight-asian="normal"/>
    </style:style>
    <style:style style:name="T420_12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420_13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14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15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16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17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18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19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20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21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420_22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23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24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25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26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27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28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29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30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420_31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420_32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420_33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P421" style:family="paragraph" style:parent-style-name="Normal">
      <style:paragraph-properties fo:text-align="justify"/>
    </style:style>
    <style:style style:name="T421_1" style:family="text">
      <style:text-properties fo:font-size="11pt" style:font-size-asian="11pt" style:font-name-complex="Arial" style:font-size-complex="11pt"/>
    </style:style>
    <style:style style:name="T421_2" style:family="text">
      <style:text-properties fo:font-size="11pt" style:font-size-asian="11pt" style:font-name-complex="Arial" style:font-size-complex="11pt"/>
    </style:style>
    <style:style style:name="T421_3" style:family="text">
      <style:text-properties fo:font-size="11pt" style:font-size-asian="11pt" style:font-name-complex="Arial" style:font-size-complex="11pt"/>
    </style:style>
    <style:style style:name="T421_4" style:family="text">
      <style:text-properties fo:font-size="11pt" style:font-size-asian="11pt" style:font-name-complex="Arial" style:font-size-complex="11pt"/>
    </style:style>
    <style:style style:name="T421_5" style:family="text">
      <style:text-properties fo:font-size="11pt" style:font-size-asian="11pt" style:font-name-complex="Arial" style:font-size-complex="11pt"/>
    </style:style>
    <style:style style:name="T421_6" style:family="text">
      <style:text-properties fo:font-size="11pt" style:font-size-asian="11pt" style:font-name-complex="Arial" style:font-size-complex="11pt"/>
    </style:style>
    <style:style style:name="T421_7" style:family="text">
      <style:text-properties fo:font-size="11pt" style:font-size-asian="11pt" style:font-name-complex="Arial" style:font-size-complex="11pt"/>
    </style:style>
    <style:style style:name="T421_8" style:family="text">
      <style:text-properties fo:font-size="11pt" style:font-size-asian="11pt" style:font-name-complex="Arial" style:font-size-complex="11pt"/>
    </style:style>
    <style:style style:name="T421_9" style:family="text">
      <style:text-properties fo:font-size="11pt" style:font-size-asian="11pt" style:font-name-complex="Arial" style:font-size-complex="11pt"/>
    </style:style>
    <style:style style:name="T421_10" style:family="text">
      <style:text-properties fo:font-size="11pt" style:font-size-asian="11pt" style:font-name-complex="Arial" style:font-size-complex="11pt"/>
    </style:style>
    <style:style style:name="T421_11" style:family="text">
      <style:text-properties fo:font-size="11pt" style:font-size-asian="11pt" style:font-name-complex="Arial" style:font-size-complex="11pt"/>
    </style:style>
    <style:style style:name="T421_12" style:family="text">
      <style:text-properties fo:font-size="11pt" style:font-size-asian="11pt" style:font-name-complex="Arial" style:font-size-complex="11pt"/>
    </style:style>
    <style:style style:name="T421_13" style:family="text">
      <style:text-properties fo:font-size="11pt" style:font-size-asian="11pt" style:font-name-complex="Arial" style:font-size-complex="11pt"/>
    </style:style>
    <style:style style:name="T421_14" style:family="text">
      <style:text-properties fo:font-size="11pt" style:font-size-asian="11pt" style:font-name-complex="Arial" style:font-size-complex="11pt"/>
    </style:style>
    <style:style style:name="T421_15" style:family="text">
      <style:text-properties fo:font-size="11pt" style:font-size-asian="11pt" style:font-name-complex="Arial" style:font-size-complex="11pt"/>
    </style:style>
    <style:style style:name="T421_16" style:family="text">
      <style:text-properties fo:font-size="11pt" style:font-size-asian="11pt" style:font-name-complex="Arial" style:font-size-complex="11pt"/>
    </style:style>
    <style:style style:name="T421_17" style:family="text">
      <style:text-properties fo:font-size="11pt" style:font-size-asian="11pt" style:font-name-complex="Arial" style:font-size-complex="11pt"/>
    </style:style>
    <style:style style:name="T421_18" style:family="text">
      <style:text-properties fo:font-size="11pt" style:font-size-asian="11pt" style:font-name-complex="Arial" style:font-size-complex="11pt"/>
    </style:style>
    <style:style style:name="T421_19" style:family="text">
      <style:text-properties fo:font-size="11pt" style:font-size-asian="11pt" style:font-name-complex="Arial" style:font-size-complex="11pt"/>
    </style:style>
    <style:style style:name="T421_20" style:family="text">
      <style:text-properties fo:font-size="11pt" style:font-size-asian="11pt" style:font-name-complex="Arial" style:font-size-complex="11pt"/>
    </style:style>
    <style:style style:name="T421_21" style:family="text">
      <style:text-properties fo:font-size="11pt" style:font-size-asian="11pt" style:font-name-complex="Arial" style:font-size-complex="11pt"/>
    </style:style>
    <style:style style:name="T421_22" style:family="text">
      <style:text-properties fo:font-size="11pt" style:font-size-asian="11pt" style:font-name-complex="Arial" style:font-size-complex="11pt"/>
    </style:style>
    <style:style style:name="T421_23" style:family="text">
      <style:text-properties fo:font-size="11pt" style:font-size-asian="11pt" style:font-name-complex="Arial" style:font-size-complex="11pt"/>
    </style:style>
    <style:style style:name="T421_24" style:family="text">
      <style:text-properties fo:font-size="11pt" style:font-size-asian="11pt" style:font-name-complex="Arial" style:font-size-complex="11pt"/>
    </style:style>
    <style:style style:name="T421_25" style:family="text">
      <style:text-properties fo:font-size="11pt" style:font-size-asian="11pt" style:font-name-complex="Arial" style:font-size-complex="11pt"/>
    </style:style>
    <style:style style:name="T421_26" style:family="text">
      <style:text-properties fo:font-size="11pt" style:font-size-asian="11pt" style:font-name-complex="Arial" style:font-size-complex="11pt"/>
    </style:style>
    <style:style style:name="T421_27" style:family="text">
      <style:text-properties fo:font-size="11pt" style:font-size-asian="11pt" style:font-name-complex="Arial" style:font-size-complex="11pt"/>
    </style:style>
    <style:style style:name="T421_28" style:family="text">
      <style:text-properties fo:font-size="11pt" style:font-size-asian="11pt" style:font-name-complex="Arial" style:font-size-complex="11pt"/>
    </style:style>
    <style:style style:name="T421_29" style:family="text">
      <style:text-properties fo:font-size="11pt" style:font-size-asian="11pt" style:font-name-complex="Arial" style:font-size-complex="11pt"/>
    </style:style>
    <style:style style:name="T421_30" style:family="text">
      <style:text-properties fo:font-size="11pt" style:font-size-asian="11pt" style:font-name-complex="Arial" style:font-size-complex="11pt"/>
    </style:style>
    <style:style style:name="T421_31" style:family="text">
      <style:text-properties fo:font-size="11pt" style:font-size-asian="11pt" style:font-name-complex="Arial" style:font-size-complex="11pt"/>
    </style:style>
    <style:style style:name="T421_32" style:family="text">
      <style:text-properties fo:font-size="11pt" style:font-size-asian="11pt" style:font-name-complex="Arial" style:font-size-complex="11pt"/>
    </style:style>
    <style:style style:name="T421_33" style:family="text">
      <style:text-properties fo:font-size="11pt" style:font-size-asian="11pt" style:font-name-complex="Arial" style:font-size-complex="11pt"/>
    </style:style>
    <style:style style:name="T421_34" style:family="text">
      <style:text-properties fo:font-size="11pt" style:font-size-asian="11pt" style:font-name-complex="Arial" style:font-size-complex="11pt"/>
    </style:style>
    <style:style style:name="T421_35" style:family="text">
      <style:text-properties fo:font-size="11pt" style:font-size-asian="11pt" style:font-name-complex="Arial" style:font-size-complex="11pt"/>
    </style:style>
    <style:style style:name="T421_36" style:family="text">
      <style:text-properties fo:font-size="11pt" style:font-size-asian="11pt" style:font-name-complex="Arial" style:font-size-complex="11pt"/>
    </style:style>
    <style:style style:name="T421_37" style:family="text">
      <style:text-properties fo:font-size="11pt" style:font-size-asian="11pt" style:font-name-complex="Arial" style:font-size-complex="11pt"/>
    </style:style>
    <style:style style:name="T421_38" style:family="text">
      <style:text-properties fo:font-size="11pt" style:font-size-asian="11pt" style:font-name-complex="Arial" style:font-size-complex="11pt"/>
    </style:style>
    <style:style style:name="P422" style:family="paragraph" style:parent-style-name="Normal">
      <style:paragraph-properties fo:text-align="justify" fo:margin-top="0.423cm" fo:margin-bottom="0.212cm"/>
    </style:style>
    <style:style style:name="T42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23" style:family="paragraph" style:parent-style-name="Normal">
      <style:paragraph-properties fo:text-align="justify"/>
    </style:style>
    <style:style style:name="T423_1" style:family="text">
      <style:text-properties fo:font-size="11pt" style:font-size-asian="11pt" style:font-name-complex="Arial" style:font-size-complex="11pt"/>
    </style:style>
    <style:style style:name="T423_2" style:family="text">
      <style:text-properties fo:font-size="11pt" style:font-size-asian="11pt" style:font-name-complex="Arial" style:font-size-complex="11pt"/>
    </style:style>
    <style:style style:name="T423_3" style:family="text">
      <style:text-properties fo:font-size="11pt" style:font-size-asian="11pt" style:font-name-complex="Arial" style:font-size-complex="11pt"/>
    </style:style>
    <style:style style:name="T423_4" style:family="text">
      <style:text-properties fo:font-size="11pt" style:font-size-asian="11pt" style:font-name-complex="Arial" style:font-size-complex="11pt"/>
    </style:style>
    <style:style style:name="T423_5" style:family="text">
      <style:text-properties fo:font-size="11pt" style:font-size-asian="11pt" style:font-name-complex="Arial" style:font-size-complex="11pt"/>
    </style:style>
    <style:style style:name="T423_6" style:family="text">
      <style:text-properties fo:font-size="11pt" style:font-size-asian="11pt" style:font-name-complex="Arial" style:font-size-complex="11pt"/>
    </style:style>
    <style:style style:name="T423_7" style:family="text">
      <style:text-properties fo:font-size="11pt" style:font-size-asian="11pt" style:font-name-complex="Arial" style:font-size-complex="11pt"/>
    </style:style>
    <style:style style:name="T423_8" style:family="text">
      <style:text-properties fo:font-size="11pt" style:font-size-asian="11pt" style:font-name-complex="Arial" style:font-size-complex="11pt"/>
    </style:style>
    <style:style style:name="T423_9" style:family="text">
      <style:text-properties fo:font-size="11pt" style:font-size-asian="11pt" style:font-name-complex="Arial" style:font-size-complex="11pt"/>
    </style:style>
    <style:style style:name="T423_10" style:family="text">
      <style:text-properties fo:font-size="11pt" style:font-size-asian="11pt" style:font-name-complex="Arial" style:font-size-complex="11pt"/>
    </style:style>
    <style:style style:name="T423_11" style:family="text">
      <style:text-properties fo:font-size="11pt" style:font-size-asian="11pt" style:font-name-complex="Arial" style:font-size-complex="11pt"/>
    </style:style>
    <style:style style:name="T423_12" style:family="text">
      <style:text-properties fo:font-size="11pt" style:font-size-asian="11pt" style:font-name-complex="Arial" style:font-size-complex="11pt"/>
    </style:style>
    <style:style style:name="T423_13" style:family="text">
      <style:text-properties fo:font-size="11pt" style:font-size-asian="11pt" style:font-name-complex="Arial" style:font-size-complex="11pt"/>
    </style:style>
    <style:style style:name="T423_14" style:family="text">
      <style:text-properties fo:font-size="11pt" style:font-size-asian="11pt" style:font-name-complex="Arial" style:font-size-complex="11pt"/>
    </style:style>
    <style:style style:name="T423_15" style:family="text">
      <style:text-properties fo:font-size="11pt" style:font-size-asian="11pt" style:font-name-complex="Arial" style:font-size-complex="11pt"/>
    </style:style>
    <style:style style:name="T423_16" style:family="text">
      <style:text-properties fo:font-size="11pt" style:font-size-asian="11pt" style:font-name-complex="Arial" style:font-size-complex="11pt"/>
    </style:style>
    <style:style style:name="T423_17" style:family="text">
      <style:text-properties fo:font-size="11pt" style:font-size-asian="11pt" style:font-name-complex="Arial" style:font-size-complex="11pt"/>
    </style:style>
    <style:style style:name="T423_18" style:family="text">
      <style:text-properties fo:font-size="11pt" style:font-size-asian="11pt" style:font-name-complex="Arial" style:font-size-complex="11pt"/>
    </style:style>
    <style:style style:name="T423_19" style:family="text">
      <style:text-properties fo:font-size="11pt" style:font-size-asian="11pt" style:font-name-complex="Arial" style:font-size-complex="11pt"/>
    </style:style>
    <style:style style:name="T423_20" style:family="text">
      <style:text-properties fo:font-size="11pt" style:font-size-asian="11pt" style:font-name-complex="Arial" style:font-size-complex="11pt"/>
    </style:style>
    <style:style style:name="T423_21" style:family="text">
      <style:text-properties fo:font-size="11pt" style:font-size-asian="11pt" style:font-name-complex="Arial" style:font-size-complex="11pt"/>
    </style:style>
    <style:style style:name="T423_22" style:family="text">
      <style:text-properties fo:font-size="11pt" style:font-size-asian="11pt" style:font-name-complex="Arial" style:font-size-complex="11pt"/>
    </style:style>
    <style:style style:name="T423_23" style:family="text">
      <style:text-properties fo:font-size="11pt" style:font-size-asian="11pt" style:font-name-complex="Arial" style:font-size-complex="11pt"/>
    </style:style>
    <style:style style:name="T423_24" style:family="text">
      <style:text-properties fo:font-size="11pt" style:font-size-asian="11pt" style:font-name-complex="Arial" style:font-size-complex="11pt"/>
    </style:style>
    <style:style style:name="T423_25" style:family="text">
      <style:text-properties fo:font-size="11pt" style:font-size-asian="11pt" style:font-name-complex="Arial" style:font-size-complex="11pt"/>
    </style:style>
    <style:style style:name="T423_26" style:family="text">
      <style:text-properties fo:font-size="11pt" style:font-size-asian="11pt" style:font-name-complex="Arial" style:font-size-complex="11pt"/>
    </style:style>
    <style:style style:name="T423_27" style:family="text">
      <style:text-properties fo:font-size="11pt" style:font-size-asian="11pt" style:font-name-complex="Arial" style:font-size-complex="11pt"/>
    </style:style>
    <style:style style:name="T423_28" style:family="text">
      <style:text-properties fo:font-size="11pt" style:font-size-asian="11pt" style:font-name-complex="Arial" style:font-size-complex="11pt"/>
    </style:style>
    <style:style style:name="T423_29" style:family="text">
      <style:text-properties fo:font-size="11pt" style:font-size-asian="11pt" style:font-name-complex="Arial" style:font-size-complex="11pt"/>
    </style:style>
    <style:style style:name="T423_30" style:family="text">
      <style:text-properties fo:font-size="11pt" style:font-size-asian="11pt" style:font-name-complex="Arial" style:font-size-complex="11pt"/>
    </style:style>
    <style:style style:name="T423_31" style:family="text">
      <style:text-properties fo:font-size="11pt" style:font-size-asian="11pt" style:font-name-complex="Arial" style:font-size-complex="11pt"/>
    </style:style>
    <style:style style:name="T423_32" style:family="text">
      <style:text-properties fo:font-size="11pt" style:font-size-asian="11pt" style:font-name-complex="Arial" style:font-size-complex="11pt"/>
    </style:style>
    <style:style style:name="P424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424_1" style:family="text">
      <style:text-properties fo:font-size="11pt" style:font-size-asian="11pt" style:font-name-complex="Arial" style:font-size-complex="11pt"/>
    </style:style>
    <style:style style:name="T424_2" style:family="text">
      <style:text-properties fo:font-size="11pt" style:font-size-asian="11pt" style:font-name-complex="Arial" style:font-size-complex="11pt"/>
    </style:style>
    <style:style style:name="T424_3" style:family="text">
      <style:text-properties fo:font-size="11pt" style:font-size-asian="11pt" style:font-name-complex="Arial" style:font-size-complex="11pt"/>
    </style:style>
    <style:style style:name="T424_4" style:family="text">
      <style:text-properties fo:font-size="11pt" style:font-size-asian="11pt" style:font-name-complex="Arial" style:font-size-complex="11pt"/>
    </style:style>
    <style:style style:name="P425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425_1" style:family="text">
      <style:text-properties fo:font-size="11pt" style:font-size-asian="11pt" style:font-name-complex="Arial" style:font-size-complex="11pt"/>
    </style:style>
    <style:style style:name="T425_2" style:family="text">
      <style:text-properties fo:font-size="11pt" style:font-size-asian="11pt" style:font-name-complex="Arial" style:font-size-complex="11pt"/>
    </style:style>
    <style:style style:name="T425_3" style:family="text">
      <style:text-properties fo:font-size="11pt" style:font-size-asian="11pt" style:font-name-complex="Arial" style:font-size-complex="11pt"/>
    </style:style>
    <style:style style:name="T425_4" style:family="text">
      <style:text-properties fo:font-size="11pt" style:font-size-asian="11pt" style:font-name-complex="Arial" style:font-size-complex="11pt"/>
    </style:style>
    <style:style style:name="T425_5" style:family="text">
      <style:text-properties fo:font-size="11pt" style:font-size-asian="11pt" style:font-name-complex="Arial" style:font-size-complex="11pt"/>
    </style:style>
    <style:style style:name="T425_6" style:family="text">
      <style:text-properties fo:font-size="11pt" style:font-size-asian="11pt" style:font-name-complex="Arial" style:font-size-complex="11pt"/>
    </style:style>
    <style:style style:name="T425_7" style:family="text">
      <style:text-properties fo:font-size="11pt" style:font-size-asian="11pt" style:font-name-complex="Arial" style:font-size-complex="11pt"/>
    </style:style>
    <style:style style:name="T425_8" style:family="text">
      <style:text-properties fo:font-size="11pt" style:font-size-asian="11pt" style:font-name-complex="Arial" style:font-size-complex="11pt"/>
    </style:style>
    <style:style style:name="T425_9" style:family="text">
      <style:text-properties fo:font-size="11pt" style:font-size-asian="11pt" style:font-name-complex="Arial" style:font-size-complex="11pt"/>
    </style:style>
    <style:style style:name="T425_10" style:family="text">
      <style:text-properties fo:font-size="11pt" style:font-size-asian="11pt" style:font-name-complex="Arial" style:font-size-complex="11pt"/>
    </style:style>
    <style:style style:name="T425_11" style:family="text">
      <style:text-properties fo:font-size="11pt" style:font-size-asian="11pt" style:font-name-complex="Arial" style:font-size-complex="11pt"/>
    </style:style>
    <style:style style:name="T425_12" style:family="text">
      <style:text-properties fo:font-size="11pt" style:font-size-asian="11pt" style:font-name-complex="Arial" style:font-size-complex="11pt"/>
    </style:style>
    <style:style style:name="T425_13" style:family="text">
      <style:text-properties fo:font-size="11pt" style:font-size-asian="11pt" style:font-name-complex="Arial" style:font-size-complex="11pt"/>
    </style:style>
    <style:style style:name="T425_14" style:family="text">
      <style:text-properties fo:font-size="11pt" style:font-size-asian="11pt" style:font-name-complex="Arial" style:font-size-complex="11pt"/>
    </style:style>
    <style:style style:name="T425_15" style:family="text">
      <style:text-properties fo:font-size="11pt" style:font-size-asian="11pt" style:font-name-complex="Arial" style:font-size-complex="11pt"/>
    </style:style>
    <style:style style:name="T425_16" style:family="text">
      <style:text-properties fo:font-size="11pt" style:font-size-asian="11pt" style:font-name-complex="Arial" style:font-size-complex="11pt"/>
    </style:style>
    <style:style style:name="T425_17" style:family="text">
      <style:text-properties fo:font-size="11pt" style:font-size-asian="11pt" style:font-name-complex="Arial" style:font-size-complex="11pt"/>
    </style:style>
    <style:style style:name="T425_18" style:family="text">
      <style:text-properties fo:font-size="11pt" style:font-size-asian="11pt" style:font-name-complex="Arial" style:font-size-complex="11pt"/>
    </style:style>
    <style:style style:name="T425_19" style:family="text">
      <style:text-properties fo:font-size="11pt" style:font-size-asian="11pt" style:font-name-complex="Arial" style:font-size-complex="11pt"/>
    </style:style>
    <style:style style:name="P426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426_1" style:family="text">
      <style:text-properties fo:font-size="11pt" style:font-size-asian="11pt" style:font-name-complex="Arial" style:font-size-complex="11pt"/>
    </style:style>
    <style:style style:name="T426_2" style:family="text">
      <style:text-properties fo:font-size="11pt" style:font-size-asian="11pt" style:font-name-complex="Arial" style:font-size-complex="11pt"/>
    </style:style>
    <style:style style:name="T426_3" style:family="text">
      <style:text-properties fo:font-size="11pt" style:font-size-asian="11pt" style:font-name-complex="Arial" style:font-size-complex="11pt"/>
    </style:style>
    <style:style style:name="T426_4" style:family="text">
      <style:text-properties fo:font-size="11pt" style:font-size-asian="11pt" style:font-name-complex="Arial" style:font-size-complex="11pt"/>
    </style:style>
    <style:style style:name="T426_5" style:family="text">
      <style:text-properties fo:font-size="11pt" style:font-size-asian="11pt" style:font-name-complex="Arial" style:font-size-complex="11pt"/>
    </style:style>
    <style:style style:name="T426_6" style:family="text">
      <style:text-properties fo:font-size="11pt" style:font-size-asian="11pt" style:font-name-complex="Arial" style:font-size-complex="11pt"/>
    </style:style>
    <style:style style:name="T426_7" style:family="text">
      <style:text-properties fo:font-size="11pt" style:font-size-asian="11pt" style:font-name-complex="Arial" style:font-size-complex="11pt"/>
    </style:style>
    <style:style style:name="T426_8" style:family="text">
      <style:text-properties fo:font-size="11pt" style:font-size-asian="11pt" style:font-name-complex="Arial" style:font-size-complex="11pt"/>
    </style:style>
    <style:style style:name="P427" style:family="paragraph" style:parent-style-name="List_20_Paragraph"/>
    <style:style style:name="T427_1" style:family="text">
      <style:text-properties fo:font-size="11pt" style:font-size-asian="11pt" style:font-name-complex="Arial" style:font-size-complex="11pt"/>
    </style:style>
    <style:style style:name="T427_2" style:family="text">
      <style:text-properties fo:font-size="11pt" style:font-size-asian="11pt" style:font-name-complex="Arial" style:font-size-complex="11pt"/>
    </style:style>
    <style:style style:name="T427_3" style:family="text">
      <style:text-properties fo:font-size="11pt" style:font-size-asian="11pt" style:font-name-complex="Arial" style:font-size-complex="11pt"/>
    </style:style>
    <style:style style:name="T427_4" style:family="text">
      <style:text-properties fo:font-size="11pt" style:font-size-asian="11pt" style:font-name-complex="Arial" style:font-size-complex="11pt"/>
    </style:style>
    <style:style style:name="T427_5" style:family="text">
      <style:text-properties fo:font-size="11pt" style:font-size-asian="11pt" style:font-name-complex="Arial" style:font-size-complex="11pt"/>
    </style:style>
    <style:style style:name="T427_6" style:family="text">
      <style:text-properties fo:font-size="11pt" style:font-size-asian="11pt" style:font-name-complex="Arial" style:font-size-complex="11pt"/>
    </style:style>
    <style:style style:name="T427_7" style:family="text">
      <style:text-properties fo:font-size="11pt" style:font-size-asian="11pt" style:font-name-complex="Arial" style:font-size-complex="11pt"/>
    </style:style>
    <style:style style:name="T427_8" style:family="text">
      <style:text-properties fo:font-size="11pt" style:font-size-asian="11pt" style:font-name-complex="Arial" style:font-size-complex="11pt"/>
    </style:style>
    <style:style style:name="T427_9" style:family="text">
      <style:text-properties fo:font-size="11pt" style:font-size-asian="11pt" style:font-name-complex="Arial" style:font-size-complex="11pt"/>
    </style:style>
    <style:style style:name="T427_10" style:family="text">
      <style:text-properties fo:font-size="11pt" style:font-size-asian="11pt" style:font-name-complex="Arial" style:font-size-complex="11pt"/>
    </style:style>
    <style:style style:name="P428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29" style:family="paragraph" style:parent-style-name="Normal">
      <style:paragraph-properties fo:text-align="justify"/>
    </style:style>
    <style:style style:name="T42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30" style:family="paragraph" style:parent-style-name="Normal">
      <style:paragraph-properties fo:text-align="justify" fo:margin-top="0.423cm" fo:margin-bottom="0.212cm"/>
    </style:style>
    <style:style style:name="T430_1" style:family="text">
      <style:text-properties fo:font-size="11pt" style:font-size-asian="11pt" style:font-name-complex="Arial" style:font-size-complex="11pt"/>
    </style:style>
    <style:style style:name="T430_2" style:family="text">
      <style:text-properties fo:font-size="11pt" style:font-size-asian="11pt" style:font-name-complex="Arial" style:font-size-complex="11pt"/>
    </style:style>
    <style:style style:name="T430_3" style:family="text">
      <style:text-properties fo:font-size="11pt" style:font-size-asian="11pt" style:font-name-complex="Arial" style:font-size-complex="11pt"/>
    </style:style>
    <style:style style:name="T430_4" style:family="text">
      <style:text-properties fo:font-size="11pt" style:font-size-asian="11pt" style:font-name-complex="Arial" style:font-size-complex="11pt"/>
    </style:style>
    <style:style style:name="T430_5" style:family="text">
      <style:text-properties fo:font-size="11pt" style:font-size-asian="11pt" style:font-name-complex="Arial" style:font-size-complex="11pt"/>
    </style:style>
    <style:style style:name="T430_6" style:family="text">
      <style:text-properties fo:font-size="11pt" style:font-size-asian="11pt" style:font-name-complex="Arial" style:font-size-complex="11pt"/>
    </style:style>
    <style:style style:name="T430_7" style:family="text">
      <style:text-properties fo:font-size="11pt" style:font-size-asian="11pt" style:font-name-complex="Arial" style:font-size-complex="11pt"/>
    </style:style>
    <style:style style:name="T430_8" style:family="text">
      <style:text-properties fo:font-size="11pt" style:font-size-asian="11pt" style:font-name-complex="Arial" style:font-size-complex="11pt"/>
    </style:style>
    <style:style style:name="Table14" style:family="table">
      <style:table-properties table:align="left" style:width="17.981cm" fo:margin-left="0cm"/>
    </style:style>
    <style:style style:name="Column59" style:family="table-column">
      <style:table-column-properties style:column-width="9.493cm"/>
    </style:style>
    <style:style style:name="Column60" style:family="table-column">
      <style:table-column-properties style:column-width="8.488cm"/>
    </style:style>
    <style:style style:name="Row56" style:family="table-row"/>
    <style:style style:name="Cell211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1" style:family="paragraph" style:parent-style-name="List_20_Paragraph">
      <style:paragraph-properties fo:text-align="center" fo:margin-left="1.27cm"/>
    </style:style>
    <style:style style:name="T43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12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2" style:family="paragraph" style:parent-style-name="Normal">
      <style:paragraph-properties fo:text-align="center" fo:margin-bottom="0.212cm"/>
    </style:style>
    <style:style style:name="T43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Row57" style:family="table-row"/>
    <style:style style:name="Cell2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3" style:family="paragraph" style:parent-style-name="Normal"/>
    <style:style style:name="T43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4" style:family="paragraph" style:parent-style-name="Normal">
      <style:paragraph-properties fo:margin-bottom="0.212cm"/>
    </style:style>
    <style:style style:name="T43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34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58" style:family="table-row"/>
    <style:style style:name="Cell2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5" style:family="paragraph" style:parent-style-name="Normal"/>
    <style:style style:name="T43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6" style:family="paragraph" style:parent-style-name="Normal">
      <style:paragraph-properties fo:margin-bottom="0.212cm"/>
    </style:style>
    <style:style style:name="T43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3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59" style:family="table-row"/>
    <style:style style:name="Cell2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7" style:family="paragraph" style:parent-style-name="Normal"/>
    <style:style style:name="T43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8" style:family="paragraph" style:parent-style-name="Normal">
      <style:paragraph-properties fo:margin-bottom="0.212cm"/>
    </style:style>
    <style:style style:name="T438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60" style:family="table-row"/>
    <style:style style:name="Cell2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9" style:family="paragraph" style:parent-style-name="Normal"/>
    <style:style style:name="T43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439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439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0" style:family="paragraph" style:parent-style-name="Normal">
      <style:paragraph-properties fo:margin-bottom="0.212cm"/>
    </style:style>
    <style:style style:name="T440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440_2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440_3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440_4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440_5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440_6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440_7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440_8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440_9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440_10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T440_1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61" style:family="table-row"/>
    <style:style style:name="Cell2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1" style:family="paragraph" style:parent-style-name="Normal"/>
    <style:style style:name="T44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2" style:family="paragraph" style:parent-style-name="Normal">
      <style:paragraph-properties fo:margin-bottom="0.212cm"/>
    </style:style>
    <style:style style:name="T442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62" style:family="table-row"/>
    <style:style style:name="Cell2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3" style:family="paragraph" style:parent-style-name="Normal"/>
    <style:style style:name="T44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4" style:family="paragraph" style:parent-style-name="Normal">
      <style:paragraph-properties fo:margin-bottom="0.212cm"/>
    </style:style>
    <style:style style:name="T44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44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63" style:family="table-row"/>
    <style:style style:name="Cell2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5" style:family="paragraph" style:parent-style-name="Normal"/>
    <style:style style:name="T44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6" style:family="paragraph" style:parent-style-name="Normal">
      <style:paragraph-properties fo:margin-bottom="0.212cm"/>
    </style:style>
    <style:style style:name="T44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4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446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447" style:family="paragraph" style:parent-style-name="Normal">
      <style:paragraph-properties fo:text-align="justify" fo:margin-top="0.423cm"/>
    </style:style>
    <style:style style:name="T447_1" style:family="text">
      <style:text-properties fo:font-size="11pt" style:font-size-asian="11pt" style:font-name-complex="Arial" style:font-size-complex="11pt" style:font-weight-complex="bold"/>
    </style:style>
    <style:style style:name="T447_2" style:family="text">
      <style:text-properties fo:font-size="11pt" style:font-size-asian="11pt" style:font-name-complex="Arial" style:font-size-complex="11pt" style:font-weight-complex="bold"/>
    </style:style>
    <style:style style:name="T447_3" style:family="text">
      <style:text-properties fo:font-size="11pt" style:font-size-asian="11pt" style:font-name-complex="Arial" style:font-size-complex="11pt" style:font-weight-complex="bold"/>
    </style:style>
    <style:style style:name="T447_4" style:family="text">
      <style:text-properties fo:font-size="11pt" style:font-size-asian="11pt" style:font-name-complex="Arial" style:font-size-complex="11pt" style:font-weight-complex="bold"/>
    </style:style>
    <style:style style:name="P448" style:family="paragraph" style:parent-style-name="Normal">
      <style:paragraph-properties fo:text-align="justify" fo:margin-bottom="0.212cm"/>
      <style:text-properties fo:font-size="11pt" style:font-size-asian="11pt" style:font-size-complex="11pt"/>
    </style:style>
    <style:style style:name="T448_1" style:family="text">
      <style:text-properties fo:font-size="11pt" style:font-size-asian="11pt" style:font-size-complex="11pt"/>
    </style:style>
    <style:style style:name="T448_2" style:family="text">
      <style:text-properties fo:font-size="11pt" style:font-size-asian="11pt" style:font-size-complex="11pt"/>
    </style:style>
    <style:style style:name="T448_3" style:family="text">
      <style:text-properties fo:font-size="11pt" style:font-size-asian="11pt" style:font-size-complex="11pt"/>
    </style:style>
    <style:style style:name="P449" style:family="paragraph" style:parent-style-name="Normal">
      <style:paragraph-properties fo:text-align="justify" fo:margin-bottom="0.212cm"/>
      <style:text-properties fo:font-size="11pt" style:font-size-asian="11pt" style:font-size-complex="11pt"/>
    </style:style>
    <style:style style:name="T449_1" style:family="text">
      <style:text-properties fo:font-size="11pt" style:font-size-asian="11pt" style:font-size-complex="11pt"/>
    </style:style>
    <style:style style:name="T449_2" style:family="text">
      <style:text-properties fo:font-size="11pt" style:font-size-asian="11pt" style:font-size-complex="11pt"/>
    </style:style>
    <style:style style:name="T449_3" style:family="text">
      <style:text-properties fo:font-size="11pt" style:font-size-asian="11pt" style:font-size-complex="11pt"/>
    </style:style>
    <style:style style:name="T449_4" style:family="text">
      <style:text-properties fo:font-size="11pt" style:font-size-asian="11pt" style:font-size-complex="11pt"/>
    </style:style>
    <style:style style:name="P450" style:family="paragraph" style:parent-style-name="Normal">
      <style:paragraph-properties fo:text-align="justify" fo:margin-bottom="0.212cm"/>
      <style:text-properties fo:font-size="11pt" style:font-size-asian="11pt" style:font-size-complex="11pt"/>
    </style:style>
    <style:style style:name="T450_1" style:family="text">
      <style:text-properties fo:font-size="11pt" style:font-size-asian="11pt" style:font-size-complex="11pt"/>
    </style:style>
    <style:style style:name="T450_2" style:family="text">
      <style:text-properties fo:font-size="11pt" style:font-size-asian="11pt" style:font-size-complex="11pt"/>
    </style:style>
    <style:style style:name="T450_3" style:family="text">
      <style:text-properties fo:font-size="11pt" style:font-size-asian="11pt" style:font-size-complex="11pt"/>
    </style:style>
    <style:style style:name="T450_4" style:family="text">
      <style:text-properties fo:font-size="11pt" style:font-size-asian="11pt" style:font-size-complex="11pt"/>
    </style:style>
    <style:style style:name="T450_5" style:family="text">
      <style:text-properties fo:font-size="11pt" style:font-size-asian="11pt" style:font-size-complex="11pt"/>
    </style:style>
    <style:style style:name="T450_6" style:family="text">
      <style:text-properties fo:font-size="11pt" style:font-size-asian="11pt" style:font-size-complex="11pt"/>
    </style:style>
    <style:style style:name="T450_7" style:family="text">
      <style:text-properties fo:font-size="11pt" style:font-size-asian="11pt" style:font-size-complex="11pt"/>
    </style:style>
    <style:style style:name="T450_8" style:family="text">
      <style:text-properties fo:font-size="11pt" style:font-size-asian="11pt" style:font-size-complex="11pt"/>
    </style:style>
    <style:style style:name="T450_9" style:family="text">
      <style:text-properties fo:font-size="11pt" style:font-size-asian="11pt" style:font-size-complex="11pt"/>
    </style:style>
    <style:style style:name="T450_10" style:family="text">
      <style:text-properties fo:font-size="11pt" style:font-size-asian="11pt" style:font-size-complex="11pt"/>
    </style:style>
    <style:style style:name="T450_11" style:family="text">
      <style:text-properties fo:font-size="11pt" style:font-size-asian="11pt" style:font-size-complex="11pt"/>
    </style:style>
    <style:style style:name="T450_12" style:family="text">
      <style:text-properties fo:font-size="11pt" style:font-size-asian="11pt" style:font-size-complex="11pt"/>
    </style:style>
    <style:style style:name="T450_13" style:family="text">
      <style:text-properties style:text-position="super 58%" fo:font-size="11pt" style:font-size-asian="11pt" style:font-size-complex="11pt"/>
    </style:style>
    <style:style style:name="T450_14" style:family="text">
      <style:text-properties fo:font-size="11pt" style:font-size-asian="11pt" style:font-size-complex="11pt"/>
    </style:style>
    <style:style style:name="T450_15" style:family="text">
      <style:text-properties style:text-position="super 58%" fo:font-size="11pt" style:font-size-asian="11pt" style:font-size-complex="11pt"/>
    </style:style>
    <style:style style:name="T450_16" style:family="text">
      <style:text-properties fo:font-size="11pt" style:font-size-asian="11pt" style:font-size-complex="11pt"/>
    </style:style>
    <style:style style:name="T450_17" style:family="text">
      <style:text-properties fo:font-size="11pt" style:font-size-asian="11pt" style:font-size-complex="11pt"/>
    </style:style>
    <style:style style:name="P451" style:family="paragraph" style:parent-style-name="Normal">
      <style:paragraph-properties fo:text-align="justify" fo:margin-bottom="0.212cm"/>
      <style:text-properties fo:font-size="11pt" style:font-size-asian="11pt" style:font-size-complex="11pt"/>
    </style:style>
    <style:style style:name="T451_1" style:family="text">
      <style:text-properties fo:font-size="11pt" style:font-size-asian="11pt" style:font-size-complex="11pt"/>
    </style:style>
    <style:style style:name="T451_2" style:family="text">
      <style:text-properties fo:font-size="11pt" style:font-size-asian="11pt" style:font-size-complex="11pt"/>
    </style:style>
    <style:style style:name="P452" style:family="paragraph" style:parent-style-name="Normal">
      <style:paragraph-properties fo:text-align="justify" fo:margin-bottom="0.212cm"/>
    </style:style>
    <style:style style:name="T452_1" style:family="text">
      <style:text-properties fo:font-size="11pt" style:font-size-asian="11pt" style:font-size-complex="11pt"/>
    </style:style>
    <style:style style:name="T452_2" style:family="text">
      <style:text-properties fo:font-size="11pt" style:font-size-asian="11pt" style:font-size-complex="11pt"/>
    </style:style>
    <style:style style:name="T452_3" style:family="text">
      <style:text-properties fo:font-size="11pt" style:font-size-asian="11pt" style:font-size-complex="11pt"/>
    </style:style>
    <style:style style:name="T452_4" style:family="text">
      <style:text-properties fo:font-size="11pt" style:font-size-asian="11pt" style:font-size-complex="11pt"/>
    </style:style>
    <style:style style:name="T452_5" style:family="text">
      <style:text-properties fo:font-size="11pt" style:font-size-asian="11pt" style:font-size-complex="11pt"/>
    </style:style>
    <style:style style:name="T452_6" style:family="text">
      <style:text-properties fo:font-size="11pt" style:font-size-asian="11pt" style:font-size-complex="11pt"/>
    </style:style>
    <style:style style:name="T452_7" style:family="text">
      <style:text-properties fo:font-size="11pt" style:font-size-asian="11pt" style:font-name-complex="Arial" style:font-size-complex="11pt"/>
    </style:style>
    <style:style style:name="T452_8" style:family="text">
      <style:text-properties fo:font-size="11pt" style:font-size-asian="11pt" style:font-name-complex="Arial" style:font-size-complex="11pt"/>
    </style:style>
    <style:style style:name="T452_9" style:family="text">
      <style:text-properties fo:font-size="11pt" style:font-size-asian="11pt" style:font-name-complex="Arial" style:font-size-complex="11pt"/>
    </style:style>
    <style:style style:name="T452_10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452_11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452_12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452_13" style:family="text">
      <style:text-properties fo:font-size="11pt" style:font-size-asian="11pt" style:font-name-complex="Arial" style:font-size-complex="11pt" fo:language="en" fo:country="US"/>
    </style:style>
    <style:style style:name="T452_14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452_15" style:family="text">
      <style:text-properties fo:font-size="11pt" style:font-size-asian="11pt" style:font-name-complex="Arial" style:font-size-complex="11pt" fo:language="en" fo:country="US"/>
    </style:style>
    <style:style style:name="T452_16" style:family="text">
      <style:text-properties style:font-style-complex="italic" fo:font-size="11pt" style:font-size-asian="11pt" style:font-name-complex="Arial" style:font-size-complex="11pt"/>
    </style:style>
    <style:style style:name="T452_17" style:family="text">
      <style:text-properties style:font-style-complex="italic" fo:font-size="11pt" style:font-size-asian="11pt" style:font-name-complex="Arial" style:font-size-complex="11pt"/>
    </style:style>
    <style:style style:name="T452_18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452_19" style:family="text">
      <style:text-properties fo:font-size="11pt" style:font-size-asian="11pt" style:font-name-complex="Arial" style:font-size-complex="11pt" fo:language="en" fo:country="US"/>
    </style:style>
    <style:style style:name="T452_20" style:family="text">
      <style:text-properties fo:font-size="11pt" style:font-size-asian="11pt" style:font-name-complex="Arial" style:font-size-complex="11pt" fo:language="en" fo:country="US"/>
    </style:style>
    <style:style style:name="T452_21" style:family="text">
      <style:text-properties fo:font-size="11pt" style:font-size-asian="11pt" style:font-name-complex="Arial" style:font-size-complex="11pt" fo:language="en" fo:country="US"/>
    </style:style>
    <style:style style:name="T452_22" style:family="text">
      <style:text-properties fo:font-size="11pt" style:font-size-asian="11pt" style:font-name-complex="Arial" style:font-size-complex="11pt" fo:language="en" fo:country="US"/>
    </style:style>
    <style:style style:name="T452_23" style:family="text">
      <style:text-properties fo:font-size="11pt" style:font-size-asian="11pt" style:font-name-complex="Arial" style:font-size-complex="11pt" fo:language="en" fo:country="US"/>
    </style:style>
    <style:style style:name="T452_24" style:family="text">
      <style:text-properties fo:font-size="11pt" style:font-size-asian="11pt" style:font-name-complex="Arial" style:font-size-complex="11pt" fo:language="en" fo:country="US"/>
    </style:style>
    <style:style style:name="T452_25" style:family="text">
      <style:text-properties fo:font-size="11pt" style:font-size-asian="11pt" style:font-name-complex="Arial" style:font-size-complex="11pt" fo:language="en" fo:country="US"/>
    </style:style>
    <style:style style:name="T452_26" style:family="text">
      <style:text-properties fo:font-size="11pt" style:font-size-asian="11pt" style:font-name-complex="Arial" style:font-size-complex="11pt" fo:language="en" fo:country="US"/>
    </style:style>
    <style:style style:name="T452_27" style:family="text">
      <style:text-properties fo:font-size="11pt" style:font-size-asian="11pt" style:font-name-complex="Arial" style:font-size-complex="11pt" fo:language="en" fo:country="US"/>
    </style:style>
    <style:style style:name="T452_28" style:family="text">
      <style:text-properties fo:font-size="11pt" style:font-size-asian="11pt" style:font-name-complex="Arial" style:font-size-complex="11pt" fo:language="en" fo:country="US"/>
    </style:style>
    <style:style style:name="T452_29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452_30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452_31" style:family="text">
      <style:text-properties style:font-style-complex="italic" fo:font-size="11pt" style:font-size-asian="11pt" style:font-name-complex="Arial" style:font-size-complex="11pt" fo:language="en" fo:country="US"/>
    </style:style>
    <style:style style:name="T452_32" style:family="text">
      <style:text-properties fo:font-size="11pt" style:font-size-asian="11pt" style:font-name-complex="Arial" style:font-size-complex="11pt" fo:language="en" fo:country="US"/>
    </style:style>
    <style:style style:name="T452_33" style:family="text">
      <style:text-properties fo:font-size="11pt" style:font-size-asian="11pt" style:font-name-complex="Arial" style:font-size-complex="11pt" fo:language="en" fo:country="US"/>
    </style:style>
    <style:style style:name="T452_34" style:family="text">
      <style:text-properties fo:font-size="11pt" style:font-size-asian="11pt" style:font-name-complex="Arial" style:font-size-complex="11pt" fo:language="en" fo:country="US"/>
    </style:style>
    <style:style style:name="T452_35" style:family="text">
      <style:text-properties fo:font-size="11pt" style:font-size-asian="11pt" style:font-name-complex="Arial" style:font-size-complex="11pt" fo:language="en" fo:country="US"/>
    </style:style>
    <style:style style:name="T452_36" style:family="text">
      <style:text-properties fo:font-size="11pt" style:font-size-asian="11pt" style:font-name-complex="Arial" style:font-size-complex="11pt" fo:language="en" fo:country="US"/>
    </style:style>
    <style:style style:name="T452_37" style:family="text">
      <style:text-properties fo:font-size="11pt" style:font-size-asian="11pt" style:font-name-complex="Arial" style:font-size-complex="11pt" fo:language="en" fo:country="US"/>
    </style:style>
    <style:style style:name="Table15" style:family="table">
      <style:table-properties table:align="left" style:width="17.791cm" fo:margin-left="0.19cm"/>
    </style:style>
    <style:style style:name="Column61" style:family="table-column">
      <style:table-column-properties style:column-width="2.753cm"/>
    </style:style>
    <style:style style:name="Column62" style:family="table-column">
      <style:table-column-properties style:column-width="2.06cm"/>
    </style:style>
    <style:style style:name="Column63" style:family="table-column">
      <style:table-column-properties style:column-width="5.348cm"/>
    </style:style>
    <style:style style:name="Column64" style:family="table-column">
      <style:table-column-properties style:column-width="4.572cm"/>
    </style:style>
    <style:style style:name="Column65" style:family="table-column">
      <style:table-column-properties style:column-width="3.057cm"/>
    </style:style>
    <style:style style:name="Row64" style:family="table-row">
      <style:table-row-properties style:min-row-height="0.714cm"/>
    </style:style>
    <style:style style:name="Cell227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3" style:family="paragraph" style:parent-style-name="Normal">
      <style:paragraph-properties fo:break-before="page"/>
    </style:style>
    <style:style style:name="T45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228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4" style:family="paragraph" style:parent-style-name="Normal"/>
    <style:style style:name="T454_1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Row65" style:family="table-row">
      <style:table-row-properties style:min-row-height="0.714cm"/>
    </style:style>
    <style:style style:name="Cell229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5" style:family="paragraph" style:parent-style-name="Normal"/>
    <style:style style:name="T45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2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6" style:family="paragraph" style:parent-style-name="Normal"/>
    <style:style style:name="T45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231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7" style:family="paragraph" style:parent-style-name="Normal"/>
    <style:style style:name="T45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2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8" style:family="paragraph" style:parent-style-name="Normal"/>
    <style:style style:name="T45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66" style:family="table-row">
      <style:table-row-properties style:min-row-height="0.714cm"/>
    </style:style>
    <style:style style:name="Cell233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59" style:family="paragraph" style:parent-style-name="Normal"/>
    <style:style style:name="T459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2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0" style:family="paragraph" style:parent-style-name="Normal"/>
    <style:style style:name="T46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235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1" style:family="paragraph" style:parent-style-name="Normal"/>
    <style:style style:name="T46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2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2" style:family="paragraph" style:parent-style-name="Normal"/>
    <style:style style:name="T46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462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P463" style:family="paragraph" style:parent-style-name="Normal">
      <style:text-properties fo:font-size="11pt" style:font-size-asian="11pt" style:font-size-complex="11pt"/>
    </style:style>
    <style:style style:name="Table16" style:family="table">
      <style:table-properties table:align="left" style:width="18.313cm" fo:margin-left="0cm"/>
    </style:style>
    <style:style style:name="Column66" style:family="table-column">
      <style:table-column-properties style:column-width="7.493cm"/>
    </style:style>
    <style:style style:name="Column67" style:family="table-column">
      <style:table-column-properties style:column-width="4.755cm"/>
    </style:style>
    <style:style style:name="Column68" style:family="table-column">
      <style:table-column-properties style:column-width="6.064cm"/>
    </style:style>
    <style:style style:name="Row67" style:family="table-row">
      <style:table-row-properties style:min-row-height="0.482cm"/>
    </style:style>
    <style:style style:name="Cell237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4" style:family="paragraph" style:parent-style-name="Normal">
      <style:paragraph-properties fo:text-align="center"/>
    </style:style>
    <style:style style:name="T46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Cell238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5" style:family="paragraph" style:parent-style-name="Normal">
      <style:paragraph-properties fo:text-align="center"/>
    </style:style>
    <style:style style:name="T465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465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Cell239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6" style:family="paragraph" style:parent-style-name="Normal">
      <style:paragraph-properties fo:text-align="center"/>
    </style:style>
    <style:style style:name="T466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466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466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466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466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466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466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466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68" style:family="table-row"/>
    <style:style style:name="Cell2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7" style:family="paragraph" style:parent-style-name="Normal"/>
    <style:style style:name="T467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467_2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T467_3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T467_4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T467_5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T467_6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T467_7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T467_8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T467_9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T467_10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T467_1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T467_12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T467_13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T467_14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Cell24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8" style:family="paragraph" style:parent-style-name="Normal">
      <style:paragraph-properties fo:text-align="center" fo:margin-top="0.035cm" fo:margin-bottom="0.035cm" fo:hyphenation-ladder-count="no-limit"/>
      <style:text-properties fo:hyphenate="false" fo:hyphenation-remain-char-count="2" fo:hyphenation-push-char-count="2"/>
    </style:style>
    <style:style style:name="T468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69" style:family="paragraph" style:parent-style-name="Normal">
      <style:paragraph-properties fo:text-align="center"/>
    </style:style>
    <style:style style:name="T469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Cell242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0" style:family="paragraph" style:parent-style-name="Normal">
      <style:paragraph-properties fo:text-align="center"/>
    </style:style>
    <style:style style:name="T47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P471" style:family="paragraph" style:parent-style-name="Normal">
      <style:paragraph-properties fo:text-align="center"/>
    </style:style>
    <style:style style:name="T47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Row69" style:family="table-row"/>
    <style:style style:name="Cell2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2" style:family="paragraph" style:parent-style-name="Normal">
      <style:paragraph-properties fo:margin-top="0.106cm" fo:margin-bottom="0.106cm" fo:hyphenation-ladder-count="no-limit"/>
      <style:text-properties fo:hyphenate="false" fo:hyphenation-remain-char-count="2" fo:hyphenation-push-char-count="2"/>
    </style:style>
    <style:style style:name="T472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T472_2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73" style:family="paragraph" style:parent-style-name="List_20_Paragraph">
      <style:paragraph-properties fo:text-align="justify" fo:text-indent="-0.635cm" fo:margin-left="0.635cm" fo:hyphenation-ladder-count="no-limit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T473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474" style:family="paragraph" style:parent-style-name="List_20_Paragraph">
      <style:paragraph-properties fo:text-align="justify" fo:text-indent="-0.635cm" fo:margin-left="0.635cm" fo:hyphenation-ladder-count="no-limit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T474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475" style:family="paragraph" style:parent-style-name="List_20_Paragraph">
      <style:paragraph-properties fo:text-align="justify" fo:text-indent="-0.635cm" fo:margin-left="0.635cm" fo:hyphenation-ladder-count="no-limit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T475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476" style:family="paragraph" style:parent-style-name="List_20_Paragraph">
      <style:paragraph-properties fo:text-align="justify" fo:text-indent="-0.635cm" fo:margin-left="0.635cm" fo:hyphenation-ladder-count="no-limit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T476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476_2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476_3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T476_4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477" style:family="paragraph" style:parent-style-name="List_20_Paragraph">
      <style:paragraph-properties fo:text-align="justify" fo:text-indent="-0.635cm" fo:margin-left="0.635cm" fo:hyphenation-ladder-count="no-limit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T477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P478" style:family="paragraph" style:parent-style-name="List_20_Paragraph">
      <style:paragraph-properties fo:text-align="justify" fo:text-indent="-0.635cm" fo:margin-left="0.635cm" fo:hyphenation-ladder-count="no-limit"/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 fo:hyphenate="false" fo:hyphenation-remain-char-count="2" fo:hyphenation-push-char-count="2"/>
    </style:style>
    <style:style style:name="T478_1" style:family="text">
      <style:text-properties style:font-name="Arial" fo:font-size="10pt" style:font-size-asian="10pt" style:font-name-complex="Arial" style:font-size-complex="10pt" fo:language="en" fo:language-asian="en" fo:language-complex="ar" fo:country="GB" fo:country-asian="US" fo:country-complex="SA"/>
    </style:style>
    <style:style style:name="Cell24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9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79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80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80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81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81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82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82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83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83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84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84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85" style:family="paragraph" style:parent-style-name="Normal">
      <style:paragraph-properties fo:text-align="center" fo:margin-top="0.035cm" fo:margin-bottom="0.035cm" fo:hyphenation-ladder-count="no-limit"/>
      <style:text-properties fo:hyphenate="false" fo:hyphenation-remain-char-count="2" fo:hyphenation-push-char-count="2"/>
    </style:style>
    <style:style style:name="T485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86" style:family="paragraph" style:parent-style-name="Normal">
      <style:paragraph-properties fo:text-align="center"/>
    </style:style>
    <style:style style:name="T486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 fo:font-weight="bold" style:font-weight-asian="bold"/>
    </style:style>
    <style:style style:name="Cell24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87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87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88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88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89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89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90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90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91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91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92" style:family="paragraph" style:parent-style-name="Normal">
      <style:paragraph-properties fo:text-align="center" fo:margin-top="0.035cm" fo:hyphenation-ladder-count="no-limit"/>
      <style:text-properties fo:hyphenate="false" fo:hyphenation-remain-char-count="2" fo:hyphenation-push-char-count="2"/>
    </style:style>
    <style:style style:name="T492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93" style:family="paragraph" style:parent-style-name="Normal">
      <style:paragraph-properties fo:text-align="center" fo:margin-top="0.035cm" fo:margin-bottom="0.035cm" fo:hyphenation-ladder-count="no-limit"/>
      <style:text-properties fo:hyphenate="false" fo:hyphenation-remain-char-count="2" fo:hyphenation-push-char-count="2"/>
    </style:style>
    <style:style style:name="T493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/>
    </style:style>
    <style:style style:name="P494" style:family="paragraph" style:parent-style-name="Normal">
      <style:paragraph-properties fo:text-align="center"/>
    </style:style>
    <style:style style:name="T494_1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494_2" style:family="text"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P495" style:family="paragraph" style:parent-style-name="Normal">
      <style:paragraph-properties fo:text-align="justify" fo:margin-bottom="0.212cm"/>
    </style:style>
    <style:style style:name="T495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495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96" style:family="paragraph" style:parent-style-name="Normal">
      <style:paragraph-properties fo:text-align="justify"/>
    </style:style>
    <style:style style:name="T496_1" style:family="text">
      <style:text-properties fo:font-size="11pt" style:font-size-asian="11pt" style:font-name-complex="Arial" style:font-size-complex="11pt" style:font-weight-complex="bold"/>
    </style:style>
    <style:style style:name="T496_2" style:family="text">
      <style:text-properties fo:font-size="11pt" style:font-size-asian="11pt" style:font-name-complex="Arial" style:font-size-complex="11pt" style:font-weight-complex="bold"/>
    </style:style>
    <style:style style:name="T496_3" style:family="text">
      <style:text-properties fo:font-size="11pt" style:font-size-asian="11pt" style:font-name-complex="Arial" style:font-size-complex="11pt" style:font-weight-complex="bold"/>
    </style:style>
    <style:style style:name="T496_4" style:family="text">
      <style:text-properties fo:font-size="11pt" style:font-size-asian="11pt" style:font-name-complex="Arial" style:font-size-complex="11pt" style:font-weight-complex="bold"/>
    </style:style>
    <style:style style:name="T496_5" style:family="text">
      <style:text-properties fo:font-size="11pt" style:font-size-asian="11pt" style:font-name-complex="Arial" style:font-size-complex="11pt" style:font-weight-complex="bold"/>
    </style:style>
    <style:style style:name="T496_6" style:family="text">
      <style:text-properties fo:font-size="11pt" style:font-size-asian="11pt" style:font-name-complex="Arial" style:font-size-complex="11pt" style:font-weight-complex="bold"/>
    </style:style>
    <style:style style:name="T496_7" style:family="text">
      <style:text-properties fo:font-size="11pt" style:font-size-asian="11pt" style:font-name-complex="Arial" style:font-size-complex="11pt" style:font-weight-complex="bold"/>
    </style:style>
    <style:style style:name="T496_8" style:family="text">
      <style:text-properties fo:font-size="11pt" style:font-size-asian="11pt" style:font-name-complex="Arial" style:font-size-complex="11pt" style:font-weight-complex="bold"/>
    </style:style>
    <style:style style:name="T496_9" style:family="text">
      <style:text-properties fo:font-size="11pt" style:font-size-asian="11pt" style:font-name-complex="Arial" style:font-size-complex="11pt" style:font-weight-complex="bold"/>
    </style:style>
    <style:style style:name="T496_10" style:family="text">
      <style:text-properties fo:font-size="11pt" style:font-size-asian="11pt" style:font-name-complex="Arial" style:font-size-complex="11pt" style:font-weight-complex="bold"/>
    </style:style>
    <style:style style:name="T496_11" style:family="text">
      <style:text-properties fo:font-size="11pt" style:font-size-asian="11pt" style:font-name-complex="Arial" style:font-size-complex="11pt" style:font-weight-complex="bold"/>
    </style:style>
    <style:style style:name="T496_12" style:family="text">
      <style:text-properties fo:font-size="11pt" style:font-size-asian="11pt" style:font-name-complex="Arial" style:font-size-complex="11pt" style:font-weight-complex="bold"/>
    </style:style>
    <style:style style:name="T496_13" style:family="text">
      <style:text-properties fo:font-size="11pt" style:font-size-asian="11pt" style:font-name-complex="Arial" style:font-size-complex="11pt" style:font-weight-complex="bold"/>
    </style:style>
    <style:style style:name="T496_14" style:family="text">
      <style:text-properties fo:font-size="11pt" style:font-size-asian="11pt" style:font-name-complex="Arial" style:font-size-complex="11pt" style:font-weight-complex="bold"/>
    </style:style>
    <style:style style:name="T496_15" style:family="text">
      <style:text-properties fo:font-size="11pt" style:font-size-asian="11pt" style:font-name-complex="Arial" style:font-size-complex="11pt" style:font-weight-complex="bold"/>
    </style:style>
    <style:style style:name="P497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497_1" style:family="text">
      <style:text-properties fo:font-size="11pt" style:font-size-asian="11pt" style:font-name-complex="Arial" style:font-size-complex="11pt" style:font-weight-complex="bold"/>
    </style:style>
    <style:style style:name="T497_2" style:family="text">
      <style:text-properties fo:font-size="11pt" style:font-size-asian="11pt" style:font-name-complex="Arial" style:font-size-complex="11pt" style:font-weight-complex="bold"/>
    </style:style>
    <style:style style:name="T497_3" style:family="text">
      <style:text-properties fo:font-size="11pt" style:font-size-asian="11pt" style:font-name-complex="Arial" style:font-size-complex="11pt" style:font-weight-complex="bold"/>
    </style:style>
    <style:style style:name="T497_4" style:family="text">
      <style:text-properties fo:font-size="11pt" style:font-size-asian="11pt" style:font-name-complex="Arial" style:font-size-complex="11pt" style:font-weight-complex="bold"/>
    </style:style>
    <style:style style:name="P498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498_1" style:family="text">
      <style:text-properties fo:font-size="11pt" style:font-size-asian="11pt" style:font-name-complex="Arial" style:font-size-complex="11pt" style:font-weight-complex="bold"/>
    </style:style>
    <style:style style:name="T498_2" style:family="text">
      <style:text-properties fo:font-size="11pt" style:font-size-asian="11pt" style:font-name-complex="Arial" style:font-size-complex="11pt" style:font-weight-complex="bold"/>
    </style:style>
    <style:style style:name="T498_3" style:family="text">
      <style:text-properties fo:font-size="11pt" style:font-size-asian="11pt" style:font-name-complex="Arial" style:font-size-complex="11pt" style:font-weight-complex="bold"/>
    </style:style>
    <style:style style:name="T498_4" style:family="text">
      <style:text-properties fo:font-size="11pt" style:font-size-asian="11pt" style:font-name-complex="Arial" style:font-size-complex="11pt" style:font-weight-complex="bold"/>
    </style:style>
    <style:style style:name="T498_5" style:family="text">
      <style:text-properties fo:font-size="11pt" style:font-size-asian="11pt" style:font-name-complex="Arial" style:font-size-complex="11pt" style:font-weight-complex="bold"/>
    </style:style>
    <style:style style:name="T498_6" style:family="text">
      <style:text-properties fo:font-size="11pt" style:font-size-asian="11pt" style:font-name-complex="Arial" style:font-size-complex="11pt" style:font-weight-complex="bold"/>
    </style:style>
    <style:style style:name="T498_7" style:family="text">
      <style:text-properties fo:font-size="11pt" style:font-size-asian="11pt" style:font-name-complex="Arial" style:font-size-complex="11pt" style:font-weight-complex="bold"/>
    </style:style>
    <style:style style:name="P499" style:family="paragraph" style:parent-style-name="List_20_Paragraph">
      <style:paragraph-properties fo:text-align="justify" fo:margin-bottom="0.212cm"/>
      <style:text-properties fo:font-size="11pt" style:font-size-asian="11pt" style:font-name-complex="Arial" style:font-size-complex="11pt" style:font-weight-complex="bold"/>
    </style:style>
    <style:style style:name="T499_1" style:family="text">
      <style:text-properties fo:font-size="11pt" style:font-size-asian="11pt" style:font-name-complex="Arial" style:font-size-complex="11pt" style:font-weight-complex="bold"/>
    </style:style>
    <style:style style:name="T499_2" style:family="text">
      <style:text-properties fo:font-size="11pt" style:font-size-asian="11pt" style:font-name-complex="Arial" style:font-size-complex="11pt" style:font-weight-complex="bold"/>
    </style:style>
    <style:style style:name="P500" style:family="paragraph" style:parent-style-name="Normal">
      <style:paragraph-properties fo:text-align="justify"/>
    </style:style>
    <style:style style:name="T500_1" style:family="text">
      <style:text-properties fo:font-size="11pt" style:font-size-asian="11pt" style:font-name-complex="Arial" style:font-size-complex="11pt" style:font-weight-complex="bold"/>
    </style:style>
    <style:style style:name="T500_2" style:family="text">
      <style:text-properties fo:font-size="11pt" style:font-size-asian="11pt" style:font-name-complex="Arial" style:font-size-complex="11pt" style:font-weight-complex="bold"/>
    </style:style>
    <style:style style:name="T500_3" style:family="text">
      <style:text-properties fo:font-size="11pt" style:font-size-asian="11pt" style:font-name-complex="Arial" style:font-size-complex="11pt" style:font-weight-complex="bold"/>
    </style:style>
    <style:style style:name="P501" style:family="paragraph" style:parent-style-name="Normal">
      <style:paragraph-properties fo:text-align="justify" fo:margin-top="0.423cm" fo:margin-bottom="0.423cm"/>
    </style:style>
    <style:style style:name="T501_1" style:family="text">
      <style:text-properties fo:font-size="11pt" style:font-size-asian="11pt" style:font-name-complex="Arial" style:font-size-complex="11pt" style:font-weight-complex="bold"/>
    </style:style>
    <style:style style:name="T501_2" style:family="text">
      <style:text-properties fo:font-size="11pt" style:font-size-asian="11pt" style:font-name-complex="Arial" style:font-size-complex="11pt" style:font-weight-complex="bold"/>
    </style:style>
    <style:style style:name="T501_3" style:family="text">
      <style:text-properties fo:font-size="11pt" style:font-size-asian="11pt" style:font-name-complex="Arial" style:font-size-complex="11pt" style:font-weight-complex="bold"/>
    </style:style>
    <style:style style:name="T501_4" style:family="text">
      <style:text-properties fo:font-size="11pt" style:font-size-asian="11pt" style:font-name-complex="Arial" style:font-size-complex="11pt" style:font-weight-complex="bold"/>
    </style:style>
    <style:style style:name="T501_5" style:family="text">
      <style:text-properties fo:font-size="11pt" style:font-size-asian="11pt" style:font-name-complex="Arial" style:font-size-complex="11pt" style:font-weight-complex="bold"/>
    </style:style>
    <style:style style:name="T501_6" style:family="text">
      <style:text-properties fo:font-size="11pt" style:font-size-asian="11pt" style:font-name-complex="Arial" style:font-size-complex="11pt" style:font-weight-complex="bold"/>
    </style:style>
    <style:style style:name="T501_7" style:family="text">
      <style:text-properties fo:font-size="11pt" style:font-size-asian="11pt" style:font-name-complex="Arial" style:font-size-complex="11pt" style:font-weight-complex="bold"/>
    </style:style>
    <style:style style:name="T501_8" style:family="text">
      <style:text-properties fo:font-size="11pt" style:font-size-asian="11pt" style:font-name-complex="Arial" style:font-size-complex="11pt" style:font-weight-complex="bold"/>
    </style:style>
    <style:style style:name="Table17" style:family="table">
      <style:table-properties table:align="left" style:width="17.981cm" fo:margin-left="0cm"/>
    </style:style>
    <style:style style:name="Column69" style:family="table-column">
      <style:table-column-properties style:column-width="2.992cm"/>
    </style:style>
    <style:style style:name="Column70" style:family="table-column">
      <style:table-column-properties style:column-width="14.99cm"/>
    </style:style>
    <style:style style:name="Row70" style:family="table-row"/>
    <style:style style:name="Cell246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02" style:family="paragraph" style:parent-style-name="Normal">
      <style:paragraph-properties fo:text-align="center"/>
    </style:style>
    <style:style style:name="T50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47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03" style:family="paragraph" style:parent-style-name="Normal">
      <style:paragraph-properties fo:text-align="center"/>
    </style:style>
    <style:style style:name="T50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Row71" style:family="table-row"/>
    <style:style style:name="Cell2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04" style:family="paragraph" style:parent-style-name="Normal">
      <style:paragraph-properties fo:text-align="center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505" style:family="paragraph" style:parent-style-name="Normal">
      <style:paragraph-properties fo:text-align="center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506" style:family="paragraph" style:parent-style-name="Normal">
      <style:paragraph-properties fo:text-align="center"/>
    </style:style>
    <style:style style:name="T50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0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06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07" style:family="paragraph" style:parent-style-name="List_20_Paragraph">
      <style:paragraph-properties fo:text-indent="-0.711cm" fo:margin-left="1.27cm">
        <style:tab-stops>
          <style:tab-stop style:type="left" style:leader-style="none" style:position="-1.085cm"/>
        </style:tab-stops>
      </style:paragraph-properties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T507_1" style:family="text"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T507_2" style:family="text"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T507_3" style:family="text"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T507_4" style:family="text"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T507_5" style:family="text"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T507_6" style:family="text"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T507_7" style:family="text"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T507_8" style:family="text"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T507_9" style:family="text"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P508" style:family="paragraph" style:parent-style-name="List_20_Paragraph">
      <style:paragraph-properties fo:text-indent="-0.711cm" fo:margin-left="1.27cm">
        <style:tab-stops>
          <style:tab-stop style:type="left" style:leader-style="none" style:position="-1.085cm"/>
        </style:tab-stops>
      </style:paragraph-properties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T508_1" style:family="text"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P509" style:family="paragraph" style:parent-style-name="List_20_Paragraph">
      <style:paragraph-properties fo:text-indent="-0.711cm" fo:margin-left="1.27cm">
        <style:tab-stops>
          <style:tab-stop style:type="left" style:leader-style="none" style:position="-1.085cm"/>
        </style:tab-stops>
      </style:paragraph-properties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T509_1" style:family="text">
      <style:text-properties style:font-name="Arial" fo:font-size="9pt" style:font-name-asian="Calibri" style:font-size-asian="9pt" style:font-name-complex="Arial" style:font-size-complex="9pt" fo:language="en" fo:language-asian="en" fo:language-complex="ar" fo:country="GB" fo:country-asian="US" fo:country-complex="SA"/>
    </style:style>
    <style:style style:name="Row72" style:family="table-row"/>
    <style:style style:name="Cell2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10" style:family="paragraph" style:parent-style-name="Normal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511" style:family="paragraph" style:parent-style-name="Normal">
      <style:paragraph-properties fo:text-align="center"/>
    </style:style>
    <style:style style:name="T51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12" style:family="paragraph" style:parent-style-name="List_20_Paragraph">
      <style:paragraph-properties fo:text-align="justify" fo:text-indent="-0.711cm" fo:margin-left="1.27cm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1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513" style:family="paragraph" style:parent-style-name="List_20_Paragraph">
      <style:paragraph-properties fo:text-align="justify" fo:text-indent="-0.711cm" fo:margin-left="1.27cm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1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514" style:family="paragraph" style:parent-style-name="List_20_Paragraph">
      <style:paragraph-properties fo:text-align="justify" fo:text-indent="-0.711cm" fo:margin-left="1.27cm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1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515" style:family="paragraph" style:parent-style-name="List_20_Paragraph">
      <style:paragraph-properties fo:text-align="justify" fo:text-indent="-0.711cm" fo:margin-left="1.27cm"/>
    </style:style>
    <style:style style:name="T51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15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Row73" style:family="table-row"/>
    <style:style style:name="Cell25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16" style:family="paragraph" style:parent-style-name="Normal">
      <style:paragraph-properties fo:text-align="center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517" style:family="paragraph" style:parent-style-name="Normal">
      <style:paragraph-properties fo:text-align="center"/>
    </style:style>
    <style:style style:name="T51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518" style:family="paragraph" style:parent-style-name="Normal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5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19" style:family="paragraph" style:parent-style-name="List_20_Paragraph">
      <style:paragraph-properties fo:text-align="justify" fo:text-indent="-0.711cm" fo:margin-left="1.27cm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1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19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19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520" style:family="paragraph" style:parent-style-name="List_20_Paragraph">
      <style:paragraph-properties fo:text-align="justify" fo:text-indent="-0.711cm" fo:margin-left="1.27cm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2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20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20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Row74" style:family="table-row"/>
    <style:style style:name="Cell2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21" style:family="paragraph" style:parent-style-name="Normal">
      <style:paragraph-properties fo:text-align="center"/>
    </style:style>
    <style:style style:name="T52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5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22" style:family="paragraph" style:parent-style-name="List_20_Paragraph">
      <style:paragraph-properties fo:text-align="justify" fo:text-indent="-0.711cm" fo:margin-left="1.27cm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2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523" style:family="paragraph" style:parent-style-name="List_20_Paragraph">
      <style:paragraph-properties fo:text-align="justify" fo:text-indent="-0.711cm" fo:margin-left="1.27cm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2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524" style:family="paragraph" style:parent-style-name="List_20_Paragraph">
      <style:paragraph-properties fo:text-align="justify" fo:text-indent="-0.711cm" fo:margin-left="1.27cm"/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52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525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526" style:family="paragraph" style:parent-style-name="Normal">
      <style:paragraph-properties fo:text-align="justify" fo:margin-bottom="0.212cm"/>
    </style:style>
    <style:style style:name="T52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6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26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527" style:family="paragraph" style:parent-style-name="Normal">
      <style:paragraph-properties fo:text-align="justify" fo:margin-bottom="0.212cm"/>
    </style:style>
    <style:style style:name="T527_1" style:family="text">
      <style:text-properties fo:font-size="11pt" style:font-size-asian="11pt" style:font-name-complex="Arial" style:font-size-complex="11pt" style:font-weight-complex="bold"/>
    </style:style>
    <style:style style:name="T527_2" style:family="text">
      <style:text-properties fo:font-size="11pt" style:font-size-asian="11pt" style:font-name-complex="Arial" style:font-size-complex="11pt" style:font-weight-complex="bold"/>
    </style:style>
    <style:style style:name="T527_3" style:family="text">
      <style:text-properties fo:font-size="11pt" style:font-size-asian="11pt" style:font-name-complex="Arial" style:font-size-complex="11pt" style:font-weight-complex="bold"/>
    </style:style>
    <style:style style:name="T527_4" style:family="text">
      <style:text-properties fo:font-size="11pt" style:font-size-asian="11pt" style:font-name-complex="Arial" style:font-size-complex="11pt" style:font-weight-complex="bold"/>
    </style:style>
    <style:style style:name="T527_5" style:family="text">
      <style:text-properties fo:font-size="11pt" style:font-size-asian="11pt" style:font-name-complex="Arial" style:font-size-complex="11pt" style:font-weight-complex="bold"/>
    </style:style>
    <style:style style:name="T527_6" style:family="text">
      <style:text-properties fo:font-size="11pt" style:font-size-asian="11pt" style:font-name-complex="Arial" style:font-size-complex="11pt" style:font-weight-complex="bold"/>
    </style:style>
    <style:style style:name="Table18" style:family="table">
      <style:table-properties table:align="left" style:width="17.981cm" style:rel-width="100%" fo:margin-left="0cm"/>
    </style:style>
    <style:style style:name="Column71" style:family="table-column">
      <style:table-column-properties style:column-width="2.499cm" style:use-optimal-column-width="false"/>
    </style:style>
    <style:style style:name="Column72" style:family="table-column">
      <style:table-column-properties style:column-width="5.495cm" style:use-optimal-column-width="false"/>
    </style:style>
    <style:style style:name="Column73" style:family="table-column">
      <style:table-column-properties style:column-width="1.499cm" style:use-optimal-column-width="false"/>
    </style:style>
    <style:style style:name="Column74" style:family="table-column">
      <style:table-column-properties style:column-width="2cm" style:use-optimal-column-width="false"/>
    </style:style>
    <style:style style:name="Column75" style:family="table-column">
      <style:table-column-properties style:column-width="2.004cm" style:use-optimal-column-width="false"/>
    </style:style>
    <style:style style:name="Column76" style:family="table-column">
      <style:table-column-properties style:column-width="2.254cm" style:use-optimal-column-width="false"/>
    </style:style>
    <style:style style:name="Column77" style:family="table-column">
      <style:table-column-properties style:column-width="2.23cm" style:use-optimal-column-width="false"/>
    </style:style>
    <style:style style:name="Row75" style:family="table-row">
      <style:table-row-properties style:use-optimal-row-height="false"/>
    </style:style>
    <style:style style:name="Cell256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28" style:family="paragraph" style:parent-style-name="List_20_Paragraph">
      <style:paragraph-properties fo:text-align="center" fo:margin-left="0cm"/>
    </style:style>
    <style:style style:name="T52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57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29" style:family="paragraph" style:parent-style-name="List_20_Paragraph">
      <style:paragraph-properties fo:margin-left="0cm"/>
    </style:style>
    <style:style style:name="T52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58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30" style:family="paragraph" style:parent-style-name="List_20_Paragraph">
      <style:paragraph-properties fo:text-align="center" fo:margin-left="0cm"/>
    </style:style>
    <style:style style:name="T53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59" style:family="table-cell">
      <style:table-cell-properties fo:background-color="#d9d9d9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31" style:family="paragraph" style:parent-style-name="List_20_Paragraph">
      <style:paragraph-properties fo:text-align="center" fo:margin-left="0cm"/>
    </style:style>
    <style:style style:name="T53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60" style:family="table-cell">
      <style:table-cell-properties fo:background-color="#d9d9d9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32" style:family="paragraph" style:parent-style-name="List_20_Paragraph">
      <style:paragraph-properties fo:text-align="center" fo:margin-left="0cm"/>
    </style:style>
    <style:style style:name="T53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61" style:family="table-cell">
      <style:table-cell-properties fo:background-color="#d9d9d9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33" style:family="paragraph" style:parent-style-name="List_20_Paragraph">
      <style:paragraph-properties fo:text-align="center" fo:margin-left="0cm"/>
    </style:style>
    <style:style style:name="T53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62" style:family="table-cell">
      <style:table-cell-properties fo:background-color="#d9d9d9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34" style:family="paragraph" style:parent-style-name="List_20_Paragraph">
      <style:paragraph-properties fo:text-align="center" fo:margin-left="0cm"/>
    </style:style>
    <style:style style:name="T53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Row76" style:family="table-row">
      <style:table-row-properties style:use-optimal-row-height="false"/>
    </style:style>
    <style:style style:name="Cell263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35" style:family="paragraph" style:parent-style-name="Normal"/>
    <style:style style:name="T53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64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36" style:family="paragraph" style:parent-style-name="Normal"/>
    <style:style style:name="T53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3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36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65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37" style:family="paragraph" style:parent-style-name="List_20_Paragraph">
      <style:paragraph-properties fo:text-align="center" fo:margin-left="0cm"/>
    </style:style>
    <style:style style:name="T53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537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537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66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38" style:family="paragraph" style:parent-style-name="List_20_Paragraph">
      <style:paragraph-properties fo:text-align="center" fo:margin-left="0cm"/>
    </style:style>
    <style:style style:name="T538_1" style:family="text">
      <style:text-properties style:font-style-complex="italic"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67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39" style:family="paragraph" style:parent-style-name="List_20_Paragraph">
      <style:paragraph-properties fo:text-align="center" fo:margin-left="0cm"/>
    </style:style>
    <style:style style:name="T539_1" style:family="text">
      <style:text-properties style:font-style-complex="italic"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68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40" style:family="paragraph" style:parent-style-name="Normal">
      <style:paragraph-properties fo:text-align="center"/>
    </style:style>
    <style:style style:name="T540_1" style:family="text">
      <style:text-properties style:font-style-complex="italic"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541" style:family="paragraph" style:parent-style-name="List_20_Paragraph">
      <style:paragraph-properties fo:text-align="center" fo:margin-left="0cm"/>
    </style:style>
    <style:style style:name="T541_1" style:family="text">
      <style:text-properties style:font-style-complex="italic"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41_2" style:family="text" style:parent-style-name="List_20_Paragraph">
      <style:text-properties style:text-position="super 58%" style:font-style-complex="italic" fo:font-size="8pt" style:font-size-asian="8pt" style:font-name-complex="Arial" style:font-size-complex="8pt"/>
    </style:style>
    <style:style style:name="P542" style:family="paragraph" style:parent-style-name="Footnote_20_text"/>
    <style:style style:name="T542_1" style:family="text">
      <style:text-properties fo:font-size="7pt" style:font-size-asian="7pt" style:font-size-complex="7pt"/>
    </style:style>
    <style:style style:name="T542_2" style:family="text">
      <style:text-properties fo:font-size="7pt" style:font-size-asian="7pt" style:font-size-complex="7pt"/>
    </style:style>
    <style:style style:name="T542_3" style:family="text">
      <style:text-properties fo:font-size="7pt" style:font-size-asian="7pt" style:font-size-complex="7pt"/>
    </style:style>
    <style:style style:name="T542_4" style:family="text">
      <style:text-properties fo:font-size="7pt" style:font-size-asian="7pt" style:font-size-complex="7pt"/>
    </style:style>
    <style:style style:name="Cell269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43" style:family="paragraph" style:parent-style-name="Normal">
      <style:paragraph-properties fo:text-align="center"/>
    </style:style>
    <style:style style:name="T543_1" style:family="text">
      <style:text-properties style:font-style-complex="italic"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P544" style:family="paragraph" style:parent-style-name="List_20_Paragraph">
      <style:paragraph-properties fo:text-align="center" fo:margin-left="0cm"/>
    </style:style>
    <style:style style:name="T544_1" style:family="text">
      <style:text-properties style:font-style-complex="italic"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Row77" style:family="table-row">
      <style:table-row-properties style:use-optimal-row-height="false"/>
    </style:style>
    <style:style style:name="Cell270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45" style:family="paragraph" style:parent-style-name="Normal"/>
    <style:style style:name="T54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71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46" style:family="paragraph" style:parent-style-name="Normal"/>
    <style:style style:name="T54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4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46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46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46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46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46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46_8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46_9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46_10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46_1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72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47" style:family="paragraph" style:parent-style-name="List_20_Paragraph">
      <style:paragraph-properties fo:text-align="center" fo:margin-left="0cm"/>
    </style:style>
    <style:style style:name="T54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547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547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73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48" style:family="paragraph" style:parent-style-name="List_20_Paragraph">
      <style:paragraph-properties fo:text-align="center" fo:margin-left="0cm"/>
    </style:style>
    <style:style style:name="T548_1" style:family="text">
      <style:text-properties style:font-style-complex="italic"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74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49" style:family="paragraph" style:parent-style-name="List_20_Paragraph">
      <style:paragraph-properties fo:text-align="center" fo:margin-left="0cm"/>
    </style:style>
    <style:style style:name="T549_1" style:family="text">
      <style:text-properties style:font-style-complex="italic"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75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50" style:family="paragraph" style:parent-style-name="List_20_Paragraph">
      <style:paragraph-properties fo:text-align="center" fo:margin-left="0cm"/>
    </style:style>
    <style:style style:name="T550_1" style:family="text">
      <style:text-properties style:font-style-complex="italic"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76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51" style:family="paragraph" style:parent-style-name="List_20_Paragraph">
      <style:paragraph-properties fo:text-align="center" fo:margin-left="0cm"/>
    </style:style>
    <style:style style:name="T551_1" style:family="text">
      <style:text-properties style:font-style-complex="italic"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Row78" style:family="table-row">
      <style:table-row-properties style:use-optimal-row-height="false"/>
    </style:style>
    <style:style style:name="Cell277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52" style:family="paragraph" style:parent-style-name="Normal"/>
    <style:style style:name="T55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78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53" style:family="paragraph" style:parent-style-name="Normal"/>
    <style:style style:name="T55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79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54" style:family="paragraph" style:parent-style-name="List_20_Paragraph">
      <style:paragraph-properties fo:text-align="center" fo:margin-left="0cm"/>
    </style:style>
    <style:style style:name="T55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554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554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80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55" style:family="paragraph" style:parent-style-name="List_20_Paragraph">
      <style:paragraph-properties fo:text-align="center" fo:margin-left="0cm"/>
    </style:style>
    <style:style style:name="T55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55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55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81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56" style:family="paragraph" style:parent-style-name="List_20_Paragraph">
      <style:paragraph-properties fo:text-align="center" fo:margin-left="0cm"/>
    </style:style>
    <style:style style:name="T55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5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56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82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57" style:family="paragraph" style:parent-style-name="List_20_Paragraph">
      <style:paragraph-properties fo:text-align="center" fo:margin-left="0cm"/>
    </style:style>
    <style:style style:name="T55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83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58" style:family="paragraph" style:parent-style-name="List_20_Paragraph">
      <style:paragraph-properties fo:text-align="center" fo:margin-left="0cm"/>
    </style:style>
    <style:style style:name="T55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558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T558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Row79" style:family="table-row">
      <style:table-row-properties style:use-optimal-row-height="false"/>
    </style:style>
    <style:style style:name="Cell284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59" style:family="paragraph" style:parent-style-name="Normal"/>
    <style:style style:name="T55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85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60" style:family="paragraph" style:parent-style-name="Normal"/>
    <style:style style:name="T56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0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0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0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0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0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0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0_8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0_9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86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61" style:family="paragraph" style:parent-style-name="List_20_Paragraph">
      <style:paragraph-properties fo:text-align="center" fo:margin-left="0cm"/>
    </style:style>
    <style:style style:name="T56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561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561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87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62" style:family="paragraph" style:parent-style-name="Normal">
      <style:paragraph-properties fo:text-align="center"/>
    </style:style>
    <style:style style:name="T56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2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2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88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63" style:family="paragraph" style:parent-style-name="Normal">
      <style:paragraph-properties fo:text-align="center"/>
    </style:style>
    <style:style style:name="T56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89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64" style:family="paragraph" style:parent-style-name="Normal">
      <style:paragraph-properties fo:text-align="center"/>
    </style:style>
    <style:style style:name="T56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90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65" style:family="paragraph" style:parent-style-name="Normal">
      <style:paragraph-properties fo:text-align="center"/>
    </style:style>
    <style:style style:name="T56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Row80" style:family="table-row">
      <style:table-row-properties style:use-optimal-row-height="false"/>
    </style:style>
    <style:style style:name="Cell291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66" style:family="paragraph" style:parent-style-name="Normal"/>
    <style:style style:name="T56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92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67" style:family="paragraph" style:parent-style-name="Normal"/>
    <style:style style:name="T56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7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7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7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7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7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7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93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68" style:family="paragraph" style:parent-style-name="List_20_Paragraph">
      <style:paragraph-properties fo:text-align="center" fo:margin-left="0cm"/>
    </style:style>
    <style:style style:name="T56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568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568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94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69" style:family="paragraph" style:parent-style-name="Normal">
      <style:paragraph-properties fo:text-align="center"/>
    </style:style>
    <style:style style:name="T56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9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569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295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70" style:family="paragraph" style:parent-style-name="Normal">
      <style:paragraph-properties fo:text-align="center"/>
    </style:style>
    <style:style style:name="T57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96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1" style:family="paragraph" style:parent-style-name="Normal">
      <style:paragraph-properties fo:text-align="center"/>
    </style:style>
    <style:style style:name="T57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297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72" style:family="paragraph" style:parent-style-name="Normal">
      <style:paragraph-properties fo:text-align="center"/>
    </style:style>
    <style:style style:name="T57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Row81" style:family="table-row">
      <style:table-row-properties style:use-optimal-row-height="false"/>
    </style:style>
    <style:style style:name="Cell298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3" style:family="paragraph" style:parent-style-name="Normal"/>
    <style:style style:name="T57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299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4" style:family="paragraph" style:parent-style-name="Normal"/>
    <style:style style:name="T57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300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5" style:family="paragraph" style:parent-style-name="List_20_Paragraph">
      <style:paragraph-properties fo:text-align="center" fo:margin-left="0cm"/>
    </style:style>
    <style:style style:name="T57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575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575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301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76" style:family="paragraph" style:parent-style-name="Normal">
      <style:paragraph-properties fo:text-align="center"/>
    </style:style>
    <style:style style:name="T57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302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77" style:family="paragraph" style:parent-style-name="Normal">
      <style:paragraph-properties fo:text-align="center"/>
    </style:style>
    <style:style style:name="T57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03" style:family="table-cell">
      <style:table-cell-properties fo:background-color="#ffffff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78" style:family="paragraph" style:parent-style-name="Normal">
      <style:paragraph-properties fo:text-align="center"/>
    </style:style>
    <style:style style:name="T57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04" style:family="table-cell">
      <style:table-cell-properties fo:background-color="#ffffff" style:vertical-align="middle" fo:border-top="#000000 0.018cm solid" fo:border-bottom="#000000 0.018cm solid" fo:padding-left="0.018cm" fo:border-left="#000000 0.018cm solid" fo:padding-right="0.018cm" fo:border-right="#000000 0.018cm solid" fo:wrap-option="wrap"/>
    </style:style>
    <style:style style:name="P579" style:family="paragraph" style:parent-style-name="Normal">
      <style:paragraph-properties fo:text-align="center"/>
    </style:style>
    <style:style style:name="T57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P580" style:family="paragraph" style:parent-style-name="Normal">
      <style:paragraph-properties fo:text-align="justify" fo:margin-top="0.212cm"/>
    </style:style>
    <style:style style:name="T580_1" style:family="text">
      <style:text-properties fo:font-size="11pt" style:font-size-asian="11pt" style:font-name-complex="Arial" style:font-size-complex="11pt" fo:font-weight="bold" style:font-weight-asian="bold"/>
    </style:style>
    <style:style style:name="T580_2" style:family="text">
      <style:text-properties fo:font-size="11pt" style:font-size-asian="11pt" style:font-name-complex="Arial" style:font-size-complex="11pt" fo:font-weight="bold" style:font-weight-asian="bold"/>
    </style:style>
    <style:style style:name="T580_3" style:family="text">
      <style:text-properties fo:font-size="11pt" style:font-size-asian="11pt" style:font-name-complex="Arial" style:font-size-complex="11pt" fo:font-weight="bold" style:font-weight-asian="bold"/>
    </style:style>
    <style:style style:name="T580_4" style:family="text">
      <style:text-properties fo:font-size="11pt" style:font-size-asian="11pt" style:font-name-complex="Arial" style:font-size-complex="11pt"/>
    </style:style>
    <style:style style:name="T580_5" style:family="text">
      <style:text-properties fo:font-size="11pt" style:font-size-asian="11pt" style:font-name-complex="Arial" style:font-size-complex="11pt"/>
    </style:style>
    <style:style style:name="T580_6" style:family="text">
      <style:text-properties fo:font-size="11pt" style:font-size-asian="11pt" style:font-name-complex="Arial" style:font-size-complex="11pt"/>
    </style:style>
    <style:style style:name="T580_7" style:family="text">
      <style:text-properties fo:font-size="11pt" style:font-size-asian="11pt" style:font-name-complex="Arial" style:font-size-complex="11pt"/>
    </style:style>
    <style:style style:name="T580_8" style:family="text">
      <style:text-properties fo:font-size="11pt" style:font-size-asian="11pt" style:font-name-complex="Arial" style:font-size-complex="11pt"/>
    </style:style>
    <style:style style:name="T580_9" style:family="text">
      <style:text-properties fo:font-size="11pt" style:font-size-asian="11pt" style:font-name-complex="Arial" style:font-size-complex="11pt"/>
    </style:style>
    <style:style style:name="T580_10" style:family="text">
      <style:text-properties fo:font-size="11pt" style:font-size-asian="11pt" style:font-name-complex="Arial" style:font-size-complex="11pt"/>
    </style:style>
    <style:style style:name="T580_11" style:family="text">
      <style:text-properties fo:font-size="11pt" style:font-size-asian="11pt" style:font-name-complex="Arial" style:font-size-complex="11pt"/>
    </style:style>
    <style:style style:name="T580_12" style:family="text">
      <style:text-properties fo:font-size="11pt" style:font-size-asian="11pt" style:font-name-complex="Arial" style:font-size-complex="11pt"/>
    </style:style>
    <style:style style:name="T580_13" style:family="text">
      <style:text-properties fo:font-size="11pt" style:font-size-asian="11pt" style:font-name-complex="Arial" style:font-size-complex="11pt"/>
    </style:style>
    <style:style style:name="T580_14" style:family="text">
      <style:text-properties fo:font-size="11pt" style:font-size-asian="11pt" style:font-name-complex="Arial" style:font-size-complex="11pt"/>
    </style:style>
    <style:style style:name="T580_15" style:family="text">
      <style:text-properties fo:font-size="11pt" style:font-size-asian="11pt" style:font-name-complex="Arial" style:font-size-complex="11pt"/>
    </style:style>
    <style:style style:name="T580_16" style:family="text">
      <style:text-properties fo:font-size="11pt" style:font-size-asian="11pt" style:font-name-complex="Arial" style:font-size-complex="11pt"/>
    </style:style>
    <style:style style:name="T580_17" style:family="text">
      <style:text-properties fo:font-size="11pt" style:font-size-asian="11pt" style:font-name-complex="Arial" style:font-size-complex="11pt"/>
    </style:style>
    <style:style style:name="T580_18" style:family="text">
      <style:text-properties fo:font-size="11pt" style:font-size-asian="11pt" style:font-name-complex="Arial" style:font-size-complex="11pt"/>
    </style:style>
    <style:style style:name="T580_19" style:family="text">
      <style:text-properties fo:font-size="11pt" style:font-size-asian="11pt" style:font-name-complex="Arial" style:font-size-complex="11pt"/>
    </style:style>
    <style:style style:name="T580_2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80_21" style:family="text">
      <style:text-properties fo:font-size="11pt" style:font-size-asian="11pt" style:font-name-complex="Arial" style:font-size-complex="11pt"/>
    </style:style>
    <style:style style:name="T580_22" style:family="text">
      <style:text-properties fo:font-size="11pt" style:font-size-asian="11pt" style:font-name-complex="Arial" style:font-size-complex="11pt"/>
    </style:style>
    <style:style style:name="T580_23" style:family="text">
      <style:text-properties fo:font-size="11pt" style:font-size-asian="11pt" style:font-name-complex="Arial" style:font-size-complex="11pt"/>
    </style:style>
    <style:style style:name="T580_24" style:family="text">
      <style:text-properties fo:font-size="11pt" style:font-size-asian="11pt" style:font-name-complex="Arial" style:font-size-complex="11pt"/>
    </style:style>
    <style:style style:name="T580_25" style:family="text">
      <style:text-properties fo:font-size="11pt" style:font-size-asian="11pt" style:font-name-complex="Arial" style:font-size-complex="11pt"/>
    </style:style>
    <style:style style:name="T580_26" style:family="text">
      <style:text-properties fo:font-size="11pt" style:font-size-asian="11pt" style:font-name-complex="Arial" style:font-size-complex="11pt"/>
    </style:style>
    <style:style style:name="T580_27" style:family="text">
      <style:text-properties fo:font-size="11pt" style:font-size-asian="11pt" style:font-name-complex="Arial" style:font-size-complex="11pt"/>
    </style:style>
    <style:style style:name="T580_28" style:family="text">
      <style:text-properties fo:font-size="11pt" style:font-size-asian="11pt" style:font-name-complex="Arial" style:font-size-complex="11pt"/>
    </style:style>
    <style:style style:name="T580_29" style:family="text">
      <style:text-properties fo:font-size="11pt" style:font-size-asian="11pt" style:font-name-complex="Arial" style:font-size-complex="11pt"/>
    </style:style>
    <style:style style:name="T580_30" style:family="text">
      <style:text-properties fo:font-size="11pt" style:font-size-asian="11pt" style:font-name-complex="Arial" style:font-size-complex="11pt"/>
    </style:style>
    <style:style style:name="T580_31" style:family="text">
      <style:text-properties fo:font-size="11pt" style:font-size-asian="11pt" style:font-name-complex="Arial" style:font-size-complex="11pt"/>
    </style:style>
    <style:style style:name="T580_32" style:family="text">
      <style:text-properties fo:font-size="11pt" style:font-size-asian="11pt" style:font-name-complex="Arial" style:font-size-complex="11pt"/>
    </style:style>
    <style:style style:name="T580_33" style:family="text">
      <style:text-properties fo:font-size="11pt" style:font-size-asian="11pt" style:font-name-complex="Arial" style:font-size-complex="11pt"/>
    </style:style>
    <style:style style:name="T580_34" style:family="text">
      <style:text-properties fo:font-size="11pt" style:font-size-asian="11pt" style:font-name-complex="Arial" style:font-size-complex="11pt"/>
    </style:style>
    <style:style style:name="T580_35" style:family="text">
      <style:text-properties fo:font-size="11pt" style:font-size-asian="11pt" style:font-name-complex="Arial" style:font-size-complex="11pt"/>
    </style:style>
    <style:style style:name="T580_36" style:family="text">
      <style:text-properties fo:font-size="11pt" style:font-size-asian="11pt" style:font-name-complex="Arial" style:font-size-complex="11pt"/>
    </style:style>
    <style:style style:name="T580_37" style:family="text">
      <style:text-properties fo:font-size="11pt" style:font-size-asian="11pt" style:font-name-complex="Arial" style:font-size-complex="11pt"/>
    </style:style>
    <style:style style:name="T580_38" style:family="text">
      <style:text-properties fo:font-size="11pt" style:font-size-asian="11pt" style:font-name-complex="Arial" style:font-size-complex="11pt"/>
    </style:style>
    <style:style style:name="T580_39" style:family="text">
      <style:text-properties fo:font-size="11pt" style:font-size-asian="11pt" style:font-name-complex="Arial" style:font-size-complex="11pt"/>
    </style:style>
    <style:style style:name="T580_40" style:family="text">
      <style:text-properties fo:font-size="11pt" style:font-size-asian="11pt" style:font-name-complex="Arial" style:font-size-complex="11pt"/>
    </style:style>
    <style:style style:name="T580_41" style:family="text">
      <style:text-properties fo:font-size="11pt" style:font-size-asian="11pt" style:font-name-complex="Arial" style:font-size-complex="11pt"/>
    </style:style>
    <style:style style:name="T580_42" style:family="text">
      <style:text-properties fo:font-size="11pt" style:font-size-asian="11pt" style:font-name-complex="Arial" style:font-size-complex="11pt"/>
    </style:style>
    <style:style style:name="T580_43" style:family="text">
      <style:text-properties fo:font-size="11pt" style:font-size-asian="11pt" style:font-name-complex="Arial" style:font-size-complex="11pt"/>
    </style:style>
    <style:style style:name="T580_44" style:family="text">
      <style:text-properties fo:font-size="11pt" style:font-size-asian="11pt" style:font-name-complex="Arial" style:font-size-complex="11pt"/>
    </style:style>
    <style:style style:name="P581" style:family="paragraph" style:parent-style-name="title_20_2_20_Blue">
      <style:paragraph-properties fo:text-align="justify" fo:margin-top="0.212cm"/>
    </style:style>
    <style:style style:name="T581_1" style:family="text">
      <style:text-properties fo:color="#000000" style:font-name="Arial" fo:font-size="11pt" style:font-size-asian="11pt" style:font-size-complex="11pt" fo:language="en" fo:country="GB"/>
    </style:style>
    <style:style style:name="T581_2" style:family="text">
      <style:text-properties fo:color="#000000" style:font-name="Arial" fo:font-size="11pt" style:font-size-asian="11pt" style:font-size-complex="11pt" fo:language="en" fo:country="GB"/>
    </style:style>
    <style:style style:name="T581_3" style:family="text">
      <style:text-properties fo:color="#000000" style:font-name="Arial" fo:font-size="11pt" style:font-size-asian="11pt" style:font-size-complex="11pt" fo:language="en" fo:country="GB"/>
    </style:style>
    <style:style style:name="T581_4" style:family="text">
      <style:text-properties fo:color="#000000" style:font-name="Arial" fo:font-size="11pt" style:font-size-asian="11pt" style:font-size-complex="11pt" fo:language="en" fo:country="GB"/>
    </style:style>
    <style:style style:name="T581_5" style:family="text">
      <style:text-properties fo:color="#000000" style:font-name="Arial" fo:font-size="11pt" style:font-size-asian="11pt" style:font-size-complex="11pt" fo:language="en" fo:country="GB"/>
    </style:style>
    <style:style style:name="T581_6" style:family="text">
      <style:text-properties fo:color="#000000" style:font-name="Arial" fo:font-size="11pt" style:font-size-asian="11pt" style:font-size-complex="11pt" fo:language="en" fo:country="GB"/>
    </style:style>
    <style:style style:name="T581_7" style:family="text">
      <style:text-properties fo:color="#000000" style:font-name="Arial" fo:font-size="11pt" style:font-size-asian="11pt" style:font-size-complex="11pt" fo:language="en" fo:country="GB"/>
    </style:style>
    <style:style style:name="T581_8" style:family="text">
      <style:text-properties fo:color="#000000" style:font-name="Arial" fo:font-size="11pt" style:font-size-asian="11pt" style:font-size-complex="11pt" fo:language="en" fo:country="GB"/>
    </style:style>
    <style:style style:name="T581_9" style:family="text">
      <style:text-properties fo:color="#000000" style:font-name="Arial" fo:font-size="11pt" style:font-size-asian="11pt" style:font-size-complex="11pt" fo:language="en" fo:country="GB"/>
    </style:style>
    <style:style style:name="T581_10" style:family="text">
      <style:text-properties fo:color="#000000" style:font-name="Arial" fo:font-size="11pt" style:font-size-asian="11pt" style:font-size-complex="11pt" fo:language="en" fo:country="GB"/>
    </style:style>
    <style:style style:name="T581_11" style:family="text">
      <style:text-properties fo:color="#000000" style:font-name="Arial" fo:font-size="11pt" style:font-size-asian="11pt" style:font-size-complex="11pt" fo:language="en" fo:country="GB"/>
    </style:style>
    <style:style style:name="T581_12" style:family="text">
      <style:text-properties fo:color="#000000" style:font-name="Arial" fo:font-size="11pt" style:font-size-asian="11pt" style:font-size-complex="11pt" fo:language="en" fo:country="GB"/>
    </style:style>
    <style:style style:name="T581_13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1_14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1_15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1_16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1_17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1_18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1_19" style:family="text" style:parent-style-name="title_20_2_20_Blue">
      <style:text-properties style:text-position="super 58%" fo:color="#000000" style:font-name="Arial" fo:font-size="11pt" style:font-size-asian="11pt" style:font-size-complex="11pt" fo:font-weight="normal" style:font-weight-asian="normal"/>
    </style:style>
    <style:style style:name="P582" style:family="paragraph" style:parent-style-name="Footnote_20_text"/>
    <style:style style:name="T582_1" style:family="text">
      <style:text-properties fo:font-size="7pt" style:font-size-asian="7pt" style:font-size-complex="7pt"/>
    </style:style>
    <style:style style:name="T582_2" style:family="text">
      <style:text-properties fo:font-size="7pt" style:font-size-asian="7pt" style:font-name-complex="Arial" style:font-size-complex="7pt" fo:language-asian="en" fo:country-asian="GB"/>
    </style:style>
    <style:style style:name="T582_3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2_4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2_5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2_6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2_7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2_8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2_9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2_10" style:family="text">
      <style:text-properties fo:color="#000000" style:font-name="Arial" fo:font-size="11pt" style:font-size-asian="11pt" style:font-size-complex="11pt" style:font-weight-complex="bold"/>
    </style:style>
    <style:style style:name="T582_11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2_12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2_13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P583" style:family="paragraph" style:parent-style-name="Normal">
      <style:paragraph-properties fo:text-align="justify" fo:margin-top="0.212cm"/>
    </style:style>
    <style:style style:name="T583_1" style:family="text">
      <style:text-properties fo:font-size="11pt" style:font-size-asian="11pt" style:font-name-complex="Arial" style:font-size-complex="11pt" fo:font-weight="bold" style:font-weight-asian="bold"/>
    </style:style>
    <style:style style:name="T583_2" style:family="text">
      <style:text-properties fo:font-size="11pt" style:font-size-asian="11pt" style:font-name-complex="Arial" style:font-size-complex="11pt" fo:font-weight="bold" style:font-weight-asian="bold"/>
    </style:style>
    <style:style style:name="T583_3" style:family="text">
      <style:text-properties fo:font-size="11pt" style:font-size-asian="11pt" style:font-name-complex="Arial" style:font-size-complex="11pt" fo:font-weight="bold" style:font-weight-asian="bold"/>
    </style:style>
    <style:style style:name="T583_4" style:family="text">
      <style:text-properties fo:font-size="11pt" style:font-size-asian="11pt" style:font-name-complex="Arial" style:font-size-complex="11pt"/>
    </style:style>
    <style:style style:name="T583_5" style:family="text">
      <style:text-properties fo:font-size="11pt" style:font-size-asian="11pt" style:font-name-complex="Arial" style:font-size-complex="11pt"/>
    </style:style>
    <style:style style:name="T583_6" style:family="text">
      <style:text-properties fo:font-size="11pt" style:font-size-asian="11pt" style:font-name-complex="Arial" style:font-size-complex="11pt" fo:font-weight="bold" style:font-weight-asian="bold"/>
    </style:style>
    <style:style style:name="T583_7" style:family="text">
      <style:text-properties fo:font-size="11pt" style:font-size-asian="11pt" style:font-name-complex="Arial" style:font-size-complex="11pt"/>
    </style:style>
    <style:style style:name="T583_8" style:family="text">
      <style:text-properties fo:font-size="11pt" style:font-size-asian="11pt" style:font-name-complex="Arial" style:font-size-complex="11pt"/>
    </style:style>
    <style:style style:name="T583_9" style:family="text">
      <style:text-properties fo:font-size="11pt" style:font-size-asian="11pt" style:font-name-complex="Arial" style:font-size-complex="11pt"/>
    </style:style>
    <style:style style:name="T583_10" style:family="text">
      <style:text-properties fo:font-size="11pt" style:font-size-asian="11pt" style:font-name-complex="Arial" style:font-size-complex="11pt"/>
    </style:style>
    <style:style style:name="T583_11" style:family="text">
      <style:text-properties fo:font-size="11pt" style:font-size-asian="11pt" style:font-name-complex="Arial" style:font-size-complex="11pt"/>
    </style:style>
    <style:style style:name="T583_12" style:family="text">
      <style:text-properties fo:font-size="11pt" style:font-size-asian="11pt" style:font-name-complex="Arial" style:font-size-complex="11pt"/>
    </style:style>
    <style:style style:name="T583_13" style:family="text">
      <style:text-properties fo:font-size="11pt" style:font-size-asian="11pt" style:font-name-complex="Arial" style:font-size-complex="11pt"/>
    </style:style>
    <style:style style:name="T583_14" style:family="text">
      <style:text-properties fo:font-size="11pt" style:font-size-asian="11pt" style:font-name-complex="Arial" style:font-size-complex="11pt"/>
    </style:style>
    <style:style style:name="T583_15" style:family="text">
      <style:text-properties fo:font-size="11pt" style:font-size-asian="11pt" style:font-name-complex="Arial" style:font-size-complex="11pt"/>
    </style:style>
    <style:style style:name="T583_16" style:family="text">
      <style:text-properties fo:font-size="11pt" style:font-size-asian="11pt" style:font-name-complex="Arial" style:font-size-complex="11pt"/>
    </style:style>
    <style:style style:name="T583_17" style:family="text">
      <style:text-properties fo:font-size="11pt" style:font-size-asian="11pt" style:font-name-complex="Arial" style:font-size-complex="11pt"/>
    </style:style>
    <style:style style:name="T583_18" style:family="text">
      <style:text-properties fo:font-size="11pt" style:font-size-asian="11pt" style:font-name-complex="Arial" style:font-size-complex="11pt"/>
    </style:style>
    <style:style style:name="T583_19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83_20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83_21" style:family="text">
      <style:text-properties fo:font-size="11pt" style:font-size-asian="11pt" style:font-name-complex="Arial" style:font-size-complex="11pt"/>
    </style:style>
    <style:style style:name="T583_22" style:family="text">
      <style:text-properties fo:font-size="11pt" style:font-size-asian="11pt" style:font-name-complex="Arial" style:font-size-complex="11pt"/>
    </style:style>
    <style:style style:name="T583_23" style:family="text">
      <style:text-properties fo:font-size="11pt" style:font-size-asian="11pt" style:font-name-complex="Arial" style:font-size-complex="11pt"/>
    </style:style>
    <style:style style:name="T583_24" style:family="text">
      <style:text-properties fo:font-size="11pt" style:font-size-asian="11pt" style:font-name-complex="Arial" style:font-size-complex="11pt"/>
    </style:style>
    <style:style style:name="T583_25" style:family="text">
      <style:text-properties fo:font-size="11pt" style:font-size-asian="11pt" style:font-name-complex="Arial" style:font-size-complex="11pt"/>
    </style:style>
    <style:style style:name="T583_26" style:family="text">
      <style:text-properties fo:font-size="11pt" style:font-size-asian="11pt" style:font-name-complex="Arial" style:font-size-complex="11pt"/>
    </style:style>
    <style:style style:name="P584" style:family="paragraph" style:parent-style-name="title_20_2_20_Blue">
      <style:paragraph-properties fo:text-align="justify" fo:margin-top="0.212cm"/>
    </style:style>
    <style:style style:name="T584_1" style:family="text">
      <style:text-properties fo:color="#000000" style:font-name="Arial" fo:font-size="11pt" style:font-size-asian="11pt" style:font-size-complex="11pt" fo:language="en" fo:country="GB"/>
    </style:style>
    <style:style style:name="T584_2" style:family="text">
      <style:text-properties fo:color="#000000" style:font-name="Arial" fo:font-size="11pt" style:font-size-asian="11pt" style:font-size-complex="11pt" fo:language="en" fo:country="GB"/>
    </style:style>
    <style:style style:name="T584_3" style:family="text">
      <style:text-properties fo:color="#000000" style:font-name="Arial" fo:font-size="11pt" style:font-size-asian="11pt" style:font-size-complex="11pt" fo:language="en" fo:country="GB"/>
    </style:style>
    <style:style style:name="T584_4" style:family="text">
      <style:text-properties fo:color="#000000" style:font-name="Arial" fo:font-size="11pt" style:font-size-asian="11pt" style:font-size-complex="11pt" fo:language="en" fo:country="GB"/>
    </style:style>
    <style:style style:name="T584_5" style:family="text">
      <style:text-properties fo:color="#000000" style:font-name="Arial" fo:font-size="11pt" style:font-size-asian="11pt" style:font-size-complex="11pt" fo:language="en" fo:country="GB"/>
    </style:style>
    <style:style style:name="T584_6" style:family="text">
      <style:text-properties fo:color="#000000" style:font-name="Arial" fo:font-size="11pt" style:font-size-asian="11pt" style:font-size-complex="11pt" fo:language="en" fo:country="GB"/>
    </style:style>
    <style:style style:name="T584_7" style:family="text">
      <style:text-properties fo:color="#000000" style:font-name="Arial" fo:font-size="11pt" style:font-size-asian="11pt" style:font-size-complex="11pt" fo:language="en" fo:country="GB"/>
    </style:style>
    <style:style style:name="T584_8" style:family="text">
      <style:text-properties fo:color="#000000" style:font-name="Arial" fo:font-size="11pt" style:font-size-asian="11pt" style:font-size-complex="11pt" fo:language="en" fo:country="GB"/>
    </style:style>
    <style:style style:name="T584_9" style:family="text">
      <style:text-properties fo:color="#000000" style:font-name="Arial" fo:font-size="11pt" style:font-size-asian="11pt" style:font-size-complex="11pt" fo:language="en" fo:country="GB"/>
    </style:style>
    <style:style style:name="T584_10" style:family="text">
      <style:text-properties fo:color="#000000" style:font-name="Arial" fo:font-size="11pt" style:font-size-asian="11pt" style:font-size-complex="11pt" fo:language="en" fo:country="GB" fo:font-weight="normal" style:font-weight-asian="normal"/>
    </style:style>
    <style:style style:name="T584_11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12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13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14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15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16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17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584_18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584_19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584_20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584_21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584_22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584_23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24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25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26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584_27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28" style:family="text">
      <style:text-properties fo:color="#000000" style:font-name="Arial" fo:font-size="11pt" style:font-size-asian="11pt" style:font-size-complex="11pt" style:font-weight-complex="bold"/>
    </style:style>
    <style:style style:name="T584_29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30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584_31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584_32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584_33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584_34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584_35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36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37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38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39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4_40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P585" style:family="paragraph" style:parent-style-name="title_20_2_20_Blue">
      <style:paragraph-properties fo:text-align="justify" fo:margin-top="0.212cm"/>
    </style:style>
    <style:style style:name="T585_1" style:family="text">
      <style:text-properties fo:color="#000000" style:font-name="Arial" fo:font-size="11pt" style:font-size-asian="11pt" style:font-size-complex="11pt" fo:language="en" fo:country="GB"/>
    </style:style>
    <style:style style:name="T585_2" style:family="text">
      <style:text-properties fo:color="#000000" style:font-name="Arial" fo:font-size="11pt" style:font-size-asian="11pt" style:font-size-complex="11pt" fo:language="en" fo:country="GB"/>
    </style:style>
    <style:style style:name="T585_3" style:family="text">
      <style:text-properties fo:color="#000000" style:font-name="Arial" fo:font-size="11pt" style:font-size-asian="11pt" style:font-size-complex="11pt" fo:language="en" fo:country="GB"/>
    </style:style>
    <style:style style:name="T585_4" style:family="text">
      <style:text-properties fo:color="#000000" style:font-name="Arial" fo:font-size="11pt" style:font-size-asian="11pt" style:font-size-complex="11pt" fo:language="en" fo:country="GB"/>
    </style:style>
    <style:style style:name="T585_5" style:family="text">
      <style:text-properties fo:color="#000000" style:font-name="Arial" fo:font-size="11pt" style:font-size-asian="11pt" style:font-size-complex="11pt" fo:language="en" fo:country="GB"/>
    </style:style>
    <style:style style:name="T585_6" style:family="text">
      <style:text-properties fo:color="#000000" style:font-name="Arial" fo:font-size="11pt" style:font-size-asian="11pt" style:font-size-complex="11pt" fo:language="en" fo:country="GB"/>
    </style:style>
    <style:style style:name="T585_7" style:family="text">
      <style:text-properties fo:color="#000000" style:font-name="Arial" fo:font-size="11pt" style:font-size-asian="11pt" style:font-size-complex="11pt" fo:language="en" fo:country="GB"/>
    </style:style>
    <style:style style:name="T585_8" style:family="text">
      <style:text-properties fo:color="#000000" style:font-name="Arial" fo:font-size="11pt" style:font-size-asian="11pt" style:font-size-complex="11pt" fo:language="en" fo:country="GB" fo:font-weight="normal" style:font-weight-asian="normal" style:font-weight-complex="bold"/>
    </style:style>
    <style:style style:name="T585_9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10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11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12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13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14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15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16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17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18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19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20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21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22" style:family="text">
      <style:text-properties fo:color="#000000" style:font-name="Arial" fo:font-size="11pt" style:font-size-asian="11pt" style:font-size-complex="11pt" fo:font-weight="normal" style:font-weight-asian="normal" style:font-weight-complex="bold"/>
    </style:style>
    <style:style style:name="T585_23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24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T585_25" style:family="text">
      <style:text-properties fo:color="#000000" style:font-name="Arial" fo:font-size="11pt" style:font-size-asian="11pt" style:font-size-complex="11pt" fo:font-weight="normal" style:font-weight-asian="normal"/>
    </style:style>
    <style:style style:name="P586" style:family="paragraph" style:parent-style-name="Normal">
      <style:paragraph-properties fo:text-align="justify" fo:margin-top="0.212cm"/>
    </style:style>
    <style:style style:name="T586_1" style:family="text">
      <style:text-properties fo:font-size="11pt" style:font-size-asian="11pt" style:font-name-complex="Arial" style:font-size-complex="11pt" fo:font-weight="bold" style:font-weight-asian="bold"/>
    </style:style>
    <style:style style:name="T586_2" style:family="text">
      <style:text-properties fo:font-size="11pt" style:font-size-asian="11pt" style:font-name-complex="Arial" style:font-size-complex="11pt" fo:font-weight="bold" style:font-weight-asian="bold"/>
    </style:style>
    <style:style style:name="T586_3" style:family="text">
      <style:text-properties fo:font-size="11pt" style:font-size-asian="11pt" style:font-name-complex="Arial" style:font-size-complex="11pt" fo:font-weight="bold" style:font-weight-asian="bold"/>
    </style:style>
    <style:style style:name="T586_4" style:family="text">
      <style:text-properties fo:font-size="11pt" style:font-size-asian="11pt" style:font-name-complex="Arial" style:font-size-complex="11pt" fo:font-weight="bold" style:font-weight-asian="bold"/>
    </style:style>
    <style:style style:name="T586_5" style:family="text">
      <style:text-properties fo:font-size="11pt" style:font-size-asian="11pt" style:font-name-complex="Arial" style:font-size-complex="11pt" fo:font-weight="bold" style:font-weight-asian="bold"/>
    </style:style>
    <style:style style:name="T586_6" style:family="text">
      <style:text-properties fo:font-size="11pt" style:font-size-asian="11pt" style:font-name-complex="Arial" style:font-size-complex="11pt" fo:font-weight="bold" style:font-weight-asian="bold"/>
    </style:style>
    <style:style style:name="T586_7" style:family="text">
      <style:text-properties fo:font-size="11pt" style:font-size-asian="11pt" style:font-name-complex="Arial" style:font-size-complex="11pt" fo:font-weight="bold" style:font-weight-asian="bold"/>
    </style:style>
    <style:style style:name="T586_8" style:family="text">
      <style:text-properties fo:font-size="11pt" style:font-size-asian="11pt" style:font-name-complex="Arial" style:font-size-complex="11pt" fo:font-weight="bold" style:font-weight-asian="bold"/>
    </style:style>
    <style:style style:name="T586_9" style:family="text">
      <style:text-properties fo:font-size="11pt" style:font-size-asian="11pt" style:font-name-complex="Arial" style:font-size-complex="11pt" fo:font-weight="bold" style:font-weight-asian="bold"/>
    </style:style>
    <style:style style:name="T586_10" style:family="text">
      <style:text-properties fo:font-size="11pt" style:font-size-asian="11pt" style:font-name-complex="Arial" style:font-size-complex="11pt"/>
    </style:style>
    <style:style style:name="T586_11" style:family="text">
      <style:text-properties fo:font-size="11pt" style:font-size-asian="11pt" style:font-name-complex="Arial" style:font-size-complex="11pt"/>
    </style:style>
    <style:style style:name="T586_12" style:family="text">
      <style:text-properties fo:font-size="11pt" style:font-size-asian="11pt" style:font-name-complex="Arial" style:font-size-complex="11pt"/>
    </style:style>
    <style:style style:name="T586_13" style:family="text">
      <style:text-properties fo:font-size="11pt" style:font-size-asian="11pt" style:font-name-complex="Arial" style:font-size-complex="11pt"/>
    </style:style>
    <style:style style:name="T586_14" style:family="text">
      <style:text-properties fo:font-size="11pt" style:font-size-asian="11pt" style:font-name-complex="Arial" style:font-size-complex="11pt"/>
    </style:style>
    <style:style style:name="T586_15" style:family="text">
      <style:text-properties fo:font-size="11pt" style:font-size-asian="11pt" style:font-name-complex="Arial" style:font-size-complex="11pt" fo:font-weight="bold" style:font-weight-asian="bold"/>
    </style:style>
    <style:style style:name="T586_16" style:family="text">
      <style:text-properties fo:font-size="11pt" style:font-size-asian="11pt" style:font-name-complex="Arial" style:font-size-complex="11pt"/>
    </style:style>
    <style:style style:name="T586_17" style:family="text">
      <style:text-properties fo:font-size="11pt" style:font-size-asian="11pt" style:font-name-complex="Arial" style:font-size-complex="11pt"/>
    </style:style>
    <style:style style:name="P587" style:family="paragraph" style:parent-style-name="Normal">
      <style:paragraph-properties fo:text-align="justify" fo:margin-top="0.212cm"/>
    </style:style>
    <style:style style:name="T587_1" style:family="text">
      <style:text-properties fo:font-size="11pt" style:font-size-asian="11pt" style:font-name-complex="Arial" style:font-size-complex="11pt"/>
    </style:style>
    <style:style style:name="T587_2" style:family="text">
      <style:text-properties fo:font-size="11pt" style:font-size-asian="11pt" style:font-name-complex="Arial" style:font-size-complex="11pt"/>
    </style:style>
    <style:style style:name="T587_3" style:family="text">
      <style:text-properties fo:font-size="11pt" style:font-size-asian="11pt" style:font-name-complex="Arial" style:font-size-complex="11pt"/>
    </style:style>
    <style:style style:name="T587_4" style:family="text">
      <style:text-properties fo:font-size="11pt" style:font-size-asian="11pt" style:font-name-complex="Arial" style:font-size-complex="11pt"/>
    </style:style>
    <style:style style:name="T587_5" style:family="text">
      <style:text-properties fo:font-size="11pt" style:font-size-asian="11pt" style:font-name-complex="Arial" style:font-size-complex="11pt"/>
    </style:style>
    <style:style style:name="T587_6" style:family="text">
      <style:text-properties fo:font-size="11pt" style:font-size-asian="11pt" style:font-name-complex="Arial" style:font-size-complex="11pt"/>
    </style:style>
    <style:style style:name="T587_7" style:family="text">
      <style:text-properties fo:font-size="11pt" style:font-size-asian="11pt" style:font-name-complex="Arial" style:font-size-complex="11pt"/>
    </style:style>
    <style:style style:name="T587_8" style:family="text">
      <style:text-properties fo:font-size="11pt" style:font-size-asian="11pt" style:font-name-complex="Arial" style:font-size-complex="11pt"/>
    </style:style>
    <style:style style:name="T587_9" style:family="text">
      <style:text-properties fo:font-size="11pt" style:font-size-asian="11pt" style:font-name-complex="Arial" style:font-size-complex="11pt"/>
    </style:style>
    <style:style style:name="P588" style:family="paragraph" style:parent-style-name="Normal">
      <style:paragraph-properties fo:text-align="justify" fo:margin-top="0.423cm"/>
    </style:style>
    <style:style style:name="T58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589" style:family="paragraph" style:parent-style-name="Normal">
      <style:paragraph-properties fo:text-align="justify" fo:margin-top="0.212cm" fo:margin-bottom="0.212cm"/>
    </style:style>
    <style:style style:name="T589_1" style:family="text">
      <style:text-properties fo:font-size="11pt" style:font-size-asian="11pt" style:font-name-complex="Arial" style:font-size-complex="11pt"/>
    </style:style>
    <style:style style:name="T589_2" style:family="text">
      <style:text-properties fo:font-size="11pt" style:font-size-asian="11pt" style:font-name-complex="Arial" style:font-size-complex="11pt"/>
    </style:style>
    <style:style style:name="P590" style:family="paragraph" style:parent-style-name="List_20_Paragraph">
      <style:paragraph-properties fo:text-align="justify" fo:margin-bottom="0.212cm"/>
    </style:style>
    <style:style style:name="T590_1" style:family="text">
      <style:text-properties fo:font-size="11pt" style:font-size-asian="11pt" style:font-name-complex="Arial" style:font-size-complex="11pt"/>
    </style:style>
    <style:style style:name="T590_2" style:family="text">
      <style:text-properties fo:font-size="11pt" style:font-size-asian="11pt" style:font-name-complex="Arial" style:font-size-complex="11pt"/>
    </style:style>
    <style:style style:name="T590_3" style:family="text">
      <style:text-properties fo:font-size="11pt" style:font-size-asian="11pt" style:font-name-complex="Arial" style:font-size-complex="11pt"/>
    </style:style>
    <style:style style:name="T590_4" style:family="text">
      <style:text-properties fo:font-size="11pt" style:font-size-asian="11pt" style:font-name-complex="Arial" style:font-size-complex="11pt"/>
    </style:style>
    <style:style style:name="T590_5" style:family="text">
      <style:text-properties fo:font-size="11pt" style:font-size-asian="11pt" style:font-name-complex="Arial" style:font-size-complex="11pt"/>
    </style:style>
    <style:style style:name="T590_6" style:family="text">
      <style:text-properties fo:font-size="11pt" style:font-size-asian="11pt" style:font-name-complex="Arial" style:font-size-complex="11pt"/>
    </style:style>
    <style:style style:name="T590_7" style:family="text">
      <style:text-properties fo:font-size="11pt" style:font-size-asian="11pt" style:font-name-complex="Arial" style:font-size-complex="11pt"/>
    </style:style>
    <style:style style:name="P591" style:family="paragraph" style:parent-style-name="List_20_Paragraph">
      <style:paragraph-properties fo:text-align="justify" fo:margin-bottom="0.212cm"/>
    </style:style>
    <style:style style:name="T591_1" style:family="text">
      <style:text-properties fo:font-size="11pt" style:font-size-asian="11pt" style:font-name-complex="Arial" style:font-size-complex="11pt"/>
    </style:style>
    <style:style style:name="T591_2" style:family="text">
      <style:text-properties fo:font-size="11pt" style:font-size-asian="11pt" style:font-name-complex="Arial" style:font-size-complex="11pt"/>
    </style:style>
    <style:style style:name="P592" style:family="paragraph" style:parent-style-name="List_20_Paragraph">
      <style:paragraph-properties fo:text-align="justify" fo:margin-bottom="0.212cm"/>
    </style:style>
    <style:style style:name="T592_1" style:family="text">
      <style:text-properties fo:font-size="11pt" style:font-size-asian="11pt" style:font-name-complex="Arial" style:font-size-complex="11pt"/>
    </style:style>
    <style:style style:name="T592_2" style:family="text">
      <style:text-properties fo:font-size="11pt" style:font-size-asian="11pt" style:font-name-complex="Arial" style:font-size-complex="11pt"/>
    </style:style>
    <style:style style:name="P593" style:family="paragraph" style:parent-style-name="Normal">
      <style:paragraph-properties fo:text-align="justify" fo:margin-bottom="0.212cm"/>
    </style:style>
    <style:style style:name="T593_1" style:family="text">
      <style:text-properties fo:font-size="11pt" style:font-size-asian="11pt" style:font-name-complex="Arial" style:font-size-complex="11pt"/>
    </style:style>
    <style:style style:name="T593_2" style:family="text">
      <style:text-properties fo:font-size="11pt" style:font-size-asian="11pt" style:font-name-complex="Arial" style:font-size-complex="11pt"/>
    </style:style>
    <style:style style:name="T593_3" style:family="text">
      <style:text-properties fo:font-size="11pt" style:font-size-asian="11pt" style:font-name-complex="Arial" style:font-size-complex="11pt"/>
    </style:style>
    <style:style style:name="P594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595" style:family="paragraph" style:parent-style-name="Normal">
      <style:paragraph-properties fo:text-align="justify"/>
    </style:style>
    <style:style style:name="T595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596" style:family="paragraph" style:parent-style-name="Normal">
      <style:paragraph-properties fo:text-align="justify" fo:margin-top="0.423cm" fo:margin-bottom="0.212cm"/>
    </style:style>
    <style:style style:name="T596_1" style:family="text">
      <style:text-properties fo:font-size="11pt" style:font-size-asian="11pt" style:font-name-complex="Arial" style:font-size-complex="11pt"/>
    </style:style>
    <style:style style:name="T596_2" style:family="text">
      <style:text-properties fo:font-size="11pt" style:font-size-asian="11pt" style:font-name-complex="Arial" style:font-size-complex="11pt"/>
    </style:style>
    <style:style style:name="Table19" style:family="table">
      <style:table-properties table:align="left" style:width="17.981cm" fo:margin-left="0cm"/>
    </style:style>
    <style:style style:name="Column78" style:family="table-column">
      <style:table-column-properties style:column-width="11.494cm"/>
    </style:style>
    <style:style style:name="Column79" style:family="table-column">
      <style:table-column-properties style:column-width="6.488cm"/>
    </style:style>
    <style:style style:name="Row82" style:family="table-row"/>
    <style:style style:name="Cell305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7" style:family="paragraph" style:parent-style-name="Normal">
      <style:paragraph-properties fo:text-align="center" fo:margin-bottom="0.212cm"/>
    </style:style>
    <style:style style:name="T59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Cell306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8" style:family="paragraph" style:parent-style-name="Normal">
      <style:paragraph-properties fo:text-align="center" fo:margin-bottom="0.212cm"/>
    </style:style>
    <style:style style:name="T59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Row83" style:family="table-row"/>
    <style:style style:name="Cell30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599" style:family="paragraph" style:parent-style-name="Normal"/>
    <style:style style:name="T59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0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0" style:family="paragraph" style:parent-style-name="Normal">
      <style:paragraph-properties fo:margin-bottom="0.212cm"/>
    </style:style>
    <style:style style:name="T60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00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00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00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00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84" style:family="table-row"/>
    <style:style style:name="Cell30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1" style:family="paragraph" style:parent-style-name="Normal"/>
    <style:style style:name="T60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2" style:family="paragraph" style:parent-style-name="Normal">
      <style:paragraph-properties fo:margin-bottom="0.212cm"/>
    </style:style>
    <style:style style:name="T60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02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02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02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85" style:family="table-row">
      <style:table-row-properties style:min-row-height="1.159cm"/>
    </style:style>
    <style:style style:name="Cell3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3" style:family="paragraph" style:parent-style-name="Normal"/>
    <style:style style:name="T60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4" style:family="paragraph" style:parent-style-name="Normal">
      <style:paragraph-properties fo:margin-bottom="0.212cm"/>
    </style:style>
    <style:style style:name="T604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86" style:family="table-row"/>
    <style:style style:name="Cell3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5" style:family="paragraph" style:parent-style-name="Normal"/>
    <style:style style:name="T60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6" style:family="paragraph" style:parent-style-name="Normal">
      <style:paragraph-properties fo:margin-bottom="0.212cm"/>
    </style:style>
    <style:style style:name="T60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0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06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87" style:family="table-row"/>
    <style:style style:name="Cell3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7" style:family="paragraph" style:parent-style-name="Normal"/>
    <style:style style:name="T60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07_2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style:font-weight-complex="bold"/>
    </style:style>
    <style:style style:name="T607_3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style:font-weight-complex="bold"/>
    </style:style>
    <style:style style:name="T607_4" style:family="text">
      <style:text-properties style:font-name="Arial" fo:font-size="9pt" style:font-size-asian="9pt" style:font-size-complex="9pt" fo:language="en" fo:language-asian="en" fo:language-complex="ar" fo:country="GB" fo:country-asian="US" fo:country-complex="SA" style:font-weight-complex="bold"/>
    </style:style>
    <style:style style:name="T607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8" style:family="paragraph" style:parent-style-name="Normal">
      <style:paragraph-properties fo:margin-bottom="0.212cm"/>
    </style:style>
    <style:style style:name="T608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88" style:family="table-row"/>
    <style:style style:name="Cell3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9" style:family="paragraph" style:parent-style-name="Normal"/>
    <style:style style:name="T60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0" style:family="paragraph" style:parent-style-name="Normal">
      <style:paragraph-properties fo:margin-bottom="0.212cm"/>
    </style:style>
    <style:style style:name="T610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Row89" style:family="table-row"/>
    <style:style style:name="Cell3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1" style:family="paragraph" style:parent-style-name="Normal"/>
    <style:style style:name="T61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11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11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11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2" style:family="paragraph" style:parent-style-name="Normal">
      <style:paragraph-properties fo:margin-bottom="0.212cm"/>
    </style:style>
    <style:style style:name="T612_1" style:family="text">
      <style:text-properties style:font-name="Arial" fo:font-size="9pt" style:font-size-asian="9pt" style:font-size-complex="9pt" fo:language="en" fo:language-asian="en" fo:language-complex="ar" fo:country="GB" fo:country-asian="US" fo:country-complex="SA"/>
    </style:style>
    <style:style style:name="P613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614" style:family="paragraph" style:parent-style-name="Normal">
      <style:paragraph-properties fo:text-align="justify"/>
    </style:style>
    <style:style style:name="T614_1" style:family="text">
      <style:text-properties fo:font-size="11pt" style:font-size-asian="11pt" style:font-name-complex="Arial" style:font-size-complex="11pt" style:font-weight-complex="bold"/>
    </style:style>
    <style:style style:name="T614_2" style:family="text">
      <style:text-properties fo:font-size="11pt" style:font-size-asian="11pt" style:font-name-complex="Arial" style:font-size-complex="11pt" style:font-weight-complex="bold"/>
    </style:style>
    <style:style style:name="T614_3" style:family="text">
      <style:text-properties fo:font-size="11pt" style:font-size-asian="11pt" style:font-name-complex="Arial" style:font-size-complex="11pt" style:font-weight-complex="bold"/>
    </style:style>
    <style:style style:name="P615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615_1" style:family="text">
      <style:text-properties fo:font-size="11pt" style:font-size-asian="11pt" style:font-name-complex="Arial" style:font-size-complex="11pt" style:font-weight-complex="bold"/>
    </style:style>
    <style:style style:name="T615_2" style:family="text">
      <style:text-properties fo:font-size="11pt" style:font-size-asian="11pt" style:font-name-complex="Arial" style:font-size-complex="11pt" style:font-weight-complex="bold"/>
    </style:style>
    <style:style style:name="T615_3" style:family="text">
      <style:text-properties fo:font-size="11pt" style:font-size-asian="11pt" style:font-name-complex="Arial" style:font-size-complex="11pt" style:font-weight-complex="bold"/>
    </style:style>
    <style:style style:name="T615_4" style:family="text">
      <style:text-properties fo:font-size="11pt" style:font-size-asian="11pt" style:font-name-complex="Arial" style:font-size-complex="11pt" style:font-weight-complex="bold"/>
    </style:style>
    <style:style style:name="T615_5" style:family="text">
      <style:text-properties fo:font-size="11pt" style:font-size-asian="11pt" style:font-name-complex="Arial" style:font-size-complex="11pt" style:font-weight-complex="bold"/>
    </style:style>
    <style:style style:name="T615_6" style:family="text">
      <style:text-properties fo:font-size="11pt" style:font-size-asian="11pt" style:font-name-complex="Arial" style:font-size-complex="11pt" style:font-weight-complex="bold"/>
    </style:style>
    <style:style style:name="T615_7" style:family="text">
      <style:text-properties fo:font-size="11pt" style:font-size-asian="11pt" style:font-name-complex="Arial" style:font-size-complex="11pt" style:font-weight-complex="bold"/>
    </style:style>
    <style:style style:name="P616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616_1" style:family="text">
      <style:text-properties fo:font-size="11pt" style:font-size-asian="11pt" style:font-name-complex="Arial" style:font-size-complex="11pt" style:font-weight-complex="bold"/>
    </style:style>
    <style:style style:name="T616_2" style:family="text">
      <style:text-properties fo:font-size="11pt" style:font-size-asian="11pt" style:font-name-complex="Arial" style:font-size-complex="11pt" style:font-weight-complex="bold"/>
    </style:style>
    <style:style style:name="P617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T617_1" style:family="text">
      <style:text-properties fo:font-size="11pt" style:font-size-asian="11pt" style:font-name-complex="Arial" style:font-size-complex="11pt" style:font-weight-complex="bold"/>
    </style:style>
    <style:style style:name="Table20" style:family="table">
      <style:table-properties table:align="left" style:width="17.791cm" fo:margin-left="0.19cm"/>
    </style:style>
    <style:style style:name="Column80" style:family="table-column">
      <style:table-column-properties style:column-width="2.753cm"/>
    </style:style>
    <style:style style:name="Column81" style:family="table-column">
      <style:table-column-properties style:column-width="2.06cm"/>
    </style:style>
    <style:style style:name="Column82" style:family="table-column">
      <style:table-column-properties style:column-width="5.348cm"/>
    </style:style>
    <style:style style:name="Column83" style:family="table-column">
      <style:table-column-properties style:column-width="4.572cm"/>
    </style:style>
    <style:style style:name="Column84" style:family="table-column">
      <style:table-column-properties style:column-width="3.057cm"/>
    </style:style>
    <style:style style:name="Row90" style:family="table-row">
      <style:table-row-properties style:min-row-height="0.714cm"/>
    </style:style>
    <style:style style:name="Cell321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8" style:family="paragraph" style:parent-style-name="Normal"/>
    <style:style style:name="T618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32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9" style:family="paragraph" style:parent-style-name="Normal"/>
    <style:style style:name="T619_1" style:family="text">
      <style:text-properties style:font-style-complex="italic"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Row91" style:family="table-row">
      <style:table-row-properties style:min-row-height="0.714cm"/>
    </style:style>
    <style:style style:name="Cell323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0" style:family="paragraph" style:parent-style-name="Normal"/>
    <style:style style:name="T620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3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1" style:family="paragraph" style:parent-style-name="Normal"/>
    <style:style style:name="T621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Cell325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2" style:family="paragraph" style:parent-style-name="Normal"/>
    <style:style style:name="T622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3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3" style:family="paragraph" style:parent-style-name="Normal"/>
    <style:style style:name="T623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/>
    </style:style>
    <style:style style:name="Row92" style:family="table-row">
      <style:table-row-properties style:min-row-height="0.714cm"/>
    </style:style>
    <style:style style:name="Cell327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4" style:family="paragraph" style:parent-style-name="Normal"/>
    <style:style style:name="T624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3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5" style:family="paragraph" style:parent-style-name="Normal"/>
    <style:style style:name="T625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329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6" style:family="paragraph" style:parent-style-name="Normal"/>
    <style:style style:name="T626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Cell3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7" style:family="paragraph" style:parent-style-name="Normal"/>
    <style:style style:name="T627_1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T627_2" style:family="text">
      <style:text-properties style:font-name="Arial" fo:font-size="11pt" style:font-size-asian="11pt" style:font-size-complex="11pt" fo:language="en" fo:language-asian="en" fo:language-complex="ar" fo:country="GB" fo:country-asian="US" fo:country-complex="SA" style:font-weight-complex="bold"/>
    </style:style>
    <style:style style:name="P628" style:family="paragraph" style:parent-style-name="Normal">
      <style:text-properties fo:font-size="11pt" style:font-size-asian="11pt" style:font-size-complex="11pt"/>
    </style:style>
    <style:style style:name="Table21" style:family="table">
      <style:table-properties table:align="left" style:width="18.313cm" fo:margin-left="0cm"/>
    </style:style>
    <style:style style:name="Column85" style:family="table-column">
      <style:table-column-properties style:column-width="10.744cm"/>
    </style:style>
    <style:style style:name="Column86" style:family="table-column">
      <style:table-column-properties style:column-width="3.75cm"/>
    </style:style>
    <style:style style:name="Column87" style:family="table-column">
      <style:table-column-properties style:column-width="3.819cm"/>
    </style:style>
    <style:style style:name="Row93" style:family="table-row">
      <style:table-row-properties style:min-row-height="0.482cm"/>
    </style:style>
    <style:style style:name="Cell331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9" style:family="paragraph" style:parent-style-name="Normal">
      <style:paragraph-properties fo:text-align="center"/>
    </style:style>
    <style:style style:name="T629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Cell332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0" style:family="paragraph" style:parent-style-name="Normal">
      <style:paragraph-properties fo:text-align="center"/>
    </style:style>
    <style:style style:name="T630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Cell333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1" style:family="paragraph" style:parent-style-name="Normal">
      <style:paragraph-properties fo:text-align="center"/>
    </style:style>
    <style:style style:name="T631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31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31_3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31_4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31_5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31_6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31_7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31_8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31_9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31_10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94" style:family="table-row"/>
    <style:style style:name="Cell3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2" style:family="paragraph" style:parent-style-name="Normal"/>
    <style:style style:name="T632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632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33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3" style:family="paragraph" style:parent-style-name="Normal">
      <style:paragraph-properties fo:text-align="center"/>
    </style:style>
    <style:style style:name="T633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Cell33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4" style:family="paragraph" style:parent-style-name="Normal">
      <style:paragraph-properties fo:text-align="center"/>
    </style:style>
    <style:style style:name="T634_1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T634_2" style:family="text">
      <style:text-properties style:font-name="Arial" fo:font-size="10pt" style:font-size-asian="10pt" style:font-size-complex="10pt" fo:language="en" fo:language-asian="en" fo:language-complex="ar" fo:country="GB" fo:country-asian="US" fo:country-complex="SA" style:font-weight-complex="bold"/>
    </style:style>
    <style:style style:name="P635" style:family="paragraph" style:parent-style-name="Normal">
      <style:paragraph-properties fo:text-align="justify" fo:margin-bottom="0.212cm"/>
    </style:style>
    <style:style style:name="T635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35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636" style:family="paragraph" style:parent-style-name="Normal">
      <style:paragraph-properties fo:text-align="justify"/>
    </style:style>
    <style:style style:name="T636_1" style:family="text">
      <style:text-properties fo:font-size="11pt" style:font-size-asian="11pt" style:font-name-complex="Arial" style:font-size-complex="11pt" style:font-weight-complex="bold"/>
    </style:style>
    <style:style style:name="T636_2" style:family="text">
      <style:text-properties fo:font-size="11pt" style:font-size-asian="11pt" style:font-name-complex="Arial" style:font-size-complex="11pt" style:font-weight-complex="bold"/>
    </style:style>
    <style:style style:name="T636_3" style:family="text">
      <style:text-properties fo:font-size="11pt" style:font-size-asian="11pt" style:font-name-complex="Arial" style:font-size-complex="11pt" style:font-weight-complex="bold"/>
    </style:style>
    <style:style style:name="T636_4" style:family="text">
      <style:text-properties fo:font-size="11pt" style:font-size-asian="11pt" style:font-name-complex="Arial" style:font-size-complex="11pt" style:font-weight-complex="bold"/>
    </style:style>
    <style:style style:name="T636_5" style:family="text">
      <style:text-properties fo:font-size="11pt" style:font-size-asian="11pt" style:font-name-complex="Arial" style:font-size-complex="11pt" style:font-weight-complex="bold"/>
    </style:style>
    <style:style style:name="T636_6" style:family="text">
      <style:text-properties fo:font-size="11pt" style:font-size-asian="11pt" style:font-name-complex="Arial" style:font-size-complex="11pt" style:font-weight-complex="bold"/>
    </style:style>
    <style:style style:name="T636_7" style:family="text">
      <style:text-properties fo:font-size="11pt" style:font-size-asian="11pt" style:font-name-complex="Arial" style:font-size-complex="11pt" style:font-weight-complex="bold"/>
    </style:style>
    <style:style style:name="T636_8" style:family="text">
      <style:text-properties fo:font-size="11pt" style:font-size-asian="11pt" style:font-name-complex="Arial" style:font-size-complex="11pt" style:font-weight-complex="bold"/>
    </style:style>
    <style:style style:name="T636_9" style:family="text">
      <style:text-properties fo:font-size="11pt" style:font-size-asian="11pt" style:font-name-complex="Arial" style:font-size-complex="11pt" style:font-weight-complex="bold"/>
    </style:style>
    <style:style style:name="T636_10" style:family="text">
      <style:text-properties fo:font-size="11pt" style:font-size-asian="11pt" style:font-name-complex="Arial" style:font-size-complex="11pt" style:font-weight-complex="bold"/>
    </style:style>
    <style:style style:name="T636_11" style:family="text">
      <style:text-properties fo:font-size="11pt" style:font-size-asian="11pt" style:font-name-complex="Arial" style:font-size-complex="11pt" style:font-weight-complex="bold"/>
    </style:style>
    <style:style style:name="T636_12" style:family="text">
      <style:text-properties fo:font-size="11pt" style:font-size-asian="11pt" style:font-name-complex="Arial" style:font-size-complex="11pt" style:font-weight-complex="bold"/>
    </style:style>
    <style:style style:name="T636_13" style:family="text">
      <style:text-properties fo:font-size="11pt" style:font-size-asian="11pt" style:font-name-complex="Arial" style:font-size-complex="11pt" style:font-weight-complex="bold"/>
    </style:style>
    <style:style style:name="T636_14" style:family="text">
      <style:text-properties fo:font-size="11pt" style:font-size-asian="11pt" style:font-name-complex="Arial" style:font-size-complex="11pt" style:font-weight-complex="bold"/>
    </style:style>
    <style:style style:name="T636_15" style:family="text">
      <style:text-properties fo:font-size="11pt" style:font-size-asian="11pt" style:font-name-complex="Arial" style:font-size-complex="11pt" style:font-weight-complex="bold"/>
    </style:style>
    <style:style style:name="T636_16" style:family="text">
      <style:text-properties fo:font-size="11pt" style:font-size-asian="11pt" style:font-name-complex="Arial" style:font-size-complex="11pt" style:font-weight-complex="bold"/>
    </style:style>
    <style:style style:name="T636_17" style:family="text">
      <style:text-properties fo:font-size="11pt" style:font-size-asian="11pt" style:font-name-complex="Arial" style:font-size-complex="11pt" style:font-weight-complex="bold"/>
    </style:style>
    <style:style style:name="T636_18" style:family="text">
      <style:text-properties fo:font-size="11pt" style:font-size-asian="11pt" style:font-name-complex="Arial" style:font-size-complex="11pt" style:font-weight-complex="bold"/>
    </style:style>
    <style:style style:name="P637" style:family="paragraph" style:parent-style-name="List_20_Paragraph">
      <style:paragraph-properties fo:text-indent="-0.63cm" fo:margin-left="0.64cm"/>
    </style:style>
    <style:style style:name="T637_1" style:family="text">
      <style:text-properties fo:font-size="11pt" style:font-size-asian="11pt" style:font-name-complex="Arial" style:font-size-complex="11pt"/>
    </style:style>
    <style:style style:name="T637_2" style:family="text">
      <style:text-properties fo:font-size="11pt" style:font-size-asian="11pt" style:font-name-complex="Arial" style:font-size-complex="11pt"/>
    </style:style>
    <style:style style:name="T637_3" style:family="text">
      <style:text-properties style:font-name-complex="Arial" style:font-size-complex="10pt"/>
    </style:style>
    <style:style style:name="T637_4" style:family="text">
      <style:text-properties fo:font-size="11pt" style:font-size-asian="11pt" style:font-name-complex="Arial" style:font-size-complex="11pt"/>
    </style:style>
    <style:style style:name="T637_5" style:family="text">
      <style:text-properties fo:font-size="11pt" style:font-size-asian="11pt" style:font-name-complex="Arial" style:font-size-complex="11pt"/>
    </style:style>
    <style:style style:name="T637_6" style:family="text">
      <style:text-properties fo:font-size="11pt" style:font-size-asian="11pt" style:font-name-complex="Arial" style:font-size-complex="11pt"/>
    </style:style>
    <style:style style:name="T637_7" style:family="text">
      <style:text-properties fo:font-size="11pt" style:font-size-asian="11pt" style:font-name-complex="Arial" style:font-size-complex="11pt"/>
    </style:style>
    <style:style style:name="T637_8" style:family="text">
      <style:text-properties fo:font-size="11pt" style:font-size-asian="11pt" style:font-name-complex="Arial" style:font-size-complex="11pt"/>
    </style:style>
    <style:style style:name="T637_9" style:family="text">
      <style:text-properties fo:font-size="11pt" style:font-size-asian="11pt" style:font-name-complex="Arial" style:font-size-complex="11pt"/>
    </style:style>
    <style:style style:name="T637_10" style:family="text">
      <style:text-properties fo:font-size="11pt" style:font-size-asian="11pt" style:font-name-complex="Arial" style:font-size-complex="11pt"/>
    </style:style>
    <style:style style:name="T637_11" style:family="text">
      <style:text-properties fo:font-size="11pt" style:font-size-asian="11pt" style:font-name-complex="Arial" style:font-size-complex="11pt"/>
    </style:style>
    <style:style style:name="T637_12" style:family="text">
      <style:text-properties fo:font-size="11pt" style:font-size-asian="11pt" style:font-name-complex="Arial" style:font-size-complex="11pt" style:font-weight-complex="bold"/>
    </style:style>
    <style:style style:name="T637_13" style:family="text">
      <style:text-properties fo:font-size="11pt" style:font-size-asian="11pt" style:font-name-complex="Arial" style:font-size-complex="11pt"/>
    </style:style>
    <style:style style:name="T637_14" style:family="text">
      <style:text-properties fo:font-size="11pt" style:font-size-asian="11pt" style:font-name-complex="Arial" style:font-size-complex="11pt" style:font-weight-complex="bold"/>
    </style:style>
    <style:style style:name="T637_15" style:family="text">
      <style:text-properties fo:font-size="11pt" style:font-size-asian="11pt" style:font-name-complex="Arial" style:font-size-complex="11pt" style:font-weight-complex="bold"/>
    </style:style>
    <style:style style:name="T637_16" style:family="text">
      <style:text-properties fo:font-size="11pt" style:font-size-asian="11pt" style:font-name-complex="Arial" style:font-size-complex="11pt" style:font-weight-complex="bold"/>
    </style:style>
    <style:style style:name="T637_17" style:family="text">
      <style:text-properties fo:font-size="11pt" style:font-size-asian="11pt" style:font-name-complex="Arial" style:font-size-complex="11pt" style:font-weight-complex="bold"/>
    </style:style>
    <style:style style:name="T637_18" style:family="text">
      <style:text-properties fo:font-size="11pt" style:font-size-asian="11pt" style:font-name-complex="Arial" style:font-size-complex="11pt" style:font-weight-complex="bold"/>
    </style:style>
    <style:style style:name="T637_19" style:family="text">
      <style:text-properties fo:font-size="11pt" style:font-size-asian="11pt" style:font-name-complex="Arial" style:font-size-complex="11pt"/>
    </style:style>
    <style:style style:name="T637_20" style:family="text">
      <style:text-properties fo:font-size="11pt" style:font-size-asian="11pt" style:font-name-complex="Arial" style:font-size-complex="11pt"/>
    </style:style>
    <style:style style:name="P638" style:family="paragraph" style:parent-style-name="List_20_Paragraph">
      <style:paragraph-properties fo:text-indent="-0.63cm" fo:margin-left="0.64cm"/>
      <style:text-properties fo:font-size="11pt" style:font-size-asian="11pt" style:font-name-complex="Arial" style:font-size-complex="11pt"/>
    </style:style>
    <style:style style:name="T638_1" style:family="text">
      <style:text-properties fo:font-size="11pt" style:font-size-asian="11pt" style:font-name-complex="Arial" style:font-size-complex="11pt"/>
    </style:style>
    <style:style style:name="T638_2" style:family="text">
      <style:text-properties fo:font-size="11pt" style:font-size-asian="11pt" style:font-name-complex="Arial" style:font-size-complex="11pt"/>
    </style:style>
    <style:style style:name="T638_3" style:family="text">
      <style:text-properties fo:font-size="11pt" style:font-size-asian="11pt" style:font-name-complex="Arial" style:font-size-complex="11pt"/>
    </style:style>
    <style:style style:name="T638_4" style:family="text">
      <style:text-properties fo:font-size="11pt" style:font-size-asian="11pt" style:font-name-complex="Arial" style:font-size-complex="11pt"/>
    </style:style>
    <style:style style:name="T638_5" style:family="text">
      <style:text-properties fo:font-size="11pt" style:font-size-asian="11pt" style:font-name-complex="Arial" style:font-size-complex="11pt"/>
    </style:style>
    <style:style style:name="T638_6" style:family="text">
      <style:text-properties fo:font-size="11pt" style:font-size-asian="11pt" style:font-name-complex="Arial" style:font-size-complex="11pt"/>
    </style:style>
    <style:style style:name="T638_7" style:family="text">
      <style:text-properties fo:font-size="11pt" style:font-size-asian="11pt" style:font-name-complex="Arial" style:font-size-complex="11pt"/>
    </style:style>
    <style:style style:name="T638_8" style:family="text">
      <style:text-properties fo:font-size="11pt" style:font-size-asian="11pt" style:font-name-complex="Arial" style:font-size-complex="11pt"/>
    </style:style>
    <style:style style:name="P639" style:family="paragraph" style:parent-style-name="List_20_Paragraph">
      <style:paragraph-properties fo:text-indent="-0.63cm" fo:margin-bottom="0.212cm"/>
      <style:text-properties fo:font-size="11pt" style:font-size-asian="11pt" style:font-name-complex="Arial" style:font-size-complex="11pt"/>
    </style:style>
    <style:style style:name="T639_1" style:family="text">
      <style:text-properties fo:font-size="11pt" style:font-size-asian="11pt" style:font-name-complex="Arial" style:font-size-complex="11pt"/>
    </style:style>
    <style:style style:name="T639_2" style:family="text">
      <style:text-properties fo:font-size="11pt" style:font-size-asian="11pt" style:font-name-complex="Arial" style:font-size-complex="11pt"/>
    </style:style>
    <style:style style:name="T639_3" style:family="text">
      <style:text-properties fo:font-size="11pt" style:font-size-asian="11pt" style:font-name-complex="Arial" style:font-size-complex="11pt"/>
    </style:style>
    <style:style style:name="T639_4" style:family="text">
      <style:text-properties fo:font-size="11pt" style:font-size-asian="11pt" style:font-name-complex="Arial" style:font-size-complex="11pt"/>
    </style:style>
    <style:style style:name="T639_5" style:family="text">
      <style:text-properties fo:font-size="11pt" style:font-size-asian="11pt" style:font-name-complex="Arial" style:font-size-complex="11pt"/>
    </style:style>
    <style:style style:name="T639_6" style:family="text">
      <style:text-properties fo:font-size="11pt" style:font-size-asian="11pt" style:font-name-complex="Arial" style:font-size-complex="11pt"/>
    </style:style>
    <style:style style:name="T639_7" style:family="text">
      <style:text-properties fo:font-size="11pt" style:font-size-asian="11pt" style:font-name-complex="Arial" style:font-size-complex="11pt"/>
    </style:style>
    <style:style style:name="P640" style:family="paragraph" style:parent-style-name="Normal">
      <style:paragraph-properties fo:text-align="justify" fo:margin-bottom="0.212cm"/>
    </style:style>
    <style:style style:name="T640_1" style:family="text">
      <style:text-properties fo:font-size="11pt" style:font-size-asian="11pt" style:font-name-complex="Arial" style:font-size-complex="11pt" style:font-weight-complex="bold"/>
    </style:style>
    <style:style style:name="T640_2" style:family="text">
      <style:text-properties fo:font-size="11pt" style:font-size-asian="11pt" style:font-name-complex="Arial" style:font-size-complex="11pt" style:font-weight-complex="bold"/>
    </style:style>
    <style:style style:name="T640_3" style:family="text">
      <style:text-properties fo:font-size="11pt" style:font-size-asian="11pt" style:font-name-complex="Arial" style:font-size-complex="11pt" style:font-weight-complex="bold"/>
    </style:style>
    <style:style style:name="T640_4" style:family="text">
      <style:text-properties fo:font-size="11pt" style:font-size-asian="11pt" style:font-name-complex="Arial" style:font-size-complex="11pt" style:font-weight-complex="bold"/>
    </style:style>
    <style:style style:name="T640_5" style:family="text">
      <style:text-properties fo:font-size="11pt" style:font-size-asian="11pt" style:font-name-complex="Arial" style:font-size-complex="11pt" style:font-weight-complex="bold"/>
    </style:style>
    <style:style style:name="T640_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40_7" style:family="text">
      <style:text-properties fo:font-size="11pt" style:font-size-asian="11pt" style:font-name-complex="Arial" style:font-size-complex="11pt" style:font-weight-complex="bold"/>
    </style:style>
    <style:style style:name="T640_8" style:family="text">
      <style:text-properties fo:font-size="11pt" style:font-size-asian="11pt" style:font-name-complex="Arial" style:font-size-complex="11pt" style:font-weight-complex="bold"/>
    </style:style>
    <style:style style:name="T640_9" style:family="text">
      <style:text-properties fo:font-size="11pt" style:font-size-asian="11pt" style:font-name-complex="Arial" style:font-size-complex="11pt" style:font-weight-complex="bold"/>
    </style:style>
    <style:style style:name="T640_10" style:family="text">
      <style:text-properties fo:font-size="11pt" style:font-size-asian="11pt" style:font-name-complex="Arial" style:font-size-complex="11pt" style:font-weight-complex="bold"/>
    </style:style>
    <style:style style:name="T640_11" style:family="text">
      <style:text-properties fo:font-size="11pt" style:font-size-asian="11pt" style:font-name-complex="Arial" style:font-size-complex="11pt" style:font-weight-complex="bold"/>
    </style:style>
    <style:style style:name="T640_12" style:family="text">
      <style:text-properties fo:font-size="11pt" style:font-size-asian="11pt" style:font-name-complex="Arial" style:font-size-complex="11pt" style:font-weight-complex="bold"/>
    </style:style>
    <style:style style:name="Table22" style:family="table">
      <style:table-properties table:align="center" style:width="17.746cm" style:rel-width="98.7%" fo:margin-left="0.125cm"/>
    </style:style>
    <style:style style:name="Column88" style:family="table-column">
      <style:table-column-properties style:column-width="6.491cm"/>
    </style:style>
    <style:style style:name="Column89" style:family="table-column">
      <style:table-column-properties style:column-width="11.255cm"/>
    </style:style>
    <style:style style:name="Row95" style:family="table-row"/>
    <style:style style:name="Cell337" style:family="table-cell">
      <style:table-cell-properties fo:background-color="#d9d9d9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1" style:family="paragraph" style:parent-style-name="Normal">
      <style:paragraph-properties fo:text-align="center"/>
    </style:style>
    <style:style style:name="T64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T641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Cell338" style:family="table-cell">
      <style:table-cell-properties fo:background-color="#d9d9d9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2" style:family="paragraph" style:parent-style-name="Normal">
      <style:paragraph-properties fo:text-align="center"/>
    </style:style>
    <style:style style:name="T64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/>
    </style:style>
    <style:style style:name="Row96" style:family="table-row"/>
    <style:style style:name="Cell33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3" style:family="paragraph" style:parent-style-name="Normal"/>
    <style:style style:name="T64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43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43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40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4" style:family="paragraph" style:parent-style-name="Normal"/>
    <style:style style:name="T64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4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4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4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4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4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4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97" style:family="table-row"/>
    <style:style style:name="Cell341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5" style:family="paragraph" style:parent-style-name="Normal"/>
    <style:style style:name="T64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6" style:family="paragraph" style:parent-style-name="Normal"/>
    <style:style style:name="T64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6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6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98" style:family="table-row"/>
    <style:style style:name="Cell34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7" style:family="paragraph" style:parent-style-name="Normal"/>
    <style:style style:name="T64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34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8" style:family="paragraph" style:parent-style-name="Normal"/>
    <style:style style:name="T64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8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9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10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1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1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1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1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1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1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1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18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19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20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2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2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2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2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2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2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48_2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99" style:family="table-row"/>
    <style:style style:name="Cell345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9" style:family="paragraph" style:parent-style-name="Normal"/>
    <style:style style:name="T64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Cell3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0" style:family="paragraph" style:parent-style-name="Normal"/>
    <style:style style:name="T650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0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0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100" style:family="table-row"/>
    <style:style style:name="Cell347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1" style:family="paragraph" style:parent-style-name="Normal"/>
    <style:style style:name="T651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3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4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5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6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7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8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9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10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1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1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13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14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15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16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17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18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1_19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Cell3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2" style:family="paragraph" style:parent-style-name="Normal"/>
    <style:style style:name="T65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101" style:family="table-row"/>
    <style:style style:name="Cell349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3" style:family="paragraph" style:parent-style-name="Normal"/>
    <style:style style:name="T653_1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T653_2" style:family="text">
      <style:text-properties fo:color="#000000" style:font-name="Arial" fo:font-size="9pt" style:font-size-asian="9pt" style:font-name-complex="Arial" style:font-size-complex="9pt" fo:language="en" fo:language-asian="en" fo:language-complex="ar" fo:country="GB" fo:country-asian="GB" fo:country-complex="SA" style:font-weight-complex="bold"/>
    </style:style>
    <style:style style:name="Cell3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4" style:family="paragraph" style:parent-style-name="Normal"/>
    <style:style style:name="T65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4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4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4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4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4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4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4_8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4_9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4_10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102" style:family="table-row"/>
    <style:style style:name="Cell351" style:family="table-cell">
      <style:table-cell-properties style:vertical-align="middle" fo:border-bottom="#000000 0.018cm solid" fo:padding-left="0.19cm" fo:border-left="#000000 0.018cm solid" fo:padding-right="0.19cm" fo:border-right="#000000 0.018cm solid" fo:wrap-option="wrap"/>
    </style:style>
    <style:style style:name="P655" style:family="paragraph" style:parent-style-name="Normal"/>
    <style:style style:name="T655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5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5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5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5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5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5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5_8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5_9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5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6" style:family="paragraph" style:parent-style-name="Normal"/>
    <style:style style:name="T65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6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6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6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6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Row103" style:family="table-row"/>
    <style:style style:name="Cell353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7" style:family="paragraph" style:parent-style-name="Normal"/>
    <style:style style:name="T65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7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7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7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7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7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7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57_8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58" style:family="paragraph" style:parent-style-name="Normal"/>
    <style:style style:name="T65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8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T658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/>
    </style:style>
    <style:style style:name="P659" style:family="paragraph" style:parent-style-name="Normal">
      <style:paragraph-properties fo:text-align="justify" fo:margin-top="0.423cm"/>
    </style:style>
    <style:style style:name="T659_1" style:family="text">
      <style:text-properties fo:font-size="11pt" style:font-size-asian="11pt" style:font-name-complex="Arial" style:font-size-complex="11pt" style:font-weight-complex="bold"/>
    </style:style>
    <style:style style:name="T659_2" style:family="text">
      <style:text-properties fo:font-size="11pt" style:font-size-asian="11pt" style:font-name-complex="Arial" style:font-size-complex="11pt" style:font-weight-complex="bold"/>
    </style:style>
    <style:style style:name="T659_3" style:family="text">
      <style:text-properties fo:font-size="11pt" style:font-size-asian="11pt" style:font-name-complex="Arial" style:font-size-complex="11pt" style:font-weight-complex="bold"/>
    </style:style>
    <style:style style:name="T659_4" style:family="text">
      <style:text-properties fo:font-size="11pt" style:font-size-asian="11pt" style:font-name-complex="Arial" style:font-size-complex="11pt" style:font-weight-complex="bold"/>
    </style:style>
    <style:style style:name="T659_5" style:family="text">
      <style:text-properties fo:font-size="11pt" style:font-size-asian="11pt" style:font-name-complex="Arial" style:font-size-complex="11pt" style:font-weight-complex="bold"/>
    </style:style>
    <style:style style:name="T659_6" style:family="text">
      <style:text-properties fo:font-size="11pt" style:font-size-asian="11pt" style:font-name-complex="Arial" style:font-size-complex="11pt" style:font-weight-complex="bold"/>
    </style:style>
    <style:style style:name="T659_7" style:family="text">
      <style:text-properties fo:font-size="11pt" style:font-size-asian="11pt" style:font-name-complex="Arial" style:font-size-complex="11pt" style:font-weight-complex="bold"/>
    </style:style>
    <style:style style:name="T659_8" style:family="text">
      <style:text-properties fo:font-size="10pt" style:font-size-asian="10pt" style:font-size-complex="10pt" fo:font-weight="bold" style:font-weight-asian="bold"/>
    </style:style>
    <style:style style:name="P660" style:family="paragraph" style:parent-style-name="Normal">
      <style:paragraph-properties fo:text-align="justify" fo:margin-top="0.423cm"/>
    </style:style>
    <style:style style:name="T660_1" style:family="text">
      <style:text-properties style:font-style-complex="italic" fo:font-size="11pt" style:font-size-asian="11pt" style:font-size-complex="11pt" fo:language="en" fo:country="US" fo:font-weight="bold" style:font-weight-asian="bold"/>
    </style:style>
    <style:style style:name="T660_2" style:family="text">
      <style:text-properties style:font-style-complex="italic" fo:font-size="11pt" style:font-size-asian="11pt" style:font-size-complex="11pt" fo:language="en" fo:country="US"/>
    </style:style>
    <style:style style:name="T660_3" style:family="text">
      <style:text-properties style:font-style-complex="italic" fo:font-size="11pt" style:font-size-asian="11pt" style:font-size-complex="11pt" fo:language="en" fo:country="US"/>
    </style:style>
    <style:style style:name="T660_4" style:family="text">
      <style:text-properties style:font-style-complex="italic" fo:font-size="11pt" style:font-size-asian="11pt" style:font-size-complex="11pt" fo:language="en" fo:country="US"/>
    </style:style>
    <style:style style:name="T660_5" style:family="text">
      <style:text-properties style:font-style-complex="italic" fo:font-size="11pt" style:font-size-asian="11pt" style:font-size-complex="11pt" fo:language="en" fo:country="US"/>
    </style:style>
    <style:style style:name="T660_6" style:family="text">
      <style:text-properties style:font-style-complex="italic" fo:font-size="11pt" style:font-size-asian="11pt" style:font-size-complex="11pt" fo:language="en" fo:country="US"/>
    </style:style>
    <style:style style:name="T660_7" style:family="text">
      <style:text-properties style:font-style-complex="italic" fo:font-size="11pt" style:font-size-asian="11pt" style:font-size-complex="11pt" fo:language="en" fo:country="US"/>
    </style:style>
    <style:style style:name="T660_8" style:family="text">
      <style:text-properties style:font-style-complex="italic" fo:font-size="11pt" style:font-size-asian="11pt" style:font-size-complex="11pt" fo:language="en" fo:country="US"/>
    </style:style>
    <style:style style:name="T660_9" style:family="text">
      <style:text-properties style:font-style-complex="italic" fo:font-size="11pt" style:font-size-asian="11pt" style:font-size-complex="11pt" fo:language="en" fo:country="US"/>
    </style:style>
    <style:style style:name="T660_10" style:family="text">
      <style:text-properties style:font-style-complex="italic" fo:font-size="11pt" style:font-size-asian="11pt" style:font-size-complex="11pt" fo:language="en" fo:country="US"/>
    </style:style>
    <style:style style:name="T660_11" style:family="text">
      <style:text-properties style:font-style-complex="italic" fo:font-size="11pt" style:font-size-asian="11pt" style:font-size-complex="11pt" fo:language="en" fo:country="US"/>
    </style:style>
    <style:style style:name="T660_12" style:family="text">
      <style:text-properties style:font-style-complex="italic" fo:font-size="11pt" style:font-size-asian="11pt" style:font-size-complex="11pt" fo:language="en" fo:country="US"/>
    </style:style>
    <style:style style:name="T660_13" style:family="text">
      <style:text-properties style:font-style-complex="italic" fo:font-size="11pt" style:font-size-asian="11pt" style:font-size-complex="11pt" fo:language="en" fo:country="US"/>
    </style:style>
    <style:style style:name="T660_14" style:family="text">
      <style:text-properties style:font-style-complex="italic" fo:font-size="11pt" style:font-size-asian="11pt" style:font-size-complex="11pt" fo:language="en" fo:country="US"/>
    </style:style>
    <style:style style:name="T660_15" style:family="text">
      <style:text-properties style:font-style-complex="italic" fo:font-size="11pt" style:font-size-asian="11pt" style:font-size-complex="11pt" fo:language="en" fo:country="US"/>
    </style:style>
    <style:style style:name="T660_16" style:family="text">
      <style:text-properties style:font-style-complex="italic" fo:font-size="11pt" style:font-size-asian="11pt" style:font-size-complex="11pt" fo:language="en" fo:country="US"/>
    </style:style>
    <style:style style:name="T660_17" style:family="text">
      <style:text-properties style:font-style-complex="italic" fo:font-size="11pt" style:font-size-asian="11pt" style:font-size-complex="11pt" fo:language="en" fo:country="US"/>
    </style:style>
    <style:style style:name="T660_18" style:family="text">
      <style:text-properties style:font-style-complex="italic" fo:font-size="11pt" style:font-size-asian="11pt" style:font-size-complex="11pt" fo:language="en" fo:country="US"/>
    </style:style>
    <style:style style:name="P661" style:family="paragraph" style:parent-style-name="Normal">
      <style:paragraph-properties fo:text-align="justify" fo:margin-top="0.212cm" fo:margin-bottom="0.423cm"/>
    </style:style>
    <style:style style:name="T661_1" style:family="text">
      <style:text-properties style:font-style-complex="italic" fo:font-size="11pt" style:font-size-asian="11pt" style:font-size-complex="11pt" fo:language="en" fo:country="US" fo:font-weight="bold" style:font-weight-asian="bold"/>
    </style:style>
    <style:style style:name="T661_2" style:family="text">
      <style:text-properties style:font-style-complex="italic" fo:font-size="11pt" style:font-size-asian="11pt" style:font-size-complex="11pt" fo:language="en" fo:country="US" fo:font-weight="bold" style:font-weight-asian="bold"/>
    </style:style>
    <style:style style:name="T661_3" style:family="text">
      <style:text-properties style:font-style-complex="italic" fo:font-size="11pt" style:font-size-asian="11pt" style:font-size-complex="11pt" fo:language="en" fo:country="US" fo:font-weight="bold" style:font-weight-asian="bold"/>
    </style:style>
    <style:style style:name="T661_4" style:family="text">
      <style:text-properties style:font-style-complex="italic" fo:font-size="11pt" style:font-size-asian="11pt" style:font-size-complex="11pt" fo:language="en" fo:country="US" fo:font-weight="bold" style:font-weight-asian="bold"/>
    </style:style>
    <style:style style:name="T661_5" style:family="text">
      <style:text-properties style:font-style-complex="italic" fo:font-size="11pt" style:font-size-asian="11pt" style:font-size-complex="11pt" fo:language="en" fo:country="US"/>
    </style:style>
    <style:style style:name="T661_6" style:family="text">
      <style:text-properties style:font-style-complex="italic" fo:font-size="11pt" style:font-size-asian="11pt" style:font-size-complex="11pt" fo:language="en" fo:country="US"/>
    </style:style>
    <style:style style:name="T661_7" style:family="text">
      <style:text-properties style:font-style-complex="italic" fo:font-size="11pt" style:font-size-asian="11pt" style:font-size-complex="11pt" fo:language="en" fo:country="US"/>
    </style:style>
    <style:style style:name="T661_8" style:family="text">
      <style:text-properties style:font-style-complex="italic" fo:font-size="11pt" style:font-size-asian="11pt" style:font-size-complex="11pt" fo:language="en" fo:country="US"/>
    </style:style>
    <style:style style:name="T661_9" style:family="text">
      <style:text-properties style:font-style-complex="italic" fo:font-size="11pt" style:font-size-asian="11pt" style:font-size-complex="11pt" fo:language="en" fo:country="US"/>
    </style:style>
    <style:style style:name="T661_10" style:family="text">
      <style:text-properties style:font-style-complex="italic" fo:font-size="11pt" style:font-size-asian="11pt" style:font-size-complex="11pt" fo:language="en" fo:country="US"/>
    </style:style>
    <style:style style:name="T661_11" style:family="text">
      <style:text-properties style:font-style-complex="italic" fo:font-size="11pt" style:font-size-asian="11pt" style:font-size-complex="11pt" fo:language="en" fo:country="US"/>
    </style:style>
    <style:style style:name="T661_12" style:family="text">
      <style:text-properties style:font-style-complex="italic" fo:font-size="11pt" style:font-size-asian="11pt" style:font-size-complex="11pt" fo:language="en" fo:country="US"/>
    </style:style>
    <style:style style:name="T661_13" style:family="text">
      <style:text-properties style:font-style-complex="italic" fo:font-size="11pt" style:font-size-asian="11pt" style:font-size-complex="11pt" fo:language="en" fo:country="US"/>
    </style:style>
    <style:style style:name="T661_14" style:family="text">
      <style:text-properties style:font-style-complex="italic" fo:font-size="11pt" style:font-size-asian="11pt" style:font-size-complex="11pt" fo:language="en" fo:country="US"/>
    </style:style>
    <style:style style:name="T661_15" style:family="text">
      <style:text-properties style:font-style-complex="italic" fo:font-size="11pt" style:font-size-asian="11pt" style:font-size-complex="11pt" fo:language="en" fo:country="US"/>
    </style:style>
    <style:style style:name="T661_16" style:family="text">
      <style:text-properties style:font-style-complex="italic" fo:font-size="11pt" style:font-size-asian="11pt" style:font-size-complex="11pt" fo:language="en" fo:country="US"/>
    </style:style>
    <style:style style:name="T661_17" style:family="text">
      <style:text-properties style:font-style-complex="italic" fo:font-size="11pt" style:font-size-asian="11pt" style:font-size-complex="11pt" fo:language="en" fo:country="US"/>
    </style:style>
    <style:style style:name="T661_18" style:family="text">
      <style:text-properties style:font-style-complex="italic" fo:font-size="11pt" style:font-size-asian="11pt" style:font-size-complex="11pt" fo:language="en" fo:country="US"/>
    </style:style>
    <style:style style:name="T661_19" style:family="text">
      <style:text-properties style:font-style-complex="italic" fo:font-size="11pt" style:font-size-asian="11pt" style:font-size-complex="11pt" fo:language="en" fo:country="US"/>
    </style:style>
    <style:style style:name="T661_20" style:family="text">
      <style:text-properties style:font-style-complex="italic" fo:font-size="11pt" style:font-size-asian="11pt" style:font-size-complex="11pt" fo:language="en" fo:country="US"/>
    </style:style>
    <style:style style:name="T661_21" style:family="text">
      <style:text-properties style:font-style-complex="italic" fo:font-size="11pt" style:font-size-asian="11pt" style:font-size-complex="11pt" fo:language="en" fo:country="US"/>
    </style:style>
    <style:style style:name="T661_22" style:family="text">
      <style:text-properties style:font-style-complex="italic" fo:font-size="11pt" style:font-size-asian="11pt" style:font-size-complex="11pt" fo:language="en" fo:country="US"/>
    </style:style>
    <style:style style:name="T661_23" style:family="text">
      <style:text-properties style:font-style-complex="italic" fo:font-size="11pt" style:font-size-asian="11pt" style:font-size-complex="11pt" fo:language="en" fo:country="US"/>
    </style:style>
    <style:style style:name="T661_24" style:family="text">
      <style:text-properties style:font-style-complex="italic" fo:font-size="11pt" style:font-size-asian="11pt" style:font-size-complex="11pt" fo:language="en" fo:country="US"/>
    </style:style>
    <style:style style:name="T661_25" style:family="text">
      <style:text-properties style:font-style-complex="italic" fo:font-size="11pt" style:font-size-asian="11pt" style:font-size-complex="11pt" fo:language="en" fo:country="US"/>
    </style:style>
    <style:style style:name="T661_26" style:family="text">
      <style:text-properties style:font-style-complex="italic" fo:font-size="11pt" style:font-size-asian="11pt" style:font-size-complex="11pt" fo:language="en" fo:country="US"/>
    </style:style>
    <style:style style:name="T661_27" style:family="text">
      <style:text-properties style:font-style-complex="italic" fo:font-size="11pt" style:font-size-asian="11pt" style:font-size-complex="11pt" fo:language="en" fo:country="US"/>
    </style:style>
    <style:style style:name="T661_28" style:family="text">
      <style:text-properties style:font-style-complex="italic" fo:font-size="11pt" style:font-size-asian="11pt" style:font-size-complex="11pt" fo:language="en" fo:country="US"/>
    </style:style>
    <style:style style:name="T661_29" style:family="text">
      <style:text-properties style:font-style-complex="italic" fo:font-size="11pt" style:font-size-asian="11pt" style:font-size-complex="11pt" fo:language="en" fo:country="US"/>
    </style:style>
    <style:style style:name="T661_30" style:family="text">
      <style:text-properties style:font-style-complex="italic" fo:font-size="11pt" style:font-size-asian="11pt" style:font-size-complex="11pt" fo:language="en" fo:country="US"/>
    </style:style>
    <style:style style:name="T661_31" style:family="text">
      <style:text-properties style:font-style-complex="italic" fo:font-size="11pt" style:font-size-asian="11pt" style:font-size-complex="11pt" fo:language="en" fo:country="US"/>
    </style:style>
    <style:style style:name="T661_32" style:family="text">
      <style:text-properties style:font-style-complex="italic" fo:font-size="11pt" style:font-size-asian="11pt" style:font-size-complex="11pt" fo:language="en" fo:country="US"/>
    </style:style>
    <style:style style:name="T661_33" style:family="text">
      <style:text-properties style:font-style-complex="italic" fo:font-size="11pt" style:font-size-asian="11pt" style:font-size-complex="11pt" fo:language="en" fo:country="US"/>
    </style:style>
    <style:style style:name="T661_34" style:family="text">
      <style:text-properties style:font-style-complex="italic" fo:font-size="11pt" style:font-size-asian="11pt" style:font-size-complex="11pt" fo:language="en" fo:country="US"/>
    </style:style>
    <style:style style:name="T661_35" style:family="text">
      <style:text-properties style:font-style-complex="italic" fo:font-size="11pt" style:font-size-asian="11pt" style:font-size-complex="11pt" fo:language="en" fo:country="US"/>
    </style:style>
    <style:style style:name="T661_36" style:family="text">
      <style:text-properties style:font-style-complex="italic" fo:font-size="11pt" style:font-size-asian="11pt" style:font-size-complex="11pt" fo:language="en" fo:country="US"/>
    </style:style>
    <style:style style:name="T661_37" style:family="text">
      <style:text-properties style:font-style-complex="italic" fo:font-size="11pt" style:font-size-asian="11pt" style:font-size-complex="11pt" fo:language="en" fo:country="US"/>
    </style:style>
    <style:style style:name="T661_38" style:family="text">
      <style:text-properties style:font-style-complex="italic" fo:font-size="11pt" style:font-size-asian="11pt" style:font-size-complex="11pt" fo:language="en" fo:country="US"/>
    </style:style>
    <style:style style:name="T661_39" style:family="text">
      <style:text-properties style:font-style-complex="italic" fo:font-size="11pt" style:font-size-asian="11pt" style:font-size-complex="11pt" fo:language="en" fo:country="US"/>
    </style:style>
    <style:style style:name="T661_40" style:family="text">
      <style:text-properties style:font-style-complex="italic" fo:font-size="11pt" style:font-size-asian="11pt" style:font-size-complex="11pt" fo:language="en" fo:country="US"/>
    </style:style>
    <style:style style:name="P662" style:family="paragraph" style:parent-style-name="Normal">
      <style:paragraph-properties fo:text-align="justify" fo:margin-top="0.212cm" fo:margin-bottom="0.212cm"/>
    </style:style>
    <style:style style:name="T66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62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62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663" style:family="paragraph" style:parent-style-name="Normal">
      <style:paragraph-properties fo:text-align="justify" fo:margin-bottom="0.212cm"/>
    </style:style>
    <style:style style:name="T663_1" style:family="text">
      <style:text-properties fo:font-size="11pt" style:font-size-asian="11pt" style:font-name-complex="Arial" style:font-size-complex="11pt"/>
    </style:style>
    <style:style style:name="T663_2" style:family="text">
      <style:text-properties fo:font-size="11pt" style:font-size-asian="11pt" style:font-name-complex="Arial" style:font-size-complex="11pt"/>
    </style:style>
    <style:style style:name="P664" style:family="paragraph" style:parent-style-name="Normal">
      <style:paragraph-properties fo:text-align="justify" fo:margin-bottom="0.212cm"/>
    </style:style>
    <style:style style:name="T66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665" style:family="paragraph" style:parent-style-name="Normal">
      <style:paragraph-properties fo:text-align="justify" fo:margin-bottom="0.212cm"/>
    </style:style>
    <style:style style:name="T665_1" style:family="text">
      <style:text-properties fo:font-size="11pt" style:font-size-asian="11pt" style:font-name-complex="Arial" style:font-size-complex="11pt"/>
    </style:style>
    <style:style style:name="T665_2" style:family="text">
      <style:text-properties fo:font-size="11pt" style:font-size-asian="11pt" style:font-name-complex="Arial" style:font-size-complex="11pt"/>
    </style:style>
    <style:style style:name="T665_3" style:family="text">
      <style:text-properties fo:font-size="11pt" style:font-size-asian="11pt" style:font-name-complex="Arial" style:font-size-complex="11pt"/>
    </style:style>
    <style:style style:name="T665_4" style:family="text">
      <style:text-properties fo:font-size="11pt" style:font-size-asian="11pt" style:font-name-complex="Arial" style:font-size-complex="11pt"/>
    </style:style>
    <style:style style:name="T665_5" style:family="text">
      <style:text-properties fo:font-size="11pt" style:font-size-asian="11pt" style:font-name-complex="Arial" style:font-size-complex="11pt"/>
    </style:style>
    <style:style style:name="T665_6" style:family="text">
      <style:text-properties fo:font-size="11pt" style:font-size-asian="11pt" style:font-name-complex="Arial" style:font-size-complex="11pt"/>
    </style:style>
    <style:style style:name="T665_7" style:family="text">
      <style:text-properties fo:font-size="11pt" style:font-size-asian="11pt" style:font-name-complex="Arial" style:font-size-complex="11pt"/>
    </style:style>
    <style:style style:name="T665_8" style:family="text">
      <style:text-properties fo:font-size="11pt" style:font-size-asian="11pt" style:font-name-complex="Arial" style:font-size-complex="11pt"/>
    </style:style>
    <style:style style:name="T665_9" style:family="text">
      <style:text-properties fo:font-size="11pt" style:font-size-asian="11pt" style:font-name-complex="Arial" style:font-size-complex="11pt"/>
    </style:style>
    <style:style style:name="T665_10" style:family="text">
      <style:text-properties fo:font-size="11pt" style:font-size-asian="11pt" style:font-name-complex="Arial" style:font-size-complex="11pt"/>
    </style:style>
    <style:style style:name="T665_11" style:family="text">
      <style:text-properties fo:font-size="11pt" style:font-size-asian="11pt" style:font-name-complex="Arial" style:font-size-complex="11pt"/>
    </style:style>
    <style:style style:name="T665_12" style:family="text">
      <style:text-properties fo:font-size="11pt" style:font-size-asian="11pt" style:font-name-complex="Arial" style:font-size-complex="11pt"/>
    </style:style>
    <style:style style:name="T665_13" style:family="text">
      <style:text-properties fo:font-size="11pt" style:font-size-asian="11pt" style:font-name-complex="Arial" style:font-size-complex="11pt"/>
    </style:style>
    <style:style style:name="T665_14" style:family="text">
      <style:text-properties fo:font-size="11pt" style:font-size-asian="11pt" style:font-name-complex="Arial" style:font-size-complex="11pt"/>
    </style:style>
    <style:style style:name="T665_15" style:family="text">
      <style:text-properties fo:font-size="11pt" style:font-size-asian="11pt" style:font-name-complex="Arial" style:font-size-complex="11pt"/>
    </style:style>
    <style:style style:name="T665_16" style:family="text">
      <style:text-properties fo:font-size="11pt" style:font-size-asian="11pt" style:font-name-complex="Arial" style:font-size-complex="11pt"/>
    </style:style>
    <style:style style:name="T665_17" style:family="text">
      <style:text-properties fo:font-size="11pt" style:font-size-asian="11pt" style:font-name-complex="Arial" style:font-size-complex="11pt"/>
    </style:style>
    <style:style style:name="T665_18" style:family="text">
      <style:text-properties fo:font-size="11pt" style:font-size-asian="11pt" style:font-name-complex="Arial" style:font-size-complex="11pt"/>
    </style:style>
    <style:style style:name="T665_19" style:family="text">
      <style:text-properties fo:font-size="11pt" style:font-size-asian="11pt" style:font-name-complex="Arial" style:font-size-complex="11pt"/>
    </style:style>
    <style:style style:name="T665_20" style:family="text">
      <style:text-properties fo:font-size="11pt" style:font-size-asian="11pt" style:font-name-complex="Arial" style:font-size-complex="11pt"/>
    </style:style>
    <style:style style:name="T665_21" style:family="text">
      <style:text-properties fo:font-size="11pt" style:font-size-asian="11pt" style:font-name-complex="Arial" style:font-size-complex="11pt"/>
    </style:style>
    <style:style style:name="T665_22" style:family="text">
      <style:text-properties fo:font-size="11pt" style:font-size-asian="11pt" style:font-name-complex="Arial" style:font-size-complex="11pt"/>
    </style:style>
    <style:style style:name="T665_23" style:family="text">
      <style:text-properties fo:font-size="11pt" style:font-size-asian="11pt" style:font-name-complex="Arial" style:font-size-complex="11pt"/>
    </style:style>
    <style:style style:name="T665_24" style:family="text">
      <style:text-properties fo:font-size="11pt" style:font-size-asian="11pt" style:font-name-complex="Arial" style:font-size-complex="11pt"/>
    </style:style>
    <style:style style:name="T665_25" style:family="text">
      <style:text-properties fo:font-size="11pt" style:font-size-asian="11pt" style:font-name-complex="Arial" style:font-size-complex="11pt"/>
    </style:style>
    <style:style style:name="T665_26" style:family="text">
      <style:text-properties fo:font-size="11pt" style:font-size-asian="11pt" style:font-name-complex="Arial" style:font-size-complex="11pt"/>
    </style:style>
    <style:style style:name="T665_27" style:family="text">
      <style:text-properties fo:font-size="11pt" style:font-size-asian="11pt" style:font-name-complex="Arial" style:font-size-complex="11pt"/>
    </style:style>
    <style:style style:name="T665_28" style:family="text">
      <style:text-properties fo:font-size="11pt" style:font-size-asian="11pt" style:font-name-complex="Arial" style:font-size-complex="11pt"/>
    </style:style>
    <style:style style:name="T665_29" style:family="text">
      <style:text-properties fo:font-size="11pt" style:font-size-asian="11pt" style:font-name-complex="Arial" style:font-size-complex="11pt"/>
    </style:style>
    <style:style style:name="T665_30" style:family="text">
      <style:text-properties fo:font-size="11pt" style:font-size-asian="11pt" style:font-name-complex="Arial" style:font-size-complex="11pt"/>
    </style:style>
    <style:style style:name="T665_31" style:family="text">
      <style:text-properties fo:font-size="11pt" style:font-size-asian="11pt" style:font-name-complex="Arial" style:font-size-complex="11pt"/>
    </style:style>
    <style:style style:name="T665_32" style:family="text">
      <style:text-properties fo:font-size="11pt" style:font-size-asian="11pt" style:font-name-complex="Arial" style:font-size-complex="11pt"/>
    </style:style>
    <style:style style:name="T665_33" style:family="text">
      <style:text-properties fo:font-size="11pt" style:font-size-asian="11pt" style:font-name-complex="Arial" style:font-size-complex="11pt"/>
    </style:style>
    <style:style style:name="T665_34" style:family="text">
      <style:text-properties fo:font-size="11pt" style:font-size-asian="11pt" style:font-name-complex="Arial" style:font-size-complex="11pt"/>
    </style:style>
    <style:style style:name="T665_35" style:family="text">
      <style:text-properties fo:font-size="11pt" style:font-size-asian="11pt" style:font-name-complex="Arial" style:font-size-complex="11pt"/>
    </style:style>
    <style:style style:name="P666" style:family="paragraph" style:parent-style-name="Normal">
      <style:paragraph-properties fo:text-align="justify" fo:margin-bottom="0.212cm"/>
    </style:style>
    <style:style style:name="T666_1" style:family="text">
      <style:text-properties fo:font-size="11pt" style:font-size-asian="11pt" style:font-name-complex="Arial" style:font-size-complex="11pt" style:font-weight-complex="bold"/>
    </style:style>
    <style:style style:name="T666_2" style:family="text">
      <style:text-properties fo:font-size="11pt" style:font-size-asian="11pt" style:font-name-complex="Arial" style:font-size-complex="11pt" style:font-weight-complex="bold"/>
    </style:style>
    <style:style style:name="T666_3" style:family="text">
      <style:text-properties fo:font-size="11pt" style:font-size-asian="11pt" style:font-name-complex="Arial" style:font-size-complex="11pt" style:font-weight-complex="bold"/>
    </style:style>
    <style:style style:name="T666_4" style:family="text">
      <style:text-properties fo:font-size="11pt" style:font-size-asian="11pt" style:font-name-complex="Arial" style:font-size-complex="11pt" style:font-weight-complex="bold"/>
    </style:style>
    <style:style style:name="T666_5" style:family="text">
      <style:text-properties fo:font-size="11pt" style:font-size-asian="11pt" style:font-name-complex="Arial" style:font-size-complex="11pt" style:font-weight-complex="bold"/>
    </style:style>
    <style:style style:name="T666_6" style:family="text">
      <style:text-properties fo:font-size="11pt" style:font-size-asian="11pt" style:font-name-complex="Arial" style:font-size-complex="11pt" style:font-weight-complex="bold"/>
    </style:style>
    <style:style style:name="T666_7" style:family="text">
      <style:text-properties fo:font-size="11pt" style:font-size-asian="11pt" style:font-name-complex="Arial" style:font-size-complex="11pt" style:font-weight-complex="bold"/>
    </style:style>
    <style:style style:name="T666_8" style:family="text">
      <style:text-properties fo:font-size="11pt" style:font-size-asian="11pt" style:font-name-complex="Arial" style:font-size-complex="11pt" fo:font-weight="bold" style:font-weight-asian="bold"/>
    </style:style>
    <style:style style:name="T666_9" style:family="text">
      <style:text-properties fo:font-size="11pt" style:font-size-asian="11pt" style:font-name-complex="Arial" style:font-size-complex="11pt" style:font-weight-complex="bold"/>
    </style:style>
    <style:style style:name="T666_10" style:family="text">
      <style:text-properties fo:font-size="11pt" style:font-size-asian="11pt" style:font-name-complex="Arial" style:font-size-complex="11pt" style:font-weight-complex="bold"/>
    </style:style>
    <style:style style:name="T666_11" style:family="text">
      <style:text-properties fo:font-size="11pt" style:font-size-asian="11pt" style:font-name-complex="Arial" style:font-size-complex="11pt" style:font-weight-complex="bold"/>
    </style:style>
    <style:style style:name="T666_12" style:family="text">
      <style:text-properties style:font-style-complex="italic" fo:font-size="11pt" style:font-size-asian="11pt" style:font-size-complex="11pt" fo:language="en" fo:country="US"/>
    </style:style>
    <style:style style:name="T666_13" style:family="text">
      <style:text-properties style:font-style-complex="italic" fo:font-size="11pt" style:font-size-asian="11pt" style:font-size-complex="11pt" fo:language="en" fo:country="US"/>
    </style:style>
    <style:style style:name="T666_14" style:family="text">
      <style:text-properties style:font-style-complex="italic" fo:font-size="11pt" style:font-size-asian="11pt" style:font-size-complex="11pt" fo:language="en" fo:country="US"/>
    </style:style>
    <style:style style:name="T666_15" style:family="text">
      <style:text-properties style:font-style-complex="italic" fo:font-size="11pt" style:font-size-asian="11pt" style:font-size-complex="11pt" fo:language="en" fo:country="US"/>
    </style:style>
    <style:style style:name="T666_16" style:family="text">
      <style:text-properties style:font-style-complex="italic" fo:font-size="11pt" style:font-size-asian="11pt" style:font-size-complex="11pt" fo:language="en" fo:country="US"/>
    </style:style>
    <style:style style:name="T666_17" style:family="text">
      <style:text-properties style:font-style-complex="italic" fo:font-size="11pt" style:font-size-asian="11pt" style:font-size-complex="11pt" fo:language="en" fo:country="US"/>
    </style:style>
    <style:style style:name="T666_18" style:family="text">
      <style:text-properties style:font-style-complex="italic" fo:font-size="11pt" style:font-size-asian="11pt" style:font-size-complex="11pt" fo:language="en" fo:country="US"/>
    </style:style>
    <style:style style:name="T666_19" style:family="text">
      <style:text-properties style:font-style-complex="italic" fo:font-size="11pt" style:font-size-asian="11pt" style:font-size-complex="11pt" fo:language="en" fo:country="US"/>
    </style:style>
    <style:style style:name="T666_20" style:family="text">
      <style:text-properties style:font-style-complex="italic" fo:font-size="11pt" style:font-size-asian="11pt" style:font-size-complex="11pt" fo:language="en" fo:country="US"/>
    </style:style>
    <style:style style:name="T666_21" style:family="text">
      <style:text-properties style:font-style-complex="italic" fo:font-size="11pt" style:font-size-asian="11pt" style:font-size-complex="11pt" fo:language="en" fo:country="US"/>
    </style:style>
    <style:style style:name="T666_22" style:family="text">
      <style:text-properties style:font-style-complex="italic" fo:font-size="11pt" style:font-size-asian="11pt" style:font-size-complex="11pt" fo:language="en" fo:country="US"/>
    </style:style>
    <style:style style:name="T666_23" style:family="text">
      <style:text-properties style:font-style-complex="italic" fo:font-size="11pt" style:font-size-asian="11pt" style:font-size-complex="11pt" fo:language="en" fo:country="US"/>
    </style:style>
    <style:style style:name="T666_24" style:family="text">
      <style:text-properties style:font-style-complex="italic" fo:font-size="11pt" style:font-size-asian="11pt" style:font-size-complex="11pt" fo:language="en" fo:country="US" fo:font-weight="bold" style:font-weight-asian="bold" style:font-weight-complex="bold"/>
    </style:style>
    <style:style style:name="T666_25" style:family="text">
      <style:text-properties style:font-style-complex="italic" fo:font-size="11pt" style:font-size-asian="11pt" style:font-size-complex="11pt" fo:language="en" fo:country="US"/>
    </style:style>
    <style:style style:name="T666_26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66_27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66_28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66_29" style:family="text">
      <style:text-properties fo:font-size="11pt" style:font-size-asian="11pt" style:font-name-complex="Arial" style:font-size-complex="11pt"/>
    </style:style>
    <style:style style:name="T666_30" style:family="text">
      <style:text-properties fo:font-size="11pt" style:font-size-asian="11pt" style:font-name-complex="Arial" style:font-size-complex="11pt"/>
    </style:style>
    <style:style style:name="T666_31" style:family="text">
      <style:text-properties fo:font-size="11pt" style:font-size-asian="11pt" style:font-name-complex="Arial" style:font-size-complex="11pt"/>
    </style:style>
    <style:style style:name="T666_32" style:family="text">
      <style:text-properties fo:font-size="11pt" style:font-size-asian="11pt" style:font-name-complex="Arial" style:font-size-complex="11pt"/>
    </style:style>
    <style:style style:name="T666_33" style:family="text">
      <style:text-properties fo:font-size="11pt" style:font-size-asian="11pt" style:font-name-complex="Arial" style:font-size-complex="11pt"/>
    </style:style>
    <style:style style:name="T666_34" style:family="text">
      <style:text-properties fo:font-size="11pt" style:font-size-asian="11pt" style:font-name-complex="Arial" style:font-size-complex="11pt"/>
    </style:style>
    <style:style style:name="T666_35" style:family="text">
      <style:text-properties fo:font-size="11pt" style:font-size-asian="11pt" style:font-name-complex="Arial" style:font-size-complex="11pt"/>
    </style:style>
    <style:style style:name="T666_36" style:family="text">
      <style:text-properties fo:font-size="11pt" style:font-size-asian="11pt" style:font-name-complex="Arial" style:font-size-complex="11pt"/>
    </style:style>
    <style:style style:name="T666_37" style:family="text">
      <style:text-properties style:font-style-complex="italic" fo:font-size="11pt" style:font-size-asian="11pt" style:font-size-complex="11pt" fo:language="en" fo:country="US"/>
    </style:style>
    <style:style style:name="T666_38" style:family="text">
      <style:text-properties style:font-style-complex="italic" fo:font-size="11pt" style:font-size-asian="11pt" style:font-size-complex="11pt" fo:language="en" fo:country="US" fo:font-weight="bold" style:font-weight-asian="bold" style:font-weight-complex="bold"/>
    </style:style>
    <style:style style:name="T666_39" style:family="text">
      <style:text-properties style:font-style-complex="italic" fo:font-size="11pt" style:font-size-asian="11pt" style:font-size-complex="11pt" fo:language="en" fo:country="US"/>
    </style:style>
    <style:style style:name="T666_40" style:family="text">
      <style:text-properties style:font-style-complex="italic" fo:font-size="11pt" style:font-size-asian="11pt" style:font-size-complex="11pt" fo:language="en" fo:country="US"/>
    </style:style>
    <style:style style:name="T666_41" style:family="text">
      <style:text-properties style:font-style-complex="italic" fo:font-size="11pt" style:font-size-asian="11pt" style:font-size-complex="11pt" fo:language="en" fo:country="US"/>
    </style:style>
    <style:style style:name="T666_42" style:family="text">
      <style:text-properties style:font-style-complex="italic" fo:font-size="11pt" style:font-size-asian="11pt" style:font-size-complex="11pt" fo:language="en" fo:country="US"/>
    </style:style>
    <style:style style:name="P667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668" style:family="paragraph" style:parent-style-name="Normal">
      <style:paragraph-properties fo:text-align="justify"/>
    </style:style>
    <style:style style:name="T66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669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670" style:family="paragraph" style:parent-style-name="Normal">
      <style:paragraph-properties fo:text-align="justify" fo:margin-bottom="0.212cm"/>
    </style:style>
    <style:style style:name="T670_1" style:family="text">
      <style:text-properties fo:font-size="11pt" style:font-size-asian="11pt" style:font-name-complex="Arial" style:font-size-complex="11pt"/>
    </style:style>
    <style:style style:name="T670_2" style:family="text">
      <style:text-properties fo:font-size="11pt" style:font-size-asian="11pt" style:font-name-complex="Arial" style:font-size-complex="11pt"/>
    </style:style>
    <style:style style:name="T670_3" style:family="text">
      <style:text-properties fo:font-size="11pt" style:font-size-asian="11pt" style:font-name-complex="Arial" style:font-size-complex="11pt"/>
    </style:style>
    <style:style style:name="T670_4" style:family="text">
      <style:text-properties fo:font-size="11pt" style:font-size-asian="11pt" style:font-name-complex="Arial" style:font-size-complex="11pt"/>
    </style:style>
    <style:style style:name="T670_5" style:family="text">
      <style:text-properties fo:font-size="11pt" style:font-size-asian="11pt" style:font-name-complex="Arial" style:font-size-complex="11pt"/>
    </style:style>
    <style:style style:name="Table23" style:family="table">
      <style:table-properties table:align="left" style:width="17.981cm" fo:margin-left="0cm"/>
    </style:style>
    <style:style style:name="Column90" style:family="table-column">
      <style:table-column-properties style:column-width="7.243cm"/>
    </style:style>
    <style:style style:name="Column91" style:family="table-column">
      <style:table-column-properties style:column-width="10.739cm"/>
    </style:style>
    <style:style style:name="Row104" style:family="table-row">
      <style:table-row-properties style:min-row-height="0.601cm"/>
    </style:style>
    <style:style style:name="Cell355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1" style:family="paragraph" style:parent-style-name="Normal">
      <style:paragraph-properties fo:text-align="center" fo:margin-top="0.212cm" fo:margin-bottom="0.212cm"/>
    </style:style>
    <style:style style:name="T671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Cell356" style:family="table-cell">
      <style:table-cell-properties fo:background-color="#d9d9d9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2" style:family="paragraph" style:parent-style-name="Normal">
      <style:paragraph-properties fo:text-align="center" fo:margin-top="0.212cm" fo:margin-bottom="0.212cm"/>
    </style:style>
    <style:style style:name="T672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fo:font-weight="bold" style:font-weight-asian="bold" style:font-weight-complex="bold"/>
    </style:style>
    <style:style style:name="Row105" style:family="table-row"/>
    <style:style style:name="Cell35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3" style:family="paragraph" style:parent-style-name="Normal"/>
    <style:style style:name="T673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5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4" style:family="paragraph" style:parent-style-name="Normal"/>
    <style:style style:name="T674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4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4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4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4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4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4_7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4_8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4_9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4_10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4_1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4_1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4_1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4_1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675" style:family="paragraph" style:parent-style-name="Normal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Row106" style:family="table-row"/>
    <style:style style:name="Cell35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6" style:family="paragraph" style:parent-style-name="Normal"/>
    <style:style style:name="T676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6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7" style:family="paragraph" style:parent-style-name="Normal"/>
    <style:style style:name="T677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7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7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7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7_5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7_6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Row107" style:family="table-row"/>
    <style:style style:name="Cell36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8" style:family="paragraph" style:parent-style-name="Normal">
      <style:paragraph-properties fo:margin-bottom="0.212cm"/>
    </style:style>
    <style:style style:name="T678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Cell36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79" style:family="paragraph" style:parent-style-name="Normal"/>
    <style:style style:name="T679_1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9_2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9_3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T679_4" style:family="text">
      <style:text-properties style:font-name="Arial" fo:font-size="9pt" style:font-size-asian="9pt" style:font-name-complex="Arial" style:font-size-complex="9pt" fo:language="en" fo:language-asian="en" fo:language-complex="ar" fo:country="GB" fo:country-asian="US" fo:country-complex="SA" style:font-weight-complex="bold"/>
    </style:style>
    <style:style style:name="P680" style:family="paragraph" style:parent-style-name="Normal">
      <style:paragraph-properties fo:text-align="justify" fo:margin-top="0.423cm"/>
    </style:style>
    <style:style style:name="T680_1" style:family="text">
      <style:text-properties fo:font-size="11pt" style:font-size-asian="11pt" style:font-name-complex="Arial" style:font-size-complex="11pt" style:font-weight-complex="bold"/>
    </style:style>
    <style:style style:name="T680_2" style:family="text">
      <style:text-properties fo:font-size="11pt" style:font-size-asian="11pt" style:font-name-complex="Arial" style:font-size-complex="11pt" style:font-weight-complex="bold"/>
    </style:style>
    <style:style style:name="T680_3" style:family="text">
      <style:text-properties fo:font-size="11pt" style:font-size-asian="11pt" style:font-name-complex="Arial" style:font-size-complex="11pt" style:font-weight-complex="bold"/>
    </style:style>
    <style:style style:name="T680_4" style:family="text">
      <style:text-properties fo:font-size="11pt" style:font-size-asian="11pt" style:font-name-complex="Arial" style:font-size-complex="11pt" style:font-weight-complex="bold"/>
    </style:style>
    <style:style style:name="T680_5" style:family="text">
      <style:text-properties fo:font-size="11pt" style:font-size-asian="11pt" style:font-name-complex="Arial" style:font-size-complex="11pt" style:font-weight-complex="bold"/>
    </style:style>
    <style:style style:name="T680_6" style:family="text">
      <style:text-properties fo:font-size="11pt" style:font-size-asian="11pt" style:font-name-complex="Arial" style:font-size-complex="11pt" style:font-weight-complex="bold"/>
    </style:style>
    <style:style style:name="P681" style:family="paragraph" style:parent-style-name="List_20_Paragraph">
      <style:paragraph-properties fo:text-align="justify" fo:text-indent="-0.63cm" fo:margin-top="0.212cm" fo:margin-left="1.259cm"/>
      <style:text-properties fo:font-size="11pt" style:font-size-asian="11pt" style:font-name-complex="Arial" style:font-size-complex="11pt" style:font-weight-complex="bold"/>
    </style:style>
    <style:style style:name="T681_1" style:family="text">
      <style:text-properties fo:font-size="11pt" style:font-size-asian="11pt" style:font-name-complex="Arial" style:font-size-complex="11pt" style:font-weight-complex="bold"/>
    </style:style>
    <style:style style:name="T681_2" style:family="text">
      <style:text-properties fo:font-size="11pt" style:font-size-asian="11pt" style:font-name-complex="Arial" style:font-size-complex="11pt" style:font-weight-complex="bold"/>
    </style:style>
    <style:style style:name="T681_3" style:family="text">
      <style:text-properties fo:font-size="11pt" style:font-size-asian="11pt" style:font-name-complex="Arial" style:font-size-complex="11pt" style:font-weight-complex="bold"/>
    </style:style>
    <style:style style:name="T681_4" style:family="text">
      <style:text-properties fo:font-size="11pt" style:font-size-asian="11pt" style:font-name-complex="Arial" style:font-size-complex="11pt" style:font-weight-complex="bold"/>
    </style:style>
    <style:style style:name="T681_5" style:family="text">
      <style:text-properties fo:font-size="11pt" style:font-size-asian="11pt" style:font-name-complex="Arial" style:font-size-complex="11pt" style:font-weight-complex="bold"/>
    </style:style>
    <style:style style:name="T681_6" style:family="text">
      <style:text-properties fo:font-size="11pt" style:font-size-asian="11pt" style:font-name-complex="Arial" style:font-size-complex="11pt" style:font-weight-complex="bold"/>
    </style:style>
    <style:style style:name="T681_7" style:family="text">
      <style:text-properties fo:font-size="11pt" style:font-size-asian="11pt" style:font-name-complex="Arial" style:font-size-complex="11pt" style:font-weight-complex="bold"/>
    </style:style>
    <style:style style:name="T681_8" style:family="text">
      <style:text-properties fo:font-size="11pt" style:font-size-asian="11pt" style:font-name-complex="Arial" style:font-size-complex="11pt" style:font-weight-complex="bold"/>
    </style:style>
    <style:style style:name="P682" style:family="paragraph" style:parent-style-name="List_20_Paragraph">
      <style:paragraph-properties fo:text-align="justify" fo:text-indent="-0.63cm" fo:margin-top="0.212cm" fo:margin-left="1.259cm"/>
      <style:text-properties fo:font-size="11pt" style:font-size-asian="11pt" style:font-name-complex="Arial" style:font-size-complex="11pt" style:font-weight-complex="bold"/>
    </style:style>
    <style:style style:name="T682_1" style:family="text">
      <style:text-properties fo:font-size="11pt" style:font-size-asian="11pt" style:font-name-complex="Arial" style:font-size-complex="11pt" style:font-weight-complex="bold"/>
    </style:style>
    <style:style style:name="P683" style:family="paragraph" style:parent-style-name="List_20_Paragraph">
      <style:paragraph-properties fo:text-align="justify" fo:text-indent="-0.63cm" fo:margin-top="0.212cm" fo:margin-bottom="0.212cm" fo:margin-left="1.259cm"/>
      <style:text-properties fo:font-size="11pt" style:font-size-asian="11pt" style:font-name-complex="Arial" style:font-size-complex="11pt" style:font-weight-complex="bold"/>
    </style:style>
    <style:style style:name="T683_1" style:family="text">
      <style:text-properties fo:font-size="11pt" style:font-size-asian="11pt" style:font-name-complex="Arial" style:font-size-complex="11pt" style:font-weight-complex="bold"/>
    </style:style>
    <style:style style:name="T683_2" style:family="text">
      <style:text-properties fo:font-size="11pt" style:font-size-asian="11pt" style:font-name-complex="Arial" style:font-size-complex="11pt" style:font-weight-complex="bold"/>
    </style:style>
    <style:style style:name="P684" style:family="paragraph" style:parent-style-name="Normal">
      <style:paragraph-properties fo:background-color="#dbe5f1" fo:padding-top="0.035cm" fo:border-top="#000000 0.018cm solid" fo:padding-bottom="0.035cm" fo:border-bottom="#000000 0.018cm solid" fo:padding-left="0.141cm" fo:border-left="#000000 0.018cm solid" fo:padding-right="0.141cm" fo:border-right="#000000 0.018cm solid"/>
    </style:style>
    <style:style style:name="T684_1" style:family="text">
      <style:text-properties fo:font-size="14pt" style:font-size-asian="14pt" style:font-name-complex="Arial" style:font-size-complex="11pt" fo:font-weight="bold" style:font-weight-asian="bold" style:font-weight-complex="bold"/>
    </style:style>
    <style:style style:name="T684_2" style:family="text">
      <style:text-properties fo:font-size="14pt" style:font-size-asian="14pt" style:font-name-complex="Arial" style:font-size-complex="11pt" fo:font-weight="bold" style:font-weight-asian="bold" style:font-weight-complex="bold"/>
    </style:style>
    <style:style style:name="P685" style:family="paragraph" style:parent-style-name="Normal">
      <style:text-properties fo:font-size="11pt" style:font-size-asian="11pt" style:font-size-complex="11pt"/>
    </style:style>
    <style:style style:name="P686" style:family="paragraph" style:parent-style-name="Normal">
      <style:paragraph-properties fo:margin-bottom="0.212cm"/>
    </style:style>
    <style:style style:name="T686_1" style:family="text">
      <style:text-properties fo:font-size="11pt" style:font-size-asian="11pt" style:font-size-complex="11pt" fo:font-weight="bold" style:font-weight-asian="bold" style:font-weight-complex="bold"/>
    </style:style>
    <style:style style:name="T686_2" style:family="text">
      <style:text-properties fo:font-size="11pt" style:font-size-asian="11pt" style:font-size-complex="11pt" fo:font-weight="bold" style:font-weight-asian="bold" style:font-weight-complex="bold"/>
    </style:style>
    <style:style style:name="P687" style:family="paragraph" style:parent-style-name="Normal">
      <style:paragraph-properties fo:text-align="justify" fo:margin-bottom="0.212cm"/>
    </style:style>
    <style:style style:name="T687_1" style:family="text">
      <style:text-properties fo:font-size="11pt" style:font-size-asian="11pt" style:font-size-complex="11pt"/>
    </style:style>
    <style:style style:name="T687_2" style:family="text">
      <style:text-properties fo:font-size="11pt" style:font-size-asian="11pt" style:font-size-complex="11pt"/>
    </style:style>
    <style:style style:name="T687_3" style:family="text">
      <style:text-properties fo:font-size="11pt" style:font-size-asian="11pt" style:font-size-complex="11pt"/>
    </style:style>
    <style:style style:name="T687_4" style:family="text">
      <style:text-properties fo:font-size="11pt" style:font-size-asian="11pt" style:font-size-complex="11pt"/>
    </style:style>
    <style:style style:name="T687_5" style:family="text">
      <style:text-properties fo:font-size="11pt" style:font-size-asian="11pt" style:font-size-complex="11pt"/>
    </style:style>
    <style:style style:name="T687_6" style:family="text">
      <style:text-properties fo:font-size="11pt" style:font-size-asian="11pt" style:font-size-complex="11pt"/>
    </style:style>
    <style:style style:name="T687_7" style:family="text">
      <style:text-properties fo:font-size="11pt" style:font-size-asian="11pt" style:font-size-complex="11pt"/>
    </style:style>
    <style:style style:name="T687_8" style:family="text">
      <style:text-properties fo:font-size="11pt" style:font-size-asian="11pt" style:font-size-complex="11pt"/>
    </style:style>
    <style:style style:name="T687_9" style:family="text">
      <style:text-properties fo:font-size="11pt" style:font-size-asian="11pt" style:font-size-complex="11pt"/>
    </style:style>
    <style:style style:name="T687_10" style:family="text">
      <style:text-properties fo:font-size="11pt" style:font-size-asian="11pt" style:font-size-complex="11pt"/>
    </style:style>
    <style:style style:name="T687_11" style:family="text">
      <style:text-properties fo:font-size="11pt" style:font-size-asian="11pt" style:font-size-complex="11pt"/>
    </style:style>
    <style:style style:name="T687_12" style:family="text">
      <style:text-properties fo:font-size="11pt" style:font-size-asian="11pt" style:font-size-complex="11pt"/>
    </style:style>
    <style:style style:name="T687_13" style:family="text">
      <style:text-properties fo:font-size="11pt" style:font-size-asian="11pt" style:font-size-complex="11pt"/>
    </style:style>
    <style:style style:name="T687_14" style:family="text">
      <style:text-properties fo:font-size="11pt" style:font-size-asian="11pt" style:font-size-complex="11pt"/>
    </style:style>
    <style:style style:name="P688" style:family="paragraph" style:parent-style-name="Normal">
      <style:paragraph-properties fo:text-align="justify" fo:margin-bottom="0.212cm"/>
    </style:style>
    <style:style style:name="T688_1" style:family="text">
      <style:text-properties fo:font-size="11pt" style:font-size-asian="11pt" style:font-size-complex="11pt" fo:font-weight="bold" style:font-weight-asian="bold"/>
    </style:style>
    <style:style style:name="T688_2" style:family="text">
      <style:text-properties fo:font-size="11pt" style:font-size-asian="11pt" style:font-size-complex="11pt" fo:font-weight="bold" style:font-weight-asian="bold"/>
    </style:style>
    <style:style style:name="T688_3" style:family="text">
      <style:text-properties fo:font-size="11pt" style:font-size-asian="11pt" style:font-size-complex="11pt" fo:font-weight="bold" style:font-weight-asian="bold"/>
    </style:style>
    <style:style style:name="T688_4" style:family="text">
      <style:text-properties fo:font-size="11pt" style:font-size-asian="11pt" style:font-size-complex="11pt" fo:font-weight="bold" style:font-weight-asian="bold"/>
    </style:style>
    <style:style style:name="T688_5" style:family="text">
      <style:text-properties fo:font-size="11pt" style:font-size-asian="11pt" style:font-size-complex="11pt"/>
    </style:style>
    <style:style style:name="T688_6" style:family="text">
      <style:text-properties fo:font-size="11pt" style:font-size-asian="11pt" style:font-size-complex="11pt"/>
    </style:style>
    <style:style style:name="T688_7" style:family="text">
      <style:text-properties fo:font-size="11pt" style:font-size-asian="11pt" style:font-size-complex="11pt"/>
    </style:style>
    <style:style style:name="T688_8" style:family="text">
      <style:text-properties fo:font-size="11pt" style:font-size-asian="11pt" style:font-size-complex="11pt"/>
    </style:style>
    <style:style style:name="T688_9" style:family="text">
      <style:text-properties fo:font-size="11pt" style:font-size-asian="11pt" style:font-size-complex="11pt"/>
    </style:style>
    <style:style style:name="T688_10" style:family="text">
      <style:text-properties fo:font-size="11pt" style:font-size-asian="11pt" style:font-size-complex="11pt"/>
    </style:style>
    <style:style style:name="T688_11" style:family="text">
      <style:text-properties fo:font-size="11pt" style:font-size-asian="11pt" style:font-size-complex="11pt"/>
    </style:style>
    <style:style style:name="T688_12" style:family="text">
      <style:text-properties fo:font-size="11pt" style:font-size-asian="11pt" style:font-size-complex="11pt"/>
    </style:style>
    <style:style style:name="T688_13" style:family="text">
      <style:text-properties fo:font-size="11pt" style:font-size-asian="11pt" style:font-size-complex="11pt"/>
    </style:style>
    <style:style style:name="T688_14" style:family="text">
      <style:text-properties fo:font-size="11pt" style:font-size-asian="11pt" style:font-size-complex="11pt"/>
    </style:style>
    <style:style style:name="T688_15" style:family="text">
      <style:text-properties fo:font-size="11pt" style:font-size-asian="11pt" style:font-size-complex="11pt"/>
    </style:style>
    <style:style style:name="T688_16" style:family="text">
      <style:text-properties fo:font-size="11pt" style:font-size-asian="11pt" style:font-size-complex="11pt"/>
    </style:style>
    <style:style style:name="P689" style:family="paragraph" style:parent-style-name="Normal">
      <style:paragraph-properties fo:text-align="justify" fo:margin-bottom="0.212cm"/>
    </style:style>
    <style:style style:name="T689_1" style:family="text">
      <style:text-properties fo:font-size="11pt" style:font-size-asian="11pt" style:font-size-complex="11pt" fo:font-weight="bold" style:font-weight-asian="bold"/>
    </style:style>
    <style:style style:name="T689_2" style:family="text">
      <style:text-properties fo:font-size="11pt" style:font-size-asian="11pt" style:font-size-complex="11pt" fo:font-weight="bold" style:font-weight-asian="bold"/>
    </style:style>
    <style:style style:name="T689_3" style:family="text">
      <style:text-properties fo:font-size="11pt" style:font-size-asian="11pt" style:font-size-complex="11pt" fo:font-weight="bold" style:font-weight-asian="bold"/>
    </style:style>
    <style:style style:name="T689_4" style:family="text">
      <style:text-properties fo:font-size="11pt" style:font-size-asian="11pt" style:font-size-complex="11pt" fo:font-weight="bold" style:font-weight-asian="bold"/>
    </style:style>
    <style:style style:name="T689_5" style:family="text">
      <style:text-properties fo:font-size="11pt" style:font-size-asian="11pt" style:font-size-complex="11pt"/>
    </style:style>
    <style:style style:name="T689_6" style:family="text">
      <style:text-properties fo:font-size="11pt" style:font-size-asian="11pt" style:font-size-complex="11pt"/>
    </style:style>
    <style:style style:name="T689_7" style:family="text">
      <style:text-properties fo:font-size="11pt" style:font-size-asian="11pt" style:font-size-complex="11pt"/>
    </style:style>
    <style:style style:name="T689_8" style:family="text">
      <style:text-properties fo:font-size="11pt" style:font-size-asian="11pt" style:font-size-complex="11pt"/>
    </style:style>
    <style:style style:name="T689_9" style:family="text">
      <style:text-properties fo:font-size="11pt" style:font-size-asian="11pt" style:font-size-complex="11pt"/>
    </style:style>
    <style:style style:name="T689_10" style:family="text">
      <style:text-properties fo:font-size="11pt" style:font-size-asian="11pt" style:font-size-complex="11pt"/>
    </style:style>
    <style:style style:name="T689_11" style:family="text">
      <style:text-properties fo:font-size="11pt" style:font-size-asian="11pt" style:font-size-complex="11pt"/>
    </style:style>
    <style:style style:name="T689_12" style:family="text">
      <style:text-properties fo:font-size="11pt" style:font-size-asian="11pt" style:font-size-complex="11pt"/>
    </style:style>
    <style:style style:name="P690" style:family="paragraph" style:parent-style-name="Table_20_List"/>
    <style:style style:name="T690_1" style:family="text">
      <style:text-properties fo:font-weight="bold" style:font-weight-asian="bold"/>
    </style:style>
    <style:style style:name="T690_2" style:family="text">
      <style:text-properties fo:font-weight="bold" style:font-weight-asian="bold"/>
    </style:style>
    <style:style style:name="T690_3" style:family="text">
      <style:text-properties fo:font-weight="bold" style:font-weight-asian="bold"/>
    </style:style>
    <style:style style:name="T690_4" style:family="text">
      <style:text-properties fo:font-weight="bold" style:font-weight-asian="bold"/>
    </style:style>
    <style:style style:name="T690_5" style:family="text">
      <style:text-properties fo:font-weight="bold" style:font-weight-asian="bold"/>
    </style:style>
    <style:style style:name="T690_6" style:family="text"/>
    <style:style style:name="T690_7" style:family="text"/>
    <style:style style:name="T690_8" style:family="text"/>
    <style:style style:name="T690_9" style:family="text"/>
    <style:style style:name="T690_10" style:family="text"/>
    <style:style style:name="T690_11" style:family="text"/>
    <style:style style:name="T690_12" style:family="text"/>
    <style:style style:name="T690_13" style:family="text">
      <style:text-properties style:text-position="super 58%"/>
    </style:style>
    <style:style style:name="T690_14" style:family="text"/>
    <style:style style:name="T690_15" style:family="text"/>
    <style:style style:name="T690_16" style:family="text"/>
    <style:style style:name="T690_17" style:family="text"/>
    <style:style style:name="T690_18" style:family="text"/>
    <style:style style:name="T690_19" style:family="text"/>
    <style:style style:name="T690_20" style:family="text"/>
    <style:style style:name="T690_21" style:family="text"/>
    <style:style style:name="T690_22" style:family="text"/>
    <style:style style:name="P691" style:family="paragraph" style:parent-style-name="Table_20_List"/>
    <style:style style:name="P692" style:family="paragraph" style:parent-style-name="Table_20_List">
      <style:paragraph-properties fo:margin-top="0.423cm"/>
    </style:style>
    <style:style style:name="T692_1" style:family="text">
      <style:text-properties fo:font-weight="bold" style:font-weight-asian="bold" style:font-weight-complex="bold"/>
    </style:style>
    <style:style style:name="T692_2" style:family="text">
      <style:text-properties fo:font-weight="bold" style:font-weight-asian="bold" style:font-weight-complex="bold"/>
    </style:style>
    <style:style style:name="T692_3" style:family="text">
      <style:text-properties fo:font-weight="bold" style:font-weight-asian="bold" style:font-weight-complex="bold"/>
    </style:style>
    <style:style style:name="T692_4" style:family="text">
      <style:text-properties fo:font-weight="bold" style:font-weight-asian="bold" style:font-weight-complex="bold"/>
    </style:style>
    <style:style style:name="T692_5" style:family="text">
      <style:text-properties fo:font-weight="bold" style:font-weight-asian="bold" style:font-weight-complex="bold"/>
    </style:style>
    <style:style style:name="T692_6" style:family="text">
      <style:text-properties fo:font-weight="bold" style:font-weight-asian="bold" style:font-weight-complex="bold"/>
    </style:style>
    <style:style style:name="T692_7" style:family="text">
      <style:text-properties fo:font-weight="bold" style:font-weight-asian="bold" style:font-weight-complex="bold"/>
    </style:style>
    <style:style style:name="T692_8" style:family="text"/>
    <style:style style:name="T692_9" style:family="text"/>
    <style:style style:name="T692_10" style:family="text"/>
    <style:style style:name="T692_11" style:family="text"/>
    <style:style style:name="T692_12" style:family="text"/>
    <style:style style:name="T692_13" style:family="text"/>
    <style:style style:name="T692_14" style:family="text"/>
    <style:style style:name="T692_15" style:family="text"/>
    <style:style style:name="T692_16" style:family="text"/>
    <style:style style:name="T692_17" style:family="text"/>
    <style:style style:name="T692_18" style:family="text"/>
    <style:style style:name="T692_19" style:family="text"/>
    <style:style style:name="T692_20" style:family="text"/>
    <style:style style:name="T692_21" style:family="text"/>
    <style:style style:name="T692_22" style:family="text"/>
    <style:style style:name="T692_23" style:family="text"/>
    <style:style style:name="T692_24" style:family="text"/>
    <style:style style:name="T692_25" style:family="text"/>
    <style:style style:name="T692_26" style:family="text"/>
    <style:style style:name="T692_27" style:family="text"/>
    <style:style style:name="T692_28" style:family="text"/>
    <style:style style:name="T692_29" style:family="text"/>
    <style:style style:name="T692_30" style:family="text"/>
    <style:style style:name="T692_31" style:family="text"/>
    <style:style style:name="T692_32" style:family="text"/>
    <style:style style:name="T692_33" style:family="text"/>
    <style:style style:name="T692_34" style:family="text"/>
    <style:style style:name="T692_35" style:family="text"/>
    <style:style style:name="T692_36" style:family="text"/>
    <style:style style:name="P693" style:family="paragraph" style:parent-style-name="Table_20_List"/>
    <style:style style:name="P694" style:family="paragraph" style:parent-style-name="Table_20_List">
      <style:paragraph-properties fo:margin-top="0.423cm"/>
    </style:style>
    <style:style style:name="T694_1" style:family="text">
      <style:text-properties style:font-name-asian="Times New Roman"/>
    </style:style>
    <style:style style:name="T694_2" style:family="text">
      <style:text-properties style:font-name-asian="Times New Roman"/>
    </style:style>
    <style:style style:name="T694_3" style:family="text">
      <style:text-properties style:font-name-asian="Times New Roman"/>
    </style:style>
    <style:style style:name="T694_4" style:family="text">
      <style:text-properties style:font-name-asian="Times New Roman"/>
    </style:style>
    <style:style style:name="T694_5" style:family="text">
      <style:text-properties style:font-name-asian="Times New Roman"/>
    </style:style>
    <style:style style:name="T694_6" style:family="text">
      <style:text-properties style:font-name-asian="Times New Roman"/>
    </style:style>
    <style:style style:name="T694_7" style:family="text">
      <style:text-properties style:font-name-asian="Times New Roman"/>
    </style:style>
    <style:style style:name="T694_8" style:family="text">
      <style:text-properties style:font-name-asian="Times New Roman"/>
    </style:style>
    <style:style style:name="T694_9" style:family="text">
      <style:text-properties style:font-name-asian="Times New Roman"/>
    </style:style>
    <style:style style:name="T694_10" style:family="text">
      <style:text-properties style:font-name-asian="Times New Roman"/>
    </style:style>
    <style:style style:name="T694_11" style:family="text">
      <style:text-properties style:font-name-asian="Times New Roman"/>
    </style:style>
    <style:style style:name="T694_12" style:family="text">
      <style:text-properties style:font-name-asian="Times New Roman"/>
    </style:style>
    <style:style style:name="P695" style:family="paragraph" style:parent-style-name="Normal">
      <style:paragraph-properties fo:text-align="justify" fo:margin-top="0.423cm" fo:margin-bottom="0.212cm"/>
    </style:style>
    <style:style style:name="T695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95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95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695_4" style:family="text">
      <style:text-properties fo:font-size="11pt" style:font-size-asian="11pt" style:font-name-complex="Arial" style:font-size-complex="11pt"/>
    </style:style>
    <style:style style:name="T695_5" style:family="text">
      <style:text-properties fo:font-size="11pt" style:font-size-asian="11pt" style:font-name-complex="Arial" style:font-size-complex="11pt"/>
    </style:style>
    <style:style style:name="T695_6" style:family="text">
      <style:text-properties fo:font-size="11pt" style:font-size-asian="11pt" style:font-name-complex="Arial" style:font-size-complex="11pt"/>
    </style:style>
    <style:style style:name="T695_7" style:family="text">
      <style:text-properties fo:font-size="11pt" style:font-size-asian="11pt" style:font-name-complex="Arial" style:font-size-complex="11pt"/>
    </style:style>
    <style:style style:name="T695_8" style:family="text">
      <style:text-properties fo:font-size="11pt" style:font-size-asian="11pt" style:font-name-complex="Arial" style:font-size-complex="11pt"/>
    </style:style>
    <style:style style:name="T695_9" style:family="text">
      <style:text-properties fo:font-size="11pt" style:font-size-asian="11pt" style:font-name-complex="Arial" style:font-size-complex="11pt"/>
    </style:style>
    <style:style style:name="T695_10" style:family="text">
      <style:text-properties fo:font-size="11pt" style:font-size-asian="11pt" style:font-name-complex="Arial" style:font-size-complex="11pt"/>
    </style:style>
    <style:style style:name="T695_11" style:family="text">
      <style:text-properties fo:font-size="11pt" style:font-size-asian="11pt" style:font-name-complex="Arial" style:font-size-complex="11pt"/>
    </style:style>
    <style:style style:name="T695_12" style:family="text">
      <style:text-properties fo:font-size="11pt" style:font-size-asian="11pt" style:font-name-complex="Arial" style:font-size-complex="11pt"/>
    </style:style>
    <style:style style:name="T695_13" style:family="text">
      <style:text-properties fo:font-size="11pt" style:font-size-asian="11pt" style:font-name-complex="Arial" style:font-size-complex="11pt"/>
    </style:style>
    <style:style style:name="T695_14" style:family="text">
      <style:text-properties fo:font-size="11pt" style:font-size-asian="11pt" style:font-name-complex="Arial" style:font-size-complex="11pt"/>
    </style:style>
    <style:style style:name="T695_15" style:family="text">
      <style:text-properties fo:font-size="11pt" style:font-size-asian="11pt" style:font-name-complex="Arial" style:font-size-complex="11pt"/>
    </style:style>
    <style:style style:name="T695_16" style:family="text">
      <style:text-properties fo:font-size="11pt" style:font-size-asian="11pt" style:font-name-complex="Arial" style:font-size-complex="11pt"/>
    </style:style>
    <style:style style:name="T695_17" style:family="text">
      <style:text-properties fo:font-size="11pt" style:font-size-asian="11pt" style:font-name-complex="Arial" style:font-size-complex="11pt"/>
    </style:style>
    <style:style style:name="T695_18" style:family="text">
      <style:text-properties fo:font-size="11pt" style:font-size-asian="11pt" style:font-name-complex="Arial" style:font-size-complex="11pt"/>
    </style:style>
    <style:style style:name="T695_19" style:family="text">
      <style:text-properties fo:font-size="11pt" style:font-size-asian="11pt" style:font-name-complex="Arial" style:font-size-complex="11pt"/>
    </style:style>
    <style:style style:name="T695_20" style:family="text">
      <style:text-properties fo:font-size="11pt" style:font-size-asian="11pt" style:font-name-complex="Arial" style:font-size-complex="11pt"/>
    </style:style>
    <style:style style:name="T695_21" style:family="text">
      <style:text-properties fo:font-size="11pt" style:font-size-asian="11pt" style:font-name-complex="Arial" style:font-size-complex="11pt"/>
    </style:style>
    <style:style style:name="T695_22" style:family="text">
      <style:text-properties fo:font-size="11pt" style:font-size-asian="11pt" style:font-name-complex="Arial" style:font-size-complex="11pt"/>
    </style:style>
    <style:style style:name="T695_23" style:family="text">
      <style:text-properties fo:font-size="11pt" style:font-size-asian="11pt" style:font-name-complex="Arial" style:font-size-complex="11pt"/>
    </style:style>
    <style:style style:name="T695_24" style:family="text">
      <style:text-properties fo:font-size="11pt" style:font-size-asian="11pt" style:font-name-complex="Arial" style:font-size-complex="11pt"/>
    </style:style>
    <style:style style:name="T695_25" style:family="text">
      <style:text-properties fo:font-size="11pt" style:font-size-asian="11pt" style:font-name-complex="Arial" style:font-size-complex="11pt"/>
    </style:style>
    <style:style style:name="T695_26" style:family="text">
      <style:text-properties fo:font-size="11pt" style:font-size-asian="11pt" style:font-name-complex="Arial" style:font-size-complex="11pt"/>
    </style:style>
    <style:style style:name="T695_27" style:family="text">
      <style:text-properties fo:font-size="11pt" style:font-size-asian="11pt" style:font-name-complex="Arial" style:font-size-complex="11pt"/>
    </style:style>
    <style:style style:name="T695_28" style:family="text">
      <style:text-properties fo:font-size="11pt" style:font-size-asian="11pt" style:font-name-complex="Arial" style:font-size-complex="11pt" style:font-weight-complex="bold"/>
    </style:style>
    <style:style style:name="T695_29" style:family="text">
      <style:text-properties fo:font-size="11pt" style:font-size-asian="11pt" style:font-name-complex="Arial" style:font-size-complex="11pt"/>
    </style:style>
    <style:style style:name="T695_30" style:family="text">
      <style:text-properties fo:font-size="11pt" style:font-size-asian="11pt" style:font-name-complex="Arial" style:font-size-complex="11pt"/>
    </style:style>
    <style:style style:name="T695_31" style:family="text">
      <style:text-properties fo:font-size="11pt" style:font-size-asian="11pt" style:font-name-complex="Arial" style:font-size-complex="11pt"/>
    </style:style>
    <style:style style:name="T695_32" style:family="text">
      <style:text-properties fo:font-size="11pt" style:font-size-asian="11pt" style:font-name-complex="Arial" style:font-size-complex="11pt"/>
    </style:style>
    <style:style style:name="P696" style:family="paragraph" style:parent-style-name="List_20_Paragraph">
      <style:paragraph-properties fo:text-align="justify" fo:margin-bottom="0.212cm"/>
    </style:style>
    <style:style style:name="T696_1" style:family="text">
      <style:text-properties fo:font-size="11pt" style:font-name-asian="Calibri" style:font-size-asian="11pt" style:font-size-complex="11pt"/>
    </style:style>
    <style:style style:name="T696_2" style:family="text">
      <style:text-properties fo:font-size="11pt" style:font-name-asian="Calibri" style:font-size-asian="11pt" style:font-size-complex="11pt"/>
    </style:style>
    <style:style style:name="T696_3" style:family="text">
      <style:text-properties fo:font-size="11pt" style:font-name-asian="Calibri" style:font-size-asian="11pt" style:font-size-complex="11pt"/>
    </style:style>
    <style:style style:name="T696_4" style:family="text">
      <style:text-properties fo:font-size="11pt" style:font-name-asian="Calibri" style:font-size-asian="11pt" style:font-size-complex="11pt"/>
    </style:style>
    <style:style style:name="T696_5" style:family="text">
      <style:text-properties fo:font-size="11pt" style:font-name-asian="Calibri" style:font-size-asian="11pt" style:font-size-complex="11pt"/>
    </style:style>
    <style:style style:name="T696_6" style:family="text">
      <style:text-properties fo:font-size="11pt" style:font-name-asian="Calibri" style:font-size-asian="11pt" style:font-size-complex="11pt"/>
    </style:style>
    <style:style style:name="T696_7" style:family="text">
      <style:text-properties fo:font-size="11pt" style:font-name-asian="Calibri" style:font-size-asian="11pt" style:font-size-complex="11pt"/>
    </style:style>
    <style:style style:name="T696_8" style:family="text">
      <style:text-properties fo:font-size="11pt" style:font-name-asian="Calibri" style:font-size-asian="11pt" style:font-size-complex="11pt"/>
    </style:style>
    <style:style style:name="T696_9" style:family="text">
      <style:text-properties fo:font-size="11pt" style:font-name-asian="Calibri" style:font-size-asian="11pt" style:font-size-complex="11pt"/>
    </style:style>
    <style:style style:name="T696_10" style:family="text">
      <style:text-properties fo:font-size="11pt" style:font-name-asian="Calibri" style:font-size-asian="11pt" style:font-size-complex="11pt"/>
    </style:style>
    <style:style style:name="P697" style:family="paragraph" style:parent-style-name="List_20_Paragraph">
      <style:paragraph-properties fo:text-align="justify" fo:margin-bottom="0.212cm"/>
    </style:style>
    <style:style style:name="T697_1" style:family="text">
      <style:text-properties fo:font-size="11pt" style:font-name-asian="Calibri" style:font-size-asian="11pt" style:font-size-complex="11pt"/>
    </style:style>
    <style:style style:name="T697_2" style:family="text">
      <style:text-properties fo:font-size="11pt" style:font-name-asian="Calibri" style:font-size-asian="11pt" style:font-size-complex="11pt"/>
    </style:style>
    <style:style style:name="T697_3" style:family="text">
      <style:text-properties fo:font-size="11pt" style:font-name-asian="Calibri" style:font-size-asian="11pt" style:font-size-complex="11pt"/>
    </style:style>
    <style:style style:name="T697_4" style:family="text">
      <style:text-properties fo:font-size="11pt" style:font-name-asian="Calibri" style:font-size-asian="11pt" style:font-size-complex="11pt"/>
    </style:style>
    <style:style style:name="T697_5" style:family="text">
      <style:text-properties fo:font-size="11pt" style:font-name-asian="Calibri" style:font-size-asian="11pt" style:font-size-complex="11pt"/>
    </style:style>
    <style:style style:name="T697_6" style:family="text">
      <style:text-properties fo:font-size="11pt" style:font-name-asian="Calibri" style:font-size-asian="11pt" style:font-size-complex="11pt"/>
    </style:style>
    <style:style style:name="T697_7" style:family="text">
      <style:text-properties fo:font-size="11pt" style:font-name-asian="Calibri" style:font-size-asian="11pt" style:font-size-complex="11pt"/>
    </style:style>
    <style:style style:name="T697_8" style:family="text">
      <style:text-properties fo:font-size="11pt" style:font-name-asian="Calibri" style:font-size-asian="11pt" style:font-size-complex="11pt"/>
    </style:style>
    <style:style style:name="T697_9" style:family="text">
      <style:text-properties fo:font-size="11pt" style:font-name-asian="Calibri" style:font-size-asian="11pt" style:font-size-complex="11pt"/>
    </style:style>
    <style:style style:name="T697_10" style:family="text">
      <style:text-properties fo:font-size="11pt" style:font-name-asian="Calibri" style:font-size-asian="11pt" style:font-size-complex="11pt"/>
    </style:style>
    <style:style style:name="T697_11" style:family="text">
      <style:text-properties fo:font-size="11pt" style:font-name-asian="Calibri" style:font-size-asian="11pt" style:font-size-complex="11pt"/>
    </style:style>
    <style:style style:name="T697_12" style:family="text">
      <style:text-properties fo:font-size="11pt" style:font-name-asian="Calibri" style:font-size-asian="11pt" style:font-size-complex="11pt"/>
    </style:style>
    <style:style style:name="T697_13" style:family="text">
      <style:text-properties fo:font-size="11pt" style:font-name-asian="Calibri" style:font-size-asian="11pt" style:font-size-complex="11pt"/>
    </style:style>
    <style:style style:name="T697_14" style:family="text">
      <style:text-properties fo:font-size="11pt" style:font-name-asian="Calibri" style:font-size-asian="11pt" style:font-size-complex="11pt"/>
    </style:style>
    <style:style style:name="T697_15" style:family="text">
      <style:text-properties fo:font-size="11pt" style:font-name-asian="Calibri" style:font-size-asian="11pt" style:font-size-complex="11pt"/>
    </style:style>
    <style:style style:name="P698" style:family="paragraph" style:parent-style-name="List_20_Paragraph">
      <style:paragraph-properties fo:text-align="justify" fo:margin-bottom="0.212cm"/>
    </style:style>
    <style:style style:name="T698_1" style:family="text">
      <style:text-properties fo:font-size="11pt" style:font-name-asian="Calibri" style:font-size-asian="11pt" style:font-size-complex="11pt"/>
    </style:style>
    <style:style style:name="T698_2" style:family="text">
      <style:text-properties fo:font-size="11pt" style:font-name-asian="Calibri" style:font-size-asian="11pt" style:font-size-complex="11pt"/>
    </style:style>
    <style:style style:name="P699" style:family="paragraph" style:parent-style-name="List_20_Paragraph">
      <style:paragraph-properties fo:text-align="justify" fo:margin-bottom="0.212cm"/>
    </style:style>
    <style:style style:name="T699_1" style:family="text">
      <style:text-properties fo:font-size="11pt" style:font-size-asian="11pt" style:font-size-complex="11pt" style:font-weight-complex="bold"/>
    </style:style>
    <style:style style:name="T699_2" style:family="text">
      <style:text-properties fo:font-size="11pt" style:font-size-asian="11pt" style:font-size-complex="11pt" style:font-weight-complex="bold"/>
    </style:style>
    <style:style style:name="P700" style:family="paragraph" style:parent-style-name="List_20_Paragraph">
      <style:paragraph-properties fo:text-align="justify" fo:margin-bottom="0.212cm"/>
    </style:style>
    <style:style style:name="T700_1" style:family="text">
      <style:text-properties fo:font-size="11pt" style:font-name-asian="Calibri" style:font-size-asian="11pt" style:font-size-complex="11pt"/>
    </style:style>
    <style:style style:name="T700_2" style:family="text">
      <style:text-properties fo:font-size="11pt" style:font-name-asian="Calibri" style:font-size-asian="11pt" style:font-size-complex="11pt"/>
    </style:style>
    <style:style style:name="T700_3" style:family="text">
      <style:text-properties fo:font-size="11pt" style:font-name-asian="Calibri" style:font-size-asian="11pt" style:font-size-complex="11pt"/>
    </style:style>
    <style:style style:name="T700_4" style:family="text">
      <style:text-properties fo:font-size="11pt" style:font-name-asian="Calibri" style:font-size-asian="11pt" style:font-size-complex="11pt"/>
    </style:style>
    <style:style style:name="T700_5" style:family="text">
      <style:text-properties fo:font-size="11pt" style:font-name-asian="Calibri" style:font-size-asian="11pt" style:font-size-complex="11pt"/>
    </style:style>
    <style:style style:name="P701" style:family="paragraph" style:parent-style-name="List_20_Paragraph">
      <style:paragraph-properties fo:text-align="justify" fo:margin-bottom="0.212cm"/>
    </style:style>
    <style:style style:name="T701_1" style:family="text">
      <style:text-properties fo:font-size="11pt" style:font-name-asian="Calibri" style:font-size-asian="11pt" style:font-size-complex="11pt"/>
    </style:style>
    <style:style style:name="T701_2" style:family="text">
      <style:text-properties fo:font-size="11pt" style:font-name-asian="Calibri" style:font-size-asian="11pt" style:font-size-complex="11pt"/>
    </style:style>
    <style:style style:name="T701_3" style:family="text">
      <style:text-properties fo:font-size="11pt" style:font-name-asian="Calibri" style:font-size-asian="11pt" style:font-size-complex="11pt"/>
    </style:style>
    <style:style style:name="P702" style:family="paragraph" style:parent-style-name="Normal">
      <style:paragraph-properties fo:text-align="justify"/>
    </style:style>
    <style:style style:name="T702_1" style:family="text">
      <style:text-properties fo:font-size="11pt" style:font-size-asian="11pt" style:font-name-complex="Arial" style:font-size-complex="11pt"/>
    </style:style>
    <style:style style:name="T702_2" style:family="text">
      <style:text-properties fo:font-size="11pt" style:font-size-asian="11pt" style:font-name-complex="Arial" style:font-size-complex="11pt"/>
    </style:style>
    <style:style style:name="T702_3" style:family="text">
      <style:text-properties fo:font-size="11pt" style:font-size-asian="11pt" style:font-name-complex="Arial" style:font-size-complex="11pt"/>
    </style:style>
    <style:style style:name="T702_4" style:family="text">
      <style:text-properties fo:font-size="11pt" style:font-size-asian="11pt" style:font-name-complex="Arial" style:font-size-complex="11pt"/>
    </style:style>
    <style:style style:name="T702_5" style:family="text">
      <style:text-properties fo:font-size="11pt" style:font-size-asian="11pt" style:font-name-complex="Arial" style:font-size-complex="11pt"/>
    </style:style>
    <style:style style:name="T702_6" style:family="text">
      <style:text-properties fo:font-size="11pt" style:font-size-asian="11pt" style:font-name-complex="Arial" style:font-size-complex="11pt"/>
    </style:style>
    <style:style style:name="T702_7" style:family="text">
      <style:text-properties fo:font-size="11pt" style:font-size-asian="11pt" style:font-name-complex="Arial" style:font-size-complex="11pt"/>
    </style:style>
    <style:style style:name="T702_8" style:family="text">
      <style:text-properties fo:font-size="11pt" style:font-size-asian="11pt" style:font-name-complex="Arial" style:font-size-complex="11pt"/>
    </style:style>
    <style:style style:name="T702_9" style:family="text">
      <style:text-properties fo:font-size="11pt" style:font-size-asian="11pt" style:font-name-complex="Arial" style:font-size-complex="11pt"/>
    </style:style>
    <style:style style:name="T702_10" style:family="text">
      <style:text-properties fo:font-size="11pt" style:font-size-asian="11pt" style:font-name-complex="Arial" style:font-size-complex="11pt"/>
    </style:style>
    <style:style style:name="T702_11" style:family="text">
      <style:text-properties fo:font-size="11pt" style:font-size-asian="11pt" style:font-name-complex="Arial" style:font-size-complex="11pt"/>
    </style:style>
    <style:style style:name="T702_12" style:family="text">
      <style:text-properties fo:font-size="11pt" style:font-size-asian="11pt" style:font-name-complex="Arial" style:font-size-complex="11pt"/>
    </style:style>
    <style:style style:name="T702_13" style:family="text">
      <style:text-properties fo:font-size="11pt" style:font-size-asian="11pt" style:font-name-complex="Arial" style:font-size-complex="11pt"/>
    </style:style>
    <style:style style:name="T702_14" style:family="text">
      <style:text-properties fo:font-size="11pt" style:font-size-asian="11pt" style:font-name-complex="Arial" style:font-size-complex="11pt"/>
    </style:style>
    <style:style style:name="T702_15" style:family="text">
      <style:text-properties fo:font-size="11pt" style:font-size-asian="11pt" style:font-name-complex="Arial" style:font-size-complex="11pt"/>
    </style:style>
    <style:style style:name="T702_16" style:family="text">
      <style:text-properties fo:font-size="11pt" style:font-size-asian="11pt" style:font-name-complex="Arial" style:font-size-complex="11pt"/>
    </style:style>
    <style:style style:name="T702_17" style:family="text">
      <style:text-properties fo:font-size="11pt" style:font-size-asian="11pt" style:font-name-complex="Arial" style:font-size-complex="11pt"/>
    </style:style>
    <style:style style:name="T702_18" style:family="text">
      <style:text-properties fo:font-size="11pt" style:font-size-asian="11pt" style:font-name-complex="Arial" style:font-size-complex="11pt"/>
    </style:style>
    <style:style style:name="T702_19" style:family="text">
      <style:text-properties fo:font-size="11pt" style:font-size-asian="11pt" style:font-name-complex="Arial" style:font-size-complex="11pt"/>
    </style:style>
    <style:style style:name="T702_20" style:family="text">
      <style:text-properties fo:font-size="11pt" style:font-size-asian="11pt" style:font-name-complex="Arial" style:font-size-complex="11pt"/>
    </style:style>
    <style:style style:name="T702_21" style:family="text">
      <style:text-properties fo:font-size="11pt" style:font-size-asian="11pt" style:font-name-complex="Arial" style:font-size-complex="11pt"/>
    </style:style>
    <style:style style:name="T702_22" style:family="text">
      <style:text-properties fo:font-size="11pt" style:font-size-asian="11pt" style:font-name-complex="Arial" style:font-size-complex="11pt"/>
    </style:style>
    <style:style style:name="T702_23" style:family="text">
      <style:text-properties fo:font-size="11pt" style:font-size-asian="11pt" style:font-name-complex="Arial" style:font-size-complex="11pt"/>
    </style:style>
    <style:style style:name="T702_24" style:family="text">
      <style:text-properties fo:font-size="11pt" style:font-size-asian="11pt" style:font-name-complex="Arial" style:font-size-complex="11pt"/>
    </style:style>
    <style:style style:name="T702_25" style:family="text">
      <style:text-properties fo:font-size="11pt" style:font-size-asian="11pt" style:font-name-complex="Arial" style:font-size-complex="11pt"/>
    </style:style>
    <style:style style:name="T702_26" style:family="text">
      <style:text-properties fo:font-size="11pt" style:font-size-asian="11pt" style:font-name-complex="Arial" style:font-size-complex="11pt"/>
    </style:style>
    <style:style style:name="T702_27" style:family="text">
      <style:text-properties fo:font-size="11pt" style:font-size-asian="11pt" style:font-name-complex="Arial" style:font-size-complex="11pt"/>
    </style:style>
    <style:style style:name="T702_28" style:family="text">
      <style:text-properties fo:font-size="11pt" style:font-size-asian="11pt" style:font-name-complex="Arial" style:font-size-complex="11pt"/>
    </style:style>
    <style:style style:name="T702_29" style:family="text">
      <style:text-properties fo:font-size="11pt" style:font-size-asian="11pt" style:font-name-complex="Arial" style:font-size-complex="11pt"/>
    </style:style>
    <style:style style:name="T702_30" style:family="text">
      <style:text-properties fo:font-size="11pt" style:font-size-asian="11pt" style:font-name-complex="Arial" style:font-size-complex="11pt"/>
    </style:style>
    <style:style style:name="P703" style:family="paragraph" style:parent-style-name="Normal">
      <style:text-properties fo:font-size="11pt" style:font-size-asian="11pt" style:font-name-complex="Arial" style:font-size-complex="11pt"/>
    </style:style>
    <style:style style:name="P704" style:family="paragraph" style:parent-style-name="Normal">
      <style:paragraph-properties fo:text-align="justify" fo:margin-bottom="0.212cm"/>
    </style:style>
    <style:style style:name="T704_1" style:family="text">
      <style:text-properties fo:font-size="11pt" style:font-size-asian="11pt" style:font-size-complex="11pt" fo:font-weight="bold" style:font-weight-asian="bold" style:font-weight-complex="bold"/>
    </style:style>
    <style:style style:name="T704_2" style:family="text">
      <style:text-properties fo:font-size="11pt" style:font-size-asian="11pt" style:font-size-complex="11pt" fo:font-weight="bold" style:font-weight-asian="bold" style:font-weight-complex="bold"/>
    </style:style>
    <style:style style:name="T704_3" style:family="text">
      <style:text-properties fo:font-size="11pt" style:font-size-asian="11pt" style:font-size-complex="11pt" fo:font-weight="bold" style:font-weight-asian="bold" style:font-weight-complex="bold"/>
    </style:style>
    <style:style style:name="T704_4" style:family="text">
      <style:text-properties fo:font-size="11pt" style:font-size-asian="11pt" style:font-size-complex="11pt" fo:font-weight="bold" style:font-weight-asian="bold" style:font-weight-complex="bold"/>
    </style:style>
    <style:style style:name="T704_5" style:family="text">
      <style:text-properties fo:font-size="11pt" style:font-size-asian="11pt" style:font-size-complex="11pt" fo:font-weight="bold" style:font-weight-asian="bold" style:font-weight-complex="bold"/>
    </style:style>
    <style:style style:name="T704_6" style:family="text">
      <style:text-properties fo:font-size="11pt" style:font-size-asian="11pt" style:font-size-complex="11pt" fo:font-weight="bold" style:font-weight-asian="bold" style:font-weight-complex="bold"/>
    </style:style>
    <style:style style:name="P705" style:family="paragraph" style:parent-style-name="Normal"/>
    <style:style style:name="T705_1" style:family="text">
      <style:text-properties fo:font-size="11pt" style:font-size-asian="11pt" style:font-size-complex="11pt" fo:language-asian="en" fo:country-asian="GB"/>
    </style:style>
    <style:style style:name="T705_2" style:family="text">
      <style:text-properties fo:font-size="11pt" style:font-size-asian="11pt" style:font-size-complex="11pt" fo:language-asian="en" fo:country-asian="GB"/>
    </style:style>
    <style:style style:name="P706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707" style:family="paragraph" style:parent-style-name="Normal">
      <style:paragraph-properties fo:text-align="justify" fo:margin-bottom="0.212cm"/>
    </style:style>
    <style:style style:name="T707_1" style:family="text">
      <style:text-properties fo:font-size="11pt" style:font-size-asian="11pt" style:font-name-complex="Arial" style:font-size-complex="11pt" fo:font-weight="bold" style:font-weight-asian="bold"/>
    </style:style>
    <style:style style:name="P708" style:family="paragraph" style:parent-style-name="Normal">
      <style:paragraph-properties fo:text-align="justify" fo:margin-bottom="0.212cm"/>
    </style:style>
    <style:style style:name="T708_1" style:family="text">
      <style:text-properties fo:font-size="11pt" style:font-size-asian="11pt" style:font-name-complex="Arial" style:font-size-complex="11pt" style:font-weight-complex="bold"/>
    </style:style>
    <style:style style:name="T708_2" style:family="text">
      <style:text-properties fo:font-size="11pt" style:font-size-asian="11pt" style:font-name-complex="Arial" style:font-size-complex="11pt" style:font-weight-complex="bold"/>
    </style:style>
    <style:style style:name="T708_3" style:family="text">
      <style:text-properties fo:font-size="11pt" style:font-size-asian="11pt" style:font-name-complex="Arial" style:font-size-complex="11pt" style:font-weight-complex="bold"/>
    </style:style>
    <style:style style:name="P709" style:family="paragraph" style:parent-style-name="Normal">
      <style:paragraph-properties fo:text-align="justify" fo:margin-bottom="0.212cm"/>
    </style:style>
    <style:style style:name="T709_1" style:family="text">
      <style:text-properties fo:font-size="11pt" style:font-size-asian="11pt" style:font-name-complex="Arial" style:font-size-complex="11pt" style:font-weight-complex="bold"/>
    </style:style>
    <style:style style:name="T709_2" style:family="text">
      <style:text-properties fo:font-size="11pt" style:font-size-asian="11pt" style:font-name-complex="Arial" style:font-size-complex="11pt" fo:font-weight="bold" style:font-weight-asian="bold"/>
    </style:style>
    <style:style style:name="T709_3" style:family="text">
      <style:text-properties fo:font-size="11pt" style:font-size-asian="11pt" style:font-name-complex="Arial" style:font-size-complex="11pt" style:font-weight-complex="bold"/>
    </style:style>
    <style:style style:name="T709_4" style:family="text">
      <style:text-properties fo:font-size="11pt" style:font-size-asian="11pt" style:font-name-complex="Arial" style:font-size-complex="11pt" style:font-weight-complex="bold"/>
    </style:style>
    <style:style style:name="T709_5" style:family="text">
      <style:text-properties fo:font-size="11pt" style:font-size-asian="11pt" style:font-name-complex="Arial" style:font-size-complex="11pt" style:font-weight-complex="bold"/>
    </style:style>
    <style:style style:name="T709_6" style:family="text">
      <style:text-properties fo:font-size="11pt" style:font-size-asian="11pt" style:font-name-complex="Arial" style:font-size-complex="11pt" style:font-weight-complex="bold"/>
    </style:style>
    <style:style style:name="T709_7" style:family="text">
      <style:text-properties fo:font-size="11pt" style:font-size-asian="11pt" style:font-name-complex="Arial" style:font-size-complex="11pt" style:font-weight-complex="bold"/>
    </style:style>
    <style:style style:name="P710" style:family="paragraph" style:parent-style-name="Normal">
      <style:paragraph-properties fo:text-align="justify" fo:margin-bottom="0.212cm"/>
    </style:style>
    <style:style style:name="T710_1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710_2" style:family="text">
      <style:text-properties style:font-style-complex="italic" fo:font-size="11pt" style:font-size-asian="11pt" style:font-name-complex="Arial" style:font-size-complex="11pt" fo:font-weight="bold" style:font-weight-asian="bold"/>
    </style:style>
    <style:style style:name="T710_3" style:family="text">
      <style:text-properties style:font-style-complex="italic" fo:font-size="11pt" style:font-size-asian="11pt" style:font-size-complex="11pt"/>
    </style:style>
    <style:style style:name="T710_4" style:family="text">
      <style:text-properties fo:font-size="11pt" style:font-size-asian="11pt" style:font-size-complex="11pt"/>
    </style:style>
    <style:style style:name="T710_5" style:family="text">
      <style:text-properties fo:font-size="11pt" style:font-size-asian="11pt" style:font-size-complex="11pt"/>
    </style:style>
    <style:style style:name="T710_6" style:family="text">
      <style:text-properties fo:font-size="11pt" style:font-size-asian="11pt" style:font-size-complex="11pt"/>
    </style:style>
    <style:style style:name="T710_7" style:family="text">
      <style:text-properties fo:font-size="11pt" style:font-size-asian="11pt" style:font-size-complex="11pt" fo:font-weight="bold" style:font-weight-asian="bold"/>
    </style:style>
    <style:style style:name="T710_8" style:family="text">
      <style:text-properties fo:font-size="11pt" style:font-size-asian="11pt" style:font-size-complex="11pt"/>
    </style:style>
    <style:style style:name="T710_9" style:family="text">
      <style:text-properties fo:font-size="11pt" style:font-size-asian="11pt" style:font-size-complex="11pt"/>
    </style:style>
    <style:style style:name="T710_10" style:family="text">
      <style:text-properties fo:font-size="11pt" style:font-size-asian="11pt" style:font-size-complex="11pt"/>
    </style:style>
    <style:style style:name="T710_11" style:family="text">
      <style:text-properties fo:font-size="11pt" style:font-size-asian="11pt" style:font-size-complex="11pt"/>
    </style:style>
    <style:style style:name="T710_12" style:family="text">
      <style:text-properties fo:font-size="11pt" style:font-size-asian="11pt" style:font-size-complex="11pt"/>
    </style:style>
    <style:style style:name="T710_13" style:family="text">
      <style:text-properties fo:font-size="11pt" style:font-size-asian="11pt" style:font-size-complex="11pt"/>
    </style:style>
    <style:style style:name="T710_14" style:family="text">
      <style:text-properties fo:font-size="11pt" style:font-size-asian="11pt" style:font-size-complex="11pt"/>
    </style:style>
    <style:style style:name="T710_15" style:family="text">
      <style:text-properties fo:font-size="11pt" style:font-size-asian="11pt" style:font-size-complex="11pt"/>
    </style:style>
    <style:style style:name="T710_16" style:family="text">
      <style:text-properties fo:font-size="11pt" style:font-size-asian="11pt" style:font-size-complex="11pt"/>
    </style:style>
    <style:style style:name="T710_17" style:family="text">
      <style:text-properties fo:font-size="11pt" style:font-size-asian="11pt" style:font-size-complex="11pt"/>
    </style:style>
    <style:style style:name="T710_18" style:family="text">
      <style:text-properties fo:font-size="11pt" style:font-size-asian="11pt" style:font-size-complex="11pt"/>
    </style:style>
    <style:style style:name="T710_19" style:family="text">
      <style:text-properties fo:font-size="11pt" style:font-size-asian="11pt" style:font-size-complex="11pt"/>
    </style:style>
    <style:style style:name="T710_20" style:family="text">
      <style:text-properties fo:font-size="11pt" style:font-size-asian="11pt" style:font-size-complex="11pt"/>
    </style:style>
    <style:style style:name="T710_21" style:family="text">
      <style:text-properties fo:font-size="11pt" style:font-size-asian="11pt" style:font-size-complex="11pt"/>
    </style:style>
    <style:style style:name="T710_22" style:family="text">
      <style:text-properties fo:font-size="11pt" style:font-size-asian="11pt" style:font-size-complex="11pt"/>
    </style:style>
    <style:style style:name="T710_23" style:family="text">
      <style:text-properties fo:font-size="11pt" style:font-size-asian="11pt" style:font-size-complex="11pt"/>
    </style:style>
    <style:style style:name="T710_24" style:family="text">
      <style:text-properties fo:font-size="11pt" style:font-size-asian="11pt" style:font-size-complex="11pt"/>
    </style:style>
    <style:style style:name="T710_25" style:family="text">
      <style:text-properties fo:font-size="11pt" style:font-size-asian="11pt" style:font-size-complex="11pt"/>
    </style:style>
    <style:style style:name="T710_26" style:family="text">
      <style:text-properties fo:font-size="11pt" style:font-size-asian="11pt" style:font-size-complex="11pt"/>
    </style:style>
    <style:style style:name="T710_27" style:family="text">
      <style:text-properties fo:font-size="11pt" style:font-size-asian="11pt" style:font-size-complex="11pt"/>
    </style:style>
    <style:style style:name="T710_28" style:family="text">
      <style:text-properties fo:font-size="11pt" style:font-size-asian="11pt" style:font-size-complex="11pt"/>
    </style:style>
    <style:style style:name="T710_29" style:family="text">
      <style:text-properties fo:font-size="11pt" style:font-size-asian="11pt" style:font-size-complex="11pt"/>
    </style:style>
    <style:style style:name="T710_30" style:family="text">
      <style:text-properties fo:font-size="11pt" style:font-size-asian="11pt" style:font-size-complex="11pt"/>
    </style:style>
    <style:style style:name="T710_31" style:family="text">
      <style:text-properties fo:font-size="11pt" style:font-size-asian="11pt" style:font-size-complex="11pt"/>
    </style:style>
    <style:style style:name="T710_32" style:family="text">
      <style:text-properties fo:font-size="11pt" style:font-size-asian="11pt" style:font-size-complex="11pt"/>
    </style:style>
    <style:style style:name="T710_33" style:family="text">
      <style:text-properties fo:font-size="11pt" style:font-size-asian="11pt" style:font-size-complex="11pt"/>
    </style:style>
    <style:style style:name="T710_34" style:family="text">
      <style:text-properties fo:font-size="11pt" style:font-size-asian="11pt" style:font-size-complex="11pt"/>
    </style:style>
    <style:style style:name="P711" style:family="paragraph" style:parent-style-name="Normal">
      <style:paragraph-properties fo:text-align="justify" fo:margin-bottom="0.212cm"/>
    </style:style>
    <style:style style:name="T711_1" style:family="text">
      <style:text-properties fo:font-size="11pt" style:font-size-asian="11pt" style:font-size-complex="11pt" fo:font-weight="bold" style:font-weight-asian="bold" style:font-weight-complex="bold"/>
    </style:style>
    <style:style style:name="T711_2" style:family="text">
      <style:text-properties fo:font-size="11pt" style:font-size-asian="11pt" style:font-size-complex="11pt"/>
    </style:style>
    <style:style style:name="T711_3" style:family="text">
      <style:text-properties fo:font-size="11pt" style:font-size-asian="11pt" style:font-size-complex="11pt"/>
    </style:style>
    <style:style style:name="T711_4" style:family="text">
      <style:text-properties fo:font-size="11pt" style:font-size-asian="11pt" style:font-size-complex="11pt"/>
    </style:style>
    <style:style style:name="T711_5" style:family="text">
      <style:text-properties fo:font-size="11pt" style:font-size-asian="11pt" style:font-size-complex="11pt"/>
    </style:style>
    <style:style style:name="T711_6" style:family="text">
      <style:text-properties fo:font-size="11pt" style:font-size-asian="11pt" style:font-size-complex="11pt"/>
    </style:style>
    <style:style style:name="Table24" style:family="table">
      <style:table-properties table:align="left" style:width="15.494cm" fo:margin-left="0cm"/>
    </style:style>
    <style:style style:name="Column92" style:family="table-column">
      <style:table-column-properties style:column-width="7.747cm"/>
    </style:style>
    <style:style style:name="Column93" style:family="table-column">
      <style:table-column-properties style:column-width="7.747cm"/>
    </style:style>
    <style:style style:name="Row108" style:family="table-row">
      <style:table-row-properties style:min-row-height="0.894cm"/>
    </style:style>
    <style:style style:name="Cell363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2" style:family="paragraph" style:parent-style-name="Normal"/>
    <style:style style:name="T712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364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3" style:family="paragraph" style:parent-style-name="Normal"/>
    <style:style style:name="T713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/>
    </style:style>
    <style:style style:name="P714" style:family="paragraph" style:parent-style-name="Normal"/>
    <style:style style:name="T714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/>
    </style:style>
    <style:style style:name="Row109" style:family="table-row">
      <style:table-row-properties style:min-row-height="0.894cm"/>
    </style:style>
    <style:style style:name="Cell365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5" style:family="paragraph" style:parent-style-name="Normal"/>
    <style:style style:name="T715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T715_2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366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6" style:family="paragraph" style:parent-style-name="Normal"/>
    <style:style style:name="T716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/>
    </style:style>
    <style:style style:name="P717" style:family="paragraph" style:parent-style-name="Normal"/>
    <style:style style:name="T717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/>
    </style:style>
    <style:style style:name="Row110" style:family="table-row">
      <style:table-row-properties style:min-row-height="0.894cm"/>
    </style:style>
    <style:style style:name="Cell367" style:family="table-cell">
      <style:table-cell-properties fo:background-color="#dbe5f1"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8" style:family="paragraph" style:parent-style-name="Normal"/>
    <style:style style:name="T718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 fo:font-weight="bold" style:font-weight-asian="bold"/>
    </style:style>
    <style:style style:name="Cell368" style:family="table-cell">
      <style:table-cell-properties style:vertical-align="middle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9" style:family="paragraph" style:parent-style-name="Normal"/>
    <style:style style:name="T719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/>
    </style:style>
    <style:style style:name="P720" style:family="paragraph" style:parent-style-name="Normal">
      <style:paragraph-properties fo:break-before="page"/>
    </style:style>
    <style:style style:name="P721" style:family="paragraph" style:parent-style-name="Normal">
      <style:paragraph-properties fo:background-color="#dbe5f1" fo:padding-top="0.035cm" fo:border-top="#000000 0.018cm solid" fo:padding-bottom="0.035cm" fo:border-bottom="#000000 0.018cm solid" fo:padding-left="0.141cm" fo:border-left="#000000 0.018cm solid" fo:padding-right="0.141cm" fo:border-right="#000000 0.018cm solid"/>
    </style:style>
    <style:style style:name="T721_1" style:family="text">
      <style:text-properties fo:font-size="14pt" style:font-size-asian="14pt" style:font-size-complex="11pt" fo:font-weight="bold" style:font-weight-asian="bold"/>
    </style:style>
    <style:style style:name="T721_2" style:family="text">
      <style:text-properties fo:font-size="14pt" style:font-size-asian="14pt" style:font-size-complex="11pt" fo:font-weight="bold" style:font-weight-asian="bold"/>
    </style:style>
    <style:style style:name="T721_3" style:family="text">
      <style:text-properties fo:font-size="14pt" style:font-size-asian="14pt" style:font-size-complex="11pt" fo:font-weight="bold" style:font-weight-asian="bold"/>
    </style:style>
    <style:style style:name="T721_4" style:family="text">
      <style:text-properties fo:font-size="14pt" style:font-size-asian="14pt" style:font-size-complex="11pt" fo:font-weight="bold" style:font-weight-asian="bold"/>
    </style:style>
    <style:style style:name="T721_5" style:family="text">
      <style:text-properties fo:font-size="14pt" style:font-size-asian="14pt" style:font-size-complex="11pt" fo:font-weight="bold" style:font-weight-asian="bold"/>
    </style:style>
    <style:style style:name="T721_6" style:family="text">
      <style:text-properties fo:font-size="14pt" style:font-size-asian="14pt" style:font-size-complex="11pt" fo:font-weight="bold" style:font-weight-asian="bold"/>
    </style:style>
    <style:style style:name="T721_7" style:family="text">
      <style:text-properties fo:font-size="14pt" style:font-size-asian="14pt" style:font-size-complex="11pt" fo:font-weight="bold" style:font-weight-asian="bold"/>
    </style:style>
    <style:style style:name="P722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P723" style:family="paragraph" style:parent-style-name="Normal">
      <style:paragraph-properties fo:text-align="justify" fo:margin-bottom="0.212cm"/>
    </style:style>
    <style:style style:name="T723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723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723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724" style:family="paragraph" style:parent-style-name="Normal">
      <style:text-properties style:font-style-complex="italic" fo:color="#0070c0" fo:font-size="11pt" style:font-size-asian="11pt" style:font-name-complex="Arial" style:font-size-complex="11pt" fo:font-weight="bold" style:font-weight-asian="bold"/>
    </style:style>
    <style:style style:name="P725" style:family="paragraph" style:parent-style-name="Normal">
      <style:paragraph-properties fo:text-align="justify"/>
    </style:style>
    <style:style style:name="T725_1" style:family="text">
      <style:text-properties fo:font-size="11pt" style:font-size-asian="11pt" style:font-name-complex="Arial" style:font-size-complex="11pt" style:font-weight-complex="bold"/>
    </style:style>
    <style:style style:name="T725_2" style:family="text">
      <style:text-properties fo:font-size="11pt" style:font-size-asian="11pt" style:font-name-complex="Arial" style:font-size-complex="11pt" style:font-weight-complex="bold"/>
    </style:style>
    <style:style style:name="T725_3" style:family="text">
      <style:text-properties fo:font-size="11pt" style:font-size-asian="11pt" style:font-name-complex="Arial" style:font-size-complex="11pt" style:font-weight-complex="bold"/>
    </style:style>
    <style:style style:name="T725_4" style:family="text">
      <style:text-properties fo:font-size="11pt" style:font-size-asian="11pt" style:font-name-complex="Arial" style:font-size-complex="11pt" style:font-weight-complex="bold"/>
    </style:style>
    <style:style style:name="T725_5" style:family="text">
      <style:text-properties fo:font-size="11pt" style:font-size-asian="11pt" style:font-size-complex="11pt"/>
    </style:style>
    <style:style style:name="T725_6" style:family="text">
      <style:text-properties fo:font-size="11pt" style:font-size-asian="11pt" style:font-size-complex="11pt"/>
    </style:style>
    <style:style style:name="T725_7" style:family="text">
      <style:text-properties fo:font-size="11pt" style:font-size-asian="11pt" style:font-size-complex="11pt"/>
    </style:style>
    <style:style style:name="T725_8" style:family="text">
      <style:text-properties fo:font-size="11pt" style:font-size-asian="11pt" style:font-size-complex="11pt"/>
    </style:style>
    <style:style style:name="T725_9" style:family="text">
      <style:text-properties fo:font-size="11pt" style:font-size-asian="11pt" style:font-name-complex="Arial" style:font-size-complex="11pt" style:font-weight-complex="bold"/>
    </style:style>
    <style:style style:name="T725_10" style:family="text">
      <style:text-properties fo:font-size="11pt" style:font-size-asian="11pt" style:font-name-complex="Arial" style:font-size-complex="11pt" style:font-weight-complex="bold"/>
    </style:style>
    <style:style style:name="T725_11" style:family="text">
      <style:text-properties fo:font-size="11pt" style:font-size-asian="11pt" style:font-name-complex="Arial" style:font-size-complex="11pt" style:font-weight-complex="bold"/>
    </style:style>
    <style:style style:name="T725_12" style:family="text">
      <style:text-properties fo:font-size="11pt" style:font-size-asian="11pt" style:font-name-complex="Arial" style:font-size-complex="11pt" style:font-weight-complex="bold"/>
    </style:style>
    <style:style style:name="T725_13" style:family="text">
      <style:text-properties fo:font-size="11pt" style:font-size-asian="11pt" style:font-name-complex="Arial" style:font-size-complex="11pt" style:font-weight-complex="bold"/>
    </style:style>
    <style:style style:name="T725_14" style:family="text">
      <style:text-properties fo:font-size="11pt" style:font-size-asian="11pt" style:font-name-complex="Arial" style:font-size-complex="11pt" style:font-weight-complex="bold"/>
    </style:style>
    <style:style style:name="T725_15" style:family="text">
      <style:text-properties fo:font-size="11pt" style:font-size-asian="11pt" style:font-name-complex="Arial" style:font-size-complex="11pt" style:font-weight-complex="bold"/>
    </style:style>
    <style:style style:name="P726" style:family="paragraph" style:parent-style-name="Normal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727" style:family="paragraph" style:parent-style-name="Normal">
      <style:paragraph-properties fo:margin-bottom="0.423cm"/>
    </style:style>
    <style:style style:name="T727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727_2" style:family="text">
      <style:text-properties fo:font-size="11pt" style:font-size-asian="11pt" style:font-name-complex="Arial" style:font-size-complex="11pt"/>
    </style:style>
    <style:style style:name="T727_3" style:family="text">
      <style:text-properties fo:font-size="11pt" style:font-size-asian="11pt" style:font-name-complex="Arial" style:font-size-complex="11pt"/>
    </style:style>
    <style:style style:name="T727_4" style:family="text">
      <style:text-properties fo:font-size="11pt" style:font-size-asian="11pt" style:font-name-complex="Arial" style:font-size-complex="11pt"/>
    </style:style>
    <style:style style:name="T727_5" style:family="text">
      <style:text-properties fo:font-size="11pt" style:font-size-asian="11pt" style:font-name-complex="Arial" style:font-size-complex="11pt"/>
    </style:style>
    <style:style style:name="T727_6" style:family="text">
      <style:text-properties fo:font-size="11pt" style:font-size-asian="11pt" style:font-name-complex="Arial" style:font-size-complex="11pt"/>
    </style:style>
    <style:style style:name="T727_7" style:family="text">
      <style:text-properties fo:font-size="11pt" style:font-size-asian="11pt" style:font-name-complex="Arial" style:font-size-complex="11pt"/>
    </style:style>
    <style:style style:name="T727_8" style:family="text">
      <style:text-properties fo:font-size="11pt" style:font-size-asian="11pt" style:font-name-complex="Arial" style:font-size-complex="11pt"/>
    </style:style>
    <style:style style:name="T727_9" style:family="text">
      <style:text-properties fo:font-size="11pt" style:font-size-asian="11pt" style:font-name-complex="Arial" style:font-size-complex="11pt"/>
    </style:style>
    <style:style style:name="T727_10" style:family="text">
      <style:text-properties style:font-name-complex="Arial"/>
    </style:style>
    <style:style style:name="T727_11" style:family="text">
      <style:text-properties fo:font-size="11pt" style:font-size-asian="11pt" style:font-name-complex="Arial" style:font-size-complex="11pt"/>
    </style:style>
    <style:style style:name="T727_12" style:family="text">
      <style:text-properties fo:font-size="11pt" style:font-size-asian="11pt" style:font-name-complex="Arial" style:font-size-complex="11pt"/>
    </style:style>
    <style:style style:name="T727_13" style:family="text">
      <style:text-properties fo:font-size="11pt" style:font-size-asian="11pt" style:font-name-complex="Arial" style:font-size-complex="11pt"/>
    </style:style>
    <style:style style:name="P728" style:family="paragraph" style:parent-style-name="Normal">
      <style:paragraph-properties fo:text-align="justify"/>
    </style:style>
    <style:style style:name="T728_1" style:family="text">
      <style:text-properties fo:font-size="11pt" style:font-size-asian="11pt" style:font-name-complex="Arial" style:font-size-complex="11pt"/>
    </style:style>
    <style:style style:name="T728_2" style:family="text">
      <style:text-properties fo:font-size="11pt" style:font-size-asian="11pt" style:font-name-complex="Arial" style:font-size-complex="11pt"/>
    </style:style>
    <style:style style:name="T728_3" style:family="text">
      <style:text-properties fo:font-size="11pt" style:font-size-asian="11pt" style:font-name-complex="Arial" style:font-size-complex="11pt"/>
    </style:style>
    <style:style style:name="T728_4" style:family="text">
      <style:text-properties style:text-position="super 58%" fo:font-size="11pt" style:font-size-asian="11pt" style:font-name-complex="Arial" style:font-size-complex="11pt"/>
    </style:style>
    <style:style style:name="T728_5" style:family="text">
      <style:text-properties fo:font-size="11pt" style:font-size-asian="11pt" style:font-name-complex="Arial" style:font-size-complex="11pt"/>
    </style:style>
    <style:style style:name="T728_6" style:family="text">
      <style:text-properties style:text-position="super 58%" fo:font-size="11pt" style:font-size-asian="11pt" style:font-name-complex="Arial" style:font-size-complex="11pt"/>
    </style:style>
    <style:style style:name="T728_7" style:family="text">
      <style:text-properties fo:font-size="11pt" style:font-size-asian="11pt" style:font-name-complex="Arial" style:font-size-complex="11pt"/>
    </style:style>
    <style:style style:name="T728_8" style:family="text">
      <style:text-properties fo:font-size="11pt" style:font-size-asian="11pt" style:font-name-complex="Arial" style:font-size-complex="11pt"/>
    </style:style>
    <style:style style:name="T728_9" style:family="text">
      <style:text-properties fo:font-size="11pt" style:font-size-asian="11pt" style:font-name-complex="Arial" style:font-size-complex="11pt"/>
    </style:style>
    <style:style style:name="T728_10" style:family="text">
      <style:text-properties fo:font-size="11pt" style:font-size-asian="11pt" style:font-name-complex="Arial" style:font-size-complex="11pt"/>
    </style:style>
    <style:style style:name="T728_11" style:family="text">
      <style:text-properties fo:font-size="11pt" style:font-size-asian="11pt" style:font-name-complex="Arial" style:font-size-complex="11pt"/>
    </style:style>
    <style:style style:name="T728_12" style:family="text">
      <style:text-properties fo:font-size="11pt" style:font-size-asian="11pt" style:font-name-complex="Arial" style:font-size-complex="11pt"/>
    </style:style>
    <style:style style:name="T728_13" style:family="text">
      <style:text-properties fo:font-size="11pt" style:font-size-asian="11pt" style:font-name-complex="Arial" style:font-size-complex="11pt"/>
    </style:style>
    <style:style style:name="P729" style:family="paragraph" style:parent-style-name="Normal">
      <style:paragraph-properties fo:text-align="justify" fo:margin-top="0.423cm"/>
    </style:style>
    <style:style style:name="T729_1" style:family="text">
      <style:text-properties fo:font-size="11pt" style:font-size-asian="11pt" style:font-name-complex="Arial" style:font-size-complex="11pt"/>
    </style:style>
    <style:style style:name="T729_2" style:family="text">
      <style:text-properties fo:font-size="11pt" style:font-size-asian="11pt" style:font-name-complex="Arial" style:font-size-complex="11pt"/>
    </style:style>
    <style:style style:name="T729_3" style:family="text">
      <style:text-properties fo:font-size="11pt" style:font-size-asian="11pt" style:font-name-complex="Arial" style:font-size-complex="11pt"/>
    </style:style>
    <style:style style:name="T729_4" style:family="text">
      <style:text-properties fo:font-size="11pt" style:font-size-asian="11pt" style:font-name-complex="Arial" style:font-size-complex="11pt"/>
    </style:style>
    <style:style style:name="T729_5" style:family="text">
      <style:text-properties fo:font-size="11pt" style:font-size-asian="11pt" style:font-name-complex="Arial" style:font-size-complex="11pt"/>
    </style:style>
    <style:style style:name="T729_6" style:family="text">
      <style:text-properties fo:font-size="11pt" style:font-size-asian="11pt" style:font-name-complex="Arial" style:font-size-complex="11pt"/>
    </style:style>
    <style:style style:name="T729_7" style:family="text">
      <style:text-properties fo:font-size="11pt" style:font-size-asian="11pt" style:font-name-complex="Arial" style:font-size-complex="11pt"/>
    </style:style>
    <style:style style:name="T729_8" style:family="text">
      <style:text-properties fo:font-size="11pt" style:font-size-asian="11pt" style:font-name-complex="Arial" style:font-size-complex="11pt"/>
    </style:style>
    <style:style style:name="T729_9" style:family="text">
      <style:text-properties fo:font-size="11pt" style:font-size-asian="11pt" style:font-name-complex="Arial" style:font-size-complex="11pt"/>
    </style:style>
    <style:style style:name="P730" style:family="paragraph" style:parent-style-name="Normal">
      <style:text-properties fo:font-size="11pt" style:font-size-asian="11pt" style:font-name-complex="Arial" style:font-size-complex="11pt" style:font-weight-complex="bold"/>
    </style:style>
    <style:style style:name="P731" style:family="paragraph" style:parent-style-name="Normal">
      <style:paragraph-properties fo:text-align="justify" fo:margin-bottom="0.423cm"/>
    </style:style>
    <style:style style:name="T73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731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731_3" style:family="text">
      <style:text-properties fo:font-size="11pt" style:font-size-asian="11pt" style:font-name-complex="Arial" style:font-size-complex="11pt" style:font-weight-complex="bold"/>
    </style:style>
    <style:style style:name="T731_4" style:family="text">
      <style:text-properties fo:font-size="11pt" style:font-size-asian="11pt" style:font-name-complex="Arial" style:font-size-complex="11pt" style:font-weight-complex="bold"/>
    </style:style>
    <style:style style:name="T731_5" style:family="text">
      <style:text-properties fo:font-size="11pt" style:font-size-asian="11pt" style:font-name-complex="Arial" style:font-size-complex="11pt" style:font-weight-complex="bold"/>
    </style:style>
    <style:style style:name="T731_6" style:family="text">
      <style:text-properties fo:font-size="11pt" style:font-size-asian="11pt" style:font-name-complex="Arial" style:font-size-complex="11pt" style:font-weight-complex="bold"/>
    </style:style>
    <style:style style:name="T731_7" style:family="text">
      <style:text-properties fo:font-size="11pt" style:font-size-asian="11pt" style:font-name-complex="Arial" style:font-size-complex="11pt" style:font-weight-complex="bold"/>
    </style:style>
    <style:style style:name="T731_8" style:family="text">
      <style:text-properties fo:font-size="11pt" style:font-size-asian="11pt" style:font-name-complex="Arial" style:font-size-complex="11pt" style:font-weight-complex="bold"/>
    </style:style>
    <style:style style:name="T731_9" style:family="text">
      <style:text-properties fo:font-size="11pt" style:font-size-asian="11pt" style:font-name-complex="Arial" style:font-size-complex="11pt" style:font-weight-complex="bold"/>
    </style:style>
    <style:style style:name="T731_10" style:family="text">
      <style:text-properties fo:font-size="11pt" style:font-size-asian="11pt" style:font-name-complex="Arial" style:font-size-complex="11pt" style:font-weight-complex="bold"/>
    </style:style>
    <style:style style:name="T731_11" style:family="text">
      <style:text-properties fo:font-size="11pt" style:font-size-asian="11pt" style:font-name-complex="Arial" style:font-size-complex="11pt" style:font-weight-complex="bold"/>
    </style:style>
    <style:style style:name="T731_12" style:family="text">
      <style:text-properties fo:font-size="11pt" style:font-size-asian="11pt" style:font-name-complex="Arial" style:font-size-complex="11pt" style:font-weight-complex="bold"/>
    </style:style>
    <style:style style:name="P732" style:family="paragraph" style:parent-style-name="Normal">
      <style:paragraph-properties fo:text-align="justify"/>
    </style:style>
    <style:style style:name="T732_1" style:family="text">
      <style:text-properties fo:font-size="11pt" style:font-size-asian="11pt" style:font-name-complex="Arial" style:font-size-complex="11pt" style:font-weight-complex="bold"/>
    </style:style>
    <style:style style:name="T732_2" style:family="text">
      <style:text-properties fo:font-size="11pt" style:font-size-asian="11pt" style:font-name-complex="Arial" style:font-size-complex="11pt" style:font-weight-complex="bold"/>
    </style:style>
    <style:style style:name="T732_3" style:family="text">
      <style:text-properties fo:font-size="11pt" style:font-size-asian="11pt" style:font-name-complex="Arial" style:font-size-complex="11pt" style:font-weight-complex="bold"/>
    </style:style>
    <style:style style:name="T732_4" style:family="text">
      <style:text-properties fo:font-size="11pt" style:font-size-asian="11pt" style:font-name-complex="Arial" style:font-size-complex="11pt" style:font-weight-complex="bold"/>
    </style:style>
    <style:style style:name="T732_5" style:family="text">
      <style:text-properties fo:font-size="11pt" style:font-size-asian="11pt" style:font-name-complex="Arial" style:font-size-complex="11pt" style:font-weight-complex="bold"/>
    </style:style>
    <style:style style:name="T732_6" style:family="text">
      <style:text-properties fo:font-size="11pt" style:font-size-asian="11pt" style:font-name-complex="Arial" style:font-size-complex="11pt" style:font-weight-complex="bold"/>
    </style:style>
    <style:style style:name="T732_7" style:family="text">
      <style:text-properties fo:font-size="11pt" style:font-size-asian="11pt" style:font-name-complex="Arial" style:font-size-complex="11pt" style:font-weight-complex="bold"/>
    </style:style>
    <style:style style:name="T732_8" style:family="text">
      <style:text-properties fo:font-size="11pt" style:font-size-asian="11pt" style:font-name-complex="Arial" style:font-size-complex="11pt" style:font-weight-complex="bold"/>
    </style:style>
    <style:style style:name="T732_9" style:family="text">
      <style:text-properties fo:font-size="11pt" style:font-size-asian="11pt" style:font-name-complex="Arial" style:font-size-complex="11pt" style:font-weight-complex="bold"/>
    </style:style>
    <style:style style:name="T732_10" style:family="text">
      <style:text-properties fo:font-size="11pt" style:font-size-asian="11pt" style:font-name-complex="Arial" style:font-size-complex="11pt" style:font-weight-complex="bold"/>
    </style:style>
    <style:style style:name="T732_11" style:family="text">
      <style:text-properties fo:font-size="11pt" style:font-size-asian="11pt" style:font-name-complex="Arial" style:font-size-complex="11pt" style:font-weight-complex="bold"/>
    </style:style>
    <style:style style:name="T732_12" style:family="text">
      <style:text-properties fo:font-size="11pt" style:font-size-asian="11pt" style:font-name-complex="Arial" style:font-size-complex="11pt" style:font-weight-complex="bold"/>
    </style:style>
    <style:style style:name="T732_13" style:family="text">
      <style:text-properties fo:font-size="11pt" style:font-size-asian="11pt" style:font-name-complex="Arial" style:font-size-complex="11pt" style:font-weight-complex="bold"/>
    </style:style>
    <style:style style:name="T732_14" style:family="text">
      <style:text-properties fo:font-size="11pt" style:font-size-asian="11pt" style:font-name-complex="Arial" style:font-size-complex="11pt" style:font-weight-complex="bold"/>
    </style:style>
    <style:style style:name="T732_15" style:family="text">
      <style:text-properties fo:font-size="11pt" style:font-size-asian="11pt" style:font-name-complex="Arial" style:font-size-complex="11pt" style:font-weight-complex="bold"/>
    </style:style>
    <style:style style:name="T732_16" style:family="text">
      <style:text-properties fo:font-size="11pt" style:font-size-asian="11pt" style:font-name-complex="Arial" style:font-size-complex="11pt" style:font-weight-complex="bold"/>
    </style:style>
    <style:style style:name="T732_17" style:family="text">
      <style:text-properties fo:font-size="11pt" style:font-size-asian="11pt" style:font-name-complex="Arial" style:font-size-complex="11pt" style:font-weight-complex="bold"/>
    </style:style>
    <style:style style:name="T732_18" style:family="text">
      <style:text-properties fo:font-size="11pt" style:font-size-asian="11pt" style:font-name-complex="Arial" style:font-size-complex="11pt" style:font-weight-complex="bold"/>
    </style:style>
    <style:style style:name="P733" style:family="paragraph" style:parent-style-name="Normal">
      <style:paragraph-properties fo:text-align="justify" fo:margin-bottom="0.212cm"/>
      <style:text-properties fo:font-size="11pt" style:font-size-asian="11pt" style:font-name-complex="Arial" style:font-size-complex="11pt"/>
    </style:style>
    <style:style style:name="Table25" style:family="table">
      <style:table-properties table:align="left" style:width="16.252cm" fo:margin-left="-0.009cm"/>
    </style:style>
    <style:style style:name="Column94" style:family="table-column">
      <style:table-column-properties style:column-width="4.251cm"/>
    </style:style>
    <style:style style:name="Column95" style:family="table-column">
      <style:table-column-properties style:column-width="3.75cm"/>
    </style:style>
    <style:style style:name="Column96" style:family="table-column">
      <style:table-column-properties style:column-width="3.752cm"/>
    </style:style>
    <style:style style:name="Column97" style:family="table-column">
      <style:table-column-properties style:column-width="4.5cm"/>
    </style:style>
    <style:style style:name="Row111" style:family="table-row"/>
    <style:style style:name="Cell369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4" style:family="paragraph" style:parent-style-name="Normal"/>
    <style:style style:name="T734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37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5" style:family="paragraph" style:parent-style-name="Normal"/>
    <style:style style:name="T735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/>
    </style:style>
    <style:style style:name="Cell371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6" style:family="paragraph" style:parent-style-name="Normal"/>
    <style:style style:name="T736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37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7" style:family="paragraph" style:parent-style-name="Normal"/>
    <style:style style:name="T737_1" style:family="text">
      <style:text-properties style:font-name="Arial" fo:font-size="10pt" style:font-size-asian="10pt" style:font-name-complex="Arial" style:font-size-complex="11pt" fo:language="en" fo:language-asian="en" fo:language-complex="ar" fo:country="GB" fo:country-asian="US" fo:country-complex="SA"/>
    </style:style>
    <style:style style:name="P738" style:family="paragraph" style:parent-style-name="Normal">
      <style:text-properties fo:font-size="11pt" style:font-size-asian="11pt" style:font-name-complex="Arial" style:font-size-complex="11pt"/>
    </style:style>
    <style:style style:name="P739" style:family="paragraph" style:parent-style-name="Normal">
      <style:text-properties fo:font-size="9pt" style:font-size-asian="9pt" style:font-name-complex="Arial" style:font-size-complex="9pt" fo:font-weight="bold" style:font-weight-asian="bold" style:font-weight-complex="bold"/>
    </style:style>
  </office:automatic-styles>
  <office:body>
    <office:text>
      <text:section text:style-name="S1" text:name="S1">
        <text:p text:style-name="P1"><text:span text:style-name="T1_1">Annual<text:s/>Review</text:span><text:span text:style-name="T1_2"><text:s/>–<text:s/>LIFT</text:span></text:p>
        <text:p text:style-name="P2"><text:span text:style-name="T2_1">December<text:s/>2020</text:span></text:p>
        <text:p text:style-name="P3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 table:number-columns-spanned="3">
              <text:p text:style-name="P4"><text:span text:style-name="T4_1">Title:<text:s text:c="2"/></text:span><text:span text:style-name="T4_2">Land<text:s/>Investment<text:s/>for<text:s/>Transformation<text:s/>(LIFT),<text:s/>Ethiopia</text:span></text:p>
            </table:table-cell>
            <table:covered-table-cell/>
            <table:covered-table-cell/>
          </table:table-row>
          <table:table-row table:style-name="Row2">
            <table:table-cell table:style-name="Cell2" table:number-columns-spanned="2">
              <text:p text:style-name="P5"><text:span text:style-name="T5_1">Programme<text:s/>Value</text:span><text:span text:style-name="T5_2"><text:s/>£</text:span><text:span text:style-name="T5_3"><text:s/>(full<text:s/>life)</text:span><text:span text:style-name="T5_4">:</text:span><text:span text:style-name="T5_5"><text:s/></text:span><text:span text:style-name="T5_6">£</text:span><text:span text:style-name="T5_7">72.7</text:span><text:span text:style-name="T5_8"><text:s/>million</text:span></text:p>
            </table:table-cell>
            <table:covered-table-cell/>
            <table:table-cell table:style-name="Cell3">
              <text:p text:style-name="P6"><text:span text:style-name="T6_1">Review<text:s/>Date:</text:span><text:span text:style-name="T6_2"><text:s/></text:span><text:span text:style-name="T6_3">November<text:s/></text:span><text:span text:style-name="T6_4">20</text:span><text:span text:style-name="T6_5">20</text:span></text:p>
            </table:table-cell>
          </table:table-row>
          <table:table-row table:style-name="Row3">
            <table:table-cell table:style-name="Cell4">
              <text:p text:style-name="P7"><text:span text:style-name="T7_1">Programme<text:s/>Code:</text:span><text:span text:style-name="T7_2"><text:s/></text:span><text:span text:style-name="T7_3">202900</text:span></text:p>
            </table:table-cell>
            <table:table-cell table:style-name="Cell5">
              <text:p text:style-name="P8"><text:span text:style-name="T8_1">Start<text:s/>Date:</text:span><text:span text:style-name="T8_2"><text:s/></text:span><text:span text:style-name="T8_3">February<text:s/>2014</text:span></text:p>
            </table:table-cell>
            <table:table-cell table:style-name="Cell6">
              <text:p text:style-name="P9"><text:span text:style-name="T9_1">End<text:s/>Date:</text:span><text:span text:style-name="T9_2"><text:s/></text:span><text:span text:style-name="T9_3">July<text:s/>2021</text:span></text:p>
            </table:table-cell>
          </table:table-row>
        </table:table>
        <text:p text:style-name="P10"/>
        <text:p text:style-name="P11"><text:span text:style-name="T11_1">Summary<text:s/>of<text:s/>Programme<text:s/>Performance<text:s/></text:span></text:p>
        <table:table table:style-name="Table2">
          <table:table-column table:style-name="Column4"/>
          <table:table-column table:style-name="Column5"/>
          <table:table-column table:style-name="Column6"/>
          <table:table-column table:style-name="Column7"/>
          <table:table-column table:style-name="Column8"/>
          <table:table-column table:style-name="Column9"/>
          <table:table-column table:style-name="Column10"/>
          <table:table-column table:style-name="Column11"/>
          <table:table-row table:style-name="Row4">
            <table:table-cell table:style-name="Cell7">
              <text:p text:style-name="P12"><text:span text:style-name="T12_1">Year</text:span></text:p>
            </table:table-cell>
            <table:table-cell table:style-name="Cell8">
              <text:p text:style-name="P13"><text:span text:style-name="T13_1">2014/15</text:span></text:p>
            </table:table-cell>
            <table:table-cell table:style-name="Cell9">
              <text:p text:style-name="P14"><text:span text:style-name="T14_1">2015/16</text:span></text:p>
            </table:table-cell>
            <table:table-cell table:style-name="Cell10">
              <text:p text:style-name="P15"><text:span text:style-name="T15_1">2016/17</text:span></text:p>
            </table:table-cell>
            <table:table-cell table:style-name="Cell11">
              <text:p text:style-name="P16"><text:span text:style-name="T16_1">2017<text:s/>(MTR)</text:span></text:p>
            </table:table-cell>
            <table:table-cell table:style-name="Cell12">
              <text:p text:style-name="P17"><text:span text:style-name="T17_1">2017/18</text:span></text:p>
            </table:table-cell>
            <table:table-cell table:style-name="Cell13">
              <text:p text:style-name="P18"><text:span text:style-name="T18_1">2018/19</text:span></text:p>
            </table:table-cell>
            <table:table-cell table:style-name="Cell14">
              <text:p text:style-name="P19"><text:span text:style-name="T19_1">2019/20</text:span></text:p>
            </table:table-cell>
          </table:table-row>
          <table:table-row table:style-name="Row5">
            <table:table-cell table:style-name="Cell15">
              <text:p text:style-name="P20"><text:span text:style-name="T20_1">Programme<text:s/>Score</text:span></text:p>
            </table:table-cell>
            <table:table-cell table:style-name="Cell16">
              <text:p text:style-name="P21"><text:span text:style-name="T21_1">A</text:span></text:p>
            </table:table-cell>
            <table:table-cell table:style-name="Cell17">
              <text:p text:style-name="P22"><text:span text:style-name="T22_1">B</text:span></text:p>
            </table:table-cell>
            <table:table-cell table:style-name="Cell18">
              <text:p text:style-name="P23"><text:span text:style-name="T23_1">A</text:span></text:p>
            </table:table-cell>
            <table:table-cell table:style-name="Cell19">
              <text:p text:style-name="P24"><text:span text:style-name="T24_1">A+</text:span></text:p>
            </table:table-cell>
            <table:table-cell table:style-name="Cell20">
              <text:p text:style-name="P25"><text:span text:style-name="T25_1">A</text:span><text:span text:style-name="T25_2">+</text:span></text:p>
            </table:table-cell>
            <table:table-cell table:style-name="Cell21">
              <text:p text:style-name="P26"><text:span text:style-name="T26_1">A+</text:span><text:span text:style-name="T26_2">+</text:span></text:p>
            </table:table-cell>
            <table:table-cell table:style-name="Cell22">
              <text:p text:style-name="P27"><text:span text:style-name="T27_1">A+</text:span></text:p>
            </table:table-cell>
          </table:table-row>
          <table:table-row table:style-name="Row6">
            <table:table-cell table:style-name="Cell23">
              <text:p text:style-name="P28"><text:span text:style-name="T28_1">Risk<text:s/>Rating</text:span></text:p>
            </table:table-cell>
            <table:table-cell table:style-name="Cell24">
              <text:p text:style-name="P29"><text:span text:style-name="T29_1">High</text:span></text:p>
            </table:table-cell>
            <table:table-cell table:style-name="Cell25">
              <text:p text:style-name="P30"><text:span text:style-name="T30_1">High</text:span></text:p>
            </table:table-cell>
            <table:table-cell table:style-name="Cell26">
              <text:p text:style-name="P31"><text:span text:style-name="T31_1">High</text:span></text:p>
            </table:table-cell>
            <table:table-cell table:style-name="Cell27">
              <text:p text:style-name="P32"><text:span text:style-name="T32_1">Major</text:span></text:p>
            </table:table-cell>
            <table:table-cell table:style-name="Cell28">
              <text:p text:style-name="P33"><text:span text:style-name="T33_1">Major</text:span></text:p>
            </table:table-cell>
            <table:table-cell table:style-name="Cell29">
              <text:p text:style-name="P34"><text:span text:style-name="T34_1">Major</text:span></text:p>
            </table:table-cell>
            <table:table-cell table:style-name="Cell30">
              <text:p text:style-name="P35"><text:span text:style-name="T35_1">Major</text:span></text:p>
            </table:table-cell>
          </table:table-row>
        </table:table>
        <text:p text:style-name="P36"/>
        <table:table table:style-name="Table3">
          <table:table-column table:style-name="Column12"/>
          <table:table-column table:style-name="Column13"/>
          <table:table-row table:style-name="Row7">
            <table:table-cell table:style-name="Cell31">
              <text:p text:style-name="P37"><text:span text:style-name="T37_1">DevTracker</text:span><text:span text:style-name="T37_2"><text:s/>Link<text:s/>to<text:s/>Business<text:s/>Case:<text:s/></text:span></text:p>
            </table:table-cell>
            <table:table-cell table:style-name="Cell32">
              <text:p text:style-name="P38"><text:span text:style-name="T38_1"><text:a xlink:type="simple" xlink:href="https://devtracker.dfid.gov.uk/projects/GB-1-202900/documents"><text:span text:style-name="T38_2">https://devtracker.</text:span><text:span text:style-name="T38_3">FCDO</text:span><text:span text:style-name="T38_4">.gov.uk/projects/GB-1-202900/documents</text:span></text:a></text:span></text:p>
            </table:table-cell>
          </table:table-row>
          <table:table-row table:style-name="Row8">
            <table:table-cell table:style-name="Cell33">
              <text:p text:style-name="P39"><text:span text:style-name="T39_1">DevTracker</text:span><text:span text:style-name="T39_2"><text:s/>Link<text:s/>to<text:s/></text:span><text:span text:style-name="T39_3">Logframe</text:span><text:span text:style-name="T39_4">:<text:s/></text:span></text:p>
            </table:table-cell>
            <table:table-cell table:style-name="Cell34">
              <text:p text:style-name="P40"><text:span text:style-name="T40_1"><text:a xlink:type="simple" xlink:href="https://devtracker.dfid.gov.uk/projects/GB-1-202900/documents"><text:span text:style-name="T40_2">https://devtracker.</text:span><text:span text:style-name="T40_3">FCDO</text:span><text:span text:style-name="T40_4">.gov.uk/projects/GB-1-202900/documents</text:span></text:a></text:span></text:p>
            </table:table-cell>
          </table:table-row>
        </table:table>
        <text:p text:style-name="P41"/>
        <text:p text:style-name="P42"><text:span text:style-name="T42_1">A.<text:s/></text:span><text:span text:style-name="T42_2">SUMMARY<text:s/>AND<text:s/>OVERVIEW</text:span></text:p>
        <text:p text:style-name="P43"/>
        <text:p text:style-name="P44"><text:span text:style-name="T44_1">Acronyms</text:span></text:p>
      </text:section>
      <text:section text:style-name="S2" text:name="S2">
        <text:p text:style-name="P45"><text:span text:style-name="T45_1">AR</text:span><text:span text:style-name="T45_2"><text:tab/></text:span><text:span text:style-name="T45_3"><text:tab/></text:span><text:span text:style-name="T45_4">Annual<text:s/>Review</text:span></text:p>
        <text:p text:style-name="P46"><text:span text:style-name="T46_1">CALM</text:span><text:span text:style-name="T46_2"><text:tab/></text:span><text:span text:style-name="T46_3"><text:tab/></text:span><text:span text:style-name="T46_4">Climate<text:s/>Action<text:s/>through<text:s/>Landscape<text:s/>Management</text:span></text:p>
        <text:p text:style-name="P47"><text:span text:style-name="T47_1">ECA</text:span><text:span text:style-name="T47_2"><text:tab/></text:span><text:span text:style-name="T47_3"><text:tab/></text:span><text:span text:style-name="T47_4">Environment<text:s/>&amp;<text:s/>Conservation<text:s/>Agriculture</text:span></text:p>
        <text:p text:style-name="P48"><text:span text:style-name="T48_1">EEU</text:span><text:span text:style-name="T48_2"><text:tab/></text:span><text:span text:style-name="T48_3"><text:tab/></text:span><text:span text:style-name="T48_4">Economic</text:span><text:span text:style-name="T48_5"><text:s/>Empowerment<text:s/>Unit</text:span></text:p>
        <text:p text:style-name="P49"><text:span text:style-name="T49_1">FCDO</text:span><text:span text:style-name="T49_2"><text:tab/></text:span><text:span text:style-name="T49_3"><text:tab/></text:span><text:span text:style-name="T49_4">Foreign</text:span><text:span text:style-name="T49_5">,<text:s/>Commonwealth<text:s/>&amp;<text:s/>Development<text:s/>Office</text:span></text:p>
        <text:p text:style-name="P50"><text:span text:style-name="T50_1">FHH</text:span><text:span text:style-name="T50_2"><text:tab/></text:span><text:span text:style-name="T50_3"><text:tab/></text:span><text:span text:style-name="T50_4">Female-Headed<text:s/>Household</text:span></text:p>
        <text:p text:style-name="P51"><text:span text:style-name="T51_1">GESI<text:s/></text:span><text:span text:style-name="T51_2"><text:tab/></text:span><text:span text:style-name="T51_3"><text:tab/></text:span><text:span text:style-name="T51_4">Gender<text:s/>Equality<text:s/>and<text:s/>Social<text:s/>Inclusion</text:span><text:span text:style-name="T51_5"><text:tab/></text:span><text:span text:style-name="T51_6"><text:tab/></text:span></text:p>
        <text:p text:style-name="P52"><text:span text:style-name="T52_1">GoE</text:span><text:span text:style-name="T52_2"><text:tab/></text:span><text:span text:style-name="T52_3"><text:tab/></text:span><text:span text:style-name="T52_4">Government<text:s/>of<text:s/>E</text:span><text:span text:style-name="T52_5">t</text:span><text:span text:style-name="T52_6">hiopia</text:span></text:p>
        <text:p text:style-name="P53"><text:span text:style-name="T53_1">ITSP</text:span><text:span text:style-name="T53_2"><text:tab/></text:span><text:span text:style-name="T53_3"><text:tab/></text:span><text:span text:style-name="T53_4">Implementing<text:s/>Technical<text:s/>Service<text:s/>Provider</text:span></text:p>
        <text:p text:style-name="P54"><text:span text:style-name="T54_1">iWoRLAIS</text:span><text:span text:style-name="T54_2"><text:tab/></text:span><text:span text:style-name="T54_3">Interim<text:s/>Woreda<text:s/>Rural<text:s/>Land<text:s/>Administration<text:s/>Information<text:s/>System</text:span></text:p>
        <text:p text:style-name="P55"><text:span text:style-name="T55_1">LAC</text:span><text:span text:style-name="T55_2"><text:tab/></text:span><text:span text:style-name="T55_3"><text:tab/></text:span><text:span text:style-name="T55_4">Land<text:s/>Administration<text:s/>Committee</text:span></text:p>
        <text:p text:style-name="P56"><text:span text:style-name="T56_1">LIFT</text:span><text:span text:style-name="T56_2"><text:tab/></text:span><text:span text:style-name="T56_3"><text:tab/></text:span><text:span text:style-name="T56_4">Land<text:s/>Investment<text:s/>for<text:s/>Transformation</text:span></text:p>
        <text:p text:style-name="P57"><text:span text:style-name="T57_1">LRSP</text:span><text:span text:style-name="T57_2"><text:tab/></text:span><text:span text:style-name="T57_3"><text:tab/></text:span><text:span text:style-name="T57_4">Land<text:s/>Rental<text:s/>Service<text:s/>Provider</text:span><text:span text:style-name="T57_5"><text:tab/></text:span></text:p>
        <text:p text:style-name="P58"><text:span text:style-name="T58_1">MFI</text:span><text:span text:style-name="T58_2"><text:tab/></text:span><text:span text:style-name="T58_3"><text:tab/></text:span><text:span text:style-name="T58_4">Microfinance<text:s/>Institution</text:span></text:p>
        <text:p text:style-name="P59"><text:span text:style-name="T59_1">MoA</text:span><text:span text:style-name="T59_2"><text:tab/></text:span><text:span text:style-name="T59_3"><text:tab/></text:span><text:span text:style-name="T59_4">Ministry<text:s/>of<text:s/>Agriculture</text:span><text:span text:style-name="T59_5"><text:s/>(Ethiopia)</text:span></text:p>
        <text:p text:style-name="P60"><text:span text:style-name="T60_1">NRLAIS</text:span><text:span text:style-name="T60_2"><text:tab/></text:span><text:span text:style-name="T60_3">National<text:s/>Rural<text:s/>Land<text:s/>Administration<text:s/>Information<text:s/>System</text:span></text:p>
        <text:p text:style-name="P61"><text:span text:style-name="T61_1">PAC</text:span><text:span text:style-name="T61_2"><text:tab/></text:span><text:span text:style-name="T61_3"><text:tab/></text:span><text:span text:style-name="T61_4">Public<text:s/>Awareness<text:s/>and<text:s/>Communication</text:span></text:p>
        <text:p text:style-name="P62"><text:span text:style-name="T62_1">PD</text:span><text:span text:style-name="T62_2"><text:tab/></text:span><text:span text:style-name="T62_3"><text:tab/></text:span><text:span text:style-name="T62_4">Public<text:s/>Display</text:span></text:p>
        <text:p text:style-name="P63"><text:span text:style-name="T63_1">RLAS</text:span><text:span text:style-name="T63_2"><text:tab/></text:span><text:span text:style-name="T63_3"><text:tab/>Rural<text:s/>Land<text:s/>Administration<text:s/>System</text:span></text:p>
        <text:p text:style-name="P64"><text:span text:style-name="T64_1">RLAUD</text:span><text:span text:style-name="T64_2"><text:tab/></text:span><text:span text:style-name="T64_3">Rural<text:s/>Land<text:s/>Administration<text:s/>&amp;<text:s/>Use<text:s/>Directorate</text:span><text:span text:style-name="T64_4"><text:s/>of<text:s/></text:span><text:span text:style-name="T64_5">Ethiopia’s</text:span><text:span text:style-name="T64_6"><text:s/>Ministry<text:s/>of<text:s/>Agriculture</text:span></text:p>
        <text:p text:style-name="P65"><text:span text:style-name="T65_1">SIGN</text:span><text:span text:style-name="T65_2"><text:tab/></text:span><text:span text:style-name="T65_3"><text:tab/></text:span><text:span text:style-name="T65_4">SLLC<text:s/>Implementation<text:s/>Guidance<text:s/>Note</text:span></text:p>
        <text:p text:style-name="P66"><text:span text:style-name="T66_1">SNNPR</text:span><text:span text:style-name="T66_2"><text:tab/></text:span><text:span text:style-name="T66_3">Southern<text:s/>Nations,<text:s/>Nationalities<text:s/>and<text:s/>Peoples’<text:s/>Region</text:span></text:p>
        <text:p text:style-name="P67"><text:span text:style-name="T67_1">ToC</text:span><text:span text:style-name="T67_2"><text:tab/></text:span><text:span text:style-name="T67_3"><text:tab/></text:span><text:span text:style-name="T67_4">Theory<text:s/>of<text:s/>Change</text:span><text:span text:style-name="T67_5"><text:tab/></text:span><text:span text:style-name="T67_6"><text:tab/></text:span><text:span text:style-name="T67_7"><text:tab/></text:span><text:span text:style-name="T67_8"><text:tab/></text:span></text:p>
        <text:p text:style-name="P68"><text:span text:style-name="T68_1">SLLC</text:span><text:span text:style-name="T68_2"><text:tab/></text:span><text:span text:style-name="T68_3"><text:tab/></text:span><text:span text:style-name="T68_4">Second-Level<text:s/>Land<text:s/>Administration</text:span></text:p>
        <text:p text:style-name="P69"><text:span text:style-name="T69_1">VfM</text:span><text:span text:style-name="T69_2"><text:tab/></text:span><text:span text:style-name="T69_3"><text:tab/></text:span><text:span text:style-name="T69_4">Value<text:s/>for<text:s/>Money</text:span></text:p>
        <text:p text:style-name="P70"><text:span text:style-name="T70_1">WLAO</text:span><text:span text:style-name="T70_2"><text:tab/></text:span><text:span text:style-name="T70_3"><text:tab/></text:span><text:span text:style-name="T70_4">Woreda<text:s/>Land<text:s/>Administration<text:s/>Office</text:span><text:span text:style-name="T70_5"><text:tab/></text:span><text:span text:style-name="T70_6"><text:tab/></text:span><text:span text:style-name="T70_7"><text:tab/></text:span><text:span text:style-name="T70_8"><text:tab/></text:span><text:span text:style-name="T70_9"><text:tab/></text:span></text:p>
      </text:section>
      <text:section text:style-name="S3" text:name="S3">
        <text:p text:style-name="P71"/>
        <text:p text:style-name="P72"><text:span text:style-name="T72_1">Description<text:s/>of<text:s/>programme</text:span></text:p>
        <text:p text:style-name="P73"><text:span text:style-name="T73_1">The<text:s/></text:span><text:span text:style-name="T73_2">Foreign</text:span><text:span text:style-name="T73_3">,</text:span><text:span text:style-name="T73_4"><text:s/>Commonwealth<text:s/>&amp;<text:s/>Development<text:s/>Office<text:s/>(FCDO),</text:span><text:span text:style-name="T73_5"><text:s/>through<text:s/>th</text:span><text:span text:style-name="T73_6">e</text:span><text:span text:style-name="T73_7"><text:s/>Land<text:s/>Investment<text:s/>for<text:s/>Transformation</text:span><text:span text:style-name="T73_8"><text:s/></text:span><text:span text:style-name="T73_9">(</text:span><text:span text:style-name="T73_10">LIFT</text:span><text:span text:style-name="T73_11">)</text:span><text:span text:style-name="T73_12"><text:s/>programme,<text:s/></text:span><text:span text:style-name="T73_13">has</text:span><text:span text:style-name="T73_14"><text:s/>support</text:span><text:span text:style-name="T73_15">ed</text:span><text:span text:style-name="T73_16"><text:s/>the<text:s/>Government<text:s/>of<text:s/>Ethiopia’s<text:s/></text:span><text:span text:style-name="T73_17">(</text:span><text:span text:style-name="T73_18">GoE</text:span><text:span text:style-name="T73_19">)<text:s/></text:span><text:span text:style-name="T73_20">efforts<text:s/></text:span><text:span text:style-name="T73_21">to</text:span><text:span text:style-name="T73_22"><text:s/>increas</text:span><text:span text:style-name="T73_23">e</text:span><text:span text:style-name="T73_24"><text:s/>rural<text:s/>land<text:s/>tenure<text:s/>security.</text:span><text:span text:style-name="T73_25"><text:s/></text:span><text:span text:style-name="T73_26">LIFT’s<text:s/>objective</text:span><text:span text:style-name="T73_27"><text:s/>is<text:s/>to</text:span><text:span text:style-name="T73_28"><text:s/>improve<text:s/>the<text:s/>incomes<text:s/>of<text:s/>the<text:s/>rural<text:s/>poor<text:s/>and<text:s/></text:span><text:span text:style-name="T73_29">support<text:s/>inclusive</text:span><text:span text:style-name="T73_30"><text:s/></text:span><text:span text:style-name="T73_31">economic<text:s/>growth<text:s/>through<text:s/></text:span><text:span text:style-name="T73_32">land<text:s/>certification,</text:span><text:span text:style-name="T73_33"><text:s/></text:span><text:span text:style-name="T73_34">improved<text:s/></text:span><text:span text:style-name="T73_35">land</text:span><text:span text:style-name="T73_36"><text:s/>administration<text:s/>system</text:span><text:span text:style-name="T73_37">s</text:span><text:span text:style-name="T73_38">,<text:s/>and<text:s/></text:span><text:span text:style-name="T73_39">the<text:s/></text:span><text:span text:style-name="T73_40">development<text:s/>of<text:s/>the<text:s/>rural<text:s/>land<text:s/></text:span><text:span text:style-name="T73_41">sector</text:span><text:span text:style-name="T73_42"><text:s/>to<text:s/>enhanc</text:span><text:span text:style-name="T73_43">e<text:s/>productivity<text:s/>and<text:s/>investment.</text:span><text:span text:style-name="T73_44"><text:s/></text:span><text:span text:style-name="T73_45">C</text:span><text:span text:style-name="T73_46">omplementary<text:s/></text:span><text:span text:style-name="T73_47">market<text:s/>systems<text:s/></text:span><text:span text:style-name="T73_48">interventions</text:span><text:span text:style-name="T73_49">,</text:span><text:span text:style-name="T73_50"><text:s/></text:span><text:span text:style-name="T73_51">through</text:span><text:span text:style-name="T73_52"><text:s/>LIFT’s<text:s/>Economic<text:s/>Empowerment<text:s/>Unit<text:s/>(EEU),</text:span><text:span text:style-name="T73_53"><text:s/></text:span><text:span text:style-name="T73_54">are<text:s/>designed<text:s/>to</text:span><text:span text:style-name="T73_55"><text:s/>ensure<text:s/>that<text:s/>the<text:s/>benefits<text:s/>of<text:s/></text:span><text:span text:style-name="T73_56">land<text:s/>certification<text:s/>and<text:s/>administration</text:span><text:span text:style-name="T73_57"><text:s/>are<text:s/>maximised</text:span><text:span text:style-name="T73_58">.<text:s/></text:span><text:span text:style-name="T73_59">An<text:s/>additional<text:s/></text:span><text:span text:style-name="T73_60">component<text:s/>of<text:s/>the<text:s/>programme<text:s/>support</text:span><text:span text:style-name="T73_61">s</text:span><text:span text:style-name="T73_62"><text:s/></text:span><text:span text:style-name="T73_63">GoE</text:span><text:span text:style-name="T73_64"><text:s/>in</text:span><text:span text:style-name="T73_65"><text:s/>addressing<text:s/>cross-cutting<text:s/>policy<text:s/>issues<text:s/>by</text:span><text:span text:style-name="T73_66"><text:s/>reviewing<text:s/>existing<text:s/>proclamations<text:s/>and<text:s/>regulations<text:s/>to<text:s/>improve<text:s/></text:span><text:span text:style-name="T73_67">land<text:s/></text:span><text:span text:style-name="T73_68">tenure</text:span><text:span text:style-name="T73_69"><text:s/>security</text:span><text:span text:style-name="T73_70"><text:s/>and<text:s/>the<text:s/>transparency<text:s/>of<text:s/>land<text:s/>allocation,<text:s/>in<text:s/>line<text:s/>with<text:s/>international<text:s/>good<text:s/>practice<text:s/>and<text:s/>human<text:s/>rights<text:s/>obligations.</text:span></text:p>
        <text:p text:style-name="P74"><text:span text:style-name="T74_1">Specifically</text:span><text:span text:style-name="T74_2">,</text:span><text:span text:style-name="T74_3"><text:s/>LIFT<text:s/>aims<text:s/>to:</text:span></text:p>
        <text:list text:style-name="LS1" xml:id="list0">
          <text:list-item>
            <text:p text:style-name="P75"><text:span text:style-name="T75_1">Enable</text:span><text:span text:style-name="T75_2"><text:s/>provision<text:s/>of<text:s/>map-based</text:span><text:span text:style-name="T75_3">,<text:s/>Second-Level</text:span><text:span text:style-name="T75_4"><text:s/></text:span><text:span text:style-name="T75_5">L</text:span><text:span text:style-name="T75_6">and<text:s/></text:span><text:span text:style-name="T75_7">C</text:span><text:span text:style-name="T75_8">ertificates<text:s/></text:span><text:span text:style-name="T75_9">(SLLCs)<text:s/></text:span><text:span text:style-name="T75_10">to<text:s/>farmers<text:s/>in<text:s/>four<text:s/></text:span><text:span text:style-name="T75_11">highland<text:s/>regional<text:s/>states</text:span><text:span text:style-name="T75_12"><text:s/>(Amhara,<text:s/>Oromia,<text:s/></text:span><text:span text:style-name="T75_13">Southern<text:s/>Nations,<text:s/>Nationalities<text:s/>and<text:s/>Peoples’<text:s/>Region<text:s/></text:span><text:span text:style-name="T75_14">and<text:s/>Tigray)<text:s/></text:span><text:span text:style-name="T75_15">through<text:s/>support<text:s/>for<text:s/>the<text:s/>production<text:s/>of<text:s/>aerial<text:s/>imagery;<text:s/>development<text:s/>of<text:s/>a<text:s/>digital<text:s/>cadastre;<text:s/>engaging<text:s/>farmers<text:s/>to<text:s/>identify<text:s/>their<text:s/>land<text:s/>parcels<text:s/>on<text:s/>the<text:s/>resulting<text:s/>photographic<text:s/>map<text:s/>and<text:s/>resolve<text:s/>any<text:s/>disputes;<text:s/>and<text:s/>issuance<text:s/>of<text:s/></text:span><text:span text:style-name="T75_16">land<text:s/>use<text:s/>rights<text:s/></text:span><text:span text:style-name="T75_17">certificates;</text:span></text:p>
          </text:list-item>
          <text:list-item>
            <text:p text:style-name="P76"><text:span text:style-name="T76_1">Strengthen</text:span><text:span text:style-name="T76_2"><text:s/>capacity<text:s/>in<text:s/>the<text:s/></text:span><text:span text:style-name="T76_3">R</text:span><text:span text:style-name="T76_4">ural<text:s/></text:span><text:span text:style-name="T76_5">L</text:span><text:span text:style-name="T76_6">and<text:s/></text:span><text:span text:style-name="T76_7">A</text:span><text:span text:style-name="T76_8">dministration<text:s/></text:span><text:span text:style-name="T76_9">S</text:span><text:span text:style-name="T76_10">ystem<text:s/></text:span><text:span text:style-name="T76_11">(RLAS)<text:s/></text:span><text:span text:style-name="T76_12">to<text:s/>register,<text:s/>update<text:s/>and<text:s/>enforce<text:s/>rights<text:s/>through<text:s/>developing<text:s/>land<text:s/>administration<text:s/>systems<text:s/>backed<text:s/>by<text:s/>IT;<text:s/>training<text:s/>land<text:s/>administrators;<text:s/>refining<text:s/>and<text:s/>documenting<text:s/>administrative<text:s/>processes;</text:span></text:p>
          </text:list-item>
          <text:list-item>
            <text:p text:style-name="P77"><text:span text:style-name="T77_1">Facilitate</text:span><text:span text:style-name="T77_2"><text:s/>increased<text:s/>investment<text:s/>and<text:s/>productivity<text:s/>through<text:s/>support<text:s/>to<text:s/>the<text:s/>development<text:s/>of<text:s/>the<text:s/>land<text:s/>market,<text:s/>based<text:s/>on<text:s/>detailed<text:s/>analysis<text:s/>and<text:s/>research;<text:s/>and</text:span></text:p>
          </text:list-item>
          <text:list-item>
            <text:p text:style-name="P78"><text:span text:style-name="T78_1">Strengthen</text:span><text:span text:style-name="T78_2"><text:s/>the<text:s/>existing<text:s/>land<text:s/>policies<text:s/>and<text:s/>procedures,<text:s/>with<text:s/>the<text:s/>aim<text:s/>of<text:s/>enhancing<text:s/>security<text:s/>of<text:s/>tenure<text:s/>for<text:s/>communal</text:span><text:span text:style-name="T78_3"><text:s/>landholdings,<text:s/>pastoralists<text:s/>and<text:s/>customary<text:s/>land<text:s/>use<text:s/>and<text:s/>improving<text:s/>the<text:s/>transparency<text:s/>of<text:s/>land<text:s/>allocation.</text:span></text:p>
          </text:list-item>
        </text:list>
        <text:p text:style-name="P79"/>
        <text:p text:style-name="P80"><text:span text:style-name="T80_1">LIFT<text:s/></text:span><text:span text:style-name="T80_2">will<text:s/>come<text:s/></text:span><text:span text:style-name="T80_3">to<text:s/>an<text:s/>end<text:s/>on<text:s/>the<text:s/>31</text:span><text:span text:style-name="T80_4">st</text:span><text:span text:style-name="T80_5"><text:s/>July<text:s/>2021<text:s/>and<text:s/>will<text:s/>be<text:s/>followed<text:s/>by<text:s/>the<text:s/>LIFT<text:s/>UP<text:s/>programme,<text:s/>which<text:s/>will<text:s/>aim<text:s/>to<text:s/></text:span><text:span text:style-name="T80_6">bring<text:s/>transformative,<text:s/>systemic<text:s/>and<text:s/>sustainable<text:s/>change<text:s/></text:span><text:span text:style-name="T80_7">to</text:span><text:span text:style-name="T80_8"><text:s/>Ethiopia’s<text:s/>land<text:s/>certification<text:s/>and<text:s/>market<text:s/>systems<text:s/>in</text:span><text:span text:style-name="T80_9"><text:s/>the</text:span><text:span text:style-name="T80_10"><text:s/>four<text:s/></text:span><text:span text:style-name="T80_11">highland<text:s/></text:span><text:span text:style-name="T80_12">region</text:span><text:span text:style-name="T80_13">al<text:s/>states.</text:span></text:p>
        <text:p text:style-name="P81"/>
        <text:p text:style-name="P82"><text:span text:style-name="T82_1">Summary<text:s/></text:span><text:span text:style-name="T82_2">supporting<text:s/>narrative</text:span><text:span text:style-name="T82_3"><text:s/>for<text:s/>the<text:s/>overall<text:s/>score<text:s/>in<text:s/>this<text:s/>review</text:span></text:p>
        <text:p text:style-name="P83"><text:span text:style-name="T83_1">LIFT</text:span><text:span text:style-name="T83_2"><text:s/>has<text:s/>scored<text:s/>an<text:s/></text:span><text:span text:style-name="T83_3">A+</text:span><text:span text:style-name="T83_4"><text:s/>for<text:s/>this<text:s/>annual<text:s/>review</text:span><text:span text:style-name="T83_5"><text:s/></text:span><text:span text:style-name="T83_6">as<text:s/></text:span><text:span text:style-name="T83_7">all<text:s/>outputs</text:span><text:span text:style-name="T83_8"><text:s/></text:span><text:span text:style-name="T83_9">moderately<text:s/>exceeded<text:s/>expectation</text:span><text:span text:style-name="T83_10">.</text:span><text:span text:style-name="T83_11"><text:s/></text:span><text:span text:style-name="T83_12">It</text:span><text:span text:style-name="T83_13"><text:s/>continues<text:s/>to<text:s/>be<text:s/>a<text:s/>high</text:span><text:span text:style-name="T83_14">-</text:span><text:span text:style-name="T83_15">performing<text:s/>programme<text:s/>at<text:s/>the<text:s/>output<text:s/>level,<text:s/></text:span><text:span text:style-name="T83_16">having<text:s/>already<text:s/>surpassed<text:s/>a<text:s/>number<text:s/>of<text:s/>end</text:span><text:span text:style-name="T83_17">-</text:span><text:span text:style-name="T83_18">of</text:span><text:span text:style-name="T83_19">-</text:span><text:span text:style-name="T83_20">programme<text:s/>targets</text:span><text:span text:style-name="T83_21">.<text:s/></text:span><text:span text:style-name="T83_22">Up<text:s/>to<text:s/>November<text:s/>2020,<text:s/></text:span><text:span text:style-name="T83_23">LIFT<text:s/>has<text:s/>navigated<text:s/>a<text:s/>series<text:s/>of<text:s/>challenges<text:s/>(including<text:s/></text:span><text:span text:style-name="T83_24">COVID-19,<text:s/></text:span><text:span text:style-name="T83_25">an<text:s/>unpredictable<text:s/>security<text:s/>situation,<text:s/></text:span><text:span text:style-name="T83_26">political<text:s/>instability<text:s/>and<text:s/>reforms</text:span><text:span text:style-name="T83_27">)<text:s/>to<text:s/>continue<text:s/>to<text:s/></text:span><text:span text:style-name="T83_28">deliver<text:s/>results<text:s/></text:span><text:span text:style-name="T83_29">towards</text:span><text:span text:style-name="T83_30"><text:s/>effective<text:s/></text:span><text:span text:style-name="T83_31">land<text:s/></text:span><text:span text:style-name="T83_32">certification<text:s/>and<text:s/>administration,<text:s/></text:span><text:span text:style-name="T83_33">improving</text:span><text:span text:style-name="T83_34"><text:s/>farmers’<text:s/></text:span><text:span text:style-name="T83_35">access<text:s/>to<text:s/>finance</text:span><text:span text:style-name="T83_36">,</text:span><text:span text:style-name="T83_37"><text:s/></text:span><text:span text:style-name="T83_38">facilitating<text:s/>the<text:s/>expansion<text:s/>of<text:s/>the<text:s/>land<text:s/>rental<text:s/>market</text:span><text:span text:style-name="T83_39">,<text:s/>improving<text:s/>access<text:s/>to<text:s/>environmentally<text:s/>sustainable<text:s/>inputs</text:span><text:span text:style-name="T83_40">,</text:span><text:span text:style-name="T83_41"><text:s/>and<text:s/></text:span><text:span text:style-name="T83_42">strengthening<text:s/>land<text:s/>policies.</text:span></text:p>
        <text:p text:style-name="P84"/>
        <text:p text:style-name="P85"><text:span text:style-name="T85_1">Major<text:s/>lessons<text:s/>and<text:s/>r</text:span><text:span text:style-name="T85_2">ecommendations<text:s/>for<text:s/>the<text:s/>year<text:s/>ahead</text:span></text:p>
        <text:p text:style-name="P86"/>
        <text:p text:style-name="P87"><text:span text:style-name="T87_1">Lessons<text:s/>learn</text:span><text:span text:style-name="T87_2">ed</text:span></text:p>
        <text:p text:style-name="P88"/>
        <text:list text:style-name="LS97" xml:id="list4">
          <text:list-item>
            <text:p text:style-name="P89"><text:span text:style-name="T89_1">Timely<text:s/>research<text:s/>on<text:s/>how<text:s/>COVID</text:span><text:span text:style-name="T89_2">-19</text:span><text:span text:style-name="T89_3"><text:s/>impacts<text:s/>on<text:s/>LIFT’s<text:s/>outputs<text:s/>and<text:s/>outcomes<text:s/>has<text:s/>allowed<text:s/>the<text:s/>programme<text:s/>to<text:s/>adapt<text:s/>to<text:s/>the<text:s/>new<text:s/>context<text:s/>well:<text:s/></text:span><text:span text:style-name="T89_4">LIFT<text:s/>conducted<text:s/>a<text:s/>comprehensive<text:s/>data<text:s/>collection<text:s/>exercise<text:s/>to<text:s/>understand<text:s/>the<text:s/>impact<text:s/>o</text:span><text:span text:style-name="T89_5">f</text:span><text:span text:style-name="T89_6"><text:s/>COVID</text:span><text:span text:style-name="T89_7">-19</text:span><text:span text:style-name="T89_8"><text:s/>on<text:s/>programme<text:s/>activities<text:s/>in<text:s/>May<text:s/>and<text:s/>June<text:s/>2020<text:s/>and<text:s/>summarised<text:s/>lessons<text:s/>learn</text:span><text:span text:style-name="T89_9">ed</text:span><text:span text:style-name="T89_10"><text:s/>in<text:s/>a<text:s/>separate<text:s/>note.<text:s/></text:span><text:span text:style-name="T89_11">For<text:s/>instance,<text:s/></text:span><text:span text:style-name="T89_12">LIFT<text:s/>has<text:s/>since<text:s/></text:span><text:span text:style-name="T89_13">adapted<text:s/>the<text:s/></text:span><text:span text:style-name="T89_14">Second-Level<text:s/>Land<text:s/>Certification<text:s/>(</text:span><text:span text:style-name="T89_15">SLLC</text:span><text:span text:style-name="T89_16">)</text:span><text:span text:style-name="T89_17"><text:s/>implementation<text:s/>process<text:s/>to<text:s/>COVID-19<text:s/>health<text:s/>and<text:s/>safety<text:s/>guidelines;<text:s/>lia</text:span><text:span text:style-name="T89_18">i</text:span><text:span text:style-name="T89_19">sed<text:s/>with<text:s/></text:span><text:span text:style-name="T89_20">GoE</text:span><text:span text:style-name="T89_21"><text:s/>to<text:s/>raise<text:s/>awareness<text:s/>and<text:s/>distribute<text:s/>communications<text:s/>material<text:s/>on<text:s/>COVID-19<text:s/>through<text:s/>the<text:s/>programme’s<text:s/>network;<text:s/></text:span><text:span text:style-name="T89_22">and<text:s/>worked<text:s/>with<text:s/>partner<text:s/>microfinance<text:s/>institutions<text:s/>(MFIs)<text:s/>to<text:s/>adapt<text:s/>products<text:s/>to<text:s/>a<text:s/>COVID-19<text:s/>environment<text:s/>by<text:s/>introducing<text:s/>mitigating<text:s/>measures<text:s/>for<text:s/>SLLC-linked<text:s/>loan<text:s/>holders<text:s/>and<text:s/>exploring<text:s/>digitisation<text:s/>strategies<text:s/>for<text:s/>MFIs.</text:span></text:p>
          </text:list-item>
          <text:list-item>
            <text:p text:style-name="P90"><text:span text:style-name="T90_1">Addressing<text:s/>informal<text:s/>transactions:<text:s/></text:span><text:span text:style-name="T90_2">Both<text:s/>t</text:span><text:span text:style-name="T90_3">he<text:s/>Satellite<text:s/>Woreda<text:s/>approach<text:s/>and<text:s/>the<text:s/>Light</text:span><text:span text:style-name="T90_4">-</text:span><text:span text:style-name="T90_5">Touch<text:s/>Communication<text:s/>campaign<text:s/></text:span><text:span text:style-name="T90_6">have<text:s/></text:span><text:span text:style-name="T90_7">shown</text:span><text:span text:style-name="T90_8"><text:s/>an<text:s/>increase<text:s/>in<text:s/>the<text:s/>number<text:s/>of<text:s/>registered<text:s/>transactions</text:span><text:span text:style-name="T90_9">.</text:span></text:p>
          </text:list-item>
          <text:list-item>
            <text:p text:style-name="P91"><text:span text:style-name="T91_1">LIFT’s<text:s/>key<text:s/>theory<text:s/>of<text:s/>change</text:span><text:span text:style-name="T91_2"><text:s/>(</text:span><text:span text:style-name="T91_3">ToC</text:span><text:span text:style-name="T91_4">)</text:span><text:span text:style-name="T91_5"><text:s/>assumptions<text:s/>hold</text:span><text:span text:style-name="T91_6">:<text:s/></text:span><text:span text:style-name="T91_7">LIFT<text:s/>has<text:s/>carried-out<text:s/>several<text:s/>surveys<text:s/>throughout<text:s/>2019<text:s/>and<text:s/>2020<text:s/>to<text:s/>probe<text:s/>its<text:s/>key<text:s/>theory<text:s/>of<text:s/>change<text:s/>assumptions<text:s/>relating<text:s/>to<text:s/>SLLC,<text:s/>RLAS<text:s/>and<text:s/>EEU.<text:s/>Strong<text:s/>evidence<text:s/>was<text:s/>found<text:s/>that<text:s/>assumptions<text:s/>relating<text:s/>to<text:s/>tenure<text:s/>security,<text:s/>increased<text:s/>investment<text:s/>and<text:s/>economic<text:s/>benefits<text:s/>hold,<text:s/>implying<text:s/>high<text:s/></text:span><text:span text:style-name="T91_8">VfM</text:span><text:span text:style-name="T91_9"><text:s/>for<text:s/>the<text:s/></text:span><text:span text:style-name="T91_10">entire<text:s/></text:span><text:span text:style-name="T91_11">programme</text:span><text:span text:style-name="T91_12">.<text:s/></text:span></text:p>
          </text:list-item>
        </text:list>
        <text:p text:style-name="P92"/>
        <text:p text:style-name="P93"><text:span text:style-name="T93_1">Recommendations</text:span></text:p>
        <text:p text:style-name="P94"/>
        <text:p text:style-name="P95"><text:span text:style-name="T95_1">SLLC</text:span><text:span text:style-name="T95_2"><text:s/>&amp;<text:s/>RLAS</text:span></text:p>
        <text:list text:style-name="LS91" xml:id="list7">
          <text:list-item>
            <text:p text:style-name="P96"><text:span text:style-name="T96_1">Recommence<text:s/>Public<text:s/>Display<text:s/></text:span><text:span text:style-name="T96_2">(PD)<text:s/>events</text:span><text:span text:style-name="T96_3"><text:s/></text:span><text:span text:style-name="T96_4">in<text:s/>outstanding<text:s/>woredas</text:span><text:span text:style-name="T96_5"><text:note text:note-class="footnote"><text:note-citation/><text:note-body><text:p text:style-name="P97"><text:span text:style-name="T97_1"><text:s/></text:span><text:span text:style-name="T97_2">Woredas</text:span><text:span text:style-name="T97_3">,<text:s/>or<text:s/>districts</text:span><text:span text:style-name="T97_4">,<text:s/>are<text:s/>the<text:s/>third-level<text:s/>administrative<text:s/>division</text:span><text:span text:style-name="T97_5">s<text:s/>of<text:s/>Ethiopia.<text:s/></text:span><text:span text:style-name="T97_6">They<text:s/>are<text:s/>further<text:s/>divided<text:s/>into<text:s/></text:span><text:span text:style-name="T97_7">kebeles</text:span><text:span text:style-name="T97_8"><text:s/>(wards<text:s/>or<text:s/>neighbourhood<text:s/>associations).</text:span></text:p></text:note-body></text:note></text:span><text:span text:style-name="T97_9">.<text:s/></text:span><text:span text:style-name="T97_10">Timing<text:s/>–</text:span><text:span text:style-name="T97_11"><text:s/></text:span><text:span text:style-name="T97_12">as<text:s/>soon<text:s/>as<text:s/></text:span><text:span text:style-name="T97_13">it<text:s/>is<text:s/></text:span><text:span text:style-name="T97_14">permissible</text:span><text:span text:style-name="T97_15">;</text:span><text:span text:style-name="T97_16"><text:s/>Woreda<text:s/>PD<text:s/>teams.</text:span></text:p>
          </text:list-item>
          <text:list-item>
            <text:p text:style-name="P98"><text:span text:style-name="T98_1">Ensure<text:s/>that<text:s/>the<text:s/>regions<text:s/>maintain<text:s/>their<text:s/>commitment<text:s/>to<text:s/>distributing<text:s/>LIFT</text:span><text:span text:style-name="T98_2">’s</text:span><text:span text:style-name="T98_3"><text:s/>SLLC<text:s/>certificates<text:s/>and<text:s/>specifically<text:s/>ensure<text:s/>that</text:span><text:span text:style-name="T98_4"><text:s/>Southern<text:s/>Nations,<text:s/>Nationalities<text:s/>and<text:s/>Peoples’<text:s/>Region</text:span><text:span text:style-name="T98_5"><text:s/></text:span><text:span text:style-name="T98_6">(</text:span><text:span text:style-name="T98_7">SNNPR</text:span><text:span text:style-name="T98_8">)</text:span><text:span text:style-name="T98_9"><text:s/>recommences<text:s/>COVID-19<text:s/>compliant<text:s/>certificate<text:s/>distribution<text:s/>events</text:span><text:span text:style-name="T98_10">.<text:s/></text:span><text:span text:style-name="T98_11">Timing<text:s/>–</text:span><text:span text:style-name="T98_12"><text:s/>once<text:s/>the<text:s/>regional<text:s/>restrictions<text:s/>are<text:s/>lifted</text:span><text:span text:style-name="T98_13">;</text:span><text:span text:style-name="T98_14"><text:s/>Regional<text:s/>Governments/</text:span><text:span text:style-name="T98_15"><text:s/></text:span><text:span text:style-name="T98_16">Land<text:s/>Bureaus.</text:span></text:p>
          </text:list-item>
          <text:list-item>
            <text:p text:style-name="P99"><text:span text:style-name="T99_1">Scale<text:s/>up</text:span><text:span text:style-name="T99_2"><text:s/>the<text:s/>Model<text:s/>Woreda<text:s/>and<text:s/>Satellite<text:s/>Woreda<text:s/>approaches<text:s/>and<text:s/>formalise<text:s/>th</text:span><text:span text:style-name="T99_3">e<text:s/></text:span><text:span text:style-name="T99_4">Public<text:s/>Awareness<text:s/></text:span><text:span text:style-name="T99_5">&amp;</text:span><text:span text:style-name="T99_6"><text:s/>Communication<text:s/>(</text:span><text:span text:style-name="T99_7">PAC</text:span><text:span text:style-name="T99_8">)</text:span><text:span text:style-name="T99_9"><text:s/>strategy.</text:span><text:span text:style-name="T99_10"><text:s/></text:span><text:span text:style-name="T99_11">Timing<text:s/>–<text:s/>as<text:s/>soon<text:s/>as<text:s/>possible</text:span><text:span text:style-name="T99_12">;<text:s/></text:span><text:span text:style-name="T99_13">Woreda<text:s/>Land<text:s/>Administration<text:s/>Offices<text:s/>(</text:span><text:span text:style-name="T99_14">WLAO</text:span><text:span text:style-name="T99_15">s)</text:span><text:span text:style-name="T99_16">/</text:span><text:span text:style-name="T99_17"><text:s/></text:span><text:span text:style-name="T99_18">Im</text:span><text:span text:style-name="T99_19">plementing<text:s/>Technical<text:s/>Service<text:s/>Provider<text:s/>(</text:span><text:span text:style-name="T99_20">ITSP</text:span><text:span text:style-name="T99_21">)</text:span><text:span text:style-name="T99_22">/</text:span><text:span text:style-name="T99_23"><text:s/>Ministry<text:s/>of<text:s/>Agriculture’s<text:s/>Rural<text:s/>Land<text:s/>Administration<text:s/>and<text:s/>Use<text:s/>Directorate<text:s/>(</text:span><text:span text:style-name="T99_24">RLAUD</text:span><text:span text:style-name="T99_25">)</text:span><text:span text:style-name="T99_26">.</text:span></text:p>
          </text:list-item>
          <text:list-item>
            <text:p text:style-name="P100"><text:span text:style-name="T100_1">I</text:span><text:span text:style-name="T100_2">mplement<text:s/></text:span><text:span text:style-name="T100_3">the</text:span><text:span text:style-name="T100_4"><text:s/>phasing<text:s/>out<text:s/>strategy<text:s/>for<text:s/>RLAS<text:s/>operations</text:span><text:span text:style-name="T100_5">.<text:s/></text:span><text:span text:style-name="T100_6">Timing<text:s/>–<text:s/>by<text:s/>30</text:span><text:span text:style-name="T100_7">th</text:span><text:span text:style-name="T100_8"><text:s/></text:span><text:span text:style-name="T100_9">June<text:s/>2021;</text:span><text:span text:style-name="T100_10"><text:s/>in<text:s/>close<text:s/></text:span><text:span text:style-name="T100_11">cooperation</text:span><text:span text:style-name="T100_12"><text:s/>with</text:span><text:span text:style-name="T100_13"><text:s/>the</text:span><text:span text:style-name="T100_14"><text:s/>World<text:s/>Bank/<text:s/></text:span><text:span text:style-name="T100_15">GoE’s</text:span><text:span text:style-name="T100_16"><text:s/>Climate<text:s/>Action<text:s/>through<text:s/>Landscape<text:s/>Management<text:s/>(</text:span><text:span text:style-name="T100_17">CALM</text:span><text:span text:style-name="T100_18"><text:note text:note-class="footnote"><text:note-citation/><text:note-body><text:p text:style-name="P101"><text:span text:style-name="T101_1"><text:s/>To<text:s/>learn<text:s/>more<text:s/>about<text:s/>the<text:s/>CALM<text:s/>programme,<text:s/>whose<text:s/>objective<text:s/>is<text:s/>to<text:s/>increase<text:s/>adoption<text:s/>of<text:s/>sustainable<text:s/>land<text:s/>management<text:s/>practices<text:s/>and<text:s/>to<text:s/>expand<text:s/>access<text:s/>to<text:s/>secure<text:s/>land<text:s/>tenure<text:s/>in<text:s/></text:span><text:span text:style-name="T101_2">Ethiopia’s<text:s/></text:span><text:span text:style-name="T101_3">non-rangeland<text:s/>rural<text:s/>areas,<text:s/>please<text:s/>see</text:span><text:span text:style-name="T101_4"><text:s/></text:span><text:span text:style-name="T101_5"><text:a xlink:type="simple" xlink:href="https://projects.worldbank.org/en/projects-operations/project-detail/P170384"><text:span text:style-name="T101_6">https://projects.worldbank.org/en/projects-operations/project-detail/P170384</text:span></text:a></text:span><text:span text:style-name="T101_7">.<text:s/></text:span></text:p></text:note-body></text:note></text:span><text:span text:style-name="T101_8">)<text:s/>programme</text:span><text:span text:style-name="T101_9">,<text:s/>RLAUD<text:s/>and<text:s/>regional<text:s/>offices</text:span><text:span text:style-name="T101_10">.</text:span></text:p>
          </text:list-item>
          <text:list-item>
            <text:p text:style-name="P102"><text:span text:style-name="T102_1">Ensure<text:s/>the<text:s/>smooth<text:s/>transfer<text:s/>of<text:s/></text:span><text:span text:style-name="T102_2">woredas<text:s/>with<text:s/>operati</text:span><text:span text:style-name="T102_3">onal</text:span><text:span text:style-name="T102_4"><text:s/>land<text:s/>administration<text:s/>systems<text:s/>(</text:span><text:span text:style-name="T102_5">RLAS/</text:span><text:span text:style-name="T102_6">iWoRLAIS</text:span><text:span text:style-name="T102_7">/NRLAIS</text:span><text:span text:style-name="T102_8"><text:note text:note-class="footnote"><text:note-citation/><text:note-body><text:p text:style-name="P103"><text:span text:style-name="T103_1"><text:s/></text:span><text:span text:style-name="T103_2">Rural<text:s/>Land<text:s/>Administration<text:s/>System,<text:s/></text:span><text:span text:style-name="T103_3">Interim<text:s/>Woreda<text:s/>Rural<text:s/>Land<text:s/>Administration<text:s/>Information<text:s/>System</text:span><text:span text:style-name="T103_4"><text:s/>and<text:s/></text:span><text:span text:style-name="T103_5">National<text:s/>Rural<text:s/>Land<text:s/>Administration<text:s/>Information<text:s/>System</text:span><text:span text:style-name="T103_6">,<text:s/>respectively.</text:span></text:p></text:note-body></text:note></text:span><text:span text:style-name="T103_7">)</text:span><text:span text:style-name="T103_8"><text:s/>to<text:s/>CALM</text:span><text:span text:style-name="T103_9"><text:s/>and<text:s/>that<text:s/>synergies<text:s/>with<text:s/>CALM<text:s/>are<text:s/>maintained</text:span><text:span text:style-name="T103_10">.<text:s/></text:span><text:span text:style-name="T103_11">Timing<text:s/>–<text:s/>by<text:s/></text:span><text:span text:style-name="T103_12">30</text:span><text:span text:style-name="T103_13">th</text:span><text:span text:style-name="T103_14"><text:s/>June<text:s/>2021;<text:s/>RLAUD</text:span><text:span text:style-name="T103_15">/</text:span><text:span text:style-name="T103_16"><text:s/></text:span><text:span text:style-name="T103_17">W</text:span><text:span text:style-name="T103_18">LAOs</text:span><text:span text:style-name="T103_19">/</text:span><text:span text:style-name="T103_20"><text:s/></text:span><text:span text:style-name="T103_21">ITSP.</text:span></text:p>
          </text:list-item>
        </text:list>
        <text:list text:style-name="LS90" xml:id="list12">
          <text:list-item>
            <text:p text:style-name="P104"><text:span text:style-name="T104_1">En</text:span><text:span text:style-name="T104_2">courage</text:span><text:span text:style-name="T104_3"><text:s/>p</text:span><text:span text:style-name="T104_4">olitical<text:s/>commitment</text:span><text:span text:style-name="T104_5"><text:s/></text:span><text:span text:style-name="T104_6">by</text:span><text:span text:style-name="T104_7">:</text:span><text:span text:style-name="T104_8"><text:s/></text:span><text:span text:style-name="T104_9">increas</text:span><text:span text:style-name="T104_10">ing</text:span><text:span text:style-name="T104_11"><text:s/>the<text:s/>awareness<text:s/>of<text:s/>decision</text:span><text:span text:style-name="T104_12">-</text:span><text:span text:style-name="T104_13">makers<text:s/>on<text:s/>the<text:s/>importance<text:s/>of<text:s/>RLAS</text:span><text:span text:style-name="T104_14">;<text:s/></text:span><text:span text:style-name="T104_15">incentivis</text:span><text:span text:style-name="T104_16">ing</text:span><text:span text:style-name="T104_17"><text:s/>RLAS</text:span><text:span text:style-name="T104_18"><text:s/></text:span><text:span text:style-name="T104_19">(e.g.<text:s/></text:span><text:span text:style-name="T104_20">promoting<text:s/>the<text:s/>use<text:s/>of</text:span><text:span text:style-name="T104_21"><text:s/>RLAS<text:s/>data<text:s/>to<text:s/>enhance<text:s/>tax<text:s/>collection</text:span><text:span text:style-name="T104_22">);</text:span><text:span text:style-name="T104_23"><text:s/></text:span><text:span text:style-name="T104_24">support</text:span><text:span text:style-name="T104_25">ing</text:span><text:span text:style-name="T104_26"><text:s/>CALM<text:s/>strategies<text:s/>to<text:s/>guarantee<text:s/>the<text:s/>sustainability<text:s/>of<text:s/>RLAS</text:span><text:span text:style-name="T104_27">.</text:span><text:span text:style-name="T104_28"><text:s/></text:span><text:span text:style-name="T104_29">Timing<text:s/>–</text:span><text:span text:style-name="T104_30"><text:s/></text:span><text:span text:style-name="T104_31">u</text:span><text:span text:style-name="T104_32">p<text:s/>to<text:s/>the<text:s/>end<text:s/>of<text:s/>the<text:s/>programme<text:s/>and<text:s/>during<text:s/>transition<text:s/>to</text:span><text:span text:style-name="T104_33"><text:s/>the<text:s/>subsequent<text:s/>programme,</text:span><text:span text:style-name="T104_34"><text:s/>LIFT<text:s/>UP</text:span><text:span text:style-name="T104_35">;</text:span><text:span text:style-name="T104_36"><text:s/>FCDO/</text:span><text:span text:style-name="T104_37"><text:s/></text:span><text:span text:style-name="T104_38">ITSP<text:s/>to<text:s/>engage</text:span><text:span text:style-name="T104_39"><text:s/>regularly</text:span><text:span text:style-name="T104_40"><text:s/>with<text:s/></text:span><text:span text:style-name="T104_41">Regional<text:s/>Gover</text:span><text:span text:style-name="T104_42">nments</text:span><text:span text:style-name="T104_43">/</text:span><text:span text:style-name="T104_44"><text:s/></text:span><text:span text:style-name="T104_45">Woreda</text:span><text:span text:style-name="T104_46"><text:s/>Offices<text:s/>and<text:s/></text:span><text:span text:style-name="T104_47">GoE</text:span><text:span text:style-name="T104_48">/</text:span><text:span text:style-name="T104_49"><text:s/></text:span><text:span text:style-name="T104_50">Ministry<text:s/>of<text:s/>Finance.</text:span></text:p>
          </text:list-item>
        </text:list>
        <text:p text:style-name="P105"><text:span text:style-name="T105_1">EEU</text:span></text:p>
        <text:list text:style-name="LS91" xml:id="list13">
          <text:list-item>
            <text:p text:style-name="P106"><text:span text:style-name="T106_1">Ensure<text:s/>implementation<text:s/>of<text:s/>the<text:s/>exit<text:s/>strategy<text:s/>for<text:s/>all<text:s/>interventions</text:span><text:span text:style-name="T106_2">,<text:s/>making<text:s/>sure</text:span><text:span text:style-name="T106_3"><text:s/>that<text:s/>there<text:s/>is<text:s/>clear<text:s/>ownership<text:s/>of<text:s/>activities<text:s/>by<text:s/>the<text:s/>relevant<text:s/>partners<text:s/>in<text:s/>the<text:s/>sectors<text:s/>in<text:s/>which<text:s/>the<text:s/>EEU<text:s/>is<text:s/>active</text:span><text:span text:style-name="T106_4">.</text:span><text:span text:style-name="T106_5"><text:s/></text:span><text:span text:style-name="T106_6">Timing<text:s/>–<text:s/></text:span><text:span text:style-name="T106_7">by</text:span><text:span text:style-name="T106_8"><text:s/>July<text:s/>202</text:span><text:span text:style-name="T106_9">1;<text:s/>MFI</text:span><text:span text:style-name="T106_10">s</text:span><text:span text:style-name="T106_11">/</text:span><text:span text:style-name="T106_12"><text:s/></text:span><text:span text:style-name="T106_13">Land<text:s/>Rental<text:s/>Service<text:s/>Providers<text:s/></text:span><text:span text:style-name="T106_14">(</text:span><text:span text:style-name="T106_15">LRSP</text:span><text:span text:style-name="T106_16">s)</text:span><text:span text:style-name="T106_17">/</text:span><text:span text:style-name="T106_18"><text:s/></text:span><text:span text:style-name="T106_19">Environment<text:s/>&amp;<text:s/>Conservation<text:s/>Agriculture<text:s/>(</text:span><text:span text:style-name="T106_20">ECA</text:span><text:span text:style-name="T106_21">)</text:span><text:span text:style-name="T106_22"><text:s/>partners.</text:span></text:p>
          </text:list-item>
          <text:list-item>
            <text:p text:style-name="P107"><text:span text:style-name="T107_1">Advocate<text:s/>for<text:s/>ratification<text:s/>of<text:s/>relevant<text:s/>policies<text:s/>and<text:s/>legal<text:s/>framework<text:s/>to<text:s/>support<text:s/>existing<text:s/>interventions<text:s/>and<text:s/>ensure<text:s/>their<text:s/>sustainability</text:span><text:span text:style-name="T107_2">.<text:s/></text:span><text:span text:style-name="T107_3">Timing<text:s/>–<text:s/>by<text:s/>July<text:s/>2021;<text:s/>ITSP/</text:span><text:span text:style-name="T107_4"><text:s/></text:span><text:span text:style-name="T107_5">MFI<text:s/>partners.</text:span></text:p>
          </text:list-item>
          <text:list-item>
            <text:p text:style-name="P108"><text:span text:style-name="T108_1">Onboard<text:s/>the<text:s/>relevant<text:s/>actors<text:s/>that<text:s/>will<text:s/>take<text:s/>over<text:s/>the<text:s/>facilitation<text:s/>and<text:s/>coordination<text:s/>functions<text:s/>of<text:s/>the<text:s/>market<text:s/>systems</text:span><text:span text:style-name="T108_2"><text:s/>interventions</text:span><text:span text:style-name="T108_3"><text:s/>which<text:s/>LIFT<text:s/>has<text:s/>undertaken<text:s/>so<text:s/>far.</text:span><text:span text:style-name="T108_4"><text:s/></text:span><text:span text:style-name="T108_5">Timing<text:s/>–<text:s/>by<text:s/>July<text:s/>2021;<text:s/>ITSP.</text:span></text:p>
          </text:list-item>
        </text:list>
        <text:p text:style-name="P109"><text:span text:style-name="T109_1">Policy</text:span></text:p>
        <text:list text:style-name="LS95" xml:id="list16">
          <text:list-item>
            <text:p text:style-name="P110"><text:span text:style-name="T110_1">Promote<text:s/>LIFT’s<text:s/>Knowledge<text:s/>Hub<text:s/>to<text:s/>wider<text:s/>audiences<text:s/>to<text:s/>ensure<text:s/>that<text:s/>the<text:s/>research<text:s/>and<text:s/>knowledge<text:s/>that<text:s/>LIFT<text:s/>has<text:s/></text:span><text:span text:style-name="T110_2">produced<text:s/></text:span><text:span text:style-name="T110_3">is<text:s/>disseminated<text:s/>to<text:s/>as<text:s/>many<text:s/>stakeholders<text:s/>as<text:s/>possible</text:span><text:span text:style-name="T110_4">.</text:span><text:span text:style-name="T110_5"><text:s/></text:span><text:span text:style-name="T110_6">Timing<text:s/>–<text:s/>January/February<text:s/>2021;<text:s/>ITSP.</text:span></text:p>
          </text:list-item>
          <text:list-item>
            <text:p text:style-name="P111"><text:span text:style-name="T111_1">Ensure<text:s/></text:span><text:span text:style-name="T111_2">SLLC/RLAS</text:span><text:span text:style-name="T111_3"><text:s/></text:span><text:span text:style-name="T111_4">sustainability<text:s/></text:span><text:span text:style-name="T111_5">at<text:s/>the<text:s/>policy<text:s/>level<text:s/></text:span><text:span text:style-name="T111_6">an</text:span><text:span text:style-name="T111_7">d<text:s/></text:span><text:span text:style-name="T111_8">GoE</text:span><text:span text:style-name="T111_9"><text:s/>financing<text:s/>of<text:s/>operations<text:s/>post<text:s/>project</text:span><text:span text:style-name="T111_10">.</text:span><text:span text:style-name="T111_11"><text:s/>Timing<text:s/>–<text:s/>up<text:s/>to<text:s/>July<text:s/>2021;<text:s/></text:span><text:span text:style-name="T111_12">ITSP.</text:span></text:p>
          </text:list-item>
        </text:list>
        <text:p text:style-name="P112"/>
        <text:p text:style-name="P113"><text:span text:style-name="T113_1">LIFT<text:s/>UP</text:span></text:p>
        <text:list text:style-name="LS95" xml:id="list18">
          <text:list-item>
            <text:p text:style-name="P114"><text:span text:style-name="T114_1">Ensure<text:s/>LIFT’s<text:s/>sustainability<text:s/>and<text:s/>u</text:span><text:span text:style-name="T114_2">se<text:s/></text:span><text:span text:style-name="T114_3">its</text:span><text:span text:style-name="T114_4"><text:s/></text:span><text:span text:style-name="T114_5">data,<text:s/></text:span><text:span text:style-name="T114_6">lessons<text:s/>learned<text:s/>and<text:s/>recommendations</text:span><text:span text:style-name="T114_7"><text:s/>to<text:s/>inform<text:s/>LIFT<text:s/>UP’s<text:s/>inception<text:s/>phase</text:span><text:span text:style-name="T114_8">,<text:s/>particularly<text:s/></text:span><text:span text:style-name="T114_9">vis-à-vis</text:span><text:span text:style-name="T114_10"><text:s/>the<text:s/>transfer<text:s/>to<text:s/>CALM</text:span><text:span text:style-name="T114_11">.<text:s/></text:span><text:span text:style-name="T114_12">Timing<text:s/>–<text:s/>ongoing;<text:s/>FCDO.</text:span></text:p>
          </text:list-item>
          <text:list-item>
            <text:p text:style-name="P115"><text:span text:style-name="T115_1">Ensure<text:s/>that<text:s/>ambitious<text:s/></text:span><text:span text:style-name="T115_2">outcome<text:s/>and<text:s/>output<text:s/></text:span><text:span text:style-name="T115_3">targets<text:s/>are<text:s/>set</text:span><text:span text:style-name="T115_4"><text:s/>early<text:s/>on</text:span><text:span text:style-name="T115_5">.</text:span><text:span text:style-name="T115_6"><text:s/></text:span><text:span text:style-name="T115_7">Timing<text:s/>–<text:s/>LIFT<text:s/>UP’s<text:s/>inception<text:s/>phase</text:span><text:span text:style-name="T115_8">;<text:s/>FCDO.</text:span></text:p>
          </text:list-item>
        </text:list>
        <text:p text:style-name="P116"><text:span text:style-name="T116_1">E</text:span><text:span text:style-name="T116_2">nsure<text:s/>a<text:s/>long<text:s/>lead<text:s/>time<text:s/>for<text:s/>the<text:s/></text:span><text:span text:style-name="T116_3">potential<text:s/></text:span><text:span text:style-name="T116_4">procurement<text:s/>of<text:s/>aerial<text:s/>photography<text:s/>(minimum<text:s/>12<text:s/>months)</text:span><text:span text:style-name="T116_5">.<text:s/></text:span><text:span text:style-name="T116_6">Timing<text:s/></text:span><text:span text:style-name="T116_7">–</text:span><text:span text:style-name="T116_8"><text:s/></text:span><text:span text:style-name="T116_9">LIFT<text:s/>UP’s<text:s/>inception<text:s/>phase</text:span><text:span text:style-name="T116_10">;<text:s/>FCDO/</text:span><text:span text:style-name="T116_11"><text:s/></text:span><text:span text:style-name="T116_12">ITSP.</text:span></text:p>
        <text:h text:style-name="P117" text:outline-level="2"><text:span text:style-name="T117_1">B</text:span><text:span text:style-name="T117_2">:<text:s/></text:span><text:span text:style-name="T117_3">THEORY<text:s/>OF<text:s/>CHANGE<text:s/>AND<text:s/>PROGRESS<text:s/>TOWARDS<text:s/>OUTCOMES</text:span></text:h>
        <text:p text:style-name="P118"/>
        <text:p text:style-name="P119"><text:span text:style-name="T119_1">Summarise<text:s/>the<text:s/>programme’s<text:s/>theory<text:s/>of<text:s/>change,<text:s/>including<text:s/>any<text:s/>changes<text:s/>to<text:s/>outcome<text:s/>and<text:s/>impact<text:s/>indicators<text:s/>from<text:s/>the<text:s/>original<text:s/>business<text:s/>case</text:span></text:p>
        <text:p text:style-name="P120"><text:span text:style-name="T120_1">No<text:s/>changes<text:s/>were<text:s/>made<text:s/>to<text:s/>the<text:s/>programme’s<text:s/></text:span><text:span text:style-name="T120_2">ToC</text:span><text:span text:style-name="T120_3">.<text:s/>The<text:s/>core<text:s/>logic<text:s/>underpinning<text:s/></text:span><text:span text:style-name="T120_4">the<text:s/></text:span><text:span text:style-name="T120_5">ToC</text:span><text:span text:style-name="T120_6"><text:s/>of<text:s/>most<text:s/>land<text:s/>programmes<text:s/>is<text:s/>well-established:<text:s/>namely,<text:s/>that<text:s/>if<text:s/>landholders<text:s/>feel<text:s/>secure<text:s/>in<text:s/>their<text:s/>tenure<text:s/>of<text:s/>their<text:s/>land<text:s/>and<text:s/>are<text:s/>not<text:s/>concerned<text:s/>that<text:s/>someone<text:s/>may<text:s/>take<text:s/>their<text:s/>land<text:s/>away<text:s/>from<text:s/>them,<text:s/>then<text:s/>they<text:s/>are<text:s/>more<text:s/>likely<text:s/>to<text:s/>invest<text:s/>in<text:s/>and<text:s/>improve<text:s/>their<text:s/>land<text:s/>and</text:span><text:span text:style-name="T120_7">,<text:s/>coupled<text:s/>with<text:s/>complementary<text:s/></text:span><text:span text:style-name="T120_8">market<text:s/></text:span><text:span text:style-name="T120_9">interventions,</text:span><text:span text:style-name="T120_10"><text:s/>incomes<text:s/>will<text:s/>rise<text:s/>as<text:s/>a<text:s/>result.<text:s/>To<text:s/>ensure<text:s/>that<text:s/>security<text:s/>of<text:s/>tenure<text:s/>is<text:s/>sustainable,<text:s/>rather<text:s/>than<text:s/>being<text:s/>a<text:s/>one-off<text:s/>resulting<text:s/>from<text:s/>the<text:s/>registration<text:s/>and<text:s/>certification<text:s/>of<text:s/>land,<text:s/>a<text:s/>land<text:s/>administration<text:s/>system<text:s/>is<text:s/>introduced<text:s/>to<text:s/>record<text:s/>any<text:s/>changes<text:s/>to<text:s/>tenure<text:s/>and<text:s/>to<text:s/>ultimately<text:s/>ensure<text:s/>that<text:s/>the<text:s/>land<text:s/>certification<text:s/>is<text:s/>kept<text:s/>up<text:s/>to<text:s/>date.<text:s/>In<text:s/>the<text:s/>case<text:s/>of<text:s/>LIFT,<text:s/>this<text:s/>is<text:s/>RLAS.</text:span></text:p>
        <text:p text:style-name="P121"><text:span text:style-name="T121_1">What<text:s/>makes<text:s/>LIFT<text:s/>unique<text:s/>and<text:s/>innovative<text:s/>is<text:s/>firstly<text:s/>the<text:s/>scale<text:s/>and<text:s/>speed<text:s/>at<text:s/>which<text:s/>the<text:s/>programme<text:s/>is<text:s/>working,<text:s/>and<text:s/>secondly<text:s/>the<text:s/>fact<text:s/>that<text:s/>it<text:s/>has<text:s/>a<text:s/></text:span><text:span text:style-name="T121_2">Market<text:s/>Systems<text:s/>Development</text:span><text:span text:style-name="T121_3"><text:s/>(M</text:span><text:span text:style-name="T121_4">SD</text:span><text:span text:style-name="T121_5">)<text:s/>component,<text:s/>in<text:s/>the<text:s/>shape<text:s/>of<text:s/>its<text:s/>EEU.<text:s/>The<text:s/>purpose<text:s/>of<text:s/>the<text:s/>EEU<text:s/>is<text:s/>to<text:s/></text:span><text:span text:style-name="T121_6">address<text:s/>a<text:s/>critical<text:s/>missing<text:s/>link<text:s/>between<text:s/>interventions<text:s/>to<text:s/>increase<text:s/></text:span><text:span text:style-name="T121_7">tenure<text:s/>security<text:s/></text:span><text:span text:style-name="T121_8">(SLLC<text:s/>and<text:s/>RLAS)<text:s/>and<text:s/>increased<text:s/>investment<text:s/>in<text:s/>land,<text:s/>leading<text:s/>to<text:s/>higher<text:s/></text:span><text:span text:style-name="T121_9">incomes</text:span><text:span text:style-name="T121_10">.<text:s/>Its<text:s/>aim<text:s/>is<text:s/>to<text:s/></text:span><text:span text:style-name="T121_11">address<text:s/>any<text:s/>market<text:s/>constraints<text:s/>that<text:s/>might<text:s/>prevent<text:s/>landholders<text:s/>from<text:s/>investing<text:s/>in<text:s/>their<text:s/>land,<text:s/>whether<text:s/>due<text:s/>to<text:s/>a<text:s/>lack<text:s/>of<text:s/>capital<text:s/>(addressed<text:s/>through<text:s/>the<text:s/>EEU’s<text:s/>Access<text:s/>to<text:s/>Finance<text:s/>interventions),<text:s/></text:span><text:span text:style-name="T121_12">land<text:s/>rental<text:s/>disputes<text:s/>and<text:s/></text:span><text:span text:style-name="T121_13">concerns<text:s/>over<text:s/>the<text:s/></text:span><text:span text:style-name="T121_14">ben</text:span><text:span text:style-name="T121_15">e</text:span><text:span text:style-name="T121_16">fits<text:s/>of<text:s/></text:span><text:span text:style-name="T121_17">formally<text:s/>registering<text:s/></text:span><text:span text:style-name="T121_18">land<text:s/>rental<text:s/></text:span><text:span text:style-name="T121_19">transactions<text:s/></text:span><text:span text:style-name="T121_20">(the<text:s/></text:span><text:span text:style-name="T121_21">L</text:span><text:span text:style-name="T121_22">and<text:s/></text:span><text:span text:style-name="T121_23">R</text:span><text:span text:style-name="T121_24">ental<text:s/>interventions),<text:s/>or<text:s/>a<text:s/>lack<text:s/>of<text:s/>access<text:s/>to<text:s/>agricultural<text:s/>inputs<text:s/>and<text:s/>how<text:s/>to<text:s/>use<text:s/>them<text:s/>appropriately<text:s/>(the<text:s/>Environment<text:s/>&amp;<text:s/>Conservation<text:s/>Agriculture<text:s/>interventions).<text:s/>This<text:s/>strategy,<text:s/>of<text:s/>using<text:s/>a<text:s/>market<text:s/>systems-based<text:s/>approach<text:s/>to<text:s/>magnify<text:s/>and<text:s/>accelerate<text:s/>the<text:s/>impacts<text:s/>of<text:s/>land<text:s/>certification,<text:s/>has<text:s/>not<text:s/>been<text:s/>tried<text:s/>anywhere<text:s/>else<text:s/>in<text:s/>the<text:s/>world.<text:s/>This<text:s/>basic<text:s/>logic<text:s/>and<text:s/>how<text:s/>SLLC,<text:s/>RLAS<text:s/>and<text:s/>the<text:s/>EEU<text:s/>interrelate<text:s/>is<text:s/>spelled<text:s/>out<text:s/>in<text:s/>LIFT’s<text:s/>revised<text:s/></text:span><text:span text:style-name="T121_25">ToC</text:span><text:span text:style-name="T121_26">.<text:s/>The<text:s/>way<text:s/>in<text:s/>which<text:s/>RLAS<text:s/>underpins<text:s/>and<text:s/>ensures<text:s/>the<text:s/>sustainability<text:s/>of<text:s/>both<text:s/>SLLC<text:s/>and<text:s/>the<text:s/>EEU<text:s/>by<text:s/>guaranteeing<text:s/>ongoing<text:s/>security<text:s/>of<text:s/>tenure<text:s/>is<text:s/>made<text:s/>more<text:s/>explicit<text:s/>in<text:s/>the<text:s/>revised<text:s/></text:span><text:span text:style-name="T121_27">ToC</text:span><text:span text:style-name="T121_28"><text:s/>diagram.<text:s/>The<text:s/>way<text:s/>in<text:s/>which<text:s/>the<text:s/>three<text:s/>main<text:s/>clusters<text:s/>of<text:s/>EEU<text:s/>interventions<text:s/>can<text:s/>interact<text:s/>with<text:s/>one<text:s/>another<text:s/>(e.g.<text:s/>a<text:s/>farmer<text:s/>might<text:s/>use<text:s/>an<text:s/>SLLC-linked<text:s/>loan<text:s/>or<text:s/>rent<text:s/>from<text:s/>a<text:s/>parcel<text:s/>of<text:s/>land<text:s/>to<text:s/>purchase<text:s/>improved<text:s/>agricultural<text:s/>inputs)<text:s/>is<text:s/>also<text:s/>highlighted.</text:span></text:p>
        <text:p text:style-name="P122"><text:span text:style-name="T122_1">Evidence<text:s/>to<text:s/>test<text:s/>these<text:s/></text:span><text:span text:style-name="T122_2">programme’s<text:s/>key</text:span><text:span text:style-name="T122_3"><text:s/></text:span><text:span text:style-name="T122_4">ToC</text:span><text:span text:style-name="T122_5"><text:s/></text:span><text:span text:style-name="T122_6">assumptions</text:span><text:span text:style-name="T122_7"><text:s/>outlined<text:s/>above</text:span><text:span text:style-name="T122_8"><text:s/>has<text:s/>been<text:s/>provided<text:s/>through<text:s/>several<text:s/>recent<text:s/>large-scale<text:s/>household<text:s/>surveys.<text:s/></text:span><text:span text:style-name="T122_9">The<text:s/>EEU<text:s/>impact<text:s/>surveys<text:s/>(2019<text:s/>and<text:s/>2020)</text:span><text:span text:style-name="T122_10"><text:s/></text:span><text:span text:style-name="T122_11">confirmed<text:s/></text:span><text:span text:style-name="T122_12">the<text:s/>assumptions<text:s/>relating<text:s/>to<text:s/>the<text:s/></text:span><text:span text:style-name="T122_13">economic<text:s/></text:span><text:span text:style-name="T122_14">benefits<text:s/>of<text:s/>land<text:s/>rental<text:s/>formalisation<text:s/>and<text:s/>the<text:s/>SLLC-linked<text:s/>loan,<text:s/>including<text:s/>how<text:s/></text:span><text:span text:style-name="T122_15">these<text:s/>incentivise<text:s/>increased<text:s/></text:span><text:span text:style-name="T122_16">investment<text:s/></text:span><text:span text:style-name="T122_17">and<text:s/></text:span><text:span text:style-name="T122_18">lead</text:span><text:span text:style-name="T122_19"><text:s/>to<text:s/>increased<text:s/>incomes<text:s/>for<text:s/>farmers.</text:span><text:span text:style-name="T122_20"><text:s/>It<text:s/>was<text:s/>also<text:s/>found<text:s/>that<text:s/>the<text:s/>EEU’s<text:s/>rental<text:s/>formalisation<text:s/>intervention<text:s/>in<text:s/>particular<text:s/>led<text:s/>to<text:s/>an<text:s/>expansion<text:s/>of<text:s/>the<text:s/>rental<text:s/>market,<text:s/></text:span><text:span text:style-name="T122_21">including</text:span><text:span text:style-name="T122_22"><text:s/>through</text:span><text:span text:style-name="T122_23"><text:s/></text:span><text:span text:style-name="T122_24">drawing<text:s/>in<text:s/>new<text:s/>landlords<text:s/>and<text:s/>tenants</text:span><text:span text:style-name="T122_25"><text:s/>but<text:s/>also<text:s/>expanding<text:s/>rented<text:s/>land<text:s/>area,<text:s/>contract<text:s/></text:span><text:span text:style-name="T122_26">duration</text:span><text:span text:style-name="T122_27">,<text:s/>investment<text:s/>on<text:s/>the<text:s/>rented<text:s/>land,<text:s/>and<text:s/>diversification<text:s/>of<text:s/>inputs<text:s/>and<text:s/>crops.</text:span><text:span text:style-name="T122_28"><text:s/></text:span><text:span text:style-name="T122_29">The<text:s/></text:span><text:span text:style-name="T122_30">SLLC<text:s/>outcome<text:s/>survey</text:span><text:span text:style-name="T122_31"><text:s/>(2019)</text:span><text:span text:style-name="T122_32"><text:s/>focussed<text:s/>on<text:s/>how<text:s/>LIFT<text:s/>implemented<text:s/>the<text:s/>SLLC<text:s/>process<text:s/>and<text:s/>how<text:s/></text:span><text:span text:style-name="T122_33">SLLC<text:s/>is<text:s/>contributing<text:s/>to<text:s/>perceptions<text:s/></text:span><text:span text:style-name="T122_34">of<text:s/>tenure<text:s/>security</text:span><text:span text:style-name="T122_35">,<text:s/>reduced<text:s/></text:span><text:span text:style-name="T122_36">disputes,</text:span><text:span text:style-name="T122_37"><text:s/></text:span><text:span text:style-name="T122_38">and<text:s/></text:span><text:span text:style-name="T122_39">empower</text:span><text:span text:style-name="T122_40">ed<text:s/>women,</text:span><text:span text:style-name="T122_41"><text:s/>especially<text:s/>married<text:s/>women</text:span><text:span text:style-name="T122_42">.<text:s/>It<text:s/>was<text:s/>also<text:s/>found<text:s/>that<text:s/>SLLC<text:s/>has<text:s/>played<text:s/>a<text:s/>role<text:s/>in<text:s/>making<text:s/>investment<text:s/>decisions<text:s/>in<text:s/>beneficiary<text:s/>household</text:span><text:span text:style-name="T122_43">s</text:span><text:span text:style-name="T122_44">,<text:s/>confirming<text:s/>one<text:s/>of<text:s/>the<text:s/>programme’s<text:s/>key<text:s/></text:span><text:span text:style-name="T122_45">ToC</text:span><text:span text:style-name="T122_46"><text:s/></text:span><text:span text:style-name="T122_47">assumptions</text:span><text:span text:style-name="T122_48">.<text:s/>Lastly,<text:s/>the<text:s/>programme<text:s/>has<text:s/>conducted<text:s/>additional<text:s/>analysis<text:s/>of<text:s/>the<text:s/></text:span><text:span text:style-name="T122_49">2019<text:s/>RLAS<text:s/>transaction<text:s/>survey</text:span><text:span text:style-name="T122_50"><text:s/>and<text:s/>found<text:s/>evidence<text:s/>to<text:s/>support<text:s/>the<text:s/>claim<text:s/>that<text:s/>EEU<text:s/>innovations<text:s/>incentivise<text:s/>the<text:s/>formal<text:s/>registration<text:s/>of<text:s/>land<text:s/>transactions.<text:s/>Findings<text:s/>were<text:s/>summarised<text:s/>in<text:s/>a<text:s/>paper<text:s/>that<text:s/>was<text:s/>submitted<text:s/>for<text:s/>the<text:s/>2020<text:s/>World<text:s/>Bank<text:s/>Land<text:s/></text:span><text:span text:style-name="T122_51">C</text:span><text:span text:style-name="T122_52">onference<text:s/></text:span><text:span text:style-name="T122_53">(</text:span><text:span text:style-name="T122_54">see<text:s/>below).</text:span><text:span text:style-name="T122_55"><text:s/></text:span></text:p>
        <text:p text:style-name="P123"><text:span text:style-name="T123_1">Describe<text:s/>where<text:s/>the<text:s/>programme<text:s/>is<text:s/>on/off<text:s/>track<text:s/>to<text:s/>contribute<text:s/>to<text:s/>the<text:s/>expected<text:s/>outcomes<text:s/>and<text:s/>impact.<text:s/>What<text:s/>action<text:s/>is<text:s/>planned<text:s/>in<text:s/>the<text:s/>year<text:s/>ahead?</text:span></text:p>
        <text:p text:style-name="P124"><text:span text:style-name="T124_1">LIFT<text:s/>has<text:s/>undertaken<text:s/>quantitative<text:s/>and<text:s/>qualitative<text:s/>research<text:s/>over<text:s/>the<text:s/>yea</text:span><text:span text:style-name="T124_2">r,</text:span><text:span text:style-name="T124_3"><text:s/>provid</text:span><text:span text:style-name="T124_4">ing</text:span><text:span text:style-name="T124_5"><text:s/>evidence<text:s/>that<text:s/>the<text:s/>programme<text:s/>is<text:s/>on<text:s/>track<text:s/>to<text:s/>achieve<text:s/>its<text:s/>intended<text:s/>outcomes.</text:span><text:span text:style-name="T124_6"><text:s/></text:span><text:span text:style-name="T124_7">Whilst<text:s/></text:span><text:span text:style-name="T124_8">evidence<text:s/>on<text:s/></text:span><text:span text:style-name="T124_9">informal<text:s/>registration</text:span><text:span text:style-name="T124_10">s</text:span><text:span text:style-name="T124_11"><text:s/>and<text:s/></text:span><text:span text:style-name="T124_12">overall<text:s/></text:span><text:span text:style-name="T124_13">sustainability<text:s/>of<text:s/>the<text:s/>programme</text:span><text:span text:style-name="T124_14"><text:s/>will<text:s/>not<text:s/>be<text:s/></text:span><text:span text:style-name="T124_15">provided</text:span><text:span text:style-name="T124_16"><text:s/>un</text:span><text:span text:style-name="T124_17">til</text:span><text:span text:style-name="T124_18"><text:s/>the<text:s/>RLAS<text:s/></text:span><text:span text:style-name="T124_19">Transaction<text:s/>S</text:span><text:span text:style-name="T124_20">urvey<text:s/>i</text:span><text:span text:style-name="T124_21">s</text:span><text:span text:style-name="T124_22"><text:s/>completed<text:s/>in<text:s/>2021,</text:span><text:span text:style-name="T124_23"><text:s/>LIFT<text:s/>collaborated<text:s/>closely<text:s/>with<text:s/>the</text:span><text:span text:style-name="T124_24"><text:s/></text:span><text:span text:style-name="T124_25">External<text:s/>Evaluation<text:s/>Technical<text:s/>Service<text:s/>Provider</text:span><text:span text:style-name="T124_26"><text:s/></text:span><text:span text:style-name="T124_27">(</text:span><text:span text:style-name="T124_28">EETSP</text:span><text:span text:style-name="T124_29">)</text:span><text:span text:style-name="T124_30"><text:s/>and<text:s/>FCDO<text:s/>in<text:s/>agreeing<text:s/>the<text:s/>approach<text:s/>and<text:s/>methodology<text:s/>for<text:s/>each<text:s/>survey<text:s/>listed<text:s/>below:</text:span></text:p>
        <text:list text:style-name="LS20" xml:id="list20">
          <text:list-item>
            <text:p text:style-name="P125"><text:span text:style-name="T125_1">2019<text:s/>SLLC<text:s/>Outcome<text:s/></text:span><text:span text:style-name="T125_2">S</text:span><text:span text:style-name="T125_3">urvey<text:s/></text:span><text:span text:style-name="T125_4">was<text:s/>conducted<text:s/>in<text:s/>November<text:s/>2019<text:s/>to<text:s/>provide<text:s/>evidence<text:s/>on<text:s/>LIFT’s<text:s/></text:span><text:span text:style-name="T125_5">ToC</text:span><text:span text:style-name="T125_6"><text:s/>assumption<text:s/>of<text:s/>SLLC<text:s/>resulting<text:s/>in<text:s/>increased<text:s/>tenure<text:s/>security,<text:s/>decreased<text:s/>disputes,<text:s/>and<text:s/>increased<text:s/>investment.<text:s/>Evidence<text:s/>from<text:s/>this<text:s/>survey<text:s/>also<text:s/>confirm</text:span><text:span text:style-name="T125_7">s</text:span><text:span text:style-name="T125_8"><text:s/>certificate<text:s/>collection<text:s/>rates<text:s/>(Outcome<text:s/>3)<text:s/>and<text:s/>some<text:s/>evidence<text:s/>on<text:s/>productivity<text:s/>increases<text:s/>could<text:s/>also<text:s/>be<text:s/>derived,<text:s/>which<text:s/>is<text:s/>discussed<text:s/>further<text:s/>under<text:s/>impact<text:s/>below.</text:span></text:p>
          </text:list-item>
          <text:list-item>
            <text:p text:style-name="P126"><text:span text:style-name="T126_1">2020<text:s/>EEU<text:s/>Impact<text:s/>Survey<text:s/></text:span><text:span text:style-name="T126_2">(Outcome<text:s/>2B)</text:span><text:span text:style-name="T126_3"><text:s/>was<text:s/>conducted<text:s/>in<text:s/>February/March<text:s/>2020<text:s/>to<text:s/>provide<text:s/>evidence<text:s/>on<text:s/>whether<text:s/>the<text:s/>EEU’s<text:s/>A</text:span><text:span text:style-name="T126_4">ccess<text:s/>to<text:s/>Finance<text:s/>and<text:s/></text:span><text:span text:style-name="T126_5">L</text:span><text:span text:style-name="T126_6">and<text:s/></text:span><text:span text:style-name="T126_7">R</text:span><text:span text:style-name="T126_8">ental</text:span><text:span text:style-name="T126_9"><text:s/>interventions<text:s/>have<text:s/>led<text:s/>to<text:s/>increased<text:s/>investment,<text:s/>productivity,<text:s/>and<text:s/>incomes<text:s/>(two<text:s/>to<text:s/>three<text:s/>years<text:s/>after<text:s/>these<text:s/>were<text:s/>first<text:s/>accessed).<text:s/>This<text:s/>survey<text:s/>followed-up<text:s/>on<text:s/>the<text:s/>same<text:s/>respondents<text:s/>as<text:s/>the<text:s/>2019<text:s/>survey,<text:s/>allowing<text:s/>for<text:s/>robust<text:s/>analysis<text:s/>of<text:s/>investment,<text:s/>productivity,<text:s/>and<text:s/>income<text:s/>effects</text:span><text:span text:style-name="T126_10"><text:s/>using<text:s/>a<text:s/>matching<text:s/>panel<text:s/>data<text:s/>set.</text:span></text:p>
          </text:list-item>
          <text:list-item>
            <text:p text:style-name="P127"><text:span text:style-name="T127_1">In<text:s/>addition<text:s/>to<text:s/></text:span><text:span text:style-name="T127_2">the</text:span><text:span text:style-name="T127_3"><text:s/>two<text:s/>surveys</text:span><text:span text:style-name="T127_4"><text:s/>above</text:span><text:span text:style-name="T127_5">,<text:s/>LIFT<text:s/>also<text:s/>conducted<text:s/>two<text:s/>desk-based<text:s/>research<text:s/>pieces<text:s/>that<text:s/>contributed<text:s/>to<text:s/>providing<text:s/>evidence<text:s/>relating<text:s/>to<text:s/>LIFT’s<text:s/></text:span><text:span text:style-name="T127_6">T</text:span><text:span text:style-name="T127_7">oC</text:span><text:span text:style-name="T127_8">:</text:span><text:span text:style-name="T127_9"><text:s/>a<text:s/></text:span><text:span text:style-name="T127_10">p</text:span><text:span text:style-name="T127_11">aper<text:s/>for<text:s/>the<text:s/>World<text:s/>Bank<text:s/></text:span><text:span text:style-name="T127_12">L</text:span><text:span text:style-name="T127_13">and<text:s/></text:span><text:span text:style-name="T127_14">C</text:span><text:span text:style-name="T127_15">onference<text:s/>on<text:s/></text:span><text:span text:style-name="T127_16">“The<text:s/>catalytic<text:s/>impact<text:s/>of<text:s/>market<text:s/>systems<text:s/>innovations<text:s/>in<text:s/>land<text:s/>certification<text:s/>programmes</text:span><text:span text:style-name="T127_17"><text:note text:note-class="footnote"><text:note-citation/><text:note-body><text:p text:style-name="P128"><text:span text:style-name="T128_1"><text:s/></text:span><text:span text:style-name="T128_2">Paper<text:s/>available<text:s/></text:span><text:span text:style-name="T128_3">online<text:s/></text:span><text:span text:style-name="T128_4">(</text:span><text:span text:style-name="T128_5"><text:a xlink:type="simple" xlink:href="https://www.conftool.com/landandpoverty2020/index.php?page=browseSessions&amp;form_session=582#paperID705"><text:span text:style-name="T128_6">https://www.conftool.com/landandpoverty2020/index.php?page=browseSessions&amp;form_session=582#paperID705</text:span></text:a></text:span><text:span text:style-name="T128_7">).</text:span></text:p></text:note-body></text:note></text:span><text:span text:style-name="T128_8">”</text:span><text:span text:style-name="T128_9">,<text:s/>focussing<text:s/></text:span><text:span text:style-name="T128_10">on<text:s/>how<text:s/>LIFT’s<text:s/>EEU<text:s/>component<text:s/>contributes<text:s/>to<text:s/>a<text:s/>more<text:s/>sustainable<text:s/>rural<text:s/>land<text:s/>administration<text:s/>system<text:s/>by<text:s/>setting<text:s/>incentives<text:s/>for<text:s/>households<text:s/>to<text:s/>formally<text:s/>register<text:s/>land<text:s/>transactions</text:span><text:span text:style-name="T128_11">;<text:s/>and<text:s/>a<text:s/></text:span><text:span text:style-name="T128_12">s</text:span><text:span text:style-name="T128_13">tudy<text:s/>on<text:s/>subsequent<text:s/>transactions<text:s/>to<text:s/>identify<text:s/>whether<text:s/>the<text:s/>rights<text:s/>of<text:s/>women<text:s/>are<text:s/>maintained<text:s/>over<text:s/>time</text:span><text:span text:style-name="T128_14"><text:s/>(Outcome<text:s/>1B).<text:s/></text:span></text:p>
          </text:list-item>
        </text:list>
        <text:p text:style-name="P129"/>
        <text:p text:style-name="P130"><text:span text:style-name="T130_1">The<text:s/>above<text:s/>surveys<text:s/>and<text:s/>studies<text:s/>provided<text:s/></text:span><text:span text:style-name="T130_2">further</text:span><text:span text:style-name="T130_3"><text:s/>evidence<text:s/>to<text:s/>show<text:s/>how<text:s/>LIFT’s<text:s/>outputs<text:s/>have<text:s/>led<text:s/>to<text:s/>the<text:s/>anticipated<text:s/>outcomes<text:s/>and,<text:s/>in<text:s/>the<text:s/>case<text:s/>of<text:s/>EEU,<text:s/>contributed<text:s/>to<text:s/>anticipated<text:s/>impact-level<text:s/>results.<text:s/></text:span><text:span text:style-name="T130_4">S</text:span><text:span text:style-name="T130_5">ome<text:s/>of<text:s/>the<text:s/>results<text:s/>under<text:s/>the<text:s/>outcome<text:s/>headings<text:s/>below<text:s/>confirm<text:s/>key</text:span><text:span text:style-name="T130_6"><text:s/></text:span><text:span text:style-name="T130_7">ToC</text:span><text:span text:style-name="T130_8"><text:s/>linkages</text:span><text:span text:style-name="T130_9">.</text:span></text:p>
        <text:p text:style-name="P131"><text:span text:style-name="T131_1">There<text:s/>are<text:s/>two<text:s/>more<text:s/>surveys<text:s/>planned<text:s/>to<text:s/>provide<text:s/>evidence<text:s/>on<text:s/>LIFT’s<text:s/></text:span><text:span text:style-name="T131_2">ToC</text:span><text:span text:style-name="T131_3"><text:s/></text:span><text:span text:style-name="T131_4">and<text:s/>will<text:s/>feed<text:s/>into<text:s/>the<text:s/>programme’s<text:s/>project<text:s/>completion<text:s/>review<text:s/>in<text:s/>June<text:s/>2021.<text:s/>Another<text:s/></text:span><text:span text:style-name="T131_5">RLAS<text:s/>Transaction<text:s/>Survey</text:span><text:span text:style-name="T131_6"><text:s/>is<text:s/>planned<text:s/>to<text:s/>take<text:s/>place<text:s/></text:span><text:span text:style-name="T131_7">during<text:s/></text:span><text:span text:style-name="T131_8">Q1</text:span><text:span text:style-name="T131_9">/Q2</text:span><text:span text:style-name="T131_10"><text:s/>2021<text:s/>to<text:s/>provide<text:s/>quantitative<text:s/>evidence<text:s/>on<text:s/>the<text:s/>percentage<text:s/>of<text:s/>subsequent<text:s/>land<text:s/>transactions<text:s/>that<text:s/>are<text:s/>formally<text:s/>registered,<text:s/>considering<text:s/>social<text:s/>and<text:s/>economic<text:s/>factors,<text:s/>and<text:s/>proximity<text:s/>to<text:s/>WLAOs.<text:s/>This<text:s/>survey<text:s/>will<text:s/>follow-up<text:s/>on<text:s/>the<text:s/>June<text:s/>2019<text:s/>RLAS<text:s/>transaction<text:s/>survey<text:s/>and<text:s/>will<text:s/>be<text:s/>used<text:s/>to<text:s/>report<text:s/>on<text:s/>Outcome<text:s/>Indicator<text:s/>1A.</text:span></text:p>
        <text:p text:style-name="P132"/>
        <text:p text:style-name="P133"><text:span text:style-name="T133_1">Outcomes</text:span><text:span text:style-name="T133_2">.</text:span><text:span text:style-name="T133_3"><text:s/></text:span><text:span text:style-name="T133_4">LIFT<text:s/>exceeded<text:s/>all<text:s/>outcome<text:s/>targets</text:span><text:span text:style-name="T133_5">,<text:s/>as<text:s/>shown<text:s/>in<text:s/>the<text:s/>table<text:s/>below.<text:s/></text:span><text:span text:style-name="T133_6">With<text:s/>reference<text:s/>to<text:s/>Outcome</text:span><text:span text:style-name="T133_7"><text:s/>Indicator</text:span><text:span text:style-name="T133_8"><text:s/>1A,<text:s/></text:span><text:span text:style-name="T133_9">data<text:s/>are<text:s/>not<text:s/>available<text:s/>as<text:s/></text:span><text:span text:style-name="T133_10">the<text:s/></text:span><text:span text:style-name="T133_11">2020<text:s/></text:span><text:span text:style-name="T133_12">RLAS<text:s/>transaction<text:s/>survey<text:s/>was<text:s/></text:span><text:span text:style-name="T133_13">postponed</text:span><text:span text:style-name="T133_14"><text:s/>due<text:s/>to<text:s/>COVID-19.<text:s/>However,<text:s/>there<text:s/>is<text:s/>sufficient<text:s/></text:span><text:span text:style-name="T133_15">qualitative<text:s/>evidence<text:s/></text:span><text:span text:style-name="T133_16">that<text:s/>LIFT’s<text:s/>interventions<text:s/>are<text:s/>contributing<text:s/>to<text:s/>an<text:s/>increase<text:s/>in<text:s/>formal<text:s/>registration<text:s/>rates</text:span><text:span text:style-name="T133_17">.</text:span></text:p>
        <table:table table:style-name="Table4">
          <table:table-column table:style-name="Column14"/>
          <table:table-column table:style-name="Column15"/>
          <table:table-column table:style-name="Column16"/>
          <table:table-column table:style-name="Column17"/>
          <table:table-row table:style-name="Row9">
            <table:table-cell table:style-name="Cell35">
              <text:p text:style-name="P134"><text:span text:style-name="T134_1">No.</text:span></text:p>
            </table:table-cell>
            <table:table-cell table:style-name="Cell36">
              <text:p text:style-name="P135"><text:span text:style-name="T135_1">Outcome<text:s/>Description</text:span></text:p>
            </table:table-cell>
            <table:table-cell table:style-name="Cell37">
              <text:p text:style-name="P136"><text:span text:style-name="T136_1">Target</text:span><text:span text:style-name="T136_2"><text:s/>for<text:s/>2020<text:s/>AR<text:s/>(Oct<text:s/>2020)</text:span></text:p>
            </table:table-cell>
            <table:table-cell table:style-name="Cell38">
              <text:p text:style-name="P137"><text:span text:style-name="T137_1">Result</text:span></text:p>
            </table:table-cell>
          </table:table-row>
          <table:table-row table:style-name="Row10">
            <table:table-cell table:style-name="Cell39">
              <text:p text:style-name="P138"><text:span text:style-name="T138_1">3</text:span></text:p>
            </table:table-cell>
            <table:table-cell table:style-name="Cell40">
              <text:p text:style-name="P139"><text:span text:style-name="T139_1">Number<text:s/>of<text:s/>certificates<text:s/>distributed<text:s/>by<text:s/>woreda<text:s/>land<text:s/>offices<text:s/>to<text:s/>landholders<text:s/>in<text:s/>programme<text:s/>woredas</text:span></text:p>
            </table:table-cell>
            <table:table-cell table:style-name="Cell41">
              <text:p text:style-name="P140"><text:span text:style-name="T140_1">10,900,000</text:span></text:p>
            </table:table-cell>
            <table:table-cell table:style-name="Cell42">
              <text:p text:style-name="P141"><text:span text:style-name="T141_1">12,372,771</text:span></text:p>
            </table:table-cell>
          </table:table-row>
          <table:table-row table:style-name="Row11">
            <table:table-cell table:style-name="Cell43">
              <text:p text:style-name="P142"><text:span text:style-name="T142_1">1.A</text:span></text:p>
            </table:table-cell>
            <table:table-cell table:style-name="Cell44">
              <text:p text:style-name="P143"><text:span text:style-name="T143_1">1.A.<text:s/>Percentage<text:s/>of<text:s/>land<text:s/>transactions<text:s/>which<text:s/>are<text:s/>formally<text:s/>registered<text:s/>in<text:s/>RLAS<text:s/>in<text:s/>programme<text:s/>woredas<text:s/>in<text:s/>which<text:s/>RLAS<text:s/>is<text:s/>operational,<text:s/>disaggregated<text:s/>as<text:s/>follows:</text:span></text:p>
              <text:p text:style-name="P144"><text:span text:style-name="T144_1">-<text:s/>Total</text:span></text:p>
              <text:p text:style-name="P145"><text:span text:style-name="T145_1">-<text:s/>Rental</text:span></text:p>
              <text:p text:style-name="P146"><text:span text:style-name="T146_1">-<text:s/>Loan</text:span></text:p>
              <text:p text:style-name="P147"><text:span text:style-name="T147_1">-<text:s/>All<text:s/>other<text:s/>transactions</text:span><text:span text:style-name="T147_2"><text:note text:note-class="footnote"><text:note-citation/><text:note-body><text:p text:style-name="P148"><text:span text:style-name="T148_1"><text:s/></text:span><text:span text:style-name="T148_2">All<text:s/>other<text:s/>transactions</text:span><text:span text:style-name="T148_3"><text:s/></text:span><text:span text:style-name="T148_4">include<text:s/>inheritance,<text:s/>gifting,<text:s/>exchange,<text:s/>divorce/marriage,<text:s/>consolidation,<text:s/>correction<text:s/>of<text:s/>a<text:s/>boundary</text:span><text:span text:style-name="T148_5"><text:s/>and</text:span><text:span text:style-name="T148_6"><text:s/>replacement/correction<text:s/>of<text:s/>a<text:s/>certificate.</text:span></text:p></text:note-body></text:note></text:span></text:p>
            </table:table-cell>
            <table:table-cell table:style-name="Cell45">
              <text:p text:style-name="P149"/>
              <text:p text:style-name="P150"/>
              <text:p text:style-name="P151"/>
              <text:p text:style-name="P152"><text:span text:style-name="T152_1">Total:<text:s/>32.5%</text:span></text:p>
              <text:p text:style-name="P153"><text:span text:style-name="T153_1">Rental:<text:s/>20%</text:span></text:p>
              <text:p text:style-name="P154"><text:span text:style-name="T154_1">Loan:<text:s/>100%</text:span></text:p>
              <text:p text:style-name="P155"><text:span text:style-name="T155_1">Other:<text:s/>30%</text:span></text:p>
            </table:table-cell>
            <table:table-cell table:style-name="Cell46">
              <text:p text:style-name="P156"><text:span text:style-name="T156_1">TBC</text:span></text:p>
            </table:table-cell>
          </table:table-row>
          <table:table-row table:style-name="Row12">
            <table:table-cell table:style-name="Cell47">
              <text:p text:style-name="P157"><text:span text:style-name="T157_1">1.B</text:span></text:p>
            </table:table-cell>
            <table:table-cell table:style-name="Cell48">
              <text:p text:style-name="P158"><text:span text:style-name="T158_1">Percentage<text:s/>of<text:s/></text:span><text:span text:style-name="T158_2">SLLC</text:span><text:span text:style-name="T158_3"><text:s/>that<text:s/>are<text:s/>held:<text:s/></text:span></text:p>
              <text:p text:style-name="P159"><text:span text:style-name="T159_1">-<text:s/>in<text:s/>joint<text:s/>ownership<text:s/>by<text:s/>a<text:s/>male<text:s/>and<text:s/>a<text:s/>female;</text:span></text:p>
              <text:p text:style-name="P160"><text:span text:style-name="T160_1">-<text:s/>in<text:s/>sole<text:s/>name<text:s/>of<text:s/>a<text:s/>female;<text:s/>or<text:s/></text:span></text:p>
              <text:p text:style-name="P161"><text:span text:style-name="T161_1">-<text:s/>in<text:s/>sole<text:s/>name<text:s/>of<text:s/>a<text:s/>male;<text:s/></text:span></text:p>
              <text:p text:style-name="P162"><text:span text:style-name="T162_1">after<text:s/>subsequent<text:s/>transactions.</text:span></text:p>
            </table:table-cell>
            <table:table-cell table:style-name="Cell49">
              <text:p text:style-name="P163"/>
              <text:p text:style-name="P164"/>
              <text:p text:style-name="P165"><text:span text:style-name="T165_1">M&amp;F:<text:s/>50%</text:span></text:p>
              <text:p text:style-name="P166"><text:span text:style-name="T166_1">F:<text:s/>15%</text:span></text:p>
              <text:p text:style-name="P167"><text:span text:style-name="T167_1">M:<text:s/>5%</text:span></text:p>
              <text:p text:style-name="P168"/>
            </table:table-cell>
            <table:table-cell table:style-name="Cell50">
              <text:p text:style-name="P169"><text:span text:style-name="T169_1">M&amp;F:<text:s/>72.95%</text:span></text:p>
              <text:p text:style-name="P170"><text:span text:style-name="T170_1">F:<text:s/>19.50%</text:span></text:p>
              <text:p text:style-name="P171"><text:span text:style-name="T171_1">M:<text:s/>7.55%</text:span></text:p>
            </table:table-cell>
          </table:table-row>
          <table:table-row table:style-name="Row13">
            <table:table-cell table:style-name="Cell51">
              <text:p text:style-name="P172"><text:span text:style-name="T172_1">2.A</text:span></text:p>
            </table:table-cell>
            <table:table-cell table:style-name="Cell52">
              <text:p text:style-name="P173"><text:span text:style-name="T173_1">Number<text:s/>of<text:s/>farmers<text:s/>with<text:s/>SLLC<text:s/>that<text:s/>have<text:s/>directly<text:s/>accessed<text:s/>an<text:s/>innovation<text:s/>introduced<text:s/>by<text:s/>LIFT’s<text:s/>EEU<text:s/>component</text:span></text:p>
            </table:table-cell>
            <table:table-cell table:style-name="Cell53">
              <text:p text:style-name="P174"><text:span text:style-name="T174_1">10,1271</text:span></text:p>
            </table:table-cell>
            <table:table-cell table:style-name="Cell54">
              <text:p text:style-name="P175"><text:span text:style-name="T175_1">130,224</text:span></text:p>
            </table:table-cell>
          </table:table-row>
          <table:table-row table:style-name="Row14">
            <table:table-cell table:style-name="Cell55">
              <text:p text:style-name="P176"><text:span text:style-name="T176_1">2.B</text:span></text:p>
            </table:table-cell>
            <table:table-cell table:style-name="Cell56">
              <text:p text:style-name="P177"><text:span text:style-name="T177_1">Percentage<text:s/>of<text:s/>farmers<text:s/>with<text:s/>SLLC<text:s/>that<text:s/>have<text:s/>directly<text:s/>accessed<text:s/>EEU<text:s/>interventions<text:s/>and<text:s/>as<text:s/>a<text:s/>result<text:s/>have<text:s/>invested/increased<text:s/>investment<text:s/>in<text:s/>improved<text:s/>inputs<text:s/>and<text:s/>other/new<text:s/>income-generating<text:s/>activities,<text:s/>disaggregated<text:s/>by<text:s/>gender</text:span></text:p>
            </table:table-cell>
            <table:table-cell table:style-name="Cell57">
              <text:p text:style-name="P178"><text:span text:style-name="T178_1">70%</text:span></text:p>
              <text:p text:style-name="P179"><text:span text:style-name="T179_1">(20%<text:s/>of<text:s/>which<text:s/>will<text:s/>be<text:s/>women)</text:span></text:p>
            </table:table-cell>
            <table:table-cell table:style-name="Cell58">
              <text:p text:style-name="P180"><text:span text:style-name="T180_1">76.1%</text:span></text:p>
              <text:p text:style-name="P181"><text:span text:style-name="T181_1">(21%<text:s/>of<text:s/>which<text:s/>are<text:s/>women)</text:span></text:p>
            </table:table-cell>
          </table:table-row>
          <table:table-row table:style-name="Row15">
            <table:table-cell table:style-name="Cell59">
              <text:p text:style-name="P182"><text:span text:style-name="T182_1">4</text:span></text:p>
            </table:table-cell>
            <table:table-cell table:style-name="Cell60">
              <text:p text:style-name="P183"><text:span text:style-name="T183_1">Number<text:s/>of<text:s/>land<text:s/>policy<text:s/>reports,<text:s/>regulations,<text:s/>procedures,<text:s/>strategies<text:s/>and<text:s/>plans<text:s/>produced<text:s/>or<text:s/>informed<text:s/>by<text:s/>LIFT<text:s/>which<text:s/>have<text:s/>been<text:s/>adopted<text:s/>or<text:s/>otherwise<text:s/>implemented<text:s/>by<text:s/>the<text:s/>Government<text:s/>of<text:s/>Ethiopia<text:s/>(whether<text:s/>at<text:s/>federal,<text:s/>regional,<text:s/>woreda<text:s/>or<text:s/>kebele<text:s/>level)<text:s/>or<text:s/>development<text:s/>partners<text:s/>to<text:s/>strengthen<text:s/>land<text:s/>certification<text:s/>and<text:s/>administration<text:s/>structures<text:s/>and<text:s/>processes</text:span></text:p>
            </table:table-cell>
            <table:table-cell table:style-name="Cell61">
              <text:p text:style-name="P184"><text:span text:style-name="T184_1">37</text:span></text:p>
            </table:table-cell>
            <table:table-cell table:style-name="Cell62">
              <text:p text:style-name="P185"><text:span text:style-name="T185_1">39</text:span></text:p>
            </table:table-cell>
          </table:table-row>
        </table:table>
        <text:p text:style-name="P186"><text:span text:style-name="T186_1">Impact</text:span><text:span text:style-name="T186_2">.<text:s/></text:span><text:span text:style-name="T186_3">The<text:s/></text:span><text:span text:style-name="T186_4">2020<text:s/>EEU<text:s/>Impact<text:s/>Survey</text:span><text:span text:style-name="T186_5"><text:s/>followed-up<text:s/>on<text:s/>the<text:s/>same<text:s/>beneficiaries<text:s/>that<text:s/>were<text:s/>previously<text:s/>sampled<text:s/>in<text:s/>2019<text:s/>and<text:s/>provide</text:span><text:span text:style-name="T186_6">d</text:span><text:span text:style-name="T186_7"><text:s/>evidence<text:s/>on<text:s/>how<text:s/>the<text:s/>SLLC-linked<text:s/>loan<text:s/>and<text:s/>land<text:s/>rental<text:s/></text:span><text:span text:style-name="T186_8">formalisation<text:s/></text:span><text:span text:style-name="T186_9">have<text:s/></text:span><text:span text:style-name="T186_10">led<text:s/>to<text:s/></text:span><text:span text:style-name="T186_11">farmers<text:s/></text:span><text:span text:style-name="T186_12">increas</text:span><text:span text:style-name="T186_13">ing</text:span><text:span text:style-name="T186_14"><text:s/>productivity<text:s/>and<text:s/></text:span><text:span text:style-name="T186_15">incomes<text:s/>over<text:s/>time.</text:span><text:span text:style-name="T186_16"><text:s/></text:span><text:span text:style-name="T186_17">This<text:s/>supports<text:s/>LIFT’s<text:s/>assumption<text:s/>that<text:s/>the<text:s/>EEU’s<text:s/>market<text:s/>systems-based<text:s/>approach<text:s/>magnifies<text:s/>and<text:s/>accelerates<text:s/>the<text:s/>impact<text:s/>of<text:s/>land<text:s/>certification</text:span><text:span text:style-name="T186_18">.</text:span><text:span text:style-name="T186_19"><text:s/></text:span><text:span text:style-name="T186_20">Furthermore,<text:s/>the<text:s/></text:span><text:span text:style-name="T186_21">SLLC<text:s/>Outcome<text:s/></text:span><text:span text:style-name="T186_22">S</text:span><text:span text:style-name="T186_23">urvey</text:span><text:span text:style-name="T186_24"><text:s/>provided<text:s/>preliminary<text:s/>evidence<text:s/>that<text:s/>SLLC<text:s/>incentivises<text:s/>new<text:s/>investments,<text:s/>which<text:s/>in<text:s/>turn<text:s/>contribute<text:s/>to<text:s/>increased<text:s/>land<text:s/>productivity.</text:span></text:p>
        <text:p text:style-name="P187"><text:span text:style-name="T187_1">To<text:s/>further<text:s/>investigate<text:s/></text:span><text:span text:style-name="T187_2">the</text:span><text:span text:style-name="T187_3"><text:s/>impact<text:s/>on<text:s/>incomes</text:span><text:span text:style-name="T187_4"><text:s/>and<text:s/></text:span><text:span text:style-name="T187_5">inform<text:s/>the<text:s/>project<text:s/>completion<text:s/>review<text:s/>in<text:s/>June<text:s/>2021</text:span><text:span text:style-name="T187_6">,<text:s/></text:span><text:span text:style-name="T187_7">the<text:s/>F</text:span><text:span text:style-name="T187_8">CDO<text:s/>requested<text:s/>LIFT<text:s/>to<text:s/>conduct<text:s/>a</text:span><text:span text:style-name="T187_9">n</text:span><text:span text:style-name="T187_10"><text:s/></text:span><text:span text:style-name="T187_11">Income<text:s/>Study<text:s/></text:span><text:span text:style-name="T187_12">in<text:s/>lieu<text:s/>of<text:s/>the<text:s/>EETSP’s<text:s/></text:span><text:span text:style-name="T187_13">endline</text:span><text:span text:style-name="T187_14"><text:s/>survey,<text:s/>whose<text:s/>contract<text:s/>was<text:s/>cancelled<text:s/>in<text:s/>June<text:s/>2020.<text:s/>Despite<text:s/>this<text:s/>being<text:s/>an<text:s/>unplanned<text:s/>activity,<text:s/>LIFT<text:s/>managed<text:s/>to<text:s/>identify<text:s/>efficiencies<text:s/>and<text:s/>savings<text:s/>to<text:s/>cover<text:s/>a<text:s/>smaller</text:span><text:span text:style-name="T187_15">,</text:span><text:span text:style-name="T187_16"><text:s/>qualitative<text:s/>study.<text:s/>LIFT<text:s/>agreed<text:s/>the<text:s/>Terms<text:s/>of<text:s/>Reference<text:s/>with</text:span><text:span text:style-name="T187_17"><text:s/>the</text:span><text:span text:style-name="T187_18"><text:s/>FCDO<text:s/>in<text:s/>September<text:s/>2020.<text:s/>A<text:s/>detailed<text:s/>methodology<text:s/>will<text:s/>be<text:s/>agreed<text:s/>with<text:s/>the<text:s/>FCDO<text:s/>in<text:s/>December<text:s/>and<text:s/>the<text:s/>timing<text:s/>and<text:s/>scope<text:s/>of<text:s/>the<text:s/>study<text:s/>are<text:s/>under<text:s/>discussion</text:span><text:span text:style-name="T187_19">,</text:span><text:span text:style-name="T187_20"><text:s/>considering<text:s/>COVID-19<text:s/>and<text:s/>conflict<text:s/>risks.<text:s/></text:span></text:p>
        <text:p text:style-name="P188"><text:span text:style-name="T188_1">Explain<text:s/>major<text:s/>changes<text:s/>to<text:s/>the<text:s/>log<text:s/>frame<text:s/>in<text:s/>the<text:s/>past<text:s/>year</text:span></text:p>
        <text:p text:style-name="P189"><text:span text:style-name="T189_1">In<text:s/>response<text:s/>to<text:s/>the<text:s/>annual<text:s/>review</text:span><text:span text:style-name="T189_2"><text:s/>(AR)</text:span><text:span text:style-name="T189_3"><text:s/>in<text:s/>October<text:s/>2019<text:s/>and<text:s/>the<text:s/>costed<text:s/>12-month<text:s/>programme<text:s/>extension,<text:s/>the<text:s/>LIFT<text:s/>team<text:s/>undertook<text:s/>a<text:s/>series<text:s/>of<text:s/>revisions<text:s/>to<text:s/>the<text:s/>programme’s<text:s/></text:span><text:span text:style-name="T189_4">l</text:span><text:span text:style-name="T189_5">ogframe</text:span><text:span text:style-name="T189_6">.<text:s/>Changes<text:s/>were<text:s/>made<text:s/>to<text:s/>the<text:s/>previous<text:s/>version<text:s/>(V16.2)<text:s/>of<text:s/>LIFT’s<text:s/></text:span><text:span text:style-name="T189_7">l</text:span><text:span text:style-name="T189_8">ogframe</text:span><text:span text:style-name="T189_9">,<text:s/>and<text:s/>a<text:s/>new<text:s/></text:span><text:span text:style-name="T189_10">logframe</text:span><text:span text:style-name="T189_11"><text:s/>(version<text:s/>17)<text:s/>was<text:s/>developed<text:s/>as<text:s/>part<text:s/>of<text:s/>LIFT’s<text:s/>12-month<text:s/>extension<text:s/>which<text:s/>was<text:s/>approved<text:s/>by<text:s/></text:span><text:span text:style-name="T189_12">the<text:s/>FCDO<text:s/>in<text:s/>July<text:s/>2020.<text:s/></text:span></text:p>
        <text:p text:style-name="P190"><text:span text:style-name="T190_1">The<text:s/>changes<text:s/>in<text:s/>version<text:s/>17<text:s/>mainly<text:s/>relate<text:s/>to<text:s/>targets<text:s/>being<text:s/>affected<text:s/>by<text:s/>COVID-19<text:s/>as<text:s/>opposed<text:s/>to<text:s/>indicator<text:s/>wording<text:s/>or<text:s/>definitions<text:s/>(apart<text:s/>from<text:s/>one<text:s/>change<text:s/>to<text:s/>Output<text:s/>Indicator<text:s/>3.2).<text:s/>This<text:s/>follows<text:s/>the<text:s/>recommendations<text:s/>from<text:s/>the<text:s/>2019<text:s/></text:span><text:span text:style-name="T190_2">AR</text:span><text:span text:style-name="T190_3"><text:s/>and<text:s/>is<text:s/>in</text:span><text:span text:style-name="T190_4"><text:s/></text:span><text:span text:style-name="T190_5">line<text:s/>with<text:s/>the<text:s/>programme’s<text:s/>expectation<text:s/>that<text:s/>indicator<text:s/>definitions<text:s/>should<text:s/>not<text:s/>be<text:s/>amended<text:s/>in<text:s/>the<text:s/>final<text:s/>year<text:s/>of<text:s/>the<text:s/>programme<text:s/>for<text:s/>consistency<text:s/>of<text:s/>measurement.<text:s/></text:span></text:p>
        <text:p text:style-name="P191"><text:span text:style-name="T191_1">Except<text:s/>for<text:s/>Output<text:s/>Indicator<text:s/>1.1C,<text:s/>targets<text:s/>for<text:s/>the<text:s/>postponed<text:s/>2020<text:s/></text:span><text:span text:style-name="T191_2">AR</text:span><text:span text:style-name="T191_3"><text:s/>were<text:s/>not<text:s/>reduced<text:s/>and<text:s/>were<text:s/>kept<text:s/>at<text:s/>the<text:s/>levels<text:s/>prior<text:s/>to<text:s/>COVID-19.<text:s/>Limited<text:s/>additional<text:s/>increases<text:s/>are<text:s/>suggested<text:s/>for<text:s/>the<text:s/>new<text:s/>end<text:s/>of<text:s/>programme<text:s/>targets<text:s/>by<text:s/>May<text:s/>2021,<text:s/>as<text:s/>can<text:s/>be<text:s/>expected<text:s/>within<text:s/>the<text:s/>seven<text:s/>months<text:s/>between<text:s/>31st<text:s/>October<text:s/>2020<text:s/>and<text:s/>31st<text:s/>May<text:s/>2021.</text:span></text:p>
        <text:p text:style-name="P192"><text:span text:style-name="T192_1">Output<text:s/>Indicator<text:s/>3.2<text:s/></text:span><text:span text:style-name="T192_2">–<text:s/>number<text:s/>of<text:s/></text:span><text:span text:style-name="T192_3">Land<text:s/>Rental<text:s/>Service<text:s/>Providers<text:s/>(</text:span><text:span text:style-name="T192_4">LRSPs</text:span><text:span text:style-name="T192_5">)</text:span><text:span text:style-name="T192_6">:<text:s/></text:span><text:span text:style-name="T192_7">under<text:s/>version<text:s/>17,<text:s/>LIFT<text:s/>did<text:s/>not<text:s/>change<text:s/>its<text:s/>target<text:s/>for<text:s/>the<text:s/>number<text:s/>of<text:s/>active<text:s/>LRSPs<text:s/>(525)<text:s/>but<text:s/>moved<text:s/>the<text:s/>cut-off<text:s/>point<text:s/>for<text:s/>measuring<text:s/>this<text:s/>to</text:span><text:span text:style-name="T192_8"><text:s/>the</text:span><text:span text:style-name="T192_9"><text:s/>31st<text:s/>March<text:s/>2020</text:span><text:span text:style-name="T192_10">,</text:span><text:span text:style-name="T192_11"><text:s/>before<text:s/>the<text:s/>COVID-19<text:s/>crisis.<text:s/>This<text:s/>is<text:s/>because<text:s/>measuring<text:s/>the<text:s/>number<text:s/>of<text:s/>active<text:s/>LRSPs<text:s/>has<text:s/>become<text:s/>challenging<text:s/></text:span><text:span text:style-name="T192_12">due<text:s/>to<text:s/></text:span><text:span text:style-name="T192_13">COVID-19<text:s/>restrictions<text:s/></text:span><text:span text:style-name="T192_14">that<text:s/></text:span><text:span text:style-name="T192_15">were<text:s/>in<text:s/>place<text:s/>during<text:s/>the<text:s/>peak<text:s/>season<text:s/>for<text:s/>rental<text:s/>contracts</text:span><text:span text:style-name="T192_16"><text:s/>(</text:span><text:span text:style-name="T192_17">April<text:s/>to<text:s/>July<text:s/>leads<text:s/>up<text:s/>to<text:s/>the<text:s/>main<text:s/>agricultural<text:s/>season<text:s/>where<text:s/>historically<text:s/>most<text:s/>rental<text:s/>contract<text:s/>facilitations<text:s/>are<text:s/>expected</text:span><text:span text:style-name="T192_18">)</text:span><text:span text:style-name="T192_19">.<text:s/></text:span><text:span text:style-name="T192_20">As<text:s/>a<text:s/>result</text:span><text:span text:style-name="T192_21">,<text:s/>LRSPs</text:span><text:span text:style-name="T192_22">’</text:span><text:span text:style-name="T192_23"><text:s/>facilitation<text:s/>activities<text:s/></text:span><text:span text:style-name="T192_24">have<text:s/>been</text:span><text:span text:style-name="T192_25"><text:s/>restricted</text:span><text:span text:style-name="T192_26"><text:s/>since<text:s/>t</text:span><text:span text:style-name="T192_27">he</text:span><text:span text:style-name="T192_28">y</text:span><text:span text:style-name="T192_29"><text:s/>involve<text:s/>house-to-house<text:s/>awareness<text:s/>raising<text:s/>and<text:s/></text:span><text:span text:style-name="T192_30">frequent</text:span><text:span text:style-name="T192_31"><text:s/>travel</text:span><text:span text:style-name="T192_32">s</text:span><text:span text:style-name="T192_33"><text:s/>and<text:s/>contact</text:span><text:span text:style-name="T192_34">s</text:span><text:span text:style-name="T192_35"><text:s/>with<text:s/>farmers<text:s/>and<text:s/></text:span><text:span text:style-name="T192_36">local</text:span><text:span text:style-name="T192_37"><text:s/>officials.<text:s/></text:span><text:span text:style-name="T192_38">LIFT<text:s/>however<text:s/>introduced<text:s/>a<text:s/>new<text:s/>“market<text:s/>actor”<text:s/>to<text:s/>measure<text:s/>the<text:s/>sustainability<text:s/>of<text:s/>the<text:s/>LRSP<text:s/>intervention<text:s/>defined<text:s/>as<text:s/>“Licensed<text:s/>LRSPs”.<text:s/>This<text:s/></text:span><text:span text:style-name="T192_39">helps</text:span><text:span text:style-name="T192_40"><text:s/>measure<text:s/>the<text:s/>programme’s<text:s/>activities<text:s/>relating<text:s/>to<text:s/>expanding<text:s/>licensing<text:s/>of<text:s/>LRSPs,<text:s/>which<text:s/>will<text:s/>make<text:s/>the<text:s/>LRSP<text:s/>model<text:s/>more<text:s/>sustainable<text:s/>in<text:s/>the<text:s/>long<text:s/>run.<text:s/></text:span></text:p>
        <text:p text:style-name="P193"/>
        <text:p text:style-name="P194"><text:span text:style-name="T194_1">Describe<text:s/>any<text:s/>planned<text:s/>changes<text:s/>to<text:s/>the<text:s/>log<text:s/>frame<text:s/>as<text:s/>a<text:s/>result<text:s/>of<text:s/>this<text:s/>review</text:span></text:p>
        <text:p text:style-name="P195"><text:span text:style-name="T195_1">N/A</text:span></text:p>
        <text:p text:style-name="P196"/>
        <text:p text:style-name="P197"><text:span text:style-name="T197_1">Justify<text:s/>whether<text:s/>the<text:s/>programme<text:s/>should<text:s/>continue,<text:s/>based<text:s/>on<text:s/>its<text:s/>own<text:s/>merits<text:s/>and<text:s/>in<text:s/>the<text:s/>context<text:s/>of<text:s/>the<text:s/>wider<text:s/>portfolio</text:span></text:p>
        <text:p text:style-name="P198"/>
        <text:p text:style-name="P199"><text:span text:style-name="T199_1">LIFT<text:s/></text:span><text:span text:style-name="T199_2">is<text:s/>coming<text:s/>to<text:s/>an<text:s/>end<text:s/>in<text:s/>July<text:s/>2021</text:span><text:span text:style-name="T199_3"><text:s/></text:span><text:span text:style-name="T199_4">with<text:s/>no<text:s/></text:span><text:span text:style-name="T199_5">planned<text:s/></text:span><text:span text:style-name="T199_6">gap<text:s/>between<text:s/></text:span><text:span text:style-name="T199_7">it</text:span><text:span text:style-name="T199_8"><text:s/>and<text:s/>the<text:s/>subsequent<text:s/>programme<text:s/>LIFT<text:s/>UP.<text:s/>LIFT</text:span><text:span text:style-name="T199_9">’s</text:span><text:span text:style-name="T199_10"><text:s/></text:span><text:span text:style-name="T199_11">Exit<text:s/>Plan<text:s/>and<text:s/></text:span><text:span text:style-name="T199_12">RLAS<text:s/>Phasing<text:s/>Out<text:s/>Strategy</text:span><text:span text:style-name="T199_13">,<text:s/>including<text:s/>the</text:span><text:span text:style-name="T199_14"><text:s/>handover<text:s/></text:span><text:span text:style-name="T199_15">of<text:s/>LIFT-supported<text:s/>RLAS<text:s/>woredas<text:s/>and<text:s/>responsibilities<text:s/>to</text:span><text:span text:style-name="T199_16"><text:s/>CALM</text:span><text:span text:style-name="T199_17">,</text:span><text:span text:style-name="T199_18"><text:s/></text:span><text:span text:style-name="T199_19">have<text:s/>been<text:s/>developed</text:span><text:span text:style-name="T199_20">.</text:span></text:p>
        <text:h text:style-name="P200" text:outline-level="2"><text:span text:style-name="T200_1">C</text:span><text:span text:style-name="T200_2">:<text:s/>DETAILED<text:s/>OUTPUT<text:s/>SCORING</text:span></text:h>
        <text:p text:style-name="P201"/>
        <table:table table:style-name="Table5">
          <table:table-column table:style-name="Column18"/>
          <table:table-column table:style-name="Column19"/>
          <table:table-column table:style-name="Column20"/>
          <table:table-column table:style-name="Column21"/>
          <table:table-column table:style-name="Column22"/>
          <table:table-row table:style-name="Row16">
            <table:table-cell table:style-name="Cell63">
              <text:p text:style-name="P202"><text:span text:style-name="T202_1">Output<text:s/>Title<text:s/></text:span></text:p>
            </table:table-cell>
            <table:table-cell table:style-name="Cell64" table:number-columns-spanned="4">
              <text:p text:style-name="P203"><text:span text:style-name="T203_1">Second-Level<text:s/>Land<text:s/>Certificates<text:s/>(</text:span><text:span text:style-name="T203_2">SLLCs</text:span><text:span text:style-name="T203_3">)</text:span><text:span text:style-name="T203_4"><text:s/>issued<text:s/>recognising<text:s/>rights<text:s/>of<text:s/>joint,<text:s/>polygamous<text:s/>and<text:s/></text:span><text:span text:style-name="T203_5">female-headed<text:s/></text:span><text:span text:style-name="T203_6">household<text:s/>(</text:span><text:span text:style-name="T203_7">FHH</text:span><text:span text:style-name="T203_8">)</text:span><text:span text:style-name="T203_9"><text:s/>landholders</text:span></text:p>
            </table:table-cell>
            <table:covered-table-cell/>
            <table:covered-table-cell/>
            <table:covered-table-cell/>
          </table:table-row>
          <table:table-row table:style-name="Row17">
            <table:table-cell table:style-name="Cell65" table:number-columns-spanned="2">
              <text:p text:style-name="P204"><text:span text:style-name="T204_1">Output<text:s/>number<text:s/>per<text:s/>LF</text:span></text:p>
            </table:table-cell>
            <table:covered-table-cell/>
            <table:table-cell table:style-name="Cell66">
              <text:p text:style-name="P205"><text:span text:style-name="T205_1">1</text:span></text:p>
            </table:table-cell>
            <table:table-cell table:style-name="Cell67">
              <text:p text:style-name="P206"><text:span text:style-name="T206_1">Output<text:s/>Score<text:s/></text:span></text:p>
            </table:table-cell>
            <table:table-cell table:style-name="Cell68">
              <text:p text:style-name="P207"><text:span text:style-name="T207_1">A</text:span><text:span text:style-name="T207_2">+</text:span></text:p>
            </table:table-cell>
          </table:table-row>
          <table:table-row table:style-name="Row18">
            <table:table-cell table:style-name="Cell69" table:number-columns-spanned="2">
              <text:p text:style-name="P208"><text:span text:style-name="T208_1">Impact<text:s/>weighting<text:s/>(%):<text:s text:c="2"/></text:span></text:p>
            </table:table-cell>
            <table:covered-table-cell/>
            <table:table-cell table:style-name="Cell70">
              <text:p text:style-name="P209"><text:span text:style-name="T209_1">30%</text:span></text:p>
            </table:table-cell>
            <table:table-cell table:style-name="Cell71">
              <text:p text:style-name="P210"><text:span text:style-name="T210_1">Impact<text:s/>weighting<text:s/>%<text:s/>revised<text:s/>since<text:s/>last<text:s/>AR?<text:s/></text:span></text:p>
            </table:table-cell>
            <table:table-cell table:style-name="Cell72">
              <text:p text:style-name="P211"><text:span text:style-name="T211_1">N</text:span><text:span text:style-name="T211_2">o</text:span></text:p>
            </table:table-cell>
          </table:table-row>
        </table:table>
        <table:table table:style-name="Table6">
          <table:table-column table:style-name="Column23"/>
          <table:table-column table:style-name="Column24"/>
          <table:table-column table:style-name="Column25"/>
          <table:table-row table:style-name="Row19">
            <table:table-cell table:style-name="Cell73">
              <text:p text:style-name="P212"><text:span text:style-name="T212_1">Indicators</text:span></text:p>
            </table:table-cell>
            <table:table-cell table:style-name="Cell74">
              <text:p text:style-name="P213"><text:span text:style-name="T213_1">Milestones<text:s/>for<text:s/>this<text:s/>review</text:span></text:p>
            </table:table-cell>
            <table:table-cell table:style-name="Cell75">
              <text:p text:style-name="P214"><text:span text:style-name="T214_1">Progress<text:s/></text:span><text:span text:style-name="T214_2">(as<text:s/></text:span><text:span text:style-name="T214_3">of</text:span><text:span text:style-name="T214_4"><text:s/></text:span><text:span text:style-name="T214_5">31</text:span><text:span text:style-name="T214_6"><text:s/></text:span><text:span text:style-name="T214_7">October</text:span><text:span text:style-name="T214_8"><text:s/>2020</text:span><text:span text:style-name="T214_9">)</text:span></text:p>
            </table:table-cell>
          </table:table-row>
          <table:table-row table:style-name="Row20">
            <table:table-cell table:style-name="Cell76">
              <text:p text:style-name="P215"><text:span text:style-name="T215_1">1.1A.<text:s/>Cumulative<text:s/>number<text:s/>of<text:s/>parcels<text:s/>supported<text:s/>by<text:s/>LIFT<text:s/>for<text:s/>demarcation</text:span></text:p>
            </table:table-cell>
            <table:table-cell table:style-name="Cell77">
              <text:p text:style-name="P216"><text:span text:style-name="T216_1">15,500,000</text:span></text:p>
            </table:table-cell>
            <table:table-cell table:style-name="Cell78">
              <text:p text:style-name="P217"><text:span text:style-name="T217_1">15,752,269</text:span></text:p>
            </table:table-cell>
          </table:table-row>
          <table:table-row table:style-name="Row21">
            <table:table-cell table:style-name="Cell79">
              <text:p text:style-name="P218"><text:span text:style-name="T218_1">1.1B.<text:s/>Cumulative<text:s/>number<text:s/>of<text:s/>parcels<text:s/>supported<text:s/>by<text:s/>LIFT<text:s/>for<text:s/>certificates<text:s/>approved</text:span></text:p>
            </table:table-cell>
            <table:table-cell table:style-name="Cell80">
              <text:p text:style-name="P219"><text:span text:style-name="T219_1">14,000,000</text:span></text:p>
            </table:table-cell>
            <table:table-cell table:style-name="Cell81">
              <text:p text:style-name="P220"><text:span text:style-name="T220_1">14,002,541</text:span></text:p>
            </table:table-cell>
          </table:table-row>
          <table:table-row table:style-name="Row22">
            <table:table-cell table:style-name="Cell82">
              <text:p text:style-name="P221"><text:span text:style-name="T221_1">1.1C.<text:s/>Cumulative<text:s/>number<text:s/>of<text:s/>parcels<text:s/>supported<text:s/>by<text:s/>LIFT<text:s/>for<text:s/>certificates<text:s/>made<text:s/>available<text:s/>for<text:s/>collection<text:s/>at<text:s/>woreda<text:s/>land<text:s/>offices</text:span></text:p>
            </table:table-cell>
            <table:table-cell table:style-name="Cell83">
              <text:p text:style-name="P222"><text:span text:style-name="T222_1">13,800,000</text:span></text:p>
            </table:table-cell>
            <table:table-cell table:style-name="Cell84">
              <text:p text:style-name="P223"><text:span text:style-name="T223_1">13,815,890</text:span></text:p>
            </table:table-cell>
          </table:table-row>
          <table:table-row table:style-name="Row23">
            <table:table-cell table:style-name="Cell85">
              <text:p text:style-name="P224"><text:span text:style-name="T224_1">1.2A.<text:s/>Percentage<text:s/>of<text:s/></text:span><text:span text:style-name="T224_2">SLLCs</text:span><text:span text:style-name="T224_3"><text:s/>that<text:s/>are<text:s/>held<text:s/>in<text:s/>joint<text:s/>ownership<text:s/>by<text:s/>a<text:s/>male<text:s/>and<text:s/>female<text:s/>at<text:s/>the<text:s/>point<text:s/>of<text:s/>distribution</text:span></text:p>
            </table:table-cell>
            <table:table-cell table:style-name="Cell86">
              <text:p text:style-name="P225"><text:span text:style-name="T225_1">50%</text:span></text:p>
            </table:table-cell>
            <table:table-cell table:style-name="Cell87">
              <text:p text:style-name="P226"><text:span text:style-name="T226_1">73.</text:span><text:span text:style-name="T226_2">6</text:span><text:span text:style-name="T226_3">0%</text:span></text:p>
            </table:table-cell>
          </table:table-row>
          <table:table-row table:style-name="Row24">
            <table:table-cell table:style-name="Cell88">
              <text:p text:style-name="P227"><text:span text:style-name="T227_1">1.2B.<text:s/>Percentage<text:s/>of<text:s/></text:span><text:span text:style-name="T227_2">SLLCs</text:span><text:span text:style-name="T227_3"><text:s/>that<text:s/>are<text:s/>held<text:s/>in<text:s/>the<text:s/>sole<text:s/>name<text:s/>of<text:s/>a<text:s/>woman<text:s/>at<text:s/>the<text:s/>point<text:s/>of<text:s/>distribution</text:span></text:p>
            </table:table-cell>
            <table:table-cell table:style-name="Cell89">
              <text:p text:style-name="P228"><text:span text:style-name="T228_1">15%</text:span></text:p>
            </table:table-cell>
            <table:table-cell table:style-name="Cell90">
              <text:p text:style-name="P229"><text:span text:style-name="T229_1">18.</text:span><text:span text:style-name="T229_2">99</text:span><text:span text:style-name="T229_3">%</text:span></text:p>
            </table:table-cell>
          </table:table-row>
          <table:table-row table:style-name="Row25">
            <table:table-cell table:style-name="Cell91">
              <text:p text:style-name="P230"><text:span text:style-name="T230_1">1.2.C.<text:s/>Percentage<text:s/>of<text:s/></text:span><text:span text:style-name="T230_2">SLLCs<text:s/></text:span><text:span text:style-name="T230_3">that<text:s/>are<text:s/>held<text:s/>in<text:s/>the<text:s/>sole<text:s/>name<text:s/>of<text:s/>a<text:s/>man<text:s/>at<text:s/>the<text:s/>point<text:s/>of<text:s/>distribution</text:span></text:p>
            </table:table-cell>
            <table:table-cell table:style-name="Cell92">
              <text:p text:style-name="P231"><text:span text:style-name="T231_1">5%</text:span></text:p>
            </table:table-cell>
            <table:table-cell table:style-name="Cell93">
              <text:p text:style-name="P232"><text:span text:style-name="T232_1">7.</text:span><text:span text:style-name="T232_2">55</text:span><text:span text:style-name="T232_3">%</text:span></text:p>
            </table:table-cell>
          </table:table-row>
          <table:table-row table:style-name="Row26">
            <table:table-cell table:style-name="Cell94">
              <text:p text:style-name="P233"><text:span text:style-name="T233_1">1.3.<text:s/>Cost<text:s/>per<text:s/>certificate<text:s/>issued<text:s/>with<text:s/>LIFT<text:s/>support<text:s/>(£)</text:span></text:p>
            </table:table-cell>
            <table:table-cell table:style-name="Cell95">
              <text:p text:style-name="P234"><text:span text:style-name="T234_1">£3.7</text:span><text:span text:style-name="T234_2">5</text:span></text:p>
            </table:table-cell>
            <table:table-cell table:style-name="Cell96">
              <text:p text:style-name="P235"><text:span text:style-name="T235_1">£3.4</text:span><text:span text:style-name="T235_2">6</text:span></text:p>
            </table:table-cell>
          </table:table-row>
        </table:table>
        <text:p text:style-name="P236"/>
        <text:p text:style-name="P237"><text:span text:style-name="T237_1">Briefly<text:s/>describe<text:s/>the<text:s/>output’s<text:s/>activities<text:s/>and<text:s/>p</text:span><text:span text:style-name="T237_2">rovide<text:s/>supporting<text:s/>narrative<text:s/>for<text:s/>the<text:s/>score</text:span></text:p>
        <text:p text:style-name="P238"><text:span text:style-name="T238_1">Th</text:span><text:span text:style-name="T238_2">e</text:span><text:span text:style-name="T238_3"><text:s/>output</text:span><text:span text:style-name="T238_4">’s</text:span><text:span text:style-name="T238_5"><text:s/>activities<text:s/>focus<text:s/>on<text:s/>scaling<text:s/>up<text:s/></text:span><text:span text:style-name="T238_6">land<text:s/>certification<text:s/></text:span><text:span text:style-name="T238_7">in<text:s/>the<text:s/>four<text:s/>highland<text:s/>regional<text:s/>states<text:s/>of<text:s/>Ethiopia.<text:s/></text:span><text:span text:style-name="T238_8">As<text:s/>per<text:s/>the<text:s/></text:span><text:span text:style-name="T238_9">2019<text:s/></text:span><text:span text:style-name="T238_10">AR<text:s/>recommendations,<text:s/>LIFT<text:s/>increased<text:s/>its</text:span><text:span text:style-name="T238_11"><text:s/>SLLC</text:span><text:span text:style-name="T238_12"><text:s/>target</text:span><text:span text:style-name="T238_13">s</text:span><text:span text:style-name="T238_14"><text:s/></text:span><text:span text:style-name="T238_15">and<text:s/></text:span><text:span text:style-name="T238_16">was</text:span><text:span text:style-name="T238_17"><text:s/></text:span><text:span text:style-name="T238_18">on<text:s/>track</text:span><text:span text:style-name="T238_19"><text:s/></text:span><text:span text:style-name="T238_20">to<text:s/>overachieve<text:s/>its<text:s/></text:span><text:span text:style-name="T238_21">log</text:span><text:span text:style-name="T238_22">frame</text:span><text:span text:style-name="T238_23"><text:s/>target<text:s/>of<text:s/>140<text:s/>w</text:span><text:span text:style-name="T238_24">oredas<text:s/>with<text:s/>RLAS</text:span><text:span text:style-name="T238_25">.<text:s/>At<text:s/>the<text:s/>start<text:s/>of<text:s/>the<text:s/>year,</text:span><text:span text:style-name="T238_26"><text:s/></text:span><text:span text:style-name="T238_27">it<text:s/>had<text:s/>been<text:s/>planned</text:span><text:span text:style-name="T238_28"><text:s/>that<text:s/></text:span><text:span text:style-name="T238_29">demarcation</text:span><text:span text:style-name="T238_30"><text:s/></text:span><text:span text:style-name="T238_31">would<text:s/></text:span><text:span text:style-name="T238_32">be<text:s/>completed<text:s/></text:span><text:span text:style-name="T238_33">by</text:span><text:span text:style-name="T238_34"><text:s/>the<text:s/>end<text:s/>of<text:s/>March</text:span><text:span text:style-name="T238_35"><text:s/>2020</text:span><text:span text:style-name="T238_36"><text:s/>with<text:s/>back-office<text:s/>work,<text:s/>public<text:s/>display</text:span><text:span text:style-name="T238_37"><text:s/>(PD)</text:span><text:span text:style-name="T238_38">,<text:s/>printing<text:s/>and<text:s/>approval<text:s/>being<text:s/>completed<text:s/>by<text:s/>May<text:s/>to</text:span><text:span text:style-name="T238_39"><text:s/>allow<text:s/>sufficient<text:s/>time<text:s/>f</text:span><text:span text:style-name="T238_40">or<text:s/>RLAS<text:s/>to<text:s/>be<text:s/>installed<text:s/>prior<text:s/>to<text:s/>the<text:s/>programme<text:s/>ending</text:span><text:span text:style-name="T238_41">.</text:span><text:span text:style-name="T238_42"><text:s/>In<text:s/>January<text:s/>2020</text:span><text:span text:style-name="T238_43">,</text:span><text:span text:style-name="T238_44"><text:s/></text:span><text:span text:style-name="T238_45">LIFT<text:s/>proposed<text:s/>some<text:s/></text:span><text:span text:style-name="T238_46">amendments<text:s/>to<text:s/>the<text:s/></text:span><text:span text:style-name="T238_47">logframe</text:span><text:span text:style-name="T238_48"><text:s/></text:span><text:span text:style-name="T238_49">which<text:s/>saw<text:s/></text:span><text:span text:style-name="T238_50">its</text:span><text:span text:style-name="T238_51"><text:s/>demarcation<text:s/>target<text:s/>(Indicator<text:s/>1.1A)<text:s/>increased<text:s/>by<text:s/>1.2<text:s/>million<text:s/>parcels<text:s/>with<text:s/>indicators<text:s/>1.1B<text:s/>and<text:s/>1.1C<text:s/>remaining<text:s/>the<text:s/>same</text:span><text:span text:style-name="T238_52">.</text:span><text:span text:style-name="T238_53"><text:s/>As<text:s/>part<text:s/>of<text:s/>the<text:s/></text:span><text:span text:style-name="T238_54">one-year</text:span><text:span text:style-name="T238_55"><text:s/>extension</text:span><text:span text:style-name="T238_56">,<text:s/></text:span><text:span text:style-name="T238_57">LIFT’s<text:s/>SLLC<text:s/>targets<text:s/>were<text:s/>further<text:s/>revised<text:s/>(see<text:s/>details<text:s/>in<text:s/>the<text:s/>following<text:s/>section).</text:span></text:p>
        <text:p text:style-name="P239"><text:span text:style-name="T239_1">To<text:s/>achieve<text:s/>these<text:s/>targets</text:span><text:span text:style-name="T239_2">,<text:s/></text:span><text:span text:style-name="T239_3">LIFT<text:s/>adapted<text:s/>its<text:s/>SLLC<text:s/>approach<text:s/></text:span><text:span text:style-name="T239_4">as<text:s/>follows</text:span><text:span text:style-name="T239_5">:</text:span></text:p>
        <text:list text:style-name="LS14" xml:id="list23">
          <text:list-item>
            <text:p text:style-name="P240"><text:span text:style-name="T240_1">Increasing<text:s/>the<text:s/>size<text:s/>of<text:s/>field<text:s/>teams<text:s/>to<text:s/>increase<text:s/>daily<text:s/>demarcation<text:s/>rates</text:span><text:span text:style-name="T240_2">;</text:span></text:p>
          </text:list-item>
          <text:list-item>
            <text:p text:style-name="P241"><text:span text:style-name="T241_1">Field<text:s/>teams</text:span><text:span text:style-name="T241_2"><text:s/></text:span><text:span text:style-name="T241_3">operat</text:span><text:span text:style-name="T241_4">ing</text:span><text:span text:style-name="T241_5"><text:s/>simultaneously<text:s/>in<text:s/>a<text:s/></text:span><text:span text:style-name="T241_6">SLLC<text:s/>active<text:s/>woreda<text:s/>(whe</text:span><text:span text:style-name="T241_7">re<text:s/>field<text:s/>demarcation<text:s/>is<text:s/>active)<text:s/>and<text:s/></text:span><text:span text:style-name="T241_8">semi-active<text:s/>woreda<text:s/>(where<text:s/>demarcation<text:s/>is<text:s/>completed<text:s/>but<text:s/>b</text:span><text:span text:style-name="T241_9">ack-office<text:s/>activities<text:s/>are<text:s/>ongoing)</text:span><text:span text:style-name="T241_10"><text:s/></text:span><text:span text:style-name="T241_11">to<text:s/>improve<text:s/>the<text:s/>efficiency<text:s/>of<text:s/>transitioning<text:s/>between<text:s/>woredas</text:span><text:span text:style-name="T241_12">;</text:span></text:p>
          </text:list-item>
          <text:list-item>
            <text:p text:style-name="P242"><text:span text:style-name="T242_1">Reallocating<text:s/>back-office<text:s/>staff<text:s/>to<text:s/>wore</text:span><text:span text:style-name="T242_2">das<text:s/>where<text:s/>data<text:s/>entry<text:s/>rates<text:s/>we</text:span><text:span text:style-name="T242_3">re<text:s/></text:span><text:span text:style-name="T242_4">lagging</text:span><text:span text:style-name="T242_5">;</text:span></text:p>
          </text:list-item>
          <text:list-item>
            <text:p text:style-name="P243"><text:span text:style-name="T243_1">Recruiting<text:s/>a</text:span><text:span text:style-name="T243_2">dditional<text:s/></text:span><text:span text:style-name="T243_3">PD<text:s/></text:span><text:span text:style-name="T243_4">teams<text:s/></text:span><text:span text:style-name="T243_5">in<text:s/>woredas<text:s/></text:span><text:span text:style-name="T243_6">where</text:span><text:span text:style-name="T243_7"><text:s/></text:span><text:span text:style-name="T243_8">many</text:span><text:span text:style-name="T243_9"><text:s/></text:span><text:span text:style-name="T243_10">kebeles<text:s/>had</text:span><text:span text:style-name="T243_11"><text:s/>PD</text:span><text:span text:style-name="T243_12"><text:s/>pending</text:span><text:span text:style-name="T243_13"><text:s/>to<text:s/>complete<text:s/>the<text:s/>process<text:s/>in<text:s/>a<text:s/>shorter<text:s/>period</text:span><text:span text:style-name="T243_14">.</text:span></text:p>
          </text:list-item>
        </text:list>
        <text:p text:style-name="P244"><text:span text:style-name="T244_1">D</text:span><text:span text:style-name="T244_2">espite<text:s/>the<text:s/>challenges<text:s/></text:span><text:span text:style-name="T244_3">posed<text:s/>by</text:span><text:span text:style-name="T244_4"><text:s/>COVID-19</text:span><text:span text:style-name="T244_5"><text:s/>and<text:s/>civil<text:s/>unrest</text:span><text:span text:style-name="T244_6">,<text:s/>LIFT<text:s/>accomplished<text:s/>its<text:s/>targets<text:s/>for<text:s/>SLLC<text:s/>as<text:s/>follows:<text:s/></text:span></text:p>
        <text:list text:style-name="LS102" xml:id="list27">
          <text:list-item>
            <text:p text:style-name="P245"><text:span text:style-name="T245_1">1.1A.<text:s/></text:span><text:span text:style-name="T245_2">Demarcation</text:span><text:span text:style-name="T245_3">:<text:s/>LIFT<text:s/>exceeded<text:s/>its<text:s/></text:span><text:span text:style-name="T245_4">revised<text:s/></text:span><text:span text:style-name="T245_5">demarcation<text:s/>target<text:s/>by<text:s/>252,269;</text:span></text:p>
          </text:list-item>
          <text:list-item>
            <text:p text:style-name="P246"><text:span text:style-name="T246_1">1.1B.<text:s/></text:span><text:span text:style-name="T246_2">Approval</text:span><text:span text:style-name="T246_3">:<text:s/>LIFT<text:s/>exceeded<text:s/>its<text:s/>certificate<text:s/>approval<text:s/>target<text:s/>by<text:s/>2,541;<text:s/></text:span></text:p>
          </text:list-item>
          <text:list-item>
            <text:p text:style-name="P247"><text:span text:style-name="T247_1">1.1C.<text:s/></text:span><text:span text:style-name="T247_2">Printing</text:span><text:span text:style-name="T247_3">:<text:s/>LIFT<text:s/>exceeded<text:s/>its<text:s/>revised<text:s/>printing<text:s/>target<text:s/>by<text:s/>15,890.<text:s/></text:span></text:p>
          </text:list-item>
        </text:list>
        <text:p text:style-name="P248"><text:span text:style-name="T248_1">LIFT<text:s/>exceeded<text:s/>its<text:s/>distribution<text:s/>targets<text:s/>of<text:s/>10.36<text:s/>million<text:s/>by<text:s/>1,472,771<text:s/>(Outcome<text:s/>level).</text:span><text:span text:style-name="T248_2"><text:s/></text:span><text:span text:style-name="T248_3">Main<text:s/>achievements<text:s/>included:</text:span></text:p>
        <text:list text:style-name="LS105" xml:id="list30">
          <text:list-item>
            <text:p text:style-name="P249"><text:span text:style-name="T249_1">Completion<text:s/>of<text:s/>all<text:s/></text:span><text:span text:style-name="T249_2">back-office<text:s/>work</text:span><text:span text:style-name="T249_3">.</text:span></text:p>
          </text:list-item>
          <text:list-item>
            <text:p text:style-name="P250"><text:span text:style-name="T250_1">Certificate<text:s/>distribution:<text:s/></text:span><text:span text:style-name="T250_2">While<text:s/>it<text:s/>has<text:s/>not<text:s/>been<text:s/>possible<text:s/>to<text:s/>recommence<text:s/>back<text:s/>office<text:s/>work<text:s/>and<text:s/>PD,<text:s/>through<text:s/>its<text:s/>working<text:s/>arrangements<text:s/>with<text:s/>the<text:s/>regional<text:s/>land<text:s/>bureaus,<text:s/>certificate<text:s/>distribution<text:s/>events<text:s/>were<text:s/>adapted<text:s/>and<text:s/>able<text:s/>to<text:s/>continue.<text:s/>This<text:s/>included<text:s/>holding<text:s/>distribution<text:s/>events<text:s/>at<text:s/>the<text:s/>kebele<text:s/>level</text:span><text:span text:style-name="T250_3">,</text:span><text:span text:style-name="T250_4"><text:s/></text:span><text:span text:style-name="T250_5">which<text:s/>involves<text:s/>a<text:s/>smaller<text:s/>number<text:s/>of<text:s/>gatherings<text:s/>and<text:s/>providing<text:s/>washing<text:s/>facilities<text:s/>at<text:s/>the<text:s/>events.<text:s/>1,079,333<text:s/>certificates<text:s/></text:span><text:span text:style-name="T250_6">have<text:s/>been<text:s/>distributed</text:span><text:span text:style-name="T250_7"><text:s/>since<text:s/>COVID-19<text:s/>was<text:s/>first<text:s/>reported<text:s/>in<text:s/>Ethiopia.</text:span></text:p>
          </text:list-item>
          <text:list-item>
            <text:p text:style-name="P251"><text:span text:style-name="T251_1">Certificate<text:s/>backlog:</text:span><text:span text:style-name="T251_2"><text:s/>LIFT<text:s/>has<text:s/>continued<text:s/>to<text:s/>make<text:s/>good<text:s/>progress<text:s/>on<text:s/>reducing<text:s/>its<text:s/>distribution<text:s/>backlog<text:s/>(</text:span><text:span text:style-name="T251_3">measured<text:s/>by<text:s/>the<text:s/>percentage<text:s/>of<text:s/>certificates<text:s/>that<text:s/>have<text:s/>been<text:s/>distributed<text:s/>to<text:s/>farmers<text:s/>set<text:s/>against<text:s/>the<text:s/>total<text:s/>certificates<text:s/>that<text:s/>have<text:s/>been<text:s/>printed,<text:s/>i.e.<text:s/>are<text:s/>available<text:s/>for<text:s/>distribution).<text:s/></text:span><text:span text:style-name="T251_4">T</text:span><text:span text:style-name="T251_5">he<text:s/>backlog<text:s/>was<text:s/>18.3%<text:s/>in<text:s/>September<text:s/>2019<text:s/>and<text:s/>this<text:s/>has<text:s/>now<text:s/>reduced<text:s/>to<text:s/>1</text:span><text:span text:style-name="T251_6">0.4%</text:span><text:span text:style-name="T251_7">.</text:span></text:p>
          </text:list-item>
          <text:list-item>
            <text:p text:style-name="P252"><text:span text:style-name="T252_1">Partnership<text:s/>with<text:s/></text:span><text:span text:style-name="T252_2">GoE</text:span><text:span text:style-name="T252_3"><text:s/>and<text:s/>Regions:<text:s/></text:span><text:span text:style-name="T252_4">LIFT<text:s/>has<text:s/>continued<text:s/>to<text:s/>maintain<text:s/>good<text:s/>working<text:s/>relationships<text:s/>with<text:s/>RLAUD,<text:s/></text:span><text:span text:style-name="T252_5">as<text:s/>well<text:s/>as<text:s/></text:span><text:span text:style-name="T252_6">the<text:s/>Regional<text:s/>and<text:s/>Woreda<text:s/>Bureaus</text:span><text:span text:style-name="T252_7">,</text:span><text:span text:style-name="T252_8"><text:s/></text:span><text:span text:style-name="T252_9">and<text:s/>this<text:s/></text:span><text:span text:style-name="T252_10">has<text:s/>resulted<text:s/>in<text:s/>the<text:s/></text:span><text:span text:style-name="T252_11">GoE</text:span><text:span text:style-name="T252_12"><text:s/>taking<text:s/>on<text:s/>greater<text:s/>responsibilities<text:s/>and<text:s/>supporting<text:s/>LIFT<text:s/>where<text:s/>required</text:span><text:span text:style-name="T252_13"><text:s/>(e.g.<text:s/>certificate<text:s/>distribution<text:s/>in<text:s/>Amhara,<text:s/>Oromia<text:s/>and<text:s/>SNNP</text:span><text:span text:style-name="T252_14">R</text:span><text:span text:style-name="T252_15">)</text:span><text:span text:style-name="T252_16">.</text:span></text:p>
          </text:list-item>
        </text:list>
        <text:p text:style-name="P253"><text:span text:style-name="T253_1">LIFT’s</text:span><text:span text:style-name="T253_2"><text:s/></text:span><text:span text:style-name="T253_3">Gender<text:s/>Equality<text:s/>and<text:s/>Social<text:s/>Inclusion<text:s/>(GESI)</text:span><text:span text:style-name="T253_4"><text:s/>activities<text:s/>included:</text:span></text:p>
        <text:list text:style-name="LS103" xml:id="list34">
          <text:list-item>
            <text:p text:style-name="P254"><text:span text:style-name="T254_1">Restored<text:s/>Parcels:</text:span><text:span text:style-name="T254_2"><text:s/></text:span><text:span text:style-name="T254_3">The<text:s/>restitution<text:s/>of<text:s/>parcels<text:s/></text:span><text:span text:style-name="T254_4">to</text:span><text:span text:style-name="T254_5"><text:s/>women<text:s/>and<text:s/>other</text:span><text:span text:style-name="T254_6"><text:s/>vulnerable<text:s/>groups</text:span><text:span text:style-name="T254_7"><text:s/></text:span><text:span text:style-name="T254_8">(</text:span><text:span text:style-name="T254_9">VGs</text:span><text:span text:style-name="T254_10">)</text:span><text:span text:style-name="T254_11"><text:s/></text:span><text:span text:style-name="T254_12">is<text:s/>due<text:s/>to<text:s/>non-legitimate<text:s/>claimants<text:s/>forcefully<text:s/>tak</text:span><text:span text:style-name="T254_13">ing</text:span><text:span text:style-name="T254_14"><text:s/>over<text:s/>parcels<text:s/>of<text:s/>the<text:s/>rightful<text:s/>holder</text:span><text:span text:style-name="T254_15">.</text:span><text:span text:style-name="T254_16"><text:s/></text:span><text:span text:style-name="T254_17">Over<text:s/>the<text:s/>year<text:s/>LIFT’s<text:s/>Social<text:s/>Development<text:s/>Officers<text:s/>(SDOs)<text:s/>continued<text:s/>to<text:s/>support<text:s/>field<text:s/>teams<text:s/>until<text:s/>March<text:s/>when<text:s/>field<text:s/>demarcation<text:s/>activities<text:s/>ended.<text:s/></text:span><text:span text:style-name="T254_18">A</text:span><text:span text:style-name="T254_19"><text:s/>cumulative<text:s/>total<text:s/>of<text:s/>3,409<text:s/>parcels<text:s/>have<text:s/>been<text:s/>restored<text:s/>to<text:s/>1,873<text:s/>VG<text:s/>landholders<text:s/>(of<text:s/>which<text:s/>2,270<text:s/>parcels<text:s/>have<text:s/>been<text:s/>restored<text:s/>to<text:s/>1,205<text:s/>female<text:s/>landholders).<text:s/></text:span><text:span text:style-name="T254_20">In<text:s/>addition,<text:s/>two<text:s/>major<text:s/>areas<text:s/>of<text:s/>focus<text:s/>of<text:s/>the<text:s/>GESI<text:s/>team<text:s/>have<text:s/>included</text:span><text:span text:style-name="T254_21">:</text:span><text:span text:style-name="T254_22"><text:s/>1)<text:s/>piloting<text:s/>an<text:s/>approach<text:s/>in<text:s/>three<text:s/>non-SDO<text:s/>LIFT<text:s/>woredas<text:s/>to<text:s/>identify<text:s/>latent<text:s/>disputes<text:s/>that<text:s/>may<text:s/>have<text:s/>been<text:s/>missed<text:s/>during<text:s/>the<text:s/>demarcation<text:s/>process<text:s/>and,<text:s/>2)<text:s/>ensuring<text:s/>the<text:s/>sustainability<text:s/>of<text:s/>the<text:s/>SDO<text:s/>function<text:s/>within<text:s/>the<text:s/>Woreda<text:s/>Land<text:s/>Administration<text:s/>to<text:s/>ensure<text:s/>women<text:s/>and<text:s/>VGs’<text:s/>land<text:s/>rights<text:s/>are<text:s/>maintained<text:s/>post-SLLC.</text:span></text:p>
          </text:list-item>
          <text:list-item>
            <text:p text:style-name="P255"><text:span text:style-name="T255_1">Non-SDO<text:s/>woreda<text:s/>pilot:</text:span><text:span text:style-name="T255_2"><text:s/>The<text:s/>aim<text:s/>of<text:s/>the<text:s/>pilot<text:s/>was<text:s/>to<text:s/>identify<text:s/>latent<text:s/>disputes<text:s/>not<text:s/>identified<text:s/>during<text:s/>SLLC<text:s/>due<text:s/>to<text:s/>SDOs<text:s/>not<text:s/>being<text:s/>in<text:s/>post.<text:s/>Three<text:s/>woredas<text:s/>were<text:s/>selected<text:s/>to<text:s/>pilot<text:s/>the<text:s/>approach<text:s/>in<text:s/>Oromia:<text:s/></text:span><text:span text:style-name="T255_3">Hitosa</text:span><text:span text:style-name="T255_4">,<text:s/>Sire<text:s/>and<text:s/></text:span><text:span text:style-name="T255_5">Kersa</text:span><text:span text:style-name="T255_6"><text:s/></text:span><text:span text:style-name="T255_7">Malima</text:span><text:span text:style-name="T255_8">.</text:span><text:span text:style-name="T255_9"><text:s/></text:span><text:span text:style-name="T255_10">Hitosa</text:span><text:span text:style-name="T255_11"><text:s/>was<text:s/>the<text:s/>first<text:s/>woreda<text:s/>to<text:s/>undergo<text:s/>the<text:s/>pilot<text:s/>and<text:s/>a<text:s/>launch<text:s/>workshop<text:s/>was<text:s/>held<text:s/>on<text:s/></text:span><text:span text:style-name="T255_12">the<text:s/></text:span><text:span text:style-name="T255_13">7</text:span><text:span text:style-name="T255_14">th</text:span><text:span text:style-name="T255_15"><text:s/></text:span><text:span text:style-name="T255_16">November<text:s/>2019<text:s/>with<text:s/>the<text:s/>Regional<text:s/>Land<text:s/>Bureau.<text:s/>Fieldwork<text:s/>commenced<text:s/>in<text:s/>December<text:s/>2019<text:s/>and<text:s/>was<text:s/>completed<text:s/>in<text:s/>February<text:s/>2020,<text:s/>during<text:s/>which<text:s/>11<text:s/>disputed<text:s/>parcels<text:s/>were<text:s/>restored<text:s/>to<text:s/>19<text:s/>vulnerable<text:s/>landholders<text:s/>(nine<text:s/>of<text:s/>the<text:s/>parcels<text:s/>were<text:s/>restored<text:s/>to<text:s/>17<text:s/>women).</text:span><text:span text:style-name="T255_17"><text:s/></text:span></text:p>
          </text:list-item>
        </text:list>
        <text:p text:style-name="P256"/>
        <text:p text:style-name="P257"><text:span text:style-name="T257_1">Assess<text:s/>the<text:s/></text:span><text:span text:style-name="T257_2">VfM</text:span><text:span text:style-name="T257_3"><text:s/>of<text:s/>this<text:s/>output<text:s/>compared<text:s/>to<text:s/>the<text:s/>proposition<text:s/>in<text:s/>the<text:s/>Business<text:s/>Case,<text:s/>based<text:s/>on<text:s/>performance<text:s/>over<text:s/>the<text:s/>past<text:s/>year</text:span></text:p>
        <text:p text:style-name="P258"><text:span text:style-name="T258_1">Specific<text:s/></text:span><text:span text:style-name="T258_2">VfM</text:span><text:span text:style-name="T258_3"><text:s/></text:span><text:span text:style-name="T258_4">indicators</text:span><text:span text:style-name="T258_5"><text:s/>that<text:s/>relate<text:s/>to<text:s/>the<text:s/>SLLC<text:s/>component</text:span><text:span text:style-name="T258_6"><text:s/>(as<text:s/>per<text:s/>the<text:s/>2017<text:s/>revision<text:s/>of<text:s/>LIFT’s<text:s/></text:span><text:span text:style-name="T258_7">VfM</text:span><text:span text:style-name="T258_8"><text:s/>framework)</text:span><text:span text:style-name="T258_9"><text:s/>includes<text:s/>the<text:s/>following:</text:span></text:p>
        <table:table table:style-name="Table7">
          <table:table-column table:style-name="Column26"/>
          <table:table-column table:style-name="Column27"/>
          <table:table-column table:style-name="Column28"/>
          <table:table-column table:style-name="Column29"/>
          <table:table-column table:style-name="Column30"/>
          <table:table-column table:style-name="Column31"/>
          <table:table-column table:style-name="Column32"/>
          <table:table-column table:style-name="Column33"/>
          <table:table-row table:style-name="Row27">
            <table:table-cell table:style-name="Cell97" table:number-columns-spanned="2">
              <text:p text:style-name="P259"><text:bookmark-start text:name="_Hlk54681089"/><text:span text:style-name="T259_1">Indicator</text:span></text:p>
            </table:table-cell>
            <table:covered-table-cell/>
            <table:table-cell table:style-name="Cell98">
              <text:p text:style-name="P260"><text:span text:style-name="T260_1">Target</text:span></text:p>
            </table:table-cell>
            <table:table-cell table:style-name="Cell99">
              <text:p text:style-name="P261"><text:span text:style-name="T261_1">2016</text:span></text:p>
            </table:table-cell>
            <table:table-cell table:style-name="Cell100">
              <text:p text:style-name="P262"><text:span text:style-name="T262_1">2017</text:span></text:p>
            </table:table-cell>
            <table:table-cell table:style-name="Cell101">
              <text:p text:style-name="P263"><text:span text:style-name="T263_1">2018</text:span></text:p>
            </table:table-cell>
            <table:table-cell table:style-name="Cell102">
              <text:p text:style-name="P264"><text:span text:style-name="T264_1">2019</text:span></text:p>
            </table:table-cell>
            <table:table-cell table:style-name="Cell103">
              <text:p text:style-name="P265"><text:span text:style-name="T265_1">2020</text:span></text:p>
            </table:table-cell>
          </table:table-row>
          <table:table-row table:style-name="Row28">
            <table:table-cell table:style-name="Cell104">
              <text:p text:style-name="P266"><text:span text:style-name="T266_1">Efficiency</text:span></text:p>
            </table:table-cell>
            <table:table-cell table:style-name="Cell105">
              <text:p text:style-name="P267"><text:span text:style-name="T267_1">Cost<text:s/>per<text:s/></text:span><text:span text:style-name="T267_2">certificate</text:span></text:p>
              <text:p text:style-name="P268"/>
            </table:table-cell>
            <table:table-cell table:style-name="Cell106">
              <text:p text:style-name="P269"><text:span text:style-name="T269_1">£</text:span><text:span text:style-name="T269_2">3.71</text:span></text:p>
            </table:table-cell>
            <table:table-cell table:style-name="Cell107">
              <text:p text:style-name="P270"><text:span text:style-name="T270_1">£14.32</text:span></text:p>
            </table:table-cell>
            <table:table-cell table:style-name="Cell108">
              <text:p text:style-name="P271"><text:span text:style-name="T271_1">£5.46</text:span></text:p>
            </table:table-cell>
            <table:table-cell table:style-name="Cell109">
              <text:p text:style-name="P272"><text:span text:style-name="T272_1">£4.00</text:span></text:p>
            </table:table-cell>
            <table:table-cell table:style-name="Cell110">
              <text:p text:style-name="P273"><text:span text:style-name="T273_1">£3.39</text:span></text:p>
            </table:table-cell>
            <table:table-cell table:style-name="Cell111">
              <text:p text:style-name="P274"><text:span text:style-name="T274_1">£3.4</text:span><text:span text:style-name="T274_2">6</text:span></text:p>
            </table:table-cell>
          </table:table-row>
          <table:table-row table:style-name="Row29">
            <table:table-cell table:style-name="Cell112">
              <text:p text:style-name="P275"><text:span text:style-name="T275_1">Effectiveness</text:span></text:p>
            </table:table-cell>
            <table:table-cell table:style-name="Cell113">
              <text:p text:style-name="P276"><text:span text:style-name="T276_1">Cost<text:s/>per<text:s/></text:span><text:span text:style-name="T276_2">h</text:span><text:span text:style-name="T276_3">ousehold<text:s/>with<text:s/></text:span><text:span text:style-name="T276_4">t</text:span><text:span text:style-name="T276_5">enure<text:s/>that<text:s/>is<text:s/></text:span><text:span text:style-name="T276_6">l</text:span><text:span text:style-name="T276_7">egally<text:s/></text:span><text:span text:style-name="T276_8">r</text:span><text:span text:style-name="T276_9">ecognised<text:s/>and<text:s/></text:span><text:span text:style-name="T276_10">d</text:span><text:span text:style-name="T276_11">ocumented</text:span></text:p>
            </table:table-cell>
            <table:table-cell table:style-name="Cell114">
              <text:p text:style-name="P277"><text:span text:style-name="T277_1">N/A</text:span></text:p>
            </table:table-cell>
            <table:table-cell table:style-name="Cell115">
              <text:p text:style-name="P278"><text:span text:style-name="T278_1">N/A</text:span></text:p>
            </table:table-cell>
            <table:table-cell table:style-name="Cell116">
              <text:p text:style-name="P279"><text:span text:style-name="T279_1">£</text:span><text:span text:style-name="T279_2">32.54</text:span></text:p>
            </table:table-cell>
            <table:table-cell table:style-name="Cell117">
              <text:p text:style-name="P280"><text:span text:style-name="T280_1">£</text:span><text:span text:style-name="T280_2">21.65</text:span></text:p>
            </table:table-cell>
            <table:table-cell table:style-name="Cell118">
              <text:p text:style-name="P281"><text:span text:style-name="T281_1">£</text:span><text:span text:style-name="T281_2">18.36</text:span></text:p>
            </table:table-cell>
            <table:table-cell table:style-name="Cell119">
              <text:p text:style-name="P282"><text:span text:style-name="T282_1">£</text:span><text:span text:style-name="T282_2">16.53</text:span></text:p>
            </table:table-cell>
          </table:table-row>
        </table:table>
        <text:p text:style-name="P283"><text:bookmark-end text:name="_Hlk54681089"/></text:p>
        <text:p text:style-name="P284"><text:span text:style-name="T284_1">Cost<text:s/>per<text:s/></text:span><text:span text:style-name="T284_2">c</text:span><text:span text:style-name="T284_3">ertificate:</text:span><text:span text:style-name="T284_4"><text:s/></text:span><text:span text:style-name="T284_5">Over<text:s/>the<text:s/>course<text:s/>of<text:s/>LIFT<text:s/>the<text:s/>cost<text:s/>per<text:s/>certificate<text:s/>approved<text:s/>has<text:s/>shown<text:s/>a<text:s/>downward<text:s/>trend<text:s/>and<text:s/>the<text:s/>programme<text:s/>has<text:s/>surpassed<text:s/>its<text:s/></text:span><text:span text:style-name="T284_6">logframe</text:span><text:span text:style-name="T284_7"><text:s/>target.<text:s/>This<text:s/>year<text:s/>the<text:s/>programme<text:s/>has<text:s/>achieved<text:s/>a<text:s/></text:span><text:span text:style-name="T284_8">result<text:s/></text:span><text:span text:style-name="T284_9">of</text:span><text:span text:style-name="T284_10"><text:s/>£</text:span><text:span text:style-name="T284_11">3.45.</text:span><text:span text:style-name="T284_12"><text:s/>While<text:s/>this<text:s/>is<text:s/>slightly<text:s/>higher<text:s/>than<text:s/>last<text:s/>year’s<text:s/>result</text:span><text:span text:style-name="T284_13">,</text:span><text:span text:style-name="T284_14"><text:s/>the<text:s/>cost<text:s/>is<text:s/>below<text:s/>the<text:s/>end<text:s/>of<text:s/>programme<text:s/></text:span><text:span text:style-name="T284_15">logframe</text:span><text:span text:style-name="T284_16"><text:s/>target<text:s/>as<text:s/>well<text:s/>as<text:s/>this<text:s/>year’s<text:s/>target<text:s/>of<text:s/>£3.75<text:s/>per<text:s/>parcel.</text:span><text:span text:style-name="T284_17"><text:s/></text:span><text:span text:style-name="T284_18">The<text:s/>slight<text:s/>increase<text:s/>in<text:s/>unit<text:s/>cost<text:s/>compared<text:s/>to<text:s/>last<text:s/>year<text:s/>is<text:s/></text:span><text:span text:style-name="T284_19">due<text:s/>to<text:s/>state<text:s/>of<text:s/>emergency<text:s/>imposed<text:s/>in<text:s/>April<text:s/>2020<text:s/>to<text:s/>mitigate<text:s/>COVID-19.<text:s/>As</text:span><text:span text:style-name="T284_20"><text:s/>public<text:s/>gatherings<text:s/>were<text:s/>banned</text:span><text:span text:style-name="T284_21">,<text:s/></text:span><text:span text:style-name="T284_22">all<text:s/></text:span><text:span text:style-name="T284_23">PD<text:s/></text:span><text:span text:style-name="T284_24">events<text:s/>(which<text:s/>are<text:s/>a<text:s/>precursor<text:s/>to<text:s/>approval<text:s/>and<text:s/>printing)<text:s/>were<text:s/>suspended,<text:s/>thus<text:s/>leaving<text:s/>a<text:s/>large<text:s/>number<text:s/>of<text:s/>demarcated<text:s/>parcels<text:s/>awaiting<text:s/>to<text:s/>complete<text:s/>or<text:s/>start<text:s/></text:span><text:span text:style-name="T284_25">PD</text:span><text:span text:style-name="T284_26">.<text:s/>The<text:s/>cost</text:span><text:span text:style-name="T284_27"><text:s/>per<text:s/>certificate<text:s/>will</text:span><text:span text:style-name="T284_28"><text:s/>reduce<text:s/>when<text:s/></text:span><text:span text:style-name="T284_29">PD</text:span><text:span text:style-name="T284_30"><text:s/>events<text:s/>can<text:s/>recommence.<text:s/></text:span></text:p>
        <text:p text:style-name="P285"><text:span text:style-name="T285_1">Cost<text:s/>per<text:s/></text:span><text:span text:style-name="T285_2">h</text:span><text:span text:style-name="T285_3">ousehold<text:s/>with<text:s/></text:span><text:span text:style-name="T285_4">t</text:span><text:span text:style-name="T285_5">enure<text:s/>that<text:s/>is<text:s/></text:span><text:span text:style-name="T285_6">l</text:span><text:span text:style-name="T285_7">egally<text:s/></text:span><text:span text:style-name="T285_8">r</text:span><text:span text:style-name="T285_9">ecognised<text:s/>and<text:s/></text:span><text:span text:style-name="T285_10">d</text:span><text:span text:style-name="T285_11">ocumented</text:span><text:span text:style-name="T285_12">:<text:s/></text:span><text:span text:style-name="T285_13">LIFT<text:s/>has<text:s/>continued<text:s/>to<text:s/>show<text:s/>a<text:s/>downward<text:s/>trend<text:s/>in<text:s/>cost<text:s/>per<text:s/>household<text:s/>with<text:s/>tenure<text:s/>that<text:s/>is<text:s/>legally<text:s/>recognised</text:span><text:span text:style-name="T285_14"><text:s/>(t</text:span><text:span text:style-name="T285_15">his<text:s/>is<text:s/>based<text:s/>on<text:s/>an<text:s/>average<text:s/>of<text:s/></text:span><text:span text:style-name="T285_16">four</text:span><text:span text:style-name="T285_17"><text:s/>parcels<text:s/>per<text:s/>household<text:s/>based<text:s/>on<text:s/>the<text:s/>baseline<text:s/>survey</text:span><text:span text:style-name="T285_18">)</text:span><text:span text:style-name="T285_19">.</text:span></text:p>
        <text:p text:style-name="P286"><text:span text:style-name="T286_1">Describe<text:s/>any<text:s/>changes<text:s/>to<text:s/>this<text:s/>output<text:s/>during<text:s/>the<text:s/>past<text:s/>year,<text:s/>and<text:s/>any<text:s/>planned<text:s/>changes<text:s/>as<text:s/>a<text:s/>result<text:s/>of<text:s/>this<text:s/>review</text:span></text:p>
        <text:p text:style-name="P287"><text:span text:style-name="T287_1">Impact<text:s/>of</text:span><text:span text:style-name="T287_2"><text:s/>COVID-19</text:span><text:span text:style-name="T287_3">:</text:span><text:span text:style-name="T287_4"><text:s/></text:span><text:span text:style-name="T287_5">At</text:span><text:span text:style-name="T287_6"><text:s/>the<text:s/>start<text:s/>of<text:s/>March<text:s/>2020,<text:s/>LIFT<text:s/>was<text:s/>on<text:s/>track<text:s/>to<text:s/>exceed<text:s/>its<text:s/>targets<text:s/>when<text:s/>t</text:span><text:span text:style-name="T287_7">he<text:s/>first<text:s/>confirmed<text:s/>case<text:s/>of<text:s/>COVID-19<text:s/>was<text:s/>reported<text:s/>in<text:s/>Ethiopia<text:s/>on<text:s/></text:span><text:span text:style-name="T287_8">the<text:s/></text:span><text:span text:style-name="T287_9">13</text:span><text:span text:style-name="T287_10">th</text:span><text:span text:style-name="T287_11"><text:s/>March<text:s/>2020.<text:s/>In<text:s/>response<text:s/>to<text:s/>this</text:span><text:span text:style-name="T287_12">,</text:span><text:span text:style-name="T287_13"><text:s/></text:span><text:span text:style-name="T287_14">GoE</text:span><text:span text:style-name="T287_15"><text:s/></text:span><text:span text:style-name="T287_16">introduced</text:span><text:span text:style-name="T287_17"><text:s/></text:span><text:span text:style-name="T287_18">similar<text:s/></text:span><text:span text:style-name="T287_19">measures<text:s/>to<text:s/>European<text:s/>counterparts<text:s/>to<text:s/>contain<text:s/></text:span><text:span text:style-name="T287_20">COVID-19</text:span><text:span text:style-name="T287_21"><text:s/>under<text:s/>a<text:s/></text:span><text:span text:style-name="T287_22">five-month</text:span><text:span text:style-name="T287_23"><text:s/>state<text:s/>of<text:s/>emergency<text:s/>that<text:s/>was<text:s/>declared<text:s/>on<text:s/></text:span><text:span text:style-name="T287_24">the<text:s/></text:span><text:span text:style-name="T287_25">10</text:span><text:span text:style-name="T287_26">th</text:span><text:span text:style-name="T287_27"><text:s/>April<text:s/>2020</text:span><text:span text:style-name="T287_28">.<text:s/>This<text:s/>included</text:span><text:span text:style-name="T287_29"><text:s/>banning<text:s/>public<text:s/>gatherings<text:s/>and<text:s/></text:span><text:span text:style-name="T287_30">closing<text:s/>Government<text:s/>offices<text:s/></text:span><text:span text:style-name="T287_31">whereby<text:s/>staff<text:s/>worked</text:span><text:span text:style-name="T287_32"><text:s/>remotely<text:s/>(</text:span><text:span text:style-name="T287_33">including<text:s/></text:span><text:span text:style-name="T287_34">woreda,<text:s/></text:span><text:span text:style-name="T287_35">regional<text:s/>and<text:s/></text:span><text:span text:style-name="T287_36">Addis<text:s/>Ababa</text:span><text:span text:style-name="T287_37"><text:s/>government<text:s/>offices).<text:s/>Subsequ</text:span><text:span text:style-name="T287_38">ently</text:span><text:span text:style-name="T287_39">,</text:span><text:span text:style-name="T287_40"><text:s/>Tigray<text:s/>and<text:s/>Amhara<text:s/>Regions</text:span><text:span text:style-name="T287_41"><text:s/>implemented<text:s/>a<text:s/>state<text:s/>of<text:s/>emergency<text:s/>and<text:s/>closed<text:s/>their<text:s/>regional<text:s/>borders,<text:s/>ban</text:span><text:span text:style-name="T287_42">ned<text:s/>non-essential<text:s/>travel,</text:span><text:span text:style-name="T287_43"><text:s/>travel<text:s/>between<text:s/>the<text:s/>distri</text:span><text:span text:style-name="T287_44">ct<text:s/>capitals<text:s/>and<text:s/>rural<text:s/>areas,<text:s/>as<text:s/>well<text:s/>as</text:span><text:span text:style-name="T287_45"><text:s/>gatherings<text:s/>of<text:s/>more<text:s/>than<text:s/>10<text:s/>people.<text:s/></text:span></text:p>
        <text:p text:style-name="P288"><text:span text:style-name="T288_1">LIFT<text:s/></text:span><text:span text:style-name="T288_2">in<text:s/>turn<text:s/></text:span><text:span text:style-name="T288_3">permanently<text:s/>ceased<text:s/>demarcation<text:s/>activities</text:span><text:span text:style-name="T288_4"><text:s/></text:span><text:span text:style-name="T288_5">(</text:span><text:span text:style-name="T288_6">earlier<text:s/>than<text:s/>planned<text:s/></text:span><text:span text:style-name="T288_7">for<text:s/>in</text:span><text:span text:style-name="T288_8"><text:s/>some<text:s/>woredas</text:span><text:span text:style-name="T288_9">)</text:span><text:span text:style-name="T288_10"><text:s/>and<text:s/>temporarily<text:s/>closed</text:span><text:span text:style-name="T288_11"><text:s/></text:span><text:span text:style-name="T288_12">back-office<text:s/>activities<text:s/>and<text:s/>P</text:span><text:span text:style-name="T288_13">D<text:s/></text:span><text:span text:style-name="T288_14">to<text:s/>ensure<text:s/>that<text:s/>the<text:s/>programme<text:s/>did<text:s/>n</text:span><text:span text:style-name="T288_15">ot<text:s/>act<text:s/>as<text:s/>a<text:s/>vector<text:s/>for<text:s/>COVID-19</text:span><text:span text:style-name="T288_16">.<text:s/>The<text:s/>temporary<text:s/>closure<text:s/>of</text:span><text:span text:style-name="T288_17"><text:s/></text:span><text:span text:style-name="T288_18">data<text:s/>entry/digitisation<text:s/>and<text:s/></text:span><text:span text:style-name="T288_19">P</text:span><text:span text:style-name="T288_20">D<text:s/>resulted<text:s/>in<text:s/>1,066,958<text:s/>parcels<text:s/>being<text:s/>stuck<text:s/></text:span><text:span text:style-name="T288_21">after<text:s/>demarcation<text:s/></text:span><text:span text:style-name="T288_22">as<text:s/>of</text:span><text:span text:style-name="T288_23"><text:s/>the</text:span><text:span text:style-name="T288_24"><text:s/>26</text:span><text:span text:style-name="T288_25">th</text:span><text:span text:style-name="T288_26"><text:s/>March</text:span><text:span text:style-name="T288_27"><text:s/>(</text:span><text:span text:style-name="T288_28">498,319<text:s/>awaiting<text:s/>digitisation<text:s/>and<text:s/>568,639<text:s/>ready<text:s/>for<text:s/>PD)</text:span><text:span text:style-name="T288_29">.</text:span></text:p>
        <text:p text:style-name="P289"><text:span text:style-name="T289_1">One-year<text:s/></text:span><text:span text:style-name="T289_2">e</text:span><text:span text:style-name="T289_3">xtension</text:span><text:span text:style-name="T289_4">:<text:s/></text:span><text:span text:style-name="T289_5">Due<text:s/>to</text:span><text:span text:style-name="T289_6"><text:s/>COVID-19<text:s/>and<text:s/>its<text:s/>impact<text:s/>on<text:s/>LIFT’s<text:s/>activities</text:span><text:span text:style-name="T289_7">,</text:span><text:span text:style-name="T289_8"><text:s/>the<text:s/>progr</text:span><text:span text:style-name="T289_9">amme<text:s/>was<text:s/>given<text:s/>a<text:s/>one-year</text:span><text:span text:style-name="T289_10"><text:s/>extension<text:s/>to<text:s/></text:span><text:span text:style-name="T289_11">the<text:s/></text:span><text:span text:style-name="T289_12">31</text:span><text:span text:style-name="T289_13">st</text:span><text:span text:style-name="T289_14"><text:s/>July<text:s/>2021<text:s/>and<text:s/>LIFT’s<text:s/>SLLC</text:span><text:span text:style-name="T289_15"><text:s/>targets<text:s/>were<text:s/></text:span><text:span text:style-name="T289_16">further<text:s/>r</text:span><text:span text:style-name="T289_17">evised<text:s/>based<text:s/>on<text:s/>the<text:s/>impact<text:s/>of<text:s/>COVID-19<text:s/></text:span><text:span text:style-name="T289_18">(see<text:s/>table<text:s/>below).</text:span></text:p>
        <table:table table:style-name="Table8">
          <table:table-column table:style-name="Column34"/>
          <table:table-column table:style-name="Column35"/>
          <table:table-column table:style-name="Column36"/>
          <table:table-column table:style-name="Column37"/>
          <table:table-column table:style-name="Column38"/>
          <table:table-row table:style-name="Row30">
            <table:table-cell table:style-name="Cell120">
              <text:p text:style-name="P290"><text:span text:style-name="T290_1">Indicator</text:span></text:p>
            </table:table-cell>
            <table:table-cell table:style-name="Cell121">
              <text:p text:style-name="P291"><text:span text:style-name="T291_1">Aug<text:s/>2020<text:s/>Target</text:span></text:p>
            </table:table-cell>
            <table:table-cell table:style-name="Cell122">
              <text:p text:style-name="P292"><text:span text:style-name="T292_1">R</text:span><text:span text:style-name="T292_2">evised<text:s/>Aug<text:s/>2020<text:s/>Target</text:span></text:p>
            </table:table-cell>
            <table:table-cell table:style-name="Cell123">
              <text:p text:style-name="P293"><text:span text:style-name="T293_1">R</text:span><text:span text:style-name="T293_2">evised<text:s/></text:span><text:span text:style-name="T293_3">Oct<text:s/>2020<text:s/>T</text:span><text:span text:style-name="T293_4">arget<text:s/>(</text:span><text:span text:style-name="T293_5">one-year<text:s/>extension</text:span><text:span text:style-name="T293_6">)</text:span></text:p>
            </table:table-cell>
            <table:table-cell table:style-name="Cell124">
              <text:p text:style-name="P294"><text:span text:style-name="T294_1">AR<text:s/>Results</text:span></text:p>
            </table:table-cell>
          </table:table-row>
          <table:table-row table:style-name="Row31">
            <table:table-cell table:style-name="Cell125">
              <text:p text:style-name="P295"><text:span text:style-name="T295_1">1.1A.<text:s/>Cumulative<text:s/>number<text:s/>of<text:s/>parcels<text:s/>supported<text:s/>by<text:s/>LIFT<text:s/>for<text:s/>demarcation</text:span></text:p>
            </table:table-cell>
            <table:table-cell table:style-name="Cell126">
              <text:p text:style-name="P296"><text:span text:style-name="T296_1">14,000,000</text:span></text:p>
            </table:table-cell>
            <table:table-cell table:style-name="Cell127">
              <text:p text:style-name="P297"><text:span text:style-name="T297_1">15,200,000</text:span></text:p>
            </table:table-cell>
            <table:table-cell table:style-name="Cell128">
              <text:p text:style-name="P298"><text:span text:style-name="T298_1">15,500,000</text:span></text:p>
            </table:table-cell>
            <table:table-cell table:style-name="Cell129">
              <text:p text:style-name="P299"><text:span text:style-name="T299_1">15,752,269</text:span></text:p>
            </table:table-cell>
          </table:table-row>
          <table:table-row table:style-name="Row32">
            <table:table-cell table:style-name="Cell130">
              <text:p text:style-name="P300"><text:span text:style-name="T300_1">1.1B.<text:s/>Cumulative<text:s/>number<text:s/>of<text:s/>parcels<text:s/>supported<text:s/>by<text:s/>LIFT<text:s/>for<text:s/>certificates<text:s/>approved</text:span></text:p>
            </table:table-cell>
            <table:table-cell table:style-name="Cell131">
              <text:p text:style-name="P301"><text:span text:style-name="T301_1">14,000,000</text:span></text:p>
            </table:table-cell>
            <table:table-cell table:style-name="Cell132">
              <text:p text:style-name="P302"><text:span text:style-name="T302_1">14,000,000</text:span></text:p>
            </table:table-cell>
            <table:table-cell table:style-name="Cell133">
              <text:p text:style-name="P303"><text:span text:style-name="T303_1">14,000,000</text:span><text:span text:style-name="T303_2"><text:note text:note-class="footnote"><text:note-citation/><text:note-body><text:p text:style-name="P304"><text:span text:style-name="T304_1"><text:s/>End<text:s/>of<text:s/>programme<text:s/>target<text:s/>was<text:s/>increased<text:s/>to<text:s/>14,150,000<text:s/>approved<text:s/>certificates</text:span></text:p></text:note-body></text:note></text:span></text:p>
            </table:table-cell>
            <table:table-cell table:style-name="Cell134">
              <text:p text:style-name="P305"><text:span text:style-name="T305_1">14,002,541</text:span></text:p>
            </table:table-cell>
          </table:table-row>
          <table:table-row table:style-name="Row33">
            <table:table-cell table:style-name="Cell135">
              <text:p text:style-name="P306"><text:span text:style-name="T306_1">1.1C.<text:s/>Cumulative<text:s/>number<text:s/>of<text:s/>parcels<text:s/>supported<text:s/>by<text:s/>LIFT<text:s/>for<text:s/>certificates<text:s/>made<text:s/>available<text:s/>for<text:s/>collection<text:s/>at<text:s/>woreda<text:s/>land<text:s/>offices</text:span></text:p>
            </table:table-cell>
            <table:table-cell table:style-name="Cell136">
              <text:p text:style-name="P307"><text:span text:style-name="T307_1">14,000,000</text:span></text:p>
            </table:table-cell>
            <table:table-cell table:style-name="Cell137">
              <text:p text:style-name="P308"><text:span text:style-name="T308_1">14,000,000</text:span></text:p>
            </table:table-cell>
            <table:table-cell table:style-name="Cell138">
              <text:p text:style-name="P309"><text:span text:style-name="T309_1">13,800,000</text:span><text:span text:style-name="T309_2"><text:note text:note-class="footnote"><text:note-citation/><text:note-body><text:p text:style-name="P310"><text:span text:style-name="T310_1"><text:s/>End<text:s/>of<text:s/>programme<text:s/>target<text:s/>remains<text:s/>at<text:s/>14,000,000</text:span></text:p></text:note-body></text:note></text:span></text:p>
            </table:table-cell>
            <table:table-cell table:style-name="Cell139">
              <text:p text:style-name="P311"><text:span text:style-name="T311_1">13,815,890</text:span></text:p>
            </table:table-cell>
          </table:table-row>
          <table:table-row table:style-name="Row34">
            <table:table-cell table:style-name="Cell140">
              <text:p text:style-name="P312"><text:span text:style-name="T312_1">1.3.<text:s/>Cost<text:s/>per<text:s/>certificate<text:s/>issued<text:s/>with<text:s/>LIFT<text:s/>support<text:s/>(£)</text:span></text:p>
            </table:table-cell>
            <table:table-cell table:style-name="Cell141">
              <text:p text:style-name="P313"><text:span text:style-name="T313_1">3.54</text:span></text:p>
            </table:table-cell>
            <table:table-cell table:style-name="Cell142">
              <text:p text:style-name="P314"><text:span text:style-name="T314_1">3.69</text:span></text:p>
            </table:table-cell>
            <table:table-cell table:style-name="Cell143">
              <text:p text:style-name="P315"><text:span text:style-name="T315_1">3.75</text:span></text:p>
            </table:table-cell>
            <table:table-cell table:style-name="Cell144">
              <text:p text:style-name="P316"><text:span text:style-name="T316_1">3.4</text:span><text:span text:style-name="T316_2">6</text:span></text:p>
            </table:table-cell>
          </table:table-row>
        </table:table>
        <text:p text:style-name="P317"/>
        <text:p text:style-name="P318"><text:span text:style-name="T318_1">Furthermore,<text:s/></text:span><text:span text:style-name="T318_2">the<text:s/></text:span><text:span text:style-name="T318_3">extension</text:span><text:span text:style-name="T318_4"><text:s/>included<text:s/>field<text:s/>staff<text:s/>resourcing<text:s/></text:span><text:span text:style-name="T318_5">to<text:s/>recommence</text:span><text:span text:style-name="T318_6"><text:s/>PD<text:s/>events<text:s/></text:span><text:span text:style-name="T318_7">for<text:s/>LIFT<text:s/>to</text:span><text:span text:style-name="T318_8"><text:s/>achieve<text:s/>its<text:s/></text:span><text:span text:style-name="T318_9">end<text:s/>of<text:s/>programme</text:span><text:span text:style-name="T318_10"><text:s/>printing<text:s/>target.<text:s/></text:span><text:span text:style-name="T318_11">Originally</text:span><text:span text:style-name="T318_12">,</text:span><text:span text:style-name="T318_13"><text:s/>LIFT</text:span><text:span text:style-name="T318_14"><text:s/>and<text:s/>R</text:span><text:span text:style-name="T318_15">LAUD</text:span><text:span text:style-name="T318_16"><text:s/>anticipated<text:s/></text:span><text:span text:style-name="T318_17">that<text:s/>COVID-19<text:s/>infections</text:span><text:span text:style-name="T318_18"><text:s/>would<text:s/></text:span><text:span text:style-name="T318_19">peak</text:span><text:span text:style-name="T318_20"><text:s/>in<text:s/>June/July</text:span><text:span text:style-name="T318_21"><text:s/>and<text:s/>that<text:s/></text:span><text:span text:style-name="T318_22">PD</text:span><text:span text:style-name="T318_23"><text:s/>could<text:s/>recommence</text:span><text:span text:style-name="T318_24"><text:s/></text:span><text:span text:style-name="T318_25">in<text:s/>August/</text:span><text:span text:style-name="T318_26">September.<text:s/>However,<text:s/>unli</text:span><text:span text:style-name="T318_27">ke<text:s/>other<text:s/>countries</text:span><text:span text:style-name="T318_28">,</text:span><text:span text:style-name="T318_29"><text:s/>the<text:s/>upward<text:s/></text:span><text:span text:style-name="T318_30">infection<text:s/>rate</text:span><text:span text:style-name="T318_31"><text:s/>trend</text:span><text:span text:style-name="T318_32"><text:s/>has<text:s/>been<text:s/></text:span><text:span text:style-name="T318_33">prolonged</text:span><text:span text:style-name="T318_34"><text:s/>over<text:s/>a<text:s/>longer</text:span><text:span text:style-name="T318_35"><text:s/>period<text:s/>and</text:span><text:span text:style-name="T318_36"><text:s/></text:span><text:span text:style-name="T318_37">as<text:s/>a<text:s/>result</text:span><text:span text:style-name="T318_38">,<text:s/>PD<text:s/>events<text:s/>have</text:span><text:span text:style-name="T318_39"><text:s/>been<text:s/>unable<text:s/>to<text:s/>recommence<text:s/>as<text:s/>planned.<text:s/>LIFT<text:s/>has<text:s/>therefore<text:s/>adapted<text:s/>its<text:s/>PD<text:s/></text:span><text:span text:style-name="T318_40">approach<text:s/>to<text:s/>mitigate<text:s/></text:span><text:span text:style-name="T318_41">COVID-19<text:s/></text:span><text:span text:style-name="T318_42">as<text:s/>follows</text:span><text:span text:style-name="T318_43">:</text:span></text:p>
        <text:list text:style-name="LS18" xml:id="list36">
          <text:list-item>
            <text:p text:style-name="P319"><text:span text:style-name="T319_1">Large<text:s/></text:span><text:span text:style-name="T319_2">h</text:span><text:span text:style-name="T319_3">alls<text:s/>at<text:s/>Kebele<text:s/>Administration<text:s/>Offices<text:s/>or<text:s/>Farmer<text:s/>Training<text:s/>Centres<text:s/>or<text:s/>open<text:s/>spaces<text:s/></text:span><text:span text:style-name="T319_4">are</text:span><text:span text:style-name="T319_5"><text:s/>used<text:s/></text:span><text:span text:style-name="T319_6">as<text:s/>venues<text:s/></text:span><text:span text:style-name="T319_7">to</text:span><text:span text:style-name="T319_8"><text:s/>ensure<text:s/>social<text:s/>distancing<text:s/>can<text:s/>be<text:s/>maintained</text:span><text:span text:style-name="T319_9">;</text:span></text:p>
          </text:list-item>
          <text:list-item>
            <text:p text:style-name="P320"><text:span text:style-name="T320_1">Only<text:s/>two<text:s/>landholders<text:s/>at<text:s/>a<text:s/>time<text:s/></text:span><text:span text:style-name="T320_2">are</text:span><text:span text:style-name="T320_3"><text:s/>allowed<text:s/>to<text:s/>review<text:s/>and<text:s/>confirm<text:s/>their<text:s/>parcel<text:s/>information</text:span><text:span text:style-name="T320_4">;</text:span></text:p>
          </text:list-item>
          <text:list-item>
            <text:p text:style-name="P321"><text:span text:style-name="T321_1">Venues<text:s/></text:span><text:span text:style-name="T321_2">for<text:s/>PD<text:s/></text:span><text:span text:style-name="T321_3">require<text:s/>a<text:s/>water<text:s/>supply<text:s/>that<text:s/>is<text:s/>sufficient<text:s/>for<text:s/>hand<text:s/>washing</text:span><text:span text:style-name="T321_4">;</text:span></text:p>
          </text:list-item>
          <text:list-item>
            <text:p text:style-name="P322"><text:span text:style-name="T322_1">The<text:s/>duration<text:s/>of<text:s/>PD<text:s/></text:span><text:span text:style-name="T322_2">is</text:span><text:span text:style-name="T322_3"><text:s/>increased<text:s/>to<text:s/>45,<text:s/>21<text:s/>and<text:s/>10<text:s/>days<text:s/>in<text:s/>Amhara,<text:s/>Oromia<text:s/>and<text:s/>SNNPR<text:s/>respectively<text:s/>to<text:s/>accommodate<text:s/>a<text:s/>reduced<text:s/>daily<text:s/>number<text:s/>of<text:s/>landholders<text:s/>attending<text:s/>PD.</text:span></text:p>
          </text:list-item>
        </text:list>
        <text:p text:style-name="P323"><text:span text:style-name="T323_1">Although<text:s/>PD</text:span><text:span text:style-name="T323_2"><text:s/></text:span><text:span text:style-name="T323_3">could</text:span><text:span text:style-name="T323_4"><text:s/>not<text:s/>recommence,<text:s/>back-</text:span><text:span text:style-name="T323_5">office<text:s/>processes<text:s/></text:span><text:span text:style-name="T323_6">in<text:s/>some<text:s/>woredas<text:s/>and<text:s/>regions<text:s/>were<text:s/>able<text:s/>to<text:s/>continue</text:span><text:span text:style-name="T323_7">.<text:s/>LIFT<text:s/>ensured<text:s/>that<text:s/></text:span><text:span text:style-name="T323_8">back-office</text:span><text:span text:style-name="T323_9"><text:s/></text:span><text:span text:style-name="T323_10">staff<text:s/></text:span><text:span text:style-name="T323_11">maintain</text:span><text:span text:style-name="T323_12">ed</text:span><text:span text:style-name="T323_13"><text:s/>social<text:s/>distancing<text:s/>and</text:span><text:span text:style-name="T323_14"><text:s/>adhered</text:span><text:span text:style-name="T323_15"><text:s/>to</text:span><text:span text:style-name="T323_16"><text:s/>hygiene<text:s/>procedures.<text:s/>By<text:s/></text:span><text:span text:style-name="T323_17">the<text:s/>end<text:s/>of<text:s/></text:span><text:span text:style-name="T323_18">June</text:span><text:span text:style-name="T323_19"><text:s/>2020</text:span><text:span text:style-name="T323_20">,</text:span><text:span text:style-name="T323_21"><text:s/></text:span><text:span text:style-name="T323_22">a<text:s/>further<text:s/></text:span><text:span text:style-name="T323_23">376,694<text:s/></text:span><text:span text:style-name="T323_24">additional</text:span><text:span text:style-name="T323_25"><text:s/></text:span><text:span text:style-name="T323_26">parcels<text:s/>had<text:s/>been<text:s/></text:span><text:span text:style-name="T323_27">committed<text:s/>to</text:span><text:span text:style-name="T323_28"><text:s/>the<text:s/>registration<text:s/>system</text:span><text:span text:style-name="T323_29"><text:s/>database</text:span><text:span text:style-name="T323_30"><text:s/></text:span><text:span text:style-name="T323_31">(</text:span><text:span text:style-name="T323_32">iMASSREG</text:span><text:span text:style-name="T323_33">)</text:span><text:span text:style-name="T323_34">.<text:s/></text:span></text:p>
        <text:p text:style-name="P324"><text:span text:style-name="T324_1">On<text:s/></text:span><text:span text:style-name="T324_2">LIFT’s</text:span><text:span text:style-name="T324_3"><text:s/></text:span><text:span text:style-name="T324_4">a</text:span><text:span text:style-name="T324_5">erial<text:s/></text:span><text:span text:style-name="T324_6">p</text:span><text:span text:style-name="T324_7">hotography</text:span><text:span text:style-name="T324_8"><text:s/>activities</text:span><text:span text:style-name="T324_9">,<text:s/>the<text:s/>programme<text:s/></text:span><text:span text:style-name="T324_10">selected<text:s/></text:span><text:span text:style-name="T324_11">woredas<text:s/>where<text:s/>aerial<text:s/>photography<text:s/></text:span><text:span text:style-name="T324_12">had<text:s/>already<text:s/>been<text:s/>provided<text:s/>by</text:span><text:span text:style-name="T324_13"><text:s/></text:span><text:span text:style-name="T324_14">GoE</text:span><text:span text:style-name="T324_15">,<text:s/>which<text:s/></text:span><text:span text:style-name="T324_16">meant<text:s/>that<text:s/>LIFT<text:s/>could<text:s/>still<text:s/>achieve<text:s/>the<text:s/>targets<text:s/>for<text:s/>parcels<text:s/>demarcated</text:span><text:span text:style-name="T324_17">.</text:span></text:p>
        <text:p text:style-name="P325"/>
        <text:p text:style-name="P326"><text:span text:style-name="T326_1">Progress<text:s/>on<text:s/>recommendations<text:s/>from<text:s/>the<text:s/>previous<text:s/>AR,<text:s/>lessons<text:s/>learned<text:s/>this<text:s/>year<text:s/>and<text:s/>recommendations<text:s/>for<text:s/>the<text:s/>year<text:s/>ahead</text:span></text:p>
        <text:p text:style-name="P327"><text:span text:style-name="T327_1">All<text:s/></text:span><text:span text:style-name="T327_2">four<text:s/></text:span><text:span text:style-name="T327_3">recommendations<text:s/>from<text:s/>the<text:s/>2019<text:s/>AR<text:s/>have<text:s/>been<text:s/>followed<text:s/>up<text:s/></text:span><text:span text:style-name="T327_4">on</text:span><text:span text:style-name="T327_5">:</text:span></text:p>
        <table:table table:style-name="Table9">
          <table:table-column table:style-name="Column39"/>
          <table:table-column table:style-name="Column40"/>
          <table:table-row table:style-name="Row35">
            <table:table-cell table:style-name="Cell145">
              <text:p text:style-name="P328"><text:span text:style-name="T328_1">2019<text:s/>AR<text:s/>Recommendations</text:span></text:p>
            </table:table-cell>
            <table:table-cell table:style-name="Cell146">
              <text:p text:style-name="P329"><text:span text:style-name="T329_1">Status</text:span></text:p>
            </table:table-cell>
          </table:table-row>
          <table:table-row table:style-name="Row36">
            <table:table-cell table:style-name="Cell147">
              <text:p text:style-name="P330"><text:span text:style-name="T330_1">Asset<text:s/>disposal<text:s/>exit<text:s/>strategy<text:s/>to<text:s/>be<text:s/>finalised<text:s/>as<text:s/>the<text:s/>programme<text:s/>starts<text:s/>to<text:s/>unwind.</text:span></text:p>
            </table:table-cell>
            <table:table-cell table:style-name="Cell148">
              <text:p text:style-name="P331"><text:span text:style-name="T331_1">Exit<text:s/>s</text:span><text:span text:style-name="T331_2">trategy<text:s/></text:span><text:span text:style-name="T331_3">developed</text:span><text:span text:style-name="T331_4"><text:s/>and<text:s/>approved</text:span><text:span text:style-name="T331_5">.</text:span></text:p>
            </table:table-cell>
          </table:table-row>
          <table:table-row table:style-name="Row37">
            <table:table-cell table:style-name="Cell149">
              <text:p text:style-name="P332"><text:span text:style-name="T332_1">Follow-up<text:s/>on<text:s/>the<text:s/>recommendations<text:s/>and<text:s/>implementation<text:s/>of<text:s/>proposed<text:s/>actions<text:s/>to<text:s/>support<text:s/>Internally<text:s/>Displaced<text:s/>People<text:s/>(IDP)<text:s/>and<text:s/>their<text:s/>land<text:s/>rights<text:s/>in<text:s/>SLLC<text:s/>process<text:s/>to<text:s/>ensure<text:s/>their<text:s/>rights<text:s/>are<text:s/>upheld.</text:span></text:p>
            </table:table-cell>
            <table:table-cell table:style-name="Cell150">
              <text:p text:style-name="P333"><text:span text:style-name="T333_1">A</text:span><text:span text:style-name="T333_2"><text:s/>new<text:s/>S</text:span><text:span text:style-name="T333_3">LLC<text:s/></text:span><text:span text:style-name="T333_4">I</text:span><text:span text:style-name="T333_5">mplementation<text:s/></text:span><text:span text:style-name="T333_6">G</text:span><text:span text:style-name="T333_7">uidance<text:s/></text:span><text:span text:style-name="T333_8">N</text:span><text:span text:style-name="T333_9">ote</text:span><text:span text:style-name="T333_10"><text:s/>(SIGN-17)<text:s/>was<text:s/>developed<text:s/>and<text:s/>incorporated<text:s/>into<text:s/>the<text:s/></text:span><text:span text:style-name="T333_11">GoE’s</text:span><text:span text:style-name="T333_12"><text:s/></text:span><text:span text:style-name="T333_13">SLLC<text:s/>manual</text:span><text:span text:style-name="T333_14">.</text:span></text:p>
            </table:table-cell>
          </table:table-row>
          <table:table-row table:style-name="Row38">
            <table:table-cell table:style-name="Cell151">
              <text:p text:style-name="P334"><text:span text:style-name="T334_1">Investigate<text:s/>why<text:s/>women’s<text:s/>involvement<text:s/>in<text:s/>Land<text:s/>Administration<text:s/>Committees<text:s/>(LACs)<text:s/>are<text:s/>so<text:s/>low<text:s/>and<text:s/>identify<text:s/>what<text:s/>needs<text:s/>to<text:s/>be<text:s/>done<text:s/>to<text:s/>increase<text:s/>their<text:s/>participation.</text:span></text:p>
            </table:table-cell>
            <table:table-cell table:style-name="Cell152">
              <text:p text:style-name="P335"><text:span text:style-name="T335_1">Postponed<text:s/></text:span><text:span text:style-name="T335_2">–</text:span><text:span text:style-name="T335_3"><text:s/>A<text:s/></text:span><text:span text:style-name="T335_4">ToR</text:span><text:span text:style-name="T335_5"><text:s/>was<text:s/>developed<text:s/>for<text:s/>the<text:s/>study<text:s/>however<text:s/>field<text:s/>work<text:s/>was<text:s/>not<text:s/>undertaken<text:s/>due<text:s/>to<text:s/>COVID-19.<text:s/>Field<text:s/>work<text:s/>will<text:s/>be<text:s/>undertaken<text:s/>as<text:s/>soon<text:s/>as<text:s/>field<text:s/>travel<text:s/>is<text:s/>possible.</text:span></text:p>
            </table:table-cell>
          </table:table-row>
          <table:table-row table:style-name="Row39">
            <table:table-cell table:style-name="Cell153">
              <text:p text:style-name="P336"><text:span text:style-name="T336_1">Log<text:s/>frame<text:s/>targets<text:s/>need<text:s/>to<text:s/>be<text:s/>reviewed<text:s/>to<text:s/>ensure<text:s/>stretching<text:s/>and<text:s/>ambitious<text:s/>results<text:s/>are<text:s/>set<text:s/>and<text:s/>definitions<text:s/>are<text:s/>clear<text:s/>(particularly<text:s/>for<text:s/>indicator<text:s/>1.2)</text:span><text:span text:style-name="T336_2">.</text:span></text:p>
            </table:table-cell>
            <table:table-cell table:style-name="Cell154">
              <text:p text:style-name="P337"><text:span text:style-name="T337_1">Targets<text:s/>reviewed</text:span><text:span text:style-name="T337_2">.</text:span></text:p>
            </table:table-cell>
          </table:table-row>
        </table:table>
        <text:p text:style-name="P338"/>
        <text:p text:style-name="P339"><text:span text:style-name="T339_1">Key<text:s/></text:span><text:span text:style-name="T339_2">recommendation</text:span><text:span text:style-name="T339_3">s</text:span><text:span text:style-name="T339_4"><text:s/></text:span><text:span text:style-name="T339_5">for<text:s/>SLLC<text:s/>and<text:s/>GESI<text:s/>in<text:s/>the<text:s/>upcoming<text:s/>year<text:s/>are<text:s/>as<text:s/>follows:</text:span></text:p>
        <text:list text:style-name="LS9" xml:id="list40">
          <text:list-item>
            <text:p text:style-name="P340"><text:span text:style-name="T340_1">Recom</text:span><text:span text:style-name="T340_2">mence<text:s/>PD<text:s/>in<text:s/>outstanding<text:s/>woredas<text:s/>as<text:s/>soon<text:s/>as<text:s/></text:span><text:span text:style-name="T340_3">it<text:s/></text:span><text:span text:style-name="T340_4">is<text:s/></text:span><text:span text:style-name="T340_5">permissible</text:span><text:span text:style-name="T340_6">;</text:span><text:span text:style-name="T340_7"><text:s/></text:span></text:p>
          </text:list-item>
          <text:list-item>
            <text:p text:style-name="P341"><text:span text:style-name="T341_1">Undertake<text:s/>fi</text:span><text:span text:style-name="T341_2">eld</text:span><text:span text:style-name="T341_3"><text:s/>work<text:s/></text:span><text:span text:style-name="T341_4">on<text:s/>women’s<text:s/>involvement<text:s/>in<text:s/>LACs</text:span><text:span text:style-name="T341_5"><text:s/>as<text:s/>soon<text:s/>as<text:s/>travel<text:s/>is<text:s/>possible;</text:span></text:p>
          </text:list-item>
          <text:list-item>
            <text:p text:style-name="P342"><text:span text:style-name="T342_1">Ensur</text:span><text:span text:style-name="T342_2">e</text:span><text:span text:style-name="T342_3"><text:s/>that<text:s/>the<text:s/>regions<text:s/>maintain<text:s/>their<text:s/>commitment<text:s/>to<text:s/>distributing<text:s/>LIFT<text:s/></text:span><text:span text:style-name="T342_4">SLLC<text:s/></text:span><text:span text:style-name="T342_5">certificates</text:span><text:span text:style-name="T342_6"><text:s/>and</text:span><text:span text:style-name="T342_7"><text:s/></text:span><text:span text:style-name="T342_8">specifically<text:s/></text:span><text:span text:style-name="T342_9">ensure<text:s/>that<text:s/>SNNPR<text:s/>recommences<text:s/>COVID-19<text:s/>compliant<text:s/>certificate<text:s/>distribution<text:s/>events<text:s/>once<text:s/>the<text:s/>regional<text:s/>restrictions<text:s/>are<text:s/>lifted</text:span><text:span text:style-name="T342_10">.</text:span></text:p>
          </text:list-item>
        </text:list>
        <text:p text:style-name="P343"/>
        <table:table table:style-name="Table10">
          <table:table-column table:style-name="Column41"/>
          <table:table-column table:style-name="Column42"/>
          <table:table-column table:style-name="Column43"/>
          <table:table-column table:style-name="Column44"/>
          <table:table-column table:style-name="Column45"/>
          <table:table-row table:style-name="Row40">
            <table:table-cell table:style-name="Cell155">
              <text:p text:style-name="P344"><text:span text:style-name="T344_1">Output<text:s/>Title<text:s/></text:span></text:p>
            </table:table-cell>
            <table:table-cell table:style-name="Cell156" table:number-columns-spanned="4">
              <text:p text:style-name="P345"><text:span text:style-name="T345_1">Rural<text:s/>l</text:span><text:span text:style-name="T345_2">and<text:s/></text:span><text:span text:style-name="T345_3">A</text:span><text:span text:style-name="T345_4">dministration<text:s/></text:span><text:span text:style-name="T345_5">S</text:span><text:span text:style-name="T345_6">ystem</text:span><text:span text:style-name="T345_7"><text:s/>(RLAS)</text:span><text:span text:style-name="T345_8"><text:s/>implemented<text:s/>and<text:s/>operational<text:s/>in<text:s/>targeted<text:s/></text:span><text:span text:style-name="T345_9">w</text:span><text:span text:style-name="T345_10">oredas</text:span></text:p>
            </table:table-cell>
            <table:covered-table-cell/>
            <table:covered-table-cell/>
            <table:covered-table-cell/>
          </table:table-row>
          <table:table-row table:style-name="Row41">
            <table:table-cell table:style-name="Cell157" table:number-columns-spanned="2">
              <text:p text:style-name="P346"><text:span text:style-name="T346_1">Output<text:s/>number<text:s/>per<text:s/>LF</text:span></text:p>
            </table:table-cell>
            <table:covered-table-cell/>
            <table:table-cell table:style-name="Cell158">
              <text:p text:style-name="P347"><text:span text:style-name="T347_1">2</text:span></text:p>
            </table:table-cell>
            <table:table-cell table:style-name="Cell159">
              <text:p text:style-name="P348"><text:span text:style-name="T348_1">Output<text:s/>Score</text:span><text:span text:style-name="T348_2"><text:s/></text:span></text:p>
            </table:table-cell>
            <table:table-cell table:style-name="Cell160">
              <text:p text:style-name="P349"><text:span text:style-name="T349_1">A+</text:span></text:p>
            </table:table-cell>
          </table:table-row>
          <table:table-row table:style-name="Row42">
            <table:table-cell table:style-name="Cell161" table:number-columns-spanned="2">
              <text:p text:style-name="P350"><text:span text:style-name="T350_1">Impact<text:s/>weighting<text:s/>(%):</text:span><text:span text:style-name="T350_2"><text:s text:c="2"/></text:span></text:p>
            </table:table-cell>
            <table:covered-table-cell/>
            <table:table-cell table:style-name="Cell162">
              <text:p text:style-name="P351"><text:span text:style-name="T351_1">25%</text:span></text:p>
            </table:table-cell>
            <table:table-cell table:style-name="Cell163">
              <text:p text:style-name="P352"><text:span text:style-name="T352_1">Impact<text:s/>weighting<text:s/>%<text:s/>revised<text:s/>since<text:s/>last<text:s/>AR?<text:s/></text:span></text:p>
            </table:table-cell>
            <table:table-cell table:style-name="Cell164">
              <text:p text:style-name="P353"><text:span text:style-name="T353_1">N</text:span><text:span text:style-name="T353_2">o</text:span></text:p>
            </table:table-cell>
          </table:table-row>
        </table:table>
        <table:table table:style-name="Table11">
          <table:table-column table:style-name="Column46"/>
          <table:table-column table:style-name="Column47"/>
          <table:table-column table:style-name="Column48"/>
          <table:table-row table:style-name="Row43">
            <table:table-cell table:style-name="Cell165">
              <text:p text:style-name="P354"><text:span text:style-name="T354_1">Indicators</text:span></text:p>
            </table:table-cell>
            <table:table-cell table:style-name="Cell166">
              <text:p text:style-name="P355"><text:span text:style-name="T355_1">Milestones<text:s/>for<text:s/>this<text:s/>review</text:span></text:p>
            </table:table-cell>
            <table:table-cell table:style-name="Cell167">
              <text:p text:style-name="P356"><text:span text:style-name="T356_1">Progress<text:s/></text:span><text:span text:style-name="T356_2">(as<text:s/></text:span><text:span text:style-name="T356_3">of</text:span><text:span text:style-name="T356_4"><text:s/></text:span><text:span text:style-name="T356_5">31<text:s/>October<text:s/>2020</text:span><text:span text:style-name="T356_6">)</text:span></text:p>
            </table:table-cell>
          </table:table-row>
          <table:table-row table:style-name="Row44">
            <table:table-cell table:style-name="Cell168">
              <text:p text:style-name="P357"><text:span text:style-name="T357_1">2.1<text:s/>–<text:s/>Number<text:s/>of<text:s/>woreda<text:s/>offices<text:s/>in<text:s/>which<text:s/>RLAS<text:s/>is<text:s/>being<text:s/>implemented<text:s/>and<text:s/>at<text:s/>least<text:s/>10<text:s/>transactions<text:s/>have<text:s/>been<text:s/>processed</text:span></text:p>
            </table:table-cell>
            <table:table-cell table:style-name="Cell169">
              <text:p text:style-name="P358"><text:span text:style-name="T358_1">140</text:span></text:p>
            </table:table-cell>
            <table:table-cell table:style-name="Cell170">
              <text:p text:style-name="P359"><text:span text:style-name="T359_1">142</text:span></text:p>
            </table:table-cell>
          </table:table-row>
          <table:table-row table:style-name="Row45">
            <table:table-cell table:style-name="Cell171">
              <text:p text:style-name="P360"><text:span text:style-name="T360_1">2.2<text:s/>–<text:s/>Number<text:s/>of<text:s/>woreda<text:s/>offices<text:s/>in<text:s/>which<text:s/>RLAS<text:s/>has<text:s/>been<text:s/>operational<text:s/>for<text:s/>12<text:s/>months<text:s/>or<text:s/>more<text:s/>that<text:s/>pass<text:s/>the<text:s/>RLAS<text:s/>implementation<text:s/>assessment</text:span></text:p>
            </table:table-cell>
            <table:table-cell table:style-name="Cell172">
              <text:p text:style-name="P361"><text:span text:style-name="T361_1">90</text:span></text:p>
            </table:table-cell>
            <table:table-cell table:style-name="Cell173">
              <text:p text:style-name="P362"><text:span text:style-name="T362_1">103</text:span></text:p>
            </table:table-cell>
          </table:table-row>
        </table:table>
        <text:p text:style-name="P363"/>
        <text:p text:style-name="P364"><text:span text:style-name="T364_1">Briefly<text:s/>describe<text:s/>the<text:s/>output</text:span><text:span text:style-name="T364_2">’s<text:s/>activities,</text:span><text:span text:style-name="T364_3"><text:s/>and<text:s/>provide<text:s/>supporting<text:s/>narrative<text:s/>for<text:s/>the<text:s/>score</text:span></text:p>
        <text:p text:style-name="P365"><text:span text:style-name="T365_1">The<text:s/>output’s<text:s/>activities<text:s/></text:span><text:span text:style-name="T365_2">support<text:s/>the<text:s/>development<text:s/>of<text:s/>the<text:s/>land<text:s/>administration<text:s/>system</text:span><text:span text:style-name="T365_3"><text:s/>where<text:s/></text:span><text:span text:style-name="T365_4">rural<text:s/>land<text:s/>rights<text:s/></text:span><text:span text:style-name="T365_5">are<text:s/>recorded</text:span><text:span text:style-name="T365_6">.<text:s/></text:span><text:span text:style-name="T365_7">At<text:s/>the<text:s/>start<text:s/>of<text:s/>the<text:s/>year,<text:s/>127<text:s/>woredas<text:s/>had<text:s/>RLAS<text:s/>installed<text:s/>and<text:s/>it<text:s/>was<text:s/>planned<text:s/>that<text:s/>an<text:s/>additional<text:s/>4</text:span><text:span text:style-name="T365_8">3</text:span><text:span text:style-name="T365_9"><text:s/>woredas<text:s/>would<text:s/>have<text:s/>RLAS<text:s/>installed<text:s/>from<text:s/>March<text:s/>to<text:s/>June<text:s/>2020</text:span><text:span text:style-name="T365_10">.</text:span><text:span text:style-name="T365_11"><text:s/>LIFT<text:s/>was<text:s/>on<text:s/>track<text:s/>to<text:s/>accomplish<text:s/>its<text:s/>SLLC<text:s/>workplan<text:s/>and<text:s/></text:span><text:span text:style-name="T365_12">had</text:span><text:span text:style-name="T365_13"><text:s/>sufficient<text:s/>time<text:s/>for<text:s/>RLAS<text:s/>to<text:s/>then<text:s/>be<text:s/>installed.<text:s/>However</text:span><text:span text:style-name="T365_14">,</text:span><text:span text:style-name="T365_15"><text:s/></text:span><text:span text:style-name="T365_16">GoE’s</text:span><text:span text:style-name="T365_17"><text:s/></text:span><text:span text:style-name="T365_18">COVID</text:span><text:span text:style-name="T365_19">-19<text:s/>mitigation<text:s/>measures</text:span><text:span text:style-name="T365_20"><text:s/></text:span><text:span text:style-name="T365_21">have<text:s/>had<text:s/>the<text:s/>greatest<text:s/>impact<text:s/>on<text:s/>the<text:s/>RLAS<text:s/>component<text:s/>as<text:s/></text:span><text:span text:style-name="T365_22">it</text:span><text:span text:style-name="T365_23"><text:s/>is<text:s/>heavily<text:s/>reliant<text:s/>upon<text:s/>training<text:s/>workshops,</text:span><text:span text:style-name="T365_24"><text:s/></text:span><text:span text:style-name="T365_25">providing<text:s/></text:span><text:span text:style-name="T365_26">frequent<text:s/>technical<text:s/>backup<text:s/>support<text:s/>to<text:s/>woreda<text:s/>staff</text:span><text:span text:style-name="T365_27">,</text:span><text:span text:style-name="T365_28"><text:s/>awareness<text:s/></text:span><text:span text:style-name="T365_29">raising<text:s/></text:span><text:span text:style-name="T365_30">activities<text:s/>and<text:s/></text:span><text:span text:style-name="T365_31">the<text:s/></text:span><text:span text:style-name="T365_32">transportation<text:s/>and</text:span><text:span text:style-name="T365_33"><text:s/>installation<text:s/>of<text:s/></text:span><text:span text:style-name="T365_34">RLAS</text:span><text:span text:style-name="T365_35"><text:s/>e</text:span><text:span text:style-name="T365_36">q</text:span><text:span text:style-name="T365_37">uipment</text:span><text:span text:style-name="T365_38">.<text:s/>Therefore</text:span><text:span text:style-name="T365_39">,</text:span><text:span text:style-name="T365_40"><text:s/>LIFT<text:s/>was<text:s/>unable<text:s/>to<text:s/>undertake<text:s/>RLAS<text:s/>installation</text:span><text:span text:style-name="T365_41"><text:s/>activities<text:s/>in<text:s/>the<text:s/>same<text:s/>way<text:s/>as<text:s/>before</text:span><text:span text:style-name="T365_42">.</text:span></text:p>
        <text:p text:style-name="P366"><text:span text:style-name="T366_1">As<text:s/>a<text:s/>resul</text:span><text:span text:style-name="T366_2">t,<text:s/>LIFT<text:s/>adapted<text:s/>its<text:s/>approach<text:s/>to<text:s/>installing<text:s/>RLAS<text:s/>(see<text:s/>details<text:s/>in<text:s/>section<text:s/></text:span><text:span text:style-name="T366_3">on</text:span><text:span text:style-name="T366_4"><text:s/>output<text:s/>changes<text:s/>below)<text:s/>and<text:s/>achieved<text:s/>the<text:s/>following:</text:span></text:p>
        <text:list text:style-name="LS106" xml:id="list43">
          <text:list-item>
            <text:p text:style-name="P367"><text:span text:style-name="T367_1">Indicator<text:s/>2.1<text:s/></text:span><text:span text:style-name="T367_2">–<text:s/></text:span><text:span text:style-name="T367_3">RLAS<text:s/></text:span><text:span text:style-name="T367_4">installed<text:s/></text:span><text:span text:style-name="T367_5">in<text:s/>an<text:s/>additional<text:s/>15<text:s/>woredas<text:s/>giving<text:s/>a<text:s/>cumulative<text:s/>total<text:s/>of<text:s/>142</text:span><text:span text:style-name="T367_6">;</text:span></text:p>
          </text:list-item>
          <text:list-item>
            <text:p text:style-name="P368"><text:span text:style-name="T368_1">Indicator<text:s/>2.2<text:s/></text:span><text:span text:style-name="T368_2">–<text:s/>over<text:s/></text:span><text:span text:style-name="T368_3">the<text:s/>year</text:span><text:span text:style-name="T368_4">,</text:span><text:span text:style-name="T368_5"><text:s/>a<text:s/>total<text:s/>of<text:s/>105</text:span><text:span text:style-name="T368_6"><text:s/>woredas<text:s/>underwent<text:s/>an<text:s/>RLAS<text:s/>12/24/36<text:s/>month<text:s/>implementation<text:s/>assessment</text:span><text:span text:style-name="T368_7">.</text:span><text:span text:style-name="T368_8"><text:s/></text:span><text:span text:style-name="T368_9">74</text:span><text:span text:style-name="T368_10"><text:s/>woredas<text:s/>received<text:s/>a<text:s/>category<text:s/>three<text:s/>score<text:s/>(needs<text:s/>few<text:s/>improvements)<text:s/>and<text:s/></text:span><text:span text:style-name="T368_11">29</text:span><text:span text:style-name="T368_12"><text:s/>received<text:s/>a<text:s/>category<text:s/>two<text:s/>score</text:span><text:span text:style-name="T368_13"><text:s/>(needs<text:s/>many<text:s/>improvements)</text:span><text:span text:style-name="T368_14">,<text:s/>adding-up<text:s/>to<text:s/></text:span><text:span text:style-name="T368_15">103</text:span><text:span text:style-name="T368_16"><text:s/></text:span><text:span text:style-name="T368_17">w</text:span><text:span text:style-name="T368_18">oredas</text:span><text:span text:style-name="T368_19"><text:s/></text:span><text:span text:style-name="T368_20">passing<text:s/>the<text:s/>assessment</text:span><text:span text:style-name="T368_21">.</text:span><text:span text:style-name="T368_22"><text:s/></text:span><text:span text:style-name="T368_23">Areas<text:s/>where<text:s/>woredas<text:s/>were<text:s/>found<text:s/>to<text:s/>require<text:s/>improvements<text:s/>included<text:s/>the<text:s/>awareness<text:s/>level<text:s/>of<text:s/></text:span><text:span text:style-name="T368_24">Kebele<text:s/>Land<text:s/>Administration<text:s/>Committee<text:s/>(</text:span><text:span text:style-name="T368_25">KLAC</text:span><text:span text:style-name="T368_26">)</text:span><text:span text:style-name="T368_27"><text:s/>members<text:s/>and<text:s/>landholders<text:s/>on<text:s/>the<text:s/>importance<text:s/>of<text:s/>formally<text:s/>registering<text:s/>transactions</text:span><text:span text:style-name="T368_28"><text:s/>and<text:s/>organisational<text:s/>capacity</text:span><text:span text:style-name="T368_29">.<text:s/></text:span><text:span text:style-name="T368_30">T</text:span><text:span text:style-name="T368_31">wo<text:s/>RLAS<text:s/>woredas<text:s/>in<text:s/>SNNPR<text:s/>showed<text:s/>very<text:s/>poor<text:s/>performance</text:span><text:span text:style-name="T368_32"><text:s/></text:span><text:span text:style-name="T368_33">due<text:s/>to<text:s/>weak<text:s/>commitment<text:s/>of<text:s/>the<text:s/>woreda<text:s/>land<text:s/>office<text:s/>management<text:s/>for<text:s/>RLAS<text:s/>operations</text:span><text:span text:style-name="T368_34">,</text:span><text:span text:style-name="T368_35"><text:s/>which<text:s/>resulted<text:s/>in<text:s/>the<text:s/>woreda<text:s/>not<text:s/>replacing<text:s/>staff<text:s/>that<text:s/>had<text:s/>been<text:s/>transferred<text:s/>to<text:s/>other<text:s/>positions<text:s/>and<text:s/>staff<text:s/>focusing<text:s/>on<text:s/>development<text:s/>campaigns<text:s/>as<text:s/>opposed<text:s/>to<text:s/>RLAS<text:s/>functions.</text:span></text:p>
          </text:list-item>
        </text:list>
        <text:p text:style-name="P369"><text:span text:style-name="T369_1">In<text:s/>order<text:s/>to<text:s/>ensure<text:s/></text:span><text:span text:style-name="T369_2">RLAS</text:span><text:span text:style-name="T369_3"><text:s/>sustainability<text:s/></text:span><text:span text:style-name="T369_4">and</text:span><text:span text:style-name="T369_5"><text:s/></text:span><text:span text:style-name="T369_6">that<text:s/>landholder’s<text:s/>formally<text:s/>register<text:s/>transactions</text:span><text:span text:style-name="T369_7">,<text:s/></text:span><text:span text:style-name="T369_8">LIFT<text:s/></text:span><text:span text:style-name="T369_9">has<text:s/>focused</text:span><text:span text:style-name="T369_10"><text:s/>on<text:s/></text:span><text:span text:style-name="T369_11">improving</text:span><text:span text:style-name="T369_12"><text:s/></text:span><text:span text:style-name="T369_13">landholder</text:span><text:span text:style-name="T369_14">s’</text:span><text:span text:style-name="T369_15"><text:s/>awareness</text:span><text:span text:style-name="T369_16"><text:s/></text:span><text:span text:style-name="T369_17">on<text:s/>the<text:s/>importance<text:s/>of<text:s/>formal<text:s/>transactions</text:span><text:span text:style-name="T369_18"><text:s/></text:span><text:span text:style-name="T369_19">and</text:span><text:span text:style-name="T369_20"><text:s/></text:span><text:span text:style-name="T369_21">improving</text:span><text:span text:style-name="T369_22"><text:s/></text:span><text:span text:style-name="T369_23">service<text:s/>delivery<text:s/>performance</text:span><text:span text:style-name="T369_24">.<text:s/>T</text:span><text:span text:style-name="T369_25">he<text:s/>following<text:s/>RLAS<text:s/>innovations</text:span><text:span text:style-name="T369_26"><text:s/>have<text:s/>been<text:s/>developed</text:span><text:span text:style-name="T369_27">:</text:span></text:p>
        <table:table table:style-name="Table12">
          <table:table-column table:style-name="Column49"/>
          <table:table-column table:style-name="Column50"/>
          <table:table-row table:style-name="Row46">
            <table:table-cell table:style-name="Cell174">
              <text:p text:style-name="P370"><text:span text:style-name="T370_1">Initiative</text:span></text:p>
            </table:table-cell>
            <table:table-cell table:style-name="Cell175">
              <text:p text:style-name="P371"><text:span text:style-name="T371_1">Aim</text:span></text:p>
            </table:table-cell>
          </table:table-row>
          <table:table-row table:style-name="Row47">
            <table:table-cell table:style-name="Cell176">
              <text:p text:style-name="P372"><text:span text:style-name="T372_1">CALM</text:span></text:p>
            </table:table-cell>
            <table:table-cell table:style-name="Cell177">
              <text:list text:style-name="LS82" xml:id="list45">
                <text:list-item>
                  <text:p text:style-name="P373"><text:span text:style-name="T373_1">Ensure<text:s/></text:span><text:span text:style-name="T373_2">financial<text:s/>sustainability</text:span><text:span text:style-name="T373_3"><text:s/>of<text:s/>RLAS<text:s/>operations</text:span><text:span text:style-name="T373_4"><text:s/>and<text:s/>efficient<text:s/>service<text:s/>delivery</text:span><text:span text:style-name="T373_5">.</text:span><text:span text:style-name="T373_6"><text:s/></text:span><text:span text:style-name="T373_7">LIFT<text:s/>developed<text:s/>a<text:s/>“Business<text:s/>Case<text:s/>for<text:s/>the<text:s/>Rural<text:s/>Land<text:s/>Administration<text:s/>Information<text:s/>Service<text:s/>(RLAIS)”<text:s/>to<text:s/>demonstrate<text:s/>to<text:s/>decision-makers<text:s/>how<text:s/>this<text:s/>could<text:s/>support<text:s/>RLAS<text:s/>financial<text:s/>sustainability<text:s/>(resulted<text:s/>in<text:s/>CALM)</text:span><text:span text:style-name="T373_8"><text:s/>and<text:s/></text:span><text:span text:style-name="T373_9">will<text:s/>train<text:s/></text:span><text:span text:style-name="T373_10">staff<text:s/>on<text:s/>the<text:s/>new<text:s/>CALM<text:s/>M</text:span><text:span text:style-name="T373_11">anagement<text:s/>Information<text:s/>System</text:span><text:span text:style-name="T373_12">.</text:span></text:p>
                </text:list-item>
              </text:list>
            </table:table-cell>
          </table:table-row>
          <table:table-row table:style-name="Row48">
            <table:table-cell table:style-name="Cell178">
              <text:p text:style-name="P374"><text:span text:style-name="T374_1">Model<text:s/>Woreda<text:s/>Office</text:span></text:p>
            </table:table-cell>
            <table:table-cell table:style-name="Cell179">
              <text:list text:style-name="LS83" xml:id="list46">
                <text:list-item>
                  <text:p text:style-name="P375"><text:span text:style-name="T375_1">Improve<text:s/>service<text:s/>provision<text:s/>at<text:s/>the<text:s/>kebele</text:span><text:span text:style-name="T375_2">-</text:span><text:span text:style-name="T375_3"><text:s/>and<text:s/>woreda</text:span><text:span text:style-name="T375_4">-</text:span><text:span text:style-name="T375_5">level<text:s/>and<text:s/>thus<text:s/></text:span><text:span text:style-name="T375_6">reduce<text:s/>time<text:s/>and<text:s/>effort<text:s/>(costs)</text:span><text:span text:style-name="T375_7"><text:s/>of<text:s/>landholders<text:s/>looking<text:s/>to<text:s/>formally<text:s/>register<text:s/>land<text:s/>transactions.<text:s/></text:span></text:p>
                </text:list-item>
                <text:list-item>
                  <text:p text:style-name="P376"><text:span text:style-name="T376_1">Improve<text:s/>organisational<text:s/>capacity</text:span><text:span text:style-name="T376_2"><text:s/>of<text:s/>WLAO<text:s/>and<text:s/>effect<text:s/>organisational<text:s/>change<text:s/>and<text:s/>practices.</text:span></text:p>
                </text:list-item>
                <text:list-item>
                  <text:p text:style-name="P377"><text:span text:style-name="T377_1">Simplify<text:s/>procedures/workflows<text:s/>in<text:s/>order<text:s/>to<text:s/></text:span><text:span text:style-name="T377_2">improve<text:s/>efficiency<text:s/>of<text:s/>service<text:s/>delivery</text:span><text:span text:style-name="T377_3"><text:s/>and<text:s/></text:span><text:span text:style-name="T377_4">reduce<text:s/>time</text:span><text:span text:style-name="T377_5"><text:s/>to<text:s/>process<text:s/>transactions.</text:span></text:p>
                </text:list-item>
              </text:list>
            </table:table-cell>
          </table:table-row>
          <table:table-row table:style-name="Row49">
            <table:table-cell table:style-name="Cell180">
              <text:p text:style-name="P378"><text:span text:style-name="T378_1">Satellite<text:s/>Woreda<text:s/>Approach</text:span></text:p>
            </table:table-cell>
            <table:table-cell table:style-name="Cell181">
              <text:list text:style-name="LS84" xml:id="list49">
                <text:list-item>
                  <text:p text:style-name="P379"><text:span text:style-name="T379_1">Improve<text:s/>service<text:s/>provision<text:s/>at<text:s/>the<text:s/>woreda<text:s/>level<text:s/>through<text:s/>formalising<text:s/>an<text:s/>informal<text:s/>approach<text:s/>of<text:s/>better<text:s/>performing<text:s/>woredas<text:s/>providing<text:s/>support<text:s/>in<text:s/>technical<text:s/>areas<text:s/>to<text:s/>weaker<text:s/>performing<text:s/>woredas<text:s/>and<text:s/>thus<text:s/></text:span><text:span text:style-name="T379_2">reduce<text:s/>time<text:s/>and<text:s/>effort<text:s/>(costs)</text:span><text:span text:style-name="T379_3"><text:s/>of<text:s/>landholders<text:s/>formally<text:s/>register<text:s/>land<text:s/>transactions<text:s/>as<text:s/>well<text:s/>as<text:s/>improve.</text:span></text:p>
                </text:list-item>
                <text:list-item>
                  <text:p text:style-name="P380"><text:span text:style-name="T380_1">Improve<text:s/></text:span><text:span text:style-name="T380_2">WLAO’s<text:s/>support<text:s/>for<text:s/>RLAS<text:s/>operations</text:span><text:span text:style-name="T380_3"><text:s/>and<text:s/>ensuring<text:s/>a<text:s/>high<text:s/>quality<text:s/>of<text:s/>service<text:s/>delivery<text:s/>at<text:s/>the<text:s/>kebele<text:s/>level<text:s/>(i.e.<text:s/>KLAC<text:s/>completing<text:s/>applications<text:s/>correctly).</text:span></text:p>
                </text:list-item>
                <text:list-item>
                  <text:p text:style-name="P381"><text:span text:style-name="T381_1">Improve<text:s/>WLAO’s<text:s/>awareness<text:s/>on<text:s/>the<text:s/>priority<text:s/>of<text:s/>ensuring<text:s/>PAC<text:s/>activities<text:s/>are<text:s/>undertaken.<text:s/></text:span></text:p>
                </text:list-item>
              </text:list>
            </table:table-cell>
          </table:table-row>
          <table:table-row table:style-name="Row50">
            <table:table-cell table:style-name="Cell182">
              <text:p text:style-name="P382"><text:span text:style-name="T382_1">Mobile<text:s/>Back<text:s/>Office<text:s/>Centre</text:span></text:p>
            </table:table-cell>
            <table:table-cell table:style-name="Cell183">
              <text:list text:style-name="LS85" xml:id="list52">
                <text:list-item>
                  <text:p text:style-name="P383"><text:span text:style-name="T383_1">Increase<text:s/></text:span><text:span text:style-name="T383_2">access<text:s/>to<text:s/>services</text:span><text:span text:style-name="T383_3"><text:s/>by<text:s/>creating<text:s/>remote<text:s/>teams<text:s/>that<text:s/>will<text:s/>travel<text:s/>to<text:s/>kebele<text:s/>sectors<text:s/>to<text:s/>register<text:s/>transactions.</text:span></text:p>
                </text:list-item>
                <text:list-item>
                  <text:p text:style-name="P384"><text:span text:style-name="T384_1">Increase<text:s/>awareness<text:s/></text:span><text:span text:style-name="T384_2">on<text:s/>the<text:s/>importance<text:s/>of<text:s/>registering<text:s/>transactions<text:s/>by<text:s/>undertaking<text:s/>awareness<text:s/>raising<text:s/>campaigns<text:s/>(to<text:s/>inform<text:s/>landholders<text:s/>on<text:s/>this<text:s/>service<text:s/>provision<text:s/>and<text:s/>importance<text:s/>of<text:s/>registering<text:s/>transactions).<text:s/></text:span></text:p>
                </text:list-item>
              </text:list>
            </table:table-cell>
          </table:table-row>
          <table:table-row table:style-name="Row51">
            <table:table-cell table:style-name="Cell184">
              <text:p text:style-name="P385"><text:span text:style-name="T385_1">Revised<text:s/>Woreda<text:s/>RLAS<text:s/>PAC<text:s/>Strategy</text:span></text:p>
            </table:table-cell>
            <table:table-cell table:style-name="Cell185">
              <text:list text:style-name="LS86" xml:id="list54">
                <text:list-item>
                  <text:p text:style-name="P386"><text:span text:style-name="T386_1">S</text:span><text:span text:style-name="T386_2">upport<text:s/>WLAO<text:s/>in<text:s/></text:span><text:span text:style-name="T386_3">raising<text:s/>landholders’<text:s/>awareness</text:span><text:span text:style-name="T386_4"><text:s/>on<text:s/>the<text:s/>importance<text:s/>of<text:s/>formally<text:s/>registering<text:s/>transactions<text:s/>through<text:s/>a<text:s/></text:span><text:span text:style-name="T386_5">structured<text:s/>approach</text:span><text:span text:style-name="T386_6"><text:s/>by<text:s/>establishing<text:s/></text:span><text:span text:style-name="T386_7">k</text:span><text:span text:style-name="T386_8">ebele</text:span><text:span text:style-name="T386_9">-</text:span><text:span text:style-name="T386_10">level<text:s/>PAC<text:s/>teams<text:s/>with<text:s/>designated<text:s/>team</text:span><text:span text:style-name="T386_11"><text:s/>leaders.</text:span></text:p>
                </text:list-item>
                <text:list-item>
                  <text:p text:style-name="P387"><text:span text:style-name="T387_1">Provides<text:s/>clear<text:s/>guidelines<text:s/>on<text:s/>how<text:s/>to<text:s/>reach<text:s/>different<text:s/>target<text:s/>segments<text:s/>(public<text:s/>platforms,<text:s/>meetings<text:s/>and<text:s/>venues<text:s/>for<text:s/>posters)<text:s/>as<text:s/>well<text:s/>as<text:s/>a<text:s/>structured<text:s/>approach<text:s/>for<text:s/>print<text:s/>materials<text:s/>and<text:s/>information<text:s/>to<text:s/>flow<text:s/>from<text:s/>the<text:s/>WLAO<text:s/>to<text:s/>the<text:s/>sub-kebele<text:s/>level.</text:span></text:p>
                </text:list-item>
                <text:list-item>
                  <text:p text:style-name="P388"><text:span text:style-name="T388_1">Improves<text:s/>monitoring<text:s/>of<text:s/>activities<text:s/>by<text:s/>actors<text:s/>having<text:s/>to<text:s/>report<text:s/>on<text:s/>venues<text:s/>that<text:s/>they<text:s/>have<text:s/>placed<text:s/>posters<text:s/>and<text:s/>events<text:s/>they<text:s/>have<text:s/>attend<text:s/>to<text:s/>increase<text:s/>landholders’<text:s/>awareness<text:s/>on<text:s/>formally<text:s/>registering<text:s/>transactions.</text:span></text:p>
                </text:list-item>
              </text:list>
            </table:table-cell>
          </table:table-row>
          <table:table-row table:style-name="Row52">
            <table:table-cell table:style-name="Cell186">
              <text:p text:style-name="P389"><text:span text:style-name="T389_1">Land<text:s/>Hotline</text:span></text:p>
            </table:table-cell>
            <table:table-cell table:style-name="Cell187">
              <text:list text:style-name="LS86" xml:id="list57">
                <text:list-item>
                  <text:p text:style-name="P390"><text:span text:style-name="T390_1">Will<text:s/>provide<text:s/>landholders<text:s/>the<text:s/>ability<text:s/>to<text:s/>call<text:s/>in<text:s/>and<text:s/>hear<text:s/>pre-recorded<text:s/>messages<text:s/>on<text:s/>the<text:s/>different<text:s/>types<text:s/>of<text:s/>transactions<text:s/>and<text:s/>what<text:s/>procedures<text:s/>should<text:s/>be<text:s/>taken<text:s/>and<text:s/>thus<text:s/>reduce<text:s/>instances<text:s/>of<text:s/>misinformation<text:s/>or<text:s/>misunderstanding<text:s/>on<text:s/>this.</text:span></text:p>
                </text:list-item>
              </text:list>
            </table:table-cell>
          </table:table-row>
        </table:table>
        <text:p text:style-name="P391"><text:span text:style-name="T391_1">In<text:s/>addition<text:s/>to<text:s/>the<text:s/>m</text:span><text:span text:style-name="T391_2">ajor</text:span><text:span text:style-name="T391_3"><text:s/>impact<text:s/>of<text:s/>COVID-19<text:s/>on<text:s/>RLAS<text:s/>activities,<text:s/>other</text:span><text:span text:style-name="T391_4"><text:s/>challenges</text:span><text:span text:style-name="T391_5"><text:s/>that<text:s/>LIFT<text:s/>has<text:s/>faced<text:s/>during<text:s/>the<text:s/>year<text:s/></text:span><text:span text:style-name="T391_6">have<text:s/></text:span><text:span text:style-name="T391_7">include</text:span><text:span text:style-name="T391_8">d</text:span><text:span text:style-name="T391_9"><text:s/></text:span><text:span text:style-name="T391_10">insufficient<text:s/>regional<text:s/>budget<text:s/>allocations</text:span><text:span text:style-name="T391_11"><text:s/></text:span><text:span text:style-name="T391_12">for<text:s/></text:span><text:span text:style-name="T391_13">RLAS<text:s/></text:span><text:span text:style-name="T391_14">equipment<text:s/>and<text:s/>maintenance</text:span><text:span text:style-name="T391_15">,<text:s/></text:span><text:span text:style-name="T391_16">f</text:span><text:span text:style-name="T391_17">requent</text:span><text:span text:style-name="T391_18"><text:s/>turnover<text:s/>of<text:s/>the<text:s/>trained<text:s/>woreda<text:s/>staff</text:span><text:span text:style-name="T391_19">,<text:s/></text:span><text:span text:style-name="T391_20">as<text:s/>well<text:s/>as<text:s/></text:span><text:span text:style-name="T391_21">fr</text:span><text:span text:style-name="T391_22">equent<text:s/>restructuring<text:s/>of<text:s/>the<text:s/>woreda<text:s/>administration</text:span><text:span text:style-name="T391_23">,</text:span><text:span text:style-name="T391_24"><text:s/></text:span><text:span text:style-name="T391_25">where<text:s/>28<text:s/></text:span><text:span text:style-name="T391_26">‘</text:span><text:span text:style-name="T391_27">old</text:span><text:span text:style-name="T391_28">’</text:span><text:span text:style-name="T391_29"><text:s/>RLAS<text:s/>woredas<text:s/>have<text:s/>been<text:s/>split<text:s/>into<text:s/>62<text:s/></text:span><text:span text:style-name="T391_30">‘</text:span><text:span text:style-name="T391_31">new</text:span><text:span text:style-name="T391_32">’</text:span><text:span text:style-name="T391_33"><text:s/>woredas.</text:span></text:p>
        <text:p text:style-name="P392"><text:span text:style-name="T392_1">Assess<text:s/>the<text:s/></text:span><text:span text:style-name="T392_2">VfM</text:span><text:span text:style-name="T392_3"><text:s/>of<text:s/>this<text:s/>output<text:s/>compared<text:s/>to<text:s/>the<text:s/>proposition<text:s/>in<text:s/>the<text:s/>Business<text:s/>Case,<text:s/>based<text:s/>on<text:s/>performance<text:s/>over<text:s/>the<text:s/>past<text:s/>year</text:span></text:p>
        <text:p text:style-name="P393"><text:span text:style-name="T393_1">Specific<text:s/></text:span><text:span text:style-name="T393_2">VfM</text:span><text:span text:style-name="T393_3"><text:s/>indicators</text:span><text:span text:style-name="T393_4"><text:note text:note-class="footnote"><text:note-citation/><text:note-body><text:p text:style-name="P394"><text:span text:style-name="T394_1"><text:s/></text:span><text:span text:style-name="T394_2">VfM</text:span><text:span text:style-name="T394_3"><text:s/>indicators<text:s/>are<text:s/>based<text:s/>on<text:s/>LIFT’s<text:s/></text:span><text:span text:style-name="T394_4">VfM</text:span><text:span text:style-name="T394_5"><text:s/>report<text:s/>which<text:s/>is<text:s/>based<text:s/>on<text:s/>results<text:s/>and<text:s/>financial<text:s/>data<text:s/>as<text:s/>of<text:s/>the<text:s/>end<text:s/>of<text:s/>August<text:s/>2020</text:span><text:span text:style-name="T394_6">.</text:span></text:p></text:note-body></text:note></text:span><text:span text:style-name="T394_7"><text:s/>that<text:s/>relate<text:s/>to<text:s/>the<text:s/></text:span><text:span text:style-name="T394_8">RLAS</text:span><text:span text:style-name="T394_9"><text:s/>component<text:s/>(as<text:s/>per<text:s/>the<text:s/>2017<text:s/>revision<text:s/>of<text:s/>LIFT’s<text:s/></text:span><text:span text:style-name="T394_10">VfM</text:span><text:span text:style-name="T394_11"><text:s/>framework)<text:s/>includes<text:s/>the<text:s/>following:</text:span></text:p>
        <table:table table:style-name="Table13">
          <table:table-column table:style-name="Column51"/>
          <table:table-column table:style-name="Column52"/>
          <table:table-column table:style-name="Column53"/>
          <table:table-column table:style-name="Column54"/>
          <table:table-column table:style-name="Column55"/>
          <table:table-column table:style-name="Column56"/>
          <table:table-column table:style-name="Column57"/>
          <table:table-column table:style-name="Column58"/>
          <table:table-row table:style-name="Row53">
            <table:table-cell table:style-name="Cell188" table:number-columns-spanned="2">
              <text:p text:style-name="P395"><text:span text:style-name="T395_1">Indicator</text:span></text:p>
            </table:table-cell>
            <table:covered-table-cell/>
            <table:table-cell table:style-name="Cell189">
              <text:p text:style-name="P396"><text:span text:style-name="T396_1">Target</text:span></text:p>
            </table:table-cell>
            <table:table-cell table:style-name="Cell190">
              <text:p text:style-name="P397"><text:span text:style-name="T397_1">2016</text:span></text:p>
            </table:table-cell>
            <table:table-cell table:style-name="Cell191">
              <text:p text:style-name="P398"><text:span text:style-name="T398_1">2017</text:span></text:p>
            </table:table-cell>
            <table:table-cell table:style-name="Cell192">
              <text:p text:style-name="P399"><text:span text:style-name="T399_1">2018</text:span></text:p>
            </table:table-cell>
            <table:table-cell table:style-name="Cell193">
              <text:p text:style-name="P400"><text:span text:style-name="T400_1">2019</text:span></text:p>
            </table:table-cell>
            <table:table-cell table:style-name="Cell194">
              <text:p text:style-name="P401"><text:span text:style-name="T401_1">2020</text:span></text:p>
            </table:table-cell>
          </table:table-row>
          <table:table-row table:style-name="Row54">
            <table:table-cell table:style-name="Cell195">
              <text:p text:style-name="P402"><text:span text:style-name="T402_1">Efficiency</text:span></text:p>
            </table:table-cell>
            <table:table-cell table:style-name="Cell196">
              <text:p text:style-name="P403"><text:span text:style-name="T403_1">Cost<text:s/></text:span><text:span text:style-name="T403_2">of</text:span><text:span text:style-name="T403_3"><text:s/></text:span><text:span text:style-name="T403_4">Woreda<text:s/>Office</text:span><text:span text:style-name="T403_5"><text:s/>with<text:s/></text:span><text:span text:style-name="T403_6">f</text:span><text:span text:style-name="T403_7">unctioning<text:s/>RLAS</text:span></text:p>
            </table:table-cell>
            <table:table-cell table:style-name="Cell197">
              <text:p text:style-name="P404"><text:span text:style-name="T404_1">N/A</text:span></text:p>
            </table:table-cell>
            <table:table-cell table:style-name="Cell198">
              <text:p text:style-name="P405"><text:span text:style-name="T405_1">N/A</text:span></text:p>
            </table:table-cell>
            <table:table-cell table:style-name="Cell199">
              <text:p text:style-name="P406"><text:span text:style-name="T406_1">N/A</text:span></text:p>
            </table:table-cell>
            <table:table-cell table:style-name="Cell200">
              <text:p text:style-name="P407"><text:span text:style-name="T407_1">£20,290</text:span></text:p>
            </table:table-cell>
            <table:table-cell table:style-name="Cell201">
              <text:p text:style-name="P408"><text:span text:style-name="T408_1">£18,220</text:span></text:p>
            </table:table-cell>
            <table:table-cell table:style-name="Cell202">
              <text:p text:style-name="P409"><text:span text:style-name="T409_1">£17,082</text:span></text:p>
            </table:table-cell>
          </table:table-row>
          <table:table-row table:style-name="Row55">
            <table:table-cell table:style-name="Cell203">
              <text:p text:style-name="P410"><text:span text:style-name="T410_1">Effectiveness</text:span></text:p>
            </table:table-cell>
            <table:table-cell table:style-name="Cell204">
              <text:p text:style-name="P411"><text:span text:style-name="T411_1">Cost<text:s/>per<text:s/></text:span><text:span text:style-name="T411_2">f</text:span><text:span text:style-name="T411_3">ormally<text:s/></text:span><text:span text:style-name="T411_4">r</text:span><text:span text:style-name="T411_5">egistered<text:s/></text:span><text:span text:style-name="T411_6">t</text:span><text:span text:style-name="T411_7">ransaction</text:span></text:p>
              <text:p text:style-name="P412"/>
            </table:table-cell>
            <table:table-cell table:style-name="Cell205">
              <text:p text:style-name="P413"><text:span text:style-name="T413_1">N/A</text:span></text:p>
            </table:table-cell>
            <table:table-cell table:style-name="Cell206">
              <text:p text:style-name="P414"><text:span text:style-name="T414_1">N/A</text:span></text:p>
            </table:table-cell>
            <table:table-cell table:style-name="Cell207">
              <text:p text:style-name="P415"><text:span text:style-name="T415_1">N/A</text:span></text:p>
            </table:table-cell>
            <table:table-cell table:style-name="Cell208">
              <text:p text:style-name="P416"><text:span text:style-name="T416_1">£90.80</text:span></text:p>
            </table:table-cell>
            <table:table-cell table:style-name="Cell209">
              <text:p text:style-name="P417"><text:span text:style-name="T417_1">£46.61</text:span></text:p>
            </table:table-cell>
            <table:table-cell table:style-name="Cell210">
              <text:p text:style-name="P418"><text:span text:style-name="T418_1">£25.1</text:span><text:span text:style-name="T418_2">3</text:span></text:p>
            </table:table-cell>
          </table:table-row>
        </table:table>
        <text:p text:style-name="P419"><text:span text:style-name="T419_1">Cost<text:s/></text:span><text:span text:style-name="T419_2">of</text:span><text:span text:style-name="T419_3"><text:s/>Woreda<text:s/>Office<text:s/>with<text:s/></text:span><text:span text:style-name="T419_4">f</text:span><text:span text:style-name="T419_5">unctioning<text:s/>RLAS</text:span><text:span text:style-name="T419_6">:<text:s/></text:span><text:span text:style-name="T419_7">A<text:s/>functioning<text:s/>RLAS<text:s/>woreda<text:s/>is<text:s/>defined<text:s/>as<text:s/>a<text:s/>‘woreda<text:s/>office<text:s/>in<text:s/>which<text:s/>RLAS<text:s/>is<text:s/>being<text:s/>implemented<text:s/>and<text:s/>at<text:s/>least<text:s/>10<text:s/>transactions<text:s/>have<text:s/>been<text:s/>processed’<text:s/>as<text:s/>per<text:s/>LIFT’s<text:s/></text:span><text:span text:style-name="T419_8">logframe</text:span><text:span text:style-name="T419_9">.<text:s/>The<text:s/></text:span><text:span text:style-name="T419_10">VfM</text:span><text:span text:style-name="T419_11"><text:s/>cost<text:s/>for<text:s/>this<text:s/>reporting<text:s/>period<text:s/>is<text:s/></text:span><text:span text:style-name="T419_12">£17,082</text:span><text:span text:style-name="T419_13"><text:s/>based<text:s/>on<text:s/></text:span><text:span text:style-name="T419_14">127</text:span><text:span text:style-name="T419_15"><text:s/></text:span><text:span text:style-name="T419_16">woreda<text:s/>offices<text:s/>with<text:s/></text:span><text:span text:style-name="T419_17">a<text:s/></text:span><text:span text:style-name="T419_18">functioning<text:s/>RLAS<text:s/>and<text:s/>an<text:s/>estimated<text:s/>total<text:s/>spend<text:s/>on<text:s/>RLAS<text:s/>of<text:s/>approximately<text:s/>£2,169,46</text:span><text:span text:style-name="T419_19">1.</text:span><text:span text:style-name="T419_20"><text:s/></text:span><text:span text:style-name="T419_21">The<text:s/>lower<text:s/>unit<text:s/>cost<text:s/>(it<text:s/>was<text:s/>£18k<text:s/>last<text:s/>year)<text:s/>indicates<text:s/>improved<text:s/>efficiency</text:span><text:span text:style-name="T419_22">.</text:span></text:p>
        <text:p text:style-name="P420"><text:span text:style-name="T420_1">Cost<text:s/></text:span><text:span text:style-name="T420_2">per<text:s/></text:span><text:span text:style-name="T420_3">f</text:span><text:span text:style-name="T420_4">ormally<text:s/></text:span><text:span text:style-name="T420_5">r</text:span><text:span text:style-name="T420_6">egistered</text:span><text:span text:style-name="T420_7"><text:s/></text:span><text:span text:style-name="T420_8">t</text:span><text:span text:style-name="T420_9">ransaction</text:span><text:span text:style-name="T420_10">:</text:span><text:span text:style-name="T420_11"><text:s/></text:span><text:span text:style-name="T420_12">This<text:s/>metric<text:s/>was</text:span><text:span text:style-name="T420_13"><text:s/>introduced<text:s/>in<text:s/>2019<text:s/>in<text:s/>order<text:s/>to<text:s/>address<text:s/>MTR<text:s/>comments<text:s/>on<text:s/>covering<text:s/>RLAS<text:s/>more<text:s/>in<text:s/>the<text:s/></text:span><text:span text:style-name="T420_14">VfM</text:span><text:span text:style-name="T420_15"><text:s/>framework</text:span><text:span text:style-name="T420_16"><text:s/></text:span><text:span text:style-name="T420_17">and<text:s/>was</text:span><text:span text:style-name="T420_18"><text:s/>designed<text:s/>as<text:s/>a<text:s/>proxy<text:s/>to<text:s/>RLAS<text:s/>sustainability</text:span><text:span text:style-name="T420_19">.</text:span><text:span text:style-name="T420_20"><text:s/>Based<text:s/>on<text:s/></text:span><text:span text:style-name="T420_21">86,331<text:s/>transactions</text:span><text:span text:style-name="T420_22"><text:s/>to<text:s/>date<text:s/>and<text:s/>the<text:s/>cumulative<text:s/>RLAS<text:s/>costs<text:s/></text:span><text:span text:style-name="T420_23">to<text:s/>date</text:span><text:span text:style-name="T420_24"><text:s/>(£2,169,461)</text:span><text:span text:style-name="T420_25">,</text:span><text:span text:style-name="T420_26"><text:s/>th</text:span><text:span text:style-name="T420_27">e<text:s/>average<text:s/>cost<text:s/></text:span><text:span text:style-name="T420_28">per</text:span><text:span text:style-name="T420_29"><text:s/>transaction</text:span><text:span text:style-name="T420_30"><text:s/>amounts<text:s/>to<text:s/></text:span><text:span text:style-name="T420_31">£25.1</text:span><text:span text:style-name="T420_32">3</text:span><text:span text:style-name="T420_33">.<text:s/>The<text:s/>number<text:s/>of<text:s/>registered<text:s/>transactions<text:s/>has<text:s/>gone<text:s/>up<text:s/>dramatically<text:s/>to<text:s/>reduce<text:s/>this<text:s/>cost<text:s/>by<text:s/>almost<text:s/>half<text:s/>of<text:s/>what<text:s/>it<text:s/>was<text:s/>last<text:s/>year<text:s/>(£46.61).</text:span></text:p>
        <text:p text:style-name="P421"><text:span text:style-name="T421_1">The</text:span><text:span text:style-name="T421_2">se<text:s/>figures<text:s/></text:span><text:span text:style-name="T421_3">indicate<text:s/>that<text:s/>LIFT<text:s/>is<text:s/>making<text:s/>good<text:s/>progress<text:s/>in<text:s/>challenging<text:s/>circumstances.<text:s/>The<text:s/>transfer<text:s/>of<text:s/>woredas<text:s/>to<text:s/>the<text:s/>CALM<text:s/>programme<text:s/>will<text:s/></text:span><text:span text:style-name="T421_4">allow</text:span><text:span text:style-name="T421_5"><text:s/>LIFT/LIFT<text:s/>UP<text:s/>to<text:s/>focus<text:s/>on<text:s/>significant<text:s/>improvements<text:s/>in<text:s/>a<text:s/>reduced<text:s/>number<text:s/>of<text:s/>woredas.<text:s/></text:span><text:span text:style-name="T421_6">However,<text:s/>the</text:span><text:span text:style-name="T421_7"><text:s/>RLAS<text:s/>assessment<text:s/>confirm</text:span><text:span text:style-name="T421_8">ed</text:span><text:span text:style-name="T421_9"><text:s/>that<text:s/></text:span><text:span text:style-name="T421_10">some</text:span><text:span text:style-name="T421_11"><text:s/>woredas<text:s/>are<text:s/>not<text:s/>performing<text:s/></text:span><text:span text:style-name="T421_12">well<text:s/>enough</text:span><text:span text:style-name="T421_13"><text:s/>and<text:s/>that<text:s/>is<text:s/>where<text:s/>LIFT<text:s/>UP<text:s/>needs<text:s/>to<text:s/>continue<text:s/>to<text:s/>progress<text:s/>initiatives</text:span><text:span text:style-name="T421_14"><text:s/></text:span><text:span text:style-name="T421_15">such<text:s/>as<text:s/>the<text:s/>Model<text:s/>Woredas,<text:s/>Satellite<text:s/></text:span><text:span text:style-name="T421_16">W</text:span><text:span text:style-name="T421_17">oredas<text:s/>and<text:s/>Light</text:span><text:span text:style-name="T421_18">-</text:span><text:span text:style-name="T421_19">Touch<text:s/>Comm</text:span><text:span text:style-name="T421_20">unications</text:span><text:span text:style-name="T421_21"><text:s/>campaign</text:span><text:span text:style-name="T421_22"><text:s/>(see<text:s/>below)</text:span><text:span text:style-name="T421_23">.</text:span><text:span text:style-name="T421_24"><text:s/></text:span><text:span text:style-name="T421_25">In</text:span><text:span text:style-name="T421_26"><text:s/>the<text:s/>longer</text:span><text:span text:style-name="T421_27">-</text:span><text:span text:style-name="T421_28">term</text:span><text:span text:style-name="T421_29">,</text:span><text:span text:style-name="T421_30"><text:s/>and<text:s/>based<text:s/>on<text:s/>the<text:s/>RLAS<text:s/>financial<text:s/>sustainability<text:s/>study<text:s/>and<text:s/>best<text:s/>practices<text:s/>in<text:s/>land<text:s/>administration,<text:s/>two<text:s/>key<text:s/>strategies<text:s/>are<text:s/>envisioned<text:s/>to<text:s/>ensure<text:s/>that<text:s/>the<text:s/>RLAS<text:s/>becomes<text:s/>sustainable:<text:s/></text:span><text:span text:style-name="T421_31">1)<text:s/>r</text:span><text:span text:style-name="T421_32">eview<text:s/>the<text:s/>introduction<text:s/>of<text:s/>affordable<text:s/>transaction<text:s/>fees,<text:s/>once<text:s/>RLAS<text:s/>is<text:s/>operating<text:s/>efficiently;<text:s/>and</text:span><text:span text:style-name="T421_33">,<text:s/>2)<text:s/>g</text:span><text:span text:style-name="T421_34">enerate<text:s/>revenues<text:s/>from<text:s/>land<text:s/>information<text:s/>service.</text:span><text:span text:style-name="T421_35"><text:s/>S</text:span><text:span text:style-name="T421_36">ome<text:s/>institutions<text:s/>are<text:s/>already<text:s/>utilising<text:s/>rural<text:s/>land<text:s/>information<text:s/>(Tax<text:s/>Revenue<text:s/>Offices<text:s/>and<text:s/>MFIs)<text:s/>and<text:s/>during<text:s/>LIFT<text:s/>UP<text:s/>these<text:s/>should<text:s/>be<text:s/>consolidated<text:s/>and<text:s/>expanded</text:span><text:span text:style-name="T421_37">,</text:span><text:span text:style-name="T421_38"><text:s/>in<text:s/>close<text:s/>coordination<text:s/>with<text:s/>the<text:s/>regional<text:s/>governments<text:s/>to<text:s/>develop<text:s/>the<text:s/>necessary<text:s/>procedures.</text:span></text:p>
        <text:p text:style-name="P422"><text:span text:style-name="T422_1">Describe<text:s/>any<text:s/>changes<text:s/>to<text:s/>this<text:s/>output<text:s/>during<text:s/>the<text:s/>past<text:s/>year,<text:s/>and<text:s/>any<text:s/>planned<text:s/>changes<text:s/>as<text:s/>a<text:s/>result<text:s/>of<text:s/>this<text:s/>review</text:span></text:p>
        <text:p text:style-name="P423"><text:span text:style-name="T423_1">RLAS<text:s/>activities<text:s/></text:span><text:span text:style-name="T423_2">were<text:s/>expected</text:span><text:span text:style-name="T423_3"><text:s/>to<text:s/>recommence<text:s/>in<text:s/>August</text:span><text:span text:style-name="T423_4">/September</text:span><text:span text:style-name="T423_5"><text:s/>after<text:s/></text:span><text:span text:style-name="T423_6">suspension<text:s/>for<text:s/></text:span><text:span text:style-name="T423_7">COVID-19</text:span><text:span text:style-name="T423_8">.<text:s/>However,</text:span><text:span text:style-name="T423_9"><text:s/>the<text:s/>infection<text:s/>rate<text:s/>has<text:s/>continued<text:s/>to<text:s/>increase<text:s/>since<text:s/>March<text:s/>and<text:s/>has<text:s/>not<text:s/>yet<text:s/>peaked</text:span><text:span text:style-name="T423_10">.</text:span><text:span text:style-name="T423_11"><text:s/>In<text:s/>August</text:span><text:span text:style-name="T423_12">,</text:span><text:span text:style-name="T423_13"><text:s/>LIFT<text:s/>engaged<text:s/>with<text:s/>the<text:s/>regional<text:s/>land<text:s/>bureaus<text:s/></text:span><text:span text:style-name="T423_14">to<text:s/>consider<text:s/></text:span><text:span text:style-name="T423_15">how<text:s/>to<text:s/>install</text:span><text:span text:style-name="T423_16"><text:s/>RLAS<text:s/>while<text:s/></text:span><text:span text:style-name="T423_17">also<text:s/>minimising<text:s/>the<text:s/></text:span><text:span text:style-name="T423_18">COVID-19<text:s/></text:span><text:span text:style-name="T423_19">risk<text:s/></text:span><text:span text:style-name="T423_20">and<text:s/>taking<text:s/></text:span><text:span text:style-name="T423_21">into<text:s/></text:span><text:span text:style-name="T423_22">account<text:s/></text:span><text:span text:style-name="T423_23">the<text:s/>regions</text:span><text:span text:style-name="T423_24">’</text:span><text:span text:style-name="T423_25"><text:s/>experience<text:s/></text:span><text:span text:style-name="T423_26">in</text:span><text:span text:style-name="T423_27"><text:s/>holding<text:s/>workshops</text:span><text:span text:style-name="T423_28">.<text:s/></text:span><text:span text:style-name="T423_29">As<text:s/>a<text:s/>result,<text:s/></text:span><text:span text:style-name="T423_30">LIFT<text:s/>adapted<text:s/>its<text:s/>approach<text:s/>to<text:s/>installing<text:s/>RLAS<text:s/></text:span><text:span text:style-name="T423_31">by</text:span><text:span text:style-name="T423_32">:</text:span></text:p>
        <text:list text:style-name="LS16" xml:id="list58">
          <text:list-item>
            <text:p text:style-name="P424"><text:span text:style-name="T424_1">Providing<text:s/>training<text:s/>on<text:s/>RLAS/</text:span><text:span text:style-name="T424_2">iWoRLAIS</text:span><text:span text:style-name="T424_3"><text:s/>to<text:s/>smaller<text:s/>groups<text:s/>of<text:s/>woreda<text:s/>staff</text:span><text:span text:style-name="T424_4">;</text:span></text:p>
          </text:list-item>
          <text:list-item>
            <text:p text:style-name="P425"><text:span text:style-name="T425_1">H</text:span><text:span text:style-name="T425_2">olding<text:s/>awareness<text:s/>workshops<text:s/></text:span><text:span text:style-name="T425_3">on<text:s/>the<text:s/>procedures<text:s/>and<text:s/>benefits<text:s/></text:span><text:span text:style-name="T425_4">of<text:s/>RLAS<text:s/></text:span><text:span text:style-name="T425_5">for<text:s/></text:span><text:span text:style-name="T425_6">woreda</text:span><text:span text:style-name="T425_7">-</text:span><text:span text:style-name="T425_8">level<text:s/>staff</text:span><text:span text:style-name="T425_9"><text:s/></text:span><text:span text:style-name="T425_10">only<text:s/></text:span><text:span text:style-name="T425_11">as<text:s/></text:span><text:span text:style-name="T425_12">this<text:s/></text:span><text:span text:style-name="T425_13">reduce</text:span><text:span text:style-name="T425_14">s</text:span><text:span text:style-name="T425_15"><text:s/>the<text:s/>risk<text:s/>of<text:s/>kebele</text:span><text:span text:style-name="T425_16">-</text:span><text:span text:style-name="T425_17">level<text:s/>stakeholders<text:s/>becoming<text:s/>a<text:s/>possible<text:s/>vector<text:s/>for<text:s/>COVID</text:span><text:span text:style-name="T425_18">-19</text:span><text:span text:style-name="T425_19">;</text:span></text:p>
          </text:list-item>
          <text:list-item>
            <text:p text:style-name="P426"><text:span text:style-name="T426_1">Holding<text:s/>workshops<text:s/>in<text:s/>larger<text:s/>venues<text:s/></text:span><text:span text:style-name="T426_2">to<text:s/>ensure<text:s/>social<text:s/>distancing<text:s/></text:span><text:span text:style-name="T426_3">and</text:span><text:span text:style-name="T426_4"><text:s/></text:span><text:span text:style-name="T426_5">providing<text:s/>PPE<text:s/></text:span><text:span text:style-name="T426_6">to</text:span><text:span text:style-name="T426_7"><text:s/>attendees</text:span><text:span text:style-name="T426_8">;</text:span></text:p>
          </text:list-item>
        </text:list>
        <text:p text:style-name="P427"><text:span text:style-name="T427_1">During<text:s/></text:span><text:span text:style-name="T427_2">RLAS<text:s/></text:span><text:span text:style-name="T427_3">installation,<text:s/></text:span><text:span text:style-name="T427_4">ensuring<text:s/>individual<text:s/></text:span><text:span text:style-name="T427_5">workstation</text:span><text:span text:style-name="T427_6">s</text:span><text:span text:style-name="T427_7"><text:s/>for<text:s/>each<text:s/>trainee<text:s/>and<text:s/>cleaning<text:s/>mouse<text:s/>pads,<text:s/>keyboards<text:s/>and<text:s/>screens<text:s/>daily<text:s/>throughout<text:s/></text:span><text:span text:style-name="T427_8">the<text:s/></text:span><text:span text:style-name="T427_9">training</text:span><text:span text:style-name="T427_10">.</text:span></text:p>
        <text:p text:style-name="P428"/>
        <text:p text:style-name="P429"><text:span text:style-name="T429_1">Progress<text:s/>on<text:s/>recommendations<text:s/>from<text:s/>the<text:s/>previous<text:s/>AR,<text:s/>lessons<text:s/>learned<text:s/>this<text:s/>year<text:s/>and<text:s/>recommendations<text:s/>for<text:s/>the<text:s/>year<text:s/>ahead</text:span></text:p>
        <text:p text:style-name="P430"><text:span text:style-name="T430_1">Taking<text:s/>into<text:s/>account<text:s/></text:span><text:span text:style-name="T430_2">the<text:s/>impact<text:s/>of</text:span><text:span text:style-name="T430_3"><text:s/>COVID-19</text:span><text:span text:style-name="T430_4"><text:s/>on<text:s/>RLAS<text:s/>activities</text:span><text:span text:style-name="T430_5">,<text:s/>progress<text:s/>on<text:s/>last<text:s/>year’s<text:s/>recommendation</text:span><text:span text:style-name="T430_6">s</text:span><text:span text:style-name="T430_7"><text:s/>is<text:s/>on<text:s/>track</text:span><text:span text:style-name="T430_8">:</text:span></text:p>
        <table:table table:style-name="Table14">
          <table:table-column table:style-name="Column59"/>
          <table:table-column table:style-name="Column60"/>
          <table:table-row table:style-name="Row56">
            <table:table-cell table:style-name="Cell211">
              <text:p text:style-name="P431"><text:span text:style-name="T431_1">2019<text:s/>AR<text:s/>Recommendations</text:span></text:p>
            </table:table-cell>
            <table:table-cell table:style-name="Cell212">
              <text:p text:style-name="P432"><text:span text:style-name="T432_1">Status</text:span></text:p>
            </table:table-cell>
          </table:table-row>
          <table:table-row table:style-name="Row57">
            <table:table-cell table:style-name="Cell213">
              <text:p text:style-name="P433"><text:span text:style-name="T433_1">Develop<text:s/>action<text:s/>plan<text:s/>and<text:s/>closely<text:s/>monitor<text:s/>implementation<text:s/>to<text:s/>address<text:s/>the<text:s/>underperforming<text:s/>woredas<text:s/>on<text:s/>RLAS<text:s/>implementation.</text:span></text:p>
            </table:table-cell>
            <table:table-cell table:style-name="Cell214">
              <text:p text:style-name="P434"><text:span text:style-name="T434_1">Action<text:s/>plan<text:s/>developed<text:s/>and<text:s/>implementation<text:s/>being<text:s/>monitored</text:span><text:span text:style-name="T434_2">.</text:span></text:p>
            </table:table-cell>
          </table:table-row>
          <table:table-row table:style-name="Row58">
            <table:table-cell table:style-name="Cell215">
              <text:p text:style-name="P435"><text:span text:style-name="T435_1">Assess<text:s/>the<text:s/>progress<text:s/>of<text:s/>RLAS<text:s/>action<text:s/>plan<text:s/>including<text:s/>its<text:s/>impact<text:s/>on<text:s/>uptake<text:s/>and<text:s/>sustainability.</text:span></text:p>
            </table:table-cell>
            <table:table-cell table:style-name="Cell216">
              <text:p text:style-name="P436"><text:span text:style-name="T436_1">RLAS<text:s/>action<text:s/>plan<text:s/>assessed</text:span><text:span text:style-name="T436_2">.</text:span></text:p>
            </table:table-cell>
          </table:table-row>
          <table:table-row table:style-name="Row59">
            <table:table-cell table:style-name="Cell217">
              <text:p text:style-name="P437"><text:span text:style-name="T437_1">Review<text:s/>the<text:s/>impact<text:s/>of<text:s/>regional<text:s/>and<text:s/>woreda<text:s/>restructuring<text:s/>on<text:s/>RLAS<text:s/>implementation.</text:span></text:p>
            </table:table-cell>
            <table:table-cell table:style-name="Cell218">
              <text:p text:style-name="P438"><text:span text:style-name="T438_1">Reviewed<text:s/>–<text:s/>frequent<text:s/>restructuring<text:s/>of<text:s/>the<text:s/>woreda<text:s/>administration<text:s/>is<text:s/>a<text:s/>major<text:s/>challenge.<text:s/>A<text:s/>draft<text:s/>guideline<text:s/>was<text:s/>completed<text:s/>in<text:s/>February<text:s/>2020<text:s/>and<text:s/>submitted<text:s/>to<text:s/>RLAUD.<text:s/>It<text:s/>had<text:s/>been<text:s/>planned<text:s/>that<text:s/>a<text:s/>meeting<text:s/>would<text:s/>be<text:s/>held<text:s/>with<text:s/>the<text:s/>regional<text:s/>land<text:s/>bureaus<text:s/>to<text:s/>discuss<text:s/>the<text:s/>guideline,<text:s/>however,<text:s/>this<text:s/>has<text:s/>been<text:s/>delayed due<text:s/>to<text:s/>COVID-19.</text:span></text:p>
            </table:table-cell>
          </table:table-row>
          <table:table-row table:style-name="Row60">
            <table:table-cell table:style-name="Cell219">
              <text:p text:style-name="P439"><text:span text:style-name="T439_1">Track<text:s/>the<text:s/></text:span><text:span text:style-name="T439_2">p</text:span><text:span text:style-name="T439_3">olitical<text:s/>commitment<text:s/>of<text:s/>the<text:s/>regional<text:s/>government<text:s/>and<text:s/>woreda<text:s/>by<text:s/>assessing<text:s/>allocation<text:s/>of<text:s/>resource<text:s/>(manpower<text:s/>and<text:s/>budget)<text:s/>as<text:s/>well<text:s/>as<text:s/>streamlining<text:s/>RLAS<text:s/>operations<text:s/>into<text:s/>RLAOs<text:s/>and<text:s/>WLAOs<text:s/>mandate.</text:span></text:p>
            </table:table-cell>
            <table:table-cell table:style-name="Cell220">
              <text:p text:style-name="P440"><text:span text:style-name="T440_1">Tracked<text:s/>–<text:s/></text:span><text:span text:style-name="T440_2">the<text:s/>regions<text:s/>have<text:s/>provided<text:s/>the<text:s/>necessary<text:s/>staffing<text:s/>for<text:s/>RLAS<text:s/>operations,<text:s/></text:span><text:span text:style-name="T440_3">but<text:s/></text:span><text:span text:style-name="T440_4">budget<text:s/>allocations<text:s/>for</text:span><text:span text:style-name="T440_5"><text:s/>equipment<text:s/>and</text:span><text:span text:style-name="T440_6"><text:s/>maintenance<text:s/></text:span><text:span text:style-name="T440_7">are</text:span><text:span text:style-name="T440_8"><text:s/>still<text:s/></text:span><text:span text:style-name="T440_9">a<text:s/>challenge</text:span><text:span text:style-name="T440_10">.<text:s/>As<text:s/>some<text:s/>woredas<text:s/>are<text:s/>using<text:s/>RLAS<text:s/>data<text:s/>to<text:s/>more<text:s/>accurately<text:s/>calculate<text:s/>land<text:s/>taxes<text:s/>owed,<text:s/>LIFT<text:s/>is<text:s/>planning<text:s/>to<text:s/>use<text:s/>this<text:s/>as<text:s/>an<text:s/>incentive<text:s/>for<text:s/>regions<text:s/>to<text:s/>prioritise<text:s/>RLAS</text:span><text:span text:style-name="T440_11">.</text:span></text:p>
            </table:table-cell>
          </table:table-row>
          <table:table-row table:style-name="Row61">
            <table:table-cell table:style-name="Cell221">
              <text:p text:style-name="P441"><text:span text:style-name="T441_1">Explore<text:s/>option<text:s/>to<text:s/>use<text:s/>Land<text:s/>Rental<text:s/>Service<text:s/>Providers<text:s/>(LRSPs)<text:s/>for<text:s/>RLAS<text:s/>work<text:s/>by<text:s/>identifying<text:s/>the<text:s/>services<text:s/>that<text:s/>could<text:s/>be<text:s/>included<text:s/>in<text:s/>the<text:s/>LRSPs’<text:s/>service<text:s/>offer.</text:span></text:p>
            </table:table-cell>
            <table:table-cell table:style-name="Cell222">
              <text:p text:style-name="P442"><text:span text:style-name="T442_1">Explored<text:s/>–<text:s/>Document<text:s/>developed<text:s/>regarding<text:s/>what<text:s/>LRSPs<text:s/>are<text:s/>well<text:s/>suited<text:s/>to<text:s/>support<text:s/>in<text:s/>the<text:s/>land<text:s/>sector.</text:span></text:p>
            </table:table-cell>
          </table:table-row>
          <table:table-row table:style-name="Row62">
            <table:table-cell table:style-name="Cell223">
              <text:p text:style-name="P443"><text:span text:style-name="T443_1">Completion<text:s/>of<text:s/>NRLAIS<text:s/>–<text:s/>LIFT<text:s/>to<text:s/>engage<text:s/>with<text:s/>REILA<text:s/>II<text:s/>on<text:s/>the<text:s/>credit<text:s/>module<text:s/>with<text:s/>the<text:s/>module<text:s/>developed<text:s/>and<text:s/>made<text:s/>available.</text:span></text:p>
            </table:table-cell>
            <table:table-cell table:style-name="Cell224">
              <text:p text:style-name="P444"><text:span text:style-name="T444_1">Credit<text:s/>module<text:s/>finalised</text:span><text:span text:style-name="T444_2">.</text:span></text:p>
            </table:table-cell>
          </table:table-row>
          <table:table-row table:style-name="Row63">
            <table:table-cell table:style-name="Cell225">
              <text:p text:style-name="P445"><text:span text:style-name="T445_1">Follow-up<text:s/>on<text:s/>CALM<text:s/>programme<text:s/>to<text:s/>ensure<text:s/>synergy<text:s/>with<text:s/>LIFT.</text:span></text:p>
            </table:table-cell>
            <table:table-cell table:style-name="Cell226">
              <text:p text:style-name="P446"><text:span text:style-name="T446_1">On</text:span><text:span text:style-name="T446_2">going</text:span><text:span text:style-name="T446_3">.</text:span></text:p>
            </table:table-cell>
          </table:table-row>
        </table:table>
        <text:p text:style-name="P447"><text:span text:style-name="T447_1">Key<text:s/></text:span><text:span text:style-name="T447_2">recommendations<text:s/></text:span><text:span text:style-name="T447_3">for<text:s/>RLAS</text:span><text:span text:style-name="T447_4"><text:s/>in<text:s/>the<text:s/>upcoming<text:s/>year<text:s/>are<text:s/>as<text:s/>follows:</text:span></text:p>
        <text:list text:style-name="LS6" xml:id="list61">
          <text:list-item>
            <text:p text:style-name="P448"><text:span text:style-name="T448_1">Install<text:s/>RLAS<text:s/>in<text:s/>the<text:s/>final<text:s/>set<text:s/>of<text:s/>woredas<text:s/>as<text:s/>soon<text:s/>as<text:s/></text:span><text:span text:style-name="T448_2">is<text:s/>permissible<text:s/>under<text:s/>COVID-19</text:span><text:span text:style-name="T448_3">;</text:span></text:p>
          </text:list-item>
          <text:list-item>
            <text:p text:style-name="P449"><text:span text:style-name="T449_1">Continue<text:s/>to<text:s/>implement<text:s/>the<text:s/>various<text:s/>RLAS<text:s/>action<text:s/>plans<text:s/>at<text:s/>the<text:s/>regional<text:s/>level:<text:s/>“Regional<text:s/>Level<text:s/>Action<text:s/>Plans”,<text:s/>“Satellite<text:s/>Woreda<text:s/>Approach<text:s/>Action<text:s/>Plans”<text:s/>and<text:s/></text:span><text:span text:style-name="T449_2">“</text:span><text:span text:style-name="T449_3">Model<text:s/>Woreda<text:s/>Action<text:s/>Plans”</text:span><text:span text:style-name="T449_4">;</text:span></text:p>
          </text:list-item>
          <text:list-item>
            <text:p text:style-name="P450"><text:span text:style-name="T450_1">Ensure<text:s/>the<text:s/>s</text:span><text:span text:style-name="T450_2">mooth<text:s/>transfer<text:s/>of<text:s/>RLAS/</text:span><text:span text:style-name="T450_3">iWoRLAIS</text:span><text:span text:style-name="T450_4">/NRLAIS<text:s/>operational<text:s/>woredas<text:s/>to<text:s/>CALM</text:span><text:span text:style-name="T450_5">.<text:s/></text:span><text:span text:style-name="T450_6">As<text:s/>per<text:s/>the<text:s/></text:span><text:span text:style-name="T450_7">RLAS<text:s/>phas</text:span><text:span text:style-name="T450_8">ing<text:s/></text:span><text:span text:style-name="T450_9">out<text:s/>strategy</text:span><text:span text:style-name="T450_10"><text:s/>developed<text:s/>in<text:s/>cooperation<text:s/>with<text:s/>CALM,<text:s/>RLAUD<text:s/>and<text:s/>regional<text:s/>offices</text:span><text:span text:style-name="T450_11">,<text:s/></text:span><text:span text:style-name="T450_12">LIFT<text:s/>will<text:s/>transfer<text:s/>the<text:s/>responsibility<text:s/>for<text:s/>ongoing<text:s/>RLAS<text:s/>operational<text:s/>technical<text:s/>support<text:s/>for<text:s/>113<text:s/>woredas<text:s/>to<text:s/>CALM<text:s/>by<text:s/>the<text:s/>31</text:span><text:span text:style-name="T450_13">st</text:span><text:span text:style-name="T450_14"><text:s/>December<text:s/>2020<text:s/>and<text:s/>a<text:s/>further<text:s/>51<text:s/>by<text:s/>the<text:s/>30</text:span><text:span text:style-name="T450_15">th</text:span><text:span text:style-name="T450_16"><text:s/>June<text:s/>2021</text:span><text:span text:style-name="T450_17">;</text:span></text:p>
          </text:list-item>
          <text:list-item>
            <text:p text:style-name="P451"><text:span text:style-name="T451_1">Ensure<text:s/>that<text:s/>LIFT<text:s/>maintains<text:s/>synergies<text:s/>with<text:s/>CALM</text:span><text:span text:style-name="T451_2">;</text:span></text:p>
          </text:list-item>
          <text:list-item>
            <text:p text:style-name="P452"><text:span text:style-name="T452_1">En</text:span><text:span text:style-name="T452_2">courage</text:span><text:span text:style-name="T452_3"><text:s/></text:span><text:span text:style-name="T452_4">p</text:span><text:span text:style-name="T452_5">olitical<text:s/>commitment</text:span><text:span text:style-name="T452_6"><text:s/></text:span><text:span text:style-name="T452_7">by</text:span><text:span text:style-name="T452_8">:</text:span><text:span text:style-name="T452_9"><text:s/></text:span><text:span text:style-name="T452_10">increas</text:span><text:span text:style-name="T452_11">ing</text:span><text:span text:style-name="T452_12"><text:s/>the<text:s/>awareness<text:s/>of<text:s/>decision</text:span><text:span text:style-name="T452_13">-</text:span><text:span text:style-name="T452_14">makers<text:s/>(at<text:s/>regional<text:s/>and<text:s/>woreda<text:s/>level)<text:s/>on<text:s/>the<text:s/>importance<text:s/>of<text:s/>RLAS</text:span><text:span text:style-name="T452_15">;<text:s/></text:span><text:span text:style-name="T452_16">incentivis</text:span><text:span text:style-name="T452_17">ing</text:span><text:span text:style-name="T452_18"><text:s/>RLAS</text:span><text:span text:style-name="T452_19"><text:s/>(some<text:s/>woredas<text:s/>in<text:s/>Amhara<text:s/>and<text:s/>Oromia<text:s/>have<text:s/>s</text:span><text:span text:style-name="T452_20">tarted<text:s/>to<text:s/>use<text:s/>RLAS<text:s/>data<text:s/>to<text:s/>collect<text:s/></text:span><text:span text:style-name="T452_21">Annual<text:s/>Rural<text:s/>Land<text:s/>Use<text:s/>Fees<text:s/>and<text:s/>Rural<text:s/>Land<text:s/>Tax</text:span><text:span text:style-name="T452_22">,<text:s/>which<text:s/>has<text:s/></text:span><text:span text:style-name="T452_23">resulted<text:s/>in<text:s/>increased<text:s/>tax<text:s/>revenues,<text:s/></text:span><text:span text:style-name="T452_24">and</text:span><text:span text:style-name="T452_25"><text:s/>LIFT<text:s/>will<text:s/>support<text:s/>these<text:s/></text:span><text:span text:style-name="T452_26">initiatives<text:s/>to<text:s/>enhance<text:s/>exchange<text:s/>of<text:s/>data<text:s/>between<text:s/>the<text:s/>woreda<text:s/>land<text:s/>offices<text:s/>and<text:s/>woreda<text:s/>revenue<text:s/>offices);</text:span><text:span text:style-name="T452_27"><text:s/></text:span><text:span text:style-name="T452_28">d</text:span><text:span text:style-name="T452_29">isseminat</text:span><text:span text:style-name="T452_30">ing</text:span><text:span text:style-name="T452_31"><text:s/>best<text:s/>practices</text:span><text:span text:style-name="T452_32">;</text:span><text:span text:style-name="T452_33"><text:s/>support</text:span><text:span text:style-name="T452_34">ing</text:span><text:span text:style-name="T452_35"><text:s/>CALM<text:s/></text:span><text:span text:style-name="T452_36">strategies<text:s/>to<text:s/>guarantee<text:s/>the<text:s/>sustainability<text:s/>of<text:s/>RLAS</text:span><text:span text:style-name="T452_37">.</text:span></text:p>
          </text:list-item>
        </text:list>
        <table:table table:style-name="Table15">
          <table:table-column table:style-name="Column61"/>
          <table:table-column table:style-name="Column62"/>
          <table:table-column table:style-name="Column63"/>
          <table:table-column table:style-name="Column64"/>
          <table:table-column table:style-name="Column65"/>
          <table:table-row table:style-name="Row64">
            <table:table-cell table:style-name="Cell227">
              <text:p text:style-name="P453"><text:bookmark-start text:name="_Hlk50021868"/><text:span text:style-name="T453_1">Output<text:s/>Title<text:s/></text:span></text:p>
            </table:table-cell>
            <table:table-cell table:style-name="Cell228" table:number-columns-spanned="4">
              <text:p text:style-name="P454"><text:span text:style-name="T454_1">Improved<text:s/>supporting<text:s/>functions<text:s/>for<text:s/>the<text:s/>rural<text:s/>land<text:s/>market<text:s/>for<text:s/>poor<text:s/>male<text:s/>and<text:s/>female<text:s/>farmers</text:span></text:p>
            </table:table-cell>
            <table:covered-table-cell/>
            <table:covered-table-cell/>
            <table:covered-table-cell/>
          </table:table-row>
          <table:table-row table:style-name="Row65">
            <table:table-cell table:style-name="Cell229" table:number-columns-spanned="2">
              <text:p text:style-name="P455"><text:span text:style-name="T455_1">Output<text:s/>number<text:s/>per<text:s/>LF</text:span></text:p>
            </table:table-cell>
            <table:covered-table-cell/>
            <table:table-cell table:style-name="Cell230">
              <text:p text:style-name="P456"><text:span text:style-name="T456_1">3</text:span></text:p>
            </table:table-cell>
            <table:table-cell table:style-name="Cell231">
              <text:p text:style-name="P457"><text:span text:style-name="T457_1">Output<text:s/>Score<text:s/></text:span></text:p>
            </table:table-cell>
            <table:table-cell table:style-name="Cell232">
              <text:p text:style-name="P458"><text:span text:style-name="T458_1">A+</text:span></text:p>
            </table:table-cell>
          </table:table-row>
          <table:table-row table:style-name="Row66">
            <table:table-cell table:style-name="Cell233" table:number-columns-spanned="2">
              <text:p text:style-name="P459"><text:span text:style-name="T459_1">Impact<text:s/>weighting<text:s/>(%):<text:s text:c="2"/></text:span></text:p>
            </table:table-cell>
            <table:covered-table-cell/>
            <table:table-cell table:style-name="Cell234">
              <text:p text:style-name="P460"><text:span text:style-name="T460_1">25%</text:span></text:p>
            </table:table-cell>
            <table:table-cell table:style-name="Cell235">
              <text:p text:style-name="P461"><text:span text:style-name="T461_1">Impact<text:s/>weighting<text:s/>%<text:s/>revised<text:s/>since<text:s/>last<text:s/>AR?<text:s/></text:span></text:p>
            </table:table-cell>
            <table:table-cell table:style-name="Cell236">
              <text:p text:style-name="P462"><text:span text:style-name="T462_1">N</text:span><text:span text:style-name="T462_2">o</text:span></text:p>
            </table:table-cell>
          </table:table-row>
        </table:table>
        <text:p text:style-name="P463"><text:bookmark-end text:name="_Hlk50021868"/></text:p>
        <table:table table:style-name="Table16">
          <table:table-column table:style-name="Column66"/>
          <table:table-column table:style-name="Column67"/>
          <table:table-column table:style-name="Column68"/>
          <table:table-row table:style-name="Row67">
            <table:table-cell table:style-name="Cell237">
              <text:p text:style-name="P464"><text:span text:style-name="T464_1">Indicators</text:span></text:p>
            </table:table-cell>
            <table:table-cell table:style-name="Cell238">
              <text:p text:style-name="P465"><text:span text:style-name="T465_1">Milestones</text:span><text:span text:style-name="T465_2"><text:s/>for<text:s/>this<text:s/>review</text:span></text:p>
            </table:table-cell>
            <table:table-cell table:style-name="Cell239">
              <text:p text:style-name="P466"><text:span text:style-name="T466_1">Progress<text:s/></text:span><text:span text:style-name="T466_2">(as<text:s/></text:span><text:span text:style-name="T466_3">of</text:span><text:span text:style-name="T466_4"><text:s/>3</text:span><text:span text:style-name="T466_5">1<text:s/>October</text:span><text:span text:style-name="T466_6"><text:s/>20</text:span><text:span text:style-name="T466_7">20</text:span><text:span text:style-name="T466_8">)</text:span></text:p>
            </table:table-cell>
          </table:table-row>
          <table:table-row table:style-name="Row68">
            <table:table-cell table:style-name="Cell240">
              <text:p text:style-name="P467"><text:span text:style-name="T467_1">3.1.</text:span><text:span text:style-name="T467_2"><text:s/>Number<text:s/>of<text:s/>new<text:s/>innovations<text:s/>introduced<text:s/>by<text:s/>LIFT<text:s/>in<text:s/>the<text:s/>A</text:span><text:span text:style-name="T467_3">ccess<text:s/>to<text:s/>Finance</text:span><text:span text:style-name="T467_4">,<text:s/>L</text:span><text:span text:style-name="T467_5">and<text:s/></text:span><text:span text:style-name="T467_6">R</text:span><text:span text:style-name="T467_7">ental</text:span><text:span text:style-name="T467_8"><text:s/>and<text:s/></text:span><text:span text:style-name="T467_9">a</text:span><text:span text:style-name="T467_10">gr</text:span><text:span text:style-name="T467_11">iculture</text:span><text:span text:style-name="T467_12"><text:s/>input<text:s/>sectors,<text:s/>disaggregated<text:s/>by<text:s/>innovations<text:s/>that<text:s/>encourage<text:s/>env</text:span><text:span text:style-name="T467_13">ironmentally</text:span><text:span text:style-name="T467_14"><text:s/>sustainable<text:s/>practices</text:span></text:p>
            </table:table-cell>
            <table:table-cell table:style-name="Cell241">
              <text:p text:style-name="P468"><text:span text:style-name="T468_1">10</text:span></text:p>
              <text:p text:style-name="P469"><text:span text:style-name="T469_1">2</text:span></text:p>
            </table:table-cell>
            <table:table-cell table:style-name="Cell242">
              <text:p text:style-name="P470"><text:span text:style-name="T470_1">11</text:span></text:p>
              <text:p text:style-name="P471"><text:span text:style-name="T471_1">2</text:span></text:p>
            </table:table-cell>
          </table:table-row>
          <table:table-row table:style-name="Row69">
            <table:table-cell table:style-name="Cell243">
              <text:p text:style-name="P472"><text:span text:style-name="T472_1">3.2</text:span><text:span text:style-name="T472_2">.<text:s/>Cumulative<text:s/>number<text:s/>of<text:s/>market<text:s/>actors<text:s/>that<text:s/>have<text:s/>adopted<text:s/>and<text:s/>continue<text:s/>to<text:s/>promote<text:s/>LIFT<text:s/>innovations,<text:s/>disaggregated<text:s/>by:</text:span></text:p>
              <text:list text:style-name="LS7" xml:id="list66">
                <text:list-item>
                  <text:p text:style-name="P473"><text:span text:style-name="T473_1">MFIs</text:span></text:p>
                </text:list-item>
                <text:list-item>
                  <text:p text:style-name="P474"><text:span text:style-name="T474_1">MFI<text:s/>branches</text:span></text:p>
                </text:list-item>
                <text:list-item>
                  <text:p text:style-name="P475"><text:span text:style-name="T475_1">LRSPs</text:span></text:p>
                </text:list-item>
                <text:list-item>
                  <text:p text:style-name="P476"><text:span text:style-name="T476_1">Woreda<text:s/>offices<text:s/>that<text:s/>enact<text:s/>the<text:s/></text:span><text:span text:style-name="T476_2">Standard<text:s/>Land<text:s/>Rental<text:s/>Contract<text:s/>(</text:span><text:span text:style-name="T476_3">SLRC</text:span><text:span text:style-name="T476_4">)</text:span></text:p>
                </text:list-item>
                <text:list-item>
                  <text:p text:style-name="P477"><text:span text:style-name="T477_1">Input<text:s/>retailers</text:span></text:p>
                </text:list-item>
                <text:list-item>
                  <text:p text:style-name="P478"><text:span text:style-name="T478_1">Input<text:s/>suppliers</text:span></text:p>
                </text:list-item>
              </text:list>
            </table:table-cell>
            <table:table-cell table:style-name="Cell244">
              <text:p text:style-name="P479"><text:span text:style-name="T479_1">MFIs:<text:s/>8</text:span></text:p>
              <text:p text:style-name="P480"><text:span text:style-name="T480_1">MFI<text:s/>branches:<text:s/>130</text:span></text:p>
              <text:p text:style-name="P481"><text:span text:style-name="T481_1">WLAOs:<text:s/>45</text:span></text:p>
              <text:p text:style-name="P482"><text:span text:style-name="T482_1">LRSPs:<text:s/>525</text:span></text:p>
              <text:p text:style-name="P483"><text:span text:style-name="T483_1">Input<text:s/>Retailers:<text:s/>125</text:span></text:p>
              <text:p text:style-name="P484"><text:span text:style-name="T484_1">Input<text:s/>Suppliers:<text:s/>12</text:span></text:p>
              <text:p text:style-name="P485"><text:span text:style-name="T485_1">Licensed<text:s/>LRSPs:<text:s/>15</text:span></text:p>
              <text:p text:style-name="P486"><text:span text:style-name="T486_1">Total:<text:s/>860</text:span></text:p>
            </table:table-cell>
            <table:table-cell table:style-name="Cell245">
              <text:p text:style-name="P487"><text:span text:style-name="T487_1">MFIs:<text:s/>10</text:span></text:p>
              <text:p text:style-name="P488"><text:span text:style-name="T488_1">MFI<text:s/>branches:<text:s/>138</text:span></text:p>
              <text:p text:style-name="P489"><text:span text:style-name="T489_1">WLAOs:<text:s/>48</text:span></text:p>
              <text:p text:style-name="P490"><text:span text:style-name="T490_1">LRSPs:<text:s/>525<text:s/></text:span></text:p>
              <text:p text:style-name="P491"><text:span text:style-name="T491_1">Input<text:s/>Retailers:<text:s/>141</text:span></text:p>
              <text:p text:style-name="P492"><text:span text:style-name="T492_1">Input<text:s/>Suppliers:<text:s/>12<text:s/></text:span></text:p>
              <text:p text:style-name="P493"><text:span text:style-name="T493_1">Licensed<text:s/>LRSPs:<text:s/>26</text:span></text:p>
              <text:p text:style-name="P494"><text:span text:style-name="T494_1">Total:<text:s/></text:span><text:span text:style-name="T494_2">900</text:span></text:p>
            </table:table-cell>
          </table:table-row>
        </table:table>
        <text:p text:style-name="P495"><text:span text:style-name="T495_1">Briefly<text:s/>describe<text:s/>the<text:s/>output’s<text:s/>activities,<text:s/>and<text:s/>provide<text:s/></text:span><text:span text:style-name="T495_2">supporting<text:s/>narrative<text:s/>for<text:s/>the<text:s/>score</text:span></text:p>
        <text:p text:style-name="P496"><text:span text:style-name="T496_1">The<text:s/>output’s<text:s/>activit</text:span><text:span text:style-name="T496_2">ies<text:s/>focus<text:s/>on<text:s/></text:span><text:span text:style-name="T496_3">enabl</text:span><text:span text:style-name="T496_4">ing</text:span><text:span text:style-name="T496_5"><text:s/>farmers<text:s/>to<text:s/>fully<text:s/>utilise<text:s/>land<text:s/>investment<text:s/>opportunities<text:s/></text:span><text:span text:style-name="T496_6">and<text:s/>improve<text:s/>market<text:s/>efficiency.<text:s/></text:span><text:span text:style-name="T496_7">The<text:s/>past<text:s/>year<text:s/>has<text:s/>been<text:s/>challenging<text:s/>due<text:s/>to<text:s/>COVID-19<text:s/>which<text:s/>has<text:s/>affected<text:s/>sectors<text:s/>and<text:s/>industries<text:s/>across<text:s/>the<text:s/>board.<text:s/>The<text:s/></text:span><text:span text:style-name="T496_8">GoE’s</text:span><text:span text:style-name="T496_9"><text:s/>COVID-19<text:s/>restrictions<text:s/>that<text:s/>were<text:s/>imposed<text:s/>to<text:s/>reduce<text:s/>the<text:s/>spread<text:s/>of<text:s/>the<text:s/>virus<text:s/>resulted<text:s/>in<text:s/>it<text:s/>becoming<text:s/>more<text:s/>difficult<text:s/>to<text:s/>progress<text:s/>intervention<text:s/>activities.<text:s/>However,<text:s/>despite<text:s/>these<text:s/>significant<text:s/>challenges,<text:s/>the<text:s/>EEU<text:s/>team<text:s/>has<text:s/>continued<text:s/>to<text:s/>press<text:s/>towards<text:s/>solidifying<text:s/>its<text:s/>existing<text:s/>progress<text:s/>as<text:s/>well<text:s/>as<text:s/>working<text:s/>alongside<text:s/>partners<text:s/>to<text:s/>operate<text:s/>in<text:s/>the<text:s/>face<text:s/>of<text:s/>COVID-19.<text:s/>The<text:s/>key<text:s/>achievements<text:s/></text:span><text:span text:style-name="T496_10">over</text:span><text:span text:style-name="T496_11"><text:s/>the<text:s/>past<text:s/>12<text:s/>months<text:s/></text:span><text:span text:style-name="T496_12">have<text:s/></text:span><text:span text:style-name="T496_13">include</text:span><text:span text:style-name="T496_14">d</text:span><text:span text:style-name="T496_15">:</text:span></text:p>
        <text:list text:style-name="LS35" xml:id="list72">
          <text:list-item>
            <text:p text:style-name="P497"><text:span text:style-name="T497_1">T</text:span><text:span text:style-name="T497_2">he<text:s/>rollout<text:s/>of<text:s/>the<text:s/>licensi</text:span><text:span text:style-name="T497_3">ng<text:s/>and<text:s/>payment<text:s/>model<text:s/>for<text:s/>LRSPs</text:span><text:span text:style-name="T497_4">;</text:span></text:p>
          </text:list-item>
          <text:list-item>
            <text:p text:style-name="P498"><text:span text:style-name="T498_1">The<text:s/></text:span><text:span text:style-name="T498_2">implementation<text:s/>of<text:s/>the<text:s/></text:span><text:span text:style-name="T498_3">second</text:span><text:span text:style-name="T498_4"><text:s/>phase<text:s/>for<text:s/>the<text:s/>crop<text:s/>insurance<text:s/></text:span><text:span text:style-name="T498_5">pilot<text:s/></text:span><text:span text:style-name="T498_6">scheme</text:span><text:span text:style-name="T498_7">;</text:span></text:p>
          </text:list-item>
          <text:list-item>
            <text:p text:style-name="P499"><text:span text:style-name="T499_1">Commencing</text:span><text:span text:style-name="T499_2"><text:s/>technical<text:s/>capacity<text:s/>support<text:s/>for<text:s/>the<text:s/>judicial<text:s/>sector<text:s/>focused<text:s/>on<text:s/>resolving<text:s/>land<text:s/>disputes.<text:s/></text:span></text:p>
          </text:list-item>
        </text:list>
        <text:p text:style-name="P500"><text:span text:style-name="T500_1">In<text:s/>addition,<text:s/>the<text:s/>EEU<text:s/>has<text:s/>also<text:s/>continued<text:s/>to<text:s/>support<text:s/>its<text:s/>partners<text:s/>in<text:s/>further<text:s/>expanding<text:s/>established<text:s/>interventions<text:s/>such<text:s/>as<text:s/>the<text:s/>SLLC-linked<text:s/>loan</text:span><text:span text:style-name="T500_2"><text:s/>and</text:span><text:span text:style-name="T500_3"><text:s/>formalisation<text:s/>of<text:s/>land<text:s/>rental,<text:s/>and<text:s/>bolstered<text:s/>the<text:s/>agricultural<text:s/>input<text:s/>supply<text:s/>system<text:s/>via<text:s/>private<text:s/>sector<text:s/>suppliers.</text:span></text:p>
        <text:p text:style-name="P501"><text:span text:style-name="T501_1">LIFT<text:s/>has<text:s/>met<text:s/>its<text:s/>end<text:s/>of<text:s/>programme<text:s/>targets<text:s/>for<text:s/>indicator<text:s/>3.1<text:s/>having<text:s/>achieved<text:s/>11<text:s/>innovations</text:span><text:span text:style-name="T501_2"><text:s/>with<text:s/>a<text:s/>target<text:s/>of<text:s/>10</text:span><text:span text:style-name="T501_3">.<text:s/>Additionally,<text:s/>there<text:s/>are<text:s/>a<text:s/>total<text:s/>of<text:s/></text:span><text:span text:style-name="T501_4">900</text:span><text:span text:style-name="T501_5"><text:s/>market<text:s/>actors<text:s/>putting<text:s/>these<text:s/>innovations<text:s/>into<text:s/>practice<text:s/>across<text:s/>the<text:s/>programme<text:s/>regions<text:s/>(indicator<text:s/>3.2.).</text:span><text:span text:style-name="T501_6"><text:s/></text:span><text:span text:style-name="T501_7">The<text:s/>main<text:s/>results<text:s/>across<text:s/></text:span><text:span text:style-name="T501_8">all<text:s/>EEU<text:s/>sectors<text:s/>have<text:s/>been:</text:span></text:p>
        <table:table table:style-name="Table17">
          <table:table-column table:style-name="Column69"/>
          <table:table-column table:style-name="Column70"/>
          <table:table-row table:style-name="Row70">
            <table:table-cell table:style-name="Cell246">
              <text:p text:style-name="P502"><text:span text:style-name="T502_1">EEU<text:s/>sectors</text:span></text:p>
            </table:table-cell>
            <table:table-cell table:style-name="Cell247">
              <text:p text:style-name="P503"><text:span text:style-name="T503_1">Results</text:span></text:p>
            </table:table-cell>
          </table:table-row>
          <table:table-row table:style-name="Row71">
            <table:table-cell table:style-name="Cell248">
              <text:p text:style-name="P504"/>
              <text:p text:style-name="P505"/>
              <text:p text:style-name="P506"><text:span text:style-name="T506_1">Access<text:s/>to<text:s/></text:span><text:span text:style-name="T506_2">F</text:span><text:span text:style-name="T506_3">inance</text:span></text:p>
            </table:table-cell>
            <table:table-cell table:style-name="Cell249">
              <text:list text:style-name="LS114" xml:id="list75">
                <text:list-item>
                  <text:p text:style-name="P507"><text:span text:style-name="T507_1">138<text:s/>branches<text:s/>of<text:s/>eight<text:s/>partner<text:s/>MFIs<text:s/>(ACSI,<text:s/>OCSSCO,<text:s/>OMFI,<text:s/></text:span><text:span text:style-name="T507_2">Aggar</text:span><text:span text:style-name="T507_3">,<text:s/></text:span><text:span text:style-name="T507_4">Wasasa</text:span><text:span text:style-name="T507_5">,<text:s/>PEACE,<text:s/></text:span><text:span text:style-name="T507_6">Harbu</text:span><text:span text:style-name="T507_7"><text:s/>and<text:s/></text:span><text:span text:style-name="T507_8">Metemamen</text:span><text:span text:style-name="T507_9"><text:s/>MFI)<text:s/>are<text:s/>providing<text:s/>the<text:s/>SLLC-linked<text:s/>loan;</text:span></text:p>
                </text:list-item>
                <text:list-item>
                  <text:p text:style-name="P508"><text:span text:style-name="T508_1">18,738<text:s/>loans<text:s/>worth<text:s/>ETB<text:s/>582.4<text:s/>million<text:s/>(£16.6<text:s/>million)<text:s/>have<text:s/>been<text:s/>disbursed<text:s/>to<text:s/>approximately<text:s/>14,644<text:s/>beneficiaries<text:s/>(34%<text:s/>to<text:s/>women);</text:span></text:p>
                </text:list-item>
                <text:list-item>
                  <text:p text:style-name="P509"><text:span text:style-name="T509_1">More<text:s/>than<text:s/>ETB<text:s/>50.7<text:s/>million<text:s/>savings<text:s/>mobilised<text:s/>(£1.4<text:s/>million).</text:span></text:p>
                </text:list-item>
              </text:list>
            </table:table-cell>
          </table:table-row>
          <table:table-row table:style-name="Row72">
            <table:table-cell table:style-name="Cell250">
              <text:p text:style-name="P510"/>
              <text:p text:style-name="P511"><text:span text:style-name="T511_1">Land<text:s/>Rental</text:span></text:p>
            </table:table-cell>
            <table:table-cell table:style-name="Cell251">
              <text:list text:style-name="LS113" xml:id="list78">
                <text:list-item>
                  <text:p text:style-name="P512"><text:span text:style-name="T512_1">Over<text:s/>1,000<text:s/>LRSPs<text:s/>have<text:s/>been<text:s/>trained<text:s/>and<text:s/>525<text:s/>are<text:s/>operational<text:s/>in<text:s/>32<text:s/>woredas<text:s/>as<text:s/>of<text:s/>March<text:s/>2020;</text:span></text:p>
                </text:list-item>
              </text:list>
              <text:list text:style-name="LS112" xml:id="list79">
                <text:list-item>
                  <text:p text:style-name="P513"><text:span text:style-name="T513_1">1,393<text:s/>land<text:s/>office<text:s/>staff<text:s/>have<text:s/>been<text:s/>trained<text:s/>(TOT<text:s/>methodology<text:s/>to<text:s/>cascade)<text:s/>on<text:s/>the<text:s/>use<text:s/>of<text:s/>the<text:s/>rental<text:s/>contract<text:s/>and<text:s/>the<text:s/>need<text:s/>for<text:s/>LRSP<text:s/>services<text:s/>in<text:s/>non-LRSP<text:s/>kebeles;<text:s/></text:span></text:p>
                </text:list-item>
                <text:list-item>
                  <text:p text:style-name="P514"><text:span text:style-name="T514_1">23,381<text:s/>land<text:s/>rental<text:s/>transactions<text:s/>have<text:s/>been<text:s/>facilitated<text:s/>by<text:s/>LRSPs<text:s/>benefitting<text:s/>39,917<text:s/>farmers;</text:span></text:p>
                </text:list-item>
                <text:list-item>
                  <text:p text:style-name="P515"><text:span text:style-name="T515_1">A<text:s/>total<text:s/>of<text:s/>26<text:s/>LRSPs<text:s/>have<text:s/>attained<text:s/>their<text:s/>licenses</text:span><text:span text:style-name="T515_2">.</text:span></text:p>
                </text:list-item>
              </text:list>
            </table:table-cell>
          </table:table-row>
          <table:table-row table:style-name="Row73">
            <table:table-cell table:style-name="Cell252">
              <text:p text:style-name="P516"/>
              <text:p text:style-name="P517"><text:span text:style-name="T517_1">Land<text:s/>Dispute<text:s/>Resolution</text:span></text:p>
              <text:p text:style-name="P518"/>
            </table:table-cell>
            <table:table-cell table:style-name="Cell253">
              <text:list text:style-name="LS121" xml:id="list82">
                <text:list-item>
                  <text:p text:style-name="P519"><text:span text:style-name="T519_1">Enhanc</text:span><text:span text:style-name="T519_2">ing</text:span><text:span text:style-name="T519_3"><text:s/>the<text:s/>ability<text:s/>of<text:s/>the<text:s/>RLAU<text:s/>offices<text:s/>to<text:s/>develop<text:s/>and<text:s/>implement<text:s/>appropriate<text:s/>training<text:s/>to<text:s/>KLACs<text:s/>and<text:s/>kebele<text:s/>experts;</text:span></text:p>
                </text:list-item>
              </text:list>
              <text:list text:style-name="LS115" xml:id="list83">
                <text:list-item>
                  <text:p text:style-name="P520"><text:span text:style-name="T520_1">Developing</text:span><text:span text:style-name="T520_2"><text:s/>the<text:s/>capacity<text:s/>of<text:s/>woreda<text:s/>judicial<text:s/>officers<text:s/>to<text:s/>adequately<text:s/>understand<text:s/>the<text:s/>new<text:s/>land<text:s/>proclamations<text:s/>and<text:s/>regulations,<text:s/>as<text:s/>well<text:s/>as<text:s/>the<text:s/>rights,<text:s/>obligations<text:s/>and<text:s/>interpretation<text:s/>of<text:s/>the<text:s/>SLLC</text:span><text:span text:style-name="T520_3">.</text:span></text:p>
                </text:list-item>
              </text:list>
            </table:table-cell>
          </table:table-row>
          <table:table-row table:style-name="Row74">
            <table:table-cell table:style-name="Cell254">
              <text:p text:style-name="P521"><text:span text:style-name="T521_1">Environment<text:s/>&amp;<text:s/>Conservation<text:s/>Agriculture</text:span></text:p>
            </table:table-cell>
            <table:table-cell table:style-name="Cell255">
              <text:list text:style-name="LS112" xml:id="list84">
                <text:list-item>
                  <text:p text:style-name="P522"><text:span text:style-name="T522_1">141<text:s/>input<text:s/>retailers<text:s/>are<text:s/>operational<text:s/>and<text:s/>actively<text:s/>promoting<text:s/>and<text:s/>selling<text:s/>agricultural<text:s/>inputs;<text:s/></text:span></text:p>
                </text:list-item>
                <text:list-item>
                  <text:p text:style-name="P523"><text:span text:style-name="T523_1">Over<text:s/>ETB<text:s/>14.1<text:s/>million<text:s/>in<text:s/>sales<text:s/>have<text:s/>been<text:s/>recorded<text:s/>by<text:s/>LIFT’s<text:s/>ten<text:s/>partner<text:s/>input<text:s/>suppliers;</text:span></text:p>
                </text:list-item>
                <text:list-item>
                  <text:p text:style-name="P524"><text:span text:style-name="T524_1">Assessment<text:s/>on<text:s/>the<text:s/>regulatory<text:s/>and<text:s/>capacity<text:s/>building<text:s/>constraints<text:s/>of<text:s/>retailers<text:s/>was<text:s/>conducted.</text:span></text:p>
                </text:list-item>
              </text:list>
            </table:table-cell>
          </table:table-row>
        </table:table>
        <text:p text:style-name="P525"/>
        <text:p text:style-name="P526"><text:span text:style-name="T526_1">Assess<text:s/>the<text:s/></text:span><text:span text:style-name="T526_2">VfM</text:span><text:span text:style-name="T526_3"><text:s/>of<text:s/>this<text:s/>output<text:s/>compared<text:s/>to<text:s/>the<text:s/>proposition<text:s/>in<text:s/>the<text:s/>Business<text:s/>Case,<text:s/>based<text:s/>on<text:s/>performance<text:s/>over<text:s/>the<text:s/>past<text:s/>year</text:span></text:p>
        <text:p text:style-name="P527"><text:span text:style-name="T527_1">Specific<text:s/></text:span><text:span text:style-name="T527_2">VfM</text:span><text:span text:style-name="T527_3"><text:s/>indicators<text:s/>that<text:s/>relate<text:s/>to<text:s/>the<text:s/></text:span><text:span text:style-name="T527_4">EEU</text:span><text:span text:style-name="T527_5"><text:s/>component<text:s/>include<text:s/>the<text:s/>following</text:span><text:span text:style-name="T527_6">:</text:span></text:p>
        <table:table table:style-name="Table18">
          <table:table-column table:style-name="Column71"/>
          <table:table-column table:style-name="Column72"/>
          <table:table-column table:style-name="Column73"/>
          <table:table-column table:style-name="Column74"/>
          <table:table-column table:style-name="Column75"/>
          <table:table-column table:style-name="Column76"/>
          <table:table-column table:style-name="Column77"/>
          <table:table-header-rows>
            <table:table-row table:style-name="Row75">
              <table:table-cell table:style-name="Cell256">
                <text:p text:style-name="P528"><text:span text:style-name="T528_1">E</text:span></text:p>
              </table:table-cell>
              <table:table-cell table:style-name="Cell257">
                <text:p text:style-name="P529"><text:span text:style-name="T529_1">Indicator</text:span></text:p>
              </table:table-cell>
              <table:table-cell table:style-name="Cell258">
                <text:p text:style-name="P530"><text:span text:style-name="T530_1">Target</text:span></text:p>
              </table:table-cell>
              <table:table-cell table:style-name="Cell259">
                <text:p text:style-name="P531"><text:span text:style-name="T531_1">2017</text:span></text:p>
              </table:table-cell>
              <table:table-cell table:style-name="Cell260">
                <text:p text:style-name="P532"><text:span text:style-name="T532_1">2018</text:span></text:p>
              </table:table-cell>
              <table:table-cell table:style-name="Cell261">
                <text:p text:style-name="P533"><text:span text:style-name="T533_1">2019</text:span></text:p>
              </table:table-cell>
              <table:table-cell table:style-name="Cell262">
                <text:p text:style-name="P534"><text:span text:style-name="T534_1">2020</text:span></text:p>
              </table:table-cell>
            </table:table-row>
          </table:table-header-rows>
          <table:table-row table:style-name="Row76">
            <table:table-cell table:style-name="Cell263">
              <text:p text:style-name="P535"><text:span text:style-name="T535_1">Efficiency</text:span></text:p>
            </table:table-cell>
            <table:table-cell table:style-name="Cell264">
              <text:p text:style-name="P536"><text:span text:style-name="T536_1">Cost<text:s/>per<text:s/></text:span><text:span text:style-name="T536_2">i</text:span><text:span text:style-name="T536_3">nnovation<text:s/>by<text:s/>EEU</text:span></text:p>
            </table:table-cell>
            <table:table-cell table:style-name="Cell265">
              <text:p text:style-name="P537"><text:span text:style-name="T537_1">N</text:span><text:span text:style-name="T537_2">/</text:span><text:span text:style-name="T537_3">A</text:span></text:p>
            </table:table-cell>
            <table:table-cell table:style-name="Cell266">
              <text:p text:style-name="P538"><text:span text:style-name="T538_1">£222,481</text:span></text:p>
            </table:table-cell>
            <table:table-cell table:style-name="Cell267">
              <text:p text:style-name="P539"><text:span text:style-name="T539_1">£163,517</text:span></text:p>
            </table:table-cell>
            <table:table-cell table:style-name="Cell268">
              <text:p text:style-name="P540"><text:span text:style-name="T540_1">£588,540</text:span></text:p>
              <text:p text:style-name="P541"><text:span text:style-name="T541_1">£147,135</text:span><text:span text:style-name="T541_2"><text:note text:note-class="footnote"><text:note-citation/><text:note-body><text:p text:style-name="P542"><text:span text:style-name="T542_1"><text:s/></text:span><text:span text:style-name="T542_2">The<text:s/>second<text:s/>value</text:span><text:span text:style-name="T542_3">,<text:s/>both<text:s/>in<text:s/>2019<text:s/>and<text:s/>2020,<text:s/>is<text:s/>calculated<text:s/>according<text:s/>to<text:s/>the<text:s/>previous<text:s/>definition<text:s/>of<text:s/></text:span><text:span text:style-name="T542_4">innovation.</text:span></text:p></text:note-body></text:note></text:span></text:p>
            </table:table-cell>
            <table:table-cell table:style-name="Cell269">
              <text:p text:style-name="P543"><text:span text:style-name="T543_1">£641,819</text:span></text:p>
              <text:p text:style-name="P544"><text:span text:style-name="T544_1">£160,454</text:span></text:p>
            </table:table-cell>
          </table:table-row>
          <table:table-row table:style-name="Row77">
            <table:table-cell table:style-name="Cell270">
              <text:p text:style-name="P545"><text:span text:style-name="T545_1">Efficiency</text:span></text:p>
            </table:table-cell>
            <table:table-cell table:style-name="Cell271">
              <text:p text:style-name="P546"><text:span text:style-name="T546_1">Leveraging<text:s/></text:span><text:span text:style-name="T546_2">r</text:span><text:span text:style-name="T546_3">atio<text:s/></text:span><text:span text:style-name="T546_4">a</text:span><text:span text:style-name="T546_5">chieved<text:s/>through<text:s/></text:span><text:span text:style-name="T546_6">c</text:span><text:span text:style-name="T546_7">atalysed<text:s/></text:span><text:span text:style-name="T546_8">a</text:span><text:span text:style-name="T546_9">ccess<text:s/>to<text:s/></text:span><text:span text:style-name="T546_10">f</text:span><text:span text:style-name="T546_11">inance</text:span></text:p>
            </table:table-cell>
            <table:table-cell table:style-name="Cell272">
              <text:p text:style-name="P547"><text:span text:style-name="T547_1">N</text:span><text:span text:style-name="T547_2">/</text:span><text:span text:style-name="T547_3">A</text:span></text:p>
            </table:table-cell>
            <table:table-cell table:style-name="Cell273">
              <text:p text:style-name="P548"><text:span text:style-name="T548_1">4.2</text:span></text:p>
            </table:table-cell>
            <table:table-cell table:style-name="Cell274">
              <text:p text:style-name="P549"><text:span text:style-name="T549_1">5.9</text:span></text:p>
            </table:table-cell>
            <table:table-cell table:style-name="Cell275">
              <text:p text:style-name="P550"><text:span text:style-name="T550_1">7.51</text:span></text:p>
            </table:table-cell>
            <table:table-cell table:style-name="Cell276">
              <text:p text:style-name="P551"><text:span text:style-name="T551_1">7.48</text:span></text:p>
            </table:table-cell>
          </table:table-row>
          <table:table-row table:style-name="Row78">
            <table:table-cell table:style-name="Cell277">
              <text:p text:style-name="P552"><text:span text:style-name="T552_1">Efficiency</text:span></text:p>
            </table:table-cell>
            <table:table-cell table:style-name="Cell278">
              <text:p text:style-name="P553"><text:span text:style-name="T553_1">Cost<text:s/>of<text:s/>EEU<text:s/>outreach<text:s/>(beneficiary)</text:span></text:p>
            </table:table-cell>
            <table:table-cell table:style-name="Cell279">
              <text:p text:style-name="P554"><text:span text:style-name="T554_1">N</text:span><text:span text:style-name="T554_2">/</text:span><text:span text:style-name="T554_3">A</text:span></text:p>
            </table:table-cell>
            <table:table-cell table:style-name="Cell280">
              <text:p text:style-name="P555"><text:span text:style-name="T555_1">N</text:span><text:span text:style-name="T555_2">/</text:span><text:span text:style-name="T555_3">A</text:span></text:p>
            </table:table-cell>
            <table:table-cell table:style-name="Cell281">
              <text:p text:style-name="P556"><text:span text:style-name="T556_1">N</text:span><text:span text:style-name="T556_2">/</text:span><text:span text:style-name="T556_3">A</text:span></text:p>
            </table:table-cell>
            <table:table-cell table:style-name="Cell282">
              <text:p text:style-name="P557"><text:span text:style-name="T557_1">£67</text:span></text:p>
            </table:table-cell>
            <table:table-cell table:style-name="Cell283">
              <text:p text:style-name="P558"><text:span text:style-name="T558_1">£67</text:span><text:span text:style-name="T558_2">.3</text:span><text:span text:style-name="T558_3">0</text:span></text:p>
            </table:table-cell>
          </table:table-row>
          <table:table-row table:style-name="Row79">
            <table:table-cell table:style-name="Cell284">
              <text:p text:style-name="P559"><text:span text:style-name="T559_1">Effectiveness</text:span></text:p>
            </table:table-cell>
            <table:table-cell table:style-name="Cell285">
              <text:p text:style-name="P560"><text:span text:style-name="T560_1">Benefit<text:s/>of<text:s/></text:span><text:span text:style-name="T560_2">i</text:span><text:span text:style-name="T560_3">ncreased<text:s/></text:span><text:span text:style-name="T560_4">i</text:span><text:span text:style-name="T560_5">ncome<text:s/>per<text:s/></text:span><text:span text:style-name="T560_6">h</text:span><text:span text:style-name="T560_7">ousehold<text:s/>(or<text:s/></text:span><text:span text:style-name="T560_8">b</text:span><text:span text:style-name="T560_9">eneficiary)</text:span></text:p>
            </table:table-cell>
            <table:table-cell table:style-name="Cell286">
              <text:p text:style-name="P561"><text:span text:style-name="T561_1">N</text:span><text:span text:style-name="T561_2">/</text:span><text:span text:style-name="T561_3">A</text:span></text:p>
            </table:table-cell>
            <table:table-cell table:style-name="Cell287">
              <text:p text:style-name="P562"><text:span text:style-name="T562_1">N</text:span><text:span text:style-name="T562_2">/</text:span><text:span text:style-name="T562_3">A</text:span></text:p>
            </table:table-cell>
            <table:table-cell table:style-name="Cell288">
              <text:p text:style-name="P563"><text:span text:style-name="T563_1">£40.43</text:span></text:p>
            </table:table-cell>
            <table:table-cell table:style-name="Cell289">
              <text:p text:style-name="P564"><text:span text:style-name="T564_1">£46.09</text:span></text:p>
            </table:table-cell>
            <table:table-cell table:style-name="Cell290">
              <text:p text:style-name="P565"><text:span text:style-name="T565_1">£69.02</text:span></text:p>
            </table:table-cell>
          </table:table-row>
          <table:table-row table:style-name="Row80">
            <table:table-cell table:style-name="Cell291">
              <text:p text:style-name="P566"><text:span text:style-name="T566_1">Effectiveness</text:span></text:p>
            </table:table-cell>
            <table:table-cell table:style-name="Cell292">
              <text:p text:style-name="P567"><text:span text:style-name="T567_1">Cost<text:s/>of<text:s/></text:span><text:span text:style-name="T567_2">s</text:span><text:span text:style-name="T567_3">ustainable<text:s/></text:span><text:span text:style-name="T567_4">c</text:span><text:span text:style-name="T567_5">hange<text:s/>from<text:s/>EEU<text:s/></text:span><text:span text:style-name="T567_6">i</text:span><text:span text:style-name="T567_7">nterventions</text:span></text:p>
            </table:table-cell>
            <table:table-cell table:style-name="Cell293">
              <text:p text:style-name="P568"><text:span text:style-name="T568_1">N</text:span><text:span text:style-name="T568_2">/</text:span><text:span text:style-name="T568_3">A</text:span></text:p>
            </table:table-cell>
            <table:table-cell table:style-name="Cell294">
              <text:p text:style-name="P569"><text:span text:style-name="T569_1">N</text:span><text:span text:style-name="T569_2">/</text:span><text:span text:style-name="T569_3">A</text:span></text:p>
            </table:table-cell>
            <table:table-cell table:style-name="Cell295">
              <text:p text:style-name="P570"><text:span text:style-name="T570_1">£185,814</text:span></text:p>
            </table:table-cell>
            <table:table-cell table:style-name="Cell296">
              <text:p text:style-name="P571"><text:span text:style-name="T571_1">£980,900</text:span></text:p>
            </table:table-cell>
            <table:table-cell table:style-name="Cell297">
              <text:p text:style-name="P572"><text:span text:style-name="T572_1">£706,000</text:span></text:p>
            </table:table-cell>
          </table:table-row>
          <table:table-row table:style-name="Row81">
            <table:table-cell table:style-name="Cell298">
              <text:p text:style-name="P573"><text:span text:style-name="T573_1">Equity</text:span></text:p>
            </table:table-cell>
            <table:table-cell table:style-name="Cell299">
              <text:p text:style-name="P574"><text:span text:style-name="T574_1">Cost<text:s/>of<text:s/>SLLC<text:s/>holder<text:s/>female<text:s/>beneficiary<text:s/>accessing<text:s/>finance<text:s/></text:span></text:p>
            </table:table-cell>
            <table:table-cell table:style-name="Cell300">
              <text:p text:style-name="P575"><text:span text:style-name="T575_1">N</text:span><text:span text:style-name="T575_2">/</text:span><text:span text:style-name="T575_3">A</text:span></text:p>
            </table:table-cell>
            <table:table-cell table:style-name="Cell301">
              <text:p text:style-name="P576"><text:span text:style-name="T576_1">£661</text:span></text:p>
            </table:table-cell>
            <table:table-cell table:style-name="Cell302">
              <text:p text:style-name="P577"><text:span text:style-name="T577_1">£380</text:span></text:p>
            </table:table-cell>
            <table:table-cell table:style-name="Cell303">
              <text:p text:style-name="P578"><text:span text:style-name="T578_1">£322</text:span></text:p>
            </table:table-cell>
            <table:table-cell table:style-name="Cell304">
              <text:p text:style-name="P579"><text:span text:style-name="T579_1">£351</text:span></text:p>
            </table:table-cell>
          </table:table-row>
        </table:table>
        <text:p text:style-name="P580"><text:span text:style-name="T580_1">Cost<text:s/>per<text:s/></text:span><text:span text:style-name="T580_2">i</text:span><text:span text:style-name="T580_3">nnovation<text:s/>by<text:s/>EEU:</text:span><text:span text:style-name="T580_4"><text:s/></text:span><text:span text:style-name="T580_5">Innovations<text:s/>refers<text:s/>to</text:span><text:span text:style-name="T580_6"><text:s/>new<text:s/>products,<text:s/>services</text:span><text:span text:style-name="T580_7"><text:s/>and<text:s/></text:span><text:span text:style-name="T580_8">practices<text:s/>developed<text:s/>and<text:s/>introduced<text:s/>by</text:span><text:span text:style-name="T580_9"><text:s/>LIFT</text:span><text:span text:style-name="T580_10">.</text:span><text:span text:style-name="T580_11"><text:s/></text:span><text:span text:style-name="T580_12">From<text:s/>2019<text:s/>(as<text:s/>per<text:s/>2018<text:s/>AR’s<text:s/>recommendations),<text:s/>innovations<text:s/>have<text:s/>been<text:s/>defined<text:s/>differently<text:s/>and<text:s/>counted<text:s/>at<text:s/>a<text:s/>higher-level<text:s/>to<text:s/>only<text:s/>include<text:s/>the<text:s/>initial<text:s/>product<text:s/>that<text:s/>was<text:s/>introduced<text:s/>as<text:s/>opposed<text:s/>to<text:s/>variations<text:s/>of<text:s/>it<text:s/>(i.e.<text:s/>the<text:s/>SLLC-linked<text:s/>loan<text:s/>now<text:s/>counts<text:s/>as<text:s/>one<text:s/>innovation<text:s/>as<text:s/>opposed<text:s/>to<text:s/>one<text:s/>innovation<text:s/>per<text:s/>tailored<text:s/>SLLC-linked<text:s/>loan<text:s/>product<text:s/>for<text:s/>each<text:s/>MFI).</text:span><text:span text:style-name="T580_13"><text:s/></text:span><text:span text:style-name="T580_14">LIFT<text:s/>has<text:s/>accomplished<text:s/></text:span><text:span text:style-name="T580_15">11</text:span><text:span text:style-name="T580_16"><text:s/>innovations</text:span><text:span text:style-name="T580_17"><text:s/></text:span><text:span text:style-name="T580_18">and<text:s/></text:span><text:span text:style-name="T580_19">the<text:s/>corresponding<text:s/>unit<text:s/>cost<text:s/>is<text:s/></text:span><text:span text:style-name="T580_20">£641,819</text:span><text:span text:style-name="T580_21"><text:s/>(£1</text:span><text:span text:style-name="T580_22">60,454<text:s/></text:span><text:span text:style-name="T580_23">based<text:s/>on<text:s/>the<text:s/></text:span><text:span text:style-name="T580_24">previous</text:span><text:span text:style-name="T580_25"><text:s/>definition</text:span><text:span text:style-name="T580_26">)</text:span><text:span text:style-name="T580_27">.<text:s/></text:span><text:span text:style-name="T580_28">The<text:s/>increased<text:s/>cost<text:s/>level<text:s/>is<text:s/></text:span><text:span text:style-name="T580_29">due<text:s/>to<text:s/></text:span><text:span text:style-name="T580_30">some<text:s/>of<text:s/>these<text:s/>innovations<text:s/></text:span><text:span text:style-name="T580_31">being</text:span><text:span text:style-name="T580_32"><text:s/>in<text:s/>the<text:s/>early<text:s/>start-up<text:s/>stages<text:s/></text:span><text:span text:style-name="T580_33">(</text:span><text:span text:style-name="T580_34">such<text:s/>as</text:span><text:span text:style-name="T580_35"><text:s/></text:span><text:span text:style-name="T580_36">the<text:s/>licensed<text:s/>LRSP<text:s/>model<text:s/>and<text:s/>insurance<text:s/>product</text:span><text:span text:style-name="T580_37">)</text:span><text:span text:style-name="T580_38"><text:s/>and<text:s/>it<text:s/>is<text:s/>anticipated<text:s/>that<text:s/></text:span><text:span text:style-name="T580_39">this<text:s/>will<text:s/>be<text:s/>the<text:s/>case</text:span><text:span text:style-name="T580_40"><text:s/>over<text:s/>the<text:s/>remai</text:span><text:span text:style-name="T580_41">nder<text:s/></text:span><text:span text:style-name="T580_42">of<text:s/>LIFT</text:span><text:span text:style-name="T580_43">.</text:span><text:span text:style-name="T580_44"><text:s/></text:span></text:p>
        <text:p text:style-name="P581"><text:span text:style-name="T581_1">Leveraging<text:s/></text:span><text:span text:style-name="T581_2">r</text:span><text:span text:style-name="T581_3">atio<text:s/></text:span><text:span text:style-name="T581_4">a</text:span><text:span text:style-name="T581_5">chieved<text:s/>through<text:s/></text:span><text:span text:style-name="T581_6">c</text:span><text:span text:style-name="T581_7">atalysed<text:s/></text:span><text:span text:style-name="T581_8">a</text:span><text:span text:style-name="T581_9">ccess<text:s/>to<text:s/></text:span><text:span text:style-name="T581_10">f</text:span><text:span text:style-name="T581_11">inance</text:span><text:span text:style-name="T581_12">:<text:s/></text:span><text:span text:style-name="T581_13">£2,255,199<text:s/></text:span><text:span text:style-name="T581_14">spent<text:s/>by<text:s/>the<text:s/>EEU<text:s/>on<text:s/></text:span><text:span text:style-name="T581_15">a</text:span><text:span text:style-name="T581_16">ccess<text:s/>to<text:s/></text:span><text:span text:style-name="T581_17">f</text:span><text:span text:style-name="T581_18">inance<text:s/>has<text:s/>led<text:s/>to<text:s/>MFIs<text:s/>disbursing<text:s/>ETB<text:s/>575.2<text:s/>million<text:s/>in<text:s/>loans<text:s/>by<text:s/>August<text:s/>2020<text:s/>(approximately<text:s/>£16.4m</text:span><text:span text:style-name="T581_19"><text:note text:note-class="footnote"><text:note-citation/><text:note-body><text:p text:style-name="P582"><text:span text:style-name="T582_1"><text:s/></text:span><text:span text:style-name="T582_2">Using<text:s/>the<text:s/>programme<text:s/>exchange<text:s/>rate<text:s/>of<text:s/>ETB<text:s/>35<text:s/>to<text:s/>1<text:s/>£.</text:span></text:p></text:note-body></text:note></text:span><text:span text:style-name="T582_3">)</text:span><text:span text:style-name="T582_4">,</text:span><text:span text:style-name="T582_5"><text:s/></text:span><text:span text:style-name="T582_6">indicating</text:span><text:span text:style-name="T582_7"><text:s/>that<text:s/>for<text:s/>every<text:s/>£</text:span><text:span text:style-name="T582_8">1</text:span><text:span text:style-name="T582_9"><text:s/>that<text:s/>the<text:s/>EEU<text:s/>has<text:s/>invested,<text:s/>there<text:s/>was<text:s/></text:span><text:span text:style-name="T582_10">£7.48</text:span><text:span text:style-name="T582_11"><text:s/>further<text:s/>invested<text:s/>by<text:s/>its<text:s/>partners.<text:s/>While<text:s/>still<text:s/>a<text:s/>significant<text:s/>positive<text:s/>ratio,<text:s/>it<text:s/>is<text:s/>slightly<text:s/>lower<text:s/>than<text:s/>last<text:s/>year.<text:s/>This<text:s/>is<text:s/>due<text:s/>to<text:s/>the<text:s/>impact<text:s/>of<text:s/>COVID-19<text:s/>as<text:s/>MFIs<text:s/>have<text:s/>reduced<text:s/>the<text:s/>amount<text:s/></text:span><text:span text:style-name="T582_12">o</text:span><text:span text:style-name="T582_13">f<text:s/>loans<text:s/>that<text:s/>they<text:s/>have<text:s/>issued<text:s/>from<text:s/>January<text:s/>2020<text:s/>to<text:s/>present<text:s/>by<text:s/>11%<text:s/>compared<text:s/>to<text:s/>the<text:s/>same<text:s/>period<text:s/>last<text:s/>year.</text:span></text:p>
        <text:p text:style-name="P583"><text:span text:style-name="T583_1">Cost<text:s/>of<text:s/>EEU<text:s/></text:span><text:span text:style-name="T583_2">o</text:span><text:span text:style-name="T583_3">utreach:<text:s/></text:span><text:span text:style-name="T583_4">B</text:span><text:span text:style-name="T583_5">ased<text:s/>on<text:s/></text:span><text:span text:style-name="T583_6">104,825<text:s/>beneficiaries</text:span><text:span text:style-name="T583_7"><text:s/></text:span><text:span text:style-name="T583_8">(</text:span><text:span text:style-name="T583_9">people<text:s/>and<text:s/>market<text:s/>actors<text:s/>that<text:s/>have<text:s/>been<text:s/>reached<text:s/>by<text:s/>EEU<text:s/>interventions</text:span><text:span text:style-name="T583_10">)<text:s/></text:span><text:span text:style-name="T583_11">and<text:s/>the<text:s/>EEU<text:s/>level<text:s/>of<text:s/>spend<text:s/>to<text:s/>date</text:span><text:span text:style-name="T583_12"><text:s/></text:span><text:span text:style-name="T583_13">(</text:span><text:span text:style-name="T583_14">£7,060,010</text:span><text:span text:style-name="T583_15">)</text:span><text:span text:style-name="T583_16">,<text:s/>the<text:s/></text:span><text:span text:style-name="T583_17">VfM</text:span><text:span text:style-name="T583_18"><text:s/>result<text:s/>is<text:s/></text:span><text:span text:style-name="T583_19">£67.3</text:span><text:span text:style-name="T583_20">0</text:span><text:span text:style-name="T583_21">.<text:s/>This<text:s/>outreach<text:s/>cost<text:s/>has<text:s/></text:span><text:span text:style-name="T583_22">no</text:span><text:span text:style-name="T583_23">t<text:s/>changed</text:span><text:span text:style-name="T583_24"><text:s/>significantly<text:s/></text:span><text:span text:style-name="T583_25">from<text:s/>last<text:s/>year</text:span><text:span text:style-name="T583_26">.</text:span></text:p>
        <text:p text:style-name="P584"><text:span text:style-name="T584_1">Benefit<text:s/>of<text:s/></text:span><text:span text:style-name="T584_2">i</text:span><text:span text:style-name="T584_3">ncreased<text:s/></text:span><text:span text:style-name="T584_4">i</text:span><text:span text:style-name="T584_5">ncome<text:s/>per<text:s/></text:span><text:span text:style-name="T584_6">h</text:span><text:span text:style-name="T584_7">ousehold<text:s/>or<text:s/></text:span><text:span text:style-name="T584_8">b</text:span><text:span text:style-name="T584_9">eneficiary:</text:span><text:span text:style-name="T584_10"><text:s/></text:span><text:span text:style-name="T584_11">LIFT’s<text:s/>Cost<text:s/>Benefit<text:s/>Analysis<text:s/>(CBA)<text:s/>was<text:s/>updated<text:s/>in<text:s/>early<text:s/>2019<text:s/>to<text:s/>reflect<text:s/>results<text:s/>from<text:s/>various<text:s/>surveys<text:s/></text:span><text:span text:style-name="T584_12">and</text:span><text:span text:style-name="T584_13"><text:s/>incorporate<text:s/>actual<text:s/>expenditure<text:s/>over<text:s/></text:span><text:span text:style-name="T584_14">the<text:s/></text:span><text:span text:style-name="T584_15">programme</text:span><text:span text:style-name="T584_16"><text:s/>years.<text:s/>This<text:s/>was<text:s/>a<text:s/></text:span><text:span text:style-name="T584_17">VfM</text:span><text:span text:style-name="T584_18"><text:s/>best<text:s/>practice<text:s/>by<text:s/>the<text:s/></text:span><text:span text:style-name="T584_19">programme</text:span><text:span text:style-name="T584_20">,<text:s/>revisiting<text:s/>assumptions<text:s/>in<text:s/>light<text:s/>of<text:s/>programmatic<text:s/>evidence<text:s/>as<text:s/>well<text:s/>as<text:s/>applying<text:s/>actual<text:s/>costs<text:s/>break-down<text:s/>over<text:s/>the<text:s/></text:span><text:span text:style-name="T584_21">programme</text:span><text:span text:style-name="T584_22"><text:s/>years</text:span><text:span text:style-name="T584_23">.<text:s text:c="2"/>According<text:s/>to<text:s/>th</text:span><text:span text:style-name="T584_24">e</text:span><text:span text:style-name="T584_25"><text:s/>revised<text:s/>CBA,<text:s/></text:span><text:span text:style-name="T584_26">additional<text:s/>income<text:s/>per<text:s/>household<text:s/>is<text:s/>estimated<text:s/>to<text:s/>be</text:span><text:span text:style-name="T584_27"><text:s/></text:span><text:span text:style-name="T584_28">£69.02</text:span><text:span text:style-name="T584_29"><text:s/></text:span><text:span text:style-name="T584_30">for<text:s/>2020</text:span><text:span text:style-name="T584_31"><text:s/>(across<text:s/>all<text:s/>EEU<text:s/></text:span><text:span text:style-name="T584_32">sectors</text:span><text:span text:style-name="T584_33">)</text:span><text:span text:style-name="T584_34">.</text:span><text:span text:style-name="T584_35"><text:s/>This<text:s/>represents<text:s/>a<text:s/>further<text:s/>increase<text:s/>in<text:s/>incomes<text:s/>from<text:s/>the<text:s/>2019<text:s/>figure.<text:s/></text:span><text:span text:style-name="T584_36">T</text:span><text:span text:style-name="T584_37">his<text:s/>is<text:s/>based<text:s/>on<text:s/>an</text:span><text:span text:style-name="T584_38"><text:s/></text:span><text:span text:style-name="T584_39">economic<text:s/>analysis,<text:s/>and<text:s/>an<text:s/>external<text:s/>verification<text:s/>may<text:s/>be<text:s/>possible<text:s/></text:span><text:span text:style-name="T584_40">through<text:s/>the<text:s/>upcoming<text:s/>Income<text:s/>Survey.</text:span></text:p>
        <text:p text:style-name="P585"><text:span text:style-name="T585_1">Cost<text:s/>of<text:s/></text:span><text:span text:style-name="T585_2">s</text:span><text:span text:style-name="T585_3">ustainable<text:s/></text:span><text:span text:style-name="T585_4">c</text:span><text:span text:style-name="T585_5">hange<text:s/>from<text:s/>EEU<text:s/></text:span><text:span text:style-name="T585_6">i</text:span><text:span text:style-name="T585_7">nterventions:<text:s/></text:span><text:span text:style-name="T585_8">The<text:s/></text:span><text:span text:style-name="T585_9">EEU<text:s/>has<text:s/>tracked<text:s/>which<text:s/>of<text:s/>their<text:s/>innovations<text:s/>have<text:s/>held<text:s/>in<text:s/>terms<text:s/>of<text:s/>achieving<text:s/>market<text:s/>demand<text:s/>and<text:s/>response<text:s/>beyond<text:s/>12<text:s/>months<text:s/>(as<text:s/>a<text:s/>proxy<text:s/>for<text:s/>sustainability).<text:s/></text:span><text:span text:style-name="T585_10">In<text:s/>response<text:s/>to</text:span><text:span text:style-name="T585_11"><text:s/>the<text:s/>2018</text:span><text:span text:style-name="T585_12"><text:s/>AR</text:span><text:span text:style-name="T585_13"><text:s/>and<text:s/>a<text:s/>sense-check<text:s/>of<text:s/>what<text:s/>goes<text:s/>in<text:s/>the<text:s/>list<text:s/>of<text:s/>innovations,<text:s/>the</text:span><text:span text:style-name="T585_14">y<text:s/>were</text:span><text:span text:style-name="T585_15"><text:s/>reduced<text:s/>to<text:s/></text:span><text:span text:style-name="T585_16">six</text:span><text:span text:style-name="T585_17">.<text:s/>This<text:s/>meant<text:s/>a<text:s/>much<text:s/>higher<text:s/></text:span><text:span text:style-name="T585_18">VfM</text:span><text:span text:style-name="T585_19"><text:s/>cost<text:s/>result<text:s/>compared<text:s/>to<text:s/>the</text:span><text:span text:style-name="T585_20"><text:s/></text:span><text:span text:style-name="T585_21">previous<text:s/>year.<text:s/>This<text:s/>year<text:s/>however,<text:s/></text:span><text:span text:style-name="T585_22">the<text:s/>result<text:s/>is<text:s/>10<text:s/>sustainable<text:s/>innovations</text:span><text:span text:style-name="T585_23"><text:s/>and<text:s/>the<text:s/>cost<text:s/>for<text:s/>each<text:s/>of<text:s/>those</text:span><text:span text:style-name="T585_24"><text:s/>is<text:s/>lower.<text:s/></text:span><text:span text:style-name="T585_25">It<text:s/>indicates<text:s/>a<text:s/>more<text:s/>cost-effective<text:s/>performance.</text:span></text:p>
        <text:p text:style-name="P586"><text:span text:style-name="T586_1">Cost<text:s/>of<text:s/>SLLC-holder<text:s/></text:span><text:span text:style-name="T586_2">f</text:span><text:span text:style-name="T586_3">emale<text:s/></text:span><text:span text:style-name="T586_4">b</text:span><text:span text:style-name="T586_5">eneficiary<text:s/></text:span><text:span text:style-name="T586_6">a</text:span><text:span text:style-name="T586_7">ccessing<text:s/></text:span><text:span text:style-name="T586_8">f</text:span><text:span text:style-name="T586_9">inance:<text:s/></text:span><text:span text:style-name="T586_10">Based<text:s/>on<text:s/>the<text:s/>estimated<text:s/>cumulative<text:s/>spend<text:s/>on<text:s/></text:span><text:span text:style-name="T586_11">a</text:span><text:span text:style-name="T586_12">ccess<text:s/>to<text:s/></text:span><text:span text:style-name="T586_13">f</text:span><text:span text:style-name="T586_14">inance<text:s/>and<text:s/>approximately<text:s/>6,227<text:s/>SLLC-linked<text:s/>loans<text:s/>made<text:s/>to<text:s/>women<text:s/>(34%<text:s/>of<text:s/>total<text:s/>loans)<text:s/>by<text:s/>August<text:s/>2020,<text:s/>the<text:s/>average<text:s/>cost<text:s/>is<text:s/></text:span><text:span text:style-name="T586_15">£351</text:span><text:span text:style-name="T586_16"><text:s/>per<text:s/>female<text:s/>beneficiary<text:s/>accessing<text:s/>finance.<text:s/>This<text:s/>indicates<text:s/>that<text:s/>there<text:s/></text:span><text:span text:style-name="T586_17">has<text:s/>been<text:s/>an<text:s/>increase<text:s/>in<text:s/>the<text:s/>unit<text:s/>outreach<text:s/>cost<text:s/>this<text:s/>year<text:s/>due<text:s/>to<text:s/>the<text:s/>decreased<text:s/>number<text:s/>of<text:s/>loans<text:s/>having<text:s/>been<text:s/>issued<text:s/>due<text:s/>to<text:s/>COVID-19.<text:s/></text:span></text:p>
        <text:p text:style-name="P587"><text:span text:style-name="T587_1">Overall,<text:s/>despite<text:s/>not<text:s/>having<text:s/></text:span><text:span text:style-name="T587_2">set<text:s/></text:span><text:span text:style-name="T587_3">targets,<text:s/></text:span><text:span text:style-name="T587_4">some<text:s/>of<text:s/></text:span><text:span text:style-name="T587_5">the</text:span><text:span text:style-name="T587_6">se<text:s/>average<text:s/>values<text:s/>suggest<text:s/>that<text:s/>the</text:span><text:span text:style-name="T587_7"><text:s/>EEU</text:span><text:span text:style-name="T587_8"><text:s/>interventions<text:s/>were<text:s/>as<text:s/>efficient<text:s/>and<text:s/>effective<text:s/>as<text:s/>possible</text:span><text:span text:style-name="T587_9">,<text:s/>given<text:s/>the<text:s/>challenges<text:s/>posed<text:s/>by<text:s/>COVID-19.</text:span></text:p>
        <text:p text:style-name="P588"><text:span text:style-name="T588_1">Describe<text:s/>any<text:s/>changes<text:s/>to<text:s/>this<text:s/>output<text:s/>during<text:s/>the<text:s/>past<text:s/>year,<text:s/>and<text:s/>any<text:s/>planned<text:s/>changes<text:s/>as<text:s/>a<text:s/>result<text:s/>of<text:s/>this<text:s/>review</text:span></text:p>
        <text:p text:style-name="P589"><text:span text:style-name="T589_1">COVID-19</text:span><text:span text:style-name="T589_2"><text:s/>limited<text:s/>and<text:s/>delayed<text:s/>many<text:s/>planned<text:s/>workshops<text:s/>and<text:s/>trainings.<text:s/>The<text:s/>impact<text:s/>on<text:s/>partners<text:s/>has<text:s/>varied<text:s/>based<text:s/>on<text:s/>their<text:s/>sector:<text:s/></text:span></text:p>
        <text:list text:style-name="LS36" xml:id="list87">
          <text:list-item>
            <text:p text:style-name="P590"><text:span text:style-name="T590_1">MFIs<text:s/>have<text:s/>struggled<text:s/>as<text:s/>many<text:s/>of<text:s/>their<text:s/>urban<text:s/>business<text:s/>clients<text:s/>have<text:s/>defaulted<text:s/>or<text:s/>were<text:s/>late<text:s/>on<text:s/>their<text:s/></text:span><text:span text:style-name="T590_2">re</text:span><text:span text:style-name="T590_3">payments.<text:s/>There<text:s/>has<text:s/>also<text:s/>been<text:s/>a<text:s/>slow<text:s/>rise<text:s/>in<text:s/>late<text:s/></text:span><text:span text:style-name="T590_4">re</text:span><text:span text:style-name="T590_5">payments<text:s/>for<text:s/>the<text:s/>SLLC-linked<text:s/>loan</text:span><text:span text:style-name="T590_6">;</text:span><text:span text:style-name="T590_7"><text:s/></text:span></text:p>
          </text:list-item>
          <text:list-item>
            <text:p text:style-name="P591"><text:span text:style-name="T591_1">In<text:s/>the<text:s/>land<text:s/>rental<text:s/>sector,<text:s/>formalisation<text:s/>services<text:s/>have<text:s/>been<text:s/>limited<text:s/>as<text:s/>relevant<text:s/>government<text:s/>offices<text:s/>and<text:s/>parties<text:s/>have<text:s/>had<text:s/>limited<text:s/>availability<text:s/>due<text:s/>to<text:s/>offices<text:s/>being<text:s/>closed<text:s/>and<text:s/>gatherings<text:s/>restricted</text:span><text:span text:style-name="T591_2">;</text:span></text:p>
          </text:list-item>
          <text:list-item>
            <text:p text:style-name="P592"><text:span text:style-name="T592_1">Both<text:s/>agricultural<text:s/>input<text:s/>suppliers<text:s/>and<text:s/>retailers<text:s/>have<text:s/>been<text:s/>negatively<text:s/>impacted<text:s/>by<text:s/>the<text:s/>rise<text:s/>in<text:s/>prices<text:s/>for<text:s/>inputs<text:s/>both<text:s/>for<text:s/>importers<text:s/>and<text:s/>distributors<text:s/>within<text:s/>the<text:s/>country.<text:s/>As<text:s/>a<text:s/>result,<text:s/>local<text:s/>input<text:s/>retailers<text:s/>have<text:s/>also<text:s/>struggled<text:s/>to<text:s/>manage<text:s/>the<text:s/>rising<text:s/>tra</text:span><text:span text:style-name="T592_2">nsport<text:s/>and<text:s/>product<text:s/>prices.<text:s/></text:span></text:p>
          </text:list-item>
        </text:list>
        <text:p text:style-name="P593"><text:span text:style-name="T593_1">LIFT</text:span><text:span text:style-name="T593_2"><text:s/>is</text:span><text:span text:style-name="T593_3"><text:s/>exploring<text:s/>opportunities<text:s/>on<text:s/>how<text:s/>it<text:s/>can<text:s/>best<text:s/>support<text:s/>partners<text:s/>to<text:s/>recover<text:s/>from<text:s/>this<text:s/>unforeseen<text:s/>shock.<text:s/></text:span></text:p>
        <text:p text:style-name="P594"/>
        <text:p text:style-name="P595"><text:span text:style-name="T595_1">Progress<text:s/>on<text:s/>recommendations<text:s/>from<text:s/>the<text:s/>previous<text:s/>AR,<text:s/>lessons<text:s/>learned<text:s/>this<text:s/>year<text:s/>and<text:s/>recommendations<text:s/>for<text:s/>the<text:s/>year<text:s/>ahead</text:span></text:p>
        <text:p text:style-name="P596"><text:span text:style-name="T596_1">LIFT<text:s/></text:span><text:span text:style-name="T596_2">has<text:s/>made<text:s/>progress<text:s/>on<text:s/>last<text:s/>year’s<text:s/>recommendations:</text:span></text:p>
        <table:table table:style-name="Table19">
          <table:table-column table:style-name="Column78"/>
          <table:table-column table:style-name="Column79"/>
          <table:table-row table:style-name="Row82">
            <table:table-cell table:style-name="Cell305">
              <text:p text:style-name="P597"><text:span text:style-name="T597_1">2019<text:s/>AR<text:s/>Recommendations</text:span></text:p>
            </table:table-cell>
            <table:table-cell table:style-name="Cell306">
              <text:p text:style-name="P598"><text:span text:style-name="T598_1">Status</text:span></text:p>
            </table:table-cell>
          </table:table-row>
          <table:table-row table:style-name="Row83">
            <table:table-cell table:style-name="Cell307">
              <text:p text:style-name="P599"><text:span text:style-name="T599_1">Conduct<text:s/>an<text:s/>assessment<text:s/>to<text:s/>better<text:s/>understand<text:s/>the<text:s/>existing<text:s/>financial<text:s/>products<text:s/>targeting<text:s/>women<text:s/>and<text:s/>VGs<text:s/>and<text:s/>identify<text:s/>opportunities<text:s/>for<text:s/>additional<text:s/>products<text:s/>and<text:s/>services.<text:s/>Re-examine<text:s/>sharia<text:s/>compliant<text:s/>assessments<text:s/>to<text:s/>ensure<text:s/>the<text:s/>financial<text:s/>products<text:s/>also<text:s/>meet<text:s/>the<text:s/>Muslim<text:s/>community’s<text:s/>needs.</text:span></text:p>
            </table:table-cell>
            <table:table-cell table:style-name="Cell308">
              <text:p text:style-name="P600"><text:span text:style-name="T600_1">Completed</text:span><text:span text:style-name="T600_2"><text:s/>(</text:span><text:span text:style-name="T600_3">see<text:s/></text:span><text:span text:style-name="T600_4">Assessment<text:s/>for<text:s/>Financial<text:s/>Products<text:s/>for<text:s/>Women<text:s/>and<text:s/>VGs<text:s/>and<text:s/>LIFT<text:s/>Islamic<text:s/>Finance<text:s/>note)</text:span><text:span text:style-name="T600_5">.</text:span></text:p>
            </table:table-cell>
          </table:table-row>
          <table:table-row table:style-name="Row84">
            <table:table-cell table:style-name="Cell309">
              <text:p text:style-name="P601"><text:span text:style-name="T601_1">Evaluate<text:s/>how<text:s/>the<text:s/>default<text:s/>management<text:s/>guide<text:s/>has<text:s/>been<text:s/>mainstreamed<text:s/>in<text:s/>MFI’s<text:s/>operational<text:s/>manuals<text:s/>and/or<text:s/>as<text:s/>a<text:s/>stand-alone<text:s/>manual.<text:s/>Pilot<text:s/>implementation<text:s/>of<text:s/>the<text:s/>default<text:s/>management<text:s/>guide<text:s/>in<text:s/>select<text:s/>branches<text:s/>and<text:s/>evaluate<text:s/>the<text:s/>results.</text:span></text:p>
            </table:table-cell>
            <table:table-cell table:style-name="Cell310">
              <text:p text:style-name="P602"><text:span text:style-name="T602_1">Default<text:s/>management<text:s/>guide<text:s/>adapted</text:span><text:span text:style-name="T602_2"><text:s/>to<text:s/>the<text:s/>needs<text:s/>of<text:s/></text:span><text:span text:style-name="T602_3">each<text:s/>partner<text:s/>MFI</text:span><text:span text:style-name="T602_4">.</text:span></text:p>
            </table:table-cell>
          </table:table-row>
          <table:table-row table:style-name="Row85">
            <table:table-cell table:style-name="Cell311">
              <text:p text:style-name="P603"><text:span text:style-name="T603_1">Monitor<text:s/>the<text:s/>liquidity<text:s/>of<text:s/>MFIs<text:s/>to<text:s/>ensure<text:s/>the<text:s/>supply<text:s/>continues<text:s/>to<text:s/>meet<text:s/>the<text:s/>demand<text:s/>for<text:s/>loans<text:s/>including<text:s/>assessing<text:s/>opportunities<text:s/>that<text:s/>would<text:s/>enable<text:s/>MFIs<text:s/>increase<text:s/>their<text:s/>liquidity.</text:span></text:p>
            </table:table-cell>
            <table:table-cell table:style-name="Cell312">
              <text:p text:style-name="P604"><text:span text:style-name="T604_1">Ongoing<text:s/>–<text:s/>LIFT<text:s/>continues<text:s/>to<text:s/>monitor<text:s/>the<text:s/>liquidity<text:s/>struggles<text:s/>of<text:s/>partners<text:s/>and<text:s/>link<text:s/>them<text:s/>with<text:s/>appropriate<text:s/>resources<text:s/>(i.e.<text:s/>RUFIP<text:s/>III).</text:span></text:p>
            </table:table-cell>
          </table:table-row>
          <table:table-row table:style-name="Row86">
            <table:table-cell table:style-name="Cell313">
              <text:p text:style-name="P605"><text:span text:style-name="T605_1">Undertake<text:s/>a<text:s/>comprehensive<text:s/>study<text:s/>on<text:s/>sharecropping<text:s/>rental<text:s/>transactions<text:s/>to<text:s/>better<text:s/>understand<text:s/>the<text:s/>incentives<text:s/>or<text:s/>disincentives<text:s/>arising<text:s/>from<text:s/>knowledge,<text:s/>capacity,<text:s/>legal<text:s/>and<text:s/>social<text:s/>views<text:s/>with<text:s/>recommendation<text:s/>made<text:s/>for<text:s/>policy<text:s/>makers.</text:span></text:p>
            </table:table-cell>
            <table:table-cell table:style-name="Cell314">
              <text:p text:style-name="P606"><text:span text:style-name="T606_1">Completed</text:span><text:span text:style-name="T606_2"><text:s/>(see<text:s/>Sharecropping<text:s/>Assessment)</text:span><text:span text:style-name="T606_3">.</text:span></text:p>
            </table:table-cell>
          </table:table-row>
          <table:table-row table:style-name="Row87">
            <table:table-cell table:style-name="Cell315">
              <text:p text:style-name="P607"><text:span text:style-name="T607_1">Assess<text:s/>the<text:s/>feasibility<text:s/>of<text:s/>different<text:s/>payment<text:s/>modalities<text:s/>for<text:s/>rental<text:s/>payment<text:s/>system<text:s/>as<text:s/>well<text:s/>as<text:s/>roll-out<text:s/>to<text:s/>ensure<text:s/>the<text:s/>product<text:s/>meets<text:s/>the<text:s/>beneficiaries’<text:s/>needs<text:s/></text:span><text:span text:style-name="T607_2">as<text:s/>well<text:s/>as<text:s/></text:span><text:span text:style-name="T607_3">conduct<text:s/>an<text:s/></text:span><text:span text:style-name="T607_4">assessment<text:s/>on<text:s/>licensing<text:s/>and<text:s/>tax<text:s/>appropriate<text:s/>for<text:s/>the<text:s/>LRSPS.<text:s/></text:span><text:span text:style-name="T607_5">Pilot<text:s/>the<text:s/>recommended<text:s/>payment<text:s/>modality,<text:s/>licensing,<text:s/>and<text:s/>relevant<text:s/>taxation<text:s/>in<text:s/>select<text:s/>woredas<text:s/>in<text:s/>Tigray<text:s/>and<text:s/>SNNPR<text:s/>alongside<text:s/>regional<text:s/>land<text:s/>offices.</text:span></text:p>
            </table:table-cell>
            <table:table-cell table:style-name="Cell316">
              <text:p text:style-name="P608"><text:span text:style-name="T608_1">On<text:s/>track<text:s/>–<text:s/>All<text:s/>aspects<text:s/>of<text:s/>this<text:s/>action<text:s/>are<text:s/>currently<text:s/>being<text:s/>piloted<text:s/>in<text:s/>four<text:s/>woredas<text:s/>across<text:s/>each<text:s/>of<text:s/>the<text:s/>four<text:s/>programme<text:s/>regions.</text:span></text:p>
            </table:table-cell>
          </table:table-row>
          <table:table-row table:style-name="Row88">
            <table:table-cell table:style-name="Cell317">
              <text:p text:style-name="P609"><text:span text:style-name="T609_1">Establish<text:s/>a<text:s/>clear<text:s/>exit<text:s/>strategy<text:s/>for<text:s/>all<text:s/>EEU<text:s/>interventions<text:s/>with<text:s/>clear<text:s/>ownership<text:s/>of<text:s/>activities<text:s/>by<text:s/>the<text:s/>relevant<text:s/>partners<text:s/>in<text:s/>the<text:s/>sectors<text:s/>EEU<text:s/>is<text:s/>working<text:s/>in.</text:span></text:p>
            </table:table-cell>
            <table:table-cell table:style-name="Cell318">
              <text:p text:style-name="P610"><text:span text:style-name="T610_1">Ongoing<text:s/>–<text:s/>The<text:s/>initially<text:s/>developed<text:s/>exit<text:s/>strategy<text:s/>continues<text:s/>to<text:s/>be<text:s/>updated<text:s/>based<text:s/>on<text:s/>current<text:s/>realities.</text:span></text:p>
            </table:table-cell>
          </table:table-row>
          <table:table-row table:style-name="Row89">
            <table:table-cell table:style-name="Cell319">
              <text:p text:style-name="P611"><text:span text:style-name="T611_1">Advocate<text:s/>for<text:s/></text:span><text:span text:style-name="T611_2">ratification<text:s/>of<text:s/>relevant<text:s/>policies<text:s/>and<text:s/>legal<text:s/>framework</text:span><text:span text:style-name="T611_3"><text:s/>to<text:s/>support<text:s/>existing<text:s/>interventions<text:s/>and<text:s/>ensure<text:s/>their<text:s/>sustainability,<text:s/>particularly<text:s/>in<text:s/>SNNPR,<text:s/>Oromia<text:s/>and<text:s/>Tigray.<text:s/>Lobby<text:s/>the<text:s/>Government<text:s/>for<text:s/></text:span><text:span text:style-name="T611_4">speedy<text:s/>execution<text:s/>of<text:s/>the<text:s/>legal<text:s/>framework<text:s/>as<text:s/>outlined<text:s/>in<text:s/>the<text:s/>home-grown<text:s/>economic<text:s/>reform.</text:span></text:p>
            </table:table-cell>
            <table:table-cell table:style-name="Cell320">
              <text:p text:style-name="P612"><text:span text:style-name="T612_1">Ongoing<text:s/>–<text:s/>Despite<text:s/>the<text:s/>challenges<text:s/>of<text:s/>COVID-19<text:s/>and<text:s/>security<text:s/>concerns,<text:s/>LIFT<text:s/>continues<text:s/>to<text:s/>engage<text:s/>relevant<text:s/>actors<text:s/>to<text:s/>advocate<text:s/>for<text:s/>conducive<text:s/>policies.</text:span></text:p>
            </table:table-cell>
          </table:table-row>
        </table:table>
        <text:p text:style-name="P613"/>
        <text:p text:style-name="P614"><text:span text:style-name="T614_1">Key<text:s/></text:span><text:span text:style-name="T614_2">recommendations<text:s/></text:span><text:span text:style-name="T614_3">for<text:s/>the<text:s/>EEU<text:s/>in<text:s/>the<text:s/>upcoming<text:s/>year<text:s/>are<text:s/>as<text:s/>follows:</text:span></text:p>
        <text:list text:style-name="LS35" xml:id="list90">
          <text:list-item>
            <text:p text:style-name="P615"><text:span text:style-name="T615_1">Ensure<text:s/>the<text:s/>establishment<text:s/>of<text:s/>a</text:span><text:span text:style-name="T615_2">n</text:span><text:span text:style-name="T615_3"><text:s/>up-to-date<text:s/></text:span><text:span text:style-name="T615_4">exit<text:s/>strategy<text:s/>for<text:s/>all<text:s/>interventions</text:span><text:span text:style-name="T615_5">,<text:s/>with</text:span><text:span text:style-name="T615_6"><text:s/>clear<text:s/>ownership<text:s/>of<text:s/>activities<text:s/>by<text:s/>the<text:s/>relevant<text:s/>partners<text:s/>in<text:s/>the<text:s/>sectors<text:s/>in<text:s/>which<text:s/>the<text:s/>EEU<text:s/>is<text:s/>active</text:span><text:span text:style-name="T615_7">;</text:span></text:p>
          </text:list-item>
          <text:list-item>
            <text:p text:style-name="P616"><text:span text:style-name="T616_1">Advocate<text:s/>for<text:s/>ratification<text:s/>of<text:s/>relevant<text:s/>policies<text:s/>and<text:s/>legal<text:s/>framework<text:s/>to<text:s/>support<text:s/>existing<text:s/>interventions<text:s/>and<text:s/>ensure<text:s/>their<text:s/>sustainability</text:span><text:span text:style-name="T616_2">;</text:span></text:p>
          </text:list-item>
          <text:list-item>
            <text:p text:style-name="P617"><text:span text:style-name="T617_1">Onboard<text:s/>the<text:s/>relevant<text:s/>actors<text:s/>that<text:s/>will<text:s/>take<text:s/>over<text:s/>the<text:s/>facilitation<text:s/>and<text:s/>coordination<text:s/>functions<text:s/>of<text:s/>the<text:s/>market<text:s/>systems,<text:s/>which<text:s/>LIFT<text:s/>has<text:s/>undertaken<text:s/>so<text:s/>far.</text:span></text:p>
          </text:list-item>
        </text:list>
        <table:table table:style-name="Table20">
          <table:table-column table:style-name="Column80"/>
          <table:table-column table:style-name="Column81"/>
          <table:table-column table:style-name="Column82"/>
          <table:table-column table:style-name="Column83"/>
          <table:table-column table:style-name="Column84"/>
          <table:table-row table:style-name="Row90">
            <table:table-cell table:style-name="Cell321">
              <text:p text:style-name="P618"><text:bookmark-start text:name="_Hlk50021988"/><text:span text:style-name="T618_1">Output<text:s/>Title<text:s/></text:span></text:p>
            </table:table-cell>
            <table:table-cell table:style-name="Cell322" table:number-columns-spanned="4">
              <text:p text:style-name="P619"><text:span text:style-name="T619_1">Improved<text:s/>policies<text:s/>and<text:s/>institutions<text:s/>for<text:s/>the<text:s/>rural<text:s/>land<text:s/>sector</text:span></text:p>
            </table:table-cell>
            <table:covered-table-cell/>
            <table:covered-table-cell/>
            <table:covered-table-cell/>
          </table:table-row>
          <table:table-row table:style-name="Row91">
            <table:table-cell table:style-name="Cell323" table:number-columns-spanned="2">
              <text:p text:style-name="P620"><text:span text:style-name="T620_1">Output<text:s/>number<text:s/>per<text:s/>LF</text:span></text:p>
            </table:table-cell>
            <table:covered-table-cell/>
            <table:table-cell table:style-name="Cell324">
              <text:p text:style-name="P621"><text:span text:style-name="T621_1">4</text:span></text:p>
            </table:table-cell>
            <table:table-cell table:style-name="Cell325">
              <text:p text:style-name="P622"><text:span text:style-name="T622_1">Output<text:s/>Score<text:s/></text:span></text:p>
            </table:table-cell>
            <table:table-cell table:style-name="Cell326">
              <text:p text:style-name="P623"><text:span text:style-name="T623_1">A+</text:span></text:p>
            </table:table-cell>
          </table:table-row>
          <table:table-row table:style-name="Row92">
            <table:table-cell table:style-name="Cell327" table:number-columns-spanned="2">
              <text:p text:style-name="P624"><text:span text:style-name="T624_1">Impact<text:s/>weighting<text:s/>(%):<text:s text:c="2"/></text:span></text:p>
            </table:table-cell>
            <table:covered-table-cell/>
            <table:table-cell table:style-name="Cell328">
              <text:p text:style-name="P625"><text:span text:style-name="T625_1">20%</text:span></text:p>
            </table:table-cell>
            <table:table-cell table:style-name="Cell329">
              <text:p text:style-name="P626"><text:span text:style-name="T626_1">Impact<text:s/>weighting<text:s/>%<text:s/>revised<text:s/>since<text:s/>last<text:s/>AR?<text:s/></text:span></text:p>
            </table:table-cell>
            <table:table-cell table:style-name="Cell330">
              <text:p text:style-name="P627"><text:span text:style-name="T627_1">N</text:span><text:span text:style-name="T627_2">o</text:span></text:p>
            </table:table-cell>
          </table:table-row>
        </table:table>
        <text:p text:style-name="P628"><text:bookmark-end text:name="_Hlk50021988"/></text:p>
        <table:table table:style-name="Table21">
          <table:table-column table:style-name="Column85"/>
          <table:table-column table:style-name="Column86"/>
          <table:table-column table:style-name="Column87"/>
          <table:table-row table:style-name="Row93">
            <table:table-cell table:style-name="Cell331">
              <text:p text:style-name="P629"><text:span text:style-name="T629_1">Indicator</text:span></text:p>
            </table:table-cell>
            <table:table-cell table:style-name="Cell332">
              <text:p text:style-name="P630"><text:span text:style-name="T630_1">Milestone<text:s/>for<text:s/>this<text:s/>review</text:span></text:p>
            </table:table-cell>
            <table:table-cell table:style-name="Cell333">
              <text:p text:style-name="P631"><text:span text:style-name="T631_1">Progress<text:s/></text:span><text:span text:style-name="T631_2">(as<text:s/></text:span><text:span text:style-name="T631_3">of</text:span><text:span text:style-name="T631_4"><text:s/>3</text:span><text:span text:style-name="T631_5">1</text:span><text:span text:style-name="T631_6"><text:s/></text:span><text:span text:style-name="T631_7">October</text:span><text:span text:style-name="T631_8"><text:s/>20</text:span><text:span text:style-name="T631_9">20</text:span><text:span text:style-name="T631_10">)</text:span></text:p>
            </table:table-cell>
          </table:table-row>
          <table:table-row table:style-name="Row94">
            <table:table-cell table:style-name="Cell334">
              <text:p text:style-name="P632"><text:span text:style-name="T632_1">4<text:s/>–<text:s/></text:span><text:span text:style-name="T632_2">Number<text:s/>of<text:s/>research-based<text:s/>land<text:s/>policy<text:s/>reports,<text:s/>regulations,<text:s/>procedures,<text:s/>strategies<text:s/>and<text:s/>plans<text:s/>produced<text:s/>and<text:s/>delivered<text:s/>to<text:s/>the<text:s/>Government<text:s/>of<text:s/>Ethiopia<text:s/>and<text:s/>other<text:s/>key<text:s/>stakeholders<text:s/>that<text:s/>strengthen<text:s/>structures<text:s/>and<text:s/>processes<text:s/>for<text:s/>improved<text:s/>land<text:s/>certification<text:s/>and<text:s/>administration<text:s/>in<text:s/>Ethiopia<text:s/>or<text:s/>knowledge<text:s/>products<text:s/>which<text:s/>make<text:s/>new<text:s/>data<text:s/>or<text:s/>understanding<text:s/>available<text:s/>to<text:s/>a<text:s/>broad<text:s/>range<text:s/>of<text:s/>stakeholders<text:s/>(cumulative<text:s/>target)</text:span></text:p>
            </table:table-cell>
            <table:table-cell table:style-name="Cell335">
              <text:p text:style-name="P633"><text:span text:style-name="T633_1">82</text:span></text:p>
            </table:table-cell>
            <table:table-cell table:style-name="Cell336">
              <text:p text:style-name="P634"><text:span text:style-name="T634_1">9</text:span><text:span text:style-name="T634_2">0</text:span></text:p>
            </table:table-cell>
          </table:table-row>
        </table:table>
        <text:p text:style-name="P635"><text:span text:style-name="T635_1">Briefly<text:s/>describe<text:s/>the<text:s/>output’s<text:s/>activities<text:s/>and<text:s/>p</text:span><text:span text:style-name="T635_2">rovide<text:s/>supporting<text:s/>narrative<text:s/>for<text:s/>the<text:s/>score</text:span></text:p>
        <text:p text:style-name="P636"><text:span text:style-name="T636_1">In<text:s/>cooperation<text:s/>with<text:s/></text:span><text:span text:style-name="T636_2">GoE</text:span><text:span text:style-name="T636_3"><text:s/>and<text:s/>other<text:s/></text:span><text:span text:style-name="T636_4">partners</text:span><text:span text:style-name="T636_5"><text:s/>supporting<text:s/>land<text:s/>programmes</text:span><text:span text:style-name="T636_6">,<text:s/>t</text:span><text:span text:style-name="T636_7">he<text:s/>o</text:span><text:span text:style-name="T636_8">utput’s<text:s/>activities<text:s/>focus<text:s/>on<text:s/>addressing<text:s/>cross-cutting<text:s/>policy<text:s/>issues</text:span><text:span text:style-name="T636_9"><text:s/>with<text:s/>the<text:s/>aim<text:s/>of<text:s/>improving<text:s/>rural<text:s/>land<text:s/>tenure<text:s/>security<text:s/>and<text:s/></text:span><text:span text:style-name="T636_10">the<text:s/>transparency<text:s/>of<text:s/>land<text:s/>allocation.</text:span><text:span text:style-name="T636_11"><text:s/></text:span><text:span text:style-name="T636_12">During</text:span><text:span text:style-name="T636_13"><text:s/>the</text:span><text:span text:style-name="T636_14"><text:s/>review</text:span><text:span text:style-name="T636_15"><text:s/></text:span><text:span text:style-name="T636_16">period</text:span><text:span text:style-name="T636_17">,</text:span><text:span text:style-name="T636_18"><text:s/>LIFT’s<text:s/>major<text:s/>policy<text:s/>objectives<text:s/>have<text:s/>included<text:s/>the<text:s/>following:</text:span></text:p>
        <text:list text:style-name="LS59" xml:id="list93">
          <text:list-item>
            <text:p text:style-name="P637"><text:span text:style-name="T637_1">LIFT’s<text:s/>2020<text:s/>priorities</text:span><text:span text:style-name="T637_2">:</text:span><text:span text:style-name="T637_3"><text:s/></text:span><text:span text:style-name="T637_4">National<text:s/>Rural<text:s/>Land<text:s/>Proclamation<text:s/>being<text:s/>approved</text:span><text:span text:style-name="T637_5">;</text:span><text:span text:style-name="T637_6"><text:s/>f</text:span><text:span text:style-name="T637_7">ocus<text:s/>on<text:s/>the<text:s/>sustainability<text:s/>of<text:s/>RLAS</text:span><text:span text:style-name="T637_8"><text:s/></text:span><text:span text:style-name="T637_9">by</text:span><text:span text:style-name="T637_10">:</text:span><text:span text:style-name="T637_11"><text:s/>a)<text:s/>d</text:span><text:span text:style-name="T637_12">eveloping<text:s/>a<text:s/>strategy<text:s/>for<text:s/>the<text:s/>sustainability<text:s/>of<text:s/>the<text:s/>Satellite<text:s/>Woreda<text:s/>Approach</text:span><text:span text:style-name="T637_13">,<text:s/>and<text:s/>b)<text:s/></text:span><text:span text:style-name="T637_14">d</text:span><text:span text:style-name="T637_15">eveloping<text:s/></text:span><text:span text:style-name="T637_16">Regional<text:s/>RLAS<text:s/>PAC<text:s/>Guidelines<text:s/>and<text:s/>Training<text:s/>Manual<text:s/>(x4)</text:span><text:span text:style-name="T637_17">;</text:span><text:span text:style-name="T637_18"><text:s/>e</text:span><text:span text:style-name="T637_19">nsuring<text:s/>the<text:s/>sustainability<text:s/>of<text:s/>the<text:s/>impact<text:s/>of<text:s/>SDOs<text:s/>post-LIFT</text:span><text:span text:style-name="T637_20">.</text:span></text:p>
          </text:list-item>
          <text:list-item>
            <text:p text:style-name="P638"><text:span text:style-name="T638_1">Research</text:span><text:span text:style-name="T638_2"><text:s/>to<text:s/>be<text:s/>undertaken</text:span><text:span text:style-name="T638_3"><text:s/>as<text:s/>per<text:s/></text:span><text:span text:style-name="T638_4">LIFT’s<text:s/>2019</text:span><text:span text:style-name="T638_5"><text:s/>A</text:span><text:span text:style-name="T638_6">R<text:s/></text:span><text:span text:style-name="T638_7">recommendations</text:span><text:span text:style-name="T638_8">;</text:span></text:p>
          </text:list-item>
          <text:list-item>
            <text:p text:style-name="P639"><text:span text:style-name="T639_1">Research</text:span><text:span text:style-name="T639_2"><text:s/>to<text:s/></text:span><text:span text:style-name="T639_3">inform<text:s/>LIFT</text:span><text:span text:style-name="T639_4"><text:s/></text:span><text:span text:style-name="T639_5">UP<text:s/>as<text:s/>part<text:s/>of<text:s/></text:span><text:span text:style-name="T639_6">LIFT’s<text:s/>one-year<text:s/>extension</text:span><text:span text:style-name="T639_7">.</text:span></text:p>
          </text:list-item>
        </text:list>
        <text:p text:style-name="P640"><text:span text:style-name="T640_1">Over<text:s/>the<text:s/>last<text:s/>12<text:s/>months</text:span><text:span text:style-name="T640_2">,</text:span><text:span text:style-name="T640_3"><text:s/>LIFT<text:s/>has<text:s/></text:span><text:span text:style-name="T640_4">undertaken<text:s/>the<text:s/></text:span><text:span text:style-name="T640_5">following<text:s/>research<text:s/>papers<text:s/>under<text:s/></text:span><text:span text:style-name="T640_6">Output<text:s/>Indicator<text:s/>4</text:span><text:span text:style-name="T640_7">,<text:s/>bringing<text:s/>the<text:s/>cumulative<text:s/>total<text:s/>to<text:s/></text:span><text:span text:style-name="T640_8">90</text:span><text:span text:style-name="T640_9"><text:s/>and<text:s/>exceeding<text:s/></text:span><text:span text:style-name="T640_10">its</text:span><text:span text:style-name="T640_11"><text:s/>target</text:span><text:span text:style-name="T640_12">:</text:span></text:p>
        <table:table table:style-name="Table22">
          <table:table-column table:style-name="Column88"/>
          <table:table-column table:style-name="Column89"/>
          <table:table-header-rows>
            <table:table-row table:style-name="Row95">
              <table:table-cell table:style-name="Cell337">
                <text:p text:style-name="P641"><text:span text:style-name="T641_1">P</text:span><text:span text:style-name="T641_2">aper</text:span></text:p>
              </table:table-cell>
              <table:table-cell table:style-name="Cell338">
                <text:p text:style-name="P642"><text:span text:style-name="T642_1">Description</text:span></text:p>
              </table:table-cell>
            </table:table-row>
          </table:table-header-rows>
          <table:table-row table:style-name="Row96">
            <table:table-cell table:style-name="Cell339">
              <text:p text:style-name="P643"><text:span text:style-name="T643_1">Land<text:s/>Tenure<text:s/>Issues<text:s/>Associated<text:s/>with<text:s/>I</text:span><text:span text:style-name="T643_2">DP</text:span><text:span text:style-name="T643_3">s</text:span></text:p>
            </table:table-cell>
            <table:table-cell table:style-name="Cell340">
              <text:p text:style-name="P644"><text:span text:style-name="T644_1">The<text:s/>report<text:s/></text:span><text:span text:style-name="T644_2">explored<text:s/>tenure<text:s/>security<text:s/>of<text:s/>IDPs<text:s/>and<text:s/></text:span><text:span text:style-name="T644_3">provided<text:s/>recommendations<text:s/>on<text:s/></text:span><text:span text:style-name="T644_4">how<text:s/>to<text:s/>restart</text:span><text:span text:style-name="T644_5"><text:s/>SLLC<text:s/>activities<text:s/>post-conflict<text:s/></text:span><text:span text:style-name="T644_6">and</text:span><text:span text:style-name="T644_7"><text:s/>ensure<text:s/>that<text:s/>landholders<text:s/>are<text:s/>not<text:s/>unintentionally<text:s/>negatively<text:s/>impacted</text:span></text:p>
            </table:table-cell>
          </table:table-row>
          <table:table-row table:style-name="Row97">
            <table:table-cell table:style-name="Cell341">
              <text:p text:style-name="P645"><text:span text:style-name="T645_1">The<text:s/>Impact<text:s/>of<text:s/>SLLC-Linked<text:s/>Loan<text:s/>on<text:s/>Women<text:s/>with<text:s/>a<text:s/>Focus<text:s/>on<text:s/>Unintended<text:s/>Consequences</text:span></text:p>
            </table:table-cell>
            <table:table-cell table:style-name="Cell342">
              <text:p text:style-name="P646"><text:span text:style-name="T646_1">The<text:s/>research<text:s/>focused<text:s/>on<text:s/>ACSI<text:s/></text:span><text:span text:style-name="T646_2">loan<text:s/>beneficiaries<text:s/></text:span><text:span text:style-name="T646_3">due<text:s/>to<text:s/>the<text:s/>MFI<text:s/>having<text:s/>disbursed<text:s/>the<text:s/>loan<text:s/>for<text:s/>the<text:s/>longest<text:s/>period<text:s/>in<text:s/>comparison<text:s/>to<text:s/>other<text:s/>MFIs</text:span><text:span text:style-name="T646_4"><text:s/>and<text:s/>examined<text:s/>how<text:s/>the<text:s/>loan<text:s/>product<text:s/>impacted<text:s/>on<text:s/>women’s<text:s/>economic<text:s/>empowerment<text:s/>in<text:s/>married<text:s/>households<text:s/>that<text:s/>applied<text:s/>for<text:s/>the<text:s/>loan<text:s/>due<text:s/>to<text:s/>the<text:s/>product<text:s/>requiring<text:s/>all<text:s/>landholders<text:s/>of<text:s/>a<text:s/>parcel<text:s/>to<text:s/>be<text:s/>involved<text:s/>in<text:s/>the<text:s/>application<text:s/>procedure</text:span></text:p>
            </table:table-cell>
          </table:table-row>
          <table:table-row table:style-name="Row98">
            <table:table-cell table:style-name="Cell343">
              <text:p text:style-name="P647"><text:span text:style-name="T647_1">RLAS<text:s/>PAC<text:s/>Strategy<text:s/>Guideline<text:s/>and<text:s/>Manual<text:s/>and<text:s/>associated<text:s/>Training<text:s/>Manual</text:span></text:p>
            </table:table-cell>
            <table:table-cell table:style-name="Cell344">
              <text:p text:style-name="P648"><text:span text:style-name="T648_1">It<text:s/>p</text:span><text:span text:style-name="T648_2">rovide</text:span><text:span text:style-name="T648_3">d</text:span><text:span text:style-name="T648_4"><text:s/>a<text:s/>structured<text:s/>approach<text:s/>to<text:s/>raising<text:s/>awareness<text:s/>on<text:s/>the<text:s/>importance<text:s/>of<text:s/>formally<text:s/>registering<text:s/>land<text:s/>transactions</text:span><text:span text:style-name="T648_5">,</text:span><text:span text:style-name="T648_6"><text:s/>taking<text:s/>into<text:s/>account<text:s/>differ</text:span><text:span text:style-name="T648_7">ent</text:span><text:span text:style-name="T648_8"><text:s/>regional<text:s/>contexts</text:span><text:span text:style-name="T648_9">.<text:s/>It<text:s/>include</text:span><text:span text:style-name="T648_10">s</text:span><text:span text:style-name="T648_11">:<text:s/>an</text:span><text:span text:style-name="T648_12"><text:s/>outline<text:s/>of<text:s/>the<text:s/>strategy’s<text:s/>approach</text:span><text:span text:style-name="T648_13">;<text:s/>a</text:span><text:span text:style-name="T648_14">n<text:s/>implementation<text:s/>guide<text:s/>for<text:s/>WLAO</text:span><text:span text:style-name="T648_15">;<text:s/>a</text:span><text:span text:style-name="T648_16">n<text:s/>implementation<text:s/>guide<text:s/>for<text:s/>elected<text:s/>kebele<text:s/>team<text:s/>leaders<text:s/>to<text:s/>establish<text:s/>a<text:s/>kebele</text:span><text:span text:style-name="T648_17">-</text:span><text:span text:style-name="T648_18">level<text:s/>PACT<text:s/>team<text:s/>(KLPT<text:s/></text:span><text:span text:style-name="T648_19">l</text:span><text:span text:style-name="T648_20">eaders)</text:span><text:span text:style-name="T648_21">,</text:span><text:span text:style-name="T648_22"><text:s/>translated<text:s/>into<text:s/>regional<text:s/>dialects</text:span><text:span text:style-name="T648_23">;<text:s/></text:span><text:span text:style-name="T648_24">KLPT<text:s/></text:span><text:span text:style-name="T648_25">l</text:span><text:span text:style-name="T648_26">eaders</text:span><text:span text:style-name="T648_27"><text:s/>training<text:s/>manual</text:span></text:p>
            </table:table-cell>
          </table:table-row>
          <table:table-row table:style-name="Row99">
            <table:table-cell table:style-name="Cell345">
              <text:p text:style-name="P649"><text:span text:style-name="T649_1">Dispute<text:s/>Resolution<text:s/></text:span></text:p>
            </table:table-cell>
            <table:table-cell table:style-name="Cell346">
              <text:p text:style-name="P650"><text:span text:style-name="T650_1">Develop</text:span><text:span text:style-name="T650_2">ed<text:s/>a</text:span><text:span text:style-name="T650_3"><text:s/>curriculum<text:s/>and<text:s/>training<text:s/>material<text:s/>for<text:s/>the<text:s/>legal<text:s/>training<text:s/>institute</text:span></text:p>
            </table:table-cell>
          </table:table-row>
          <table:table-row table:style-name="Row100">
            <table:table-cell table:style-name="Cell347">
              <text:p text:style-name="P651"><text:span text:style-name="T651_1">SLLC</text:span><text:span text:style-name="T651_2">-L</text:span><text:span text:style-name="T651_3">inked<text:s/></text:span><text:span text:style-name="T651_4">I</text:span><text:span text:style-name="T651_5">ndividual<text:s/></text:span><text:span text:style-name="T651_6">L</text:span><text:span text:style-name="T651_7">oan<text:s/></text:span><text:span text:style-name="T651_8">-</text:span><text:span text:style-name="T651_9"><text:s/></text:span><text:span text:style-name="T651_10">L</text:span><text:span text:style-name="T651_11">essons<text:s/></text:span><text:span text:style-name="T651_12">L</text:span><text:span text:style-name="T651_13">earned<text:s/>and<text:s/></text:span><text:span text:style-name="T651_14">R</text:span><text:span text:style-name="T651_15">ecommendations<text:s/>for<text:s/></text:span><text:span text:style-name="T651_16">P</text:span><text:span text:style-name="T651_17">olicy<text:s/></text:span><text:span text:style-name="T651_18">C</text:span><text:span text:style-name="T651_19">hange</text:span></text:p>
            </table:table-cell>
            <table:table-cell table:style-name="Cell348">
              <text:p text:style-name="P652"><text:span text:style-name="T652_1">Case<text:s/>Study<text:s/>highlighting<text:s/>the<text:s/>policy<text:s/>change<text:s/>approach<text:s/>undertaken<text:s/>by<text:s/>LIFT<text:s/>to<text:s/>include<text:s/>landholdings<text:s/>as<text:s/>movable<text:s/>collateral<text:s/>for<text:s/>individual<text:s/>loans</text:span></text:p>
            </table:table-cell>
          </table:table-row>
          <table:table-row table:style-name="Row101">
            <table:table-cell table:style-name="Cell349">
              <text:p text:style-name="P653"><text:span text:style-name="T653_1">Sharecropping<text:s/>Stud</text:span><text:span text:style-name="T653_2">y</text:span></text:p>
            </table:table-cell>
            <table:table-cell table:style-name="Cell350">
              <text:p text:style-name="P654"><text:span text:style-name="T654_1">A<text:s/>s</text:span><text:span text:style-name="T654_2">trategy<text:s/>for<text:s/>addressing<text:s/></text:span><text:span text:style-name="T654_3">s</text:span><text:span text:style-name="T654_4">harecropping<text:s/>during<text:s/>LIFT</text:span><text:span text:style-name="T654_5"><text:s/></text:span><text:span text:style-name="T654_6">UP</text:span><text:span text:style-name="T654_7">,<text:s/>b</text:span><text:span text:style-name="T654_8">ased<text:s/>on<text:s/>the<text:s/>sharecropping<text:s/>report<text:s/>delivered<text:s/>by</text:span><text:span text:style-name="T654_9"><text:s/>the</text:span><text:span text:style-name="T654_10"><text:s/>service<text:s/>provider</text:span></text:p>
            </table:table-cell>
          </table:table-row>
          <table:table-row table:style-name="Row102">
            <table:table-cell table:style-name="Cell351">
              <text:p text:style-name="P655"><text:span text:style-name="T655_1"><text:s/></text:span><text:span text:style-name="T655_2">Strategy<text:s/>for<text:s/>the<text:s/></text:span><text:span text:style-name="T655_3">I</text:span><text:span text:style-name="T655_4">nstitutionalisation<text:s/>of<text:s/>the<text:s/>SDO<text:s/></text:span><text:span text:style-name="T655_5">F</text:span><text:span text:style-name="T655_6">unction</text:span><text:span text:style-name="T655_7"><text:s/>within<text:s/>the<text:s/>WLAO<text:s/></text:span><text:span text:style-name="T655_8">S</text:span><text:span text:style-name="T655_9">tructure</text:span></text:p>
            </table:table-cell>
            <table:table-cell table:style-name="Cell352">
              <text:p text:style-name="P656"><text:span text:style-name="T656_1">It<text:s/>i</text:span><text:span text:style-name="T656_2">dentif</text:span><text:span text:style-name="T656_3">ied</text:span><text:span text:style-name="T656_4"><text:s/>the<text:s/>required<text:s/>activities<text:s/>to<text:s/>make<text:s/>the<text:s/>SDO<text:s/>function<text:s/>sustainable<text:s/></text:span><text:span text:style-name="T656_5">and<text:s/>inform<text:s/>LIFT<text:s/>UP</text:span></text:p>
            </table:table-cell>
          </table:table-row>
          <table:table-row table:style-name="Row103">
            <table:table-cell table:style-name="Cell353">
              <text:p text:style-name="P657"><text:span text:style-name="T657_1"><text:s/></text:span><text:span text:style-name="T657_2">Licensing<text:s/></text:span><text:span text:style-name="T657_3">R</text:span><text:span text:style-name="T657_4">equirements<text:s/>for<text:s/></text:span><text:span text:style-name="T657_5">I</text:span><text:span text:style-name="T657_6">nput<text:s/></text:span><text:span text:style-name="T657_7">R</text:span><text:span text:style-name="T657_8">etailers</text:span></text:p>
            </table:table-cell>
            <table:table-cell table:style-name="Cell354">
              <text:p text:style-name="P658"><text:span text:style-name="T658_1">Assessment<text:s/>report<text:s/>of<text:s/>current<text:s/>licensing<text:s/>requirements<text:s/>including<text:s/>recommendations<text:s/>for<text:s/>policy<text:s/>changes<text:s/>and<text:s/>intervention<text:s/>ideas<text:s/>for<text:s/>LIFT</text:span><text:span text:style-name="T658_2"><text:s/></text:span><text:span text:style-name="T658_3">UP</text:span></text:p>
            </table:table-cell>
          </table:table-row>
        </table:table>
        <text:p text:style-name="P659"><text:span text:style-name="T659_1">As<text:s/></text:span><text:span text:style-name="T659_2">per<text:s/>previous<text:s/>years</text:span><text:span text:style-name="T659_3">,<text:s/>these<text:s/>outputs<text:s/>were<text:s/>selected<text:s/>to<text:s/>meet<text:s/>programmatic<text:s/>needs,<text:s/>produce<text:s/>strategies<text:s/>or<text:s/>procedures<text:s/>for<text:s/></text:span><text:span text:style-name="T659_4">GoE</text:span><text:span text:style-name="T659_5"><text:s/>stakeholders,<text:s/>inform<text:s/>future<text:s/>initiatives<text:s/>by<text:s/></text:span><text:span text:style-name="T659_6">GoE</text:span><text:span text:style-name="T659_7"><text:s/>or<text:s/>development<text:s/>partners,<text:s/>or<text:s/>advance<text:s/>learning<text:s/>about<text:s/>the<text:s/>land<text:s/>sector<text:s/>in<text:s/>Ethiopia</text:span><text:span text:style-name="T659_8">.</text:span></text:p>
        <text:p text:style-name="P660"><text:span text:style-name="T660_1">Media<text:s/>Engagement:<text:s/></text:span><text:span text:style-name="T660_2"><text:s/></text:span><text:span text:style-name="T660_3">Following<text:s/>up<text:s/>on</text:span><text:span text:style-name="T660_4"><text:s/>the<text:s/></text:span><text:span text:style-name="T660_5">2019<text:s/>AR</text:span><text:span text:style-name="T660_6"><text:s/>recommendations,<text:s/>LIFT<text:s/>examined<text:s/>the<text:s/>option<text:s/>of<text:s/>entering<text:s/>fee-contracts<text:s/>with<text:s/>TV<text:s/>channels<text:s/>to<text:s/>host<text:s/>panel<text:s/>debates<text:s/>and<text:s/>specific<text:s/>programs<text:s/>to<text:s/>raise<text:s/>the<text:s/>profile<text:s/>of<text:s/>LIFT<text:s/>through<text:s/>any<text:s/>possible<text:s/>savings<text:s/>in<text:s/>January<text:s/>2020.<text:s/>The<text:s/>exercise<text:s/>identified<text:s/>that<text:s/></text:span><text:span text:style-name="T660_7">there<text:s/>were<text:s/>no</text:span><text:span text:style-name="T660_8"><text:s/>available<text:s/>savings<text:s/>to<text:s/>undertake<text:s/>this.<text:s/>Despite<text:s/>this,<text:s/>in<text:s/>January<text:s/>the<text:s/></text:span><text:span text:style-name="T660_9">MoA</text:span><text:span text:style-name="T660_10"><text:s/>informed<text:s/>LIFT<text:s/>that<text:s/>they<text:s/>had<text:s/>contracted<text:s/>journalists<text:s/>from<text:s/>EBC<text:s/>and<text:s/></text:span><text:span text:style-name="T660_11">Walta</text:span><text:span text:style-name="T660_12"><text:s/>News<text:s/>to<text:s/>highlight<text:s/>the<text:s/>work<text:s/>of<text:s/>RLAUD<text:s/>and<text:s/>that<text:s/>they<text:s/>would<text:s/>be<text:s/>covering<text:s/>LIFT<text:s/>as<text:s/>a<text:s/>success<text:s/>story<text:s/>of<text:s/>the<text:s/>directorate.<text:s/>LIFT<text:s/>therefore<text:s/>made<text:s/>field<text:s/>arrangements<text:s/>for<text:s/>success<text:s/>stories<text:s/>to<text:s/>be<text:s/>showcased<text:s/>and<text:s/>media<text:s/>coverage<text:s/>of<text:s/>LIFT<text:s/>has<text:s/>taken<text:s/>place</text:span><text:span text:style-name="T660_13"><text:s/>on</text:span><text:span text:style-name="T660_14"><text:s/></text:span><text:span text:style-name="T660_15">television</text:span><text:span text:style-name="T660_16"><text:s/>and<text:s/>radio<text:s/>channels,<text:s/>newspapers</text:span><text:span text:style-name="T660_17">,<text:s/></text:span><text:span text:style-name="T660_18">blogs<text:s/>and<text:s/>social<text:s/>media.</text:span></text:p>
        <text:p text:style-name="P661"><text:span text:style-name="T661_1">Website</text:span><text:span text:style-name="T661_2"><text:s/>and<text:s/></text:span><text:span text:style-name="T661_3">Knowledge<text:s/>Hub</text:span><text:span text:style-name="T661_4">:<text:s/></text:span><text:span text:style-name="T661_5">O</text:span><text:span text:style-name="T661_6">ver<text:s/>the<text:s/>course<text:s/>of<text:s/>the<text:s/>year</text:span><text:span text:style-name="T661_7">,</text:span><text:span text:style-name="T661_8"><text:s/>LIFT<text:s/>has<text:s/>u</text:span><text:span text:style-name="T661_9">ndertaken<text:s/>work<text:s/>on</text:span><text:span text:style-name="T661_10"><text:s/>its<text:s/>website<text:s/>to<text:s/>include<text:s/></text:span><text:span text:style-name="T661_11">i</text:span><text:span text:style-name="T661_12">nformative<text:s/>videos<text:s/>on<text:s/>LIFT</text:span><text:span text:style-name="T661_13">,<text:s/>including<text:s/></text:span><text:span text:style-name="T661_14">a<text:s/>short<text:s/>introductory<text:s/>video<text:s/>and<text:s/>longer<text:s/>training<text:s/>videos<text:s/>(in<text:s/>regional<text:s/>languages)</text:span><text:span text:style-name="T661_15">,<text:s/>as<text:s/>well<text:s/>as<text:s/>a</text:span><text:span text:style-name="T661_16">n<text:s/>interactive<text:s/>results<text:s/>map<text:s/>showing<text:s/>LIFT’s<text:s/>results<text:s/>in<text:s/>each<text:s/>woreda</text:span><text:span text:style-name="T661_17">.<text:s/></text:span><text:span text:style-name="T661_18">In<text:s/>order<text:s/>to<text:s/>ensure<text:s/>that<text:s/>LIFT’s<text:s/>research<text:s/>and<text:s/>relevant<text:s/>documents<text:s/>are<text:s/>accessible<text:s/>to<text:s/></text:span><text:span text:style-name="T661_19">a<text:s/></text:span><text:span text:style-name="T661_20">wider<text:s/></text:span><text:span text:style-name="T661_21">group<text:s/>of<text:s/></text:span><text:span text:style-name="T661_22">stakeholders<text:s/>in<text:s/>the<text:s/>land<text:s/>sector<text:s/>including<text:s/>academics,<text:s/>research<text:s/>institutions<text:s/>etc</text:span><text:span text:style-name="T661_23">.</text:span><text:span text:style-name="T661_24">,</text:span><text:span text:style-name="T661_25"><text:s/>a<text:s/></text:span><text:span text:style-name="T661_26">K</text:span><text:span text:style-name="T661_27">nowledge<text:s/></text:span><text:span text:style-name="T661_28">H</text:span><text:span text:style-name="T661_29">ub<text:s/>has<text:s/>been<text:s/>designed<text:s/>for<text:s/>all<text:s/>documents<text:s/>to<text:s/>be<text:s/>uploaded<text:s/>for<text:s/>public<text:s/>consumption.<text:s/>Currently<text:s/>LIFT<text:s/>has<text:s/>uploaded<text:s/></text:span><text:span text:style-name="T661_30">key<text:s/>Output<text:s/>4<text:s/>documents<text:s/>produced<text:s/>from<text:s/>the<text:s/>start<text:s/>of<text:s/>the<text:s/></text:span><text:span text:style-name="T661_31">programme</text:span><text:span text:style-name="T661_32"><text:s/>to<text:s/>2019.<text:s/>It<text:s/>is<text:s/>planned<text:s/>that<text:s/>the<text:s/></text:span><text:span text:style-name="T661_33">K</text:span><text:span text:style-name="T661_34">nowledge<text:s/></text:span><text:span text:style-name="T661_35">H</text:span><text:span text:style-name="T661_36">ub<text:s/>will<text:s/>be<text:s/>launched<text:s/>in</text:span><text:span text:style-name="T661_37"><text:s/></text:span><text:span text:style-name="T661_38">early<text:s/>2021</text:span><text:span text:style-name="T661_39"><text:s/>and<text:s/>additional<text:s/>documents<text:s/>will<text:s/>be<text:s/>uploaded<text:s/>over<text:s/>the<text:s/>remainder<text:s/>of<text:s/>LIFT</text:span><text:span text:style-name="T661_40">.</text:span></text:p>
        <text:p text:style-name="P662"><text:span text:style-name="T662_1">Assess<text:s/>the<text:s/></text:span><text:span text:style-name="T662_2">VfM</text:span><text:span text:style-name="T662_3"><text:s/>of<text:s/>this<text:s/>output<text:s/>compared<text:s/>to<text:s/>the<text:s/>proposition<text:s/>in<text:s/>the<text:s/>Business<text:s/>Case,<text:s/>based<text:s/>on<text:s/>performance<text:s/>over<text:s/>the<text:s/>past<text:s/>year</text:span></text:p>
        <text:p text:style-name="P663"><text:span text:style-name="T663_1">N/A</text:span><text:span text:style-name="T663_2"><text:s/>(no<text:s/>indicators<text:s/>to<text:s/>report<text:s/>on).</text:span></text:p>
        <text:p text:style-name="P664"><text:span text:style-name="T664_1">Describe<text:s/>any<text:s/>changes<text:s/>to<text:s/>this<text:s/>output<text:s/>during<text:s/>the<text:s/>past<text:s/>year,<text:s/>and<text:s/>any<text:s/>planned<text:s/>changes<text:s/>as<text:s/>a<text:s/>result<text:s/>of<text:s/>this<text:s/>review</text:span></text:p>
        <text:p text:style-name="P665"><text:span text:style-name="T665_1">As<text:s/></text:span><text:span text:style-name="T665_2">reported<text:s/>in</text:span><text:span text:style-name="T665_3"><text:s/></text:span><text:span text:style-name="T665_4">LIFT’s<text:s/>2019<text:s/>AR,<text:s/>the<text:s/>programme<text:s/></text:span><text:span text:style-name="T665_5">produced</text:span><text:span text:style-name="T665_6"><text:s/>a<text:s/>cumulative<text:s/></text:span><text:span text:style-name="T665_7">79</text:span><text:span text:style-name="T665_8"><text:s/></text:span><text:span text:style-name="T665_9">(</text:span><text:span text:style-name="T665_10">with<text:s/>an<text:s/></text:span><text:span text:style-name="T665_11">end</text:span><text:span text:style-name="T665_12"><text:s/></text:span><text:span text:style-name="T665_13">of<text:s/>programme<text:s/>target<text:s/>of<text:s/>65</text:span><text:span text:style-name="T665_14">)</text:span><text:span text:style-name="T665_15"><text:s/>policy<text:s/>reports</text:span><text:span text:style-name="T665_16"><text:s/>as<text:s/>of<text:s/>September<text:s/>2018</text:span><text:span text:style-name="T665_17">.<text:s/>As<text:s/>a<text:s/>result,<text:s/>LIFT’s<text:s/></text:span><text:span text:style-name="T665_18">logframe</text:span><text:span text:style-name="T665_19"><text:s/>target<text:s/>was<text:s/>increased<text:s/>to<text:s/>a<text:s/>cumulative<text:s/></text:span><text:span text:style-name="T665_20">total<text:s/></text:span><text:span text:style-name="T665_21">of<text:s/>82<text:s/>policy<text:s/>reports<text:s/>(October<text:s/>2020)<text:s/>and<text:s/>84<text:s/>(</text:span><text:span text:style-name="T665_22">e</text:span><text:span text:style-name="T665_23">nd</text:span><text:span text:style-name="T665_24">-</text:span><text:span text:style-name="T665_25">of</text:span><text:span text:style-name="T665_26">-</text:span><text:span text:style-name="T665_27">programme).<text:s/>This<text:s/>increase<text:s/>also<text:s/>account</text:span><text:span text:style-name="T665_28">s<text:s/></text:span><text:span text:style-name="T665_29">for<text:s/></text:span><text:span text:style-name="T665_30">additional<text:s/></text:span><text:span text:style-name="T665_31">research<text:s/>to<text:s/>inform<text:s/>LIFT</text:span><text:span text:style-name="T665_32"><text:s/></text:span><text:span text:style-name="T665_33">UP<text:s/></text:span><text:span text:style-name="T665_34">as<text:s/>part<text:s/>of<text:s/>LIFT’s<text:s/>one-year<text:s/>extension</text:span><text:span text:style-name="T665_35">.</text:span></text:p>
        <text:p text:style-name="P666"><text:span text:style-name="T666_1">Additional<text:s/></text:span><text:span text:style-name="T666_2">activities<text:s/></text:span><text:span text:style-name="T666_3">have<text:s/>been<text:s/></text:span><text:span text:style-name="T666_4">postponed<text:s/>due<text:s/>to<text:s/>COVID-19</text:span><text:span text:style-name="T666_5">:</text:span><text:span text:style-name="T666_6"><text:s/></text:span><text:span text:style-name="T666_7">the<text:s/></text:span><text:span text:style-name="T666_8">Ethiopian<text:s/>Land<text:s/>Conference</text:span><text:span text:style-name="T666_9">,<text:s/>which<text:s/>the<text:s/></text:span><text:span text:style-name="T666_10">MoA</text:span><text:span text:style-name="T666_11"><text:s/></text:span><text:span text:style-name="T666_12">had<text:s/>planned<text:s/></text:span><text:span text:style-name="T666_13">to<text:s/></text:span><text:span text:style-name="T666_14">jointly<text:s/></text:span><text:span text:style-name="T666_15">hold<text:s/>with<text:s/>other<text:s/>donors</text:span><text:span text:style-name="T666_16"><text:s/>and<text:s/>land<text:s/></text:span><text:span text:style-name="T666_17">programme</text:span><text:span text:style-name="T666_18">s</text:span><text:span text:style-name="T666_19"><text:s/></text:span><text:span text:style-name="T666_20">in<text:s/>April<text:s/>2020</text:span><text:span text:style-name="T666_21">;<text:s/></text:span><text:span text:style-name="T666_22">and<text:s/></text:span><text:span text:style-name="T666_23">the<text:s/></text:span><text:span text:style-name="T666_24">2020</text:span><text:span text:style-name="T666_25"><text:s/></text:span><text:span text:style-name="T666_26">World<text:s/>Bank<text:s/></text:span><text:span text:style-name="T666_27">Land<text:s/></text:span><text:span text:style-name="T666_28">Conference</text:span><text:span text:style-name="T666_29">,<text:s/>where<text:s/>LIFT<text:s/>was<text:s/>selected<text:s/>to<text:s/>present<text:s/></text:span><text:span text:style-name="T666_30">four</text:span><text:span text:style-name="T666_31"><text:s/>papers<text:s/>and<text:s/></text:span><text:span text:style-name="T666_32">four</text:span><text:span text:style-name="T666_33"><text:s/>posters.</text:span><text:span text:style-name="T666_34"><text:s/></text:span><text:span text:style-name="T666_35">Due<text:s/>to<text:s/>the<text:s/>programme’s<text:s/>extension,</text:span><text:span text:style-name="T666_36"><text:s/>LIFT’s</text:span><text:span text:style-name="T666_37"><text:s/></text:span><text:span text:style-name="T666_38">Project<text:s/>Completion<text:s/>Workshop</text:span><text:span text:style-name="T666_39"><text:s/>has<text:s/></text:span><text:span text:style-name="T666_40">also<text:s/></text:span><text:span text:style-name="T666_41">been<text:s/>postponed</text:span><text:span text:style-name="T666_42">.</text:span></text:p>
        <text:p text:style-name="P667"/>
        <text:p text:style-name="P668"><text:span text:style-name="T668_1">Progress<text:s/>on<text:s/>recommendations<text:s/>from<text:s/>the<text:s/>previous<text:s/>AR,<text:s/>lessons<text:s/>learned<text:s/>this<text:s/>year<text:s/>and<text:s/>recommendations<text:s/>for<text:s/>the<text:s/>year<text:s/>ahead</text:span></text:p>
        <text:p text:style-name="P669"/>
        <text:p text:style-name="P670"><text:span text:style-name="T670_1">LIFT<text:s/></text:span><text:span text:style-name="T670_2">has<text:s/>followed<text:s/></text:span><text:span text:style-name="T670_3">up<text:s/>on<text:s/></text:span><text:span text:style-name="T670_4">last<text:s/>year’s<text:s/>recommendations</text:span><text:span text:style-name="T670_5">:</text:span></text:p>
        <table:table table:style-name="Table23">
          <table:table-column table:style-name="Column90"/>
          <table:table-column table:style-name="Column91"/>
          <table:table-row table:style-name="Row104">
            <table:table-cell table:style-name="Cell355">
              <text:p text:style-name="P671"><text:span text:style-name="T671_1">2019<text:s/>AR<text:s/>Recommendations</text:span></text:p>
            </table:table-cell>
            <table:table-cell table:style-name="Cell356">
              <text:p text:style-name="P672"><text:span text:style-name="T672_1">Status</text:span></text:p>
            </table:table-cell>
          </table:table-row>
          <table:table-row table:style-name="Row105">
            <table:table-cell table:style-name="Cell357">
              <text:p text:style-name="P673"><text:span text:style-name="T673_1">A<text:s/>greater<text:s/>focus<text:s/>on<text:s/>delivering<text:s/>genuine<text:s/>policy<text:s/>influence.</text:span></text:p>
            </table:table-cell>
            <table:table-cell table:style-name="Cell358">
              <text:p text:style-name="P674"><text:span text:style-name="T674_1">Ongoing<text:s/>–<text:s/>LIFT<text:s/>has<text:s/>focused<text:s/>on<text:s/>key<text:s/>areas<text:s/>which<text:s/>relates<text:s/>to<text:s/>RLAS<text:s/>sustainability<text:s/>through<text:s/>the<text:s/></text:span><text:span text:style-name="T674_2">M</text:span><text:span text:style-name="T674_3">odel<text:s/></text:span><text:span text:style-name="T674_4">W</text:span><text:span text:style-name="T674_5">oreda<text:s/>and<text:s/></text:span><text:span text:style-name="T674_6">S</text:span><text:span text:style-name="T674_7">atellite<text:s/></text:span><text:span text:style-name="T674_8">W</text:span><text:span text:style-name="T674_9">oreda<text:s/>approach<text:s/>as<text:s/>well<text:s/>as<text:s/>increasing<text:s/>transactions<text:s/>through<text:s/>developing<text:s/>a<text:s/></text:span><text:span text:style-name="T674_10">W</text:span><text:span text:style-name="T674_11">oreda<text:s/>PAC<text:s/></text:span><text:span text:style-name="T674_12">S</text:span><text:span text:style-name="T674_13">trategy<text:s/>based<text:s/>on<text:s/>lessons<text:s/>learned<text:s/>throughout<text:s/>LIFT</text:span><text:span text:style-name="T674_14">.</text:span></text:p>
              <text:p text:style-name="P675"/>
            </table:table-cell>
          </table:table-row>
          <table:table-row table:style-name="Row106">
            <table:table-cell table:style-name="Cell359">
              <text:p text:style-name="P676"><text:span text:style-name="T676_1">Systematically<text:s/>tracking<text:s/>and<text:s/>contributing<text:s/>LIFT’s<text:s/>policy<text:s/>influence.</text:span></text:p>
            </table:table-cell>
            <table:table-cell table:style-name="Cell360">
              <text:p text:style-name="P677"><text:span text:style-name="T677_1">Ongoing<text:s/>–<text:s/>LIFT<text:s/>regularly<text:s/>reviews<text:s/>its<text:s/>policy<text:s/>influence<text:s/>within<text:s/>the<text:s/>SLLC,<text:s/>RLAS</text:span><text:span text:style-name="T677_2">,<text:s/></text:span><text:span text:style-name="T677_3">GESI</text:span><text:span text:style-name="T677_4"><text:s/>and<text:s/>EEU</text:span><text:span text:style-name="T677_5"><text:s/>components</text:span><text:span text:style-name="T677_6">.</text:span></text:p>
            </table:table-cell>
          </table:table-row>
          <table:table-row table:style-name="Row107">
            <table:table-cell table:style-name="Cell361">
              <text:p text:style-name="P678"><text:span text:style-name="T678_1">Re-assess<text:s/>the<text:s/>possible<text:s/>options<text:s/>of<text:s/>engaging<text:s/>with<text:s/>the<text:s/>media<text:s/>if<text:s/>any<text:s/>efficiencies<text:s/>or<text:s/>savings<text:s/>are<text:s/>identified<text:s/>based<text:s/>on<text:s/>other<text:s/>component’s<text:s/>needs.</text:span></text:p>
            </table:table-cell>
            <table:table-cell table:style-name="Cell362">
              <text:p text:style-name="P679"><text:span text:style-name="T679_1">No<text:s/>savings<text:s/>identified</text:span><text:span text:style-name="T679_2"><text:s/>but<text:s/>LIFT<text:s/>covered<text:s/>as<text:s/>a<text:s/>success<text:s/>story</text:span><text:span text:style-name="T679_3"><text:s/>(see<text:s/>Media<text:s/>Engagement<text:s/>above)</text:span><text:span text:style-name="T679_4">.</text:span></text:p>
            </table:table-cell>
          </table:table-row>
        </table:table>
        <text:p text:style-name="P680"><text:span text:style-name="T680_1">Key<text:s/></text:span><text:span text:style-name="T680_2">recommendations</text:span><text:span text:style-name="T680_3"><text:s/></text:span><text:span text:style-name="T680_4">for<text:s/></text:span><text:span text:style-name="T680_5">Output<text:s/>4</text:span><text:span text:style-name="T680_6"><text:s/>in<text:s/>the<text:s/>upcoming<text:s/>year<text:s/>are<text:s/>as<text:s/>follows:</text:span></text:p>
        <text:list text:style-name="LS11" xml:id="list96">
          <text:list-item>
            <text:p text:style-name="P681"><text:span text:style-name="T681_1">Promote<text:s/>LIFT’s<text:s/>Knowledge<text:s/>Hub<text:s/>to<text:s/></text:span><text:span text:style-name="T681_2">a<text:s/></text:span><text:span text:style-name="T681_3">wider<text:s/>audience<text:s/>to<text:s/>ensure<text:s/>that<text:s/></text:span><text:span text:style-name="T681_4">LIFT’s</text:span><text:span text:style-name="T681_5"><text:s/>research<text:s/>and<text:s/>knowledge<text:s/>is<text:s/>disseminated<text:s/></text:span><text:span text:style-name="T681_6">as<text:s/>broadly<text:s/></text:span><text:span text:style-name="T681_7">as<text:s/>possible</text:span><text:span text:style-name="T681_8">;</text:span></text:p>
          </text:list-item>
          <text:list-item>
            <text:p text:style-name="P682"><text:span text:style-name="T682_1">Translate<text:s/>key<text:s/>Knowledge<text:s/>Hub<text:s/>documents<text:s/>from<text:s/>English<text:s/>to<text:s/>Amharic;</text:span></text:p>
          </text:list-item>
          <text:list-item>
            <text:p text:style-name="P683"><text:span text:style-name="T683_1">Undertake<text:s/>a<text:s/>Project<text:s/>Completion<text:s/>Workshop<text:s/>to<text:s/>disseminate<text:s/>LIFT’s<text:s/>knowledge</text:span><text:span text:style-name="T683_2">.</text:span></text:p>
          </text:list-item>
        </text:list>
        <text:p text:style-name="P684"><text:span text:style-name="T684_1">D</text:span><text:span text:style-name="T684_2">:<text:s/>RISK</text:span></text:p>
        <text:p text:style-name="P685"/>
        <text:p text:style-name="P686"><text:span text:style-name="T686_1">Overview<text:s/>of<text:s/></text:span><text:span text:style-name="T686_2">risk<text:s/>management</text:span></text:p>
        <text:p text:style-name="P687"><text:span text:style-name="T687_1">LIFT<text:s/>maintains<text:s/>a<text:s/>comprehensive<text:s/>risk<text:s/>matrix<text:s/>covering<text:s/>policy,<text:s/>programmatic,<text:s/>fiduciary<text:s/>and<text:s/>political<text:s/>risks.<text:s/>It<text:s/>is<text:s/>reviewed<text:s/>in<text:s/>detail<text:s/>by<text:s/>the</text:span><text:span text:style-name="T687_2"><text:s/>programme’s<text:s/>Senior<text:s/>Responsible<text:s/>Officer,</text:span><text:span text:style-name="T687_3"><text:s/>Programme<text:s/>Manager,<text:s/>Deputy<text:s/>Programme<text:s/>Manager<text:s/>and<text:s/>M&amp;E<text:s/>Manager<text:s/>every<text:s/>quarter.<text:s/>In<text:s/>between,<text:s/>it<text:s/>is<text:s/>reviewed<text:s/>as<text:s/>part<text:s/>of<text:s/>the<text:s/>monthly<text:s/>update<text:s/>meetings<text:s/>between<text:s/>LIFT<text:s/>and<text:s/></text:span><text:span text:style-name="T687_4">the<text:s/></text:span><text:span text:style-name="T687_5">FCDO</text:span><text:span text:style-name="T687_6">.</text:span><text:span text:style-name="T687_7"><text:s/></text:span><text:span text:style-name="T687_8">Throughout<text:s/></text:span><text:span text:style-name="T687_9">the<text:s/>past<text:s/>year,<text:s/>the<text:s/>main<text:s/>risks<text:s/>to<text:s/></text:span><text:span text:style-name="T687_10">the<text:s/>successful<text:s/>implementation<text:s/>of<text:s/>the<text:s/>LIFT<text:s/>programme<text:s/></text:span><text:span text:style-name="T687_11">ha</text:span><text:span text:style-name="T687_12">ve</text:span><text:span text:style-name="T687_13"><text:s/>been</text:span><text:span text:style-name="T687_14">:</text:span></text:p>
        <text:p text:style-name="P688"><text:span text:style-name="T688_1">C</text:span><text:span text:style-name="T688_2">OVID</text:span><text:span text:style-name="T688_3">-19</text:span><text:span text:style-name="T688_4">:<text:s/></text:span><text:span text:style-name="T688_5">As<text:s/>detailed<text:s/>throughout<text:s/>the<text:s/>report</text:span><text:span text:style-name="T688_6">,</text:span><text:span text:style-name="T688_7"><text:s/>the<text:s/>restrictions<text:s/>imposed<text:s/></text:span><text:span text:style-name="T688_8">to</text:span><text:span text:style-name="T688_9"><text:s/>combat<text:s/>the<text:s/>spread<text:s/>of<text:s/>COVID-19<text:s/>within<text:s/>Ethiopia<text:s/>during<text:s/>the<text:s/>yea</text:span><text:span text:style-name="T688_10">r<text:s/>resulted<text:s/>in<text:s/>many<text:s/>LIFT<text:s/>activities<text:s/>being<text:s/>postponed.<text:s/>This<text:s/>has<text:s/>had<text:s/>the<text:s/>gre</text:span><text:span text:style-name="T688_11">atest<text:s/>impact<text:s/>on<text:s/>the<text:s/>RLAS<text:s/>component</text:span><text:span text:style-name="T688_12">’s<text:s/>workplan<text:s/>as<text:s/>well<text:s/>as<text:s/>the<text:s/>ongoing<text:s/>impact<text:s/>of<text:s/>the<text:s/>EEU’s<text:s/>interventions.<text:s/>While<text:s/>the<text:s/>state<text:s/>of<text:s/>emergency<text:s/>ended<text:s/>in<text:s/>mid-September,<text:s/>COVID-19<text:s/>still<text:s/>poses<text:s/>a<text:s/>danger<text:s/>to<text:s/>the<text:s/>wider<text:s/>population<text:s/>and<text:s/>therefore<text:s/>LIF</text:span><text:span text:style-name="T688_13">T</text:span><text:span text:style-name="T688_14"><text:s/>will<text:s/></text:span><text:span text:style-name="T688_15">prioritise<text:s/></text:span><text:span text:style-name="T688_16">the<text:s/>safety<text:s/>of<text:s/>its<text:s/>staff<text:s/>and<text:s/>beneficiaries<text:s/>when<text:s/>planning<text:s/>any<text:s/>programme<text:s/>activities.</text:span></text:p>
        <text:p text:style-name="P689"><text:span text:style-name="T689_1">National<text:s/></text:span><text:span text:style-name="T689_2">e</text:span><text:span text:style-name="T689_3">lections:</text:span><text:span text:style-name="T689_4"><text:s/></text:span><text:span text:style-name="T689_5">The<text:s/></text:span><text:span text:style-name="T689_6">postponement<text:s/></text:span><text:span text:style-name="T689_7">of<text:s/>the<text:s/>elections<text:s/>due<text:s/>to<text:s/>COVID-19<text:s/></text:span><text:span text:style-name="T689_8">resulted<text:s/>in<text:s/>domestic</text:span><text:span text:style-name="T689_9"><text:s/>tensions</text:span><text:span text:style-name="T689_10">.<text:s/></text:span><text:span text:style-name="T689_11">LIFT<text:s/>will<text:s/>closely<text:s/>monitor<text:s/>the<text:s/>elections<text:s/>in<text:s/>2021<text:s/></text:span><text:span text:style-name="T689_12">and<text:s/>any<text:s/>potential<text:s/>issues<text:s/>that<text:s/>may<text:s/>arise.</text:span></text:p>
        <text:p text:style-name="P690"><text:span text:style-name="T690_1">Civil<text:s/>unrest<text:s/>in<text:s/>response<text:s/>to<text:s/>the<text:s/>killing<text:s/>of<text:s/></text:span><text:span text:style-name="T690_2">Haacaaluu</text:span><text:span text:style-name="T690_3"><text:s/></text:span><text:span text:style-name="T690_4">Hundeessaa</text:span><text:span text:style-name="T690_5">:<text:s/></text:span><text:span text:style-name="T690_6">The<text:s/>killing<text:s/>of<text:s/>Oromo<text:s/>singer<text:s/></text:span><text:span text:style-name="T690_7">Haacaaluu</text:span><text:span text:style-name="T690_8"><text:s/></text:span><text:span text:style-name="T690_9">Hundeessaa</text:span><text:span text:style-name="T690_10"><text:s/>on<text:s/></text:span><text:span text:style-name="T690_11">the<text:s/></text:span><text:span text:style-name="T690_12">29</text:span><text:span text:style-name="T690_13">th</text:span><text:span text:style-name="T690_14"><text:s/>June<text:s/></text:span><text:span text:style-name="T690_15">2020<text:s/></text:span><text:span text:style-name="T690_16">triggered<text:s/>violent<text:s/>protests<text:s/>across<text:s/>Oromia<text:s/>and<text:s/>Addis<text:s/>Ababa<text:s/>in<text:s/>the<text:s/>first<text:s/>week<text:s/>of<text:s/>July,<text:s/>leading<text:s/></text:span><text:span text:style-name="T690_17">GoE</text:span><text:span text:style-name="T690_18"><text:s/></text:span><text:span text:style-name="T690_19">to<text:s/>implement<text:s/>a<text:s/>nation-wide<text:s/>internet<text:s/>shut<text:s/>down<text:s/>lasting<text:s/>for<text:s/>most<text:s/>of<text:s/>July.<text:s/>Internet<text:s/>connectivity<text:s/>in<text:s/>Addis<text:s/></text:span><text:span text:style-name="T690_20">Ababa<text:s/></text:span><text:span text:style-name="T690_21">was<text:s/>restored<text:s/>in<text:s/>the<text:s/>third<text:s/>week<text:s/>of<text:s/>July<text:s/>but<text:s/>was<text:s/>not<text:s/>fully<text:s/>restored<text:s/>in<text:s/>regional<text:s/>capitals<text:s/>and<text:s/>woredas<text:s/>until<text:s/>the<text:s/>end<text:s/>of<text:s/>the<text:s/>fourth<text:s/>week,<text:s/>severely<text:s/>affecting<text:s/>communication<text:s/>between<text:s/>staff<text:s/>and<text:s/>submission<text:s/>of<text:s/>monitoring<text:s/>reports</text:span><text:span text:style-name="T690_22">.</text:span></text:p>
        <text:p text:style-name="P691"/>
        <text:p text:style-name="P692"><text:span text:style-name="T692_1">Hostilities</text:span><text:span text:style-name="T692_2"><text:s/>between<text:s/>Ethiopia</text:span><text:span text:style-name="T692_3">’s</text:span><text:span text:style-name="T692_4"><text:s/>Federal<text:s/>Government<text:s/>and<text:s/>Tigray</text:span><text:span text:style-name="T692_5">’s</text:span><text:span text:style-name="T692_6"><text:s/>Regional<text:s/>Government</text:span><text:span text:style-name="T692_7">:</text:span><text:span text:style-name="T692_8"><text:s/></text:span><text:span text:style-name="T692_9">Go</text:span><text:span text:style-name="T692_10">E</text:span><text:span text:style-name="T692_11"><text:s/>declared<text:s/>a<text:s/>State<text:s/>of<text:s/>Emergency<text:s/>for<text:s/>Tigray</text:span><text:span text:style-name="T692_12"><text:s/></text:span><text:span text:style-name="T692_13">in<text:s/>November<text:s/>2020</text:span><text:span text:style-name="T692_14">.<text:s/></text:span><text:span text:style-name="T692_15">The<text:s/>risks<text:s/>of</text:span><text:span text:style-name="T692_16"><text:s/>a</text:span><text:span text:style-name="T692_17"><text:s/></text:span><text:span text:style-name="T692_18">humanitarian<text:s/></text:span><text:span text:style-name="T692_19">crisis</text:span><text:span text:style-name="T692_20"><text:s/>and<text:s/>a</text:span><text:span text:style-name="T692_21"><text:s/></text:span><text:span text:style-name="T692_22">protracted<text:s/></text:span><text:span text:style-name="T692_23">conflict</text:span><text:span text:style-name="T692_24"><text:s/>could<text:s/></text:span><text:span text:style-name="T692_25">have</text:span><text:span text:style-name="T692_26"><text:s/>a<text:s/>sever</text:span><text:span text:style-name="T692_27">e</text:span><text:span text:style-name="T692_28"><text:s/>impact<text:s/>on</text:span><text:span text:style-name="T692_29"><text:s/></text:span><text:span text:style-name="T692_30">LIFT’s<text:s/></text:span><text:span text:style-name="T692_31">beneficiaries<text:s/>and<text:s/></text:span><text:span text:style-name="T692_32">staff/</text:span><text:span text:style-name="T692_33">people<text:s/>involved<text:s/>in<text:s/>the<text:s/>programme</text:span><text:span text:style-name="T692_34">.</text:span><text:span text:style-name="T692_35"><text:s/></text:span><text:span text:style-name="T692_36">The<text:s/>FCDO<text:s/>and<text:s/>LIFT<text:s/>continue<text:s/>to<text:s/>monitor<text:s/>the<text:s/>situation.</text:span></text:p>
        <text:p text:style-name="P693"/>
        <text:p text:style-name="P694"><text:span text:style-name="T694_1">When<text:s/>faced<text:s/>with<text:s/>the<text:s/>challenges<text:s/>listed<text:s/>above</text:span><text:span text:style-name="T694_2">,</text:span><text:span text:style-name="T694_3"><text:s/>the<text:s/>project<text:s/>has,<text:s/></text:span><text:span text:style-name="T694_4">wherever</text:span><text:span text:style-name="T694_5"><text:s/>possible,<text:s/>worked<text:s/>with<text:s/></text:span><text:span text:style-name="T694_6">the<text:s/></text:span><text:span text:style-name="T694_7">FCDO</text:span><text:span text:style-name="T694_8"><text:s/>and<text:s/>other</text:span><text:span text:style-name="T694_9"><text:s/>partners</text:span><text:span text:style-name="T694_10"><text:s/>to<text:s/>find<text:s/>acceptable<text:s/>solutions.<text:s/>As<text:s/>a<text:s/>result,<text:s/>in<text:s/>what<text:s/>have<text:s/>at<text:s/>times<text:s/>been<text:s/>difficult<text:s/>circumstances</text:span><text:span text:style-name="T694_11">,</text:span><text:span text:style-name="T694_12"><text:s/>the<text:s/>project<text:s/>has<text:s/>been<text:s/>able<text:s/>to<text:s/>maintain<text:s/>momentum<text:s/>and<text:s/>the<text:s/>delivery<text:s/>of<text:s/>results.</text:span></text:p>
        <text:p text:style-name="P695"><text:span text:style-name="T695_1">Risk<text:s/></text:span><text:span text:style-name="T695_2">Register</text:span><text:span text:style-name="T695_3">.</text:span><text:span text:style-name="T695_4"><text:s/></text:span><text:span text:style-name="T695_5">T</text:span><text:span text:style-name="T695_6">he<text:s/>issues<text:s/></text:span><text:span text:style-name="T695_7">above<text:s/></text:span><text:span text:style-name="T695_8">are<text:s/>captured<text:s/>and<text:s/>addressed</text:span><text:span text:style-name="T695_9">,<text:s/></text:span><text:span text:style-name="T695_10">including<text:s/></text:span><text:span text:style-name="T695_11">key</text:span><text:span text:style-name="T695_12"><text:s/></text:span><text:span text:style-name="T695_13">mitigati</text:span><text:span text:style-name="T695_14">ng</text:span><text:span text:style-name="T695_15"><text:s/>actions</text:span><text:span text:style-name="T695_16">,</text:span><text:span text:style-name="T695_17"><text:s/>in<text:s/>LIFT’s<text:s/>risk<text:s/></text:span><text:span text:style-name="T695_18">register</text:span><text:span text:style-name="T695_19">,<text:s/>and<text:s/>each<text:s/>of<text:s/>them<text:s/></text:span><text:span text:style-name="T695_20">has<text:s/>the<text:s/>potential<text:s/>to<text:s/>have<text:s/>a<text:s/>significant<text:s/>impact<text:s/>on<text:s/>LIFT’s<text:s/>performance</text:span><text:span text:style-name="T695_21">.</text:span><text:span text:style-name="T695_22"><text:s/></text:span><text:span text:style-name="T695_23">The</text:span><text:span text:style-name="T695_24"><text:s/>main</text:span><text:span text:style-name="T695_25"><text:s/>risks<text:s/>that<text:s/>are<text:s/>deemed<text:s/>to<text:s/>be<text:s/></text:span><text:span text:style-name="T695_26">severe</text:span><text:span text:style-name="T695_27"><text:s/></text:span><text:span text:style-name="T695_28">prior</text:span><text:span text:style-name="T695_29"><text:s/>to</text:span><text:span text:style-name="T695_30"><text:s/>mitigation</text:span><text:span text:style-name="T695_31"><text:s/>are<text:s/>the<text:s/>following</text:span><text:span text:style-name="T695_32">:</text:span></text:p>
        <text:list text:style-name="LS101" xml:id="list99">
          <text:list-item>
            <text:p text:style-name="P696"><text:span text:style-name="T696_1">Political<text:s/>instability</text:span><text:span text:style-name="T696_2">,<text:s/></text:span><text:span text:style-name="T696_3">conflict<text:s/>in</text:span><text:span text:style-name="T696_4"><text:s/>any<text:s/>region<text:s/>(including<text:s/>current<text:s/>hostilities<text:s/>in</text:span><text:span text:style-name="T696_5"><text:s/>Tigray</text:span><text:span text:style-name="T696_6">)</text:span><text:span text:style-name="T696_7"><text:s/>or<text:s/>widespread<text:s/>civil<text:s/>unrest<text:s/>undermines<text:s/></text:span><text:span text:style-name="T696_8">G</text:span><text:span text:style-name="T696_9">overnment<text:s/>capacity,<text:s/>markets<text:s/>and<text:s/>the<text:s/>certification<text:s/>process</text:span><text:span text:style-name="T696_10">;</text:span></text:p>
          </text:list-item>
          <text:list-item>
            <text:p text:style-name="P697"><text:span text:style-name="T697_1">Conflict<text:s/>in<text:s/></text:span><text:span text:style-name="T697_2">E</text:span><text:span text:style-name="T697_3">thiopia<text:s/>leads<text:s/>to<text:s/>internal<text:s/>displacement<text:s/>of<text:s/>people<text:s/>either<text:s/>into<text:s/>or<text:s/>out<text:s/>of<text:s/>areas<text:s/>in<text:s/>which<text:s/></text:span><text:span text:style-name="T697_4">SLLC</text:span><text:span text:style-name="T697_5">/</text:span><text:span text:style-name="T697_6">RLAS</text:span><text:span text:style-name="T697_7"><text:s/>activities<text:s/>are<text:s/>carried<text:s/>out,<text:s/>leading<text:s/>to<text:s/></text:span><text:span text:style-name="T697_8">SLLC</text:span><text:span text:style-name="T697_9">/</text:span><text:span text:style-name="T697_10">RLAS</text:span><text:span text:style-name="T697_11"><text:s/>being<text:s/>abandoned<text:s/>in<text:s/>a<text:s/>woreda<text:s/>or<text:s/>not<text:s/>being<text:s/>completed<text:s/>in<text:s/>certain<text:s/>kebeles<text:s/>of<text:s/>an<text:s/>affected<text:s/>woreda,<text:s/>or<text:s/>to<text:s/>a<text:s/>sudden<text:s/>deterioration<text:s/>of<text:s/>the<text:s/>security<text:s/>situation<text:s/>in<text:s/>a<text:s/>woreda,<text:s/>thus<text:s/>endangering<text:s/>the<text:s/>safety<text:s/>of<text:s/></text:span><text:span text:style-name="T697_12">LIFT</text:span><text:span text:style-name="T697_13"><text:s/></text:span><text:span text:style-name="T697_14">staff<text:s/>and<text:s/>equipment</text:span><text:span text:style-name="T697_15">;</text:span></text:p>
          </text:list-item>
          <text:list-item>
            <text:p text:style-name="P698"><text:span text:style-name="T698_1">Macro-economic<text:s/>instability<text:s/>weakens<text:s/>growth<text:s/>and<text:s/>opportunities<text:s/>for<text:s/>farmers<text:s/>to<text:s/>engage<text:s/>in<text:s/>markets</text:span><text:span text:style-name="T698_2">;</text:span></text:p>
          </text:list-item>
          <text:list-item>
            <text:p text:style-name="P699"><text:span text:style-name="T699_1">Significant<text:s/>numbers<text:s/>of<text:s/>landholders<text:s/>opt<text:s/>out<text:s/>of<text:s/>registering<text:s/>new<text:s/>transactions<text:s/>such<text:s/>as<text:s/>inheritance,<text:s/>and<text:s/>the<text:s/>register<text:s/>falls<text:s/>out<text:s/>of<text:s/>date</text:span><text:span text:style-name="T699_2">;</text:span></text:p>
          </text:list-item>
          <text:list-item>
            <text:p text:style-name="P700"><text:span text:style-name="T700_1">COVID</text:span><text:span text:style-name="T700_2">-19<text:s/>impact<text:s/>on<text:s/>operations</text:span><text:span text:style-name="T700_3"><text:s/>and<text:s/></text:span><text:span text:style-name="T700_4">the<text:s/>UK<text:s/>aid<text:s/>budget</text:span><text:span text:style-name="T700_5">;</text:span></text:p>
          </text:list-item>
          <text:list-item>
            <text:p text:style-name="P701"><text:span text:style-name="T701_1">The<text:s/>G</text:span><text:span text:style-name="T701_2">overnment<text:s/>fails<text:s/>to<text:s/>maintain<text:s/>the<text:s/>land<text:s/>register,<text:s/>resulting<text:s/>in<text:s/>the<text:s/>register<text:s/>becoming<text:s/>obsolete</text:span><text:span text:style-name="T701_3">.</text:span></text:p>
          </text:list-item>
        </text:list>
        <text:p text:style-name="P702"><text:span text:style-name="T702_1">Proposed<text:s/>m</text:span><text:span text:style-name="T702_2">itigating<text:s/>actions</text:span><text:span text:style-name="T702_3"><text:s/></text:span><text:span text:style-name="T702_4">are<text:s/>designed<text:s/>to</text:span><text:span text:style-name="T702_5"><text:s/></text:span><text:span text:style-name="T702_6">reduce<text:s/>the</text:span><text:span text:style-name="T702_7">se<text:s/>risks’</text:span><text:span text:style-name="T702_8"><text:s/>likelihood<text:s/>and/or<text:s/>impact</text:span><text:span text:style-name="T702_9">,<text:s/>however,<text:s/></text:span><text:span text:style-name="T702_10">some<text:s/></text:span><text:span text:style-name="T702_11">residual<text:s/>risk</text:span><text:span text:style-name="T702_12">s</text:span><text:span text:style-name="T702_13"><text:s/>remain<text:s/>severe</text:span><text:span text:style-name="T702_14">.<text:s/></text:span><text:span text:style-name="T702_15">In<text:s/>particular,<text:s/></text:span><text:span text:style-name="T702_16">high-impact</text:span><text:span text:style-name="T702_17">,<text:s/></text:span><text:span text:style-name="T702_18">context-related<text:s/>risks</text:span><text:span text:style-name="T702_19"><text:s/>such<text:s/>as<text:s/>th</text:span><text:span text:style-name="T702_20">ose<text:s/></text:span><text:span text:style-name="T702_21">deriving<text:s/>from</text:span><text:span text:style-name="T702_22"><text:s/>the</text:span><text:span text:style-name="T702_23"><text:s/>current<text:s/></text:span><text:span text:style-name="T702_24">situation</text:span><text:span text:style-name="T702_25"><text:s/>in<text:s/>Tigray</text:span><text:span text:style-name="T702_26"><text:s/></text:span><text:span text:style-name="T702_27">should</text:span><text:span text:style-name="T702_28"><text:s/>be<text:s/>monitored<text:s/>closely<text:s/></text:span><text:span text:style-name="T702_29">as<text:s/>they<text:s/>evolve</text:span><text:span text:style-name="T702_30">.</text:span></text:p>
        <text:p text:style-name="P703"/>
        <text:p text:style-name="P704"><text:span text:style-name="T704_1">Update</text:span><text:span text:style-name="T704_2"><text:s/>on<text:s/></text:span><text:span text:style-name="T704_3">P</text:span><text:span text:style-name="T704_4">artnership<text:s/></text:span><text:span text:style-name="T704_5">P</text:span><text:span text:style-name="T704_6">rinciples</text:span></text:p>
        <text:p text:style-name="P705"><text:span text:style-name="T705_1">The<text:s/>2020<text:s/>Partnership<text:s/>Principles<text:s/>Assessment<text:s/>noted<text:s/>that<text:s/>Ethiopia<text:s/>is<text:s/>facing<text:s/>challenges<text:s/>on<text:s/>its<text:s/>long<text:s/>and<text:s/>complex<text:s/>journey<text:s/>to<text:s/>democratic<text:s/>and<text:s/>economic<text:s/>transition.<text:s/>The<text:s/>prospects<text:s/>for<text:s/>economic<text:s/>development<text:s/>and<text:s/></text:span><text:span text:style-name="T705_2">poverty<text:s/>reduction<text:s/>in<text:s/>Ethiopia<text:s/>remain<text:s/>strong,<text:s/>but<text:s/>the<text:s/>current<text:s/>political<text:s/>unrest<text:s/>and<text:s/>conflict,<text:s/>combined<text:s/>with<text:s/>COVID-19,<text:s/>threaten<text:s/>some<text:s/>of<text:s/>the<text:s/>recent<text:s/>gains<text:s/>made<text:s/>on<text:s/>human<text:s/>rights<text:s/>and<text:s/>domestic<text:s/>accountability.<text:s/></text:span></text:p>
        <text:p text:style-name="P706"/>
        <text:p text:style-name="P707"><text:span text:style-name="T707_1">Annual<text:s/>Statement<text:s/>of<text:s/>Progress</text:span></text:p>
        <text:p text:style-name="P708"><text:span text:style-name="T708_1">In<text:s/>collaboration<text:s/>with<text:s/></text:span><text:span text:style-name="T708_2">GoE</text:span><text:span text:style-name="T708_3"><text:s/>and<text:s/>other<text:s/>development<text:s/>partners,<text:s/>FCDO<text:s/>supported<text:s/>Public<text:s/>Expenditure<text:s/>and<text:s/>Financial<text:s/>Accountability<text:s/>(PEFA)<text:s/>assessment<text:s/>of<text:s/>the<text:s/>Federal<text:s/>Government<text:s/>and<text:s/>six<text:s/>regional<text:s/>governments’<text:s/>PFM<text:s/>system<text:s/>in<text:s/>2019/20.<text:s/>Based<text:s/>on<text:s/>PEFA<text:s/>assessment<text:s/>reports,<text:s/>FCDO<text:s/>conducted<text:s/>fiduciary<text:s/>risk<text:s/>assessment<text:s/>of<text:s/>using<text:s/>the<text:s/>PFM<text:s/>system<text:s/>of<text:s/>the<text:s/>Federal<text:s/>Government<text:s/>and<text:s/>two<text:s/>regional<text:s/>governments<text:s/>in<text:s/>July-September<text:s/>2020.<text:s/>Most<text:s/>financial<text:s/>aid<text:s/>programmes<text:s/>are<text:s/>implemented<text:s/>through<text:s/>the<text:s/>Federal<text:s/>Government<text:s/>PFM<text:s/>system.<text:s/></text:span></text:p>
        <text:p text:style-name="P709"><text:span text:style-name="T709_1">FCDO<text:s/>judges<text:s/>the<text:s/></text:span><text:span text:style-name="T709_2">fiduciary<text:s/>risk</text:span><text:span text:style-name="T709_3"><text:s/>of<text:s/>making<text:s/>payments<text:s/>through<text:s/></text:span><text:span text:style-name="T709_4">GoE</text:span><text:span text:style-name="T709_5"><text:s/>PFM<text:s/>systems<text:s/>to<text:s/>be<text:s/>moderate.<text:s/>The<text:s/>structure<text:s/>of<text:s/>the<text:s/>PFM<text:s/>system<text:s/></text:span><text:bookmark-start text:name="_Hlk57146242"/><text:span text:style-name="T709_6">broadly<text:s/>reflects<text:s/>good<text:s/>international<text:s/>practice;<text:s/>adequate<text:s/>laws,<text:s/>regulations<text:s/>and<text:s/>guidance<text:s/>are<text:s/>in<text:s/>place<text:s/>to<text:s/>govern<text:s/>practices.</text:span><text:bookmark-end text:name="_Hlk57146242"/><text:span text:style-name="T709_7"><text:s/>Macro-fiscal<text:s/>framework<text:s/>is<text:s/>tight;<text:s/>budget<text:s/>formulation,<text:s/>execution<text:s/>and<text:s/>reporting<text:s/>are<text:s/>based<text:s/>on<text:s/>internationally<text:s/>accepted<text:s/>standards.<text:s/>There<text:s/>are<text:s/>some<text:s/>positive<text:s/>developments<text:s/>over<text:s/>the<text:s/>last<text:s/>year<text:s/>to<text:s/>improve<text:s/>internal<text:s/>and<text:s/>external<text:s/>audits,<text:s/>including<text:s/>follow<text:s/>up<text:s/>of<text:s/>their<text:s/>findings.<text:s/>However,<text:s/>weaknesses<text:s/>in<text:s/>procurement,<text:s/>accounting<text:s/>and<text:s/>internal<text:s/>controls,<text:s/>fiscal<text:s/>transparency,<text:s/>public<text:s/>investment<text:s/>and<text:s/>asset<text:s/>management,<text:s/>implementation<text:s/>of<text:s/>audit<text:s/>recommendations<text:s/>and<text:s/>in-year<text:s/>budget<text:s/>reallocations<text:s/>remain<text:s/>areas<text:s/>of<text:s/>major<text:s/>fiduciary<text:s/>risk.<text:s/>FCDO<text:s/>financial<text:s/>aid<text:s/>programmes<text:s/>have<text:s/>already<text:s/>programme<text:s/>specific<text:s/>safeguards,<text:s/>using<text:s/>different<text:s/>tools<text:s/>(regular<text:s/>and<text:s/>targeted<text:s/>reports,<text:s/>tracking<text:s/>funds<text:s/>flow,<text:s/>joint<text:s/>field<text:s/>trips,<text:s/>beneficiary<text:s/>feedback,<text:s/>etc).</text:span></text:p>
        <text:p text:style-name="P710"><text:span text:style-name="T710_1">Financial<text:s/>Aid</text:span><text:span text:style-name="T710_2"><text:s/>(FA)</text:span><text:span text:style-name="T710_3">.<text:s/></text:span><text:span text:style-name="T710_4">To<text:s/>date<text:s/>a<text:s/>total<text:s/></text:span><text:span text:style-name="T710_5">FA<text:s/></text:span><text:span text:style-name="T710_6">budget<text:s/>of<text:s/></text:span><text:span text:style-name="T710_7">£13,363,105.80<text:s/></text:span><text:span text:style-name="T710_8">has<text:s/>been<text:s/>approved<text:s/>by<text:s/>the<text:s/>LIFT<text:s/>Programme<text:s/>Steering<text:s/>Committee<text:s/>(PSC)<text:s/>to<text:s/>undertake<text:s/>SLLC<text:s/>from<text:s/>the<text:s/>first<text:s/>to<text:s/>the<text:s/>eighth<text:s/>set<text:s/>of<text:s/>woredas.<text:s/></text:span><text:span text:style-name="T710_9">The</text:span><text:span text:style-name="T710_10"><text:s/></text:span><text:span text:style-name="T710_11">PSC’s<text:s/>Co-Chairs</text:span><text:span text:style-name="T710_12"><text:s/></text:span><text:span text:style-name="T710_13">agreed</text:span><text:span text:style-name="T710_14"><text:s/></text:span><text:span text:style-name="T710_15">to<text:s/></text:span><text:span text:style-name="T710_16">reallocate</text:span><text:span text:style-name="T710_17"><text:s/></text:span><text:span text:style-name="T710_18">some<text:s/></text:span><text:span text:style-name="T710_19">savings</text:span><text:span text:style-name="T710_20"><text:s/>(</text:span><text:span text:style-name="T710_21">approx.</text:span><text:span text:style-name="T710_22"><text:s/></text:span><text:span text:style-name="T710_23">£</text:span><text:span text:style-name="T710_24">48</text:span><text:span text:style-name="T710_25">,000)<text:s/>made<text:s/>from<text:s/>the<text:s/>F</text:span><text:span text:style-name="T710_26">A<text:s/></text:span><text:span text:style-name="T710_27">budget</text:span><text:span text:style-name="T710_28"><text:s/></text:span><text:span text:style-name="T710_29">as<text:s/>a<text:s/>result<text:s/>of<text:s/></text:span><text:span text:style-name="T710_30">exchange<text:s/>rate<text:s/>variations</text:span><text:span text:style-name="T710_31"><text:s/></text:span><text:span text:style-name="T710_32">to<text:s/>cover<text:s/>external<text:s/>audit<text:s/>costs</text:span><text:span text:style-name="T710_33">.</text:span><text:span text:style-name="T710_34"><text:s/></text:span></text:p>
        <text:p text:style-name="P711"><text:span text:style-name="T711_1">Fiduciary<text:s/>risk</text:span><text:span text:style-name="T711_2">.<text:s/></text:span><text:span text:style-name="T711_3">T</text:span><text:span text:style-name="T711_4">here<text:s/>are<text:s/>robust<text:s/>processes<text:s/>in<text:s/>place<text:s/>to<text:s/>mitigate<text:s/></text:span><text:span text:style-name="T711_5">fiduciary<text:s/>risk</text:span><text:span text:style-name="T711_6"><text:s/>and<text:s/>provide<text:s/>fiduciary<text:s/>assurance.</text:span></text:p>
        <table:table table:style-name="Table24">
          <table:table-column table:style-name="Column92"/>
          <table:table-column table:style-name="Column93"/>
          <table:table-row table:style-name="Row108">
            <table:table-cell table:style-name="Cell363">
              <text:p text:style-name="P712"><text:span text:style-name="T712_1">Current<text:s/>level<text:s/>of<text:s/>fiduciary<text:s/>risk<text:s/>and<text:s/>direction<text:s/>of<text:s/>travel<text:s/>since<text:s/>last<text:s/>ASP</text:span></text:p>
            </table:table-cell>
            <table:table-cell table:style-name="Cell364">
              <text:p text:style-name="P713"><text:span text:style-name="T713_1">Moderate</text:span></text:p>
              <text:p text:style-name="P714"><text:span text:style-name="T714_1">Stable</text:span></text:p>
            </table:table-cell>
          </table:table-row>
          <table:table-row table:style-name="Row109">
            <table:table-cell table:style-name="Cell365">
              <text:p text:style-name="P715"><text:span text:style-name="T715_1">Specific<text:s/>assessment<text:s/>of<text:s/>corruption<text:s/>risk<text:s/></text:span><text:span text:style-name="T715_2">and<text:s/>direction<text:s/>of<text:s/>travel<text:s/>since<text:s/>last<text:s/>ASP</text:span></text:p>
            </table:table-cell>
            <table:table-cell table:style-name="Cell366">
              <text:p text:style-name="P716"><text:span text:style-name="T716_1">Moderate</text:span></text:p>
              <text:p text:style-name="P717"><text:span text:style-name="T717_1">Stable</text:span></text:p>
            </table:table-cell>
          </table:table-row>
          <table:table-row table:style-name="Row110">
            <table:table-cell table:style-name="Cell367">
              <text:p text:style-name="P718"><text:span text:style-name="T718_1">Is<text:s/>a<text:s/>full<text:s/>FRA<text:s/>update<text:s/>required?<text:s/></text:span></text:p>
            </table:table-cell>
            <table:table-cell table:style-name="Cell368">
              <text:p text:style-name="P719"><text:span text:style-name="T719_1">No</text:span></text:p>
            </table:table-cell>
          </table:table-row>
        </table:table>
        <text:p text:style-name="P720"/>
        <text:p text:style-name="P721"><text:span text:style-name="T721_1">E</text:span><text:span text:style-name="T721_2">:<text:s/></text:span><text:span text:style-name="T721_3">PROGRAMME<text:s/>MANAGEMENT:<text:s/></text:span><text:span text:style-name="T721_4">DELIVERY,<text:s/></text:span><text:span text:style-name="T721_5">COMMERCIAL</text:span><text:span text:style-name="T721_6"><text:s/>&amp;<text:s/>FINANCIAL</text:span><text:span text:style-name="T721_7"><text:s/>PERFORMANCE</text:span></text:p>
        <text:p text:style-name="P722"/>
        <text:p text:style-name="P723"><text:span text:style-name="T723_1">Summarise<text:s/>the<text:s/>performance<text:s/>of<text:s/>partners<text:s/>and<text:s/>FCDO,<text:s/>notably<text:s/>on<text:s/>commercial<text:s/>and<text:s/>financial<text:s/>issues,<text:s/>and<text:s/>including<text:s/>consideration<text:s/>of<text:s/></text:span><text:span text:style-name="T723_2">VfM</text:span><text:span text:style-name="T723_3"><text:s/>measures<text:s/>of<text:s/>economy<text:s/>and<text:s/>efficiency</text:span></text:p>
        <text:p text:style-name="P724"/>
        <text:p text:style-name="P725"><text:span text:style-name="T725_1">LIFT<text:s/>continues<text:s/>to<text:s/>operate<text:s/>in<text:s/>a<text:s/>changing<text:s/>political<text:s/>environment<text:s/>fraught<text:s/>with<text:s/></text:span><text:span text:style-name="T725_2">uncertainty</text:span><text:span text:style-name="T725_3">.<text:s/></text:span><text:bookmark-start text:name="_GoBack"/><text:bookmark-end text:name="_GoBack"/><text:span text:style-name="T725_4">Despite<text:s/>these<text:s/>challenges<text:s/>in<text:s/>the<text:s/>operating<text:s/>environment,<text:s/>the<text:s/>programme<text:s/>achieved<text:s/>its<text:s/>targets<text:s/>for<text:s/>the<text:s/>year.</text:span><text:span text:style-name="T725_5"><text:s/></text:span><text:span text:style-name="T725_6">In<text:s/>the<text:s/>absence<text:s/>of<text:s/>the<text:s/>EETSP</text:span><text:span text:style-name="T725_7">,</text:span><text:span text:style-name="T725_8"><text:s/>the<text:s/>ITSP<text:s/>worked<text:s/>to<text:s/>develop<text:s/>an<text:s/>Income<text:s/>Survey<text:s/>utilising<text:s/>savings<text:s/>from<text:s/>other<text:s/>survey<text:s/>activities<text:s/>and<text:s/>the<text:s/>extension<text:s/>year<text:s/>budget,<text:s/>so<text:s/>that<text:s/>all<text:s/>important<text:s/>research<text:s/>areas<text:s/>are<text:s/>covered.<text:s/></text:span><text:span text:style-name="T725_9">DAI<text:s/>is<text:s/>a<text:s/>Strategic<text:s/>Partner<text:s/>of</text:span><text:span text:style-name="T725_10"><text:s/>the</text:span><text:span text:style-name="T725_11"><text:s/>FCDO<text:s/>and</text:span><text:span text:style-name="T725_12">,</text:span><text:span text:style-name="T725_13"><text:s/>as<text:s/>such,<text:s/>their<text:s/>full<text:s/>portfolio<text:s/>is<text:s/>monitored<text:s/>under<text:s/>the<text:s/>Strategic<text:s/>Relationship<text:s/>Management</text:span><text:span text:style-name="T725_14"><text:s/></text:span><text:span text:style-name="T725_15">Process.<text:s/>The<text:s/>performance<text:s/>scores<text:s/>indicate<text:s/>DAI<text:s/>contracts<text:s/>are<text:s/>generally<text:s/>being<text:s/>delivered<text:s/>at<text:s/>expected<text:s/>standards<text:s/>and<text:s/>a<text:s/>local<text:s/>process<text:s/>of<text:s/>bi-annual<text:s/>review<text:s/>has<text:s/>helped<text:s/>with<text:s/>timely<text:s/>feedback<text:s/>for<text:s/>effective<text:s/>delivery<text:s/>at<text:s/>pace.</text:span></text:p>
        <text:p text:style-name="P726"/>
        <text:p text:style-name="P727"><text:span text:style-name="T727_1">Financial<text:s/>performance</text:span><text:span text:style-name="T727_2">.<text:s/></text:span><text:span text:style-name="T727_3">F</text:span><text:span text:style-name="T727_4">inancial<text:s/>management<text:s/>for<text:s/>each<text:s/>component<text:s/>continues<text:s/>to<text:s/>be<text:s/>reported<text:s/>effectively<text:s/>on<text:s/>spend</text:span><text:span text:style-name="T727_5">.</text:span><text:span text:style-name="T727_6"><text:s/></text:span><text:span text:style-name="T727_7">On<text:s/>F</text:span><text:span text:style-name="T727_8">A</text:span><text:span text:style-name="T727_9">,<text:s/>Interim</text:span><text:span text:style-name="T727_10"><text:s/></text:span><text:span text:style-name="T727_11">Financial<text:s/>Reports<text:s/>(IFRs)<text:s/>confirmed<text:s/>that<text:s/>the<text:s/></text:span><text:span text:style-name="T727_12">funds<text:s/>have</text:span><text:span text:style-name="T727_13"><text:s/>been<text:s/>used<text:s/>for<text:s/>the<text:s/>intended<text:s/>purpose<text:s/>in<text:s/>line<text:s/>with<text:s/>FCDO<text:s/>regulations.</text:span></text:p>
        <text:p text:style-name="P728"><text:span text:style-name="T728_1">The<text:s/>independent<text:s/>audit<text:s/>commissioned<text:s/>by<text:s/></text:span><text:span text:style-name="T728_2">the<text:s/>FCDO</text:span><text:span text:style-name="T728_3"><text:s/>on<text:s/>the<text:s/>implementing<text:s/>service<text:s/>provider/DAI<text:s/>for<text:s/>the<text:s/>period<text:s/>1</text:span><text:span text:style-name="T728_4">st</text:span><text:span text:style-name="T728_5"><text:s/>November<text:s/>2017<text:s/>to<text:s/>31</text:span><text:span text:style-name="T728_6">st</text:span><text:span text:style-name="T728_7"><text:s/>March<text:s/>2019<text:s/></text:span><text:span text:style-name="T728_8">identified</text:span><text:span text:style-name="T728_9"><text:s/>some<text:s/>issues<text:s/>for<text:s/>the<text:s/>first<text:s/>time.<text:s/>These<text:s/></text:span><text:span text:style-name="T728_10">were</text:span><text:span text:style-name="T728_11"><text:s/>discussed<text:s/>with<text:s/>the<text:s/>ITSP</text:span><text:span text:style-name="T728_12"><text:s/>in<text:s/>October<text:s/>2020</text:span><text:span text:style-name="T728_13"><text:s/>and<text:s/>resolved<text:s/>to<text:s/>the<text:s/>satisfaction<text:s/>of<text:s/>FCDO.<text:s/></text:span></text:p>
        <text:p text:style-name="P729"><text:span text:style-name="T729_1">Furthermore,<text:s/>t</text:span><text:span text:style-name="T729_2">here<text:s/>were<text:s/>three<text:s/>fraud<text:s/>cases<text:s/>that<text:s/>remain<text:s/>outstanding<text:s/>this<text:s/>year.<text:s/>No<text:s/>FCDO<text:s/>funds<text:s/>were<text:s/>involved</text:span><text:span text:style-name="T729_3">.</text:span><text:span text:style-name="T729_4"><text:s/></text:span><text:span text:style-name="T729_5">ITSP<text:s/>and<text:s/>FCDO<text:s/>are<text:s/>closely<text:s/>following<text:s/>up<text:s/>on<text:s/>the<text:s/>cases<text:s/></text:span><text:span text:style-name="T729_6">to<text:s/>learn<text:s/>lessons<text:s/>and<text:s/>have</text:span><text:span text:style-name="T729_7"><text:s/>further<text:s/>tighten</text:span><text:span text:style-name="T729_8">ed</text:span><text:span text:style-name="T729_9"><text:s/>LIFT<text:s/>procedures<text:s/>to<text:s/>protect<text:s/>from<text:s/>such<text:s/>incidences.</text:span></text:p>
        <text:p text:style-name="P730"/>
        <text:p text:style-name="P731"><text:span text:style-name="T731_1">Partnership</text:span><text:span text:style-name="T731_2"><text:s/>performance</text:span><text:span text:style-name="T731_3">.<text:s/></text:span><text:span text:style-name="T731_4">The<text:s/>DAI-led<text:s/>consortium<text:s/>that<text:s/>implements<text:s/>LIFT<text:s/>has<text:s/>maintained<text:s/>strong<text:s/>relationships<text:s/>with<text:s/>the<text:s/>relevant</text:span><text:span text:style-name="T731_5"><text:s/></text:span><text:span text:style-name="T731_6">GoE</text:span><text:span text:style-name="T731_7"><text:s/></text:span><text:span text:style-name="T731_8">agencies,<text:s/>particularly<text:s/>the<text:s/>Land<text:s/>Administration<text:s/>and<text:s/>Use<text:s/>Directorate<text:s/>(LAUD)<text:s/>in<text:s/>the<text:s/>Ministry<text:s/>of<text:s/>Agriculture.<text:s/>Relationships<text:s/>with<text:s/>the<text:s/></text:span><text:span text:style-name="T731_9">G</text:span><text:span text:style-name="T731_10">overnments<text:s/>of<text:s/>the<text:s/>four<text:s/>programme<text:s/>regions,<text:s/>particularly<text:s/>their<text:s/>respective<text:s/>land<text:s/>bureau,<text:s/>are<text:s/></text:span><text:span text:style-name="T731_11">important<text:s/></text:span><text:span text:style-name="T731_12">to<text:s/>the<text:s/>successful<text:s/>implementation<text:s/>of<text:s/>LIFT.<text:s/>LIFT<text:s/>has<text:s/>also<text:s/>developed<text:s/>strong<text:s/>partnerships<text:s/>with<text:s/>relevant<text:s/>private<text:s/>sector<text:s/>actors<text:s/>such<text:s/>as<text:s/>MFIs,<text:s/>agricultural<text:s/>input<text:s/>suppliers<text:s/>and<text:s/>other<text:s/>businesses<text:s/>through<text:s/>its<text:s/>EEU,<text:s/>which<text:s/>has<text:s/>been<text:s/>crucial<text:s/>to<text:s/>the<text:s/>significant<text:s/>progress<text:s/>made<text:s/>under<text:s/>Output<text:s/>3<text:s/>over<text:s/>the<text:s/>course<text:s/>of<text:s/>the<text:s/>year.</text:span></text:p>
        <text:p text:style-name="P732"><text:span text:style-name="T732_1">The<text:s/></text:span><text:span text:style-name="T732_2">FCDO<text:s/>has<text:s/>an<text:s/>excellent<text:s/>partnership<text:s/>model<text:s/>with<text:s/>the<text:s/>implementing<text:s/>team,<text:s/>and<text:s/>with<text:s/>the<text:s/>federal<text:s/>and<text:s/>regional<text:s/>governments.<text:s/>The<text:s/>governance<text:s/>structures<text:s/>of<text:s/>the<text:s/>programme<text:s/>are<text:s/>functioning<text:s/>well<text:s/>at<text:s/>all<text:s/>levels.<text:s/>FCDO<text:s/>and<text:s/>DAI<text:s/>have<text:s/>regular<text:s/>meetings<text:s/>whereby<text:s/>progress<text:s/>is<text:s/>reviewed.<text:s/>Such<text:s/>platforms<text:s/>are<text:s/>also<text:s/>used<text:s/>to<text:s/>discuss<text:s/>challenges<text:s/>and<text:s/>risks<text:s/>escalated<text:s/>for<text:s/>timely<text:s/>action<text:s/>by<text:s/>all<text:s/>concerned.<text:s/>For<text:s/>example,<text:s/>the<text:s/></text:span><text:span text:style-name="T732_3">PSC<text:s/></text:span><text:span text:style-name="T732_4">co-chaired<text:s/>by<text:s/></text:span><text:span text:style-name="T732_5">MoA</text:span><text:span text:style-name="T732_6"><text:s/>and<text:s/>FCDO<text:s/>representative</text:span><text:span text:style-name="T732_7">s</text:span><text:span text:style-name="T732_8"><text:s/>ha</text:span><text:span text:style-name="T732_9">s</text:span><text:span text:style-name="T732_10"><text:s/>played<text:s/>a<text:s/>key<text:s/>role<text:s/>for<text:s/>the<text:s/>improved<text:s/>performance<text:s/>on<text:s/>SLLC<text:s/>and<text:s/>RLAS.<text:s/>This<text:s/>has<text:s/>been<text:s/>made<text:s/>possible<text:s/>through<text:s/>proper<text:s/>risk<text:s/>analysis<text:s/>and<text:s/>pushing<text:s/>the<text:s/>performance<text:s/>bar<text:s/>higher<text:s/>for<text:s/>the<text:s/>four<text:s/></text:span><text:span text:style-name="T732_11">R</text:span><text:span text:style-name="T732_12">egional<text:s/></text:span><text:span text:style-name="T732_13">G</text:span><text:span text:style-name="T732_14">overnments.<text:s/>The<text:s/>commitment<text:s/>of<text:s/></text:span><text:span text:style-name="T732_15">R</text:span><text:span text:style-name="T732_16">egional<text:s/></text:span><text:span text:style-name="T732_17">G</text:span><text:span text:style-name="T732_18">overnments<text:s/>was<text:s/>further<text:s/>proved<text:s/>through<text:s/>increasing<text:s/>allocation<text:s/>of<text:s/>resources<text:s/>for<text:s/>RLAS<text:s/>implementation.<text:s/>This<text:s/>needs<text:s/>to<text:s/>continue<text:s/>for<text:s/>sustained<text:s/>impact<text:s/>of<text:s/>the<text:s/>programme.</text:span></text:p>
        <text:p text:style-name="P733"/>
        <table:table table:style-name="Table25">
          <table:table-column table:style-name="Column94"/>
          <table:table-column table:style-name="Column95"/>
          <table:table-column table:style-name="Column96"/>
          <table:table-column table:style-name="Column97"/>
          <table:table-row table:style-name="Row111">
            <table:table-cell table:style-name="Cell369">
              <text:p text:style-name="P734"><text:span text:style-name="T734_1">Date<text:s/>of<text:s/>last<text:s/>narrative<text:s/>financial<text:s/>report</text:span></text:p>
            </table:table-cell>
            <table:table-cell table:style-name="Cell370">
              <text:p text:style-name="P735"><text:span text:style-name="T735_1">January<text:s/>2020</text:span></text:p>
            </table:table-cell>
            <table:table-cell table:style-name="Cell371">
              <text:p text:style-name="P736"><text:span text:style-name="T736_1">Date<text:s/>of<text:s/>last<text:s/>audited<text:s/>annual<text:s/>statement</text:span></text:p>
            </table:table-cell>
            <table:table-cell table:style-name="Cell372">
              <text:p text:style-name="P737"><text:span text:style-name="T737_1">August<text:s/>2020</text:span></text:p>
            </table:table-cell>
          </table:table-row>
        </table:table>
        <text:p text:style-name="P738"/>
        <text:p text:style-name="P739"/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Calibri Light" svg:font-family="Calibri Light" style:font-pitch="variable" style:font-family-generic="swiss"/>
    <style:font-face style:name="Verdana" svg:font-family="Verdana" style:font-pitch="variable" style:font-family-generic="swiss"/>
    <style:font-face style:name="Cambria" svg:font-family="Cambria" style:font-pitch="variable" style:font-family-generic="roman"/>
    <style:font-face style:name="Arial Black" svg:font-family="Arial Black" style:font-pitch="variable" style:font-family-generic="swiss"/>
    <style:font-face style:name="Tahoma" svg:font-family="Tahoma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Arial" fo:font-size="12pt" style:font-size-asian="12pt" style:font-size-complex="12pt" fo:language-asian="en" fo:country-asian="US"/>
    </style:style>
    <style:style style:name="Heading_20_1" style:display-name="Heading 1" style:family="paragraph" style:parent-style-name="Normal" style:default-outline-level="1">
      <style:paragraph-properties fo:margin-top="0.423cm" fo:margin-bottom="0.106cm"/>
      <style:text-properties fo:font-size="16pt" style:font-size-asian="16pt" style:font-size-complex="16pt" fo:font-weight="bold" style:font-weight-asian="bold" style:letter-kerning="true"/>
    </style:style>
    <style:style style:name="Heading_20_2" style:display-name="Heading 2" style:family="paragraph" style:parent-style-name="Normal" style:default-outline-level="2">
      <style:paragraph-properties fo:margin-top="0.423cm"/>
      <style:text-properties fo:font-style="italic" style:font-style-asian="italic" fo:font-size="14pt" style:font-size-asian="14pt" style:font-size-complex="14pt" fo:font-weight="bold" style:font-weight-asian="bold" style:letter-kerning="true"/>
    </style:style>
    <style:style style:name="Heading_20_3" style:display-name="Heading 3" style:family="paragraph" style:parent-style-name="Normal" style:default-outline-level="3">
      <style:paragraph-properties fo:margin-top="0.423cm" fo:margin-bottom="0.106cm"/>
      <style:text-properties fo:font-size="13pt" style:font-size-asian="13pt" fo:font-weight="bold" style:font-weight-asian="bold"/>
    </style:style>
    <style:style style:name="Heading_20_4" style:display-name="Heading 4" style:family="paragraph" style:parent-style-name="Normal" style:default-outline-level="4">
      <style:paragraph-properties fo:margin-top="0.423cm" fo:margin-bottom="0.106cm"/>
      <style:text-properties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justify" fo:text-indent="-1.778cm" fo:margin-top="0.071cm" fo:margin-left="1.778cm" fo:keep-with-next="always" fo:keep-together="always"/>
      <style:text-properties fo:color="#365f91" style:font-name="Cambria" fo:font-size="11pt" style:font-name-asian="Times New Roman" style:font-size-asian="11pt" style:font-name-complex="Times New Roman" style:font-size-complex="11pt"/>
    </style:style>
    <style:style style:name="Heading_20_6" style:display-name="Heading 6" style:family="paragraph" style:parent-style-name="Normal" style:default-outline-level="6">
      <style:paragraph-properties fo:text-align="justify" fo:text-indent="-2.032cm" fo:margin-top="0.071cm" fo:margin-left="2.032cm" fo:keep-with-next="always" fo:keep-together="always"/>
      <style:text-properties fo:color="#243f60" style:font-name="Cambria" fo:font-size="11pt" style:font-name-asian="Times New Roman" style:font-size-asian="11pt" style:font-name-complex="Times New Roman" style:font-size-complex="11pt"/>
    </style:style>
    <style:style style:name="Heading_20_7" style:display-name="Heading 7" style:family="paragraph" style:parent-style-name="Normal" style:default-outline-level="7">
      <style:paragraph-properties fo:text-align="justify" fo:text-indent="-2.286cm" fo:margin-top="0.071cm" fo:margin-left="2.286cm" fo:keep-with-next="always" fo:keep-together="always"/>
      <style:text-properties fo:font-style="italic" style:font-style-asian="italic" style:font-style-complex="italic" fo:color="#243f60" style:font-name="Cambria" fo:font-size="11pt" style:font-name-asian="Times New Roman" style:font-size-asian="11pt" style:font-name-complex="Times New Roman" style:font-size-complex="11pt"/>
    </style:style>
    <style:style style:name="Heading_20_8" style:display-name="Heading 8" style:family="paragraph" style:parent-style-name="Normal" style:default-outline-level="8">
      <style:paragraph-properties fo:text-align="justify" fo:text-indent="-2.54cm" fo:margin-top="0.071cm" fo:margin-left="2.54cm" fo:keep-with-next="always" fo:keep-together="always"/>
      <style:text-properties fo:color="#272727" style:font-name="Cambria" fo:font-size="10.5pt" style:font-name-asian="Times New Roman" style:font-size-asian="10.5pt" style:font-name-complex="Times New Roman" style:font-size-complex="10.5pt"/>
    </style:style>
    <style:style style:name="Heading_20_9" style:display-name="Heading 9" style:family="paragraph" style:parent-style-name="Normal" style:default-outline-level="9">
      <style:paragraph-properties fo:text-align="justify" fo:text-indent="-2.794cm" fo:margin-top="0.071cm" fo:margin-left="2.794cm" fo:keep-with-next="always" fo:keep-together="always"/>
      <style:text-properties fo:font-style="italic" style:font-style-asian="italic" style:font-style-complex="italic" fo:color="#272727" style:font-name="Cambria" fo:font-size="10.5pt" style:font-name-asian="Times New Roman" style:font-size-asian="10.5pt" style:font-name-complex="Times New Roman" style:font-size-complex="10.5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Back_20_to_20_top" style:display-name="Back to top" style:family="paragraph" style:parent-style-name="Normal"/>
    <style:style style:name="Caption" style:family="paragraph" style:parent-style-name="Normal">
      <style:text-properties style:font-size-complex="10pt"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Arial" fo:font-size="16pt" style:font-size-asian="16pt" style:font-size-complex="16pt" fo:language-asian="en" fo:country-asian="US" fo:font-weight="bold" style:font-weight-asian="bold" style:letter-kerning="true"/>
    </style:style>
    <style:style style:name="Heading_20_2_20_Char" style:display-name="Heading 2 Char" style:family="text" style:parent-style-name="Default_20_Paragraph_20_Font">
      <style:text-properties fo:font-style="italic" style:font-style-asian="italic" style:font-name="Arial" fo:font-size="14pt" style:font-size-asian="14pt" style:font-size-complex="14pt" fo:language-asian="en" fo:country-asian="US" fo:font-weight="bold" style:font-weight-asian="bold" style:letter-kerning="true"/>
    </style:style>
    <style:style style:name="Heading_20_3_20_Char" style:display-name="Heading 3 Char" style:family="text" style:parent-style-name="Default_20_Paragraph_20_Font">
      <style:text-properties style:font-name="Arial" fo:font-size="13pt" style:font-size-asian="13pt" style:font-size-complex="12pt" fo:language-asian="en" fo:country-asian="US" fo:font-weight="bold" style:font-weight-asian="bold"/>
    </style:style>
    <style:style style:name="Heading_20_4_20_Char" style:display-name="Heading 4 Char" style:family="text" style:parent-style-name="Default_20_Paragraph_20_Font">
      <style:text-properties style:font-name="Arial" fo:font-size="12pt" style:font-size-asian="12pt" style:font-size-complex="12pt" fo:language-asian="en" fo:country-asian="US" fo:font-weight="bold" style:font-weight-asian="bold"/>
    </style:style>
    <style:style style:name="Horizontal_20_Line" style:display-name="Horizontal Line" style:family="paragraph" style:parent-style-name="Normal"/>
    <style:style style:name="Paragraph_20_Image_20_Wrap_20_Left" style:display-name="Paragraph Image Wrap Left" style:family="paragraph" style:parent-style-name="Normal"/>
    <style:style style:name="Paragraph_20_Image_20_Wrap_20_Right" style:display-name="Paragraph Image Wrap Right" style:family="paragraph" style:parent-style-name="Normal"/>
    <style:style style:name="Summary" style:family="paragraph" style:parent-style-name="Normal">
      <style:paragraph-properties fo:margin-bottom="0.136cm" fo:margin-left="0.228cm" fo:margin-right="0.228cm"/>
      <style:text-properties fo:color="#666666" style:font-name="Verdana" fo:font-size="7.5pt" style:font-size-asian="7.5pt" style:font-size-complex="7.5pt" fo:language-asian="en" fo:country-asian="GB"/>
    </style:style>
    <style:style style:name="Summary_20_Char_20_Char" style:display-name="Summary Char Char" style:family="text">
      <style:text-properties fo:color="#666666" style:font-name="Verdana" fo:font-size="7.5pt" style:font-size-asian="7.5pt" style:font-size-complex="7.5pt"/>
    </style:style>
    <style:style style:name="Table_20_DFID_20_End" style:display-name="Table DFID End" style:family="paragraph" style:parent-style-name="Normal"/>
    <style:style style:name="Table_20_DFID_20_Start" style:display-name="Table DFID Start" style:family="paragraph" style:parent-style-name="Normal"/>
    <style:style style:name="Table_20_Headings" style:display-name="Table Headings" style:family="paragraph" style:parent-style-name="Normal">
      <style:paragraph-properties fo:margin-bottom="0.139cm"/>
      <style:text-properties fo:color="#ffffff" style:font-size-complex="10pt" fo:language-asian="en" fo:country-asian="GB" fo:font-weight="bold" style:font-weight-asian="bold" style:font-weight-complex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Annotation_20_text" style:display-name="Annotation text" style:family="paragraph" style:parent-style-name="Normal">
      <style:text-properties fo:font-size="10pt" style:font-size-asian="10pt" style:font-size-complex="10pt"/>
    </style:style>
    <style:style style:name="Comment_20_Text_20_Char" style:display-name="Comment Text Char" style:family="text" style:parent-style-name="Default_20_Paragraph_20_Font">
      <style:text-properties style:font-name="Arial" fo:language-asian="en" fo:country-asian="US"/>
    </style:style>
    <style:style style:name="Footer" style:family="paragraph" style:parent-style-name="Normal">
      <style:paragraph-properties>
        <style:tab-stops>
          <style:tab-stop style:type="center" style:leader-style="none" style:position="7.325cm"/>
          <style:tab-stop style:type="right" style:leader-style="none" style:position="14.651cm"/>
        </style:tab-stops>
      </style:paragraph-properties>
    </style:style>
    <style:style style:name="Footer_20_Char" style:display-name="Footer Char" style:family="text" style:parent-style-name="Default_20_Paragraph_20_Font">
      <style:text-properties style:font-name="Arial" fo:font-size="12pt" style:font-size-asian="12pt" style:font-size-complex="12pt" fo:language-asian="en" fo:country-asian="US"/>
    </style:style>
    <style:style style:name="List_20_Paragraph" style:display-name="List Paragraph" style:family="paragraph" style:parent-style-name="Normal">
      <style:paragraph-properties fo:margin-left="1.27cm"/>
    </style:style>
    <style:style style:name="fhb" style:family="text" style:parent-style-name="Default_20_Paragraph_20_Font"/>
    <style:style style:name="fh" style:family="text" style:parent-style-name="Default_20_Paragraph_20_Font"/>
    <style:style style:name="List_20_Paragraph_20_Char" style:display-name="List Paragraph Char" style:family="text">
      <style:text-properties style:font-name="Arial" fo:font-size="12pt" style:font-size-asian="12pt" style:font-size-complex="12pt" fo:language-asian="en" fo:country-asian="US"/>
    </style:style>
    <style:style style:name="Balloon_20_Text" style:display-name="Balloon Text" style:family="paragraph" style:parent-style-name="Normal">
      <style:text-properties style:font-name="Tahoma" fo:font-size="8pt" style:font-size-asian="8pt" style:font-name-complex="Tahoma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 fo:language-asian="en" fo:country-asian="US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>
      <style:text-properties style:font-name="Arial" fo:language-asian="en" fo:country-asian="US" fo:font-weight="bold" style:font-weight-asian="bold" style:font-weight-complex="bold"/>
    </style:style>
    <style:style style:name="Header" style:family="paragraph" style:parent-style-name="Normal">
      <style:paragraph-properties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</style:style>
    <style:style style:name="Header_20_Char" style:display-name="Header Char" style:family="text" style:parent-style-name="Default_20_Paragraph_20_Font">
      <style:text-properties style:font-name="Arial" fo:font-size="12pt" style:font-size-asian="12pt" style:font-size-complex="12pt" fo:language-asian="en" fo:country-asian="U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color="font-color"/>
    </style:style>
    <style:style style:name="Default" style:family="paragraph">
      <style:paragraph-properties style:text-autospace="none" fo:hyphenation-ladder-count="no-limit"/>
      <style:text-properties fo:color="#000000" style:font-name="Arial" fo:font-size="12pt" style:font-size-asian="12pt" style:font-name-complex="Arial" style:font-size-complex="12pt"/>
    </style:style>
    <style:style style:name="List_20_bulleted" style:display-name="List bulleted" style:family="paragraph" style:parent-style-name="Normal">
      <style:paragraph-properties fo:text-align="justify" fo:text-indent="-0.79cm" fo:margin-bottom="0.212cm" fo:margin-left="0.79cm" fo:hyphenation-ladder-count="no-limit"/>
      <style:text-properties fo:font-size="11pt" style:font-name-asian="Calibri" style:font-size-asian="11pt" fo:language="en" fo:country="US"/>
    </style:style>
    <style:style style:name="List_20_bulleted_20_Char" style:display-name="List bulleted Char" style:family="text">
      <style:text-properties style:font-name="Arial" fo:font-size="11pt" style:font-name-asian="Calibri" style:font-size-asian="11pt" style:font-size-complex="12pt" fo:language="en" fo:language-asian="en" fo:country="US" fo:country-asian="US"/>
    </style:style>
    <style:style style:name="Table_20_List" style:display-name="Table List" style:family="paragraph" style:parent-style-name="List_20_Paragraph">
      <style:paragraph-properties fo:text-align="justify" fo:margin-bottom="0.212cm"/>
      <style:text-properties fo:font-size="11pt" style:font-name-asian="Calibri" style:font-size-asian="11pt" style:font-name-complex="Arial" style:font-size-complex="11pt"/>
    </style:style>
    <style:style style:name="Table_20_List_20_Char" style:display-name="Table List Char" style:family="text" style:parent-style-name="List_20_Paragraph_20_Char">
      <style:text-properties style:font-name="Arial" fo:font-size="11pt" style:font-name-asian="Calibri" style:font-size-asian="11pt" style:font-name-complex="Arial" style:font-size-complex="11pt" fo:language-asian="en" fo:country-asian="US"/>
    </style:style>
    <style:style style:name="Revision" style:family="paragraph">
      <style:text-properties style:font-name="Arial" fo:font-size="12pt" style:font-size-asian="12pt" style:font-size-complex="12pt" fo:language-asian="en" fo:country-asian="US"/>
    </style:style>
    <style:style style:name="Unresolved_20_Mention1" style:display-name="Unresolved Mention1" style:family="text" style:parent-style-name="Default_20_Paragraph_20_Font">
      <style:text-properties fo:background-color="#e6e6e6" fo:color="#808080"/>
    </style:style>
    <style:style style:name="List_20_Paragraph_20_Char1" style:display-name="List Paragraph Char1" style:family="text" style:parent-style-name="Heading_20_1_20_Char">
      <style:text-properties fo:color="#586a40" style:font-name="Arial" fo:font-size="12pt" style:font-name-asian="Calibri" style:font-size-asian="12pt" style:font-name-complex="Arial" style:font-size-complex="16pt" fo:language-asian="en" fo:country-asian="US" fo:font-weight="normal" style:font-weight-asian="normal" style:letter-kerning="true"/>
    </style:style>
    <style:style style:name="Footnote_20_text" style:display-name="Footnote text" style:family="paragraph" style:parent-style-name="Normal">
      <style:text-properties fo:font-size="10pt" style:font-size-asian="10pt" style:font-size-complex="10pt"/>
    </style:style>
    <style:style style:name="Footnote_20_Text_20_Char" style:display-name="Footnote Text Char" style:family="text" style:parent-style-name="Default_20_Paragraph_20_Font">
      <style:text-properties style:font-name="Arial" fo:language-asian="en" fo:country-asian="US"/>
    </style:style>
    <style:style style:name="Footnote_20_reference" style:display-name="Footnote reference" style:family="text" style:parent-style-name="Default_20_Paragraph_20_Font">
      <style:text-properties fo:font-size="9pt" style:font-size-asian="9pt"/>
    </style:style>
    <style:style style:name="Heading_20_5_20_Char" style:display-name="Heading 5 Char" style:family="text" style:parent-style-name="Default_20_Paragraph_20_Font">
      <style:text-properties fo:color="#365f91" style:font-name="Cambria" fo:font-size="11pt" style:font-name-asian="Times New Roman" style:font-size-asian="11pt" style:font-name-complex="Times New Roman" style:font-size-complex="11pt" fo:language-asian="en" fo:country-asian="US"/>
    </style:style>
    <style:style style:name="Heading_20_6_20_Char" style:display-name="Heading 6 Char" style:family="text" style:parent-style-name="Default_20_Paragraph_20_Font">
      <style:text-properties fo:color="#243f60" style:font-name="Cambria" fo:font-size="11pt" style:font-name-asian="Times New Roman" style:font-size-asian="11pt" style:font-name-complex="Times New Roman" style:font-size-complex="11pt" fo:language-asian="en" fo:country-asian="US"/>
    </style:style>
    <style:style style:name="Heading_20_7_20_Char" style:display-name="Heading 7 Char" style:family="text" style:parent-style-name="Default_20_Paragraph_20_Font">
      <style:text-properties fo:font-style="italic" style:font-style-asian="italic" style:font-style-complex="italic" fo:color="#243f60" style:font-name="Cambria" fo:font-size="11pt" style:font-name-asian="Times New Roman" style:font-size-asian="11pt" style:font-name-complex="Times New Roman" style:font-size-complex="11pt" fo:language-asian="en" fo:country-asian="US"/>
    </style:style>
    <style:style style:name="Heading_20_8_20_Char" style:display-name="Heading 8 Char" style:family="text" style:parent-style-name="Default_20_Paragraph_20_Font">
      <style:text-properties fo:color="#272727" style:font-name="Cambria" fo:font-size="10.5pt" style:font-name-asian="Times New Roman" style:font-size-asian="10.5pt" style:font-name-complex="Times New Roman" style:font-size-complex="10.5pt" fo:language-asian="en" fo:country-asian="US"/>
    </style:style>
    <style:style style:name="Heading_20_9_20_Char" style:display-name="Heading 9 Char" style:family="text" style:parent-style-name="Default_20_Paragraph_20_Font">
      <style:text-properties fo:font-style="italic" style:font-style-asian="italic" style:font-style-complex="italic" fo:color="#272727" style:font-name="Cambria" fo:font-size="10.5pt" style:font-name-asian="Times New Roman" style:font-size-asian="10.5pt" style:font-name-complex="Times New Roman" style:font-size-complex="10.5pt" fo:language-asian="en" fo:country-asian="US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Unresolved_20_Mention" style:display-name="Unresolved Mention" style:family="text" style:parent-style-name="Default_20_Paragraph_20_Font">
      <style:text-properties fo:background-color="#e1dfdd" fo:color="#605e5c"/>
    </style:style>
    <style:style style:name="title_20_2_20_Blue" style:display-name="title 2 Blue" style:family="paragraph" style:parent-style-name="Normal">
      <style:paragraph-properties style:line-height-at-least="0.441cm" fo:keep-with-next="always"/>
      <style:text-properties fo:color="#c0504d" style:font-name="Calibri" style:font-name-asian="Times New Roman" style:font-name-complex="Arial" fo:language="en" fo:country="US" fo:font-weight="bold" style:font-weight-asian="bold"/>
    </style:style>
    <style:style style:name="FollowedHyperlink" style:family="text" style:parent-style-name="Default_20_Paragraph_20_Font">
      <style:text-properties fo:color="#800080" style:text-underline-style="solid" style:text-underline-color="font-color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 style:font-name-complex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 style:font-name-complex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 style:font-name-complex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2Level0" style:family="text">
      <style:text-properties style:font-name="Symbol"/>
    </style:style>
    <style:style style:name="List2Level1" style:family="text">
      <style:text-properties style:font-name="Courier New" style:font-name-complex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 style:font-name-complex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 style:font-name-complex="Courier New"/>
    </style:style>
    <style:style style:name="List2Level8" style:family="text">
      <style:text-properties style:font-name="Wingdings"/>
    </style:style>
    <text:list-style style:name="LS2">
      <text:list-level-style-bullet text:bullet-char="" text:style-name="List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Level0" style:family="text">
      <style:text-properties style:font-name="Symbol" fo:font-size="11pt" style:font-size-asian="11pt" style:font-size-complex="11pt"/>
    </style:style>
    <style:style style:name="List3Level1" style:family="text">
      <style:text-properties style:font-name="Courier New" style:font-name-complex="Verdana"/>
    </style:style>
    <style:style style:name="List3Level2" style:family="text">
      <style:text-properties style:font-name="Wingdings"/>
    </style:style>
    <style:style style:name="List3Level3" style:family="text">
      <style:text-properties style:font-name="Symbol"/>
    </style:style>
    <style:style style:name="List3Level4" style:family="text">
      <style:text-properties style:font-name="Courier New" style:font-name-complex="Verdana"/>
    </style:style>
    <style:style style:name="List3Level5" style:family="text">
      <style:text-properties style:font-name="Wingdings"/>
    </style:style>
    <style:style style:name="List3Level6" style:family="text">
      <style:text-properties style:font-name="Symbol"/>
    </style:style>
    <style:style style:name="List3Level7" style:family="text">
      <style:text-properties style:font-name="Courier New" style:font-name-complex="Verdana"/>
    </style:style>
    <style:style style:name="List3Level8" style:family="text">
      <style:text-properties style:font-name="Wingdings"/>
    </style:style>
    <text:list-style style:name="LS3">
      <text:list-level-style-bullet text:bullet-char="" text:style-name="List3Level0" text:level="1">
        <style:list-level-properties text:space-before="-1.122cm" text:min-label-width="0.635cm" fo:text-align="start" text:list-level-position-and-space-mode="label-alignment">
          <style:list-level-label-alignment text:label-followed-by="listtab" fo:margin-left="-0.487cm" fo:text-indent="-0.635cm"/>
        </style:list-level-properties>
        <style:text-properties style:font-name="Symbol" fo:font-size="11pt" style:font-size-asian="11pt" style:font-size-complex="11pt"/>
      </text:list-level-style-bullet>
      <text:list-level-style-bullet text:bullet-char="o" text:style-name="List3Level1" text:level="2">
        <style:list-level-properties text:space-before="0.148cm" text:min-label-width="0.635cm" fo:text-align="start" text:list-level-position-and-space-mode="label-alignment">
          <style:list-level-label-alignment text:label-followed-by="listtab" fo:margin-left="0.783cm" fo:text-indent="-0.635cm"/>
        </style:list-level-properties>
        <style:text-properties style:font-name="Courier New" style:font-name-complex="Verdana"/>
      </text:list-level-style-bullet>
      <text:list-level-style-bullet text:bullet-char="" text:style-name="List3Level2" text:level="3">
        <style:list-level-properties text:space-before="1.418cm" text:min-label-width="0.635cm" fo:text-align="start" text:list-level-position-and-space-mode="label-alignment">
          <style:list-level-label-alignment text:label-followed-by="listtab" fo:margin-left="2.053cm" fo:text-indent="-0.635cm"/>
        </style:list-level-properties>
        <style:text-properties style:font-name="Wingdings"/>
      </text:list-level-style-bullet>
      <text:list-level-style-bullet text:bullet-char="" text:style-name="List3Level3" text:level="4">
        <style:list-level-properties text:space-before="2.688cm" text:min-label-width="0.635cm" fo:text-align="start" text:list-level-position-and-space-mode="label-alignment">
          <style:list-level-label-alignment text:label-followed-by="listtab" fo:margin-left="3.323cm" fo:text-indent="-0.635cm"/>
        </style:list-level-properties>
        <style:text-properties style:font-name="Symbol"/>
      </text:list-level-style-bullet>
      <text:list-level-style-bullet text:bullet-char="o" text:style-name="List3Level4" text:level="5">
        <style:list-level-properties text:space-before="3.958cm" text:min-label-width="0.635cm" fo:text-align="start" text:list-level-position-and-space-mode="label-alignment">
          <style:list-level-label-alignment text:label-followed-by="listtab" fo:margin-left="4.593cm" fo:text-indent="-0.635cm"/>
        </style:list-level-properties>
        <style:text-properties style:font-name="Courier New" style:font-name-complex="Verdana"/>
      </text:list-level-style-bullet>
      <text:list-level-style-bullet text:bullet-char="" text:style-name="List3Level5" text:level="6">
        <style:list-level-properties text:space-before="5.228cm" text:min-label-width="0.635cm" fo:text-align="start" text:list-level-position-and-space-mode="label-alignment">
          <style:list-level-label-alignment text:label-followed-by="listtab" fo:margin-left="5.863cm" fo:text-indent="-0.635cm"/>
        </style:list-level-properties>
        <style:text-properties style:font-name="Wingdings"/>
      </text:list-level-style-bullet>
      <text:list-level-style-bullet text:bullet-char="" text:style-name="List3Level6" text:level="7">
        <style:list-level-properties text:space-before="6.498cm" text:min-label-width="0.635cm" fo:text-align="start" text:list-level-position-and-space-mode="label-alignment">
          <style:list-level-label-alignment text:label-followed-by="listtab" fo:margin-left="7.133cm" fo:text-indent="-0.635cm"/>
        </style:list-level-properties>
        <style:text-properties style:font-name="Symbol"/>
      </text:list-level-style-bullet>
      <text:list-level-style-bullet text:bullet-char="o" text:style-name="List3Level7" text:level="8">
        <style:list-level-properties text:space-before="7.768cm" text:min-label-width="0.635cm" fo:text-align="start" text:list-level-position-and-space-mode="label-alignment">
          <style:list-level-label-alignment text:label-followed-by="listtab" fo:margin-left="8.403cm" fo:text-indent="-0.635cm"/>
        </style:list-level-properties>
        <style:text-properties style:font-name="Courier New" style:font-name-complex="Verdana"/>
      </text:list-level-style-bullet>
      <text:list-level-style-bullet text:bullet-char="" text:style-name="List3Level8" text:level="9">
        <style:list-level-properties text:space-before="9.038cm" text:min-label-width="0.635cm" fo:text-align="start" text:list-level-position-and-space-mode="label-alignment">
          <style:list-level-label-alignment text:label-followed-by="listtab" fo:margin-left="9.673cm" fo:text-indent="-0.635cm"/>
        </style:list-level-properties>
        <style:text-properties style:font-name="Wingdings"/>
      </text:list-level-style-bullet>
    </text:list-style>
    <style:style style:name="List4Level0" style:family="text">
      <style:text-properties style:font-name="Symbol"/>
    </style:style>
    <text:list-style style:name="LS4">
      <text:list-level-style-bullet text:bullet-char="" text:style-name="List4Level0" text:level="1">
        <style:list-level-properties text:space-before="4.604cm" text:min-label-width="0.635cm" fo:text-align="start" text:list-level-position-and-space-mode="label-alignment">
          <style:list-level-label-alignment text:label-followed-by="listtab" fo:margin-left="5.239cm" fo:text-indent="-0.635cm"/>
        </style:list-level-properties>
        <style:text-properties style:font-name="Symbol"/>
      </text:list-level-style-bullet>
      <text:list-level-style-number style:num-format="a" text:style-name="List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5Level0" style:family="text">
      <style:text-properties style:font-name="Symbol"/>
    </style:style>
    <style:style style:name="List5Level1" style:family="text">
      <style:text-properties style:font-name="Courier New" style:font-name-complex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 style:font-name-complex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 style:font-name-complex="Courier New"/>
    </style:style>
    <style:style style:name="List5Level8" style:family="text">
      <style:text-properties style:font-name="Wingdings"/>
    </style:style>
    <text:list-style style:name="LS5">
      <text:list-level-style-bullet text:bullet-char="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6Level0" style:family="text">
      <style:text-properties style:font-name="Symbol"/>
    </style:style>
    <style:style style:name="List6Level1" style:family="text">
      <style:text-properties style:font-name="Courier New" style:font-name-complex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 style:font-name-complex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 style:font-name-complex="Courier New"/>
    </style:style>
    <style:style style:name="List6Level8" style:family="text">
      <style:text-properties style:font-name="Wingdings"/>
    </style:style>
    <text:list-style style:name="LS6">
      <text:list-level-style-bullet text:bullet-char="" text:style-name="List6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6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6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6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6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6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7Level0" style:family="text">
      <style:text-properties style:font-name="Symbol"/>
    </style:style>
    <style:style style:name="List7Level1" style:family="text">
      <style:text-properties style:font-name="Courier New" style:font-name-complex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 style:font-name-complex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 style:font-name-complex="Courier New"/>
    </style:style>
    <style:style style:name="List7Level8" style:family="text">
      <style:text-properties style:font-name="Wingdings"/>
    </style:style>
    <text:list-style style:name="LS7">
      <text:list-level-style-bullet text:bullet-char="" text:style-name="List7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7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7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7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7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7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8Level0" style:family="text">
      <style:text-properties style:font-name="Symbol"/>
    </style:style>
    <style:style style:name="List8Level1" style:family="text">
      <style:text-properties style:font-name="Courier New" style:font-name-complex="Courier New"/>
    </style:style>
    <style:style style:name="List8Level2" style:family="text">
      <style:text-properties style:font-name="Wingdings"/>
    </style:style>
    <style:style style:name="List8Level3" style:family="text">
      <style:text-properties style:font-name="Symbol"/>
    </style:style>
    <style:style style:name="List8Level4" style:family="text">
      <style:text-properties style:font-name="Courier New" style:font-name-complex="Courier New"/>
    </style:style>
    <style:style style:name="List8Level5" style:family="text">
      <style:text-properties style:font-name="Wingdings"/>
    </style:style>
    <style:style style:name="List8Level6" style:family="text">
      <style:text-properties style:font-name="Symbol"/>
    </style:style>
    <style:style style:name="List8Level7" style:family="text">
      <style:text-properties style:font-name="Courier New" style:font-name-complex="Courier New"/>
    </style:style>
    <style:style style:name="List8Level8" style:family="text">
      <style:text-properties style:font-name="Wingdings"/>
    </style:style>
    <text:list-style style:name="LS8">
      <text:list-level-style-bullet text:bullet-char="" text:style-name="List8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8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8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8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8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8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9Level0" style:family="text">
      <style:text-properties style:font-name="Symbol"/>
    </style:style>
    <style:style style:name="List9Level1" style:family="text">
      <style:text-properties style:font-name="Courier New" style:font-name-complex="Courier New"/>
    </style:style>
    <style:style style:name="List9Level2" style:family="text">
      <style:text-properties style:font-name="Wingdings"/>
    </style:style>
    <style:style style:name="List9Level3" style:family="text">
      <style:text-properties style:font-name="Symbol"/>
    </style:style>
    <style:style style:name="List9Level4" style:family="text">
      <style:text-properties style:font-name="Courier New" style:font-name-complex="Courier New"/>
    </style:style>
    <style:style style:name="List9Level5" style:family="text">
      <style:text-properties style:font-name="Wingdings"/>
    </style:style>
    <style:style style:name="List9Level6" style:family="text">
      <style:text-properties style:font-name="Symbol"/>
    </style:style>
    <style:style style:name="List9Level7" style:family="text">
      <style:text-properties style:font-name="Courier New" style:font-name-complex="Courier New"/>
    </style:style>
    <style:style style:name="List9Level8" style:family="text">
      <style:text-properties style:font-name="Wingdings"/>
    </style:style>
    <text:list-style style:name="LS9">
      <text:list-level-style-bullet text:bullet-char="" text:style-name="List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Level0" style:family="text">
      <style:text-properties style:font-name="Symbol"/>
    </style:style>
    <style:style style:name="List10Level1" style:family="text">
      <style:text-properties style:font-name="Courier New" style:font-name-complex="Courier New"/>
    </style:style>
    <style:style style:name="List10Level2" style:family="text">
      <style:text-properties style:font-name="Wingdings"/>
    </style:style>
    <style:style style:name="List10Level3" style:family="text">
      <style:text-properties style:font-name="Symbol"/>
    </style:style>
    <style:style style:name="List10Level4" style:family="text">
      <style:text-properties style:font-name="Courier New" style:font-name-complex="Courier New"/>
    </style:style>
    <style:style style:name="List10Level5" style:family="text">
      <style:text-properties style:font-name="Wingdings"/>
    </style:style>
    <style:style style:name="List10Level6" style:family="text">
      <style:text-properties style:font-name="Symbol"/>
    </style:style>
    <style:style style:name="List10Level7" style:family="text">
      <style:text-properties style:font-name="Courier New" style:font-name-complex="Courier New"/>
    </style:style>
    <style:style style:name="List10Level8" style:family="text">
      <style:text-properties style:font-name="Wingdings"/>
    </style:style>
    <text:list-style style:name="LS10">
      <text:list-level-style-bullet text:bullet-char="" text:style-name="List10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10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10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10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10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10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11Level0" style:family="text">
      <style:text-properties style:font-name="Symbol"/>
    </style:style>
    <style:style style:name="List11Level1" style:family="text">
      <style:text-properties style:font-name="Courier New" style:font-name-complex="Courier New"/>
    </style:style>
    <style:style style:name="List11Level2" style:family="text">
      <style:text-properties style:font-name="Wingdings"/>
    </style:style>
    <style:style style:name="List11Level3" style:family="text">
      <style:text-properties style:font-name="Symbol"/>
    </style:style>
    <style:style style:name="List11Level4" style:family="text">
      <style:text-properties style:font-name="Courier New" style:font-name-complex="Courier New"/>
    </style:style>
    <style:style style:name="List11Level5" style:family="text">
      <style:text-properties style:font-name="Wingdings"/>
    </style:style>
    <style:style style:name="List11Level6" style:family="text">
      <style:text-properties style:font-name="Symbol"/>
    </style:style>
    <style:style style:name="List11Level7" style:family="text">
      <style:text-properties style:font-name="Courier New" style:font-name-complex="Courier New"/>
    </style:style>
    <style:style style:name="List11Level8" style:family="text">
      <style:text-properties style:font-name="Wingdings"/>
    </style:style>
    <text:list-style style:name="LS11">
      <text:list-level-style-bullet text:bullet-char="" text:style-name="List1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12">
      <text:list-level-style-number style:num-format="1" text:style-name="List12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1" text:display-levels="2" text:style-name="List12Level1" style:num-suffix="." text:level="2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display-levels="3" text:style-name="List12Level2" style:num-suffix=".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display-levels="4" text:style-name="List12Level3" style:num-suffix="." text:level="4">
        <style:list-level-properties text:space-before="0cm" text:min-label-width="1.905cm" fo:text-align="start" text:list-level-position-and-space-mode="label-alignment">
          <style:list-level-label-alignment text:label-followed-by="listtab" fo:margin-left="1.905cm" fo:text-indent="-1.905cm"/>
        </style:list-level-properties>
      </text:list-level-style-number>
      <text:list-level-style-number style:num-format="1" text:display-levels="5" text:style-name="List12Level4" style:num-suffix="." text:level="5">
        <style:list-level-properties text:space-before="0cm" text:min-label-width="1.905cm" fo:text-align="start" text:list-level-position-and-space-mode="label-alignment">
          <style:list-level-label-alignment text:label-followed-by="listtab" fo:margin-left="1.905cm" fo:text-indent="-1.905cm"/>
        </style:list-level-properties>
      </text:list-level-style-number>
      <text:list-level-style-number style:num-format="1" text:display-levels="6" text:style-name="List12Level5" style:num-suffix="." text:level="6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1" text:display-levels="7" text:style-name="List12Level6" style:num-suffix="." text:level="7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1" text:display-levels="8" text:style-name="List12Level7" style:num-suffix="." text:level="8">
        <style:list-level-properties text:space-before="0cm" text:min-label-width="3.175cm" fo:text-align="start" text:list-level-position-and-space-mode="label-alignment">
          <style:list-level-label-alignment text:label-followed-by="listtab" fo:margin-left="3.175cm" fo:text-indent="-3.175cm"/>
        </style:list-level-properties>
      </text:list-level-style-number>
      <text:list-level-style-number style:num-format="1" text:display-levels="9" text:style-name="List12Level8" style:num-suffix="." text:level="9">
        <style:list-level-properties text:space-before="0cm" text:min-label-width="3.175cm" fo:text-align="start" text:list-level-position-and-space-mode="label-alignment">
          <style:list-level-label-alignment text:label-followed-by="listtab" fo:margin-left="3.175cm" fo:text-indent="-3.175cm"/>
        </style:list-level-properties>
      </text:list-level-style-number>
    </text:list-style>
    <style:style style:name="List13Level0" style:family="text">
      <style:text-properties style:font-name="Symbol"/>
    </style:style>
    <style:style style:name="List13Level1" style:family="text">
      <style:text-properties style:font-name="Courier New" style:font-name-complex="Courier New"/>
    </style:style>
    <style:style style:name="List13Level2" style:family="text">
      <style:text-properties style:font-name="Wingdings"/>
    </style:style>
    <style:style style:name="List13Level3" style:family="text">
      <style:text-properties style:font-name="Symbol"/>
    </style:style>
    <style:style style:name="List13Level4" style:family="text">
      <style:text-properties style:font-name="Courier New" style:font-name-complex="Courier New"/>
    </style:style>
    <style:style style:name="List13Level5" style:family="text">
      <style:text-properties style:font-name="Wingdings"/>
    </style:style>
    <style:style style:name="List13Level6" style:family="text">
      <style:text-properties style:font-name="Symbol"/>
    </style:style>
    <style:style style:name="List13Level7" style:family="text">
      <style:text-properties style:font-name="Courier New" style:font-name-complex="Courier New"/>
    </style:style>
    <style:style style:name="List13Level8" style:family="text">
      <style:text-properties style:font-name="Wingdings"/>
    </style:style>
    <text:list-style style:name="LS13">
      <text:list-level-style-bullet text:bullet-char="" text:style-name="List1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4Level0" style:family="text">
      <style:text-properties style:font-name="Symbol"/>
    </style:style>
    <style:style style:name="List14Level1" style:family="text">
      <style:text-properties style:font-name="Courier New" style:font-name-complex="Courier New"/>
    </style:style>
    <style:style style:name="List14Level2" style:family="text">
      <style:text-properties style:font-name="Wingdings"/>
    </style:style>
    <style:style style:name="List14Level3" style:family="text">
      <style:text-properties style:font-name="Symbol"/>
    </style:style>
    <style:style style:name="List14Level4" style:family="text">
      <style:text-properties style:font-name="Courier New" style:font-name-complex="Courier New"/>
    </style:style>
    <style:style style:name="List14Level5" style:family="text">
      <style:text-properties style:font-name="Wingdings"/>
    </style:style>
    <style:style style:name="List14Level6" style:family="text">
      <style:text-properties style:font-name="Symbol"/>
    </style:style>
    <style:style style:name="List14Level7" style:family="text">
      <style:text-properties style:font-name="Courier New" style:font-name-complex="Courier New"/>
    </style:style>
    <style:style style:name="List14Level8" style:family="text">
      <style:text-properties style:font-name="Wingdings"/>
    </style:style>
    <text:list-style style:name="LS14">
      <text:list-level-style-bullet text:bullet-char="" text:style-name="List1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5Level0" style:family="text">
      <style:text-properties style:font-name="Symbol"/>
    </style:style>
    <style:style style:name="List15Level1" style:family="text">
      <style:text-properties style:font-name="Courier New" style:font-name-complex="Courier New"/>
    </style:style>
    <style:style style:name="List15Level2" style:family="text">
      <style:text-properties style:font-name="Wingdings"/>
    </style:style>
    <style:style style:name="List15Level3" style:family="text">
      <style:text-properties style:font-name="Symbol"/>
    </style:style>
    <style:style style:name="List15Level4" style:family="text">
      <style:text-properties style:font-name="Courier New" style:font-name-complex="Courier New"/>
    </style:style>
    <style:style style:name="List15Level5" style:family="text">
      <style:text-properties style:font-name="Wingdings"/>
    </style:style>
    <style:style style:name="List15Level6" style:family="text">
      <style:text-properties style:font-name="Symbol"/>
    </style:style>
    <style:style style:name="List15Level7" style:family="text">
      <style:text-properties style:font-name="Courier New" style:font-name-complex="Courier New"/>
    </style:style>
    <style:style style:name="List15Level8" style:family="text">
      <style:text-properties style:font-name="Wingdings"/>
    </style:style>
    <text:list-style style:name="LS15">
      <text:list-level-style-bullet text:bullet-char="" text:style-name="List1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6Level0" style:family="text">
      <style:text-properties style:font-name="Symbol"/>
    </style:style>
    <style:style style:name="List16Level1" style:family="text">
      <style:text-properties style:font-name="Courier New" style:font-name-complex="Courier New"/>
    </style:style>
    <style:style style:name="List16Level2" style:family="text">
      <style:text-properties style:font-name="Wingdings"/>
    </style:style>
    <style:style style:name="List16Level3" style:family="text">
      <style:text-properties style:font-name="Symbol"/>
    </style:style>
    <style:style style:name="List16Level4" style:family="text">
      <style:text-properties style:font-name="Courier New" style:font-name-complex="Courier New"/>
    </style:style>
    <style:style style:name="List16Level5" style:family="text">
      <style:text-properties style:font-name="Wingdings"/>
    </style:style>
    <style:style style:name="List16Level6" style:family="text">
      <style:text-properties style:font-name="Symbol"/>
    </style:style>
    <style:style style:name="List16Level7" style:family="text">
      <style:text-properties style:font-name="Courier New" style:font-name-complex="Courier New"/>
    </style:style>
    <style:style style:name="List16Level8" style:family="text">
      <style:text-properties style:font-name="Wingdings"/>
    </style:style>
    <text:list-style style:name="LS16">
      <text:list-level-style-bullet text:bullet-char="" text:style-name="List1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7Level0" style:family="text">
      <style:text-properties style:font-name="Symbol"/>
    </style:style>
    <style:style style:name="List17Level1" style:family="text">
      <style:text-properties style:font-name="Courier New" style:font-name-complex="Courier New"/>
    </style:style>
    <style:style style:name="List17Level2" style:family="text">
      <style:text-properties style:font-name="Wingdings"/>
    </style:style>
    <style:style style:name="List17Level3" style:family="text">
      <style:text-properties style:font-name="Symbol"/>
    </style:style>
    <style:style style:name="List17Level4" style:family="text">
      <style:text-properties style:font-name="Courier New" style:font-name-complex="Courier New"/>
    </style:style>
    <style:style style:name="List17Level5" style:family="text">
      <style:text-properties style:font-name="Wingdings"/>
    </style:style>
    <style:style style:name="List17Level6" style:family="text">
      <style:text-properties style:font-name="Symbol"/>
    </style:style>
    <style:style style:name="List17Level7" style:family="text">
      <style:text-properties style:font-name="Courier New" style:font-name-complex="Courier New"/>
    </style:style>
    <style:style style:name="List17Level8" style:family="text">
      <style:text-properties style:font-name="Wingdings"/>
    </style:style>
    <text:list-style style:name="LS17">
      <text:list-level-style-bullet text:bullet-char="" text:style-name="List17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17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7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17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17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7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17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17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7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18Level0" style:family="text">
      <style:text-properties style:font-name="Symbol"/>
    </style:style>
    <style:style style:name="List18Level1" style:family="text">
      <style:text-properties style:font-name="Courier New" style:font-name-complex="Courier New"/>
    </style:style>
    <style:style style:name="List18Level2" style:family="text">
      <style:text-properties style:font-name="Wingdings"/>
    </style:style>
    <style:style style:name="List18Level3" style:family="text">
      <style:text-properties style:font-name="Symbol"/>
    </style:style>
    <style:style style:name="List18Level4" style:family="text">
      <style:text-properties style:font-name="Courier New" style:font-name-complex="Courier New"/>
    </style:style>
    <style:style style:name="List18Level5" style:family="text">
      <style:text-properties style:font-name="Wingdings"/>
    </style:style>
    <style:style style:name="List18Level6" style:family="text">
      <style:text-properties style:font-name="Symbol"/>
    </style:style>
    <style:style style:name="List18Level7" style:family="text">
      <style:text-properties style:font-name="Courier New" style:font-name-complex="Courier New"/>
    </style:style>
    <style:style style:name="List18Level8" style:family="text">
      <style:text-properties style:font-name="Wingdings"/>
    </style:style>
    <text:list-style style:name="LS18">
      <text:list-level-style-bullet text:bullet-char="" text:style-name="List18Level0" text:level="1">
        <style:list-level-properties text:space-before="0.952cm" text:min-label-width="0.635cm" fo:text-align="start" text:list-level-position-and-space-mode="label-alignment">
          <style:list-level-label-alignment text:label-followed-by="listtab" fo:margin-left="1.588cm" fo:text-indent="-0.635cm"/>
        </style:list-level-properties>
        <style:text-properties style:font-name="Symbol"/>
      </text:list-level-style-bullet>
      <text:list-level-style-bullet text:bullet-char="o" text:style-name="List18Level1" text:level="2">
        <style:list-level-properties text:space-before="2.222cm" text:min-label-width="0.635cm" fo:text-align="start" text:list-level-position-and-space-mode="label-alignment">
          <style:list-level-label-alignment text:label-followed-by="listtab" fo:margin-left="2.858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8Level2" text:level="3">
        <style:list-level-properties text:space-before="3.492cm" text:min-label-width="0.635cm" fo:text-align="start" text:list-level-position-and-space-mode="label-alignment">
          <style:list-level-label-alignment text:label-followed-by="listtab" fo:margin-left="4.127cm" fo:text-indent="-0.635cm"/>
        </style:list-level-properties>
        <style:text-properties style:font-name="Wingdings"/>
      </text:list-level-style-bullet>
      <text:list-level-style-bullet text:bullet-char="" text:style-name="List18Level3" text:level="4">
        <style:list-level-properties text:space-before="4.762cm" text:min-label-width="0.635cm" fo:text-align="start" text:list-level-position-and-space-mode="label-alignment">
          <style:list-level-label-alignment text:label-followed-by="listtab" fo:margin-left="5.398cm" fo:text-indent="-0.635cm"/>
        </style:list-level-properties>
        <style:text-properties style:font-name="Symbol"/>
      </text:list-level-style-bullet>
      <text:list-level-style-bullet text:bullet-char="o" text:style-name="List18Level4" text:level="5">
        <style:list-level-properties text:space-before="6.033cm" text:min-label-width="0.635cm" fo:text-align="start" text:list-level-position-and-space-mode="label-alignment">
          <style:list-level-label-alignment text:label-followed-by="listtab" fo:margin-left="6.667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8Level5" text:level="6">
        <style:list-level-properties text:space-before="7.302cm" text:min-label-width="0.635cm" fo:text-align="start" text:list-level-position-and-space-mode="label-alignment">
          <style:list-level-label-alignment text:label-followed-by="listtab" fo:margin-left="7.938cm" fo:text-indent="-0.635cm"/>
        </style:list-level-properties>
        <style:text-properties style:font-name="Wingdings"/>
      </text:list-level-style-bullet>
      <text:list-level-style-bullet text:bullet-char="" text:style-name="List18Level6" text:level="7">
        <style:list-level-properties text:space-before="8.572cm" text:min-label-width="0.635cm" fo:text-align="start" text:list-level-position-and-space-mode="label-alignment">
          <style:list-level-label-alignment text:label-followed-by="listtab" fo:margin-left="9.208cm" fo:text-indent="-0.635cm"/>
        </style:list-level-properties>
        <style:text-properties style:font-name="Symbol"/>
      </text:list-level-style-bullet>
      <text:list-level-style-bullet text:bullet-char="o" text:style-name="List18Level7" text:level="8">
        <style:list-level-properties text:space-before="9.842cm" text:min-label-width="0.635cm" fo:text-align="start" text:list-level-position-and-space-mode="label-alignment">
          <style:list-level-label-alignment text:label-followed-by="listtab" fo:margin-left="10.478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8Level8" text:level="9">
        <style:list-level-properties text:space-before="11.112cm" text:min-label-width="0.635cm" fo:text-align="start" text:list-level-position-and-space-mode="label-alignment">
          <style:list-level-label-alignment text:label-followed-by="listtab" fo:margin-left="11.748cm" fo:text-indent="-0.635cm"/>
        </style:list-level-properties>
        <style:text-properties style:font-name="Wingdings"/>
      </text:list-level-style-bullet>
    </text:list-style>
    <text:list-style style:name="LS19">
      <text:list-level-style-number style:num-format="1" text:start-value="4" text:style-name="List19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1" text:display-levels="2" text:style-name="List19Level1" style:num-suffix="." text:level="2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display-levels="3" text:style-name="List19Level2" style:num-suffix="." text:level="3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display-levels="4" text:style-name="List19Level3" style:num-suffix="." text:level="4">
        <style:list-level-properties text:space-before="0cm" text:min-label-width="1.905cm" fo:text-align="start" text:list-level-position-and-space-mode="label-alignment">
          <style:list-level-label-alignment text:label-followed-by="listtab" fo:margin-left="1.905cm" fo:text-indent="-1.905cm"/>
        </style:list-level-properties>
      </text:list-level-style-number>
      <text:list-level-style-number style:num-format="1" text:display-levels="5" text:style-name="List19Level4" style:num-suffix="." text:level="5">
        <style:list-level-properties text:space-before="0cm" text:min-label-width="1.905cm" fo:text-align="start" text:list-level-position-and-space-mode="label-alignment">
          <style:list-level-label-alignment text:label-followed-by="listtab" fo:margin-left="1.905cm" fo:text-indent="-1.905cm"/>
        </style:list-level-properties>
      </text:list-level-style-number>
      <text:list-level-style-number style:num-format="1" text:display-levels="6" text:style-name="List19Level5" style:num-suffix="." text:level="6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1" text:display-levels="7" text:style-name="List19Level6" style:num-suffix="." text:level="7">
        <style:list-level-properties text:space-before="0cm" text:min-label-width="2.54cm" fo:text-align="start" text:list-level-position-and-space-mode="label-alignment">
          <style:list-level-label-alignment text:label-followed-by="listtab" fo:margin-left="2.54cm" fo:text-indent="-2.54cm"/>
        </style:list-level-properties>
      </text:list-level-style-number>
      <text:list-level-style-number style:num-format="1" text:display-levels="8" text:style-name="List19Level7" style:num-suffix="." text:level="8">
        <style:list-level-properties text:space-before="0cm" text:min-label-width="3.175cm" fo:text-align="start" text:list-level-position-and-space-mode="label-alignment">
          <style:list-level-label-alignment text:label-followed-by="listtab" fo:margin-left="3.175cm" fo:text-indent="-3.175cm"/>
        </style:list-level-properties>
      </text:list-level-style-number>
      <text:list-level-style-number style:num-format="1" text:display-levels="9" text:style-name="List19Level8" style:num-suffix="." text:level="9">
        <style:list-level-properties text:space-before="0cm" text:min-label-width="3.175cm" fo:text-align="start" text:list-level-position-and-space-mode="label-alignment">
          <style:list-level-label-alignment text:label-followed-by="listtab" fo:margin-left="3.175cm" fo:text-indent="-3.175cm"/>
        </style:list-level-properties>
      </text:list-level-style-number>
    </text:list-style>
    <style:style style:name="List20Level0" style:family="text">
      <style:text-properties style:font-name="Symbol"/>
    </style:style>
    <style:style style:name="List20Level1" style:family="text">
      <style:text-properties style:font-name="Courier New" style:font-name-complex="Courier New"/>
    </style:style>
    <style:style style:name="List20Level2" style:family="text">
      <style:text-properties style:font-name="Wingdings"/>
    </style:style>
    <style:style style:name="List20Level3" style:family="text">
      <style:text-properties style:font-name="Symbol"/>
    </style:style>
    <style:style style:name="List20Level4" style:family="text">
      <style:text-properties style:font-name="Courier New" style:font-name-complex="Courier New"/>
    </style:style>
    <style:style style:name="List20Level5" style:family="text">
      <style:text-properties style:font-name="Wingdings"/>
    </style:style>
    <style:style style:name="List20Level6" style:family="text">
      <style:text-properties style:font-name="Symbol"/>
    </style:style>
    <style:style style:name="List20Level7" style:family="text">
      <style:text-properties style:font-name="Courier New" style:font-name-complex="Courier New"/>
    </style:style>
    <style:style style:name="List20Level8" style:family="text">
      <style:text-properties style:font-name="Wingdings"/>
    </style:style>
    <text:list-style style:name="LS20">
      <text:list-level-style-bullet text:bullet-char="" text:style-name="List20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20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0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20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20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0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20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20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0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21Level0" style:family="text">
      <style:text-properties style:font-name="Symbol"/>
    </style:style>
    <style:style style:name="List21Level1" style:family="text">
      <style:text-properties style:font-name="Courier New" style:font-name-complex="Courier New"/>
    </style:style>
    <style:style style:name="List21Level2" style:family="text">
      <style:text-properties style:font-name="Wingdings"/>
    </style:style>
    <style:style style:name="List21Level3" style:family="text">
      <style:text-properties style:font-name="Symbol"/>
    </style:style>
    <style:style style:name="List21Level4" style:family="text">
      <style:text-properties style:font-name="Courier New" style:font-name-complex="Courier New"/>
    </style:style>
    <style:style style:name="List21Level5" style:family="text">
      <style:text-properties style:font-name="Wingdings"/>
    </style:style>
    <style:style style:name="List21Level6" style:family="text">
      <style:text-properties style:font-name="Symbol"/>
    </style:style>
    <style:style style:name="List21Level7" style:family="text">
      <style:text-properties style:font-name="Courier New" style:font-name-complex="Courier New"/>
    </style:style>
    <style:style style:name="List21Level8" style:family="text">
      <style:text-properties style:font-name="Wingdings"/>
    </style:style>
    <text:list-style style:name="LS21">
      <text:list-level-style-bullet text:bullet-char="" text:style-name="List2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2Level0" style:family="text">
      <style:text-properties style:font-name="Symbol"/>
    </style:style>
    <style:style style:name="List22Level1" style:family="text">
      <style:text-properties style:font-name="Courier New" style:font-name-complex="Courier New"/>
    </style:style>
    <style:style style:name="List22Level2" style:family="text">
      <style:text-properties style:font-name="Wingdings"/>
    </style:style>
    <style:style style:name="List22Level3" style:family="text">
      <style:text-properties style:font-name="Symbol"/>
    </style:style>
    <style:style style:name="List22Level4" style:family="text">
      <style:text-properties style:font-name="Courier New" style:font-name-complex="Courier New"/>
    </style:style>
    <style:style style:name="List22Level5" style:family="text">
      <style:text-properties style:font-name="Wingdings"/>
    </style:style>
    <style:style style:name="List22Level6" style:family="text">
      <style:text-properties style:font-name="Symbol"/>
    </style:style>
    <style:style style:name="List22Level7" style:family="text">
      <style:text-properties style:font-name="Courier New" style:font-name-complex="Courier New"/>
    </style:style>
    <style:style style:name="List22Level8" style:family="text">
      <style:text-properties style:font-name="Wingdings"/>
    </style:style>
    <text:list-style style:name="LS22">
      <text:list-level-style-bullet text:bullet-char="" text:style-name="List22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22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22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22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22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22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23Level0" style:family="text">
      <style:text-properties fo:color="#000000" style:font-name="Symbol"/>
    </style:style>
    <style:style style:name="List23Level1" style:family="text">
      <style:text-properties style:font-name="Courier New" style:font-name-complex="Courier New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" style:font-name-complex="Courier New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" style:font-name-complex="Courier New"/>
    </style:style>
    <style:style style:name="List23Level8" style:family="text">
      <style:text-properties style:font-name="Wingdings"/>
    </style:style>
    <text:list-style style:name="LS23">
      <text:list-level-style-bullet text:bullet-char="" text:style-name="List23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fo:color="#000000" style:font-name="Symbol"/>
      </text:list-level-style-bullet>
      <text:list-level-style-bullet text:bullet-char="o" text:style-name="List23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23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23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23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23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24Level0" style:family="text">
      <style:text-properties style:font-name="Symbol"/>
    </style:style>
    <style:style style:name="List24Level1" style:family="text">
      <style:text-properties style:font-name="Courier New" style:font-name-complex="Courier New"/>
    </style:style>
    <style:style style:name="List24Level2" style:family="text">
      <style:text-properties style:font-name="Wingdings"/>
    </style:style>
    <style:style style:name="List24Level3" style:family="text">
      <style:text-properties style:font-name="Symbol"/>
    </style:style>
    <style:style style:name="List24Level4" style:family="text">
      <style:text-properties style:font-name="Courier New" style:font-name-complex="Courier New"/>
    </style:style>
    <style:style style:name="List24Level5" style:family="text">
      <style:text-properties style:font-name="Wingdings"/>
    </style:style>
    <style:style style:name="List24Level6" style:family="text">
      <style:text-properties style:font-name="Symbol"/>
    </style:style>
    <style:style style:name="List24Level7" style:family="text">
      <style:text-properties style:font-name="Courier New" style:font-name-complex="Courier New"/>
    </style:style>
    <style:style style:name="List24Level8" style:family="text">
      <style:text-properties style:font-name="Wingdings"/>
    </style:style>
    <text:list-style style:name="LS24">
      <text:list-level-style-bullet text:bullet-char="" text:style-name="List2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5Level0" style:family="text">
      <style:text-properties style:font-name="Symbol"/>
    </style:style>
    <style:style style:name="List25Level1" style:family="text">
      <style:text-properties style:font-name="Courier New" style:font-name-complex="Courier New"/>
    </style:style>
    <style:style style:name="List25Level2" style:family="text">
      <style:text-properties style:font-name="Wingdings"/>
    </style:style>
    <style:style style:name="List25Level3" style:family="text">
      <style:text-properties style:font-name="Symbol"/>
    </style:style>
    <style:style style:name="List25Level4" style:family="text">
      <style:text-properties style:font-name="Courier New" style:font-name-complex="Courier New"/>
    </style:style>
    <style:style style:name="List25Level5" style:family="text">
      <style:text-properties style:font-name="Wingdings"/>
    </style:style>
    <style:style style:name="List25Level6" style:family="text">
      <style:text-properties style:font-name="Symbol"/>
    </style:style>
    <style:style style:name="List25Level7" style:family="text">
      <style:text-properties style:font-name="Courier New" style:font-name-complex="Courier New"/>
    </style:style>
    <style:style style:name="List25Level8" style:family="text">
      <style:text-properties style:font-name="Wingdings"/>
    </style:style>
    <text:list-style style:name="LS25">
      <text:list-level-style-bullet text:bullet-char="" text:style-name="List25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25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5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25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25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5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25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25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5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26Level0" style:family="text">
      <style:text-properties style:font-name="Symbol"/>
    </style:style>
    <style:style style:name="List26Level1" style:family="text">
      <style:text-properties style:font-name="Courier New" style:font-name-complex="Courier New"/>
    </style:style>
    <style:style style:name="List26Level2" style:family="text">
      <style:text-properties style:font-name="Wingdings"/>
    </style:style>
    <style:style style:name="List26Level3" style:family="text">
      <style:text-properties style:font-name="Symbol"/>
    </style:style>
    <style:style style:name="List26Level4" style:family="text">
      <style:text-properties style:font-name="Courier New" style:font-name-complex="Courier New"/>
    </style:style>
    <style:style style:name="List26Level5" style:family="text">
      <style:text-properties style:font-name="Wingdings"/>
    </style:style>
    <style:style style:name="List26Level6" style:family="text">
      <style:text-properties style:font-name="Symbol"/>
    </style:style>
    <style:style style:name="List26Level7" style:family="text">
      <style:text-properties style:font-name="Courier New" style:font-name-complex="Courier New"/>
    </style:style>
    <style:style style:name="List26Level8" style:family="text">
      <style:text-properties style:font-name="Wingdings"/>
    </style:style>
    <text:list-style style:name="LS26">
      <text:list-level-style-bullet text:bullet-char="" text:style-name="List2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7Level0" style:family="text">
      <style:text-properties style:font-name="Symbol"/>
    </style:style>
    <style:style style:name="List27Level1" style:family="text">
      <style:text-properties style:font-name="Courier New" style:font-name-complex="Courier New"/>
    </style:style>
    <style:style style:name="List27Level2" style:family="text">
      <style:text-properties style:font-name="Wingdings"/>
    </style:style>
    <style:style style:name="List27Level3" style:family="text">
      <style:text-properties style:font-name="Symbol"/>
    </style:style>
    <style:style style:name="List27Level4" style:family="text">
      <style:text-properties style:font-name="Courier New" style:font-name-complex="Courier New"/>
    </style:style>
    <style:style style:name="List27Level5" style:family="text">
      <style:text-properties style:font-name="Wingdings"/>
    </style:style>
    <style:style style:name="List27Level6" style:family="text">
      <style:text-properties style:font-name="Symbol"/>
    </style:style>
    <style:style style:name="List27Level7" style:family="text">
      <style:text-properties style:font-name="Courier New" style:font-name-complex="Courier New"/>
    </style:style>
    <style:style style:name="List27Level8" style:family="text">
      <style:text-properties style:font-name="Wingdings"/>
    </style:style>
    <text:list-style style:name="LS27">
      <text:list-level-style-bullet text:bullet-char="" text:style-name="List2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8Level0" style:family="text">
      <style:text-properties style:font-name="Symbol"/>
    </style:style>
    <style:style style:name="List28Level1" style:family="text">
      <style:text-properties style:font-name="Courier New" style:font-name-complex="Courier New"/>
    </style:style>
    <style:style style:name="List28Level2" style:family="text">
      <style:text-properties style:font-name="Wingdings"/>
    </style:style>
    <style:style style:name="List28Level3" style:family="text">
      <style:text-properties style:font-name="Symbol"/>
    </style:style>
    <style:style style:name="List28Level4" style:family="text">
      <style:text-properties style:font-name="Courier New" style:font-name-complex="Courier New"/>
    </style:style>
    <style:style style:name="List28Level5" style:family="text">
      <style:text-properties style:font-name="Wingdings"/>
    </style:style>
    <style:style style:name="List28Level6" style:family="text">
      <style:text-properties style:font-name="Symbol"/>
    </style:style>
    <style:style style:name="List28Level7" style:family="text">
      <style:text-properties style:font-name="Courier New" style:font-name-complex="Courier New"/>
    </style:style>
    <style:style style:name="List28Level8" style:family="text">
      <style:text-properties style:font-name="Wingdings"/>
    </style:style>
    <text:list-style style:name="LS28">
      <text:list-level-style-bullet text:bullet-char="" text:style-name="List2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9Level0" style:family="text">
      <style:text-properties style:font-name="Symbol"/>
    </style:style>
    <style:style style:name="List29Level1" style:family="text">
      <style:text-properties style:font-name="Symbol"/>
    </style:style>
    <style:style style:name="List29Level2" style:family="text">
      <style:text-properties style:font-name="Wingdings"/>
    </style:style>
    <style:style style:name="List29Level3" style:family="text">
      <style:text-properties style:font-name="Symbol"/>
    </style:style>
    <style:style style:name="List29Level4" style:family="text">
      <style:text-properties style:font-name="Courier New" style:font-name-complex="Courier New"/>
    </style:style>
    <style:style style:name="List29Level5" style:family="text">
      <style:text-properties style:font-name="Wingdings"/>
    </style:style>
    <style:style style:name="List29Level6" style:family="text">
      <style:text-properties style:font-name="Symbol"/>
    </style:style>
    <style:style style:name="List29Level7" style:family="text">
      <style:text-properties style:font-name="Courier New" style:font-name-complex="Courier New"/>
    </style:style>
    <style:style style:name="List29Level8" style:family="text">
      <style:text-properties style:font-name="Wingdings"/>
    </style:style>
    <text:list-style style:name="LS29">
      <text:list-level-style-bullet text:bullet-char="" text:style-name="List2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" text:style-name="List2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Symbol"/>
      </text:list-level-style-bullet>
      <text:list-level-style-bullet text:bullet-char="" text:style-name="List2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0Level0" style:family="text">
      <style:text-properties style:font-name="Symbol"/>
    </style:style>
    <style:style style:name="List30Level1" style:family="text">
      <style:text-properties style:font-name="Courier New" style:font-name-complex="Courier New"/>
    </style:style>
    <style:style style:name="List30Level2" style:family="text">
      <style:text-properties style:font-name="Wingdings"/>
    </style:style>
    <style:style style:name="List30Level3" style:family="text">
      <style:text-properties style:font-name="Symbol"/>
    </style:style>
    <style:style style:name="List30Level4" style:family="text">
      <style:text-properties style:font-name="Courier New" style:font-name-complex="Courier New"/>
    </style:style>
    <style:style style:name="List30Level5" style:family="text">
      <style:text-properties style:font-name="Wingdings"/>
    </style:style>
    <style:style style:name="List30Level6" style:family="text">
      <style:text-properties style:font-name="Symbol"/>
    </style:style>
    <style:style style:name="List30Level7" style:family="text">
      <style:text-properties style:font-name="Courier New" style:font-name-complex="Courier New"/>
    </style:style>
    <style:style style:name="List30Level8" style:family="text">
      <style:text-properties style:font-name="Wingdings"/>
    </style:style>
    <text:list-style style:name="LS30">
      <text:list-level-style-bullet text:bullet-char="" text:style-name="List30Level0" text:level="1">
        <style:list-level-properties text:space-before="0.185cm" text:min-label-width="0.635cm" fo:text-align="start" text:list-level-position-and-space-mode="label-alignment">
          <style:list-level-label-alignment text:label-followed-by="listtab" fo:margin-left="0.82cm" fo:text-indent="-0.635cm"/>
        </style:list-level-properties>
        <style:text-properties style:font-name="Symbol"/>
      </text:list-level-style-bullet>
      <text:list-level-style-bullet text:bullet-char="o" text:style-name="List30Level1" text:level="2">
        <style:list-level-properties text:space-before="1.455cm" text:min-label-width="0.635cm" fo:text-align="start" text:list-level-position-and-space-mode="label-alignment">
          <style:list-level-label-alignment text:label-followed-by="listtab" fo:margin-left="2.09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0Level2" text:level="3">
        <style:list-level-properties text:space-before="2.725cm" text:min-label-width="0.635cm" fo:text-align="start" text:list-level-position-and-space-mode="label-alignment">
          <style:list-level-label-alignment text:label-followed-by="listtab" fo:margin-left="3.36cm" fo:text-indent="-0.635cm"/>
        </style:list-level-properties>
        <style:text-properties style:font-name="Wingdings"/>
      </text:list-level-style-bullet>
      <text:list-level-style-bullet text:bullet-char="" text:style-name="List30Level3" text:level="4">
        <style:list-level-properties text:space-before="3.995cm" text:min-label-width="0.635cm" fo:text-align="start" text:list-level-position-and-space-mode="label-alignment">
          <style:list-level-label-alignment text:label-followed-by="listtab" fo:margin-left="4.63cm" fo:text-indent="-0.635cm"/>
        </style:list-level-properties>
        <style:text-properties style:font-name="Symbol"/>
      </text:list-level-style-bullet>
      <text:list-level-style-bullet text:bullet-char="o" text:style-name="List30Level4" text:level="5">
        <style:list-level-properties text:space-before="5.265cm" text:min-label-width="0.635cm" fo:text-align="start" text:list-level-position-and-space-mode="label-alignment">
          <style:list-level-label-alignment text:label-followed-by="listtab" fo:margin-left="5.9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0Level5" text:level="6">
        <style:list-level-properties text:space-before="6.535cm" text:min-label-width="0.635cm" fo:text-align="start" text:list-level-position-and-space-mode="label-alignment">
          <style:list-level-label-alignment text:label-followed-by="listtab" fo:margin-left="7.17cm" fo:text-indent="-0.635cm"/>
        </style:list-level-properties>
        <style:text-properties style:font-name="Wingdings"/>
      </text:list-level-style-bullet>
      <text:list-level-style-bullet text:bullet-char="" text:style-name="List30Level6" text:level="7">
        <style:list-level-properties text:space-before="7.805cm" text:min-label-width="0.635cm" fo:text-align="start" text:list-level-position-and-space-mode="label-alignment">
          <style:list-level-label-alignment text:label-followed-by="listtab" fo:margin-left="8.44cm" fo:text-indent="-0.635cm"/>
        </style:list-level-properties>
        <style:text-properties style:font-name="Symbol"/>
      </text:list-level-style-bullet>
      <text:list-level-style-bullet text:bullet-char="o" text:style-name="List30Level7" text:level="8">
        <style:list-level-properties text:space-before="9.075cm" text:min-label-width="0.635cm" fo:text-align="start" text:list-level-position-and-space-mode="label-alignment">
          <style:list-level-label-alignment text:label-followed-by="listtab" fo:margin-left="9.71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0Level8" text:level="9">
        <style:list-level-properties text:space-before="10.345cm" text:min-label-width="0.635cm" fo:text-align="start" text:list-level-position-and-space-mode="label-alignment">
          <style:list-level-label-alignment text:label-followed-by="listtab" fo:margin-left="10.98cm" fo:text-indent="-0.635cm"/>
        </style:list-level-properties>
        <style:text-properties style:font-name="Wingdings"/>
      </text:list-level-style-bullet>
    </text:list-style>
    <style:style style:name="List31Level0" style:family="text">
      <style:text-properties style:font-name="Symbol"/>
    </style:style>
    <style:style style:name="List31Level1" style:family="text">
      <style:text-properties style:font-name="Courier New" style:font-name-complex="Courier New"/>
    </style:style>
    <style:style style:name="List31Level2" style:family="text">
      <style:text-properties style:font-name="Wingdings"/>
    </style:style>
    <style:style style:name="List31Level3" style:family="text">
      <style:text-properties style:font-name="Symbol"/>
    </style:style>
    <style:style style:name="List31Level4" style:family="text">
      <style:text-properties style:font-name="Courier New" style:font-name-complex="Courier New"/>
    </style:style>
    <style:style style:name="List31Level5" style:family="text">
      <style:text-properties style:font-name="Wingdings"/>
    </style:style>
    <style:style style:name="List31Level6" style:family="text">
      <style:text-properties style:font-name="Symbol"/>
    </style:style>
    <style:style style:name="List31Level7" style:family="text">
      <style:text-properties style:font-name="Courier New" style:font-name-complex="Courier New"/>
    </style:style>
    <style:style style:name="List31Level8" style:family="text">
      <style:text-properties style:font-name="Wingdings"/>
    </style:style>
    <text:list-style style:name="LS31">
      <text:list-level-style-bullet text:bullet-char="" text:style-name="List3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2Level0" style:family="text">
      <style:text-properties style:font-name="Symbol" fo:font-size="12pt" style:font-size-asian="12pt"/>
    </style:style>
    <style:style style:name="List32Level1" style:family="text">
      <style:text-properties style:font-name="Courier New" style:font-name-complex="Courier New"/>
    </style:style>
    <style:style style:name="List32Level3" style:family="text">
      <style:text-properties fo:font-size="9pt" style:font-size-asian="9pt" style:font-size-complex="9pt" fo:font-weight="bold" style:font-weight-asian="bold" style:font-weight-complex="bold"/>
    </style:style>
    <text:list-style style:name="LS32">
      <text:list-level-style-bullet text:bullet-char="" text:style-name="List3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size="12pt" style:font-size-asian="12pt"/>
      </text:list-level-style-bullet>
      <text:list-level-style-bullet text:bullet-char="o" text:style-name="List3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number style:num-format="i" text:style-name="List3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fo:font-size="9pt" style:font-size-asian="9pt" style:font-size-complex="9pt" fo:font-weight="bold" style:font-weight-asian="bold" style:font-weight-complex="bold"/>
      </text:list-level-style-number>
      <text:list-level-style-number style:num-format="a" text:style-name="List3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33Level0" style:family="text">
      <style:text-properties style:font-name="Symbol"/>
    </style:style>
    <style:style style:name="List33Level1" style:family="text">
      <style:text-properties style:font-name="Courier New" style:font-name-complex="Courier New"/>
    </style:style>
    <style:style style:name="List33Level2" style:family="text">
      <style:text-properties style:font-name="Wingdings"/>
    </style:style>
    <style:style style:name="List33Level3" style:family="text">
      <style:text-properties style:font-name="Symbol"/>
    </style:style>
    <style:style style:name="List33Level4" style:family="text">
      <style:text-properties style:font-name="Courier New" style:font-name-complex="Courier New"/>
    </style:style>
    <style:style style:name="List33Level5" style:family="text">
      <style:text-properties style:font-name="Wingdings"/>
    </style:style>
    <style:style style:name="List33Level6" style:family="text">
      <style:text-properties style:font-name="Symbol"/>
    </style:style>
    <style:style style:name="List33Level7" style:family="text">
      <style:text-properties style:font-name="Courier New" style:font-name-complex="Courier New"/>
    </style:style>
    <style:style style:name="List33Level8" style:family="text">
      <style:text-properties style:font-name="Wingdings"/>
    </style:style>
    <text:list-style style:name="LS33">
      <text:list-level-style-bullet text:bullet-char="" text:style-name="List3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4Level0" style:family="text">
      <style:text-properties style:font-name="Symbol"/>
    </style:style>
    <style:style style:name="List34Level1" style:family="text">
      <style:text-properties style:font-name="Courier New" style:font-name-complex="Courier New"/>
    </style:style>
    <style:style style:name="List34Level2" style:family="text">
      <style:text-properties style:font-name="Wingdings"/>
    </style:style>
    <style:style style:name="List34Level3" style:family="text">
      <style:text-properties style:font-name="Symbol"/>
    </style:style>
    <style:style style:name="List34Level4" style:family="text">
      <style:text-properties style:font-name="Courier New" style:font-name-complex="Courier New"/>
    </style:style>
    <style:style style:name="List34Level5" style:family="text">
      <style:text-properties style:font-name="Wingdings"/>
    </style:style>
    <style:style style:name="List34Level6" style:family="text">
      <style:text-properties style:font-name="Symbol"/>
    </style:style>
    <style:style style:name="List34Level7" style:family="text">
      <style:text-properties style:font-name="Courier New" style:font-name-complex="Courier New"/>
    </style:style>
    <style:style style:name="List34Level8" style:family="text">
      <style:text-properties style:font-name="Wingdings"/>
    </style:style>
    <text:list-style style:name="LS34">
      <text:list-level-style-bullet text:bullet-char="" text:style-name="List3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5Level0" style:family="text">
      <style:text-properties style:font-name="Symbol"/>
    </style:style>
    <style:style style:name="List35Level1" style:family="text">
      <style:text-properties style:font-name="Courier New" style:font-name-complex="Courier New"/>
    </style:style>
    <style:style style:name="List35Level2" style:family="text">
      <style:text-properties style:font-name="Wingdings"/>
    </style:style>
    <style:style style:name="List35Level3" style:family="text">
      <style:text-properties style:font-name="Symbol"/>
    </style:style>
    <style:style style:name="List35Level4" style:family="text">
      <style:text-properties style:font-name="Courier New" style:font-name-complex="Courier New"/>
    </style:style>
    <style:style style:name="List35Level5" style:family="text">
      <style:text-properties style:font-name="Wingdings"/>
    </style:style>
    <style:style style:name="List35Level6" style:family="text">
      <style:text-properties style:font-name="Symbol"/>
    </style:style>
    <style:style style:name="List35Level7" style:family="text">
      <style:text-properties style:font-name="Courier New" style:font-name-complex="Courier New"/>
    </style:style>
    <style:style style:name="List35Level8" style:family="text">
      <style:text-properties style:font-name="Wingdings"/>
    </style:style>
    <text:list-style style:name="LS35">
      <text:list-level-style-bullet text:bullet-char="" text:style-name="List3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6Level0" style:family="text">
      <style:text-properties style:font-name="Symbol"/>
    </style:style>
    <style:style style:name="List36Level1" style:family="text">
      <style:text-properties style:font-name="Courier New" style:font-name-complex="Courier New"/>
    </style:style>
    <style:style style:name="List36Level2" style:family="text">
      <style:text-properties style:font-name="Wingdings"/>
    </style:style>
    <style:style style:name="List36Level3" style:family="text">
      <style:text-properties style:font-name="Symbol"/>
    </style:style>
    <style:style style:name="List36Level4" style:family="text">
      <style:text-properties style:font-name="Courier New" style:font-name-complex="Courier New"/>
    </style:style>
    <style:style style:name="List36Level5" style:family="text">
      <style:text-properties style:font-name="Wingdings"/>
    </style:style>
    <style:style style:name="List36Level6" style:family="text">
      <style:text-properties style:font-name="Symbol"/>
    </style:style>
    <style:style style:name="List36Level7" style:family="text">
      <style:text-properties style:font-name="Courier New" style:font-name-complex="Courier New"/>
    </style:style>
    <style:style style:name="List36Level8" style:family="text">
      <style:text-properties style:font-name="Wingdings"/>
    </style:style>
    <text:list-style style:name="LS36">
      <text:list-level-style-bullet text:bullet-char="" text:style-name="List3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37Level0" style:family="text">
      <style:text-properties fo:font-weight="bold" style:font-weight-asian="bold"/>
    </style:style>
    <text:list-style style:name="LS37">
      <text:list-level-style-number style:num-format="1" text:start-value="2" text:style-name="List37Level0" style:num-suffix="." text:level="1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fo:font-weight="bold" style:font-weight-asian="bold"/>
      </text:list-level-style-number>
      <text:list-level-style-number style:num-format="a" text:style-name="List3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7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38Level0" style:family="text">
      <style:text-properties style:font-name="Symbol"/>
    </style:style>
    <style:style style:name="List38Level1" style:family="text">
      <style:text-properties style:font-name="Courier New" style:font-name-complex="Courier New"/>
    </style:style>
    <style:style style:name="List38Level2" style:family="text">
      <style:text-properties style:font-name="Wingdings"/>
    </style:style>
    <style:style style:name="List38Level3" style:family="text">
      <style:text-properties style:font-name="Symbol"/>
    </style:style>
    <style:style style:name="List38Level4" style:family="text">
      <style:text-properties style:font-name="Courier New" style:font-name-complex="Courier New"/>
    </style:style>
    <style:style style:name="List38Level5" style:family="text">
      <style:text-properties style:font-name="Wingdings"/>
    </style:style>
    <style:style style:name="List38Level6" style:family="text">
      <style:text-properties style:font-name="Symbol"/>
    </style:style>
    <style:style style:name="List38Level7" style:family="text">
      <style:text-properties style:font-name="Courier New" style:font-name-complex="Courier New"/>
    </style:style>
    <style:style style:name="List38Level8" style:family="text">
      <style:text-properties style:font-name="Wingdings"/>
    </style:style>
    <text:list-style style:name="LS38">
      <text:list-level-style-bullet text:bullet-char="" text:style-name="List38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38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8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38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38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8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38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38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8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39Level0" style:family="text">
      <style:text-properties style:font-name="Symbol"/>
    </style:style>
    <style:style style:name="List39Level1" style:family="text">
      <style:text-properties style:font-name="Courier New" style:font-name-complex="Courier New"/>
    </style:style>
    <style:style style:name="List39Level2" style:family="text">
      <style:text-properties style:font-name="Wingdings"/>
    </style:style>
    <style:style style:name="List39Level3" style:family="text">
      <style:text-properties style:font-name="Symbol"/>
    </style:style>
    <style:style style:name="List39Level4" style:family="text">
      <style:text-properties style:font-name="Courier New" style:font-name-complex="Courier New"/>
    </style:style>
    <style:style style:name="List39Level5" style:family="text">
      <style:text-properties style:font-name="Wingdings"/>
    </style:style>
    <style:style style:name="List39Level6" style:family="text">
      <style:text-properties style:font-name="Symbol"/>
    </style:style>
    <style:style style:name="List39Level7" style:family="text">
      <style:text-properties style:font-name="Courier New" style:font-name-complex="Courier New"/>
    </style:style>
    <style:style style:name="List39Level8" style:family="text">
      <style:text-properties style:font-name="Wingdings"/>
    </style:style>
    <text:list-style style:name="LS39">
      <text:list-level-style-bullet text:bullet-char="" text:style-name="List3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3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3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3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3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3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3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0Level0" style:family="text">
      <style:text-properties style:font-name="Calibri" style:font-name-asian="Calibri" style:font-name-complex="Calibri"/>
    </style:style>
    <style:style style:name="List40Level1" style:family="text">
      <style:text-properties style:font-name="Courier New" style:font-name-complex="Courier New"/>
    </style:style>
    <style:style style:name="List40Level2" style:family="text">
      <style:text-properties style:font-name="Wingdings"/>
    </style:style>
    <style:style style:name="List40Level3" style:family="text">
      <style:text-properties style:font-name="Symbol"/>
    </style:style>
    <style:style style:name="List40Level4" style:family="text">
      <style:text-properties style:font-name="Courier New" style:font-name-complex="Courier New"/>
    </style:style>
    <style:style style:name="List40Level5" style:family="text">
      <style:text-properties style:font-name="Wingdings"/>
    </style:style>
    <style:style style:name="List40Level6" style:family="text">
      <style:text-properties style:font-name="Symbol"/>
    </style:style>
    <style:style style:name="List40Level7" style:family="text">
      <style:text-properties style:font-name="Courier New" style:font-name-complex="Courier New"/>
    </style:style>
    <style:style style:name="List40Level8" style:family="text">
      <style:text-properties style:font-name="Wingdings"/>
    </style:style>
    <text:list-style style:name="LS40">
      <text:list-level-style-bullet text:bullet-char="-" text:style-name="List4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Calibri" style:font-name-asian="Calibri" style:font-name-complex="Calibri"/>
      </text:list-level-style-bullet>
      <text:list-level-style-bullet text:bullet-char="o" text:style-name="List4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1Level0" style:family="text">
      <style:text-properties style:font-name="Symbol"/>
    </style:style>
    <style:style style:name="List41Level1" style:family="text">
      <style:text-properties style:font-name="Courier New" style:font-name-complex="Courier New"/>
    </style:style>
    <style:style style:name="List41Level2" style:family="text">
      <style:text-properties style:font-name="Wingdings"/>
    </style:style>
    <style:style style:name="List41Level3" style:family="text">
      <style:text-properties style:font-name="Symbol"/>
    </style:style>
    <style:style style:name="List41Level4" style:family="text">
      <style:text-properties style:font-name="Courier New" style:font-name-complex="Courier New"/>
    </style:style>
    <style:style style:name="List41Level5" style:family="text">
      <style:text-properties style:font-name="Wingdings"/>
    </style:style>
    <style:style style:name="List41Level6" style:family="text">
      <style:text-properties style:font-name="Symbol"/>
    </style:style>
    <style:style style:name="List41Level7" style:family="text">
      <style:text-properties style:font-name="Courier New" style:font-name-complex="Courier New"/>
    </style:style>
    <style:style style:name="List41Level8" style:family="text">
      <style:text-properties style:font-name="Wingdings"/>
    </style:style>
    <text:list-style style:name="LS41">
      <text:list-level-style-bullet text:bullet-char="" text:style-name="List4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4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42Level0" style:family="text">
      <style:text-properties style:font-name="Symbol"/>
    </style:style>
    <style:style style:name="List42Level1" style:family="text">
      <style:text-properties style:font-name="Courier New" style:font-name-complex="Courier New"/>
    </style:style>
    <style:style style:name="List42Level2" style:family="text">
      <style:text-properties style:font-name="Wingdings"/>
    </style:style>
    <style:style style:name="List42Level3" style:family="text">
      <style:text-properties style:font-name="Symbol"/>
    </style:style>
    <style:style style:name="List42Level4" style:family="text">
      <style:text-properties style:font-name="Courier New" style:font-name-complex="Courier New"/>
    </style:style>
    <style:style style:name="List42Level5" style:family="text">
      <style:text-properties style:font-name="Wingdings"/>
    </style:style>
    <style:style style:name="List42Level6" style:family="text">
      <style:text-properties style:font-name="Symbol"/>
    </style:style>
    <style:style style:name="List42Level7" style:family="text">
      <style:text-properties style:font-name="Courier New" style:font-name-complex="Courier New"/>
    </style:style>
    <style:style style:name="List42Level8" style:family="text">
      <style:text-properties style:font-name="Wingdings"/>
    </style:style>
    <text:list-style style:name="LS42">
      <text:list-level-style-bullet text:bullet-char="" text:style-name="List42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42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2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42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42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2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42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42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2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43Level0" style:family="text">
      <style:text-properties style:font-name="Symbol"/>
    </style:style>
    <style:style style:name="List43Level1" style:family="text">
      <style:text-properties style:font-name="Courier New" style:font-name-complex="Courier New"/>
    </style:style>
    <text:list-style style:name="LS43">
      <text:list-level-style-bullet text:bullet-char="" text:style-name="List43Level0" text:level="1">
        <style:list-level-properties text:space-before="-1.429cm" text:min-label-width="0.635cm" fo:text-align="start" text:list-level-position-and-space-mode="label-alignment">
          <style:list-level-label-alignment text:label-followed-by="listtab" fo:margin-left="-0.794cm" fo:text-indent="-0.635cm"/>
        </style:list-level-properties>
        <style:text-properties style:font-name="Symbol"/>
      </text:list-level-style-bullet>
      <text:list-level-style-bullet text:bullet-char="o" text:style-name="List43Level1" text:level="2">
        <style:list-level-properties text:space-before="-0.635cm" text:min-label-width="0.635cm" fo:text-align="start" text:list-level-position-and-space-mode="label-alignment">
          <style:list-level-label-alignment text:label-followed-by="listtab" fo:margin-left="0cm" fo:text-indent="-0.635cm"/>
        </style:list-level-properties>
        <style:text-properties style:font-name="Courier New" style:font-name-complex="Courier New"/>
      </text:list-level-style-bullet>
      <text:list-level-style-number style:num-format="i" text:style-name="List43Level2" style:num-suffix="." text:level="3">
        <style:list-level-properties text:min-label-width="1.27cm" text:min-label-distance="0.318cm" fo:text-align="end" text:list-level-position-and-space-mode="label-alignment">
          <style:list-level-label-alignment text:label-followed-by="listtab" fo:margin-left="1.27cm" fo:text-indent="-0.318cm"/>
        </style:list-level-properties>
      </text:list-level-style-number>
      <text:list-level-style-number style:num-format="1" text:style-name="List43Level3" style:num-suffix="." text:level="4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a" text:style-name="List43Level4" style:num-suffix="." text:level="5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</text:list-level-style-number>
      <text:list-level-style-number style:num-format="i" text:style-name="List43Level5" style:num-suffix="." text:level="6">
        <style:list-level-properties text:min-label-width="5.08cm" text:min-label-distance="0.318cm" fo:text-align="end" text:list-level-position-and-space-mode="label-alignment">
          <style:list-level-label-alignment text:label-followed-by="listtab" fo:margin-left="5.08cm" fo:text-indent="-0.318cm"/>
        </style:list-level-properties>
      </text:list-level-style-number>
      <text:list-level-style-number style:num-format="1" text:style-name="List43Level6" style:num-suffix="." text:level="7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a" text:style-name="List43Level7" style:num-suffix="." text:level="8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</text:list-level-style-number>
      <text:list-level-style-number style:num-format="i" text:style-name="List43Level8" style:num-suffix="." text:level="9">
        <style:list-level-properties text:min-label-width="8.89cm" text:min-label-distance="0.318cm" fo:text-align="end" text:list-level-position-and-space-mode="label-alignment">
          <style:list-level-label-alignment text:label-followed-by="listtab" fo:margin-left="8.89cm" fo:text-indent="-0.318cm"/>
        </style:list-level-properties>
      </text:list-level-style-number>
    </text:list-style>
    <style:style style:name="List44Level0" style:family="text">
      <style:text-properties style:font-name="Symbol"/>
    </style:style>
    <style:style style:name="List44Level1" style:family="text">
      <style:text-properties style:font-name="Calibri Light" style:font-name-asian="Calibri" style:font-name-complex="Calibri Light"/>
    </style:style>
    <style:style style:name="List44Level2" style:family="text">
      <style:text-properties style:font-name="Wingdings"/>
    </style:style>
    <style:style style:name="List44Level3" style:family="text">
      <style:text-properties style:font-name="Symbol"/>
    </style:style>
    <style:style style:name="List44Level4" style:family="text">
      <style:text-properties style:font-name="Courier New" style:font-name-complex="Courier New"/>
    </style:style>
    <style:style style:name="List44Level5" style:family="text">
      <style:text-properties style:font-name="Wingdings"/>
    </style:style>
    <style:style style:name="List44Level6" style:family="text">
      <style:text-properties style:font-name="Symbol"/>
    </style:style>
    <style:style style:name="List44Level7" style:family="text">
      <style:text-properties style:font-name="Courier New" style:font-name-complex="Courier New"/>
    </style:style>
    <style:style style:name="List44Level8" style:family="text">
      <style:text-properties style:font-name="Wingdings"/>
    </style:style>
    <text:list-style style:name="LS44">
      <text:list-level-style-bullet text:bullet-char="" text:style-name="List4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–" text:style-name="List4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alibri Light" style:font-name-asian="Calibri" style:font-name-complex="Calibri Light"/>
      </text:list-level-style-bullet>
      <text:list-level-style-bullet text:bullet-char="" text:style-name="List4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45">
      <text:list-level-style-number style:num-format="1" text:style-name="List45Level0" style:num-suffix=")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45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45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45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45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45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45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45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45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style:style style:name="List46Level0" style:family="text">
      <style:text-properties style:font-name="Symbol"/>
    </style:style>
    <style:style style:name="List46Level1" style:family="text">
      <style:text-properties style:font-name="Courier New" style:font-name-complex="Courier New"/>
    </style:style>
    <style:style style:name="List46Level2" style:family="text">
      <style:text-properties style:font-name="Wingdings"/>
    </style:style>
    <style:style style:name="List46Level3" style:family="text">
      <style:text-properties style:font-name="Symbol"/>
    </style:style>
    <style:style style:name="List46Level4" style:family="text">
      <style:text-properties style:font-name="Courier New" style:font-name-complex="Courier New"/>
    </style:style>
    <style:style style:name="List46Level5" style:family="text">
      <style:text-properties style:font-name="Wingdings"/>
    </style:style>
    <style:style style:name="List46Level6" style:family="text">
      <style:text-properties style:font-name="Symbol"/>
    </style:style>
    <style:style style:name="List46Level7" style:family="text">
      <style:text-properties style:font-name="Courier New" style:font-name-complex="Courier New"/>
    </style:style>
    <style:style style:name="List46Level8" style:family="text">
      <style:text-properties style:font-name="Wingdings"/>
    </style:style>
    <text:list-style style:name="LS46">
      <text:list-level-style-bullet text:bullet-char="" text:style-name="List4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4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4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4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4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4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4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47">
      <text:list-level-style-number style:num-format="1" text:style-name="List47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47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47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47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47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47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47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47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47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48">
      <text:list-level-style-number style:num-format="1" text:style-name="List48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48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48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48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48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48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48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48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48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49">
      <text:list-level-style-number style:num-format="1" text:style-name="List49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49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49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49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49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49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49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49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49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text:list-style style:name="LS50">
      <text:list-level-style-number style:num-format="1" text:style-name="List50Level0" style:num-suffix="." text:level="1">
        <style:list-level-properties text:space-before="0cm" text:min-label-width="1.27cm" fo:text-align="start" text:list-level-position-and-space-mode="label-alignment">
          <style:list-level-label-alignment text:label-followed-by="listtab" fo:margin-left="1.27cm" fo:text-indent="-1.27cm"/>
        </style:list-level-properties>
      </text:list-level-style-number>
      <text:list-level-style-number style:num-format="1" text:style-name="List50Level1" style:num-suffix="." text:level="2">
        <style:list-level-properties text:space-before="1.27cm" text:min-label-width="1.27cm" fo:text-align="start" text:list-level-position-and-space-mode="label-alignment">
          <style:list-level-label-alignment text:label-followed-by="listtab" fo:margin-left="2.54cm" fo:text-indent="-1.27cm"/>
        </style:list-level-properties>
      </text:list-level-style-number>
      <text:list-level-style-number style:num-format="1" text:style-name="List50Level2" style:num-suffix="." text:level="3">
        <style:list-level-properties text:space-before="2.54cm" text:min-label-width="1.27cm" fo:text-align="start" text:list-level-position-and-space-mode="label-alignment">
          <style:list-level-label-alignment text:label-followed-by="listtab" fo:margin-left="3.81cm" fo:text-indent="-1.27cm"/>
        </style:list-level-properties>
      </text:list-level-style-number>
      <text:list-level-style-number style:num-format="1" text:style-name="List50Level3" style:num-suffix="." text:level="4">
        <style:list-level-properties text:space-before="3.81cm" text:min-label-width="1.27cm" fo:text-align="start" text:list-level-position-and-space-mode="label-alignment">
          <style:list-level-label-alignment text:label-followed-by="listtab" fo:margin-left="5.08cm" fo:text-indent="-1.27cm"/>
        </style:list-level-properties>
      </text:list-level-style-number>
      <text:list-level-style-number style:num-format="1" text:style-name="List50Level4" style:num-suffix="." text:level="5">
        <style:list-level-properties text:space-before="5.08cm" text:min-label-width="1.27cm" fo:text-align="start" text:list-level-position-and-space-mode="label-alignment">
          <style:list-level-label-alignment text:label-followed-by="listtab" fo:margin-left="6.35cm" fo:text-indent="-1.27cm"/>
        </style:list-level-properties>
      </text:list-level-style-number>
      <text:list-level-style-number style:num-format="1" text:style-name="List50Level5" style:num-suffix="." text:level="6">
        <style:list-level-properties text:space-before="6.35cm" text:min-label-width="1.27cm" fo:text-align="start" text:list-level-position-and-space-mode="label-alignment">
          <style:list-level-label-alignment text:label-followed-by="listtab" fo:margin-left="7.62cm" fo:text-indent="-1.27cm"/>
        </style:list-level-properties>
      </text:list-level-style-number>
      <text:list-level-style-number style:num-format="1" text:style-name="List50Level6" style:num-suffix="." text:level="7">
        <style:list-level-properties text:space-before="7.62cm" text:min-label-width="1.27cm" fo:text-align="start" text:list-level-position-and-space-mode="label-alignment">
          <style:list-level-label-alignment text:label-followed-by="listtab" fo:margin-left="8.89cm" fo:text-indent="-1.27cm"/>
        </style:list-level-properties>
      </text:list-level-style-number>
      <text:list-level-style-number style:num-format="1" text:style-name="List50Level7" style:num-suffix="." text:level="8">
        <style:list-level-properties text:space-before="8.89cm" text:min-label-width="1.27cm" fo:text-align="start" text:list-level-position-and-space-mode="label-alignment">
          <style:list-level-label-alignment text:label-followed-by="listtab" fo:margin-left="10.16cm" fo:text-indent="-1.27cm"/>
        </style:list-level-properties>
      </text:list-level-style-number>
      <text:list-level-style-number style:num-format="1" text:style-name="List50Level8" style:num-suffix="." text:level="9">
        <style:list-level-properties text:space-before="10.16cm" text:min-label-width="1.27cm" fo:text-align="start" text:list-level-position-and-space-mode="label-alignment">
          <style:list-level-label-alignment text:label-followed-by="listtab" fo:margin-left="11.43cm" fo:text-indent="-1.27cm"/>
        </style:list-level-properties>
      </text:list-level-style-number>
    </text:list-style>
    <style:style style:name="List51Level0" style:family="text">
      <style:text-properties style:font-name="Symbol"/>
    </style:style>
    <style:style style:name="List51Level1" style:family="text">
      <style:text-properties style:font-name="Courier New" style:font-name-complex="Courier New"/>
    </style:style>
    <style:style style:name="List51Level2" style:family="text">
      <style:text-properties style:font-name="Wingdings"/>
    </style:style>
    <style:style style:name="List51Level3" style:family="text">
      <style:text-properties style:font-name="Symbol"/>
    </style:style>
    <style:style style:name="List51Level4" style:family="text">
      <style:text-properties style:font-name="Courier New" style:font-name-complex="Courier New"/>
    </style:style>
    <style:style style:name="List51Level5" style:family="text">
      <style:text-properties style:font-name="Wingdings"/>
    </style:style>
    <style:style style:name="List51Level6" style:family="text">
      <style:text-properties style:font-name="Symbol"/>
    </style:style>
    <style:style style:name="List51Level7" style:family="text">
      <style:text-properties style:font-name="Courier New" style:font-name-complex="Courier New"/>
    </style:style>
    <style:style style:name="List51Level8" style:family="text">
      <style:text-properties style:font-name="Wingdings"/>
    </style:style>
    <text:list-style style:name="LS51">
      <text:list-level-style-bullet text:bullet-char="" text:style-name="List5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5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2Level0" style:family="text">
      <style:text-properties style:font-name="Symbol"/>
    </style:style>
    <style:style style:name="List52Level1" style:family="text">
      <style:text-properties style:font-name="Courier New" style:font-name-complex="Courier New"/>
    </style:style>
    <style:style style:name="List52Level2" style:family="text">
      <style:text-properties style:font-name="Wingdings"/>
    </style:style>
    <style:style style:name="List52Level3" style:family="text">
      <style:text-properties style:font-name="Symbol"/>
    </style:style>
    <style:style style:name="List52Level4" style:family="text">
      <style:text-properties style:font-name="Courier New" style:font-name-complex="Courier New"/>
    </style:style>
    <style:style style:name="List52Level5" style:family="text">
      <style:text-properties style:font-name="Wingdings"/>
    </style:style>
    <style:style style:name="List52Level6" style:family="text">
      <style:text-properties style:font-name="Symbol"/>
    </style:style>
    <style:style style:name="List52Level7" style:family="text">
      <style:text-properties style:font-name="Courier New" style:font-name-complex="Courier New"/>
    </style:style>
    <style:style style:name="List52Level8" style:family="text">
      <style:text-properties style:font-name="Wingdings"/>
    </style:style>
    <text:list-style style:name="LS52">
      <text:list-level-style-bullet text:bullet-char="" text:style-name="List52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52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2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52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52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2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52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52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2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53Level0" style:family="text">
      <style:text-properties style:font-name="Wingdings"/>
    </style:style>
    <style:style style:name="List53Level1" style:family="text">
      <style:text-properties style:font-name="Courier New" style:font-name-complex="Courier New"/>
    </style:style>
    <style:style style:name="List53Level2" style:family="text">
      <style:text-properties style:font-name="Wingdings"/>
    </style:style>
    <style:style style:name="List53Level3" style:family="text">
      <style:text-properties style:font-name="Symbol"/>
    </style:style>
    <style:style style:name="List53Level4" style:family="text">
      <style:text-properties style:font-name="Courier New" style:font-name-complex="Courier New"/>
    </style:style>
    <style:style style:name="List53Level5" style:family="text">
      <style:text-properties style:font-name="Wingdings"/>
    </style:style>
    <style:style style:name="List53Level6" style:family="text">
      <style:text-properties style:font-name="Symbol"/>
    </style:style>
    <style:style style:name="List53Level7" style:family="text">
      <style:text-properties style:font-name="Courier New" style:font-name-complex="Courier New"/>
    </style:style>
    <style:style style:name="List53Level8" style:family="text">
      <style:text-properties style:font-name="Wingdings"/>
    </style:style>
    <text:list-style style:name="LS53">
      <text:list-level-style-bullet text:bullet-char="" text:style-name="List53Level0" text:level="1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Wingdings"/>
      </text:list-level-style-bullet>
      <text:list-level-style-bullet text:bullet-char="o" text:style-name="List53Level1" text:level="2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3Level2" text:level="3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Wingdings"/>
      </text:list-level-style-bullet>
      <text:list-level-style-bullet text:bullet-char="" text:style-name="List53Level3" text:level="4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Symbol"/>
      </text:list-level-style-bullet>
      <text:list-level-style-bullet text:bullet-char="o" text:style-name="List53Level4" text:level="5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3Level5" text:level="6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Wingdings"/>
      </text:list-level-style-bullet>
      <text:list-level-style-bullet text:bullet-char="" text:style-name="List53Level6" text:level="7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Symbol"/>
      </text:list-level-style-bullet>
      <text:list-level-style-bullet text:bullet-char="o" text:style-name="List53Level7" text:level="8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3Level8" text:level="9">
        <style:list-level-properties text:space-before="12.065cm" text:min-label-width="0.635cm" fo:text-align="start" text:list-level-position-and-space-mode="label-alignment">
          <style:list-level-label-alignment text:label-followed-by="listtab" fo:margin-left="12.7cm" fo:text-indent="-0.635cm"/>
        </style:list-level-properties>
        <style:text-properties style:font-name="Wingdings"/>
      </text:list-level-style-bullet>
    </text:list-style>
    <style:style style:name="List54Level0" style:family="text">
      <style:text-properties style:font-name="Calibri" style:font-name-asian="Calibri" style:font-name-complex="Calibri"/>
    </style:style>
    <style:style style:name="List54Level1" style:family="text">
      <style:text-properties style:font-name="Courier New" style:font-name-complex="Courier New"/>
    </style:style>
    <style:style style:name="List54Level2" style:family="text">
      <style:text-properties style:font-name="Wingdings"/>
    </style:style>
    <style:style style:name="List54Level3" style:family="text">
      <style:text-properties style:font-name="Symbol"/>
    </style:style>
    <style:style style:name="List54Level4" style:family="text">
      <style:text-properties style:font-name="Courier New" style:font-name-complex="Courier New"/>
    </style:style>
    <style:style style:name="List54Level5" style:family="text">
      <style:text-properties style:font-name="Wingdings"/>
    </style:style>
    <style:style style:name="List54Level6" style:family="text">
      <style:text-properties style:font-name="Symbol"/>
    </style:style>
    <style:style style:name="List54Level7" style:family="text">
      <style:text-properties style:font-name="Courier New" style:font-name-complex="Courier New"/>
    </style:style>
    <style:style style:name="List54Level8" style:family="text">
      <style:text-properties style:font-name="Wingdings"/>
    </style:style>
    <text:list-style style:name="LS54">
      <text:list-level-style-bullet text:bullet-char="-" text:style-name="List54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Calibri" style:font-name-asian="Calibri" style:font-name-complex="Calibri"/>
      </text:list-level-style-bullet>
      <text:list-level-style-bullet text:bullet-char="o" text:style-name="List54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4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54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54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4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54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54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4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55Level0" style:family="text">
      <style:text-properties style:font-name="Symbol"/>
    </style:style>
    <style:style style:name="List55Level1" style:family="text">
      <style:text-properties style:font-name="Courier New" style:font-name-complex="Courier New"/>
    </style:style>
    <style:style style:name="List55Level2" style:family="text">
      <style:text-properties style:font-name="Wingdings"/>
    </style:style>
    <style:style style:name="List55Level3" style:family="text">
      <style:text-properties style:font-name="Symbol"/>
    </style:style>
    <style:style style:name="List55Level4" style:family="text">
      <style:text-properties style:font-name="Courier New" style:font-name-complex="Courier New"/>
    </style:style>
    <style:style style:name="List55Level5" style:family="text">
      <style:text-properties style:font-name="Wingdings"/>
    </style:style>
    <style:style style:name="List55Level6" style:family="text">
      <style:text-properties style:font-name="Symbol"/>
    </style:style>
    <style:style style:name="List55Level7" style:family="text">
      <style:text-properties style:font-name="Courier New" style:font-name-complex="Courier New"/>
    </style:style>
    <style:style style:name="List55Level8" style:family="text">
      <style:text-properties style:font-name="Wingdings"/>
    </style:style>
    <text:list-style style:name="LS55">
      <text:list-level-style-bullet text:bullet-char="" text:style-name="List5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5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56Level1" style:family="text">
      <style:text-properties fo:font-weight="bold" style:font-weight-asian="bold"/>
    </style:style>
    <text:list-style style:name="LS56">
      <text:list-level-style-number style:num-format="1" text:style-name="List56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56Level1" style:num-suffix=")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fo:font-weight="bold" style:font-weight-asian="bold"/>
      </text:list-level-style-number>
      <text:list-level-style-number style:num-format="i" text:style-name="List56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56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56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56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56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56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56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style:style style:name="List57Level0" style:family="text">
      <style:text-properties style:font-name="Symbol"/>
    </style:style>
    <style:style style:name="List57Level1" style:family="text">
      <style:text-properties style:font-name="Courier New" style:font-name-complex="Courier New"/>
    </style:style>
    <style:style style:name="List57Level2" style:family="text">
      <style:text-properties style:font-name="Wingdings"/>
    </style:style>
    <style:style style:name="List57Level3" style:family="text">
      <style:text-properties style:font-name="Symbol"/>
    </style:style>
    <style:style style:name="List57Level4" style:family="text">
      <style:text-properties style:font-name="Courier New" style:font-name-complex="Courier New"/>
    </style:style>
    <style:style style:name="List57Level5" style:family="text">
      <style:text-properties style:font-name="Wingdings"/>
    </style:style>
    <style:style style:name="List57Level6" style:family="text">
      <style:text-properties style:font-name="Symbol"/>
    </style:style>
    <style:style style:name="List57Level7" style:family="text">
      <style:text-properties style:font-name="Courier New" style:font-name-complex="Courier New"/>
    </style:style>
    <style:style style:name="List57Level8" style:family="text">
      <style:text-properties style:font-name="Wingdings"/>
    </style:style>
    <text:list-style style:name="LS57">
      <text:list-level-style-bullet text:bullet-char="" text:style-name="List57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57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7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57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57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7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57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57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7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58Level0" style:family="text">
      <style:text-properties style:font-name="Symbol"/>
    </style:style>
    <style:style style:name="List58Level1" style:family="text">
      <style:text-properties style:font-name="Courier New" style:font-name-complex="Courier New"/>
    </style:style>
    <style:style style:name="List58Level2" style:family="text">
      <style:text-properties style:font-name="Wingdings"/>
    </style:style>
    <style:style style:name="List58Level3" style:family="text">
      <style:text-properties style:font-name="Symbol"/>
    </style:style>
    <style:style style:name="List58Level4" style:family="text">
      <style:text-properties style:font-name="Courier New" style:font-name-complex="Courier New"/>
    </style:style>
    <style:style style:name="List58Level5" style:family="text">
      <style:text-properties style:font-name="Wingdings"/>
    </style:style>
    <style:style style:name="List58Level6" style:family="text">
      <style:text-properties style:font-name="Symbol"/>
    </style:style>
    <style:style style:name="List58Level7" style:family="text">
      <style:text-properties style:font-name="Courier New" style:font-name-complex="Courier New"/>
    </style:style>
    <style:style style:name="List58Level8" style:family="text">
      <style:text-properties style:font-name="Wingdings"/>
    </style:style>
    <text:list-style style:name="LS58">
      <text:list-level-style-bullet text:bullet-char="" text:style-name="List58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o" text:style-name="List58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8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58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58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8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58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58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8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text:list-style style:name="LS59">
      <text:list-level-style-number style:num-format="1" text:style-name="List59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59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59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59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59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59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59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59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59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style:style style:name="List60Level0" style:family="text">
      <style:text-properties style:font-name="Symbol"/>
    </style:style>
    <style:style style:name="List60Level1" style:family="text">
      <style:text-properties style:font-name="Courier New" style:font-name-complex="Courier New"/>
    </style:style>
    <style:style style:name="List60Level2" style:family="text">
      <style:text-properties style:font-name="Wingdings"/>
    </style:style>
    <style:style style:name="List60Level3" style:family="text">
      <style:text-properties style:font-name="Symbol"/>
    </style:style>
    <style:style style:name="List60Level4" style:family="text">
      <style:text-properties style:font-name="Courier New" style:font-name-complex="Courier New"/>
    </style:style>
    <style:style style:name="List60Level5" style:family="text">
      <style:text-properties style:font-name="Wingdings"/>
    </style:style>
    <style:style style:name="List60Level6" style:family="text">
      <style:text-properties style:font-name="Symbol"/>
    </style:style>
    <style:style style:name="List60Level7" style:family="text">
      <style:text-properties style:font-name="Courier New" style:font-name-complex="Courier New"/>
    </style:style>
    <style:style style:name="List60Level8" style:family="text">
      <style:text-properties style:font-name="Wingdings"/>
    </style:style>
    <text:list-style style:name="LS60">
      <text:list-level-style-bullet text:bullet-char="" text:style-name="List60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60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0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60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60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0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60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60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0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61Level0" style:family="text">
      <style:text-properties style:font-name="Symbol"/>
    </style:style>
    <style:style style:name="List61Level1" style:family="text">
      <style:text-properties style:font-name="Courier New" style:font-name-complex="Courier New"/>
    </style:style>
    <style:style style:name="List61Level2" style:family="text">
      <style:text-properties style:font-name="Wingdings"/>
    </style:style>
    <style:style style:name="List61Level3" style:family="text">
      <style:text-properties style:font-name="Symbol"/>
    </style:style>
    <style:style style:name="List61Level4" style:family="text">
      <style:text-properties style:font-name="Courier New" style:font-name-complex="Courier New"/>
    </style:style>
    <style:style style:name="List61Level5" style:family="text">
      <style:text-properties style:font-name="Wingdings"/>
    </style:style>
    <style:style style:name="List61Level6" style:family="text">
      <style:text-properties style:font-name="Symbol"/>
    </style:style>
    <style:style style:name="List61Level7" style:family="text">
      <style:text-properties style:font-name="Courier New" style:font-name-complex="Courier New"/>
    </style:style>
    <style:style style:name="List61Level8" style:family="text">
      <style:text-properties style:font-name="Wingdings"/>
    </style:style>
    <text:list-style style:name="LS61">
      <text:list-level-style-bullet text:bullet-char="" text:style-name="List6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6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6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6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6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6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62Level0" style:family="text">
      <style:text-properties style:font-name="Symbol"/>
    </style:style>
    <style:style style:name="List62Level1" style:family="text">
      <style:text-properties style:font-name="Courier New" style:font-name-complex="Courier New"/>
    </style:style>
    <style:style style:name="List62Level2" style:family="text">
      <style:text-properties style:font-name="Wingdings"/>
    </style:style>
    <style:style style:name="List62Level3" style:family="text">
      <style:text-properties style:font-name="Symbol"/>
    </style:style>
    <style:style style:name="List62Level4" style:family="text">
      <style:text-properties style:font-name="Courier New" style:font-name-complex="Courier New"/>
    </style:style>
    <style:style style:name="List62Level5" style:family="text">
      <style:text-properties style:font-name="Wingdings"/>
    </style:style>
    <style:style style:name="List62Level6" style:family="text">
      <style:text-properties style:font-name="Symbol"/>
    </style:style>
    <style:style style:name="List62Level7" style:family="text">
      <style:text-properties style:font-name="Courier New" style:font-name-complex="Courier New"/>
    </style:style>
    <style:style style:name="List62Level8" style:family="text">
      <style:text-properties style:font-name="Wingdings"/>
    </style:style>
    <text:list-style style:name="LS62">
      <text:list-level-style-bullet text:bullet-char="" text:style-name="List62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o" text:style-name="List62Level1" text:level="2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2Level2" text:level="3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Wingdings"/>
      </text:list-level-style-bullet>
      <text:list-level-style-bullet text:bullet-char="" text:style-name="List62Level3" text:level="4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Symbol"/>
      </text:list-level-style-bullet>
      <text:list-level-style-bullet text:bullet-char="o" text:style-name="List62Level4" text:level="5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2Level5" text:level="6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Wingdings"/>
      </text:list-level-style-bullet>
      <text:list-level-style-bullet text:bullet-char="" text:style-name="List62Level6" text:level="7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Symbol"/>
      </text:list-level-style-bullet>
      <text:list-level-style-bullet text:bullet-char="o" text:style-name="List62Level7" text:level="8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2Level8" text:level="9">
        <style:list-level-properties text:space-before="11.43cm" text:min-label-width="0.635cm" fo:text-align="start" text:list-level-position-and-space-mode="label-alignment">
          <style:list-level-label-alignment text:label-followed-by="listtab" fo:margin-left="12.065cm" fo:text-indent="-0.635cm"/>
        </style:list-level-properties>
        <style:text-properties style:font-name="Wingdings"/>
      </text:list-level-style-bullet>
    </text:list-style>
    <style:style style:name="List63Level0" style:family="text">
      <style:text-properties style:font-name="Symbol"/>
    </style:style>
    <style:style style:name="List63Level1" style:family="text">
      <style:text-properties style:font-name="Courier New" style:font-name-complex="Courier New"/>
    </style:style>
    <style:style style:name="List63Level2" style:family="text">
      <style:text-properties style:font-name="Wingdings"/>
    </style:style>
    <style:style style:name="List63Level3" style:family="text">
      <style:text-properties style:font-name="Symbol"/>
    </style:style>
    <style:style style:name="List63Level4" style:family="text">
      <style:text-properties style:font-name="Courier New" style:font-name-complex="Courier New"/>
    </style:style>
    <style:style style:name="List63Level5" style:family="text">
      <style:text-properties style:font-name="Wingdings"/>
    </style:style>
    <style:style style:name="List63Level6" style:family="text">
      <style:text-properties style:font-name="Symbol"/>
    </style:style>
    <style:style style:name="List63Level7" style:family="text">
      <style:text-properties style:font-name="Courier New" style:font-name-complex="Courier New"/>
    </style:style>
    <style:style style:name="List63Level8" style:family="text">
      <style:text-properties style:font-name="Wingdings"/>
    </style:style>
    <text:list-style style:name="LS63">
      <text:list-level-style-bullet text:bullet-char="" text:style-name="List63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63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3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63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63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3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63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63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3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64Level0" style:family="text">
      <style:text-properties style:font-name="Symbol"/>
    </style:style>
    <style:style style:name="List64Level1" style:family="text">
      <style:text-properties style:font-name="Courier New" style:font-name-complex="Courier New"/>
    </style:style>
    <style:style style:name="List64Level2" style:family="text">
      <style:text-properties style:font-name="Wingdings"/>
    </style:style>
    <style:style style:name="List64Level3" style:family="text">
      <style:text-properties style:font-name="Symbol"/>
    </style:style>
    <style:style style:name="List64Level4" style:family="text">
      <style:text-properties style:font-name="Courier New" style:font-name-complex="Courier New"/>
    </style:style>
    <style:style style:name="List64Level5" style:family="text">
      <style:text-properties style:font-name="Wingdings"/>
    </style:style>
    <style:style style:name="List64Level6" style:family="text">
      <style:text-properties style:font-name="Symbol"/>
    </style:style>
    <style:style style:name="List64Level7" style:family="text">
      <style:text-properties style:font-name="Courier New" style:font-name-complex="Courier New"/>
    </style:style>
    <style:style style:name="List64Level8" style:family="text">
      <style:text-properties style:font-name="Wingdings"/>
    </style:style>
    <text:list-style style:name="LS64">
      <text:list-level-style-bullet text:bullet-char="" text:style-name="List6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6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6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6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6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6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65Level0" style:family="text">
      <style:text-properties style:font-name="Symbol"/>
    </style:style>
    <style:style style:name="List65Level1" style:family="text">
      <style:text-properties style:font-name="Courier New" style:font-name-complex="Courier New"/>
    </style:style>
    <style:style style:name="List65Level2" style:family="text">
      <style:text-properties style:font-name="Wingdings"/>
    </style:style>
    <style:style style:name="List65Level3" style:family="text">
      <style:text-properties style:font-name="Symbol"/>
    </style:style>
    <style:style style:name="List65Level4" style:family="text">
      <style:text-properties style:font-name="Courier New" style:font-name-complex="Courier New"/>
    </style:style>
    <style:style style:name="List65Level5" style:family="text">
      <style:text-properties style:font-name="Wingdings"/>
    </style:style>
    <style:style style:name="List65Level6" style:family="text">
      <style:text-properties style:font-name="Symbol"/>
    </style:style>
    <style:style style:name="List65Level7" style:family="text">
      <style:text-properties style:font-name="Courier New" style:font-name-complex="Courier New"/>
    </style:style>
    <style:style style:name="List65Level8" style:family="text">
      <style:text-properties style:font-name="Wingdings"/>
    </style:style>
    <text:list-style style:name="LS65">
      <text:list-level-style-bullet text:bullet-char="" text:style-name="List6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6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6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6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6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6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66Level0" style:family="text">
      <style:text-properties style:font-name="Symbol"/>
    </style:style>
    <style:style style:name="List66Level1" style:family="text">
      <style:text-properties style:font-name="Courier New" style:font-name-complex="Courier New"/>
    </style:style>
    <style:style style:name="List66Level2" style:family="text">
      <style:text-properties style:font-name="Wingdings"/>
    </style:style>
    <style:style style:name="List66Level3" style:family="text">
      <style:text-properties style:font-name="Symbol"/>
    </style:style>
    <style:style style:name="List66Level4" style:family="text">
      <style:text-properties style:font-name="Courier New" style:font-name-complex="Courier New"/>
    </style:style>
    <style:style style:name="List66Level5" style:family="text">
      <style:text-properties style:font-name="Wingdings"/>
    </style:style>
    <style:style style:name="List66Level6" style:family="text">
      <style:text-properties style:font-name="Symbol"/>
    </style:style>
    <style:style style:name="List66Level7" style:family="text">
      <style:text-properties style:font-name="Courier New" style:font-name-complex="Courier New"/>
    </style:style>
    <style:style style:name="List66Level8" style:family="text">
      <style:text-properties style:font-name="Wingdings"/>
    </style:style>
    <text:list-style style:name="LS66">
      <text:list-level-style-bullet text:bullet-char="" text:style-name="List66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66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6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66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66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6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66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66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6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67Level0" style:family="text">
      <style:text-properties style:font-name="Symbol"/>
    </style:style>
    <style:style style:name="List67Level1" style:family="text">
      <style:text-properties style:font-name="Courier New" style:font-name-complex="Courier New"/>
    </style:style>
    <style:style style:name="List67Level2" style:family="text">
      <style:text-properties style:font-name="Wingdings"/>
    </style:style>
    <style:style style:name="List67Level3" style:family="text">
      <style:text-properties style:font-name="Symbol"/>
    </style:style>
    <style:style style:name="List67Level4" style:family="text">
      <style:text-properties style:font-name="Courier New" style:font-name-complex="Courier New"/>
    </style:style>
    <style:style style:name="List67Level5" style:family="text">
      <style:text-properties style:font-name="Wingdings"/>
    </style:style>
    <style:style style:name="List67Level6" style:family="text">
      <style:text-properties style:font-name="Symbol"/>
    </style:style>
    <style:style style:name="List67Level7" style:family="text">
      <style:text-properties style:font-name="Courier New" style:font-name-complex="Courier New"/>
    </style:style>
    <style:style style:name="List67Level8" style:family="text">
      <style:text-properties style:font-name="Wingdings"/>
    </style:style>
    <text:list-style style:name="LS67">
      <text:list-level-style-bullet text:bullet-char="" text:style-name="List67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67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7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67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67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7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67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67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7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68Level0" style:family="text">
      <style:text-properties style:font-name="Symbol"/>
    </style:style>
    <style:style style:name="List68Level1" style:family="text">
      <style:text-properties style:font-name="Courier New" style:font-name-complex="Courier New"/>
    </style:style>
    <style:style style:name="List68Level2" style:family="text">
      <style:text-properties style:font-name="Wingdings"/>
    </style:style>
    <style:style style:name="List68Level3" style:family="text">
      <style:text-properties style:font-name="Symbol"/>
    </style:style>
    <style:style style:name="List68Level4" style:family="text">
      <style:text-properties style:font-name="Courier New" style:font-name-complex="Courier New"/>
    </style:style>
    <style:style style:name="List68Level5" style:family="text">
      <style:text-properties style:font-name="Wingdings"/>
    </style:style>
    <style:style style:name="List68Level6" style:family="text">
      <style:text-properties style:font-name="Symbol"/>
    </style:style>
    <style:style style:name="List68Level7" style:family="text">
      <style:text-properties style:font-name="Courier New" style:font-name-complex="Courier New"/>
    </style:style>
    <style:style style:name="List68Level8" style:family="text">
      <style:text-properties style:font-name="Wingdings"/>
    </style:style>
    <text:list-style style:name="LS68">
      <text:list-level-style-bullet text:bullet-char="" text:style-name="List6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6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6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6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6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6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69Level0" style:family="text">
      <style:text-properties style:font-name="Symbol"/>
    </style:style>
    <style:style style:name="List69Level1" style:family="text">
      <style:text-properties style:font-name="Courier New" style:font-name-complex="Courier New"/>
    </style:style>
    <style:style style:name="List69Level2" style:family="text">
      <style:text-properties style:font-name="Wingdings"/>
    </style:style>
    <style:style style:name="List69Level3" style:family="text">
      <style:text-properties style:font-name="Symbol"/>
    </style:style>
    <style:style style:name="List69Level4" style:family="text">
      <style:text-properties style:font-name="Courier New" style:font-name-complex="Courier New"/>
    </style:style>
    <style:style style:name="List69Level5" style:family="text">
      <style:text-properties style:font-name="Wingdings"/>
    </style:style>
    <style:style style:name="List69Level6" style:family="text">
      <style:text-properties style:font-name="Symbol"/>
    </style:style>
    <style:style style:name="List69Level7" style:family="text">
      <style:text-properties style:font-name="Courier New" style:font-name-complex="Courier New"/>
    </style:style>
    <style:style style:name="List69Level8" style:family="text">
      <style:text-properties style:font-name="Wingdings"/>
    </style:style>
    <text:list-style style:name="LS69">
      <text:list-level-style-bullet text:bullet-char="" text:style-name="List69Level0" text:level="1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Symbol"/>
      </text:list-level-style-bullet>
      <text:list-level-style-bullet text:bullet-char="o" text:style-name="List69Level1" text:level="2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9Level2" text:level="3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Wingdings"/>
      </text:list-level-style-bullet>
      <text:list-level-style-bullet text:bullet-char="" text:style-name="List69Level3" text:level="4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Symbol"/>
      </text:list-level-style-bullet>
      <text:list-level-style-bullet text:bullet-char="o" text:style-name="List69Level4" text:level="5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9Level5" text:level="6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Wingdings"/>
      </text:list-level-style-bullet>
      <text:list-level-style-bullet text:bullet-char="" text:style-name="List69Level6" text:level="7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Symbol"/>
      </text:list-level-style-bullet>
      <text:list-level-style-bullet text:bullet-char="o" text:style-name="List69Level7" text:level="8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9Level8" text:level="9">
        <style:list-level-properties text:space-before="12.065cm" text:min-label-width="0.635cm" fo:text-align="start" text:list-level-position-and-space-mode="label-alignment">
          <style:list-level-label-alignment text:label-followed-by="listtab" fo:margin-left="12.7cm" fo:text-indent="-0.635cm"/>
        </style:list-level-properties>
        <style:text-properties style:font-name="Wingdings"/>
      </text:list-level-style-bullet>
    </text:list-style>
    <style:style style:name="List70Level1" style:family="text">
      <style:text-properties style:font-name="Courier New" style:font-name-complex="Courier New"/>
    </style:style>
    <style:style style:name="List70Level2" style:family="text">
      <style:text-properties style:font-name="Wingdings"/>
    </style:style>
    <style:style style:name="List70Level3" style:family="text">
      <style:text-properties style:font-name="Symbol"/>
    </style:style>
    <style:style style:name="List70Level4" style:family="text">
      <style:text-properties style:font-name="Courier New" style:font-name-complex="Courier New"/>
    </style:style>
    <style:style style:name="List70Level5" style:family="text">
      <style:text-properties style:font-name="Wingdings"/>
    </style:style>
    <style:style style:name="List70Level6" style:family="text">
      <style:text-properties style:font-name="Symbol"/>
    </style:style>
    <style:style style:name="List70Level7" style:family="text">
      <style:text-properties style:font-name="Courier New" style:font-name-complex="Courier New"/>
    </style:style>
    <style:style style:name="List70Level8" style:family="text">
      <style:text-properties style:font-name="Wingdings"/>
    </style:style>
    <text:list-style style:name="LS70">
      <text:list-level-style-number style:num-format="1" text:style-name="List70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bullet text:bullet-char="o" text:style-name="List70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0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70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70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0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70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70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0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71Level0" style:family="text">
      <style:text-properties style:font-name="Calibri" style:font-name-asian="Calibri" style:font-name-complex="Calibri"/>
    </style:style>
    <style:style style:name="List71Level1" style:family="text">
      <style:text-properties style:font-name="Courier New" style:font-name-complex="Courier New"/>
    </style:style>
    <style:style style:name="List71Level2" style:family="text">
      <style:text-properties style:font-name="Wingdings"/>
    </style:style>
    <style:style style:name="List71Level3" style:family="text">
      <style:text-properties style:font-name="Symbol"/>
    </style:style>
    <style:style style:name="List71Level4" style:family="text">
      <style:text-properties style:font-name="Courier New" style:font-name-complex="Courier New"/>
    </style:style>
    <style:style style:name="List71Level5" style:family="text">
      <style:text-properties style:font-name="Wingdings"/>
    </style:style>
    <style:style style:name="List71Level6" style:family="text">
      <style:text-properties style:font-name="Symbol"/>
    </style:style>
    <style:style style:name="List71Level7" style:family="text">
      <style:text-properties style:font-name="Courier New" style:font-name-complex="Courier New"/>
    </style:style>
    <style:style style:name="List71Level8" style:family="text">
      <style:text-properties style:font-name="Wingdings"/>
    </style:style>
    <text:list-style style:name="LS71">
      <text:list-level-style-bullet text:bullet-char="-" text:style-name="List71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Calibri" style:font-name-asian="Calibri" style:font-name-complex="Calibri"/>
      </text:list-level-style-bullet>
      <text:list-level-style-bullet text:bullet-char="o" text:style-name="List71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1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71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71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1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71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71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1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72Level0" style:family="text">
      <style:text-properties style:font-name="Symbol"/>
    </style:style>
    <style:style style:name="List72Level1" style:family="text">
      <style:text-properties style:font-name="Courier New" style:font-name-complex="Courier New"/>
    </style:style>
    <style:style style:name="List72Level2" style:family="text">
      <style:text-properties style:font-name="Wingdings"/>
    </style:style>
    <style:style style:name="List72Level3" style:family="text">
      <style:text-properties style:font-name="Symbol"/>
    </style:style>
    <style:style style:name="List72Level4" style:family="text">
      <style:text-properties style:font-name="Courier New" style:font-name-complex="Courier New"/>
    </style:style>
    <style:style style:name="List72Level5" style:family="text">
      <style:text-properties style:font-name="Wingdings"/>
    </style:style>
    <style:style style:name="List72Level6" style:family="text">
      <style:text-properties style:font-name="Symbol"/>
    </style:style>
    <style:style style:name="List72Level7" style:family="text">
      <style:text-properties style:font-name="Courier New" style:font-name-complex="Courier New"/>
    </style:style>
    <style:style style:name="List72Level8" style:family="text">
      <style:text-properties style:font-name="Wingdings"/>
    </style:style>
    <text:list-style style:name="LS72">
      <text:list-level-style-bullet text:bullet-char="" text:style-name="List72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/>
      </text:list-level-style-bullet>
      <text:list-level-style-bullet text:bullet-char="o" text:style-name="List72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2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72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72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2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72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72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2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73Level0" style:family="text">
      <style:text-properties style:font-name="Symbol"/>
    </style:style>
    <style:style style:name="List73Level1" style:family="text">
      <style:text-properties style:font-name="Courier New" style:font-name-complex="Courier New"/>
    </style:style>
    <style:style style:name="List73Level2" style:family="text">
      <style:text-properties style:font-name="Wingdings"/>
    </style:style>
    <style:style style:name="List73Level3" style:family="text">
      <style:text-properties style:font-name="Symbol"/>
    </style:style>
    <style:style style:name="List73Level4" style:family="text">
      <style:text-properties style:font-name="Courier New" style:font-name-complex="Courier New"/>
    </style:style>
    <style:style style:name="List73Level5" style:family="text">
      <style:text-properties style:font-name="Wingdings"/>
    </style:style>
    <style:style style:name="List73Level6" style:family="text">
      <style:text-properties style:font-name="Symbol"/>
    </style:style>
    <style:style style:name="List73Level7" style:family="text">
      <style:text-properties style:font-name="Courier New" style:font-name-complex="Courier New"/>
    </style:style>
    <style:style style:name="List73Level8" style:family="text">
      <style:text-properties style:font-name="Wingdings"/>
    </style:style>
    <text:list-style style:name="LS73">
      <text:list-level-style-bullet text:bullet-char="" text:style-name="List7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7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7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7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7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7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74Level0" style:family="text">
      <style:text-properties style:font-name="Symbol"/>
    </style:style>
    <style:style style:name="List74Level1" style:family="text">
      <style:text-properties style:font-name="Courier New" style:font-name-complex="Courier New"/>
    </style:style>
    <style:style style:name="List74Level2" style:family="text">
      <style:text-properties style:font-name="Wingdings"/>
    </style:style>
    <style:style style:name="List74Level3" style:family="text">
      <style:text-properties style:font-name="Symbol"/>
    </style:style>
    <style:style style:name="List74Level4" style:family="text">
      <style:text-properties style:font-name="Courier New" style:font-name-complex="Courier New"/>
    </style:style>
    <style:style style:name="List74Level5" style:family="text">
      <style:text-properties style:font-name="Wingdings"/>
    </style:style>
    <style:style style:name="List74Level6" style:family="text">
      <style:text-properties style:font-name="Symbol"/>
    </style:style>
    <style:style style:name="List74Level7" style:family="text">
      <style:text-properties style:font-name="Courier New" style:font-name-complex="Courier New"/>
    </style:style>
    <style:style style:name="List74Level8" style:family="text">
      <style:text-properties style:font-name="Wingdings"/>
    </style:style>
    <text:list-style style:name="LS74">
      <text:list-level-style-bullet text:bullet-char="" text:style-name="List74Level0" text:level="1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Symbol"/>
      </text:list-level-style-bullet>
      <text:list-level-style-bullet text:bullet-char="o" text:style-name="List74Level1" text:level="2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4Level2" text:level="3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Wingdings"/>
      </text:list-level-style-bullet>
      <text:list-level-style-bullet text:bullet-char="" text:style-name="List74Level3" text:level="4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Symbol"/>
      </text:list-level-style-bullet>
      <text:list-level-style-bullet text:bullet-char="o" text:style-name="List74Level4" text:level="5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4Level5" text:level="6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Wingdings"/>
      </text:list-level-style-bullet>
      <text:list-level-style-bullet text:bullet-char="" text:style-name="List74Level6" text:level="7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Symbol"/>
      </text:list-level-style-bullet>
      <text:list-level-style-bullet text:bullet-char="o" text:style-name="List74Level7" text:level="8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4Level8" text:level="9">
        <style:list-level-properties text:space-before="12.065cm" text:min-label-width="0.635cm" fo:text-align="start" text:list-level-position-and-space-mode="label-alignment">
          <style:list-level-label-alignment text:label-followed-by="listtab" fo:margin-left="12.7cm" fo:text-indent="-0.635cm"/>
        </style:list-level-properties>
        <style:text-properties style:font-name="Wingdings"/>
      </text:list-level-style-bullet>
    </text:list-style>
    <style:style style:name="List75Level0" style:family="text">
      <style:text-properties style:font-name="Symbol" fo:font-size="9pt" style:font-size-asian="9pt" style:font-size-complex="9pt"/>
    </style:style>
    <style:style style:name="List75Level1" style:family="text">
      <style:text-properties style:font-name="Courier New" style:font-name-complex="Courier New"/>
    </style:style>
    <style:style style:name="List75Level2" style:family="text">
      <style:text-properties style:font-name="Wingdings"/>
    </style:style>
    <style:style style:name="List75Level3" style:family="text">
      <style:text-properties style:font-name="Symbol"/>
    </style:style>
    <style:style style:name="List75Level4" style:family="text">
      <style:text-properties style:font-name="Courier New" style:font-name-complex="Courier New"/>
    </style:style>
    <style:style style:name="List75Level5" style:family="text">
      <style:text-properties style:font-name="Wingdings"/>
    </style:style>
    <style:style style:name="List75Level6" style:family="text">
      <style:text-properties style:font-name="Symbol"/>
    </style:style>
    <style:style style:name="List75Level7" style:family="text">
      <style:text-properties style:font-name="Courier New" style:font-name-complex="Courier New"/>
    </style:style>
    <style:style style:name="List75Level8" style:family="text">
      <style:text-properties style:font-name="Wingdings"/>
    </style:style>
    <text:list-style style:name="LS75">
      <text:list-level-style-bullet text:bullet-char="" text:style-name="List75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 fo:font-size="9pt" style:font-size-asian="9pt" style:font-size-complex="9pt"/>
      </text:list-level-style-bullet>
      <text:list-level-style-bullet text:bullet-char="o" text:style-name="List7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7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7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7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7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76Level0" style:family="text">
      <style:text-properties style:font-name="Symbol" fo:font-size="9pt" style:font-size-asian="9pt" style:font-size-complex="9pt"/>
    </style:style>
    <style:style style:name="List76Level1" style:family="text">
      <style:text-properties style:font-name="Courier New" style:font-name-complex="Courier New"/>
    </style:style>
    <style:style style:name="List76Level2" style:family="text">
      <style:text-properties style:font-name="Wingdings"/>
    </style:style>
    <style:style style:name="List76Level3" style:family="text">
      <style:text-properties style:font-name="Symbol"/>
    </style:style>
    <style:style style:name="List76Level4" style:family="text">
      <style:text-properties style:font-name="Courier New" style:font-name-complex="Courier New"/>
    </style:style>
    <style:style style:name="List76Level5" style:family="text">
      <style:text-properties style:font-name="Wingdings"/>
    </style:style>
    <style:style style:name="List76Level6" style:family="text">
      <style:text-properties style:font-name="Symbol"/>
    </style:style>
    <style:style style:name="List76Level7" style:family="text">
      <style:text-properties style:font-name="Courier New" style:font-name-complex="Courier New"/>
    </style:style>
    <style:style style:name="List76Level8" style:family="text">
      <style:text-properties style:font-name="Wingdings"/>
    </style:style>
    <text:list-style style:name="LS76">
      <text:list-level-style-bullet text:bullet-char="" text:style-name="List76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 fo:font-size="9pt" style:font-size-asian="9pt" style:font-size-complex="9pt"/>
      </text:list-level-style-bullet>
      <text:list-level-style-bullet text:bullet-char="o" text:style-name="List76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6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76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76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6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76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76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6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77Level0" style:family="text">
      <style:text-properties style:font-name="Symbol" fo:font-size="9pt" style:font-size-asian="9pt" style:font-size-complex="9pt"/>
    </style:style>
    <style:style style:name="List77Level1" style:family="text">
      <style:text-properties style:font-name="Courier New" style:font-name-complex="Courier New"/>
    </style:style>
    <style:style style:name="List77Level2" style:family="text">
      <style:text-properties style:font-name="Wingdings"/>
    </style:style>
    <style:style style:name="List77Level3" style:family="text">
      <style:text-properties style:font-name="Symbol"/>
    </style:style>
    <style:style style:name="List77Level4" style:family="text">
      <style:text-properties style:font-name="Courier New" style:font-name-complex="Courier New"/>
    </style:style>
    <style:style style:name="List77Level5" style:family="text">
      <style:text-properties style:font-name="Wingdings"/>
    </style:style>
    <style:style style:name="List77Level6" style:family="text">
      <style:text-properties style:font-name="Symbol"/>
    </style:style>
    <style:style style:name="List77Level7" style:family="text">
      <style:text-properties style:font-name="Courier New" style:font-name-complex="Courier New"/>
    </style:style>
    <style:style style:name="List77Level8" style:family="text">
      <style:text-properties style:font-name="Wingdings"/>
    </style:style>
    <text:list-style style:name="LS77">
      <text:list-level-style-bullet text:bullet-char="" text:style-name="List77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 fo:font-size="9pt" style:font-size-asian="9pt" style:font-size-complex="9pt"/>
      </text:list-level-style-bullet>
      <text:list-level-style-bullet text:bullet-char="o" text:style-name="List77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7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77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77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7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77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77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7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78Level0" style:family="text">
      <style:text-properties style:font-name="Symbol" fo:font-size="9pt" style:font-size-asian="9pt" style:font-size-complex="9pt"/>
    </style:style>
    <style:style style:name="List78Level1" style:family="text">
      <style:text-properties style:font-name="Courier New" style:font-name-complex="Courier New"/>
    </style:style>
    <style:style style:name="List78Level2" style:family="text">
      <style:text-properties style:font-name="Wingdings"/>
    </style:style>
    <style:style style:name="List78Level3" style:family="text">
      <style:text-properties style:font-name="Symbol"/>
    </style:style>
    <style:style style:name="List78Level4" style:family="text">
      <style:text-properties style:font-name="Courier New" style:font-name-complex="Courier New"/>
    </style:style>
    <style:style style:name="List78Level5" style:family="text">
      <style:text-properties style:font-name="Wingdings"/>
    </style:style>
    <style:style style:name="List78Level6" style:family="text">
      <style:text-properties style:font-name="Symbol"/>
    </style:style>
    <style:style style:name="List78Level7" style:family="text">
      <style:text-properties style:font-name="Courier New" style:font-name-complex="Courier New"/>
    </style:style>
    <style:style style:name="List78Level8" style:family="text">
      <style:text-properties style:font-name="Wingdings"/>
    </style:style>
    <text:list-style style:name="LS78">
      <text:list-level-style-bullet text:bullet-char="" text:style-name="List78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 fo:font-size="9pt" style:font-size-asian="9pt" style:font-size-complex="9pt"/>
      </text:list-level-style-bullet>
      <text:list-level-style-bullet text:bullet-char="o" text:style-name="List78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8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78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78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8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78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78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8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79Level0" style:family="text">
      <style:text-properties style:font-name="Symbol" fo:font-size="9pt" style:font-size-asian="9pt" style:font-size-complex="9pt"/>
    </style:style>
    <style:style style:name="List79Level1" style:family="text">
      <style:text-properties style:font-name="Symbol"/>
    </style:style>
    <style:style style:name="List79Level2" style:family="text">
      <style:text-properties style:font-name="Wingdings"/>
    </style:style>
    <style:style style:name="List79Level3" style:family="text">
      <style:text-properties style:font-name="Symbol"/>
    </style:style>
    <style:style style:name="List79Level4" style:family="text">
      <style:text-properties style:font-name="Courier New" style:font-name-complex="Courier New"/>
    </style:style>
    <style:style style:name="List79Level5" style:family="text">
      <style:text-properties style:font-name="Wingdings"/>
    </style:style>
    <style:style style:name="List79Level6" style:family="text">
      <style:text-properties style:font-name="Symbol"/>
    </style:style>
    <style:style style:name="List79Level7" style:family="text">
      <style:text-properties style:font-name="Courier New" style:font-name-complex="Courier New"/>
    </style:style>
    <style:style style:name="List79Level8" style:family="text">
      <style:text-properties style:font-name="Wingdings"/>
    </style:style>
    <text:list-style style:name="LS79">
      <text:list-level-style-bullet text:bullet-char="" text:style-name="List79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 fo:font-size="9pt" style:font-size-asian="9pt" style:font-size-complex="9pt"/>
      </text:list-level-style-bullet>
      <text:list-level-style-bullet text:bullet-char="" text:style-name="List79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" text:style-name="List79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79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79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9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79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79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9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80Level0" style:family="text">
      <style:text-properties style:font-name="Symbol" fo:font-size="9pt" style:font-size-asian="9pt" style:font-size-complex="9pt"/>
    </style:style>
    <style:style style:name="List80Level1" style:family="text">
      <style:text-properties style:font-name="Courier New" style:font-name-complex="Courier New"/>
    </style:style>
    <style:style style:name="List80Level2" style:family="text">
      <style:text-properties style:font-name="Wingdings"/>
    </style:style>
    <style:style style:name="List80Level3" style:family="text">
      <style:text-properties style:font-name="Symbol"/>
    </style:style>
    <style:style style:name="List80Level4" style:family="text">
      <style:text-properties style:font-name="Courier New" style:font-name-complex="Courier New"/>
    </style:style>
    <style:style style:name="List80Level5" style:family="text">
      <style:text-properties style:font-name="Wingdings"/>
    </style:style>
    <style:style style:name="List80Level6" style:family="text">
      <style:text-properties style:font-name="Symbol"/>
    </style:style>
    <style:style style:name="List80Level7" style:family="text">
      <style:text-properties style:font-name="Courier New" style:font-name-complex="Courier New"/>
    </style:style>
    <style:style style:name="List80Level8" style:family="text">
      <style:text-properties style:font-name="Wingdings"/>
    </style:style>
    <text:list-style style:name="LS80">
      <text:list-level-style-bullet text:bullet-char="" text:style-name="List80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 fo:font-size="9pt" style:font-size-asian="9pt" style:font-size-complex="9pt"/>
      </text:list-level-style-bullet>
      <text:list-level-style-bullet text:bullet-char="o" text:style-name="List80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0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80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80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0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80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80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0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81Level0" style:family="text">
      <style:text-properties style:font-name="Symbol" fo:font-size="9pt" style:font-size-asian="9pt" style:font-size-complex="9pt"/>
    </style:style>
    <style:style style:name="List81Level1" style:family="text">
      <style:text-properties style:font-name="Symbol"/>
    </style:style>
    <style:style style:name="List81Level2" style:family="text">
      <style:text-properties style:font-name="Wingdings"/>
    </style:style>
    <style:style style:name="List81Level3" style:family="text">
      <style:text-properties style:font-name="Symbol"/>
    </style:style>
    <style:style style:name="List81Level4" style:family="text">
      <style:text-properties style:font-name="Courier New" style:font-name-complex="Courier New"/>
    </style:style>
    <style:style style:name="List81Level5" style:family="text">
      <style:text-properties style:font-name="Wingdings"/>
    </style:style>
    <style:style style:name="List81Level6" style:family="text">
      <style:text-properties style:font-name="Symbol"/>
    </style:style>
    <style:style style:name="List81Level7" style:family="text">
      <style:text-properties style:font-name="Courier New" style:font-name-complex="Courier New"/>
    </style:style>
    <style:style style:name="List81Level8" style:family="text">
      <style:text-properties style:font-name="Wingdings"/>
    </style:style>
    <text:list-style style:name="LS81">
      <text:list-level-style-bullet text:bullet-char="" text:style-name="List81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 fo:font-size="9pt" style:font-size-asian="9pt" style:font-size-complex="9pt"/>
      </text:list-level-style-bullet>
      <text:list-level-style-bullet text:bullet-char="" text:style-name="List81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" text:style-name="List81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81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81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1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81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81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1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82Level0" style:family="text">
      <style:text-properties style:font-name="Symbol" fo:font-size="9pt" style:font-size-asian="9pt" style:font-size-complex="9pt"/>
    </style:style>
    <style:style style:name="List82Level1" style:family="text">
      <style:text-properties style:font-name="Symbol"/>
    </style:style>
    <style:style style:name="List82Level2" style:family="text">
      <style:text-properties style:font-name="Wingdings"/>
    </style:style>
    <style:style style:name="List82Level3" style:family="text">
      <style:text-properties style:font-name="Symbol"/>
    </style:style>
    <style:style style:name="List82Level4" style:family="text">
      <style:text-properties style:font-name="Courier New" style:font-name-complex="Courier New"/>
    </style:style>
    <style:style style:name="List82Level5" style:family="text">
      <style:text-properties style:font-name="Wingdings"/>
    </style:style>
    <style:style style:name="List82Level6" style:family="text">
      <style:text-properties style:font-name="Symbol"/>
    </style:style>
    <style:style style:name="List82Level7" style:family="text">
      <style:text-properties style:font-name="Courier New" style:font-name-complex="Courier New"/>
    </style:style>
    <style:style style:name="List82Level8" style:family="text">
      <style:text-properties style:font-name="Wingdings"/>
    </style:style>
    <text:list-style style:name="LS82">
      <text:list-level-style-bullet text:bullet-char="" text:style-name="List82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 fo:font-size="9pt" style:font-size-asian="9pt" style:font-size-complex="9pt"/>
      </text:list-level-style-bullet>
      <text:list-level-style-bullet text:bullet-char="" text:style-name="List82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" text:style-name="List82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82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82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2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82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82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2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83Level0" style:family="text">
      <style:text-properties style:font-name="Symbol" fo:font-size="9pt" style:font-size-asian="9pt" style:font-size-complex="9pt"/>
    </style:style>
    <style:style style:name="List83Level1" style:family="text">
      <style:text-properties style:font-name="Symbol"/>
    </style:style>
    <style:style style:name="List83Level2" style:family="text">
      <style:text-properties style:font-name="Wingdings"/>
    </style:style>
    <style:style style:name="List83Level3" style:family="text">
      <style:text-properties style:font-name="Symbol"/>
    </style:style>
    <style:style style:name="List83Level4" style:family="text">
      <style:text-properties style:font-name="Courier New" style:font-name-complex="Courier New"/>
    </style:style>
    <style:style style:name="List83Level5" style:family="text">
      <style:text-properties style:font-name="Wingdings"/>
    </style:style>
    <style:style style:name="List83Level6" style:family="text">
      <style:text-properties style:font-name="Symbol"/>
    </style:style>
    <style:style style:name="List83Level7" style:family="text">
      <style:text-properties style:font-name="Courier New" style:font-name-complex="Courier New"/>
    </style:style>
    <style:style style:name="List83Level8" style:family="text">
      <style:text-properties style:font-name="Wingdings"/>
    </style:style>
    <text:list-style style:name="LS83">
      <text:list-level-style-bullet text:bullet-char="" text:style-name="List83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 fo:font-size="9pt" style:font-size-asian="9pt" style:font-size-complex="9pt"/>
      </text:list-level-style-bullet>
      <text:list-level-style-bullet text:bullet-char="" text:style-name="List83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" text:style-name="List83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83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83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3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83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83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3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84Level0" style:family="text">
      <style:text-properties style:font-name="Symbol" fo:font-size="9pt" style:font-size-asian="9pt" style:font-size-complex="9pt"/>
    </style:style>
    <style:style style:name="List84Level1" style:family="text">
      <style:text-properties style:font-name="Symbol"/>
    </style:style>
    <style:style style:name="List84Level2" style:family="text">
      <style:text-properties style:font-name="Wingdings"/>
    </style:style>
    <style:style style:name="List84Level3" style:family="text">
      <style:text-properties style:font-name="Symbol"/>
    </style:style>
    <style:style style:name="List84Level4" style:family="text">
      <style:text-properties style:font-name="Courier New" style:font-name-complex="Courier New"/>
    </style:style>
    <style:style style:name="List84Level5" style:family="text">
      <style:text-properties style:font-name="Wingdings"/>
    </style:style>
    <style:style style:name="List84Level6" style:family="text">
      <style:text-properties style:font-name="Symbol"/>
    </style:style>
    <style:style style:name="List84Level7" style:family="text">
      <style:text-properties style:font-name="Courier New" style:font-name-complex="Courier New"/>
    </style:style>
    <style:style style:name="List84Level8" style:family="text">
      <style:text-properties style:font-name="Wingdings"/>
    </style:style>
    <text:list-style style:name="LS84">
      <text:list-level-style-bullet text:bullet-char="" text:style-name="List84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 fo:font-size="9pt" style:font-size-asian="9pt" style:font-size-complex="9pt"/>
      </text:list-level-style-bullet>
      <text:list-level-style-bullet text:bullet-char="" text:style-name="List84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" text:style-name="List84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84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84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4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84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84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4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85Level0" style:family="text">
      <style:text-properties style:font-name="Symbol" fo:font-size="9pt" style:font-size-asian="9pt" style:font-size-complex="9pt"/>
    </style:style>
    <style:style style:name="List85Level1" style:family="text">
      <style:text-properties style:font-name="Symbol"/>
    </style:style>
    <style:style style:name="List85Level2" style:family="text">
      <style:text-properties style:font-name="Wingdings"/>
    </style:style>
    <style:style style:name="List85Level3" style:family="text">
      <style:text-properties style:font-name="Symbol"/>
    </style:style>
    <style:style style:name="List85Level4" style:family="text">
      <style:text-properties style:font-name="Courier New" style:font-name-complex="Courier New"/>
    </style:style>
    <style:style style:name="List85Level5" style:family="text">
      <style:text-properties style:font-name="Wingdings"/>
    </style:style>
    <style:style style:name="List85Level6" style:family="text">
      <style:text-properties style:font-name="Symbol"/>
    </style:style>
    <style:style style:name="List85Level7" style:family="text">
      <style:text-properties style:font-name="Courier New" style:font-name-complex="Courier New"/>
    </style:style>
    <style:style style:name="List85Level8" style:family="text">
      <style:text-properties style:font-name="Wingdings"/>
    </style:style>
    <text:list-style style:name="LS85">
      <text:list-level-style-bullet text:bullet-char="" text:style-name="List85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 fo:font-size="9pt" style:font-size-asian="9pt" style:font-size-complex="9pt"/>
      </text:list-level-style-bullet>
      <text:list-level-style-bullet text:bullet-char="" text:style-name="List85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" text:style-name="List85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85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85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5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85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85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5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86Level0" style:family="text">
      <style:text-properties style:font-name="Symbol" fo:font-size="9pt" style:font-size-asian="9pt" style:font-size-complex="9pt"/>
    </style:style>
    <style:style style:name="List86Level1" style:family="text">
      <style:text-properties style:font-name="Symbol"/>
    </style:style>
    <style:style style:name="List86Level2" style:family="text">
      <style:text-properties style:font-name="Wingdings"/>
    </style:style>
    <style:style style:name="List86Level3" style:family="text">
      <style:text-properties style:font-name="Symbol"/>
    </style:style>
    <style:style style:name="List86Level4" style:family="text">
      <style:text-properties style:font-name="Courier New" style:font-name-complex="Courier New"/>
    </style:style>
    <style:style style:name="List86Level5" style:family="text">
      <style:text-properties style:font-name="Wingdings"/>
    </style:style>
    <style:style style:name="List86Level6" style:family="text">
      <style:text-properties style:font-name="Symbol"/>
    </style:style>
    <style:style style:name="List86Level7" style:family="text">
      <style:text-properties style:font-name="Courier New" style:font-name-complex="Courier New"/>
    </style:style>
    <style:style style:name="List86Level8" style:family="text">
      <style:text-properties style:font-name="Wingdings"/>
    </style:style>
    <text:list-style style:name="LS86">
      <text:list-level-style-bullet text:bullet-char="" text:style-name="List86Level0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  <style:text-properties style:font-name="Symbol" fo:font-size="9pt" style:font-size-asian="9pt" style:font-size-complex="9pt"/>
      </text:list-level-style-bullet>
      <text:list-level-style-bullet text:bullet-char="" text:style-name="List86Level1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Symbol"/>
      </text:list-level-style-bullet>
      <text:list-level-style-bullet text:bullet-char="" text:style-name="List86Level2" text:level="3">
        <style:list-level-properties text:space-before="2.54cm" text:min-label-width="0.635cm" fo:text-align="start" text:list-level-position-and-space-mode="label-alignment">
          <style:list-level-label-alignment text:label-followed-by="listtab" fo:margin-left="3.175cm" fo:text-indent="-0.635cm"/>
        </style:list-level-properties>
        <style:text-properties style:font-name="Wingdings"/>
      </text:list-level-style-bullet>
      <text:list-level-style-bullet text:bullet-char="" text:style-name="List86Level3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  <style:text-properties style:font-name="Symbol"/>
      </text:list-level-style-bullet>
      <text:list-level-style-bullet text:bullet-char="o" text:style-name="List86Level4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6Level5" text:level="6">
        <style:list-level-properties text:space-before="6.35cm" text:min-label-width="0.635cm" fo:text-align="start" text:list-level-position-and-space-mode="label-alignment">
          <style:list-level-label-alignment text:label-followed-by="listtab" fo:margin-left="6.985cm" fo:text-indent="-0.635cm"/>
        </style:list-level-properties>
        <style:text-properties style:font-name="Wingdings"/>
      </text:list-level-style-bullet>
      <text:list-level-style-bullet text:bullet-char="" text:style-name="List86Level6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  <style:text-properties style:font-name="Symbol"/>
      </text:list-level-style-bullet>
      <text:list-level-style-bullet text:bullet-char="o" text:style-name="List86Level7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6Level8" text:level="9">
        <style:list-level-properties text:space-before="10.16cm" text:min-label-width="0.635cm" fo:text-align="start" text:list-level-position-and-space-mode="label-alignment">
          <style:list-level-label-alignment text:label-followed-by="listtab" fo:margin-left="10.795cm" fo:text-indent="-0.635cm"/>
        </style:list-level-properties>
        <style:text-properties style:font-name="Wingdings"/>
      </text:list-level-style-bullet>
    </text:list-style>
    <style:style style:name="List87Level0" style:family="text">
      <style:text-properties style:font-name="Symbol"/>
    </style:style>
    <style:style style:name="List87Level1" style:family="text">
      <style:text-properties style:font-name="Courier New" style:font-name-complex="Courier New"/>
    </style:style>
    <style:style style:name="List87Level2" style:family="text">
      <style:text-properties style:font-name="Wingdings"/>
    </style:style>
    <style:style style:name="List87Level3" style:family="text">
      <style:text-properties style:font-name="Symbol"/>
    </style:style>
    <style:style style:name="List87Level4" style:family="text">
      <style:text-properties style:font-name="Courier New" style:font-name-complex="Courier New"/>
    </style:style>
    <style:style style:name="List87Level5" style:family="text">
      <style:text-properties style:font-name="Wingdings"/>
    </style:style>
    <style:style style:name="List87Level6" style:family="text">
      <style:text-properties style:font-name="Symbol"/>
    </style:style>
    <style:style style:name="List87Level7" style:family="text">
      <style:text-properties style:font-name="Courier New" style:font-name-complex="Courier New"/>
    </style:style>
    <style:style style:name="List87Level8" style:family="text">
      <style:text-properties style:font-name="Wingdings"/>
    </style:style>
    <text:list-style style:name="LS87">
      <text:list-level-style-bullet text:bullet-char="" text:style-name="List8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8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8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8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8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8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88Level0" style:family="text">
      <style:text-properties style:font-name="Symbol"/>
    </style:style>
    <style:style style:name="List88Level1" style:family="text">
      <style:text-properties style:font-name="Symbol"/>
    </style:style>
    <style:style style:name="List88Level2" style:family="text">
      <style:text-properties style:font-name="Wingdings"/>
    </style:style>
    <style:style style:name="List88Level3" style:family="text">
      <style:text-properties style:font-name="Symbol"/>
    </style:style>
    <style:style style:name="List88Level4" style:family="text">
      <style:text-properties style:font-name="Courier New" style:font-name-complex="Courier New"/>
    </style:style>
    <style:style style:name="List88Level5" style:family="text">
      <style:text-properties style:font-name="Wingdings"/>
    </style:style>
    <style:style style:name="List88Level6" style:family="text">
      <style:text-properties style:font-name="Symbol"/>
    </style:style>
    <style:style style:name="List88Level7" style:family="text">
      <style:text-properties style:font-name="Courier New" style:font-name-complex="Courier New"/>
    </style:style>
    <style:style style:name="List88Level8" style:family="text">
      <style:text-properties style:font-name="Wingdings"/>
    </style:style>
    <text:list-style style:name="LS88">
      <text:list-level-style-bullet text:bullet-char="" text:style-name="List8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" text:style-name="List8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Symbol"/>
      </text:list-level-style-bullet>
      <text:list-level-style-bullet text:bullet-char="" text:style-name="List8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8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8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8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8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89Level0" style:family="text">
      <style:text-properties style:font-name="Symbol"/>
    </style:style>
    <style:style style:name="List89Level1" style:family="text">
      <style:text-properties style:font-name="Courier New" style:font-name-complex="Courier New"/>
    </style:style>
    <style:style style:name="List89Level2" style:family="text">
      <style:text-properties style:font-name="Wingdings"/>
    </style:style>
    <style:style style:name="List89Level3" style:family="text">
      <style:text-properties style:font-name="Symbol"/>
    </style:style>
    <style:style style:name="List89Level4" style:family="text">
      <style:text-properties style:font-name="Courier New" style:font-name-complex="Courier New"/>
    </style:style>
    <style:style style:name="List89Level5" style:family="text">
      <style:text-properties style:font-name="Wingdings"/>
    </style:style>
    <style:style style:name="List89Level6" style:family="text">
      <style:text-properties style:font-name="Symbol"/>
    </style:style>
    <style:style style:name="List89Level7" style:family="text">
      <style:text-properties style:font-name="Courier New" style:font-name-complex="Courier New"/>
    </style:style>
    <style:style style:name="List89Level8" style:family="text">
      <style:text-properties style:font-name="Wingdings"/>
    </style:style>
    <text:list-style style:name="LS89">
      <text:list-level-style-bullet text:bullet-char="" text:style-name="List8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8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8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8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8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8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90Level0" style:family="text">
      <style:text-properties style:font-name="Symbol"/>
    </style:style>
    <style:style style:name="List90Level1" style:family="text">
      <style:text-properties style:font-name="Courier New" style:font-name-complex="Courier New"/>
    </style:style>
    <style:style style:name="List90Level2" style:family="text">
      <style:text-properties style:font-name="Wingdings"/>
    </style:style>
    <style:style style:name="List90Level3" style:family="text">
      <style:text-properties style:font-name="Symbol"/>
    </style:style>
    <style:style style:name="List90Level4" style:family="text">
      <style:text-properties style:font-name="Courier New" style:font-name-complex="Courier New"/>
    </style:style>
    <style:style style:name="List90Level5" style:family="text">
      <style:text-properties style:font-name="Wingdings"/>
    </style:style>
    <style:style style:name="List90Level6" style:family="text">
      <style:text-properties style:font-name="Symbol"/>
    </style:style>
    <style:style style:name="List90Level7" style:family="text">
      <style:text-properties style:font-name="Courier New" style:font-name-complex="Courier New"/>
    </style:style>
    <style:style style:name="List90Level8" style:family="text">
      <style:text-properties style:font-name="Wingdings"/>
    </style:style>
    <text:list-style style:name="LS90">
      <text:list-level-style-bullet text:bullet-char="" text:style-name="List9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9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9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9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9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9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91Level0" style:family="text">
      <style:text-properties style:font-name="Symbol"/>
    </style:style>
    <style:style style:name="List91Level1" style:family="text">
      <style:text-properties style:font-name="Courier New" style:font-name-complex="Courier New"/>
    </style:style>
    <style:style style:name="List91Level2" style:family="text">
      <style:text-properties style:font-name="Wingdings"/>
    </style:style>
    <style:style style:name="List91Level3" style:family="text">
      <style:text-properties style:font-name="Symbol"/>
    </style:style>
    <style:style style:name="List91Level4" style:family="text">
      <style:text-properties style:font-name="Courier New" style:font-name-complex="Courier New"/>
    </style:style>
    <style:style style:name="List91Level5" style:family="text">
      <style:text-properties style:font-name="Wingdings"/>
    </style:style>
    <style:style style:name="List91Level6" style:family="text">
      <style:text-properties style:font-name="Symbol"/>
    </style:style>
    <style:style style:name="List91Level7" style:family="text">
      <style:text-properties style:font-name="Courier New" style:font-name-complex="Courier New"/>
    </style:style>
    <style:style style:name="List91Level8" style:family="text">
      <style:text-properties style:font-name="Wingdings"/>
    </style:style>
    <text:list-style style:name="LS91">
      <text:list-level-style-bullet text:bullet-char="" text:style-name="List9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9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9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9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9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9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92Level0" style:family="text">
      <style:text-properties style:font-name="Symbol"/>
    </style:style>
    <style:style style:name="List92Level1" style:family="text">
      <style:text-properties style:font-name="Courier New" style:font-name-complex="Courier New"/>
    </style:style>
    <style:style style:name="List92Level2" style:family="text">
      <style:text-properties style:font-name="Wingdings"/>
    </style:style>
    <style:style style:name="List92Level3" style:family="text">
      <style:text-properties style:font-name="Symbol"/>
    </style:style>
    <style:style style:name="List92Level4" style:family="text">
      <style:text-properties style:font-name="Courier New" style:font-name-complex="Courier New"/>
    </style:style>
    <style:style style:name="List92Level5" style:family="text">
      <style:text-properties style:font-name="Wingdings"/>
    </style:style>
    <style:style style:name="List92Level6" style:family="text">
      <style:text-properties style:font-name="Symbol"/>
    </style:style>
    <style:style style:name="List92Level7" style:family="text">
      <style:text-properties style:font-name="Courier New" style:font-name-complex="Courier New"/>
    </style:style>
    <style:style style:name="List92Level8" style:family="text">
      <style:text-properties style:font-name="Wingdings"/>
    </style:style>
    <text:list-style style:name="LS92">
      <text:list-level-style-bullet text:bullet-char="" text:style-name="List9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9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9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9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9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9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93Level0" style:family="text">
      <style:text-properties style:font-name="Symbol"/>
    </style:style>
    <style:style style:name="List93Level1" style:family="text">
      <style:text-properties style:font-name="Courier New" style:font-name-complex="Courier New"/>
    </style:style>
    <style:style style:name="List93Level2" style:family="text">
      <style:text-properties style:font-name="Wingdings"/>
    </style:style>
    <style:style style:name="List93Level3" style:family="text">
      <style:text-properties style:font-name="Symbol"/>
    </style:style>
    <style:style style:name="List93Level4" style:family="text">
      <style:text-properties style:font-name="Courier New" style:font-name-complex="Courier New"/>
    </style:style>
    <style:style style:name="List93Level5" style:family="text">
      <style:text-properties style:font-name="Wingdings"/>
    </style:style>
    <style:style style:name="List93Level6" style:family="text">
      <style:text-properties style:font-name="Symbol"/>
    </style:style>
    <style:style style:name="List93Level7" style:family="text">
      <style:text-properties style:font-name="Courier New" style:font-name-complex="Courier New"/>
    </style:style>
    <style:style style:name="List93Level8" style:family="text">
      <style:text-properties style:font-name="Wingdings"/>
    </style:style>
    <text:list-style style:name="LS93">
      <text:list-level-style-bullet text:bullet-char="" text:style-name="List9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9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9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9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9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9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94Level0" style:family="text">
      <style:text-properties fo:font-size="11pt" style:font-size-asian="11pt" style:font-name-complex="Arial" fo:font-weight="bold" style:font-weight-asian="bold"/>
    </style:style>
    <text:list-style style:name="LS94">
      <text:list-level-style-number style:num-format="1" text:style-name="List94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ize="11pt" style:font-size-asian="11pt" style:font-name-complex="Arial" fo:font-weight="bold" style:font-weight-asian="bold"/>
      </text:list-level-style-number>
      <text:list-level-style-number style:num-format="a" text:style-name="List94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94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94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94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94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94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94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94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95Level0" style:family="text">
      <style:text-properties style:font-name="Symbol"/>
    </style:style>
    <style:style style:name="List95Level1" style:family="text">
      <style:text-properties style:font-name="Courier New" style:font-name-complex="Courier New"/>
    </style:style>
    <style:style style:name="List95Level2" style:family="text">
      <style:text-properties style:font-name="Wingdings"/>
    </style:style>
    <style:style style:name="List95Level3" style:family="text">
      <style:text-properties style:font-name="Symbol"/>
    </style:style>
    <style:style style:name="List95Level4" style:family="text">
      <style:text-properties style:font-name="Courier New" style:font-name-complex="Courier New"/>
    </style:style>
    <style:style style:name="List95Level5" style:family="text">
      <style:text-properties style:font-name="Wingdings"/>
    </style:style>
    <style:style style:name="List95Level6" style:family="text">
      <style:text-properties style:font-name="Symbol"/>
    </style:style>
    <style:style style:name="List95Level7" style:family="text">
      <style:text-properties style:font-name="Courier New" style:font-name-complex="Courier New"/>
    </style:style>
    <style:style style:name="List95Level8" style:family="text">
      <style:text-properties style:font-name="Wingdings"/>
    </style:style>
    <text:list-style style:name="LS95">
      <text:list-level-style-bullet text:bullet-char="" text:style-name="List9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9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9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9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9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9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96Level0" style:family="text">
      <style:text-properties fo:font-size="11pt" style:font-size-asian="11pt" style:font-name-complex="Arial" fo:font-weight="bold" style:font-weight-asian="bold"/>
    </style:style>
    <text:list-style style:name="LS96">
      <text:list-level-style-number style:num-format="1" text:style-name="List96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ize="11pt" style:font-size-asian="11pt" style:font-name-complex="Arial" fo:font-weight="bold" style:font-weight-asian="bold"/>
      </text:list-level-style-number>
      <text:list-level-style-number style:num-format="a" text:style-name="List96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96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96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96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96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96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96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96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97Level0" style:family="text">
      <style:text-properties fo:font-size="11pt" style:font-size-asian="11pt" style:font-name-complex="Arial" fo:font-weight="bold" style:font-weight-asian="bold"/>
    </style:style>
    <text:list-style style:name="LS97">
      <text:list-level-style-number style:num-format="1" text:style-name="List97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size="11pt" style:font-size-asian="11pt" style:font-name-complex="Arial" fo:font-weight="bold" style:font-weight-asian="bold"/>
      </text:list-level-style-number>
      <text:list-level-style-number style:num-format="a" text:style-name="List97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97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97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97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97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97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97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97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98">
      <text:list-level-style-number style:num-format="1" text:style-name="List98Level0" style:num-suffix=")" style:num-prefix="(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9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9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9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9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9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9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9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9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99Level0" style:family="text">
      <style:text-properties style:font-name="Symbol"/>
    </style:style>
    <style:style style:name="List99Level1" style:family="text">
      <style:text-properties style:font-name="Courier New" style:font-name-complex="Courier New"/>
    </style:style>
    <style:style style:name="List99Level2" style:family="text">
      <style:text-properties style:font-name="Wingdings"/>
    </style:style>
    <style:style style:name="List99Level3" style:family="text">
      <style:text-properties style:font-name="Symbol"/>
    </style:style>
    <style:style style:name="List99Level4" style:family="text">
      <style:text-properties style:font-name="Courier New" style:font-name-complex="Courier New"/>
    </style:style>
    <style:style style:name="List99Level5" style:family="text">
      <style:text-properties style:font-name="Wingdings"/>
    </style:style>
    <style:style style:name="List99Level6" style:family="text">
      <style:text-properties style:font-name="Symbol"/>
    </style:style>
    <style:style style:name="List99Level7" style:family="text">
      <style:text-properties style:font-name="Courier New" style:font-name-complex="Courier New"/>
    </style:style>
    <style:style style:name="List99Level8" style:family="text">
      <style:text-properties style:font-name="Wingdings"/>
    </style:style>
    <text:list-style style:name="LS99">
      <text:list-level-style-bullet text:bullet-char="" text:style-name="List9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9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9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9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9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9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9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0Level0" style:family="text">
      <style:text-properties fo:font-weight="bold" style:font-weight-asian="bold" style:font-weight-complex="bold"/>
    </style:style>
    <text:list-style style:name="LS100">
      <text:list-level-style-number style:num-format="1" text:style-name="List100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weight="bold" style:font-weight-asian="bold" style:font-weight-complex="bold"/>
      </text:list-level-style-number>
      <text:list-level-style-number style:num-format="a" text:style-name="List100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00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00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00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00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00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00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00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01Level1" style:family="text">
      <style:text-properties style:font-name="Courier New" style:font-name-complex="Courier New"/>
    </style:style>
    <style:style style:name="List101Level2" style:family="text">
      <style:text-properties style:font-name="Wingdings"/>
    </style:style>
    <style:style style:name="List101Level3" style:family="text">
      <style:text-properties style:font-name="Symbol"/>
    </style:style>
    <style:style style:name="List101Level4" style:family="text">
      <style:text-properties style:font-name="Courier New" style:font-name-complex="Courier New"/>
    </style:style>
    <style:style style:name="List101Level5" style:family="text">
      <style:text-properties style:font-name="Wingdings"/>
    </style:style>
    <style:style style:name="List101Level6" style:family="text">
      <style:text-properties style:font-name="Symbol"/>
    </style:style>
    <style:style style:name="List101Level7" style:family="text">
      <style:text-properties style:font-name="Courier New" style:font-name-complex="Courier New"/>
    </style:style>
    <style:style style:name="List101Level8" style:family="text">
      <style:text-properties style:font-name="Wingdings"/>
    </style:style>
    <text:list-style style:name="LS101">
      <text:list-level-style-number style:num-format="1" text:style-name="List10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bullet text:bullet-char="o" text:style-name="List10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2Level0" style:family="text">
      <style:text-properties style:font-name="Symbol"/>
    </style:style>
    <style:style style:name="List102Level1" style:family="text">
      <style:text-properties style:font-name="Courier New" style:font-name-complex="Courier New"/>
    </style:style>
    <style:style style:name="List102Level2" style:family="text">
      <style:text-properties style:font-name="Wingdings"/>
    </style:style>
    <style:style style:name="List102Level3" style:family="text">
      <style:text-properties style:font-name="Symbol"/>
    </style:style>
    <style:style style:name="List102Level4" style:family="text">
      <style:text-properties style:font-name="Courier New" style:font-name-complex="Courier New"/>
    </style:style>
    <style:style style:name="List102Level5" style:family="text">
      <style:text-properties style:font-name="Wingdings"/>
    </style:style>
    <style:style style:name="List102Level6" style:family="text">
      <style:text-properties style:font-name="Symbol"/>
    </style:style>
    <style:style style:name="List102Level7" style:family="text">
      <style:text-properties style:font-name="Courier New" style:font-name-complex="Courier New"/>
    </style:style>
    <style:style style:name="List102Level8" style:family="text">
      <style:text-properties style:font-name="Wingdings"/>
    </style:style>
    <text:list-style style:name="LS102">
      <text:list-level-style-bullet text:bullet-char="" text:style-name="List10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0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3Level0" style:family="text">
      <style:text-properties style:font-name="Symbol"/>
    </style:style>
    <style:style style:name="List103Level1" style:family="text">
      <style:text-properties style:font-name="Courier New" style:font-name-complex="Courier New"/>
    </style:style>
    <style:style style:name="List103Level2" style:family="text">
      <style:text-properties style:font-name="Wingdings"/>
    </style:style>
    <style:style style:name="List103Level3" style:family="text">
      <style:text-properties style:font-name="Symbol"/>
    </style:style>
    <style:style style:name="List103Level4" style:family="text">
      <style:text-properties style:font-name="Courier New" style:font-name-complex="Courier New"/>
    </style:style>
    <style:style style:name="List103Level5" style:family="text">
      <style:text-properties style:font-name="Wingdings"/>
    </style:style>
    <style:style style:name="List103Level6" style:family="text">
      <style:text-properties style:font-name="Symbol"/>
    </style:style>
    <style:style style:name="List103Level7" style:family="text">
      <style:text-properties style:font-name="Courier New" style:font-name-complex="Courier New"/>
    </style:style>
    <style:style style:name="List103Level8" style:family="text">
      <style:text-properties style:font-name="Wingdings"/>
    </style:style>
    <text:list-style style:name="LS103">
      <text:list-level-style-bullet text:bullet-char="" text:style-name="List10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0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4Level0" style:family="text">
      <style:text-properties style:font-name="Symbol"/>
    </style:style>
    <style:style style:name="List104Level1" style:family="text">
      <style:text-properties style:font-name="Courier New" style:font-name-complex="Courier New"/>
    </style:style>
    <style:style style:name="List104Level2" style:family="text">
      <style:text-properties style:font-name="Wingdings"/>
    </style:style>
    <style:style style:name="List104Level3" style:family="text">
      <style:text-properties style:font-name="Symbol"/>
    </style:style>
    <style:style style:name="List104Level4" style:family="text">
      <style:text-properties style:font-name="Courier New" style:font-name-complex="Courier New"/>
    </style:style>
    <style:style style:name="List104Level5" style:family="text">
      <style:text-properties style:font-name="Wingdings"/>
    </style:style>
    <style:style style:name="List104Level6" style:family="text">
      <style:text-properties style:font-name="Symbol"/>
    </style:style>
    <style:style style:name="List104Level7" style:family="text">
      <style:text-properties style:font-name="Courier New" style:font-name-complex="Courier New"/>
    </style:style>
    <style:style style:name="List104Level8" style:family="text">
      <style:text-properties style:font-name="Wingdings"/>
    </style:style>
    <text:list-style style:name="LS104">
      <text:list-level-style-bullet text:bullet-char="" text:style-name="List10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0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5Level0" style:family="text">
      <style:text-properties style:font-name="Symbol"/>
    </style:style>
    <style:style style:name="List105Level1" style:family="text">
      <style:text-properties style:font-name="Courier New" style:font-name-complex="Courier New"/>
    </style:style>
    <style:style style:name="List105Level2" style:family="text">
      <style:text-properties style:font-name="Wingdings"/>
    </style:style>
    <style:style style:name="List105Level3" style:family="text">
      <style:text-properties style:font-name="Symbol"/>
    </style:style>
    <style:style style:name="List105Level4" style:family="text">
      <style:text-properties style:font-name="Courier New" style:font-name-complex="Courier New"/>
    </style:style>
    <style:style style:name="List105Level5" style:family="text">
      <style:text-properties style:font-name="Wingdings"/>
    </style:style>
    <style:style style:name="List105Level6" style:family="text">
      <style:text-properties style:font-name="Symbol"/>
    </style:style>
    <style:style style:name="List105Level7" style:family="text">
      <style:text-properties style:font-name="Courier New" style:font-name-complex="Courier New"/>
    </style:style>
    <style:style style:name="List105Level8" style:family="text">
      <style:text-properties style:font-name="Wingdings"/>
    </style:style>
    <text:list-style style:name="LS105">
      <text:list-level-style-bullet text:bullet-char="" text:style-name="List10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0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6Level0" style:family="text">
      <style:text-properties style:font-name="Symbol"/>
    </style:style>
    <style:style style:name="List106Level1" style:family="text">
      <style:text-properties style:font-name="Courier New" style:font-name-complex="Courier New"/>
    </style:style>
    <style:style style:name="List106Level2" style:family="text">
      <style:text-properties style:font-name="Wingdings"/>
    </style:style>
    <style:style style:name="List106Level3" style:family="text">
      <style:text-properties style:font-name="Symbol"/>
    </style:style>
    <style:style style:name="List106Level4" style:family="text">
      <style:text-properties style:font-name="Courier New" style:font-name-complex="Courier New"/>
    </style:style>
    <style:style style:name="List106Level5" style:family="text">
      <style:text-properties style:font-name="Wingdings"/>
    </style:style>
    <style:style style:name="List106Level6" style:family="text">
      <style:text-properties style:font-name="Symbol"/>
    </style:style>
    <style:style style:name="List106Level7" style:family="text">
      <style:text-properties style:font-name="Courier New" style:font-name-complex="Courier New"/>
    </style:style>
    <style:style style:name="List106Level8" style:family="text">
      <style:text-properties style:font-name="Wingdings"/>
    </style:style>
    <text:list-style style:name="LS106">
      <text:list-level-style-bullet text:bullet-char="" text:style-name="List10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0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7Level0" style:family="text">
      <style:text-properties style:font-name="Symbol"/>
    </style:style>
    <style:style style:name="List107Level1" style:family="text">
      <style:text-properties style:font-name="Courier New" style:font-name-complex="Courier New"/>
    </style:style>
    <style:style style:name="List107Level2" style:family="text">
      <style:text-properties style:font-name="Wingdings"/>
    </style:style>
    <style:style style:name="List107Level3" style:family="text">
      <style:text-properties style:font-name="Symbol"/>
    </style:style>
    <style:style style:name="List107Level4" style:family="text">
      <style:text-properties style:font-name="Courier New" style:font-name-complex="Courier New"/>
    </style:style>
    <style:style style:name="List107Level5" style:family="text">
      <style:text-properties style:font-name="Wingdings"/>
    </style:style>
    <style:style style:name="List107Level6" style:family="text">
      <style:text-properties style:font-name="Symbol"/>
    </style:style>
    <style:style style:name="List107Level7" style:family="text">
      <style:text-properties style:font-name="Courier New" style:font-name-complex="Courier New"/>
    </style:style>
    <style:style style:name="List107Level8" style:family="text">
      <style:text-properties style:font-name="Wingdings"/>
    </style:style>
    <text:list-style style:name="LS107">
      <text:list-level-style-bullet text:bullet-char="" text:style-name="List10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0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8Level0" style:family="text">
      <style:text-properties style:font-name="Symbol"/>
    </style:style>
    <style:style style:name="List108Level1" style:family="text">
      <style:text-properties style:font-name="Courier New" style:font-name-complex="Courier New"/>
    </style:style>
    <style:style style:name="List108Level2" style:family="text">
      <style:text-properties style:font-name="Wingdings"/>
    </style:style>
    <style:style style:name="List108Level3" style:family="text">
      <style:text-properties style:font-name="Symbol"/>
    </style:style>
    <style:style style:name="List108Level4" style:family="text">
      <style:text-properties style:font-name="Courier New" style:font-name-complex="Courier New"/>
    </style:style>
    <style:style style:name="List108Level5" style:family="text">
      <style:text-properties style:font-name="Wingdings"/>
    </style:style>
    <style:style style:name="List108Level6" style:family="text">
      <style:text-properties style:font-name="Symbol"/>
    </style:style>
    <style:style style:name="List108Level7" style:family="text">
      <style:text-properties style:font-name="Courier New" style:font-name-complex="Courier New"/>
    </style:style>
    <style:style style:name="List108Level8" style:family="text">
      <style:text-properties style:font-name="Wingdings"/>
    </style:style>
    <text:list-style style:name="LS108">
      <text:list-level-style-bullet text:bullet-char="" text:style-name="List10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0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09Level0" style:family="text">
      <style:text-properties style:font-name="Symbol"/>
    </style:style>
    <style:style style:name="List109Level1" style:family="text">
      <style:text-properties style:font-name="Courier New" style:font-name-complex="Courier New"/>
    </style:style>
    <style:style style:name="List109Level2" style:family="text">
      <style:text-properties style:font-name="Wingdings"/>
    </style:style>
    <style:style style:name="List109Level3" style:family="text">
      <style:text-properties style:font-name="Symbol"/>
    </style:style>
    <style:style style:name="List109Level4" style:family="text">
      <style:text-properties style:font-name="Courier New" style:font-name-complex="Courier New"/>
    </style:style>
    <style:style style:name="List109Level5" style:family="text">
      <style:text-properties style:font-name="Wingdings"/>
    </style:style>
    <style:style style:name="List109Level6" style:family="text">
      <style:text-properties style:font-name="Symbol"/>
    </style:style>
    <style:style style:name="List109Level7" style:family="text">
      <style:text-properties style:font-name="Courier New" style:font-name-complex="Courier New"/>
    </style:style>
    <style:style style:name="List109Level8" style:family="text">
      <style:text-properties style:font-name="Wingdings"/>
    </style:style>
    <text:list-style style:name="LS109">
      <text:list-level-style-bullet text:bullet-char="" text:style-name="List109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0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0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0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0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0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0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110">
      <text:list-level-style-number style:num-format="1" text:style-name="List110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110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10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10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10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10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10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10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10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11Level0" style:family="text">
      <style:text-properties style:font-name="Symbol"/>
    </style:style>
    <style:style style:name="List111Level1" style:family="text">
      <style:text-properties style:font-name="Courier New" style:font-name-complex="Courier New"/>
    </style:style>
    <style:style style:name="List111Level2" style:family="text">
      <style:text-properties style:font-name="Wingdings"/>
    </style:style>
    <style:style style:name="List111Level3" style:family="text">
      <style:text-properties style:font-name="Symbol"/>
    </style:style>
    <style:style style:name="List111Level4" style:family="text">
      <style:text-properties style:font-name="Courier New" style:font-name-complex="Courier New"/>
    </style:style>
    <style:style style:name="List111Level5" style:family="text">
      <style:text-properties style:font-name="Wingdings"/>
    </style:style>
    <style:style style:name="List111Level6" style:family="text">
      <style:text-properties style:font-name="Symbol"/>
    </style:style>
    <style:style style:name="List111Level7" style:family="text">
      <style:text-properties style:font-name="Courier New" style:font-name-complex="Courier New"/>
    </style:style>
    <style:style style:name="List111Level8" style:family="text">
      <style:text-properties style:font-name="Wingdings"/>
    </style:style>
    <text:list-style style:name="LS111">
      <text:list-level-style-bullet text:bullet-char="" text:style-name="List11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1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1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1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1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1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12Level0" style:family="text">
      <style:text-properties style:font-name="Symbol"/>
    </style:style>
    <style:style style:name="List112Level1" style:family="text">
      <style:text-properties style:font-name="Courier New" style:font-name-complex="Courier New"/>
    </style:style>
    <style:style style:name="List112Level2" style:family="text">
      <style:text-properties style:font-name="Wingdings"/>
    </style:style>
    <style:style style:name="List112Level3" style:family="text">
      <style:text-properties style:font-name="Symbol"/>
    </style:style>
    <style:style style:name="List112Level4" style:family="text">
      <style:text-properties style:font-name="Courier New" style:font-name-complex="Courier New"/>
    </style:style>
    <style:style style:name="List112Level5" style:family="text">
      <style:text-properties style:font-name="Wingdings"/>
    </style:style>
    <style:style style:name="List112Level6" style:family="text">
      <style:text-properties style:font-name="Symbol"/>
    </style:style>
    <style:style style:name="List112Level7" style:family="text">
      <style:text-properties style:font-name="Courier New" style:font-name-complex="Courier New"/>
    </style:style>
    <style:style style:name="List112Level8" style:family="text">
      <style:text-properties style:font-name="Wingdings"/>
    </style:style>
    <text:list-style style:name="LS112">
      <text:list-level-style-bullet text:bullet-char="" text:style-name="List11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1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1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1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1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1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13Level0" style:family="text">
      <style:text-properties style:font-name="Symbol"/>
    </style:style>
    <style:style style:name="List113Level1" style:family="text">
      <style:text-properties style:font-name="Courier New" style:font-name-complex="Courier New"/>
    </style:style>
    <style:style style:name="List113Level2" style:family="text">
      <style:text-properties style:font-name="Wingdings"/>
    </style:style>
    <style:style style:name="List113Level3" style:family="text">
      <style:text-properties style:font-name="Symbol"/>
    </style:style>
    <style:style style:name="List113Level4" style:family="text">
      <style:text-properties style:font-name="Courier New" style:font-name-complex="Courier New"/>
    </style:style>
    <style:style style:name="List113Level5" style:family="text">
      <style:text-properties style:font-name="Wingdings"/>
    </style:style>
    <style:style style:name="List113Level6" style:family="text">
      <style:text-properties style:font-name="Symbol"/>
    </style:style>
    <style:style style:name="List113Level7" style:family="text">
      <style:text-properties style:font-name="Courier New" style:font-name-complex="Courier New"/>
    </style:style>
    <style:style style:name="List113Level8" style:family="text">
      <style:text-properties style:font-name="Wingdings"/>
    </style:style>
    <text:list-style style:name="LS113">
      <text:list-level-style-bullet text:bullet-char="" text:style-name="List11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1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1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1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1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1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14Level0" style:family="text">
      <style:text-properties style:font-name="Symbol"/>
    </style:style>
    <style:style style:name="List114Level1" style:family="text">
      <style:text-properties style:font-name="Courier New" style:font-name-complex="Courier New"/>
    </style:style>
    <style:style style:name="List114Level2" style:family="text">
      <style:text-properties style:font-name="Wingdings"/>
    </style:style>
    <style:style style:name="List114Level3" style:family="text">
      <style:text-properties style:font-name="Symbol"/>
    </style:style>
    <style:style style:name="List114Level4" style:family="text">
      <style:text-properties style:font-name="Courier New" style:font-name-complex="Courier New"/>
    </style:style>
    <style:style style:name="List114Level5" style:family="text">
      <style:text-properties style:font-name="Wingdings"/>
    </style:style>
    <style:style style:name="List114Level6" style:family="text">
      <style:text-properties style:font-name="Symbol"/>
    </style:style>
    <style:style style:name="List114Level7" style:family="text">
      <style:text-properties style:font-name="Courier New" style:font-name-complex="Courier New"/>
    </style:style>
    <style:style style:name="List114Level8" style:family="text">
      <style:text-properties style:font-name="Wingdings"/>
    </style:style>
    <text:list-style style:name="LS114">
      <text:list-level-style-bullet text:bullet-char="" text:style-name="List11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1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1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1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1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1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15Level0" style:family="text">
      <style:text-properties style:font-name="Symbol"/>
    </style:style>
    <style:style style:name="List115Level1" style:family="text">
      <style:text-properties style:font-name="Courier New" style:font-name-complex="Courier New"/>
    </style:style>
    <style:style style:name="List115Level2" style:family="text">
      <style:text-properties style:font-name="Wingdings"/>
    </style:style>
    <style:style style:name="List115Level3" style:family="text">
      <style:text-properties style:font-name="Symbol"/>
    </style:style>
    <style:style style:name="List115Level4" style:family="text">
      <style:text-properties style:font-name="Courier New" style:font-name-complex="Courier New"/>
    </style:style>
    <style:style style:name="List115Level5" style:family="text">
      <style:text-properties style:font-name="Wingdings"/>
    </style:style>
    <style:style style:name="List115Level6" style:family="text">
      <style:text-properties style:font-name="Symbol"/>
    </style:style>
    <style:style style:name="List115Level7" style:family="text">
      <style:text-properties style:font-name="Courier New" style:font-name-complex="Courier New"/>
    </style:style>
    <style:style style:name="List115Level8" style:family="text">
      <style:text-properties style:font-name="Wingdings"/>
    </style:style>
    <text:list-style style:name="LS115">
      <text:list-level-style-bullet text:bullet-char="" text:style-name="List11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1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1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1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1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1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16Level0" style:family="text">
      <style:text-properties style:font-name="Symbol"/>
    </style:style>
    <style:style style:name="List116Level1" style:family="text">
      <style:text-properties style:font-name="Courier New" style:font-name-complex="Courier New"/>
    </style:style>
    <style:style style:name="List116Level2" style:family="text">
      <style:text-properties style:font-name="Wingdings"/>
    </style:style>
    <style:style style:name="List116Level3" style:family="text">
      <style:text-properties style:font-name="Symbol"/>
    </style:style>
    <style:style style:name="List116Level4" style:family="text">
      <style:text-properties style:font-name="Courier New" style:font-name-complex="Courier New"/>
    </style:style>
    <style:style style:name="List116Level5" style:family="text">
      <style:text-properties style:font-name="Wingdings"/>
    </style:style>
    <style:style style:name="List116Level6" style:family="text">
      <style:text-properties style:font-name="Symbol"/>
    </style:style>
    <style:style style:name="List116Level7" style:family="text">
      <style:text-properties style:font-name="Courier New" style:font-name-complex="Courier New"/>
    </style:style>
    <style:style style:name="List116Level8" style:family="text">
      <style:text-properties style:font-name="Wingdings"/>
    </style:style>
    <text:list-style style:name="LS116">
      <text:list-level-style-bullet text:bullet-char="" text:style-name="List11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1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1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1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1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1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1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17Level0" style:family="text">
      <style:text-properties style:font-name="Arial"/>
    </style:style>
    <style:style style:name="List117Level1" style:family="text">
      <style:text-properties style:font-name="Arial"/>
    </style:style>
    <style:style style:name="List117Level2" style:family="text">
      <style:text-properties style:font-name="Arial"/>
    </style:style>
    <style:style style:name="List117Level3" style:family="text">
      <style:text-properties style:font-name="Arial"/>
    </style:style>
    <style:style style:name="List117Level4" style:family="text">
      <style:text-properties style:font-name="Arial"/>
    </style:style>
    <style:style style:name="List117Level5" style:family="text">
      <style:text-properties style:font-name="Arial"/>
    </style:style>
    <style:style style:name="List117Level6" style:family="text">
      <style:text-properties style:font-name="Arial"/>
    </style:style>
    <style:style style:name="List117Level7" style:family="text">
      <style:text-properties style:font-name="Arial"/>
    </style:style>
    <style:style style:name="List117Level8" style:family="text">
      <style:text-properties style:font-name="Arial"/>
    </style:style>
    <text:list-style style:name="LS117">
      <text:list-level-style-bullet text:bullet-char="•" text:style-name="List11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Arial"/>
      </text:list-level-style-bullet>
      <text:list-level-style-bullet text:bullet-char="•" text:style-name="List11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Arial"/>
      </text:list-level-style-bullet>
      <text:list-level-style-bullet text:bullet-char="•" text:style-name="List11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Arial"/>
      </text:list-level-style-bullet>
      <text:list-level-style-bullet text:bullet-char="•" text:style-name="List11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Arial"/>
      </text:list-level-style-bullet>
      <text:list-level-style-bullet text:bullet-char="•" text:style-name="List11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Arial"/>
      </text:list-level-style-bullet>
      <text:list-level-style-bullet text:bullet-char="•" text:style-name="List11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Arial"/>
      </text:list-level-style-bullet>
      <text:list-level-style-bullet text:bullet-char="•" text:style-name="List11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Arial"/>
      </text:list-level-style-bullet>
      <text:list-level-style-bullet text:bullet-char="•" text:style-name="List11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Arial"/>
      </text:list-level-style-bullet>
      <text:list-level-style-bullet text:bullet-char="•" text:style-name="List11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Arial"/>
      </text:list-level-style-bullet>
    </text:list-style>
    <style:style style:name="List118Level0" style:family="text">
      <style:text-properties style:font-name="Symbol"/>
    </style:style>
    <text:list-style style:name="LS118">
      <text:list-level-style-bullet text:bullet-char="" text:style-name="List118Level0" text:level="1">
        <style:list-level-properties text:space-before="4.604cm" text:min-label-width="0.635cm" fo:text-align="start" text:list-level-position-and-space-mode="label-alignment">
          <style:list-level-label-alignment text:label-followed-by="listtab" fo:margin-left="5.239cm" fo:text-indent="-0.635cm"/>
        </style:list-level-properties>
        <style:text-properties style:font-name="Symbol"/>
      </text:list-level-style-bullet>
      <text:list-level-style-number style:num-format="a" text:style-name="List118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18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18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18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18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18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18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18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19Level0" style:family="text">
      <style:text-properties style:font-name="Symbol"/>
    </style:style>
    <text:list-style style:name="LS119">
      <text:list-level-style-bullet text:bullet-char="" text:style-name="List119Level0" text:level="1">
        <style:list-level-properties text:space-before="4.604cm" text:min-label-width="0.635cm" fo:text-align="start" text:list-level-position-and-space-mode="label-alignment">
          <style:list-level-label-alignment text:label-followed-by="listtab" fo:margin-left="5.239cm" fo:text-indent="-0.635cm"/>
        </style:list-level-properties>
        <style:text-properties style:font-name="Symbol"/>
      </text:list-level-style-bullet>
      <text:list-level-style-number style:num-format="a" text:style-name="List119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19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19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19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19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19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19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19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20Level0" style:family="text">
      <style:text-properties style:font-name="Symbol"/>
    </style:style>
    <style:style style:name="List120Level1" style:family="text">
      <style:text-properties style:font-name="Courier New" style:font-name-complex="Courier New"/>
    </style:style>
    <style:style style:name="List120Level2" style:family="text">
      <style:text-properties style:font-name="Wingdings"/>
    </style:style>
    <style:style style:name="List120Level3" style:family="text">
      <style:text-properties style:font-name="Symbol"/>
    </style:style>
    <style:style style:name="List120Level4" style:family="text">
      <style:text-properties style:font-name="Courier New" style:font-name-complex="Courier New"/>
    </style:style>
    <style:style style:name="List120Level5" style:family="text">
      <style:text-properties style:font-name="Wingdings"/>
    </style:style>
    <style:style style:name="List120Level6" style:family="text">
      <style:text-properties style:font-name="Symbol"/>
    </style:style>
    <style:style style:name="List120Level7" style:family="text">
      <style:text-properties style:font-name="Courier New" style:font-name-complex="Courier New"/>
    </style:style>
    <style:style style:name="List120Level8" style:family="text">
      <style:text-properties style:font-name="Wingdings"/>
    </style:style>
    <text:list-style style:name="LS120">
      <text:list-level-style-bullet text:bullet-char="" text:style-name="List120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2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2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2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2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2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21Level0" style:family="text">
      <style:text-properties style:font-name="Symbol"/>
    </style:style>
    <style:style style:name="List121Level1" style:family="text">
      <style:text-properties style:font-name="Courier New" style:font-name-complex="Courier New"/>
    </style:style>
    <style:style style:name="List121Level2" style:family="text">
      <style:text-properties style:font-name="Wingdings"/>
    </style:style>
    <style:style style:name="List121Level3" style:family="text">
      <style:text-properties style:font-name="Symbol"/>
    </style:style>
    <style:style style:name="List121Level4" style:family="text">
      <style:text-properties style:font-name="Courier New" style:font-name-complex="Courier New"/>
    </style:style>
    <style:style style:name="List121Level5" style:family="text">
      <style:text-properties style:font-name="Wingdings"/>
    </style:style>
    <style:style style:name="List121Level6" style:family="text">
      <style:text-properties style:font-name="Symbol"/>
    </style:style>
    <style:style style:name="List121Level7" style:family="text">
      <style:text-properties style:font-name="Courier New" style:font-name-complex="Courier New"/>
    </style:style>
    <style:style style:name="List121Level8" style:family="text">
      <style:text-properties style:font-name="Wingdings"/>
    </style:style>
    <text:list-style style:name="LS121">
      <text:list-level-style-bullet text:bullet-char="" text:style-name="List12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2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2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2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2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2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22Level0" style:family="text">
      <style:text-properties fo:font-weight="normal" style:font-weight-asian="normal"/>
    </style:style>
    <text:list-style style:name="LS122">
      <text:list-level-style-number style:num-format="1" text:style-name="List122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weight="normal" style:font-weight-asian="normal"/>
      </text:list-level-style-number>
      <text:list-level-style-number style:num-format="a" text:style-name="List12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2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2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2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2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2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2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2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23Level0" style:family="text">
      <style:text-properties fo:font-weight="normal" style:font-weight-asian="normal"/>
    </style:style>
    <text:list-style style:name="LS123">
      <text:list-level-style-number style:num-format="1" text:style-name="List123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fo:font-weight="normal" style:font-weight-asian="normal"/>
      </text:list-level-style-number>
      <text:list-level-style-number style:num-format="a" text:style-name="List12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2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2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2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2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2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2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2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style:style style:name="List124Level0" style:family="text">
      <style:text-properties style:font-name="Arial" style:font-name-asian="Calibri" style:font-name-complex="Arial"/>
    </style:style>
    <style:style style:name="List124Level1" style:family="text">
      <style:text-properties style:font-name="Courier New" style:font-name-complex="Courier New"/>
    </style:style>
    <style:style style:name="List124Level2" style:family="text">
      <style:text-properties style:font-name="Wingdings"/>
    </style:style>
    <style:style style:name="List124Level3" style:family="text">
      <style:text-properties style:font-name="Symbol"/>
    </style:style>
    <style:style style:name="List124Level4" style:family="text">
      <style:text-properties style:font-name="Courier New" style:font-name-complex="Courier New"/>
    </style:style>
    <style:style style:name="List124Level5" style:family="text">
      <style:text-properties style:font-name="Wingdings"/>
    </style:style>
    <style:style style:name="List124Level6" style:family="text">
      <style:text-properties style:font-name="Symbol"/>
    </style:style>
    <style:style style:name="List124Level7" style:family="text">
      <style:text-properties style:font-name="Courier New" style:font-name-complex="Courier New"/>
    </style:style>
    <style:style style:name="List124Level8" style:family="text">
      <style:text-properties style:font-name="Wingdings"/>
    </style:style>
    <text:list-style style:name="LS124">
      <text:list-level-style-bullet text:bullet-char="-" text:style-name="List12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Arial" style:font-name-asian="Calibri" style:font-name-complex="Arial"/>
      </text:list-level-style-bullet>
      <text:list-level-style-bullet text:bullet-char="o" text:style-name="List12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2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2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2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2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num-format="i" fo:padding-top="0.386cm" fo:border-top="#000000 0.018cm solid" fo:margin-top="0.847cm" fo:padding-bottom="0.386cm" fo:border-bottom="#000000 0.018cm solid" fo:margin-bottom="0.847cm" fo:padding-left="0.637cm" fo:border-left="#000000 0.018cm solid" fo:margin-left="0.847cm" fo:padding-right="0.637cm" fo:border-right="#000000 0.018cm solid" fo:margin-right="0.847cm"/>
      <style:header-style>
        <style:header-footer-properties fo:min-height="0.018cm" style:dynamic-spacing="true"/>
      </style:header-style>
      <style:footer-style>
        <style:header-footer-properties fo:min-height="0.75cm" style:dynamic-spacing="true"/>
      </style:footer-style>
    </style:page-layout>
    <style:style style:name="P1" style:family="paragraph" style:parent-style-name="Header" style:master-page-name="MasterPage2"/>
    <style:style style:name="FR1" style:family="graphic" style:parent-style-name="Header">
      <style:graphic-properties draw:stroke="none" svg:stroke-width="0.018cm" draw:fill="none" draw:opacity="0%" style:background-transparency="100%" fo:border-top="none" fo:border-bottom="none" fo:padding-left="0.706cm" fo:border-left="none" fo:margin-left="0.318cm" fo:border-right="none" fo:margin-right="0.318cm" style:horizontal-pos="from-left" style:horizontal-rel="page" style:vertical-pos="from-top" style:vertical-rel="page" style:flow-with-text="false" style:wrap="run-through" style:run-through="foreground" fo:wrap-option="wrap" draw:auto-grow-height="false" draw:auto-grow-width="false"/>
    </style:style>
    <style:style style:name="P2" style:family="paragraph" style:parent-style-name="Normal"/>
    <style:style style:name="T2_1" style:family="text">
      <style:text-properties fo:color="#000000" style:font-name="Calibri" fo:font-size="10pt" style:font-size-asian="10pt" style:font-name-complex="Calibri"/>
    </style:style>
    <style:style style:name="P3" style:family="paragraph" style:parent-style-name="Footer">
      <style:paragraph-properties fo:text-align="center"/>
      <style:text-properties fo:font-size="10pt" style:font-size-asian="10pt" style:font-size-complex="10pt"/>
    </style:style>
    <style:style style:name="P4" style:family="paragraph" style:parent-style-name="Footer">
      <style:paragraph-properties fo:text-align="center"/>
    </style:style>
    <style:style style:name="T4_1" style:family="text">
      <style:text-properties fo:font-size="10pt" style:font-size-asian="10pt" style:font-size-complex="10pt"/>
    </style:style>
    <style:style style:name="P5" style:family="paragraph" style:parent-style-name="Footer"/>
  </office:automatic-styles>
  <office:master-styles>
    <style:master-page style:name="Standard" style:page-layout-name="pm1">
      <style:header>
        <text:p text:style-name="P1"><draw:frame svg:x="0cm" svg:y="0.529cm" svg:width="21.001cm" svg:height="0.758cm" draw:style-name="FR1" text:anchor-type="page" draw:z-index="0"><draw:text-box><text:p text:style-name="P2"><text:span text:style-name="T2_1">OFFICIAL</text:span></text:p></draw:text-box><svg:desc>{"HashCode":-1291824593,"Height":841.0,"Width":595.0,"Placement":"Header","Index":"Primary","Section":1,"Top":0.0,"Left":0.0}</svg:desc></draw:frame></text:p>
      </style:header>
      <style:footer>
        <text:p text:style-name="P3"/>
        <text:p text:style-name="P4"><text:span text:style-name="T4_1"><text:page-number text:select-page="current"/></text:span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0.3</meta:generator>
    <dc:title/>
    <meta:initial-creator/>
    <dc:creator/>
    <meta:editing-cycles>0</meta:editing-cycles>
    <meta:document-statistic meta:page-count="21" meta:paragraph-count="153" meta:row-count="544" meta:word-count="11465" meta:character-count="76668" meta:non-whitespace-character-count="65356"/>
  </office:meta>
</office:document-meta>
</file>